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NODEJS-128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467.347" calcext:value-type="float">
            <text:p>467,347</text:p>
          </table:table-cell>
          <table:table-cell office:value-type="float" office:value="180.328887" calcext:value-type="float">
            <text:p>180,328887</text:p>
          </table:table-cell>
          <table:table-cell/>
          <table:table-cell office:value-type="float" office:value="817.812" calcext:value-type="float">
            <text:p>817,812</text:p>
          </table:table-cell>
          <table:table-cell office:value-type="float" office:value="540.045674" calcext:value-type="float">
            <text:p>540,045674</text:p>
          </table:table-cell>
          <table:table-cell/>
          <table:table-cell office:value-type="float" office:value="2196.035" calcext:value-type="float">
            <text:p>2196,035</text:p>
          </table:table-cell>
          <table:table-cell office:value-type="float" office:value="960.580631" calcext:value-type="float">
            <text:p>960,580631</text:p>
          </table:table-cell>
          <table:table-cell table:number-columns-repeated="5"/>
          <table:table-cell table:formula="of:=['NODEJS-128MB'.N7]-['NODEJS-128MB'.$L7]" office:value-type="float" office:value="-0.228489113636364" calcext:value-type="float">
            <text:p>-0,2284891136</text:p>
          </table:table-cell>
          <table:table-cell table:formula="of:=['NODEJS-128MB'.O7]-['NODEJS-128MB'.$L7]" office:value-type="float" office:value="177.604914886364" calcext:value-type="float">
            <text:p>177,6049148864</text:p>
          </table:table-cell>
        </table:table-row>
        <table:table-row table:style-name="ro1">
          <table:table-cell office:value-type="float" office:value="99.515" calcext:value-type="float">
            <text:p>99,515</text:p>
          </table:table-cell>
          <table:table-cell office:value-type="float" office:value="51.138346" calcext:value-type="float">
            <text:p>51,138346</text:p>
          </table:table-cell>
          <table:table-cell/>
          <table:table-cell office:value-type="float" office:value="518.786" calcext:value-type="float">
            <text:p>518,786</text:p>
          </table:table-cell>
          <table:table-cell office:value-type="float" office:value="475.673297" calcext:value-type="float">
            <text:p>475,673297</text:p>
          </table:table-cell>
          <table:table-cell/>
          <table:table-cell office:value-type="float" office:value="2002.882" calcext:value-type="float">
            <text:p>2002,882</text:p>
          </table:table-cell>
          <table:table-cell office:value-type="float" office:value="958.056123" calcext:value-type="float">
            <text:p>958,056123</text:p>
          </table:table-cell>
          <table:table-cell/>
          <table:table-cell office:value-type="string" calcext:value-type="string">
            <text:p>numElem</text:p>
          </table:table-cell>
          <table:table-cell office:value-type="string" calcext:value-type="string">
            <text:p>numerosa varianza</text:p>
          </table:table-cell>
          <table:table-cell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88.079" calcext:value-type="float">
            <text:p>88,079</text:p>
          </table:table-cell>
          <table:table-cell office:value-type="float" office:value="40.78046" calcext:value-type="float">
            <text:p>40,78046</text:p>
          </table:table-cell>
          <table:table-cell/>
          <table:table-cell office:value-type="float" office:value="557.458" calcext:value-type="float">
            <text:p>557,458</text:p>
          </table:table-cell>
          <table:table-cell office:value-type="float" office:value="419.863899" calcext:value-type="float">
            <text:p>419,863899</text:p>
          </table:table-cell>
          <table:table-cell/>
          <table:table-cell office:value-type="float" office:value="1997.47" calcext:value-type="float">
            <text:p>1997,47</text:p>
          </table:table-cell>
          <table:table-cell office:value-type="float" office:value="951.288485" calcext:value-type="float">
            <text:p>951,288485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VERAGE(['NODEJS-128MB'.$B$73:.$B$204])" office:value-type="float" office:value="2.72397211363636" calcext:value-type="float">
            <text:p>2,7239721136</text:p>
          </table:table-cell>
          <table:table-cell table:formula="of:=STDEV(['NODEJS-128MB'.$B$73:.$B$204])" office:value-type="float" office:value="0.904197171281725" calcext:value-type="float">
            <text:p>0,9041971713</text:p>
          </table:table-cell>
          <table:table-cell table:formula="of:=MIN(['NODEJS-128MB'.$B$5:.$B$104])" office:value-type="float" office:value="2.495483" calcext:value-type="float">
            <text:p>2,495483</text:p>
          </table:table-cell>
          <table:table-cell table:formula="of:=MAX(['NODEJS-128MB'.$B$5:.$B$104])" office:value-type="float" office:value="180.328887" calcext:value-type="float">
            <text:p>180,328887</text:p>
          </table:table-cell>
        </table:table-row>
        <table:table-row table:style-name="ro1">
          <table:table-cell office:value-type="float" office:value="97.382" calcext:value-type="float">
            <text:p>97,382</text:p>
          </table:table-cell>
          <table:table-cell office:value-type="float" office:value="39.920142" calcext:value-type="float">
            <text:p>39,920142</text:p>
          </table:table-cell>
          <table:table-cell/>
          <table:table-cell office:value-type="float" office:value="524.517" calcext:value-type="float">
            <text:p>524,517</text:p>
          </table:table-cell>
          <table:table-cell office:value-type="float" office:value="400.424309" calcext:value-type="float">
            <text:p>400,424309</text:p>
          </table:table-cell>
          <table:table-cell/>
          <table:table-cell office:value-type="float" office:value="1978.452" calcext:value-type="float">
            <text:p>1978,452</text:p>
          </table:table-cell>
          <table:table-cell office:value-type="float" office:value="933.28004" calcext:value-type="float">
            <text:p>933,2800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00" calcext:value-type="float">
            <text:p>1000</text:p>
          </table:table-cell>
          <table:table-cell table:formula="of:=AVERAGE(['NODEJS-128MB'.$E$9:.$E$204])" office:value-type="float" office:value="331.069080433673" calcext:value-type="float">
            <text:p>331,0690804337</text:p>
          </table:table-cell>
          <table:table-cell table:formula="of:=STDEV(['NODEJS-128MB'.$E$9:.$E$204])" office:value-type="float" office:value="22.879008088959" calcext:value-type="float">
            <text:p>22,879008089</text:p>
          </table:table-cell>
          <table:table-cell table:formula="of:=MIN(['NODEJS-128MB'.$E$9:.$E$104])" office:value-type="float" office:value="332.583676" calcext:value-type="float">
            <text:p>332,583676</text:p>
          </table:table-cell>
          <table:table-cell table:formula="of:=MAX(['NODEJS-128MB'.$E$9:.$E$104])" office:value-type="float" office:value="399.964665" calcext:value-type="float">
            <text:p>399,964665</text:p>
          </table:table-cell>
        </table:table-row>
        <table:table-row table:style-name="ro1">
          <table:table-cell office:value-type="float" office:value="84.999" calcext:value-type="float">
            <text:p>84,999</text:p>
          </table:table-cell>
          <table:table-cell office:value-type="float" office:value="36.655396" calcext:value-type="float">
            <text:p>36,655396</text:p>
          </table:table-cell>
          <table:table-cell/>
          <table:table-cell office:value-type="float" office:value="536.545" calcext:value-type="float">
            <text:p>536,545</text:p>
          </table:table-cell>
          <table:table-cell office:value-type="float" office:value="399.964665" calcext:value-type="float">
            <text:p>399,964665</text:p>
          </table:table-cell>
          <table:table-cell/>
          <table:table-cell office:value-type="float" office:value="1939.857" calcext:value-type="float">
            <text:p>1939,857</text:p>
          </table:table-cell>
          <table:table-cell office:value-type="float" office:value="894.269678" calcext:value-type="float">
            <text:p>894,2696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AVERAGE(['NODEJS-128MB'.$H$5:.$H$210])" office:value-type="float" office:value="778.79290868" calcext:value-type="float">
            <text:p>778,79290868</text:p>
          </table:table-cell>
          <table:table-cell table:formula="of:=STDEV(['NODEJS-128MB'.$H$5:.$H$210])" office:value-type="float" office:value="44.7760754805983" calcext:value-type="float">
            <text:p>44,7760754806</text:p>
          </table:table-cell>
          <table:table-cell table:formula="of:=MIN(['NODEJS-128MB'.$H$6:.$H$81])" office:value-type="float" office:value="790.260111" calcext:value-type="float">
            <text:p>790,260111</text:p>
          </table:table-cell>
          <table:table-cell table:formula="of:=MAX(['NODEJS-128MB'.$H$6:.$H$79])" office:value-type="float" office:value="958.056123" calcext:value-type="float">
            <text:p>958,056123</text:p>
          </table:table-cell>
        </table:table-row>
        <table:table-row table:style-name="ro1">
          <table:table-cell office:value-type="float" office:value="100.151" calcext:value-type="float">
            <text:p>100,151</text:p>
          </table:table-cell>
          <table:table-cell office:value-type="float" office:value="34.656288" calcext:value-type="float">
            <text:p>34,656288</text:p>
          </table:table-cell>
          <table:table-cell/>
          <table:table-cell office:value-type="float" office:value="534.463" calcext:value-type="float">
            <text:p>534,463</text:p>
          </table:table-cell>
          <table:table-cell office:value-type="float" office:value="383.576486" calcext:value-type="float">
            <text:p>383,576486</text:p>
          </table:table-cell>
          <table:table-cell/>
          <table:table-cell office:value-type="float" office:value="1943.311" calcext:value-type="float">
            <text:p>1943,311</text:p>
          </table:table-cell>
          <table:table-cell office:value-type="float" office:value="883.351024" calcext:value-type="float">
            <text:p>883,351024</text:p>
          </table:table-cell>
          <table:table-cell table:number-columns-repeated="7"/>
        </table:table-row>
        <table:table-row table:style-name="ro1">
          <table:table-cell office:value-type="float" office:value="80.808" calcext:value-type="float">
            <text:p>80,808</text:p>
          </table:table-cell>
          <table:table-cell office:value-type="float" office:value="34.593791" calcext:value-type="float">
            <text:p>34,593791</text:p>
          </table:table-cell>
          <table:table-cell/>
          <table:table-cell office:value-type="float" office:value="439.655" calcext:value-type="float">
            <text:p>439,655</text:p>
          </table:table-cell>
          <table:table-cell office:value-type="float" office:value="383.346459" calcext:value-type="float">
            <text:p>383,346459</text:p>
          </table:table-cell>
          <table:table-cell/>
          <table:table-cell office:value-type="float" office:value="1944.096" calcext:value-type="float">
            <text:p>1944,096</text:p>
          </table:table-cell>
          <table:table-cell office:value-type="float" office:value="876.874772" calcext:value-type="float">
            <text:p>876,874772</text:p>
          </table:table-cell>
          <table:table-cell table:number-columns-repeated="7"/>
        </table:table-row>
        <table:table-row table:style-name="ro1">
          <table:table-cell office:value-type="float" office:value="80.094" calcext:value-type="float">
            <text:p>80,094</text:p>
          </table:table-cell>
          <table:table-cell office:value-type="float" office:value="34.454644" calcext:value-type="float">
            <text:p>34,454644</text:p>
          </table:table-cell>
          <table:table-cell/>
          <table:table-cell office:value-type="float" office:value="436.249" calcext:value-type="float">
            <text:p>436,249</text:p>
          </table:table-cell>
          <table:table-cell office:value-type="float" office:value="380.504369" calcext:value-type="float">
            <text:p>380,504369</text:p>
          </table:table-cell>
          <table:table-cell/>
          <table:table-cell office:value-type="float" office:value="1921.281" calcext:value-type="float">
            <text:p>1921,281</text:p>
          </table:table-cell>
          <table:table-cell office:value-type="float" office:value="876.722752" calcext:value-type="float">
            <text:p>876,722752</text:p>
          </table:table-cell>
          <table:table-cell office:value-type="string" calcext:value-type="string">
            <text:p>←</text:p>
          </table:table-cell>
          <table:table-cell table:number-columns-repeated="6"/>
        </table:table-row>
        <table:table-row table:style-name="ro1">
          <table:table-cell office:value-type="float" office:value="82.788" calcext:value-type="float">
            <text:p>82,788</text:p>
          </table:table-cell>
          <table:table-cell office:value-type="float" office:value="32.001553" calcext:value-type="float">
            <text:p>32,001553</text:p>
          </table:table-cell>
          <table:table-cell/>
          <table:table-cell office:value-type="float" office:value="436.038" calcext:value-type="float">
            <text:p>436,038</text:p>
          </table:table-cell>
          <table:table-cell office:value-type="float" office:value="380.322025" calcext:value-type="float">
            <text:p>380,322025</text:p>
          </table:table-cell>
          <table:table-cell/>
          <table:table-cell office:value-type="float" office:value="1919.335" calcext:value-type="float">
            <text:p>1919,335</text:p>
          </table:table-cell>
          <table:table-cell office:value-type="float" office:value="874.180914" calcext:value-type="float">
            <text:p>874,180914</text:p>
          </table:table-cell>
          <table:table-cell table:number-columns-repeated="7"/>
        </table:table-row>
        <table:table-row table:style-name="ro1">
          <table:table-cell office:value-type="float" office:value="80.105" calcext:value-type="float">
            <text:p>80,105</text:p>
          </table:table-cell>
          <table:table-cell office:value-type="float" office:value="31.412123" calcext:value-type="float">
            <text:p>31,412123</text:p>
          </table:table-cell>
          <table:table-cell/>
          <table:table-cell office:value-type="float" office:value="456.509" calcext:value-type="float">
            <text:p>456,509</text:p>
          </table:table-cell>
          <table:table-cell office:value-type="float" office:value="380.120768" calcext:value-type="float">
            <text:p>380,120768</text:p>
          </table:table-cell>
          <table:table-cell/>
          <table:table-cell office:value-type="float" office:value="1920.674" calcext:value-type="float">
            <text:p>1920,674</text:p>
          </table:table-cell>
          <table:table-cell office:value-type="float" office:value="861.406287" calcext:value-type="float">
            <text:p>861,406287</text:p>
          </table:table-cell>
          <table:table-cell table:number-columns-repeated="7"/>
        </table:table-row>
        <table:table-row table:style-name="ro1">
          <table:table-cell office:value-type="float" office:value="75.963" calcext:value-type="float">
            <text:p>75,963</text:p>
          </table:table-cell>
          <table:table-cell office:value-type="float" office:value="27.843212" calcext:value-type="float">
            <text:p>27,843212</text:p>
          </table:table-cell>
          <table:table-cell/>
          <table:table-cell office:value-type="float" office:value="423.773" calcext:value-type="float">
            <text:p>423,773</text:p>
          </table:table-cell>
          <table:table-cell office:value-type="float" office:value="377.164905" calcext:value-type="float">
            <text:p>377,164905</text:p>
          </table:table-cell>
          <table:table-cell/>
          <table:table-cell office:value-type="float" office:value="1901.447" calcext:value-type="float">
            <text:p>1901,447</text:p>
          </table:table-cell>
          <table:table-cell office:value-type="float" office:value="857.505074" calcext:value-type="float">
            <text:p>857,505074</text:p>
          </table:table-cell>
          <table:table-cell table:number-columns-repeated="7"/>
        </table:table-row>
        <table:table-row table:style-name="ro1">
          <table:table-cell office:value-type="float" office:value="75.996" calcext:value-type="float">
            <text:p>75,996</text:p>
          </table:table-cell>
          <table:table-cell office:value-type="float" office:value="26.954581" calcext:value-type="float">
            <text:p>26,954581</text:p>
          </table:table-cell>
          <table:table-cell/>
          <table:table-cell office:value-type="float" office:value="419.073" calcext:value-type="float">
            <text:p>419,073</text:p>
          </table:table-cell>
          <table:table-cell office:value-type="float" office:value="373.659423" calcext:value-type="float">
            <text:p>373,659423</text:p>
          </table:table-cell>
          <table:table-cell/>
          <table:table-cell office:value-type="float" office:value="1899.652" calcext:value-type="float">
            <text:p>1899,652</text:p>
          </table:table-cell>
          <table:table-cell office:value-type="float" office:value="855.36595" calcext:value-type="float">
            <text:p>855,36595</text:p>
          </table:table-cell>
          <table:table-cell table:number-columns-repeated="7"/>
        </table:table-row>
        <table:table-row table:style-name="ro1">
          <table:table-cell office:value-type="float" office:value="78.437" calcext:value-type="float">
            <text:p>78,437</text:p>
          </table:table-cell>
          <table:table-cell office:value-type="float" office:value="23.796391" calcext:value-type="float">
            <text:p>23,796391</text:p>
          </table:table-cell>
          <table:table-cell/>
          <table:table-cell office:value-type="float" office:value="417.305" calcext:value-type="float">
            <text:p>417,305</text:p>
          </table:table-cell>
          <table:table-cell office:value-type="float" office:value="372.365226" calcext:value-type="float">
            <text:p>372,365226</text:p>
          </table:table-cell>
          <table:table-cell/>
          <table:table-cell office:value-type="float" office:value="1900.959" calcext:value-type="float">
            <text:p>1900,959</text:p>
          </table:table-cell>
          <table:table-cell office:value-type="float" office:value="855.004927" calcext:value-type="float">
            <text:p>855,004927</text:p>
          </table:table-cell>
          <table:table-cell table:number-columns-repeated="7"/>
        </table:table-row>
        <table:table-row table:style-name="ro1">
          <table:table-cell office:value-type="float" office:value="78.03" calcext:value-type="float">
            <text:p>78,03</text:p>
          </table:table-cell>
          <table:table-cell office:value-type="float" office:value="22.847748" calcext:value-type="float">
            <text:p>22,847748</text:p>
          </table:table-cell>
          <table:table-cell/>
          <table:table-cell office:value-type="float" office:value="417.358" calcext:value-type="float">
            <text:p>417,358</text:p>
          </table:table-cell>
          <table:table-cell office:value-type="float" office:value="372.356366" calcext:value-type="float">
            <text:p>372,356366</text:p>
          </table:table-cell>
          <table:table-cell/>
          <table:table-cell office:value-type="float" office:value="1900.713" calcext:value-type="float">
            <text:p>1900,713</text:p>
          </table:table-cell>
          <table:table-cell office:value-type="float" office:value="854.650054" calcext:value-type="float">
            <text:p>854,650054</text:p>
          </table:table-cell>
          <table:table-cell table:number-columns-repeated="7"/>
        </table:table-row>
        <table:table-row table:style-name="ro1">
          <table:table-cell office:value-type="float" office:value="70.261" calcext:value-type="float">
            <text:p>70,261</text:p>
          </table:table-cell>
          <table:table-cell office:value-type="float" office:value="22.571109" calcext:value-type="float">
            <text:p>22,571109</text:p>
          </table:table-cell>
          <table:table-cell/>
          <table:table-cell office:value-type="float" office:value="417.855" calcext:value-type="float">
            <text:p>417,855</text:p>
          </table:table-cell>
          <table:table-cell office:value-type="float" office:value="370.665174" calcext:value-type="float">
            <text:p>370,665174</text:p>
          </table:table-cell>
          <table:table-cell/>
          <table:table-cell office:value-type="float" office:value="1883.248" calcext:value-type="float">
            <text:p>1883,248</text:p>
          </table:table-cell>
          <table:table-cell office:value-type="float" office:value="837.322252" calcext:value-type="float">
            <text:p>837,322252</text:p>
          </table:table-cell>
          <table:table-cell table:number-columns-repeated="7"/>
        </table:table-row>
        <table:table-row table:style-name="ro1">
          <table:table-cell office:value-type="float" office:value="69.692" calcext:value-type="float">
            <text:p>69,692</text:p>
          </table:table-cell>
          <table:table-cell office:value-type="float" office:value="22.529567" calcext:value-type="float">
            <text:p>22,529567</text:p>
          </table:table-cell>
          <table:table-cell/>
          <table:table-cell office:value-type="float" office:value="417.639" calcext:value-type="float">
            <text:p>417,639</text:p>
          </table:table-cell>
          <table:table-cell office:value-type="float" office:value="370.613115" calcext:value-type="float">
            <text:p>370,613115</text:p>
          </table:table-cell>
          <table:table-cell/>
          <table:table-cell office:value-type="float" office:value="1880.067" calcext:value-type="float">
            <text:p>1880,067</text:p>
          </table:table-cell>
          <table:table-cell office:value-type="float" office:value="834.058258" calcext:value-type="float">
            <text:p>834,058258</text:p>
          </table:table-cell>
          <table:table-cell table:number-columns-repeated="7"/>
        </table:table-row>
        <table:table-row table:style-name="ro1">
          <table:table-cell office:value-type="float" office:value="69.242" calcext:value-type="float">
            <text:p>69,242</text:p>
          </table:table-cell>
          <table:table-cell office:value-type="float" office:value="22.516991" calcext:value-type="float">
            <text:p>22,516991</text:p>
          </table:table-cell>
          <table:table-cell/>
          <table:table-cell office:value-type="float" office:value="416.781" calcext:value-type="float">
            <text:p>416,781</text:p>
          </table:table-cell>
          <table:table-cell office:value-type="float" office:value="360.960249" calcext:value-type="float">
            <text:p>360,960249</text:p>
          </table:table-cell>
          <table:table-cell/>
          <table:table-cell office:value-type="float" office:value="1879.235" calcext:value-type="float">
            <text:p>1879,235</text:p>
          </table:table-cell>
          <table:table-cell office:value-type="float" office:value="833.253712" calcext:value-type="float">
            <text:p>833,253712</text:p>
          </table:table-cell>
          <table:table-cell table:number-columns-repeated="7"/>
        </table:table-row>
        <table:table-row table:style-name="ro1">
          <table:table-cell office:value-type="float" office:value="69.275" calcext:value-type="float">
            <text:p>69,275</text:p>
          </table:table-cell>
          <table:table-cell office:value-type="float" office:value="22.201415" calcext:value-type="float">
            <text:p>22,201415</text:p>
          </table:table-cell>
          <table:table-cell/>
          <table:table-cell office:value-type="float" office:value="410.609" calcext:value-type="float">
            <text:p>410,609</text:p>
          </table:table-cell>
          <table:table-cell office:value-type="float" office:value="360.7114" calcext:value-type="float">
            <text:p>360,7114</text:p>
          </table:table-cell>
          <table:table-cell/>
          <table:table-cell office:value-type="float" office:value="1876.898" calcext:value-type="float">
            <text:p>1876,898</text:p>
          </table:table-cell>
          <table:table-cell office:value-type="float" office:value="832.596527" calcext:value-type="float">
            <text:p>832,596527</text:p>
          </table:table-cell>
          <table:table-cell table:number-columns-repeated="7"/>
        </table:table-row>
        <table:table-row table:style-name="ro1">
          <table:table-cell office:value-type="float" office:value="68.889" calcext:value-type="float">
            <text:p>68,889</text:p>
          </table:table-cell>
          <table:table-cell office:value-type="float" office:value="21.401396" calcext:value-type="float">
            <text:p>21,401396</text:p>
          </table:table-cell>
          <table:table-cell/>
          <table:table-cell office:value-type="float" office:value="418.432" calcext:value-type="float">
            <text:p>418,432</text:p>
          </table:table-cell>
          <table:table-cell office:value-type="float" office:value="360.565232" calcext:value-type="float">
            <text:p>360,565232</text:p>
          </table:table-cell>
          <table:table-cell/>
          <table:table-cell office:value-type="float" office:value="1876.593" calcext:value-type="float">
            <text:p>1876,593</text:p>
          </table:table-cell>
          <table:table-cell office:value-type="float" office:value="832.28821" calcext:value-type="float">
            <text:p>832,28821</text:p>
          </table:table-cell>
          <table:table-cell table:number-columns-repeated="7"/>
        </table:table-row>
        <table:table-row table:style-name="ro1">
          <table:table-cell office:value-type="float" office:value="76.381" calcext:value-type="float">
            <text:p>76,381</text:p>
          </table:table-cell>
          <table:table-cell office:value-type="float" office:value="20.75759" calcext:value-type="float">
            <text:p>20,75759</text:p>
          </table:table-cell>
          <table:table-cell/>
          <table:table-cell office:value-type="float" office:value="418.374" calcext:value-type="float">
            <text:p>418,374</text:p>
          </table:table-cell>
          <table:table-cell office:value-type="float" office:value="360.467721" calcext:value-type="float">
            <text:p>360,467721</text:p>
          </table:table-cell>
          <table:table-cell/>
          <table:table-cell office:value-type="float" office:value="1877.89" calcext:value-type="float">
            <text:p>1877,89</text:p>
          </table:table-cell>
          <table:table-cell office:value-type="float" office:value="829.432583" calcext:value-type="float">
            <text:p>829,432583</text:p>
          </table:table-cell>
          <table:table-cell table:number-columns-repeated="7"/>
        </table:table-row>
        <table:table-row table:style-name="ro1">
          <table:table-cell office:value-type="float" office:value="69.297" calcext:value-type="float">
            <text:p>69,297</text:p>
          </table:table-cell>
          <table:table-cell office:value-type="float" office:value="20.498832" calcext:value-type="float">
            <text:p>20,498832</text:p>
          </table:table-cell>
          <table:table-cell/>
          <table:table-cell office:value-type="float" office:value="422.488" calcext:value-type="float">
            <text:p>422,488</text:p>
          </table:table-cell>
          <table:table-cell office:value-type="float" office:value="360.431385" calcext:value-type="float">
            <text:p>360,431385</text:p>
          </table:table-cell>
          <table:table-cell/>
          <table:table-cell office:value-type="float" office:value="1878.864" calcext:value-type="float">
            <text:p>1878,864</text:p>
          </table:table-cell>
          <table:table-cell office:value-type="float" office:value="829.361139" calcext:value-type="float">
            <text:p>829,361139</text:p>
          </table:table-cell>
          <table:table-cell table:number-columns-repeated="7"/>
        </table:table-row>
        <table:table-row table:style-name="ro1">
          <table:table-cell office:value-type="float" office:value="79.322" calcext:value-type="float">
            <text:p>79,322</text:p>
          </table:table-cell>
          <table:table-cell office:value-type="float" office:value="20.030184" calcext:value-type="float">
            <text:p>20,030184</text:p>
          </table:table-cell>
          <table:table-cell/>
          <table:table-cell office:value-type="float" office:value="416.923" calcext:value-type="float">
            <text:p>416,923</text:p>
          </table:table-cell>
          <table:table-cell office:value-type="float" office:value="360.414658" calcext:value-type="float">
            <text:p>360,414658</text:p>
          </table:table-cell>
          <table:table-cell/>
          <table:table-cell office:value-type="float" office:value="1881.074" calcext:value-type="float">
            <text:p>1881,074</text:p>
          </table:table-cell>
          <table:table-cell office:value-type="float" office:value="821.547248" calcext:value-type="float">
            <text:p>821,547248</text:p>
          </table:table-cell>
          <table:table-cell table:number-columns-repeated="7"/>
        </table:table-row>
        <table:table-row table:style-name="ro1">
          <table:table-cell office:value-type="float" office:value="68.787" calcext:value-type="float">
            <text:p>68,787</text:p>
          </table:table-cell>
          <table:table-cell office:value-type="float" office:value="19.242481" calcext:value-type="float">
            <text:p>19,242481</text:p>
          </table:table-cell>
          <table:table-cell/>
          <table:table-cell office:value-type="float" office:value="413.845" calcext:value-type="float">
            <text:p>413,845</text:p>
          </table:table-cell>
          <table:table-cell office:value-type="float" office:value="360.181003" calcext:value-type="float">
            <text:p>360,181003</text:p>
          </table:table-cell>
          <table:table-cell/>
          <table:table-cell office:value-type="float" office:value="1876.819" calcext:value-type="float">
            <text:p>1876,819</text:p>
          </table:table-cell>
          <table:table-cell office:value-type="float" office:value="815.765536" calcext:value-type="float">
            <text:p>815,765536</text:p>
          </table:table-cell>
          <table:table-cell table:number-columns-repeated="7"/>
        </table:table-row>
        <table:table-row table:style-name="ro1">
          <table:table-cell office:value-type="float" office:value="65.2" calcext:value-type="float">
            <text:p>65,2</text:p>
          </table:table-cell>
          <table:table-cell office:value-type="float" office:value="18.5734" calcext:value-type="float">
            <text:p>18,5734</text:p>
          </table:table-cell>
          <table:table-cell/>
          <table:table-cell office:value-type="float" office:value="419.594" calcext:value-type="float">
            <text:p>419,594</text:p>
          </table:table-cell>
          <table:table-cell office:value-type="float" office:value="360.179332" calcext:value-type="float">
            <text:p>360,179332</text:p>
          </table:table-cell>
          <table:table-cell/>
          <table:table-cell office:value-type="float" office:value="1861.164" calcext:value-type="float">
            <text:p>1861,164</text:p>
          </table:table-cell>
          <table:table-cell office:value-type="float" office:value="815.112653" calcext:value-type="float">
            <text:p>815,112653</text:p>
          </table:table-cell>
          <table:table-cell table:number-columns-repeated="7"/>
        </table:table-row>
        <table:table-row table:style-name="ro1">
          <table:table-cell office:value-type="float" office:value="68.281" calcext:value-type="float">
            <text:p>68,281</text:p>
          </table:table-cell>
          <table:table-cell office:value-type="float" office:value="18.510322" calcext:value-type="float">
            <text:p>18,510322</text:p>
          </table:table-cell>
          <table:table-cell/>
          <table:table-cell office:value-type="float" office:value="421.648" calcext:value-type="float">
            <text:p>421,648</text:p>
          </table:table-cell>
          <table:table-cell office:value-type="float" office:value="360.021499" calcext:value-type="float">
            <text:p>360,021499</text:p>
          </table:table-cell>
          <table:table-cell/>
          <table:table-cell office:value-type="float" office:value="1860.369" calcext:value-type="float">
            <text:p>1860,369</text:p>
          </table:table-cell>
          <table:table-cell office:value-type="float" office:value="814.935125" calcext:value-type="float">
            <text:p>814,935125</text:p>
          </table:table-cell>
          <table:table-cell table:number-columns-repeated="7"/>
        </table:table-row>
        <table:table-row table:style-name="ro1">
          <table:table-cell office:value-type="float" office:value="65.485" calcext:value-type="float">
            <text:p>65,485</text:p>
          </table:table-cell>
          <table:table-cell office:value-type="float" office:value="16.968218" calcext:value-type="float">
            <text:p>16,968218</text:p>
          </table:table-cell>
          <table:table-cell/>
          <table:table-cell office:value-type="float" office:value="416.212" calcext:value-type="float">
            <text:p>416,212</text:p>
          </table:table-cell>
          <table:table-cell office:value-type="float" office:value="359.946168" calcext:value-type="float">
            <text:p>359,946168</text:p>
          </table:table-cell>
          <table:table-cell/>
          <table:table-cell office:value-type="float" office:value="1859.234" calcext:value-type="float">
            <text:p>1859,234</text:p>
          </table:table-cell>
          <table:table-cell office:value-type="float" office:value="814.864342" calcext:value-type="float">
            <text:p>814,864342</text:p>
          </table:table-cell>
          <table:table-cell table:number-columns-repeated="7"/>
        </table:table-row>
        <table:table-row table:style-name="ro1">
          <table:table-cell office:value-type="float" office:value="61.683" calcext:value-type="float">
            <text:p>61,683</text:p>
          </table:table-cell>
          <table:table-cell office:value-type="float" office:value="15.368761" calcext:value-type="float">
            <text:p>15,368761</text:p>
          </table:table-cell>
          <table:table-cell/>
          <table:table-cell office:value-type="float" office:value="419.952" calcext:value-type="float">
            <text:p>419,952</text:p>
          </table:table-cell>
          <table:table-cell office:value-type="float" office:value="359.873057" calcext:value-type="float">
            <text:p>359,873057</text:p>
          </table:table-cell>
          <table:table-cell/>
          <table:table-cell office:value-type="float" office:value="1857.083" calcext:value-type="float">
            <text:p>1857,083</text:p>
          </table:table-cell>
          <table:table-cell office:value-type="float" office:value="814.161312" calcext:value-type="float">
            <text:p>814,161312</text:p>
          </table:table-cell>
          <table:table-cell table:number-columns-repeated="7"/>
        </table:table-row>
        <table:table-row table:style-name="ro1">
          <table:table-cell office:value-type="float" office:value="61.466" calcext:value-type="float">
            <text:p>61,466</text:p>
          </table:table-cell>
          <table:table-cell office:value-type="float" office:value="15.129606" calcext:value-type="float">
            <text:p>15,129606</text:p>
          </table:table-cell>
          <table:table-cell/>
          <table:table-cell office:value-type="float" office:value="409.716" calcext:value-type="float">
            <text:p>409,716</text:p>
          </table:table-cell>
          <table:table-cell office:value-type="float" office:value="359.753364" calcext:value-type="float">
            <text:p>359,753364</text:p>
          </table:table-cell>
          <table:table-cell/>
          <table:table-cell office:value-type="float" office:value="1859.65" calcext:value-type="float">
            <text:p>1859,65</text:p>
          </table:table-cell>
          <table:table-cell office:value-type="float" office:value="813.974226" calcext:value-type="float">
            <text:p>813,974226</text:p>
          </table:table-cell>
          <table:table-cell table:number-columns-repeated="7"/>
        </table:table-row>
        <table:table-row table:style-name="ro1">
          <table:table-cell office:value-type="float" office:value="59.564" calcext:value-type="float">
            <text:p>59,564</text:p>
          </table:table-cell>
          <table:table-cell office:value-type="float" office:value="14.968749" calcext:value-type="float">
            <text:p>14,968749</text:p>
          </table:table-cell>
          <table:table-cell/>
          <table:table-cell office:value-type="float" office:value="399.53" calcext:value-type="float">
            <text:p>399,53</text:p>
          </table:table-cell>
          <table:table-cell office:value-type="float" office:value="356.636673" calcext:value-type="float">
            <text:p>356,636673</text:p>
          </table:table-cell>
          <table:table-cell/>
          <table:table-cell office:value-type="float" office:value="1857.895" calcext:value-type="float">
            <text:p>1857,895</text:p>
          </table:table-cell>
          <table:table-cell office:value-type="float" office:value="813.309798" calcext:value-type="float">
            <text:p>813,309798</text:p>
          </table:table-cell>
          <table:table-cell table:number-columns-repeated="7"/>
        </table:table-row>
        <table:table-row table:style-name="ro1">
          <table:table-cell office:value-type="float" office:value="63.314" calcext:value-type="float">
            <text:p>63,314</text:p>
          </table:table-cell>
          <table:table-cell office:value-type="float" office:value="14.709335" calcext:value-type="float">
            <text:p>14,709335</text:p>
          </table:table-cell>
          <table:table-cell/>
          <table:table-cell office:value-type="float" office:value="404.318" calcext:value-type="float">
            <text:p>404,318</text:p>
          </table:table-cell>
          <table:table-cell office:value-type="float" office:value="356.051765" calcext:value-type="float">
            <text:p>356,051765</text:p>
          </table:table-cell>
          <table:table-cell/>
          <table:table-cell office:value-type="float" office:value="1857.35" calcext:value-type="float">
            <text:p>1857,35</text:p>
          </table:table-cell>
          <table:table-cell office:value-type="float" office:value="812.832877" calcext:value-type="float">
            <text:p>812,832877</text:p>
          </table:table-cell>
          <table:table-cell table:number-columns-repeated="7"/>
        </table:table-row>
        <table:table-row table:style-name="ro1">
          <table:table-cell office:value-type="float" office:value="60.656" calcext:value-type="float">
            <text:p>60,656</text:p>
          </table:table-cell>
          <table:table-cell office:value-type="float" office:value="14.662294" calcext:value-type="float">
            <text:p>14,662294</text:p>
          </table:table-cell>
          <table:table-cell/>
          <table:table-cell office:value-type="float" office:value="398.966" calcext:value-type="float">
            <text:p>398,966</text:p>
          </table:table-cell>
          <table:table-cell office:value-type="float" office:value="355.948791" calcext:value-type="float">
            <text:p>355,948791</text:p>
          </table:table-cell>
          <table:table-cell/>
          <table:table-cell office:value-type="float" office:value="1859.112" calcext:value-type="float">
            <text:p>1859,112</text:p>
          </table:table-cell>
          <table:table-cell office:value-type="float" office:value="812.759997" calcext:value-type="float">
            <text:p>812,759997</text:p>
          </table:table-cell>
          <table:table-cell table:number-columns-repeated="7"/>
        </table:table-row>
        <table:table-row table:style-name="ro1">
          <table:table-cell office:value-type="float" office:value="61.189" calcext:value-type="float">
            <text:p>61,189</text:p>
          </table:table-cell>
          <table:table-cell office:value-type="float" office:value="14.632667" calcext:value-type="float">
            <text:p>14,632667</text:p>
          </table:table-cell>
          <table:table-cell/>
          <table:table-cell office:value-type="float" office:value="646.513" calcext:value-type="float">
            <text:p>646,513</text:p>
          </table:table-cell>
          <table:table-cell office:value-type="float" office:value="354.852466" calcext:value-type="float">
            <text:p>354,852466</text:p>
          </table:table-cell>
          <table:table-cell/>
          <table:table-cell office:value-type="float" office:value="1858.074" calcext:value-type="float">
            <text:p>1858,074</text:p>
          </table:table-cell>
          <table:table-cell office:value-type="float" office:value="812.609049" calcext:value-type="float">
            <text:p>812,609049</text:p>
          </table:table-cell>
          <table:table-cell table:number-columns-repeated="7"/>
        </table:table-row>
        <table:table-row table:style-name="ro1">
          <table:table-cell office:value-type="float" office:value="61.806" calcext:value-type="float">
            <text:p>61,806</text:p>
          </table:table-cell>
          <table:table-cell office:value-type="float" office:value="14.562131" calcext:value-type="float">
            <text:p>14,562131</text:p>
          </table:table-cell>
          <table:table-cell/>
          <table:table-cell office:value-type="float" office:value="399.304" calcext:value-type="float">
            <text:p>399,304</text:p>
          </table:table-cell>
          <table:table-cell office:value-type="float" office:value="354.777389" calcext:value-type="float">
            <text:p>354,777389</text:p>
          </table:table-cell>
          <table:table-cell/>
          <table:table-cell office:value-type="float" office:value="1857.25" calcext:value-type="float">
            <text:p>1857,25</text:p>
          </table:table-cell>
          <table:table-cell office:value-type="float" office:value="811.552677" calcext:value-type="float">
            <text:p>811,552677</text:p>
          </table:table-cell>
          <table:table-cell table:number-columns-repeated="7"/>
        </table:table-row>
        <table:table-row table:style-name="ro1">
          <table:table-cell office:value-type="float" office:value="60.97" calcext:value-type="float">
            <text:p>60,97</text:p>
          </table:table-cell>
          <table:table-cell office:value-type="float" office:value="14.560543" calcext:value-type="float">
            <text:p>14,560543</text:p>
          </table:table-cell>
          <table:table-cell/>
          <table:table-cell office:value-type="float" office:value="399.223" calcext:value-type="float">
            <text:p>399,223</text:p>
          </table:table-cell>
          <table:table-cell office:value-type="float" office:value="353.88299" calcext:value-type="float">
            <text:p>353,88299</text:p>
          </table:table-cell>
          <table:table-cell/>
          <table:table-cell office:value-type="float" office:value="1857.971" calcext:value-type="float">
            <text:p>1857,971</text:p>
          </table:table-cell>
          <table:table-cell office:value-type="float" office:value="811.220703" calcext:value-type="float">
            <text:p>811,220703</text:p>
          </table:table-cell>
          <table:table-cell table:number-columns-repeated="7"/>
        </table:table-row>
        <table:table-row table:style-name="ro1">
          <table:table-cell office:value-type="float" office:value="59.452" calcext:value-type="float">
            <text:p>59,452</text:p>
          </table:table-cell>
          <table:table-cell office:value-type="float" office:value="14.520371" calcext:value-type="float">
            <text:p>14,520371</text:p>
          </table:table-cell>
          <table:table-cell/>
          <table:table-cell office:value-type="float" office:value="398.888" calcext:value-type="float">
            <text:p>398,888</text:p>
          </table:table-cell>
          <table:table-cell office:value-type="float" office:value="353.74759" calcext:value-type="float">
            <text:p>353,74759</text:p>
          </table:table-cell>
          <table:table-cell/>
          <table:table-cell office:value-type="float" office:value="1858.495" calcext:value-type="float">
            <text:p>1858,495</text:p>
          </table:table-cell>
          <table:table-cell office:value-type="float" office:value="809.999082" calcext:value-type="float">
            <text:p>809,999082</text:p>
          </table:table-cell>
          <table:table-cell table:number-columns-repeated="7"/>
        </table:table-row>
        <table:table-row table:style-name="ro1">
          <table:table-cell office:value-type="float" office:value="61.653" calcext:value-type="float">
            <text:p>61,653</text:p>
          </table:table-cell>
          <table:table-cell office:value-type="float" office:value="14.336898" calcext:value-type="float">
            <text:p>14,336898</text:p>
          </table:table-cell>
          <table:table-cell/>
          <table:table-cell office:value-type="float" office:value="398.865" calcext:value-type="float">
            <text:p>398,865</text:p>
          </table:table-cell>
          <table:table-cell office:value-type="float" office:value="353.709456" calcext:value-type="float">
            <text:p>353,709456</text:p>
          </table:table-cell>
          <table:table-cell/>
          <table:table-cell office:value-type="float" office:value="1860.767" calcext:value-type="float">
            <text:p>1860,767</text:p>
          </table:table-cell>
          <table:table-cell office:value-type="float" office:value="809.759005" calcext:value-type="float">
            <text:p>809,759005</text:p>
          </table:table-cell>
          <table:table-cell table:number-columns-repeated="7"/>
        </table:table-row>
        <table:table-row table:style-name="ro1">
          <table:table-cell office:value-type="float" office:value="60.305" calcext:value-type="float">
            <text:p>60,305</text:p>
          </table:table-cell>
          <table:table-cell office:value-type="float" office:value="14.326517" calcext:value-type="float">
            <text:p>14,326517</text:p>
          </table:table-cell>
          <table:table-cell/>
          <table:table-cell office:value-type="float" office:value="399.318" calcext:value-type="float">
            <text:p>399,318</text:p>
          </table:table-cell>
          <table:table-cell office:value-type="float" office:value="353.646257" calcext:value-type="float">
            <text:p>353,646257</text:p>
          </table:table-cell>
          <table:table-cell/>
          <table:table-cell office:value-type="float" office:value="1857.112" calcext:value-type="float">
            <text:p>1857,112</text:p>
          </table:table-cell>
          <table:table-cell office:value-type="float" office:value="809.703103" calcext:value-type="float">
            <text:p>809,703103</text:p>
          </table:table-cell>
          <table:table-cell table:number-columns-repeated="7"/>
        </table:table-row>
        <table:table-row table:style-name="ro1">
          <table:table-cell office:value-type="float" office:value="62.293" calcext:value-type="float">
            <text:p>62,293</text:p>
          </table:table-cell>
          <table:table-cell office:value-type="float" office:value="14.315781" calcext:value-type="float">
            <text:p>14,315781</text:p>
          </table:table-cell>
          <table:table-cell/>
          <table:table-cell office:value-type="float" office:value="399.253" calcext:value-type="float">
            <text:p>399,253</text:p>
          </table:table-cell>
          <table:table-cell office:value-type="float" office:value="353.604046" calcext:value-type="float">
            <text:p>353,604046</text:p>
          </table:table-cell>
          <table:table-cell/>
          <table:table-cell office:value-type="float" office:value="1857.123" calcext:value-type="float">
            <text:p>1857,123</text:p>
          </table:table-cell>
          <table:table-cell office:value-type="float" office:value="809.380624" calcext:value-type="float">
            <text:p>809,380624</text:p>
          </table:table-cell>
          <table:table-cell table:number-columns-repeated="7"/>
        </table:table-row>
        <table:table-row table:style-name="ro1">
          <table:table-cell office:value-type="float" office:value="59.54" calcext:value-type="float">
            <text:p>59,54</text:p>
          </table:table-cell>
          <table:table-cell office:value-type="float" office:value="14.034205" calcext:value-type="float">
            <text:p>14,034205</text:p>
          </table:table-cell>
          <table:table-cell/>
          <table:table-cell office:value-type="float" office:value="400.17" calcext:value-type="float">
            <text:p>400,17</text:p>
          </table:table-cell>
          <table:table-cell office:value-type="float" office:value="353.598724" calcext:value-type="float">
            <text:p>353,598724</text:p>
          </table:table-cell>
          <table:table-cell/>
          <table:table-cell office:value-type="float" office:value="1858.954" calcext:value-type="float">
            <text:p>1858,954</text:p>
          </table:table-cell>
          <table:table-cell office:value-type="float" office:value="803.557074" calcext:value-type="float">
            <text:p>803,557074</text:p>
          </table:table-cell>
          <table:table-cell table:number-columns-repeated="7"/>
        </table:table-row>
        <table:table-row table:style-name="ro1">
          <table:table-cell office:value-type="float" office:value="60.117" calcext:value-type="float">
            <text:p>60,117</text:p>
          </table:table-cell>
          <table:table-cell office:value-type="float" office:value="13.878652" calcext:value-type="float">
            <text:p>13,878652</text:p>
          </table:table-cell>
          <table:table-cell/>
          <table:table-cell office:value-type="float" office:value="399.506" calcext:value-type="float">
            <text:p>399,506</text:p>
          </table:table-cell>
          <table:table-cell office:value-type="float" office:value="353.466908" calcext:value-type="float">
            <text:p>353,466908</text:p>
          </table:table-cell>
          <table:table-cell/>
          <table:table-cell office:value-type="float" office:value="1857.021" calcext:value-type="float">
            <text:p>1857,021</text:p>
          </table:table-cell>
          <table:table-cell office:value-type="float" office:value="803.488672" calcext:value-type="float">
            <text:p>803,488672</text:p>
          </table:table-cell>
          <table:table-cell table:number-columns-repeated="7"/>
        </table:table-row>
        <table:table-row table:style-name="ro1">
          <table:table-cell office:value-type="float" office:value="60.213" calcext:value-type="float">
            <text:p>60,213</text:p>
          </table:table-cell>
          <table:table-cell office:value-type="float" office:value="13.84827" calcext:value-type="float">
            <text:p>13,84827</text:p>
          </table:table-cell>
          <table:table-cell/>
          <table:table-cell office:value-type="float" office:value="398.077" calcext:value-type="float">
            <text:p>398,077</text:p>
          </table:table-cell>
          <table:table-cell office:value-type="float" office:value="352.861019" calcext:value-type="float">
            <text:p>352,861019</text:p>
          </table:table-cell>
          <table:table-cell/>
          <table:table-cell office:value-type="float" office:value="1866.424" calcext:value-type="float">
            <text:p>1866,424</text:p>
          </table:table-cell>
          <table:table-cell office:value-type="float" office:value="803.147092" calcext:value-type="float">
            <text:p>803,147092</text:p>
          </table:table-cell>
          <table:table-cell table:number-columns-repeated="7"/>
        </table:table-row>
        <table:table-row table:style-name="ro1">
          <table:table-cell office:value-type="float" office:value="60.083" calcext:value-type="float">
            <text:p>60,083</text:p>
          </table:table-cell>
          <table:table-cell office:value-type="float" office:value="13.842365" calcext:value-type="float">
            <text:p>13,842365</text:p>
          </table:table-cell>
          <table:table-cell/>
          <table:table-cell office:value-type="float" office:value="401.102" calcext:value-type="float">
            <text:p>401,102</text:p>
          </table:table-cell>
          <table:table-cell office:value-type="float" office:value="352.298998" calcext:value-type="float">
            <text:p>352,298998</text:p>
          </table:table-cell>
          <table:table-cell/>
          <table:table-cell office:value-type="float" office:value="1863.651" calcext:value-type="float">
            <text:p>1863,651</text:p>
          </table:table-cell>
          <table:table-cell office:value-type="float" office:value="802.940865" calcext:value-type="float">
            <text:p>802,940865</text:p>
          </table:table-cell>
          <table:table-cell table:number-columns-repeated="7"/>
        </table:table-row>
        <table:table-row table:style-name="ro1">
          <table:table-cell office:value-type="float" office:value="69.87" calcext:value-type="float">
            <text:p>69,87</text:p>
          </table:table-cell>
          <table:table-cell office:value-type="float" office:value="13.668585" calcext:value-type="float">
            <text:p>13,668585</text:p>
          </table:table-cell>
          <table:table-cell/>
          <table:table-cell office:value-type="float" office:value="398.995" calcext:value-type="float">
            <text:p>398,995</text:p>
          </table:table-cell>
          <table:table-cell office:value-type="float" office:value="352.250126" calcext:value-type="float">
            <text:p>352,250126</text:p>
          </table:table-cell>
          <table:table-cell/>
          <table:table-cell office:value-type="float" office:value="1860.553" calcext:value-type="float">
            <text:p>1860,553</text:p>
          </table:table-cell>
          <table:table-cell office:value-type="float" office:value="800.776652" calcext:value-type="float">
            <text:p>800,776652</text:p>
          </table:table-cell>
          <table:table-cell table:number-columns-repeated="7"/>
        </table:table-row>
        <table:table-row table:style-name="ro1">
          <table:table-cell office:value-type="float" office:value="61.293" calcext:value-type="float">
            <text:p>61,293</text:p>
          </table:table-cell>
          <table:table-cell office:value-type="float" office:value="13.587678" calcext:value-type="float">
            <text:p>13,587678</text:p>
          </table:table-cell>
          <table:table-cell/>
          <table:table-cell office:value-type="float" office:value="398.959" calcext:value-type="float">
            <text:p>398,959</text:p>
          </table:table-cell>
          <table:table-cell office:value-type="float" office:value="352.247244" calcext:value-type="float">
            <text:p>352,247244</text:p>
          </table:table-cell>
          <table:table-cell/>
          <table:table-cell office:value-type="float" office:value="1841.951" calcext:value-type="float">
            <text:p>1841,951</text:p>
          </table:table-cell>
          <table:table-cell office:value-type="float" office:value="798.009868" calcext:value-type="float">
            <text:p>798,009868</text:p>
          </table:table-cell>
          <table:table-cell table:number-columns-repeated="7"/>
        </table:table-row>
        <table:table-row table:style-name="ro1">
          <table:table-cell office:value-type="float" office:value="60.334" calcext:value-type="float">
            <text:p>60,334</text:p>
          </table:table-cell>
          <table:table-cell office:value-type="float" office:value="13.510237" calcext:value-type="float">
            <text:p>13,510237</text:p>
          </table:table-cell>
          <table:table-cell/>
          <table:table-cell office:value-type="float" office:value="400.842" calcext:value-type="float">
            <text:p>400,842</text:p>
          </table:table-cell>
          <table:table-cell office:value-type="float" office:value="352.072161" calcext:value-type="float">
            <text:p>352,072161</text:p>
          </table:table-cell>
          <table:table-cell/>
          <table:table-cell office:value-type="float" office:value="1838.62" calcext:value-type="float">
            <text:p>1838,62</text:p>
          </table:table-cell>
          <table:table-cell office:value-type="float" office:value="797.432382" calcext:value-type="float">
            <text:p>797,432382</text:p>
          </table:table-cell>
          <table:table-cell table:number-columns-repeated="7"/>
        </table:table-row>
        <table:table-row table:style-name="ro1">
          <table:table-cell office:value-type="float" office:value="60.922" calcext:value-type="float">
            <text:p>60,922</text:p>
          </table:table-cell>
          <table:table-cell office:value-type="float" office:value="13.46087" calcext:value-type="float">
            <text:p>13,46087</text:p>
          </table:table-cell>
          <table:table-cell/>
          <table:table-cell office:value-type="float" office:value="401.256" calcext:value-type="float">
            <text:p>401,256</text:p>
          </table:table-cell>
          <table:table-cell office:value-type="float" office:value="352.041722" calcext:value-type="float">
            <text:p>352,041722</text:p>
          </table:table-cell>
          <table:table-cell/>
          <table:table-cell office:value-type="float" office:value="1841.3" calcext:value-type="float">
            <text:p>1841,3</text:p>
          </table:table-cell>
          <table:table-cell office:value-type="float" office:value="796.921589" calcext:value-type="float">
            <text:p>796,921589</text:p>
          </table:table-cell>
          <table:table-cell table:number-columns-repeated="7"/>
        </table:table-row>
        <table:table-row table:style-name="ro1">
          <table:table-cell office:value-type="float" office:value="60.402" calcext:value-type="float">
            <text:p>60,402</text:p>
          </table:table-cell>
          <table:table-cell office:value-type="float" office:value="13.153487" calcext:value-type="float">
            <text:p>13,153487</text:p>
          </table:table-cell>
          <table:table-cell/>
          <table:table-cell office:value-type="float" office:value="398.233" calcext:value-type="float">
            <text:p>398,233</text:p>
          </table:table-cell>
          <table:table-cell office:value-type="float" office:value="351.847025" calcext:value-type="float">
            <text:p>351,847025</text:p>
          </table:table-cell>
          <table:table-cell/>
          <table:table-cell office:value-type="float" office:value="1845.602" calcext:value-type="float">
            <text:p>1845,602</text:p>
          </table:table-cell>
          <table:table-cell office:value-type="float" office:value="796.672051" calcext:value-type="float">
            <text:p>796,672051</text:p>
          </table:table-cell>
          <table:table-cell table:number-columns-repeated="7"/>
        </table:table-row>
        <table:table-row table:style-name="ro1">
          <table:table-cell office:value-type="float" office:value="58.956" calcext:value-type="float">
            <text:p>58,956</text:p>
          </table:table-cell>
          <table:table-cell office:value-type="float" office:value="12.483047" calcext:value-type="float">
            <text:p>12,483047</text:p>
          </table:table-cell>
          <table:table-cell/>
          <table:table-cell office:value-type="float" office:value="398.086" calcext:value-type="float">
            <text:p>398,086</text:p>
          </table:table-cell>
          <table:table-cell office:value-type="float" office:value="351.752478" calcext:value-type="float">
            <text:p>351,752478</text:p>
          </table:table-cell>
          <table:table-cell/>
          <table:table-cell office:value-type="float" office:value="1853.889" calcext:value-type="float">
            <text:p>1853,889</text:p>
          </table:table-cell>
          <table:table-cell office:value-type="float" office:value="796.618852" calcext:value-type="float">
            <text:p>796,618852</text:p>
          </table:table-cell>
          <table:table-cell table:number-columns-repeated="7"/>
        </table:table-row>
        <table:table-row table:style-name="ro1">
          <table:table-cell office:value-type="float" office:value="60.792" calcext:value-type="float">
            <text:p>60,792</text:p>
          </table:table-cell>
          <table:table-cell office:value-type="float" office:value="12.399331" calcext:value-type="float">
            <text:p>12,399331</text:p>
          </table:table-cell>
          <table:table-cell/>
          <table:table-cell office:value-type="float" office:value="395.135" calcext:value-type="float">
            <text:p>395,135</text:p>
          </table:table-cell>
          <table:table-cell office:value-type="float" office:value="350.412022" calcext:value-type="float">
            <text:p>350,412022</text:p>
          </table:table-cell>
          <table:table-cell/>
          <table:table-cell office:value-type="float" office:value="1841.331" calcext:value-type="float">
            <text:p>1841,331</text:p>
          </table:table-cell>
          <table:table-cell office:value-type="float" office:value="796.560242" calcext:value-type="float">
            <text:p>796,560242</text:p>
          </table:table-cell>
          <table:table-cell table:number-columns-repeated="7"/>
        </table:table-row>
        <table:table-row table:style-name="ro1">
          <table:table-cell office:value-type="float" office:value="58.319" calcext:value-type="float">
            <text:p>58,319</text:p>
          </table:table-cell>
          <table:table-cell office:value-type="float" office:value="12.220086" calcext:value-type="float">
            <text:p>12,220086</text:p>
          </table:table-cell>
          <table:table-cell/>
          <table:table-cell office:value-type="float" office:value="397.325" calcext:value-type="float">
            <text:p>397,325</text:p>
          </table:table-cell>
          <table:table-cell office:value-type="float" office:value="350.013583" calcext:value-type="float">
            <text:p>350,013583</text:p>
          </table:table-cell>
          <table:table-cell/>
          <table:table-cell office:value-type="float" office:value="1842.836" calcext:value-type="float">
            <text:p>1842,836</text:p>
          </table:table-cell>
          <table:table-cell office:value-type="float" office:value="796.38612" calcext:value-type="float">
            <text:p>796,38612</text:p>
          </table:table-cell>
          <table:table-cell table:number-columns-repeated="7"/>
        </table:table-row>
        <table:table-row table:style-name="ro1">
          <table:table-cell office:value-type="float" office:value="58.647" calcext:value-type="float">
            <text:p>58,647</text:p>
          </table:table-cell>
          <table:table-cell office:value-type="float" office:value="11.766503" calcext:value-type="float">
            <text:p>11,766503</text:p>
          </table:table-cell>
          <table:table-cell/>
          <table:table-cell office:value-type="float" office:value="397.731" calcext:value-type="float">
            <text:p>397,731</text:p>
          </table:table-cell>
          <table:table-cell office:value-type="float" office:value="349.911759" calcext:value-type="float">
            <text:p>349,911759</text:p>
          </table:table-cell>
          <table:table-cell/>
          <table:table-cell office:value-type="float" office:value="1840.751" calcext:value-type="float">
            <text:p>1840,751</text:p>
          </table:table-cell>
          <table:table-cell office:value-type="float" office:value="796.261345" calcext:value-type="float">
            <text:p>796,261345</text:p>
          </table:table-cell>
          <table:table-cell table:number-columns-repeated="7"/>
        </table:table-row>
        <table:table-row table:style-name="ro1">
          <table:table-cell office:value-type="float" office:value="59.588" calcext:value-type="float">
            <text:p>59,588</text:p>
          </table:table-cell>
          <table:table-cell office:value-type="float" office:value="11.376728" calcext:value-type="float">
            <text:p>11,376728</text:p>
          </table:table-cell>
          <table:table-cell/>
          <table:table-cell office:value-type="float" office:value="396.672" calcext:value-type="float">
            <text:p>396,672</text:p>
          </table:table-cell>
          <table:table-cell office:value-type="float" office:value="348.808944" calcext:value-type="float">
            <text:p>348,808944</text:p>
          </table:table-cell>
          <table:table-cell/>
          <table:table-cell office:value-type="float" office:value="1842.044" calcext:value-type="float">
            <text:p>1842,044</text:p>
          </table:table-cell>
          <table:table-cell office:value-type="float" office:value="796.211341" calcext:value-type="float">
            <text:p>796,211341</text:p>
          </table:table-cell>
          <table:table-cell table:number-columns-repeated="7"/>
        </table:table-row>
        <table:table-row table:style-name="ro1">
          <table:table-cell office:value-type="float" office:value="61.894" calcext:value-type="float">
            <text:p>61,894</text:p>
          </table:table-cell>
          <table:table-cell office:value-type="float" office:value="11.055591" calcext:value-type="float">
            <text:p>11,055591</text:p>
          </table:table-cell>
          <table:table-cell/>
          <table:table-cell office:value-type="float" office:value="398.954" calcext:value-type="float">
            <text:p>398,954</text:p>
          </table:table-cell>
          <table:table-cell office:value-type="float" office:value="348.441989" calcext:value-type="float">
            <text:p>348,441989</text:p>
          </table:table-cell>
          <table:table-cell/>
          <table:table-cell office:value-type="float" office:value="1840.912" calcext:value-type="float">
            <text:p>1840,912</text:p>
          </table:table-cell>
          <table:table-cell office:value-type="float" office:value="796.051979" calcext:value-type="float">
            <text:p>796,051979</text:p>
          </table:table-cell>
          <table:table-cell table:number-columns-repeated="7"/>
        </table:table-row>
        <table:table-row table:style-name="ro1">
          <table:table-cell office:value-type="float" office:value="56.791" calcext:value-type="float">
            <text:p>56,791</text:p>
          </table:table-cell>
          <table:table-cell office:value-type="float" office:value="11.005846" calcext:value-type="float">
            <text:p>11,005846</text:p>
          </table:table-cell>
          <table:table-cell/>
          <table:table-cell office:value-type="float" office:value="395.363" calcext:value-type="float">
            <text:p>395,363</text:p>
          </table:table-cell>
          <table:table-cell office:value-type="float" office:value="347.573535" calcext:value-type="float">
            <text:p>347,573535</text:p>
          </table:table-cell>
          <table:table-cell/>
          <table:table-cell office:value-type="float" office:value="1840.152" calcext:value-type="float">
            <text:p>1840,152</text:p>
          </table:table-cell>
          <table:table-cell office:value-type="float" office:value="795.764192" calcext:value-type="float">
            <text:p>795,764192</text:p>
          </table:table-cell>
          <table:table-cell table:number-columns-repeated="7"/>
        </table:table-row>
        <table:table-row table:style-name="ro1">
          <table:table-cell office:value-type="float" office:value="60.538" calcext:value-type="float">
            <text:p>60,538</text:p>
          </table:table-cell>
          <table:table-cell office:value-type="float" office:value="10.659258" calcext:value-type="float">
            <text:p>10,659258</text:p>
          </table:table-cell>
          <table:table-cell/>
          <table:table-cell office:value-type="float" office:value="397.289" calcext:value-type="float">
            <text:p>397,289</text:p>
          </table:table-cell>
          <table:table-cell office:value-type="float" office:value="346.006674" calcext:value-type="float">
            <text:p>346,006674</text:p>
          </table:table-cell>
          <table:table-cell/>
          <table:table-cell office:value-type="float" office:value="1840.286" calcext:value-type="float">
            <text:p>1840,286</text:p>
          </table:table-cell>
          <table:table-cell office:value-type="float" office:value="795.538553" calcext:value-type="float">
            <text:p>795,538553</text:p>
          </table:table-cell>
          <table:table-cell table:number-columns-repeated="7"/>
        </table:table-row>
        <table:table-row table:style-name="ro1">
          <table:table-cell office:value-type="float" office:value="59.038" calcext:value-type="float">
            <text:p>59,038</text:p>
          </table:table-cell>
          <table:table-cell office:value-type="float" office:value="10.563042" calcext:value-type="float">
            <text:p>10,563042</text:p>
          </table:table-cell>
          <table:table-cell/>
          <table:table-cell office:value-type="float" office:value="398.975" calcext:value-type="float">
            <text:p>398,975</text:p>
          </table:table-cell>
          <table:table-cell office:value-type="float" office:value="344.660514" calcext:value-type="float">
            <text:p>344,660514</text:p>
          </table:table-cell>
          <table:table-cell/>
          <table:table-cell office:value-type="float" office:value="1839.085" calcext:value-type="float">
            <text:p>1839,085</text:p>
          </table:table-cell>
          <table:table-cell office:value-type="float" office:value="795.25927" calcext:value-type="float">
            <text:p>795,25927</text:p>
          </table:table-cell>
          <table:table-cell table:number-columns-repeated="7"/>
        </table:table-row>
        <table:table-row table:style-name="ro1">
          <table:table-cell office:value-type="float" office:value="58.63" calcext:value-type="float">
            <text:p>58,63</text:p>
          </table:table-cell>
          <table:table-cell office:value-type="float" office:value="10.529942" calcext:value-type="float">
            <text:p>10,529942</text:p>
          </table:table-cell>
          <table:table-cell/>
          <table:table-cell office:value-type="float" office:value="399.547" calcext:value-type="float">
            <text:p>399,547</text:p>
          </table:table-cell>
          <table:table-cell office:value-type="float" office:value="344.298293" calcext:value-type="float">
            <text:p>344,298293</text:p>
          </table:table-cell>
          <table:table-cell/>
          <table:table-cell office:value-type="float" office:value="1840.918" calcext:value-type="float">
            <text:p>1840,918</text:p>
          </table:table-cell>
          <table:table-cell office:value-type="float" office:value="794.906321" calcext:value-type="float">
            <text:p>794,906321</text:p>
          </table:table-cell>
          <table:table-cell table:number-columns-repeated="7"/>
        </table:table-row>
        <table:table-row table:style-name="ro1">
          <table:table-cell office:value-type="float" office:value="59.771" calcext:value-type="float">
            <text:p>59,771</text:p>
          </table:table-cell>
          <table:table-cell office:value-type="float" office:value="10.526346" calcext:value-type="float">
            <text:p>10,526346</text:p>
          </table:table-cell>
          <table:table-cell/>
          <table:table-cell office:value-type="float" office:value="395.801" calcext:value-type="float">
            <text:p>395,801</text:p>
          </table:table-cell>
          <table:table-cell office:value-type="float" office:value="344.169816" calcext:value-type="float">
            <text:p>344,169816</text:p>
          </table:table-cell>
          <table:table-cell/>
          <table:table-cell office:value-type="float" office:value="1838.228" calcext:value-type="float">
            <text:p>1838,228</text:p>
          </table:table-cell>
          <table:table-cell office:value-type="float" office:value="794.749987" calcext:value-type="float">
            <text:p>794,749987</text:p>
          </table:table-cell>
          <table:table-cell table:number-columns-repeated="7"/>
        </table:table-row>
        <table:table-row table:style-name="ro1">
          <table:table-cell office:value-type="float" office:value="57.773" calcext:value-type="float">
            <text:p>57,773</text:p>
          </table:table-cell>
          <table:table-cell office:value-type="float" office:value="10.51431" calcext:value-type="float">
            <text:p>10,51431</text:p>
          </table:table-cell>
          <table:table-cell/>
          <table:table-cell office:value-type="float" office:value="400.427" calcext:value-type="float">
            <text:p>400,427</text:p>
          </table:table-cell>
          <table:table-cell office:value-type="float" office:value="342.565158" calcext:value-type="float">
            <text:p>342,565158</text:p>
          </table:table-cell>
          <table:table-cell/>
          <table:table-cell office:value-type="float" office:value="1840.692" calcext:value-type="float">
            <text:p>1840,692</text:p>
          </table:table-cell>
          <table:table-cell office:value-type="float" office:value="794.699238" calcext:value-type="float">
            <text:p>794,699238</text:p>
          </table:table-cell>
          <table:table-cell table:number-columns-repeated="7"/>
        </table:table-row>
        <table:table-row table:style-name="ro1">
          <table:table-cell office:value-type="float" office:value="58.703" calcext:value-type="float">
            <text:p>58,703</text:p>
          </table:table-cell>
          <table:table-cell office:value-type="float" office:value="10.500576" calcext:value-type="float">
            <text:p>10,500576</text:p>
          </table:table-cell>
          <table:table-cell/>
          <table:table-cell office:value-type="float" office:value="398.852" calcext:value-type="float">
            <text:p>398,852</text:p>
          </table:table-cell>
          <table:table-cell office:value-type="float" office:value="342.516994" calcext:value-type="float">
            <text:p>342,516994</text:p>
          </table:table-cell>
          <table:table-cell/>
          <table:table-cell office:value-type="float" office:value="1843.206" calcext:value-type="float">
            <text:p>1843,206</text:p>
          </table:table-cell>
          <table:table-cell office:value-type="float" office:value="794.679923" calcext:value-type="float">
            <text:p>794,679923</text:p>
          </table:table-cell>
          <table:table-cell table:number-columns-repeated="7"/>
        </table:table-row>
        <table:table-row table:style-name="ro1">
          <table:table-cell office:value-type="float" office:value="57.964" calcext:value-type="float">
            <text:p>57,964</text:p>
          </table:table-cell>
          <table:table-cell office:value-type="float" office:value="10.445677" calcext:value-type="float">
            <text:p>10,445677</text:p>
          </table:table-cell>
          <table:table-cell/>
          <table:table-cell office:value-type="float" office:value="398.907" calcext:value-type="float">
            <text:p>398,907</text:p>
          </table:table-cell>
          <table:table-cell office:value-type="float" office:value="341.796037" calcext:value-type="float">
            <text:p>341,796037</text:p>
          </table:table-cell>
          <table:table-cell/>
          <table:table-cell office:value-type="float" office:value="1837.819" calcext:value-type="float">
            <text:p>1837,819</text:p>
          </table:table-cell>
          <table:table-cell office:value-type="float" office:value="794.298581" calcext:value-type="float">
            <text:p>794,298581</text:p>
          </table:table-cell>
          <table:table-cell table:number-columns-repeated="7"/>
        </table:table-row>
        <table:table-row table:style-name="ro1">
          <table:table-cell office:value-type="float" office:value="58.737" calcext:value-type="float">
            <text:p>58,737</text:p>
          </table:table-cell>
          <table:table-cell office:value-type="float" office:value="10.365052" calcext:value-type="float">
            <text:p>10,365052</text:p>
          </table:table-cell>
          <table:table-cell/>
          <table:table-cell office:value-type="float" office:value="400.781" calcext:value-type="float">
            <text:p>400,781</text:p>
          </table:table-cell>
          <table:table-cell office:value-type="float" office:value="341.556921" calcext:value-type="float">
            <text:p>341,556921</text:p>
          </table:table-cell>
          <table:table-cell/>
          <table:table-cell office:value-type="float" office:value="1839.907" calcext:value-type="float">
            <text:p>1839,907</text:p>
          </table:table-cell>
          <table:table-cell office:value-type="float" office:value="794.267759" calcext:value-type="float">
            <text:p>794,267759</text:p>
          </table:table-cell>
          <table:table-cell table:number-columns-repeated="7"/>
        </table:table-row>
        <table:table-row table:style-name="ro1">
          <table:table-cell office:value-type="float" office:value="57.473" calcext:value-type="float">
            <text:p>57,473</text:p>
          </table:table-cell>
          <table:table-cell office:value-type="float" office:value="10.360619" calcext:value-type="float">
            <text:p>10,360619</text:p>
          </table:table-cell>
          <table:table-cell/>
          <table:table-cell office:value-type="float" office:value="397.725" calcext:value-type="float">
            <text:p>397,725</text:p>
          </table:table-cell>
          <table:table-cell office:value-type="float" office:value="341.520658" calcext:value-type="float">
            <text:p>341,520658</text:p>
          </table:table-cell>
          <table:table-cell/>
          <table:table-cell office:value-type="float" office:value="1839.748" calcext:value-type="float">
            <text:p>1839,748</text:p>
          </table:table-cell>
          <table:table-cell office:value-type="float" office:value="794.214764" calcext:value-type="float">
            <text:p>794,214764</text:p>
          </table:table-cell>
          <table:table-cell table:number-columns-repeated="7"/>
        </table:table-row>
        <table:table-row table:style-name="ro1">
          <table:table-cell office:value-type="float" office:value="63.19" calcext:value-type="float">
            <text:p>63,19</text:p>
          </table:table-cell>
          <table:table-cell office:value-type="float" office:value="9.824116" calcext:value-type="float">
            <text:p>9,824116</text:p>
          </table:table-cell>
          <table:table-cell/>
          <table:table-cell office:value-type="float" office:value="399.419" calcext:value-type="float">
            <text:p>399,419</text:p>
          </table:table-cell>
          <table:table-cell office:value-type="float" office:value="341.508469" calcext:value-type="float">
            <text:p>341,508469</text:p>
          </table:table-cell>
          <table:table-cell/>
          <table:table-cell office:value-type="float" office:value="1839.392" calcext:value-type="float">
            <text:p>1839,392</text:p>
          </table:table-cell>
          <table:table-cell office:value-type="float" office:value="793.901638" calcext:value-type="float">
            <text:p>793,901638</text:p>
          </table:table-cell>
          <table:table-cell table:number-columns-repeated="7"/>
        </table:table-row>
        <table:table-row table:style-name="ro1">
          <table:table-cell office:value-type="float" office:value="59.109" calcext:value-type="float">
            <text:p>59,109</text:p>
          </table:table-cell>
          <table:table-cell office:value-type="float" office:value="9.051626" calcext:value-type="float">
            <text:p>9,051626</text:p>
          </table:table-cell>
          <table:table-cell/>
          <table:table-cell office:value-type="float" office:value="431.147" calcext:value-type="float">
            <text:p>431,147</text:p>
          </table:table-cell>
          <table:table-cell office:value-type="float" office:value="340.974248" calcext:value-type="float">
            <text:p>340,974248</text:p>
          </table:table-cell>
          <table:table-cell/>
          <table:table-cell office:value-type="float" office:value="1838.925" calcext:value-type="float">
            <text:p>1838,925</text:p>
          </table:table-cell>
          <table:table-cell office:value-type="float" office:value="793.651902" calcext:value-type="float">
            <text:p>793,651902</text:p>
          </table:table-cell>
          <table:table-cell table:number-columns-repeated="7"/>
        </table:table-row>
        <table:table-row table:style-name="ro1">
          <table:table-cell office:value-type="float" office:value="59.245" calcext:value-type="float">
            <text:p>59,245</text:p>
          </table:table-cell>
          <table:table-cell office:value-type="float" office:value="8.842592" calcext:value-type="float">
            <text:p>8,842592</text:p>
          </table:table-cell>
          <table:table-cell/>
          <table:table-cell office:value-type="float" office:value="398.359" calcext:value-type="float">
            <text:p>398,359</text:p>
          </table:table-cell>
          <table:table-cell office:value-type="float" office:value="340.798135" calcext:value-type="float">
            <text:p>340,798135</text:p>
          </table:table-cell>
          <table:table-cell/>
          <table:table-cell office:value-type="float" office:value="1840.538" calcext:value-type="float">
            <text:p>1840,538</text:p>
          </table:table-cell>
          <table:table-cell office:value-type="float" office:value="793.006118" calcext:value-type="float">
            <text:p>793,006118</text:p>
          </table:table-cell>
          <table:table-cell table:number-columns-repeated="7"/>
        </table:table-row>
        <table:table-row table:style-name="ro1">
          <table:table-cell office:value-type="float" office:value="54.778" calcext:value-type="float">
            <text:p>54,778</text:p>
          </table:table-cell>
          <table:table-cell office:value-type="float" office:value="8.557632" calcext:value-type="float">
            <text:p>8,557632</text:p>
          </table:table-cell>
          <table:table-cell/>
          <table:table-cell office:value-type="float" office:value="401.16" calcext:value-type="float">
            <text:p>401,16</text:p>
          </table:table-cell>
          <table:table-cell office:value-type="float" office:value="340.745475" calcext:value-type="float">
            <text:p>340,745475</text:p>
          </table:table-cell>
          <table:table-cell/>
          <table:table-cell office:value-type="float" office:value="1838.293" calcext:value-type="float">
            <text:p>1838,293</text:p>
          </table:table-cell>
          <table:table-cell office:value-type="float" office:value="792.965775" calcext:value-type="float">
            <text:p>792,965775</text:p>
          </table:table-cell>
          <table:table-cell table:number-columns-repeated="7"/>
        </table:table-row>
        <table:table-row table:style-name="ro1">
          <table:table-cell office:value-type="float" office:value="56.631" calcext:value-type="float">
            <text:p>56,631</text:p>
          </table:table-cell>
          <table:table-cell office:value-type="float" office:value="7.382495" calcext:value-type="float">
            <text:p>7,382495</text:p>
          </table:table-cell>
          <table:table-cell/>
          <table:table-cell office:value-type="float" office:value="382.734" calcext:value-type="float">
            <text:p>382,734</text:p>
          </table:table-cell>
          <table:table-cell office:value-type="float" office:value="336.955593" calcext:value-type="float">
            <text:p>336,955593</text:p>
          </table:table-cell>
          <table:table-cell/>
          <table:table-cell office:value-type="float" office:value="1837.383" calcext:value-type="float">
            <text:p>1837,383</text:p>
          </table:table-cell>
          <table:table-cell office:value-type="float" office:value="792.556314" calcext:value-type="float">
            <text:p>792,556314</text:p>
          </table:table-cell>
          <table:table-cell table:number-columns-repeated="7"/>
        </table:table-row>
        <table:table-row table:style-name="ro1">
          <table:table-cell office:value-type="float" office:value="52.897" calcext:value-type="float">
            <text:p>52,897</text:p>
          </table:table-cell>
          <table:table-cell office:value-type="float" office:value="6.62456" calcext:value-type="float">
            <text:p>6,62456</text:p>
          </table:table-cell>
          <table:table-cell/>
          <table:table-cell office:value-type="float" office:value="380.535" calcext:value-type="float">
            <text:p>380,535</text:p>
          </table:table-cell>
          <table:table-cell office:value-type="float" office:value="336.496052" calcext:value-type="float">
            <text:p>336,496052</text:p>
          </table:table-cell>
          <table:table-cell/>
          <table:table-cell office:value-type="float" office:value="1838.702" calcext:value-type="float">
            <text:p>1838,702</text:p>
          </table:table-cell>
          <table:table-cell office:value-type="float" office:value="792.40392" calcext:value-type="float">
            <text:p>792,40392</text:p>
          </table:table-cell>
          <table:table-cell table:number-columns-repeated="7"/>
        </table:table-row>
        <table:table-row table:style-name="ro1">
          <table:table-cell office:value-type="float" office:value="58.173" calcext:value-type="float">
            <text:p>58,173</text:p>
          </table:table-cell>
          <table:table-cell office:value-type="float" office:value="6.475133" calcext:value-type="float">
            <text:p>6,475133</text:p>
          </table:table-cell>
          <table:table-cell/>
          <table:table-cell office:value-type="float" office:value="382.136" calcext:value-type="float">
            <text:p>382,136</text:p>
          </table:table-cell>
          <table:table-cell office:value-type="float" office:value="336.320983" calcext:value-type="float">
            <text:p>336,320983</text:p>
          </table:table-cell>
          <table:table-cell/>
          <table:table-cell office:value-type="float" office:value="1838.884" calcext:value-type="float">
            <text:p>1838,884</text:p>
          </table:table-cell>
          <table:table-cell office:value-type="float" office:value="792.241369" calcext:value-type="float">
            <text:p>792,241369</text:p>
          </table:table-cell>
          <table:table-cell table:number-columns-repeated="7"/>
        </table:table-row>
        <table:table-row table:style-name="ro1">
          <table:table-cell office:value-type="float" office:value="52.928" calcext:value-type="float">
            <text:p>52,928</text:p>
          </table:table-cell>
          <table:table-cell office:value-type="float" office:value="6.46543" calcext:value-type="float">
            <text:p>6,46543</text:p>
          </table:table-cell>
          <table:table-cell/>
          <table:table-cell office:value-type="float" office:value="380.974" calcext:value-type="float">
            <text:p>380,974</text:p>
          </table:table-cell>
          <table:table-cell office:value-type="float" office:value="336.045881" calcext:value-type="float">
            <text:p>336,045881</text:p>
          </table:table-cell>
          <table:table-cell/>
          <table:table-cell office:value-type="float" office:value="1837.328" calcext:value-type="float">
            <text:p>1837,328</text:p>
          </table:table-cell>
          <table:table-cell office:value-type="float" office:value="792.143583" calcext:value-type="float">
            <text:p>792,143583</text:p>
          </table:table-cell>
          <table:table-cell table:number-columns-repeated="7"/>
        </table:table-row>
        <table:table-row table:style-name="ro1">
          <table:table-cell office:value-type="float" office:value="52.65" calcext:value-type="float">
            <text:p>52,65</text:p>
          </table:table-cell>
          <table:table-cell office:value-type="float" office:value="6.449432" calcext:value-type="float">
            <text:p>6,449432</text:p>
          </table:table-cell>
          <table:table-cell/>
          <table:table-cell office:value-type="float" office:value="380.514" calcext:value-type="float">
            <text:p>380,514</text:p>
          </table:table-cell>
          <table:table-cell office:value-type="float" office:value="336.033503" calcext:value-type="float">
            <text:p>336,033503</text:p>
          </table:table-cell>
          <table:table-cell/>
          <table:table-cell office:value-type="float" office:value="1837.923" calcext:value-type="float">
            <text:p>1837,923</text:p>
          </table:table-cell>
          <table:table-cell office:value-type="float" office:value="791.91084" calcext:value-type="float">
            <text:p>791,91084</text:p>
          </table:table-cell>
          <table:table-cell table:number-columns-repeated="7"/>
        </table:table-row>
        <table:table-row table:style-name="ro1">
          <table:table-cell office:value-type="float" office:value="49.363" calcext:value-type="float">
            <text:p>49,363</text:p>
          </table:table-cell>
          <table:table-cell office:value-type="float" office:value="5.25448" calcext:value-type="float">
            <text:p>5,25448</text:p>
          </table:table-cell>
          <table:table-cell/>
          <table:table-cell office:value-type="float" office:value="379.848" calcext:value-type="float">
            <text:p>379,848</text:p>
          </table:table-cell>
          <table:table-cell office:value-type="float" office:value="335.976252" calcext:value-type="float">
            <text:p>335,976252</text:p>
          </table:table-cell>
          <table:table-cell/>
          <table:table-cell office:value-type="float" office:value="1838.6" calcext:value-type="float">
            <text:p>1838,6</text:p>
          </table:table-cell>
          <table:table-cell office:value-type="float" office:value="791.544881" calcext:value-type="float">
            <text:p>791,544881</text:p>
          </table:table-cell>
          <table:table-cell table:number-columns-repeated="7"/>
        </table:table-row>
        <table:table-row table:style-name="ro1">
          <table:table-cell office:value-type="float" office:value="52.818" calcext:value-type="float">
            <text:p>52,818</text:p>
          </table:table-cell>
          <table:table-cell office:value-type="float" office:value="5.225294" calcext:value-type="float">
            <text:p>5,225294</text:p>
          </table:table-cell>
          <table:table-cell/>
          <table:table-cell office:value-type="float" office:value="396.469" calcext:value-type="float">
            <text:p>396,469</text:p>
          </table:table-cell>
          <table:table-cell office:value-type="float" office:value="335.950591" calcext:value-type="float">
            <text:p>335,950591</text:p>
          </table:table-cell>
          <table:table-cell/>
          <table:table-cell office:value-type="float" office:value="1837.041" calcext:value-type="float">
            <text:p>1837,041</text:p>
          </table:table-cell>
          <table:table-cell office:value-type="float" office:value="791.42645" calcext:value-type="float">
            <text:p>791,42645</text:p>
          </table:table-cell>
          <table:table-cell table:number-columns-repeated="7"/>
        </table:table-row>
        <table:table-row table:style-name="ro1">
          <table:table-cell office:value-type="float" office:value="50.937" calcext:value-type="float">
            <text:p>50,937</text:p>
          </table:table-cell>
          <table:table-cell office:value-type="float" office:value="5.188876" calcext:value-type="float">
            <text:p>5,188876</text:p>
          </table:table-cell>
          <table:table-cell/>
          <table:table-cell office:value-type="float" office:value="380.986" calcext:value-type="float">
            <text:p>380,986</text:p>
          </table:table-cell>
          <table:table-cell office:value-type="float" office:value="335.9422" calcext:value-type="float">
            <text:p>335,9422</text:p>
          </table:table-cell>
          <table:table-cell/>
          <table:table-cell office:value-type="float" office:value="1836.863" calcext:value-type="float">
            <text:p>1836,863</text:p>
          </table:table-cell>
          <table:table-cell office:value-type="float" office:value="791.185252" calcext:value-type="float">
            <text:p>791,185252</text:p>
          </table:table-cell>
          <table:table-cell table:number-columns-repeated="7"/>
        </table:table-row>
        <table:table-row table:style-name="ro1">
          <table:table-cell office:value-type="float" office:value="50.466" calcext:value-type="float">
            <text:p>50,466</text:p>
          </table:table-cell>
          <table:table-cell office:value-type="float" office:value="4.602637" calcext:value-type="float">
            <text:p>4,602637</text:p>
          </table:table-cell>
          <table:table-cell/>
          <table:table-cell office:value-type="float" office:value="380.368" calcext:value-type="float">
            <text:p>380,368</text:p>
          </table:table-cell>
          <table:table-cell office:value-type="float" office:value="335.893452" calcext:value-type="float">
            <text:p>335,893452</text:p>
          </table:table-cell>
          <table:table-cell/>
          <table:table-cell office:value-type="float" office:value="1836.456" calcext:value-type="float">
            <text:p>1836,456</text:p>
          </table:table-cell>
          <table:table-cell office:value-type="float" office:value="790.390069" calcext:value-type="float">
            <text:p>790,390069</text:p>
          </table:table-cell>
          <table:table-cell table:number-columns-repeated="7"/>
        </table:table-row>
        <table:table-row table:style-name="ro1">
          <table:table-cell office:value-type="float" office:value="50.98" calcext:value-type="float">
            <text:p>50,98</text:p>
          </table:table-cell>
          <table:table-cell office:value-type="float" office:value="4.559418" calcext:value-type="float">
            <text:p>4,559418</text:p>
          </table:table-cell>
          <table:table-cell/>
          <table:table-cell office:value-type="float" office:value="380.209" calcext:value-type="float">
            <text:p>380,209</text:p>
          </table:table-cell>
          <table:table-cell office:value-type="float" office:value="335.888887" calcext:value-type="float">
            <text:p>335,888887</text:p>
          </table:table-cell>
          <table:table-cell/>
          <table:table-cell office:value-type="float" office:value="1836.642" calcext:value-type="float">
            <text:p>1836,642</text:p>
          </table:table-cell>
          <table:table-cell office:value-type="float" office:value="790.260111" calcext:value-type="float">
            <text:p>790,260111</text:p>
          </table:table-cell>
          <table:table-cell office:value-type="string" calcext:value-type="string">
            <text:p>←</text:p>
          </table:table-cell>
          <table:table-cell table:number-columns-repeated="6"/>
        </table:table-row>
        <table:table-row table:style-name="ro1">
          <table:table-cell office:value-type="float" office:value="50.819" calcext:value-type="float">
            <text:p>50,819</text:p>
          </table:table-cell>
          <table:table-cell office:value-type="float" office:value="4.357475" calcext:value-type="float">
            <text:p>4,357475</text:p>
          </table:table-cell>
          <table:table-cell/>
          <table:table-cell office:value-type="float" office:value="381.005" calcext:value-type="float">
            <text:p>381,005</text:p>
          </table:table-cell>
          <table:table-cell office:value-type="float" office:value="335.790352" calcext:value-type="float">
            <text:p>335,790352</text:p>
          </table:table-cell>
          <table:table-cell/>
          <table:table-cell office:value-type="float" office:value="1838.992" calcext:value-type="float">
            <text:p>1838,992</text:p>
          </table:table-cell>
          <table:table-cell office:value-type="float" office:value="790.206688" calcext:value-type="float">
            <text:p>790,206688</text:p>
          </table:table-cell>
          <table:table-cell table:number-columns-repeated="7"/>
        </table:table-row>
        <table:table-row table:style-name="ro1">
          <table:table-cell office:value-type="float" office:value="53.565" calcext:value-type="float">
            <text:p>53,565</text:p>
          </table:table-cell>
          <table:table-cell office:value-type="float" office:value="4.341333" calcext:value-type="float">
            <text:p>4,341333</text:p>
          </table:table-cell>
          <table:table-cell/>
          <table:table-cell office:value-type="float" office:value="379.191" calcext:value-type="float">
            <text:p>379,191</text:p>
          </table:table-cell>
          <table:table-cell office:value-type="float" office:value="335.656404" calcext:value-type="float">
            <text:p>335,656404</text:p>
          </table:table-cell>
          <table:table-cell/>
          <table:table-cell office:value-type="float" office:value="1838.593" calcext:value-type="float">
            <text:p>1838,593</text:p>
          </table:table-cell>
          <table:table-cell office:value-type="float" office:value="789.659392" calcext:value-type="float">
            <text:p>789,659392</text:p>
          </table:table-cell>
          <table:table-cell table:number-columns-repeated="7"/>
        </table:table-row>
        <table:table-row table:style-name="ro1">
          <table:table-cell office:value-type="float" office:value="50.292" calcext:value-type="float">
            <text:p>50,292</text:p>
          </table:table-cell>
          <table:table-cell office:value-type="float" office:value="4.325192" calcext:value-type="float">
            <text:p>4,325192</text:p>
          </table:table-cell>
          <table:table-cell/>
          <table:table-cell office:value-type="float" office:value="379.524" calcext:value-type="float">
            <text:p>379,524</text:p>
          </table:table-cell>
          <table:table-cell office:value-type="float" office:value="335.620548" calcext:value-type="float">
            <text:p>335,620548</text:p>
          </table:table-cell>
          <table:table-cell/>
          <table:table-cell office:value-type="float" office:value="1839.333" calcext:value-type="float">
            <text:p>1839,333</text:p>
          </table:table-cell>
          <table:table-cell office:value-type="float" office:value="788.856203" calcext:value-type="float">
            <text:p>788,856203</text:p>
          </table:table-cell>
          <table:table-cell table:number-columns-repeated="7"/>
        </table:table-row>
        <table:table-row table:style-name="ro1">
          <table:table-cell office:value-type="float" office:value="49.739" calcext:value-type="float">
            <text:p>49,739</text:p>
          </table:table-cell>
          <table:table-cell office:value-type="float" office:value="3.883764" calcext:value-type="float">
            <text:p>3,883764</text:p>
          </table:table-cell>
          <table:table-cell/>
          <table:table-cell office:value-type="float" office:value="380.276" calcext:value-type="float">
            <text:p>380,276</text:p>
          </table:table-cell>
          <table:table-cell office:value-type="float" office:value="335.40792" calcext:value-type="float">
            <text:p>335,40792</text:p>
          </table:table-cell>
          <table:table-cell/>
          <table:table-cell office:value-type="float" office:value="1837.627" calcext:value-type="float">
            <text:p>1837,627</text:p>
          </table:table-cell>
          <table:table-cell office:value-type="float" office:value="788.005176" calcext:value-type="float">
            <text:p>788,005176</text:p>
          </table:table-cell>
          <table:table-cell table:number-columns-repeated="7"/>
        </table:table-row>
        <table:table-row table:style-name="ro1">
          <table:table-cell office:value-type="float" office:value="49.177" calcext:value-type="float">
            <text:p>49,177</text:p>
          </table:table-cell>
          <table:table-cell office:value-type="float" office:value="3.721498" calcext:value-type="float">
            <text:p>3,721498</text:p>
          </table:table-cell>
          <table:table-cell/>
          <table:table-cell office:value-type="float" office:value="380.396" calcext:value-type="float">
            <text:p>380,396</text:p>
          </table:table-cell>
          <table:table-cell office:value-type="float" office:value="335.372475" calcext:value-type="float">
            <text:p>335,372475</text:p>
          </table:table-cell>
          <table:table-cell/>
          <table:table-cell office:value-type="float" office:value="1835.471" calcext:value-type="float">
            <text:p>1835,471</text:p>
          </table:table-cell>
          <table:table-cell office:value-type="float" office:value="787.414728" calcext:value-type="float">
            <text:p>787,414728</text:p>
          </table:table-cell>
          <table:table-cell table:number-columns-repeated="7"/>
        </table:table-row>
        <table:table-row table:style-name="ro1">
          <table:table-cell office:value-type="float" office:value="52.72" calcext:value-type="float">
            <text:p>52,72</text:p>
          </table:table-cell>
          <table:table-cell office:value-type="float" office:value="3.591619" calcext:value-type="float">
            <text:p>3,591619</text:p>
          </table:table-cell>
          <table:table-cell/>
          <table:table-cell office:value-type="float" office:value="381.961" calcext:value-type="float">
            <text:p>381,961</text:p>
          </table:table-cell>
          <table:table-cell office:value-type="float" office:value="335.25191" calcext:value-type="float">
            <text:p>335,25191</text:p>
          </table:table-cell>
          <table:table-cell/>
          <table:table-cell office:value-type="float" office:value="1837.922" calcext:value-type="float">
            <text:p>1837,922</text:p>
          </table:table-cell>
          <table:table-cell office:value-type="float" office:value="786.020624" calcext:value-type="float">
            <text:p>786,020624</text:p>
          </table:table-cell>
          <table:table-cell table:number-columns-repeated="7"/>
        </table:table-row>
        <table:table-row table:style-name="ro1">
          <table:table-cell office:value-type="float" office:value="50.071" calcext:value-type="float">
            <text:p>50,071</text:p>
          </table:table-cell>
          <table:table-cell office:value-type="float" office:value="3.546692" calcext:value-type="float">
            <text:p>3,546692</text:p>
          </table:table-cell>
          <table:table-cell/>
          <table:table-cell office:value-type="float" office:value="379.653" calcext:value-type="float">
            <text:p>379,653</text:p>
          </table:table-cell>
          <table:table-cell office:value-type="float" office:value="334.965936" calcext:value-type="float">
            <text:p>334,965936</text:p>
          </table:table-cell>
          <table:table-cell/>
          <table:table-cell office:value-type="float" office:value="1838.065" calcext:value-type="float">
            <text:p>1838,065</text:p>
          </table:table-cell>
          <table:table-cell office:value-type="float" office:value="784.791039" calcext:value-type="float">
            <text:p>784,791039</text:p>
          </table:table-cell>
          <table:table-cell table:number-columns-repeated="7"/>
        </table:table-row>
        <table:table-row table:style-name="ro1">
          <table:table-cell office:value-type="float" office:value="50.733" calcext:value-type="float">
            <text:p>50,733</text:p>
          </table:table-cell>
          <table:table-cell office:value-type="float" office:value="3.537222" calcext:value-type="float">
            <text:p>3,537222</text:p>
          </table:table-cell>
          <table:table-cell/>
          <table:table-cell office:value-type="float" office:value="380.094" calcext:value-type="float">
            <text:p>380,094</text:p>
          </table:table-cell>
          <table:table-cell office:value-type="float" office:value="334.85665" calcext:value-type="float">
            <text:p>334,85665</text:p>
          </table:table-cell>
          <table:table-cell/>
          <table:table-cell office:value-type="float" office:value="1824.797" calcext:value-type="float">
            <text:p>1824,797</text:p>
          </table:table-cell>
          <table:table-cell office:value-type="float" office:value="780.051561" calcext:value-type="float">
            <text:p>780,051561</text:p>
          </table:table-cell>
          <table:table-cell table:number-columns-repeated="7"/>
        </table:table-row>
        <table:table-row table:style-name="ro1">
          <table:table-cell office:value-type="float" office:value="48.483" calcext:value-type="float">
            <text:p>48,483</text:p>
          </table:table-cell>
          <table:table-cell office:value-type="float" office:value="2.899613" calcext:value-type="float">
            <text:p>2,899613</text:p>
          </table:table-cell>
          <table:table-cell/>
          <table:table-cell office:value-type="float" office:value="380.312" calcext:value-type="float">
            <text:p>380,312</text:p>
          </table:table-cell>
          <table:table-cell office:value-type="float" office:value="334.593056" calcext:value-type="float">
            <text:p>334,593056</text:p>
          </table:table-cell>
          <table:table-cell/>
          <table:table-cell office:value-type="float" office:value="1822.11" calcext:value-type="float">
            <text:p>1822,11</text:p>
          </table:table-cell>
          <table:table-cell office:value-type="float" office:value="778.102661" calcext:value-type="float">
            <text:p>778,102661</text:p>
          </table:table-cell>
          <table:table-cell table:number-columns-repeated="7"/>
        </table:table-row>
        <table:table-row table:style-name="ro1">
          <table:table-cell office:value-type="float" office:value="77.509" calcext:value-type="float">
            <text:p>77,509</text:p>
          </table:table-cell>
          <table:table-cell office:value-type="float" office:value="2.687871" calcext:value-type="float">
            <text:p>2,687871</text:p>
          </table:table-cell>
          <table:table-cell/>
          <table:table-cell office:value-type="float" office:value="379.965" calcext:value-type="float">
            <text:p>379,965</text:p>
          </table:table-cell>
          <table:table-cell office:value-type="float" office:value="334.515469" calcext:value-type="float">
            <text:p>334,515469</text:p>
          </table:table-cell>
          <table:table-cell/>
          <table:table-cell office:value-type="float" office:value="1859.373" calcext:value-type="float">
            <text:p>1859,373</text:p>
          </table:table-cell>
          <table:table-cell office:value-type="float" office:value="777.53539" calcext:value-type="float">
            <text:p>777,53539</text:p>
          </table:table-cell>
          <table:table-cell table:number-columns-repeated="7"/>
        </table:table-row>
        <table:table-row table:style-name="ro1">
          <table:table-cell office:value-type="float" office:value="68.42" calcext:value-type="float">
            <text:p>68,42</text:p>
          </table:table-cell>
          <table:table-cell office:value-type="float" office:value="2.580307" calcext:value-type="float">
            <text:p>2,580307</text:p>
          </table:table-cell>
          <table:table-cell/>
          <table:table-cell office:value-type="float" office:value="380.253" calcext:value-type="float">
            <text:p>380,253</text:p>
          </table:table-cell>
          <table:table-cell office:value-type="float" office:value="334.472851" calcext:value-type="float">
            <text:p>334,472851</text:p>
          </table:table-cell>
          <table:table-cell/>
          <table:table-cell office:value-type="float" office:value="1820.887" calcext:value-type="float">
            <text:p>1820,887</text:p>
          </table:table-cell>
          <table:table-cell office:value-type="float" office:value="777.355809" calcext:value-type="float">
            <text:p>777,355809</text:p>
          </table:table-cell>
          <table:table-cell table:number-columns-repeated="7"/>
        </table:table-row>
        <table:table-row table:style-name="ro1">
          <table:table-cell office:value-type="float" office:value="50.23" calcext:value-type="float">
            <text:p>50,23</text:p>
          </table:table-cell>
          <table:table-cell office:value-type="float" office:value="2.570488" calcext:value-type="float">
            <text:p>2,570488</text:p>
          </table:table-cell>
          <table:table-cell/>
          <table:table-cell office:value-type="float" office:value="380.197" calcext:value-type="float">
            <text:p>380,197</text:p>
          </table:table-cell>
          <table:table-cell office:value-type="float" office:value="334.32379" calcext:value-type="float">
            <text:p>334,32379</text:p>
          </table:table-cell>
          <table:table-cell/>
          <table:table-cell office:value-type="float" office:value="1821.751" calcext:value-type="float">
            <text:p>1821,751</text:p>
          </table:table-cell>
          <table:table-cell office:value-type="float" office:value="777.169326" calcext:value-type="float">
            <text:p>777,169326</text:p>
          </table:table-cell>
          <table:table-cell table:number-columns-repeated="7"/>
        </table:table-row>
        <table:table-row table:style-name="ro1">
          <table:table-cell office:value-type="float" office:value="48.06" calcext:value-type="float">
            <text:p>48,06</text:p>
          </table:table-cell>
          <table:table-cell office:value-type="float" office:value="2.567936" calcext:value-type="float">
            <text:p>2,567936</text:p>
          </table:table-cell>
          <table:table-cell/>
          <table:table-cell office:value-type="float" office:value="381.255" calcext:value-type="float">
            <text:p>381,255</text:p>
          </table:table-cell>
          <table:table-cell office:value-type="float" office:value="334.06926" calcext:value-type="float">
            <text:p>334,06926</text:p>
          </table:table-cell>
          <table:table-cell/>
          <table:table-cell office:value-type="float" office:value="1821.808" calcext:value-type="float">
            <text:p>1821,808</text:p>
          </table:table-cell>
          <table:table-cell office:value-type="float" office:value="776.490545" calcext:value-type="float">
            <text:p>776,490545</text:p>
          </table:table-cell>
          <table:table-cell table:number-columns-repeated="7"/>
        </table:table-row>
        <table:table-row table:style-name="ro1">
          <table:table-cell office:value-type="float" office:value="55.053" calcext:value-type="float">
            <text:p>55,053</text:p>
          </table:table-cell>
          <table:table-cell office:value-type="float" office:value="2.563115" calcext:value-type="float">
            <text:p>2,563115</text:p>
          </table:table-cell>
          <table:table-cell/>
          <table:table-cell office:value-type="float" office:value="380.548" calcext:value-type="float">
            <text:p>380,548</text:p>
          </table:table-cell>
          <table:table-cell office:value-type="float" office:value="334.018756" calcext:value-type="float">
            <text:p>334,018756</text:p>
          </table:table-cell>
          <table:table-cell/>
          <table:table-cell office:value-type="float" office:value="1820.351" calcext:value-type="float">
            <text:p>1820,351</text:p>
          </table:table-cell>
          <table:table-cell office:value-type="float" office:value="776.308991" calcext:value-type="float">
            <text:p>776,308991</text:p>
          </table:table-cell>
          <table:table-cell table:number-columns-repeated="7"/>
        </table:table-row>
        <table:table-row table:style-name="ro1">
          <table:table-cell office:value-type="float" office:value="49.521" calcext:value-type="float">
            <text:p>49,521</text:p>
          </table:table-cell>
          <table:table-cell office:value-type="float" office:value="2.554798" calcext:value-type="float">
            <text:p>2,554798</text:p>
          </table:table-cell>
          <table:table-cell/>
          <table:table-cell office:value-type="float" office:value="381.959" calcext:value-type="float">
            <text:p>381,959</text:p>
          </table:table-cell>
          <table:table-cell office:value-type="float" office:value="334.018637" calcext:value-type="float">
            <text:p>334,018637</text:p>
          </table:table-cell>
          <table:table-cell/>
          <table:table-cell office:value-type="float" office:value="1821.464" calcext:value-type="float">
            <text:p>1821,464</text:p>
          </table:table-cell>
          <table:table-cell office:value-type="float" office:value="776.194429" calcext:value-type="float">
            <text:p>776,194429</text:p>
          </table:table-cell>
          <table:table-cell table:number-columns-repeated="7"/>
        </table:table-row>
        <table:table-row table:style-name="ro1">
          <table:table-cell office:value-type="float" office:value="51.101" calcext:value-type="float">
            <text:p>51,101</text:p>
          </table:table-cell>
          <table:table-cell office:value-type="float" office:value="2.533716" calcext:value-type="float">
            <text:p>2,533716</text:p>
          </table:table-cell>
          <table:table-cell/>
          <table:table-cell office:value-type="float" office:value="377.821" calcext:value-type="float">
            <text:p>377,821</text:p>
          </table:table-cell>
          <table:table-cell office:value-type="float" office:value="333.999428" calcext:value-type="float">
            <text:p>333,999428</text:p>
          </table:table-cell>
          <table:table-cell/>
          <table:table-cell office:value-type="float" office:value="1826.196" calcext:value-type="float">
            <text:p>1826,196</text:p>
          </table:table-cell>
          <table:table-cell office:value-type="float" office:value="776.181914" calcext:value-type="float">
            <text:p>776,181914</text:p>
          </table:table-cell>
          <table:table-cell table:number-columns-repeated="7"/>
        </table:table-row>
        <table:table-row table:style-name="ro1">
          <table:table-cell office:value-type="float" office:value="48.949" calcext:value-type="float">
            <text:p>48,949</text:p>
          </table:table-cell>
          <table:table-cell office:value-type="float" office:value="2.529101" calcext:value-type="float">
            <text:p>2,529101</text:p>
          </table:table-cell>
          <table:table-cell/>
          <table:table-cell office:value-type="float" office:value="378.584" calcext:value-type="float">
            <text:p>378,584</text:p>
          </table:table-cell>
          <table:table-cell office:value-type="float" office:value="333.919445" calcext:value-type="float">
            <text:p>333,919445</text:p>
          </table:table-cell>
          <table:table-cell/>
          <table:table-cell office:value-type="float" office:value="1824.761" calcext:value-type="float">
            <text:p>1824,761</text:p>
          </table:table-cell>
          <table:table-cell office:value-type="float" office:value="776.042946" calcext:value-type="float">
            <text:p>776,042946</text:p>
          </table:table-cell>
          <table:table-cell table:number-columns-repeated="7"/>
        </table:table-row>
        <table:table-row table:style-name="ro1">
          <table:table-cell office:value-type="float" office:value="48.815" calcext:value-type="float">
            <text:p>48,815</text:p>
          </table:table-cell>
          <table:table-cell office:value-type="float" office:value="2.526958" calcext:value-type="float">
            <text:p>2,526958</text:p>
          </table:table-cell>
          <table:table-cell/>
          <table:table-cell office:value-type="float" office:value="379.397" calcext:value-type="float">
            <text:p>379,397</text:p>
          </table:table-cell>
          <table:table-cell office:value-type="float" office:value="333.824867" calcext:value-type="float">
            <text:p>333,824867</text:p>
          </table:table-cell>
          <table:table-cell/>
          <table:table-cell office:value-type="float" office:value="1820.707" calcext:value-type="float">
            <text:p>1820,707</text:p>
          </table:table-cell>
          <table:table-cell office:value-type="float" office:value="775.740642" calcext:value-type="float">
            <text:p>775,740642</text:p>
          </table:table-cell>
          <table:table-cell table:number-columns-repeated="7"/>
        </table:table-row>
        <table:table-row table:style-name="ro1">
          <table:table-cell office:value-type="float" office:value="48.361" calcext:value-type="float">
            <text:p>48,361</text:p>
          </table:table-cell>
          <table:table-cell office:value-type="float" office:value="2.522312" calcext:value-type="float">
            <text:p>2,522312</text:p>
          </table:table-cell>
          <table:table-cell/>
          <table:table-cell office:value-type="float" office:value="382.8" calcext:value-type="float">
            <text:p>382,8</text:p>
          </table:table-cell>
          <table:table-cell office:value-type="float" office:value="333.779903" calcext:value-type="float">
            <text:p>333,779903</text:p>
          </table:table-cell>
          <table:table-cell/>
          <table:table-cell office:value-type="float" office:value="1820.706" calcext:value-type="float">
            <text:p>1820,706</text:p>
          </table:table-cell>
          <table:table-cell office:value-type="float" office:value="775.681896" calcext:value-type="float">
            <text:p>775,681896</text:p>
          </table:table-cell>
          <table:table-cell table:number-columns-repeated="7"/>
        </table:table-row>
        <table:table-row table:style-name="ro1">
          <table:table-cell office:value-type="float" office:value="50.986" calcext:value-type="float">
            <text:p>50,986</text:p>
          </table:table-cell>
          <table:table-cell office:value-type="float" office:value="2.509232" calcext:value-type="float">
            <text:p>2,509232</text:p>
          </table:table-cell>
          <table:table-cell/>
          <table:table-cell office:value-type="float" office:value="379.626" calcext:value-type="float">
            <text:p>379,626</text:p>
          </table:table-cell>
          <table:table-cell office:value-type="float" office:value="333.532533" calcext:value-type="float">
            <text:p>333,532533</text:p>
          </table:table-cell>
          <table:table-cell/>
          <table:table-cell office:value-type="float" office:value="1820.931" calcext:value-type="float">
            <text:p>1820,931</text:p>
          </table:table-cell>
          <table:table-cell office:value-type="float" office:value="775.673575" calcext:value-type="float">
            <text:p>775,673575</text:p>
          </table:table-cell>
          <table:table-cell table:number-columns-repeated="7"/>
        </table:table-row>
        <table:table-row table:style-name="ro1">
          <table:table-cell office:value-type="float" office:value="49.427" calcext:value-type="float">
            <text:p>49,427</text:p>
          </table:table-cell>
          <table:table-cell office:value-type="float" office:value="2.506484" calcext:value-type="float">
            <text:p>2,506484</text:p>
          </table:table-cell>
          <table:table-cell/>
          <table:table-cell office:value-type="float" office:value="380.208" calcext:value-type="float">
            <text:p>380,208</text:p>
          </table:table-cell>
          <table:table-cell office:value-type="float" office:value="333.043555" calcext:value-type="float">
            <text:p>333,043555</text:p>
          </table:table-cell>
          <table:table-cell/>
          <table:table-cell office:value-type="float" office:value="1818.686" calcext:value-type="float">
            <text:p>1818,686</text:p>
          </table:table-cell>
          <table:table-cell office:value-type="float" office:value="775.53127" calcext:value-type="float">
            <text:p>775,53127</text:p>
          </table:table-cell>
          <table:table-cell table:number-columns-repeated="7"/>
        </table:table-row>
        <table:table-row table:style-name="ro1">
          <table:table-cell office:value-type="float" office:value="53.151" calcext:value-type="float">
            <text:p>53,151</text:p>
          </table:table-cell>
          <table:table-cell office:value-type="float" office:value="2.500324" calcext:value-type="float">
            <text:p>2,500324</text:p>
          </table:table-cell>
          <table:table-cell/>
          <table:table-cell office:value-type="float" office:value="379.249" calcext:value-type="float">
            <text:p>379,249</text:p>
          </table:table-cell>
          <table:table-cell office:value-type="float" office:value="332.616589" calcext:value-type="float">
            <text:p>332,616589</text:p>
          </table:table-cell>
          <table:table-cell/>
          <table:table-cell office:value-type="float" office:value="1820.276" calcext:value-type="float">
            <text:p>1820,276</text:p>
          </table:table-cell>
          <table:table-cell office:value-type="float" office:value="775.424031" calcext:value-type="float">
            <text:p>775,424031</text:p>
          </table:table-cell>
          <table:table-cell table:number-columns-repeated="7"/>
        </table:table-row>
        <table:table-row table:style-name="ro1">
          <table:table-cell office:value-type="float" office:value="61.496" calcext:value-type="float">
            <text:p>61,496</text:p>
          </table:table-cell>
          <table:table-cell office:value-type="float" office:value="2.495483" calcext:value-type="float">
            <text:p>2,495483</text:p>
          </table:table-cell>
          <table:table-cell/>
          <table:table-cell office:value-type="float" office:value="378.845" calcext:value-type="float">
            <text:p>378,845</text:p>
          </table:table-cell>
          <table:table-cell office:value-type="float" office:value="332.583676" calcext:value-type="float">
            <text:p>332,583676</text:p>
          </table:table-cell>
          <table:table-cell/>
          <table:table-cell office:value-type="float" office:value="1820.221" calcext:value-type="float">
            <text:p>1820,221</text:p>
          </table:table-cell>
          <table:table-cell office:value-type="float" office:value="775.281897" calcext:value-type="float">
            <text:p>775,281897</text:p>
          </table:table-cell>
          <table:table-cell table:number-columns-repeated="7"/>
        </table:table-row>
        <table:table-row table:style-name="ro1">
          <table:table-cell office:value-type="float" office:value="62.095" calcext:value-type="float">
            <text:p>62,095</text:p>
          </table:table-cell>
          <table:table-cell office:value-type="float" office:value="2.491597" calcext:value-type="float">
            <text:p>2,491597</text:p>
          </table:table-cell>
          <table:table-cell/>
          <table:table-cell office:value-type="float" office:value="381.341" calcext:value-type="float">
            <text:p>381,341</text:p>
          </table:table-cell>
          <table:table-cell office:value-type="float" office:value="332.518293" calcext:value-type="float">
            <text:p>332,518293</text:p>
          </table:table-cell>
          <table:table-cell/>
          <table:table-cell office:value-type="float" office:value="1824.859" calcext:value-type="float">
            <text:p>1824,859</text:p>
          </table:table-cell>
          <table:table-cell office:value-type="float" office:value="775.251203" calcext:value-type="float">
            <text:p>775,251203</text:p>
          </table:table-cell>
          <table:table-cell table:number-columns-repeated="7"/>
        </table:table-row>
        <table:table-row table:style-name="ro1">
          <table:table-cell office:value-type="float" office:value="65.859" calcext:value-type="float">
            <text:p>65,859</text:p>
          </table:table-cell>
          <table:table-cell office:value-type="float" office:value="2.49121" calcext:value-type="float">
            <text:p>2,49121</text:p>
          </table:table-cell>
          <table:table-cell/>
          <table:table-cell office:value-type="float" office:value="380.786" calcext:value-type="float">
            <text:p>380,786</text:p>
          </table:table-cell>
          <table:table-cell office:value-type="float" office:value="332.435649" calcext:value-type="float">
            <text:p>332,435649</text:p>
          </table:table-cell>
          <table:table-cell/>
          <table:table-cell office:value-type="float" office:value="1820.998" calcext:value-type="float">
            <text:p>1820,998</text:p>
          </table:table-cell>
          <table:table-cell office:value-type="float" office:value="775.143378" calcext:value-type="float">
            <text:p>775,143378</text:p>
          </table:table-cell>
          <table:table-cell table:number-columns-repeated="7"/>
        </table:table-row>
        <table:table-row table:style-name="ro1">
          <table:table-cell office:value-type="float" office:value="61.872" calcext:value-type="float">
            <text:p>61,872</text:p>
          </table:table-cell>
          <table:table-cell office:value-type="float" office:value="2.485715" calcext:value-type="float">
            <text:p>2,485715</text:p>
          </table:table-cell>
          <table:table-cell/>
          <table:table-cell office:value-type="float" office:value="382.454" calcext:value-type="float">
            <text:p>382,454</text:p>
          </table:table-cell>
          <table:table-cell office:value-type="float" office:value="332.399583" calcext:value-type="float">
            <text:p>332,399583</text:p>
          </table:table-cell>
          <table:table-cell/>
          <table:table-cell office:value-type="float" office:value="1822.388" calcext:value-type="float">
            <text:p>1822,388</text:p>
          </table:table-cell>
          <table:table-cell office:value-type="float" office:value="775.042442" calcext:value-type="float">
            <text:p>775,042442</text:p>
          </table:table-cell>
          <table:table-cell table:number-columns-repeated="7"/>
        </table:table-row>
        <table:table-row table:style-name="ro1">
          <table:table-cell office:value-type="float" office:value="52.524" calcext:value-type="float">
            <text:p>52,524</text:p>
          </table:table-cell>
          <table:table-cell office:value-type="float" office:value="2.480081" calcext:value-type="float">
            <text:p>2,480081</text:p>
          </table:table-cell>
          <table:table-cell/>
          <table:table-cell office:value-type="float" office:value="379.125" calcext:value-type="float">
            <text:p>379,125</text:p>
          </table:table-cell>
          <table:table-cell office:value-type="float" office:value="332.340022" calcext:value-type="float">
            <text:p>332,340022</text:p>
          </table:table-cell>
          <table:table-cell/>
          <table:table-cell office:value-type="float" office:value="1819.875" calcext:value-type="float">
            <text:p>1819,875</text:p>
          </table:table-cell>
          <table:table-cell office:value-type="float" office:value="774.903634" calcext:value-type="float">
            <text:p>774,903634</text:p>
          </table:table-cell>
          <table:table-cell table:number-columns-repeated="7"/>
        </table:table-row>
        <table:table-row table:style-name="ro1">
          <table:table-cell office:value-type="float" office:value="50.808" calcext:value-type="float">
            <text:p>50,808</text:p>
          </table:table-cell>
          <table:table-cell office:value-type="float" office:value="2.479081" calcext:value-type="float">
            <text:p>2,479081</text:p>
          </table:table-cell>
          <table:table-cell/>
          <table:table-cell office:value-type="float" office:value="376.778" calcext:value-type="float">
            <text:p>376,778</text:p>
          </table:table-cell>
          <table:table-cell office:value-type="float" office:value="332.266314" calcext:value-type="float">
            <text:p>332,266314</text:p>
          </table:table-cell>
          <table:table-cell/>
          <table:table-cell office:value-type="float" office:value="1820.96" calcext:value-type="float">
            <text:p>1820,96</text:p>
          </table:table-cell>
          <table:table-cell office:value-type="float" office:value="774.845374" calcext:value-type="float">
            <text:p>774,845374</text:p>
          </table:table-cell>
          <table:table-cell table:number-columns-repeated="7"/>
        </table:table-row>
        <table:table-row table:style-name="ro1">
          <table:table-cell office:value-type="float" office:value="51.722" calcext:value-type="float">
            <text:p>51,722</text:p>
          </table:table-cell>
          <table:table-cell office:value-type="float" office:value="2.473454" calcext:value-type="float">
            <text:p>2,473454</text:p>
          </table:table-cell>
          <table:table-cell/>
          <table:table-cell office:value-type="float" office:value="379.441" calcext:value-type="float">
            <text:p>379,441</text:p>
          </table:table-cell>
          <table:table-cell office:value-type="float" office:value="332.265902" calcext:value-type="float">
            <text:p>332,265902</text:p>
          </table:table-cell>
          <table:table-cell/>
          <table:table-cell office:value-type="float" office:value="1817.961" calcext:value-type="float">
            <text:p>1817,961</text:p>
          </table:table-cell>
          <table:table-cell office:value-type="float" office:value="774.511464" calcext:value-type="float">
            <text:p>774,511464</text:p>
          </table:table-cell>
          <table:table-cell table:number-columns-repeated="7"/>
        </table:table-row>
        <table:table-row table:style-name="ro1">
          <table:table-cell office:value-type="float" office:value="49.906" calcext:value-type="float">
            <text:p>49,906</text:p>
          </table:table-cell>
          <table:table-cell office:value-type="float" office:value="2.472172" calcext:value-type="float">
            <text:p>2,472172</text:p>
          </table:table-cell>
          <table:table-cell/>
          <table:table-cell office:value-type="float" office:value="378.85" calcext:value-type="float">
            <text:p>378,85</text:p>
          </table:table-cell>
          <table:table-cell office:value-type="float" office:value="332.229623" calcext:value-type="float">
            <text:p>332,229623</text:p>
          </table:table-cell>
          <table:table-cell/>
          <table:table-cell office:value-type="float" office:value="1820.074" calcext:value-type="float">
            <text:p>1820,074</text:p>
          </table:table-cell>
          <table:table-cell office:value-type="float" office:value="774.312975" calcext:value-type="float">
            <text:p>774,312975</text:p>
          </table:table-cell>
          <table:table-cell table:number-columns-repeated="7"/>
        </table:table-row>
        <table:table-row table:style-name="ro1">
          <table:table-cell office:value-type="float" office:value="46.767" calcext:value-type="float">
            <text:p>46,767</text:p>
          </table:table-cell>
          <table:table-cell office:value-type="float" office:value="2.466052" calcext:value-type="float">
            <text:p>2,466052</text:p>
          </table:table-cell>
          <table:table-cell/>
          <table:table-cell office:value-type="float" office:value="378.786" calcext:value-type="float">
            <text:p>378,786</text:p>
          </table:table-cell>
          <table:table-cell office:value-type="float" office:value="332.077117" calcext:value-type="float">
            <text:p>332,077117</text:p>
          </table:table-cell>
          <table:table-cell/>
          <table:table-cell office:value-type="float" office:value="1818.73" calcext:value-type="float">
            <text:p>1818,73</text:p>
          </table:table-cell>
          <table:table-cell office:value-type="float" office:value="774.153492" calcext:value-type="float">
            <text:p>774,153492</text:p>
          </table:table-cell>
          <table:table-cell table:number-columns-repeated="7"/>
        </table:table-row>
        <table:table-row table:style-name="ro1">
          <table:table-cell office:value-type="float" office:value="53.412" calcext:value-type="float">
            <text:p>53,412</text:p>
          </table:table-cell>
          <table:table-cell office:value-type="float" office:value="2.464966" calcext:value-type="float">
            <text:p>2,464966</text:p>
          </table:table-cell>
          <table:table-cell/>
          <table:table-cell office:value-type="float" office:value="383.427" calcext:value-type="float">
            <text:p>383,427</text:p>
          </table:table-cell>
          <table:table-cell office:value-type="float" office:value="331.95965" calcext:value-type="float">
            <text:p>331,95965</text:p>
          </table:table-cell>
          <table:table-cell/>
          <table:table-cell office:value-type="float" office:value="1818.868" calcext:value-type="float">
            <text:p>1818,868</text:p>
          </table:table-cell>
          <table:table-cell office:value-type="float" office:value="774.13634" calcext:value-type="float">
            <text:p>774,13634</text:p>
          </table:table-cell>
          <table:table-cell table:number-columns-repeated="7"/>
        </table:table-row>
        <table:table-row table:style-name="ro1">
          <table:table-cell office:value-type="float" office:value="50.313" calcext:value-type="float">
            <text:p>50,313</text:p>
          </table:table-cell>
          <table:table-cell office:value-type="float" office:value="2.455812" calcext:value-type="float">
            <text:p>2,455812</text:p>
          </table:table-cell>
          <table:table-cell/>
          <table:table-cell office:value-type="float" office:value="378.289" calcext:value-type="float">
            <text:p>378,289</text:p>
          </table:table-cell>
          <table:table-cell office:value-type="float" office:value="331.954506" calcext:value-type="float">
            <text:p>331,954506</text:p>
          </table:table-cell>
          <table:table-cell/>
          <table:table-cell office:value-type="float" office:value="1825.277" calcext:value-type="float">
            <text:p>1825,277</text:p>
          </table:table-cell>
          <table:table-cell office:value-type="float" office:value="774.036326" calcext:value-type="float">
            <text:p>774,036326</text:p>
          </table:table-cell>
          <table:table-cell table:number-columns-repeated="7"/>
        </table:table-row>
        <table:table-row table:style-name="ro1">
          <table:table-cell office:value-type="float" office:value="52.368" calcext:value-type="float">
            <text:p>52,368</text:p>
          </table:table-cell>
          <table:table-cell office:value-type="float" office:value="2.455029" calcext:value-type="float">
            <text:p>2,455029</text:p>
          </table:table-cell>
          <table:table-cell/>
          <table:table-cell office:value-type="float" office:value="379.429" calcext:value-type="float">
            <text:p>379,429</text:p>
          </table:table-cell>
          <table:table-cell office:value-type="float" office:value="331.862418" calcext:value-type="float">
            <text:p>331,862418</text:p>
          </table:table-cell>
          <table:table-cell/>
          <table:table-cell office:value-type="float" office:value="1820.541" calcext:value-type="float">
            <text:p>1820,541</text:p>
          </table:table-cell>
          <table:table-cell office:value-type="float" office:value="773.980104" calcext:value-type="float">
            <text:p>773,980104</text:p>
          </table:table-cell>
          <table:table-cell table:number-columns-repeated="7"/>
        </table:table-row>
        <table:table-row table:style-name="ro1">
          <table:table-cell office:value-type="float" office:value="52.145" calcext:value-type="float">
            <text:p>52,145</text:p>
          </table:table-cell>
          <table:table-cell office:value-type="float" office:value="2.452374" calcext:value-type="float">
            <text:p>2,452374</text:p>
          </table:table-cell>
          <table:table-cell/>
          <table:table-cell office:value-type="float" office:value="381.036" calcext:value-type="float">
            <text:p>381,036</text:p>
          </table:table-cell>
          <table:table-cell office:value-type="float" office:value="331.84682" calcext:value-type="float">
            <text:p>331,84682</text:p>
          </table:table-cell>
          <table:table-cell/>
          <table:table-cell office:value-type="float" office:value="1820.373" calcext:value-type="float">
            <text:p>1820,373</text:p>
          </table:table-cell>
          <table:table-cell office:value-type="float" office:value="773.677038" calcext:value-type="float">
            <text:p>773,677038</text:p>
          </table:table-cell>
          <table:table-cell table:number-columns-repeated="7"/>
        </table:table-row>
        <table:table-row table:style-name="ro1">
          <table:table-cell office:value-type="float" office:value="48.337" calcext:value-type="float">
            <text:p>48,337</text:p>
          </table:table-cell>
          <table:table-cell office:value-type="float" office:value="2.452049" calcext:value-type="float">
            <text:p>2,452049</text:p>
          </table:table-cell>
          <table:table-cell/>
          <table:table-cell office:value-type="float" office:value="380.358" calcext:value-type="float">
            <text:p>380,358</text:p>
          </table:table-cell>
          <table:table-cell office:value-type="float" office:value="331.702751" calcext:value-type="float">
            <text:p>331,702751</text:p>
          </table:table-cell>
          <table:table-cell/>
          <table:table-cell office:value-type="float" office:value="1820.366" calcext:value-type="float">
            <text:p>1820,366</text:p>
          </table:table-cell>
          <table:table-cell office:value-type="float" office:value="773.645906" calcext:value-type="float">
            <text:p>773,645906</text:p>
          </table:table-cell>
          <table:table-cell table:number-columns-repeated="7"/>
        </table:table-row>
        <table:table-row table:style-name="ro1">
          <table:table-cell office:value-type="float" office:value="69.017" calcext:value-type="float">
            <text:p>69,017</text:p>
          </table:table-cell>
          <table:table-cell office:value-type="float" office:value="2.445965" calcext:value-type="float">
            <text:p>2,445965</text:p>
          </table:table-cell>
          <table:table-cell/>
          <table:table-cell office:value-type="float" office:value="378.729" calcext:value-type="float">
            <text:p>378,729</text:p>
          </table:table-cell>
          <table:table-cell office:value-type="float" office:value="331.59578" calcext:value-type="float">
            <text:p>331,59578</text:p>
          </table:table-cell>
          <table:table-cell/>
          <table:table-cell office:value-type="float" office:value="1821.395" calcext:value-type="float">
            <text:p>1821,395</text:p>
          </table:table-cell>
          <table:table-cell office:value-type="float" office:value="773.282722" calcext:value-type="float">
            <text:p>773,282722</text:p>
          </table:table-cell>
          <table:table-cell table:number-columns-repeated="7"/>
        </table:table-row>
        <table:table-row table:style-name="ro1">
          <table:table-cell office:value-type="float" office:value="61.121" calcext:value-type="float">
            <text:p>61,121</text:p>
          </table:table-cell>
          <table:table-cell office:value-type="float" office:value="2.445412" calcext:value-type="float">
            <text:p>2,445412</text:p>
          </table:table-cell>
          <table:table-cell/>
          <table:table-cell office:value-type="float" office:value="376.14" calcext:value-type="float">
            <text:p>376,14</text:p>
          </table:table-cell>
          <table:table-cell office:value-type="float" office:value="331.556011" calcext:value-type="float">
            <text:p>331,556011</text:p>
          </table:table-cell>
          <table:table-cell/>
          <table:table-cell office:value-type="float" office:value="1818.906" calcext:value-type="float">
            <text:p>1818,906</text:p>
          </table:table-cell>
          <table:table-cell office:value-type="float" office:value="772.994506" calcext:value-type="float">
            <text:p>772,994506</text:p>
          </table:table-cell>
          <table:table-cell table:number-columns-repeated="7"/>
        </table:table-row>
        <table:table-row table:style-name="ro1">
          <table:table-cell office:value-type="float" office:value="49.75" calcext:value-type="float">
            <text:p>49,75</text:p>
          </table:table-cell>
          <table:table-cell office:value-type="float" office:value="2.444957" calcext:value-type="float">
            <text:p>2,444957</text:p>
          </table:table-cell>
          <table:table-cell/>
          <table:table-cell office:value-type="float" office:value="380.832" calcext:value-type="float">
            <text:p>380,832</text:p>
          </table:table-cell>
          <table:table-cell office:value-type="float" office:value="331.295026" calcext:value-type="float">
            <text:p>331,295026</text:p>
          </table:table-cell>
          <table:table-cell/>
          <table:table-cell office:value-type="float" office:value="1818.391" calcext:value-type="float">
            <text:p>1818,391</text:p>
          </table:table-cell>
          <table:table-cell office:value-type="float" office:value="772.915895" calcext:value-type="float">
            <text:p>772,915895</text:p>
          </table:table-cell>
          <table:table-cell table:number-columns-repeated="7"/>
        </table:table-row>
        <table:table-row table:style-name="ro1">
          <table:table-cell office:value-type="float" office:value="49.629" calcext:value-type="float">
            <text:p>49,629</text:p>
          </table:table-cell>
          <table:table-cell office:value-type="float" office:value="2.439314" calcext:value-type="float">
            <text:p>2,439314</text:p>
          </table:table-cell>
          <table:table-cell/>
          <table:table-cell office:value-type="float" office:value="379.933" calcext:value-type="float">
            <text:p>379,933</text:p>
          </table:table-cell>
          <table:table-cell office:value-type="float" office:value="330.510265" calcext:value-type="float">
            <text:p>330,510265</text:p>
          </table:table-cell>
          <table:table-cell/>
          <table:table-cell office:value-type="float" office:value="1818.635" calcext:value-type="float">
            <text:p>1818,635</text:p>
          </table:table-cell>
          <table:table-cell office:value-type="float" office:value="771.257797" calcext:value-type="float">
            <text:p>771,257797</text:p>
          </table:table-cell>
          <table:table-cell table:number-columns-repeated="7"/>
        </table:table-row>
        <table:table-row table:style-name="ro1">
          <table:table-cell office:value-type="float" office:value="48.298" calcext:value-type="float">
            <text:p>48,298</text:p>
          </table:table-cell>
          <table:table-cell office:value-type="float" office:value="2.437829" calcext:value-type="float">
            <text:p>2,437829</text:p>
          </table:table-cell>
          <table:table-cell/>
          <table:table-cell office:value-type="float" office:value="378.994" calcext:value-type="float">
            <text:p>378,994</text:p>
          </table:table-cell>
          <table:table-cell office:value-type="float" office:value="329.710105" calcext:value-type="float">
            <text:p>329,710105</text:p>
          </table:table-cell>
          <table:table-cell/>
          <table:table-cell office:value-type="float" office:value="1815.194" calcext:value-type="float">
            <text:p>1815,194</text:p>
          </table:table-cell>
          <table:table-cell office:value-type="float" office:value="770.514902" calcext:value-type="float">
            <text:p>770,514902</text:p>
          </table:table-cell>
          <table:table-cell table:number-columns-repeated="7"/>
        </table:table-row>
        <table:table-row table:style-name="ro1">
          <table:table-cell office:value-type="float" office:value="49.151" calcext:value-type="float">
            <text:p>49,151</text:p>
          </table:table-cell>
          <table:table-cell office:value-type="float" office:value="2.437023" calcext:value-type="float">
            <text:p>2,437023</text:p>
          </table:table-cell>
          <table:table-cell/>
          <table:table-cell office:value-type="float" office:value="420.083" calcext:value-type="float">
            <text:p>420,083</text:p>
          </table:table-cell>
          <table:table-cell office:value-type="float" office:value="328.129134" calcext:value-type="float">
            <text:p>328,129134</text:p>
          </table:table-cell>
          <table:table-cell/>
          <table:table-cell office:value-type="float" office:value="1816.877" calcext:value-type="float">
            <text:p>1816,877</text:p>
          </table:table-cell>
          <table:table-cell office:value-type="float" office:value="770.209166" calcext:value-type="float">
            <text:p>770,209166</text:p>
          </table:table-cell>
          <table:table-cell table:number-columns-repeated="7"/>
        </table:table-row>
        <table:table-row table:style-name="ro1">
          <table:table-cell office:value-type="float" office:value="49.59" calcext:value-type="float">
            <text:p>49,59</text:p>
          </table:table-cell>
          <table:table-cell office:value-type="float" office:value="2.435249" calcext:value-type="float">
            <text:p>2,435249</text:p>
          </table:table-cell>
          <table:table-cell/>
          <table:table-cell office:value-type="float" office:value="378.509" calcext:value-type="float">
            <text:p>378,509</text:p>
          </table:table-cell>
          <table:table-cell office:value-type="float" office:value="328.078299" calcext:value-type="float">
            <text:p>328,078299</text:p>
          </table:table-cell>
          <table:table-cell/>
          <table:table-cell office:value-type="float" office:value="1819.874" calcext:value-type="float">
            <text:p>1819,874</text:p>
          </table:table-cell>
          <table:table-cell office:value-type="float" office:value="769.485051" calcext:value-type="float">
            <text:p>769,485051</text:p>
          </table:table-cell>
          <table:table-cell table:number-columns-repeated="7"/>
        </table:table-row>
        <table:table-row table:style-name="ro1">
          <table:table-cell office:value-type="float" office:value="50.065" calcext:value-type="float">
            <text:p>50,065</text:p>
          </table:table-cell>
          <table:table-cell office:value-type="float" office:value="2.4352" calcext:value-type="float">
            <text:p>2,4352</text:p>
          </table:table-cell>
          <table:table-cell/>
          <table:table-cell office:value-type="float" office:value="374.715" calcext:value-type="float">
            <text:p>374,715</text:p>
          </table:table-cell>
          <table:table-cell office:value-type="float" office:value="327.47446" calcext:value-type="float">
            <text:p>327,47446</text:p>
          </table:table-cell>
          <table:table-cell/>
          <table:table-cell office:value-type="float" office:value="1817.284" calcext:value-type="float">
            <text:p>1817,284</text:p>
          </table:table-cell>
          <table:table-cell office:value-type="float" office:value="769.021422" calcext:value-type="float">
            <text:p>769,021422</text:p>
          </table:table-cell>
          <table:table-cell table:number-columns-repeated="7"/>
        </table:table-row>
        <table:table-row table:style-name="ro1">
          <table:table-cell office:value-type="float" office:value="46.786" calcext:value-type="float">
            <text:p>46,786</text:p>
          </table:table-cell>
          <table:table-cell office:value-type="float" office:value="2.43237" calcext:value-type="float">
            <text:p>2,43237</text:p>
          </table:table-cell>
          <table:table-cell/>
          <table:table-cell office:value-type="float" office:value="378.643" calcext:value-type="float">
            <text:p>378,643</text:p>
          </table:table-cell>
          <table:table-cell office:value-type="float" office:value="326.288827" calcext:value-type="float">
            <text:p>326,288827</text:p>
          </table:table-cell>
          <table:table-cell/>
          <table:table-cell office:value-type="float" office:value="1825.615" calcext:value-type="float">
            <text:p>1825,615</text:p>
          </table:table-cell>
          <table:table-cell office:value-type="float" office:value="763.508342" calcext:value-type="float">
            <text:p>763,508342</text:p>
          </table:table-cell>
          <table:table-cell table:number-columns-repeated="7"/>
        </table:table-row>
        <table:table-row table:style-name="ro1">
          <table:table-cell office:value-type="float" office:value="48.698" calcext:value-type="float">
            <text:p>48,698</text:p>
          </table:table-cell>
          <table:table-cell office:value-type="float" office:value="2.43124" calcext:value-type="float">
            <text:p>2,43124</text:p>
          </table:table-cell>
          <table:table-cell/>
          <table:table-cell office:value-type="float" office:value="377.042" calcext:value-type="float">
            <text:p>377,042</text:p>
          </table:table-cell>
          <table:table-cell office:value-type="float" office:value="323.456228" calcext:value-type="float">
            <text:p>323,456228</text:p>
          </table:table-cell>
          <table:table-cell/>
          <table:table-cell office:value-type="float" office:value="1823.017" calcext:value-type="float">
            <text:p>1823,017</text:p>
          </table:table-cell>
          <table:table-cell office:value-type="float" office:value="763.143423" calcext:value-type="float">
            <text:p>763,143423</text:p>
          </table:table-cell>
          <table:table-cell table:number-columns-repeated="7"/>
        </table:table-row>
        <table:table-row table:style-name="ro1">
          <table:table-cell office:value-type="float" office:value="50.514" calcext:value-type="float">
            <text:p>50,514</text:p>
          </table:table-cell>
          <table:table-cell office:value-type="float" office:value="2.42823" calcext:value-type="float">
            <text:p>2,42823</text:p>
          </table:table-cell>
          <table:table-cell/>
          <table:table-cell office:value-type="float" office:value="381.77" calcext:value-type="float">
            <text:p>381,77</text:p>
          </table:table-cell>
          <table:table-cell office:value-type="float" office:value="323.448492" calcext:value-type="float">
            <text:p>323,448492</text:p>
          </table:table-cell>
          <table:table-cell/>
          <table:table-cell office:value-type="float" office:value="1804.057" calcext:value-type="float">
            <text:p>1804,057</text:p>
          </table:table-cell>
          <table:table-cell office:value-type="float" office:value="759.228282" calcext:value-type="float">
            <text:p>759,228282</text:p>
          </table:table-cell>
          <table:table-cell table:number-columns-repeated="7"/>
        </table:table-row>
        <table:table-row table:style-name="ro1">
          <table:table-cell office:value-type="float" office:value="47.486" calcext:value-type="float">
            <text:p>47,486</text:p>
          </table:table-cell>
          <table:table-cell office:value-type="float" office:value="2.427277" calcext:value-type="float">
            <text:p>2,427277</text:p>
          </table:table-cell>
          <table:table-cell/>
          <table:table-cell office:value-type="float" office:value="382.425" calcext:value-type="float">
            <text:p>382,425</text:p>
          </table:table-cell>
          <table:table-cell office:value-type="float" office:value="323.378369" calcext:value-type="float">
            <text:p>323,378369</text:p>
          </table:table-cell>
          <table:table-cell/>
          <table:table-cell office:value-type="float" office:value="1838.458" calcext:value-type="float">
            <text:p>1838,458</text:p>
          </table:table-cell>
          <table:table-cell office:value-type="float" office:value="758.974497" calcext:value-type="float">
            <text:p>758,974497</text:p>
          </table:table-cell>
          <table:table-cell table:number-columns-repeated="7"/>
        </table:table-row>
        <table:table-row table:style-name="ro1">
          <table:table-cell office:value-type="float" office:value="51.441" calcext:value-type="float">
            <text:p>51,441</text:p>
          </table:table-cell>
          <table:table-cell office:value-type="float" office:value="2.426786" calcext:value-type="float">
            <text:p>2,426786</text:p>
          </table:table-cell>
          <table:table-cell/>
          <table:table-cell office:value-type="float" office:value="385.941" calcext:value-type="float">
            <text:p>385,941</text:p>
          </table:table-cell>
          <table:table-cell office:value-type="float" office:value="322.97496" calcext:value-type="float">
            <text:p>322,97496</text:p>
          </table:table-cell>
          <table:table-cell/>
          <table:table-cell office:value-type="float" office:value="1802.726" calcext:value-type="float">
            <text:p>1802,726</text:p>
          </table:table-cell>
          <table:table-cell office:value-type="float" office:value="758.449664" calcext:value-type="float">
            <text:p>758,449664</text:p>
          </table:table-cell>
          <table:table-cell table:number-columns-repeated="7"/>
        </table:table-row>
        <table:table-row table:style-name="ro1">
          <table:table-cell office:value-type="float" office:value="50.634" calcext:value-type="float">
            <text:p>50,634</text:p>
          </table:table-cell>
          <table:table-cell office:value-type="float" office:value="2.424583" calcext:value-type="float">
            <text:p>2,424583</text:p>
          </table:table-cell>
          <table:table-cell/>
          <table:table-cell office:value-type="float" office:value="376.325" calcext:value-type="float">
            <text:p>376,325</text:p>
          </table:table-cell>
          <table:table-cell office:value-type="float" office:value="322.67961" calcext:value-type="float">
            <text:p>322,67961</text:p>
          </table:table-cell>
          <table:table-cell/>
          <table:table-cell office:value-type="float" office:value="1803.037" calcext:value-type="float">
            <text:p>1803,037</text:p>
          </table:table-cell>
          <table:table-cell office:value-type="float" office:value="757.284342" calcext:value-type="float">
            <text:p>757,284342</text:p>
          </table:table-cell>
          <table:table-cell table:number-columns-repeated="7"/>
        </table:table-row>
        <table:table-row table:style-name="ro1">
          <table:table-cell office:value-type="float" office:value="49.608" calcext:value-type="float">
            <text:p>49,608</text:p>
          </table:table-cell>
          <table:table-cell office:value-type="float" office:value="2.423459" calcext:value-type="float">
            <text:p>2,423459</text:p>
          </table:table-cell>
          <table:table-cell/>
          <table:table-cell office:value-type="float" office:value="380.65" calcext:value-type="float">
            <text:p>380,65</text:p>
          </table:table-cell>
          <table:table-cell office:value-type="float" office:value="322.480994" calcext:value-type="float">
            <text:p>322,480994</text:p>
          </table:table-cell>
          <table:table-cell/>
          <table:table-cell office:value-type="float" office:value="1801.757" calcext:value-type="float">
            <text:p>1801,757</text:p>
          </table:table-cell>
          <table:table-cell office:value-type="float" office:value="756.829274" calcext:value-type="float">
            <text:p>756,829274</text:p>
          </table:table-cell>
          <table:table-cell table:number-columns-repeated="7"/>
        </table:table-row>
        <table:table-row table:style-name="ro1">
          <table:table-cell office:value-type="float" office:value="49.025" calcext:value-type="float">
            <text:p>49,025</text:p>
          </table:table-cell>
          <table:table-cell office:value-type="float" office:value="2.422419" calcext:value-type="float">
            <text:p>2,422419</text:p>
          </table:table-cell>
          <table:table-cell/>
          <table:table-cell office:value-type="float" office:value="379.128" calcext:value-type="float">
            <text:p>379,128</text:p>
          </table:table-cell>
          <table:table-cell office:value-type="float" office:value="322.230404" calcext:value-type="float">
            <text:p>322,230404</text:p>
          </table:table-cell>
          <table:table-cell/>
          <table:table-cell office:value-type="float" office:value="1805.421" calcext:value-type="float">
            <text:p>1805,421</text:p>
          </table:table-cell>
          <table:table-cell office:value-type="float" office:value="756.75608" calcext:value-type="float">
            <text:p>756,75608</text:p>
          </table:table-cell>
          <table:table-cell table:number-columns-repeated="7"/>
        </table:table-row>
        <table:table-row table:style-name="ro1">
          <table:table-cell office:value-type="float" office:value="62.792" calcext:value-type="float">
            <text:p>62,792</text:p>
          </table:table-cell>
          <table:table-cell office:value-type="float" office:value="2.420867" calcext:value-type="float">
            <text:p>2,420867</text:p>
          </table:table-cell>
          <table:table-cell/>
          <table:table-cell office:value-type="float" office:value="384.744" calcext:value-type="float">
            <text:p>384,744</text:p>
          </table:table-cell>
          <table:table-cell office:value-type="float" office:value="321.927077" calcext:value-type="float">
            <text:p>321,927077</text:p>
          </table:table-cell>
          <table:table-cell/>
          <table:table-cell office:value-type="float" office:value="1817.851" calcext:value-type="float">
            <text:p>1817,851</text:p>
          </table:table-cell>
          <table:table-cell office:value-type="float" office:value="756.504421" calcext:value-type="float">
            <text:p>756,504421</text:p>
          </table:table-cell>
          <table:table-cell table:number-columns-repeated="7"/>
        </table:table-row>
        <table:table-row table:style-name="ro1">
          <table:table-cell office:value-type="float" office:value="49.645" calcext:value-type="float">
            <text:p>49,645</text:p>
          </table:table-cell>
          <table:table-cell office:value-type="float" office:value="2.419227" calcext:value-type="float">
            <text:p>2,419227</text:p>
          </table:table-cell>
          <table:table-cell/>
          <table:table-cell office:value-type="float" office:value="379.419" calcext:value-type="float">
            <text:p>379,419</text:p>
          </table:table-cell>
          <table:table-cell office:value-type="float" office:value="321.734363" calcext:value-type="float">
            <text:p>321,734363</text:p>
          </table:table-cell>
          <table:table-cell/>
          <table:table-cell office:value-type="float" office:value="1801.833" calcext:value-type="float">
            <text:p>1801,833</text:p>
          </table:table-cell>
          <table:table-cell office:value-type="float" office:value="756.192142" calcext:value-type="float">
            <text:p>756,192142</text:p>
          </table:table-cell>
          <table:table-cell table:number-columns-repeated="7"/>
        </table:table-row>
        <table:table-row table:style-name="ro1">
          <table:table-cell office:value-type="float" office:value="48.893" calcext:value-type="float">
            <text:p>48,893</text:p>
          </table:table-cell>
          <table:table-cell office:value-type="float" office:value="2.418974" calcext:value-type="float">
            <text:p>2,418974</text:p>
          </table:table-cell>
          <table:table-cell/>
          <table:table-cell office:value-type="float" office:value="378.059" calcext:value-type="float">
            <text:p>378,059</text:p>
          </table:table-cell>
          <table:table-cell office:value-type="float" office:value="321.462398" calcext:value-type="float">
            <text:p>321,462398</text:p>
          </table:table-cell>
          <table:table-cell/>
          <table:table-cell office:value-type="float" office:value="1801.762" calcext:value-type="float">
            <text:p>1801,762</text:p>
          </table:table-cell>
          <table:table-cell office:value-type="float" office:value="755.826005" calcext:value-type="float">
            <text:p>755,826005</text:p>
          </table:table-cell>
          <table:table-cell table:number-columns-repeated="7"/>
        </table:table-row>
        <table:table-row table:style-name="ro1">
          <table:table-cell office:value-type="float" office:value="58.071" calcext:value-type="float">
            <text:p>58,071</text:p>
          </table:table-cell>
          <table:table-cell office:value-type="float" office:value="2.418663" calcext:value-type="float">
            <text:p>2,418663</text:p>
          </table:table-cell>
          <table:table-cell/>
          <table:table-cell office:value-type="float" office:value="360.328" calcext:value-type="float">
            <text:p>360,328</text:p>
          </table:table-cell>
          <table:table-cell office:value-type="float" office:value="317.488906" calcext:value-type="float">
            <text:p>317,488906</text:p>
          </table:table-cell>
          <table:table-cell/>
          <table:table-cell office:value-type="float" office:value="1801.404" calcext:value-type="float">
            <text:p>1801,404</text:p>
          </table:table-cell>
          <table:table-cell office:value-type="float" office:value="755.509318" calcext:value-type="float">
            <text:p>755,509318</text:p>
          </table:table-cell>
          <table:table-cell table:number-columns-repeated="7"/>
        </table:table-row>
        <table:table-row table:style-name="ro1">
          <table:table-cell office:value-type="float" office:value="50.567" calcext:value-type="float">
            <text:p>50,567</text:p>
          </table:table-cell>
          <table:table-cell office:value-type="float" office:value="2.416703" calcext:value-type="float">
            <text:p>2,416703</text:p>
          </table:table-cell>
          <table:table-cell/>
          <table:table-cell office:value-type="float" office:value="362.255" calcext:value-type="float">
            <text:p>362,255</text:p>
          </table:table-cell>
          <table:table-cell office:value-type="float" office:value="316.533413" calcext:value-type="float">
            <text:p>316,533413</text:p>
          </table:table-cell>
          <table:table-cell/>
          <table:table-cell office:value-type="float" office:value="1800.36" calcext:value-type="float">
            <text:p>1800,36</text:p>
          </table:table-cell>
          <table:table-cell office:value-type="float" office:value="754.738211" calcext:value-type="float">
            <text:p>754,738211</text:p>
          </table:table-cell>
          <table:table-cell table:number-columns-repeated="7"/>
        </table:table-row>
        <table:table-row table:style-name="ro1">
          <table:table-cell office:value-type="float" office:value="50.627" calcext:value-type="float">
            <text:p>50,627</text:p>
          </table:table-cell>
          <table:table-cell office:value-type="float" office:value="2.414351" calcext:value-type="float">
            <text:p>2,414351</text:p>
          </table:table-cell>
          <table:table-cell/>
          <table:table-cell office:value-type="float" office:value="361.563" calcext:value-type="float">
            <text:p>361,563</text:p>
          </table:table-cell>
          <table:table-cell office:value-type="float" office:value="316.521787" calcext:value-type="float">
            <text:p>316,521787</text:p>
          </table:table-cell>
          <table:table-cell/>
          <table:table-cell office:value-type="float" office:value="1801.107" calcext:value-type="float">
            <text:p>1801,107</text:p>
          </table:table-cell>
          <table:table-cell office:value-type="float" office:value="754.536163" calcext:value-type="float">
            <text:p>754,536163</text:p>
          </table:table-cell>
          <table:table-cell table:number-columns-repeated="7"/>
        </table:table-row>
        <table:table-row table:style-name="ro1">
          <table:table-cell office:value-type="float" office:value="49.847" calcext:value-type="float">
            <text:p>49,847</text:p>
          </table:table-cell>
          <table:table-cell office:value-type="float" office:value="2.411627" calcext:value-type="float">
            <text:p>2,411627</text:p>
          </table:table-cell>
          <table:table-cell/>
          <table:table-cell office:value-type="float" office:value="362.228" calcext:value-type="float">
            <text:p>362,228</text:p>
          </table:table-cell>
          <table:table-cell office:value-type="float" office:value="316.516172" calcext:value-type="float">
            <text:p>316,516172</text:p>
          </table:table-cell>
          <table:table-cell/>
          <table:table-cell office:value-type="float" office:value="1799.324" calcext:value-type="float">
            <text:p>1799,324</text:p>
          </table:table-cell>
          <table:table-cell office:value-type="float" office:value="754.322706" calcext:value-type="float">
            <text:p>754,322706</text:p>
          </table:table-cell>
          <table:table-cell table:number-columns-repeated="7"/>
        </table:table-row>
        <table:table-row table:style-name="ro1">
          <table:table-cell office:value-type="float" office:value="49.528" calcext:value-type="float">
            <text:p>49,528</text:p>
          </table:table-cell>
          <table:table-cell office:value-type="float" office:value="2.410068" calcext:value-type="float">
            <text:p>2,410068</text:p>
          </table:table-cell>
          <table:table-cell/>
          <table:table-cell office:value-type="float" office:value="361.353" calcext:value-type="float">
            <text:p>361,353</text:p>
          </table:table-cell>
          <table:table-cell office:value-type="float" office:value="316.466227" calcext:value-type="float">
            <text:p>316,466227</text:p>
          </table:table-cell>
          <table:table-cell/>
          <table:table-cell office:value-type="float" office:value="1797.412" calcext:value-type="float">
            <text:p>1797,412</text:p>
          </table:table-cell>
          <table:table-cell office:value-type="float" office:value="753.99811" calcext:value-type="float">
            <text:p>753,99811</text:p>
          </table:table-cell>
          <table:table-cell table:number-columns-repeated="7"/>
        </table:table-row>
        <table:table-row table:style-name="ro1">
          <table:table-cell office:value-type="float" office:value="49.092" calcext:value-type="float">
            <text:p>49,092</text:p>
          </table:table-cell>
          <table:table-cell office:value-type="float" office:value="2.408251" calcext:value-type="float">
            <text:p>2,408251</text:p>
          </table:table-cell>
          <table:table-cell/>
          <table:table-cell office:value-type="float" office:value="361.534" calcext:value-type="float">
            <text:p>361,534</text:p>
          </table:table-cell>
          <table:table-cell office:value-type="float" office:value="316.409538" calcext:value-type="float">
            <text:p>316,409538</text:p>
          </table:table-cell>
          <table:table-cell/>
          <table:table-cell office:value-type="float" office:value="1799.525" calcext:value-type="float">
            <text:p>1799,525</text:p>
          </table:table-cell>
          <table:table-cell office:value-type="float" office:value="753.828601" calcext:value-type="float">
            <text:p>753,828601</text:p>
          </table:table-cell>
          <table:table-cell table:number-columns-repeated="7"/>
        </table:table-row>
        <table:table-row table:style-name="ro1">
          <table:table-cell office:value-type="float" office:value="49.23" calcext:value-type="float">
            <text:p>49,23</text:p>
          </table:table-cell>
          <table:table-cell office:value-type="float" office:value="2.407436" calcext:value-type="float">
            <text:p>2,407436</text:p>
          </table:table-cell>
          <table:table-cell/>
          <table:table-cell office:value-type="float" office:value="360.935" calcext:value-type="float">
            <text:p>360,935</text:p>
          </table:table-cell>
          <table:table-cell office:value-type="float" office:value="316.376499" calcext:value-type="float">
            <text:p>316,376499</text:p>
          </table:table-cell>
          <table:table-cell/>
          <table:table-cell office:value-type="float" office:value="1799.045" calcext:value-type="float">
            <text:p>1799,045</text:p>
          </table:table-cell>
          <table:table-cell office:value-type="float" office:value="753.796986" calcext:value-type="float">
            <text:p>753,796986</text:p>
          </table:table-cell>
          <table:table-cell table:number-columns-repeated="7"/>
        </table:table-row>
        <table:table-row table:style-name="ro1">
          <table:table-cell office:value-type="float" office:value="47.846" calcext:value-type="float">
            <text:p>47,846</text:p>
          </table:table-cell>
          <table:table-cell office:value-type="float" office:value="2.407132" calcext:value-type="float">
            <text:p>2,407132</text:p>
          </table:table-cell>
          <table:table-cell/>
          <table:table-cell office:value-type="float" office:value="362.074" calcext:value-type="float">
            <text:p>362,074</text:p>
          </table:table-cell>
          <table:table-cell office:value-type="float" office:value="316.122626" calcext:value-type="float">
            <text:p>316,122626</text:p>
          </table:table-cell>
          <table:table-cell/>
          <table:table-cell office:value-type="float" office:value="1834.546" calcext:value-type="float">
            <text:p>1834,546</text:p>
          </table:table-cell>
          <table:table-cell office:value-type="float" office:value="753.71675" calcext:value-type="float">
            <text:p>753,71675</text:p>
          </table:table-cell>
          <table:table-cell table:number-columns-repeated="7"/>
        </table:table-row>
        <table:table-row table:style-name="ro1">
          <table:table-cell office:value-type="float" office:value="47.385" calcext:value-type="float">
            <text:p>47,385</text:p>
          </table:table-cell>
          <table:table-cell office:value-type="float" office:value="2.4071" calcext:value-type="float">
            <text:p>2,4071</text:p>
          </table:table-cell>
          <table:table-cell/>
          <table:table-cell office:value-type="float" office:value="359.356" calcext:value-type="float">
            <text:p>359,356</text:p>
          </table:table-cell>
          <table:table-cell office:value-type="float" office:value="316.060046" calcext:value-type="float">
            <text:p>316,060046</text:p>
          </table:table-cell>
          <table:table-cell/>
          <table:table-cell office:value-type="float" office:value="1798.595" calcext:value-type="float">
            <text:p>1798,595</text:p>
          </table:table-cell>
          <table:table-cell office:value-type="float" office:value="753.417234" calcext:value-type="float">
            <text:p>753,417234</text:p>
          </table:table-cell>
          <table:table-cell table:number-columns-repeated="7"/>
        </table:table-row>
        <table:table-row table:style-name="ro1">
          <table:table-cell office:value-type="float" office:value="53.664" calcext:value-type="float">
            <text:p>53,664</text:p>
          </table:table-cell>
          <table:table-cell office:value-type="float" office:value="2.405607" calcext:value-type="float">
            <text:p>2,405607</text:p>
          </table:table-cell>
          <table:table-cell/>
          <table:table-cell office:value-type="float" office:value="361.493" calcext:value-type="float">
            <text:p>361,493</text:p>
          </table:table-cell>
          <table:table-cell office:value-type="float" office:value="315.939268" calcext:value-type="float">
            <text:p>315,939268</text:p>
          </table:table-cell>
          <table:table-cell/>
          <table:table-cell office:value-type="float" office:value="1799.543" calcext:value-type="float">
            <text:p>1799,543</text:p>
          </table:table-cell>
          <table:table-cell office:value-type="float" office:value="753.375166" calcext:value-type="float">
            <text:p>753,375166</text:p>
          </table:table-cell>
          <table:table-cell table:number-columns-repeated="7"/>
        </table:table-row>
        <table:table-row table:style-name="ro1">
          <table:table-cell office:value-type="float" office:value="46.86" calcext:value-type="float">
            <text:p>46,86</text:p>
          </table:table-cell>
          <table:table-cell office:value-type="float" office:value="2.404481" calcext:value-type="float">
            <text:p>2,404481</text:p>
          </table:table-cell>
          <table:table-cell/>
          <table:table-cell office:value-type="float" office:value="361.451" calcext:value-type="float">
            <text:p>361,451</text:p>
          </table:table-cell>
          <table:table-cell office:value-type="float" office:value="315.88023" calcext:value-type="float">
            <text:p>315,88023</text:p>
          </table:table-cell>
          <table:table-cell/>
          <table:table-cell office:value-type="float" office:value="1799.393" calcext:value-type="float">
            <text:p>1799,393</text:p>
          </table:table-cell>
          <table:table-cell office:value-type="float" office:value="753.258249" calcext:value-type="float">
            <text:p>753,258249</text:p>
          </table:table-cell>
          <table:table-cell table:number-columns-repeated="7"/>
        </table:table-row>
        <table:table-row table:style-name="ro1">
          <table:table-cell office:value-type="float" office:value="48.007" calcext:value-type="float">
            <text:p>48,007</text:p>
          </table:table-cell>
          <table:table-cell office:value-type="float" office:value="2.403821" calcext:value-type="float">
            <text:p>2,403821</text:p>
          </table:table-cell>
          <table:table-cell/>
          <table:table-cell office:value-type="float" office:value="360.913" calcext:value-type="float">
            <text:p>360,913</text:p>
          </table:table-cell>
          <table:table-cell office:value-type="float" office:value="315.835573" calcext:value-type="float">
            <text:p>315,835573</text:p>
          </table:table-cell>
          <table:table-cell/>
          <table:table-cell office:value-type="float" office:value="1835.202" calcext:value-type="float">
            <text:p>1835,202</text:p>
          </table:table-cell>
          <table:table-cell office:value-type="float" office:value="753.077708" calcext:value-type="float">
            <text:p>753,077708</text:p>
          </table:table-cell>
          <table:table-cell table:number-columns-repeated="7"/>
        </table:table-row>
        <table:table-row table:style-name="ro1">
          <table:table-cell office:value-type="float" office:value="61.382" calcext:value-type="float">
            <text:p>61,382</text:p>
          </table:table-cell>
          <table:table-cell office:value-type="float" office:value="2.402166" calcext:value-type="float">
            <text:p>2,402166</text:p>
          </table:table-cell>
          <table:table-cell/>
          <table:table-cell office:value-type="float" office:value="836.503" calcext:value-type="float">
            <text:p>836,503</text:p>
          </table:table-cell>
          <table:table-cell office:value-type="float" office:value="315.827751" calcext:value-type="float">
            <text:p>315,827751</text:p>
          </table:table-cell>
          <table:table-cell/>
          <table:table-cell office:value-type="float" office:value="1849.662" calcext:value-type="float">
            <text:p>1849,662</text:p>
          </table:table-cell>
          <table:table-cell office:value-type="float" office:value="752.615334" calcext:value-type="float">
            <text:p>752,615334</text:p>
          </table:table-cell>
          <table:table-cell table:number-columns-repeated="7"/>
        </table:table-row>
        <table:table-row table:style-name="ro1">
          <table:table-cell office:value-type="float" office:value="51.632" calcext:value-type="float">
            <text:p>51,632</text:p>
          </table:table-cell>
          <table:table-cell office:value-type="float" office:value="2.401989" calcext:value-type="float">
            <text:p>2,401989</text:p>
          </table:table-cell>
          <table:table-cell/>
          <table:table-cell office:value-type="float" office:value="435.443" calcext:value-type="float">
            <text:p>435,443</text:p>
          </table:table-cell>
          <table:table-cell office:value-type="float" office:value="315.788612" calcext:value-type="float">
            <text:p>315,788612</text:p>
          </table:table-cell>
          <table:table-cell/>
          <table:table-cell office:value-type="float" office:value="1796.54" calcext:value-type="float">
            <text:p>1796,54</text:p>
          </table:table-cell>
          <table:table-cell office:value-type="float" office:value="752.601177" calcext:value-type="float">
            <text:p>752,601177</text:p>
          </table:table-cell>
          <table:table-cell table:number-columns-repeated="7"/>
        </table:table-row>
        <table:table-row table:style-name="ro1">
          <table:table-cell office:value-type="float" office:value="49.547" calcext:value-type="float">
            <text:p>49,547</text:p>
          </table:table-cell>
          <table:table-cell office:value-type="float" office:value="2.399804" calcext:value-type="float">
            <text:p>2,399804</text:p>
          </table:table-cell>
          <table:table-cell/>
          <table:table-cell office:value-type="float" office:value="362.18" calcext:value-type="float">
            <text:p>362,18</text:p>
          </table:table-cell>
          <table:table-cell office:value-type="float" office:value="315.781983" calcext:value-type="float">
            <text:p>315,781983</text:p>
          </table:table-cell>
          <table:table-cell/>
          <table:table-cell office:value-type="float" office:value="1795.513" calcext:value-type="float">
            <text:p>1795,513</text:p>
          </table:table-cell>
          <table:table-cell office:value-type="float" office:value="752.305794" calcext:value-type="float">
            <text:p>752,305794</text:p>
          </table:table-cell>
          <table:table-cell table:number-columns-repeated="7"/>
        </table:table-row>
        <table:table-row table:style-name="ro1">
          <table:table-cell office:value-type="float" office:value="49.533" calcext:value-type="float">
            <text:p>49,533</text:p>
          </table:table-cell>
          <table:table-cell office:value-type="float" office:value="2.398758" calcext:value-type="float">
            <text:p>2,398758</text:p>
          </table:table-cell>
          <table:table-cell/>
          <table:table-cell office:value-type="float" office:value="362.15" calcext:value-type="float">
            <text:p>362,15</text:p>
          </table:table-cell>
          <table:table-cell office:value-type="float" office:value="315.601768" calcext:value-type="float">
            <text:p>315,601768</text:p>
          </table:table-cell>
          <table:table-cell/>
          <table:table-cell office:value-type="float" office:value="1797.972" calcext:value-type="float">
            <text:p>1797,972</text:p>
          </table:table-cell>
          <table:table-cell office:value-type="float" office:value="752.043698" calcext:value-type="float">
            <text:p>752,043698</text:p>
          </table:table-cell>
          <table:table-cell table:number-columns-repeated="7"/>
        </table:table-row>
        <table:table-row table:style-name="ro1">
          <table:table-cell office:value-type="float" office:value="49.444" calcext:value-type="float">
            <text:p>49,444</text:p>
          </table:table-cell>
          <table:table-cell office:value-type="float" office:value="2.397935" calcext:value-type="float">
            <text:p>2,397935</text:p>
          </table:table-cell>
          <table:table-cell/>
          <table:table-cell office:value-type="float" office:value="362.066" calcext:value-type="float">
            <text:p>362,066</text:p>
          </table:table-cell>
          <table:table-cell office:value-type="float" office:value="315.532679" calcext:value-type="float">
            <text:p>315,532679</text:p>
          </table:table-cell>
          <table:table-cell/>
          <table:table-cell office:value-type="float" office:value="1802.421" calcext:value-type="float">
            <text:p>1802,421</text:p>
          </table:table-cell>
          <table:table-cell office:value-type="float" office:value="751.852076" calcext:value-type="float">
            <text:p>751,852076</text:p>
          </table:table-cell>
          <table:table-cell table:number-columns-repeated="7"/>
        </table:table-row>
        <table:table-row table:style-name="ro1">
          <table:table-cell office:value-type="float" office:value="51.601" calcext:value-type="float">
            <text:p>51,601</text:p>
          </table:table-cell>
          <table:table-cell office:value-type="float" office:value="2.395081" calcext:value-type="float">
            <text:p>2,395081</text:p>
          </table:table-cell>
          <table:table-cell/>
          <table:table-cell office:value-type="float" office:value="359.176" calcext:value-type="float">
            <text:p>359,176</text:p>
          </table:table-cell>
          <table:table-cell office:value-type="float" office:value="315.517959" calcext:value-type="float">
            <text:p>315,517959</text:p>
          </table:table-cell>
          <table:table-cell/>
          <table:table-cell office:value-type="float" office:value="1798.716" calcext:value-type="float">
            <text:p>1798,716</text:p>
          </table:table-cell>
          <table:table-cell office:value-type="float" office:value="751.623582" calcext:value-type="float">
            <text:p>751,623582</text:p>
          </table:table-cell>
          <table:table-cell table:number-columns-repeated="7"/>
        </table:table-row>
        <table:table-row table:style-name="ro1">
          <table:table-cell office:value-type="float" office:value="55.775" calcext:value-type="float">
            <text:p>55,775</text:p>
          </table:table-cell>
          <table:table-cell office:value-type="float" office:value="2.392726" calcext:value-type="float">
            <text:p>2,392726</text:p>
          </table:table-cell>
          <table:table-cell/>
          <table:table-cell office:value-type="float" office:value="359.482" calcext:value-type="float">
            <text:p>359,482</text:p>
          </table:table-cell>
          <table:table-cell office:value-type="float" office:value="315.43302" calcext:value-type="float">
            <text:p>315,43302</text:p>
          </table:table-cell>
          <table:table-cell/>
          <table:table-cell office:value-type="float" office:value="1797.552" calcext:value-type="float">
            <text:p>1797,552</text:p>
          </table:table-cell>
          <table:table-cell office:value-type="float" office:value="751.138564" calcext:value-type="float">
            <text:p>751,138564</text:p>
          </table:table-cell>
          <table:table-cell table:number-columns-repeated="7"/>
        </table:table-row>
        <table:table-row table:style-name="ro1">
          <table:table-cell office:value-type="float" office:value="58.607" calcext:value-type="float">
            <text:p>58,607</text:p>
          </table:table-cell>
          <table:table-cell office:value-type="float" office:value="2.391751" calcext:value-type="float">
            <text:p>2,391751</text:p>
          </table:table-cell>
          <table:table-cell/>
          <table:table-cell office:value-type="float" office:value="1517.861" calcext:value-type="float">
            <text:p>1517,861</text:p>
          </table:table-cell>
          <table:table-cell office:value-type="float" office:value="315.381659" calcext:value-type="float">
            <text:p>315,381659</text:p>
          </table:table-cell>
          <table:table-cell/>
          <table:table-cell office:value-type="float" office:value="1798.916" calcext:value-type="float">
            <text:p>1798,916</text:p>
          </table:table-cell>
          <table:table-cell office:value-type="float" office:value="750.884821" calcext:value-type="float">
            <text:p>750,884821</text:p>
          </table:table-cell>
          <table:table-cell table:number-columns-repeated="7"/>
        </table:table-row>
        <table:table-row table:style-name="ro1">
          <table:table-cell office:value-type="float" office:value="62.713" calcext:value-type="float">
            <text:p>62,713</text:p>
          </table:table-cell>
          <table:table-cell office:value-type="float" office:value="2.390788" calcext:value-type="float">
            <text:p>2,390788</text:p>
          </table:table-cell>
          <table:table-cell/>
          <table:table-cell office:value-type="float" office:value="360.696" calcext:value-type="float">
            <text:p>360,696</text:p>
          </table:table-cell>
          <table:table-cell office:value-type="float" office:value="315.358161" calcext:value-type="float">
            <text:p>315,358161</text:p>
          </table:table-cell>
          <table:table-cell/>
          <table:table-cell office:value-type="float" office:value="1799.01" calcext:value-type="float">
            <text:p>1799,01</text:p>
          </table:table-cell>
          <table:table-cell office:value-type="float" office:value="749.698989" calcext:value-type="float">
            <text:p>749,698989</text:p>
          </table:table-cell>
          <table:table-cell table:number-columns-repeated="7"/>
        </table:table-row>
        <table:table-row table:style-name="ro1">
          <table:table-cell office:value-type="float" office:value="50.948" calcext:value-type="float">
            <text:p>50,948</text:p>
          </table:table-cell>
          <table:table-cell office:value-type="float" office:value="2.387934" calcext:value-type="float">
            <text:p>2,387934</text:p>
          </table:table-cell>
          <table:table-cell/>
          <table:table-cell office:value-type="float" office:value="363.09" calcext:value-type="float">
            <text:p>363,09</text:p>
          </table:table-cell>
          <table:table-cell office:value-type="float" office:value="315.176052" calcext:value-type="float">
            <text:p>315,176052</text:p>
          </table:table-cell>
          <table:table-cell/>
          <table:table-cell office:value-type="float" office:value="2032.407" calcext:value-type="float">
            <text:p>2032,407</text:p>
          </table:table-cell>
          <table:table-cell office:value-type="float" office:value="749.582435" calcext:value-type="float">
            <text:p>749,582435</text:p>
          </table:table-cell>
          <table:table-cell table:number-columns-repeated="7"/>
        </table:table-row>
        <table:table-row table:style-name="ro1">
          <table:table-cell office:value-type="float" office:value="50.198" calcext:value-type="float">
            <text:p>50,198</text:p>
          </table:table-cell>
          <table:table-cell office:value-type="float" office:value="2.386101" calcext:value-type="float">
            <text:p>2,386101</text:p>
          </table:table-cell>
          <table:table-cell/>
          <table:table-cell office:value-type="float" office:value="370.577" calcext:value-type="float">
            <text:p>370,577</text:p>
          </table:table-cell>
          <table:table-cell office:value-type="float" office:value="315.025181" calcext:value-type="float">
            <text:p>315,025181</text:p>
          </table:table-cell>
          <table:table-cell/>
          <table:table-cell office:value-type="float" office:value="1796.234" calcext:value-type="float">
            <text:p>1796,234</text:p>
          </table:table-cell>
          <table:table-cell office:value-type="float" office:value="749.449621" calcext:value-type="float">
            <text:p>749,449621</text:p>
          </table:table-cell>
          <table:table-cell table:number-columns-repeated="7"/>
        </table:table-row>
        <table:table-row table:style-name="ro1">
          <table:table-cell office:value-type="float" office:value="48.914" calcext:value-type="float">
            <text:p>48,914</text:p>
          </table:table-cell>
          <table:table-cell office:value-type="float" office:value="2.385918" calcext:value-type="float">
            <text:p>2,385918</text:p>
          </table:table-cell>
          <table:table-cell/>
          <table:table-cell office:value-type="float" office:value="359.274" calcext:value-type="float">
            <text:p>359,274</text:p>
          </table:table-cell>
          <table:table-cell office:value-type="float" office:value="314.628344" calcext:value-type="float">
            <text:p>314,628344</text:p>
          </table:table-cell>
          <table:table-cell/>
          <table:table-cell office:value-type="float" office:value="1797.581" calcext:value-type="float">
            <text:p>1797,581</text:p>
          </table:table-cell>
          <table:table-cell office:value-type="float" office:value="748.838355" calcext:value-type="float">
            <text:p>748,838355</text:p>
          </table:table-cell>
          <table:table-cell table:number-columns-repeated="7"/>
        </table:table-row>
        <table:table-row table:style-name="ro1">
          <table:table-cell office:value-type="float" office:value="53.896" calcext:value-type="float">
            <text:p>53,896</text:p>
          </table:table-cell>
          <table:table-cell office:value-type="float" office:value="2.383672" calcext:value-type="float">
            <text:p>2,383672</text:p>
          </table:table-cell>
          <table:table-cell/>
          <table:table-cell office:value-type="float" office:value="361.375" calcext:value-type="float">
            <text:p>361,375</text:p>
          </table:table-cell>
          <table:table-cell office:value-type="float" office:value="314.62748" calcext:value-type="float">
            <text:p>314,62748</text:p>
          </table:table-cell>
          <table:table-cell/>
          <table:table-cell office:value-type="float" office:value="1800.559" calcext:value-type="float">
            <text:p>1800,559</text:p>
          </table:table-cell>
          <table:table-cell office:value-type="float" office:value="747.616505" calcext:value-type="float">
            <text:p>747,616505</text:p>
          </table:table-cell>
          <table:table-cell table:number-columns-repeated="7"/>
        </table:table-row>
        <table:table-row table:style-name="ro1">
          <table:table-cell office:value-type="float" office:value="50.048" calcext:value-type="float">
            <text:p>50,048</text:p>
          </table:table-cell>
          <table:table-cell office:value-type="float" office:value="2.378386" calcext:value-type="float">
            <text:p>2,378386</text:p>
          </table:table-cell>
          <table:table-cell/>
          <table:table-cell office:value-type="float" office:value="360.978" calcext:value-type="float">
            <text:p>360,978</text:p>
          </table:table-cell>
          <table:table-cell office:value-type="float" office:value="314.411805" calcext:value-type="float">
            <text:p>314,411805</text:p>
          </table:table-cell>
          <table:table-cell/>
          <table:table-cell office:value-type="float" office:value="1800.372" calcext:value-type="float">
            <text:p>1800,372</text:p>
          </table:table-cell>
          <table:table-cell office:value-type="float" office:value="746.978813" calcext:value-type="float">
            <text:p>746,978813</text:p>
          </table:table-cell>
          <table:table-cell table:number-columns-repeated="7"/>
        </table:table-row>
        <table:table-row table:style-name="ro1">
          <table:table-cell office:value-type="float" office:value="47.178" calcext:value-type="float">
            <text:p>47,178</text:p>
          </table:table-cell>
          <table:table-cell office:value-type="float" office:value="2.378169" calcext:value-type="float">
            <text:p>2,378169</text:p>
          </table:table-cell>
          <table:table-cell/>
          <table:table-cell office:value-type="float" office:value="364.023" calcext:value-type="float">
            <text:p>364,023</text:p>
          </table:table-cell>
          <table:table-cell office:value-type="float" office:value="314.3705" calcext:value-type="float">
            <text:p>314,3705</text:p>
          </table:table-cell>
          <table:table-cell/>
          <table:table-cell office:value-type="float" office:value="1799.615" calcext:value-type="float">
            <text:p>1799,615</text:p>
          </table:table-cell>
          <table:table-cell office:value-type="float" office:value="742.320285" calcext:value-type="float">
            <text:p>742,320285</text:p>
          </table:table-cell>
          <table:table-cell table:number-columns-repeated="7"/>
        </table:table-row>
        <table:table-row table:style-name="ro1">
          <table:table-cell office:value-type="float" office:value="48.97" calcext:value-type="float">
            <text:p>48,97</text:p>
          </table:table-cell>
          <table:table-cell office:value-type="float" office:value="2.372179" calcext:value-type="float">
            <text:p>2,372179</text:p>
          </table:table-cell>
          <table:table-cell/>
          <table:table-cell office:value-type="float" office:value="363.66" calcext:value-type="float">
            <text:p>363,66</text:p>
          </table:table-cell>
          <table:table-cell office:value-type="float" office:value="313.735203" calcext:value-type="float">
            <text:p>313,735203</text:p>
          </table:table-cell>
          <table:table-cell/>
          <table:table-cell office:value-type="float" office:value="1800.966" calcext:value-type="float">
            <text:p>1800,966</text:p>
          </table:table-cell>
          <table:table-cell office:value-type="float" office:value="742.312998" calcext:value-type="float">
            <text:p>742,312998</text:p>
          </table:table-cell>
          <table:table-cell table:number-columns-repeated="7"/>
        </table:table-row>
        <table:table-row table:style-name="ro1">
          <table:table-cell office:value-type="float" office:value="57.561" calcext:value-type="float">
            <text:p>57,561</text:p>
          </table:table-cell>
          <table:table-cell office:value-type="float" office:value="2.371267" calcext:value-type="float">
            <text:p>2,371267</text:p>
          </table:table-cell>
          <table:table-cell/>
          <table:table-cell office:value-type="float" office:value="358.823" calcext:value-type="float">
            <text:p>358,823</text:p>
          </table:table-cell>
          <table:table-cell office:value-type="float" office:value="313.571274" calcext:value-type="float">
            <text:p>313,571274</text:p>
          </table:table-cell>
          <table:table-cell/>
          <table:table-cell office:value-type="float" office:value="1789.796" calcext:value-type="float">
            <text:p>1789,796</text:p>
          </table:table-cell>
          <table:table-cell office:value-type="float" office:value="741.567009" calcext:value-type="float">
            <text:p>741,567009</text:p>
          </table:table-cell>
          <table:table-cell table:number-columns-repeated="7"/>
        </table:table-row>
        <table:table-row table:style-name="ro1">
          <table:table-cell office:value-type="float" office:value="49.626" calcext:value-type="float">
            <text:p>49,626</text:p>
          </table:table-cell>
          <table:table-cell office:value-type="float" office:value="2.370335" calcext:value-type="float">
            <text:p>2,370335</text:p>
          </table:table-cell>
          <table:table-cell/>
          <table:table-cell office:value-type="float" office:value="361.69" calcext:value-type="float">
            <text:p>361,69</text:p>
          </table:table-cell>
          <table:table-cell office:value-type="float" office:value="312.556025" calcext:value-type="float">
            <text:p>312,556025</text:p>
          </table:table-cell>
          <table:table-cell/>
          <table:table-cell office:value-type="float" office:value="1799.178" calcext:value-type="float">
            <text:p>1799,178</text:p>
          </table:table-cell>
          <table:table-cell office:value-type="float" office:value="740.003074" calcext:value-type="float">
            <text:p>740,003074</text:p>
          </table:table-cell>
          <table:table-cell table:number-columns-repeated="7"/>
        </table:table-row>
        <table:table-row table:style-name="ro1">
          <table:table-cell office:value-type="float" office:value="56.418" calcext:value-type="float">
            <text:p>56,418</text:p>
          </table:table-cell>
          <table:table-cell office:value-type="float" office:value="2.369926" calcext:value-type="float">
            <text:p>2,369926</text:p>
          </table:table-cell>
          <table:table-cell/>
          <table:table-cell office:value-type="float" office:value="360.396" calcext:value-type="float">
            <text:p>360,396</text:p>
          </table:table-cell>
          <table:table-cell office:value-type="float" office:value="312.376248" calcext:value-type="float">
            <text:p>312,376248</text:p>
          </table:table-cell>
          <table:table-cell/>
          <table:table-cell office:value-type="float" office:value="1782.742" calcext:value-type="float">
            <text:p>1782,742</text:p>
          </table:table-cell>
          <table:table-cell office:value-type="float" office:value="738.06634" calcext:value-type="float">
            <text:p>738,06634</text:p>
          </table:table-cell>
          <table:table-cell table:number-columns-repeated="7"/>
        </table:table-row>
        <table:table-row table:style-name="ro1">
          <table:table-cell office:value-type="float" office:value="51.413" calcext:value-type="float">
            <text:p>51,413</text:p>
          </table:table-cell>
          <table:table-cell office:value-type="float" office:value="2.369504" calcext:value-type="float">
            <text:p>2,369504</text:p>
          </table:table-cell>
          <table:table-cell/>
          <table:table-cell office:value-type="float" office:value="358.781" calcext:value-type="float">
            <text:p>358,781</text:p>
          </table:table-cell>
          <table:table-cell office:value-type="float" office:value="312.080476" calcext:value-type="float">
            <text:p>312,080476</text:p>
          </table:table-cell>
          <table:table-cell/>
          <table:table-cell office:value-type="float" office:value="1782.059" calcext:value-type="float">
            <text:p>1782,059</text:p>
          </table:table-cell>
          <table:table-cell office:value-type="float" office:value="737.647091" calcext:value-type="float">
            <text:p>737,647091</text:p>
          </table:table-cell>
          <table:table-cell table:number-columns-repeated="7"/>
        </table:table-row>
        <table:table-row table:style-name="ro1">
          <table:table-cell office:value-type="float" office:value="48.873" calcext:value-type="float">
            <text:p>48,873</text:p>
          </table:table-cell>
          <table:table-cell office:value-type="float" office:value="2.366872" calcext:value-type="float">
            <text:p>2,366872</text:p>
          </table:table-cell>
          <table:table-cell/>
          <table:table-cell office:value-type="float" office:value="356.642" calcext:value-type="float">
            <text:p>356,642</text:p>
          </table:table-cell>
          <table:table-cell office:value-type="float" office:value="312.031528" calcext:value-type="float">
            <text:p>312,031528</text:p>
          </table:table-cell>
          <table:table-cell/>
          <table:table-cell office:value-type="float" office:value="1783.04" calcext:value-type="float">
            <text:p>1783,04</text:p>
          </table:table-cell>
          <table:table-cell office:value-type="float" office:value="736.854524" calcext:value-type="float">
            <text:p>736,854524</text:p>
          </table:table-cell>
          <table:table-cell table:number-columns-repeated="7"/>
        </table:table-row>
        <table:table-row table:style-name="ro1">
          <table:table-cell office:value-type="float" office:value="49.301" calcext:value-type="float">
            <text:p>49,301</text:p>
          </table:table-cell>
          <table:table-cell office:value-type="float" office:value="2.366839" calcext:value-type="float">
            <text:p>2,366839</text:p>
          </table:table-cell>
          <table:table-cell/>
          <table:table-cell office:value-type="float" office:value="360.541" calcext:value-type="float">
            <text:p>360,541</text:p>
          </table:table-cell>
          <table:table-cell office:value-type="float" office:value="312.022217" calcext:value-type="float">
            <text:p>312,022217</text:p>
          </table:table-cell>
          <table:table-cell/>
          <table:table-cell office:value-type="float" office:value="1780.268" calcext:value-type="float">
            <text:p>1780,268</text:p>
          </table:table-cell>
          <table:table-cell office:value-type="float" office:value="736.623242" calcext:value-type="float">
            <text:p>736,623242</text:p>
          </table:table-cell>
          <table:table-cell table:number-columns-repeated="7"/>
        </table:table-row>
        <table:table-row table:style-name="ro1">
          <table:table-cell office:value-type="float" office:value="49.381" calcext:value-type="float">
            <text:p>49,381</text:p>
          </table:table-cell>
          <table:table-cell office:value-type="float" office:value="2.366281" calcext:value-type="float">
            <text:p>2,366281</text:p>
          </table:table-cell>
          <table:table-cell/>
          <table:table-cell office:value-type="float" office:value="358.785" calcext:value-type="float">
            <text:p>358,785</text:p>
          </table:table-cell>
          <table:table-cell office:value-type="float" office:value="311.600277" calcext:value-type="float">
            <text:p>311,600277</text:p>
          </table:table-cell>
          <table:table-cell/>
          <table:table-cell office:value-type="float" office:value="1781.846" calcext:value-type="float">
            <text:p>1781,846</text:p>
          </table:table-cell>
          <table:table-cell office:value-type="float" office:value="736.258284" calcext:value-type="float">
            <text:p>736,258284</text:p>
          </table:table-cell>
          <table:table-cell table:number-columns-repeated="7"/>
        </table:table-row>
        <table:table-row table:style-name="ro1">
          <table:table-cell office:value-type="float" office:value="50.355" calcext:value-type="float">
            <text:p>50,355</text:p>
          </table:table-cell>
          <table:table-cell office:value-type="float" office:value="2.365528" calcext:value-type="float">
            <text:p>2,365528</text:p>
          </table:table-cell>
          <table:table-cell/>
          <table:table-cell office:value-type="float" office:value="359.546" calcext:value-type="float">
            <text:p>359,546</text:p>
          </table:table-cell>
          <table:table-cell office:value-type="float" office:value="311.522167" calcext:value-type="float">
            <text:p>311,522167</text:p>
          </table:table-cell>
          <table:table-cell/>
          <table:table-cell office:value-type="float" office:value="1780.988" calcext:value-type="float">
            <text:p>1780,988</text:p>
          </table:table-cell>
          <table:table-cell office:value-type="float" office:value="735.748428" calcext:value-type="float">
            <text:p>735,748428</text:p>
          </table:table-cell>
          <table:table-cell table:number-columns-repeated="7"/>
        </table:table-row>
        <table:table-row table:style-name="ro1">
          <table:table-cell office:value-type="float" office:value="49.757" calcext:value-type="float">
            <text:p>49,757</text:p>
          </table:table-cell>
          <table:table-cell office:value-type="float" office:value="2.363758" calcext:value-type="float">
            <text:p>2,363758</text:p>
          </table:table-cell>
          <table:table-cell/>
          <table:table-cell office:value-type="float" office:value="358.557" calcext:value-type="float">
            <text:p>358,557</text:p>
          </table:table-cell>
          <table:table-cell office:value-type="float" office:value="311.500128" calcext:value-type="float">
            <text:p>311,500128</text:p>
          </table:table-cell>
          <table:table-cell/>
          <table:table-cell office:value-type="float" office:value="1781.49" calcext:value-type="float">
            <text:p>1781,49</text:p>
          </table:table-cell>
          <table:table-cell office:value-type="float" office:value="735.660835" calcext:value-type="float">
            <text:p>735,660835</text:p>
          </table:table-cell>
          <table:table-cell table:number-columns-repeated="7"/>
        </table:table-row>
        <table:table-row table:style-name="ro1">
          <table:table-cell office:value-type="float" office:value="49.704" calcext:value-type="float">
            <text:p>49,704</text:p>
          </table:table-cell>
          <table:table-cell office:value-type="float" office:value="2.359845" calcext:value-type="float">
            <text:p>2,359845</text:p>
          </table:table-cell>
          <table:table-cell/>
          <table:table-cell office:value-type="float" office:value="356.017" calcext:value-type="float">
            <text:p>356,017</text:p>
          </table:table-cell>
          <table:table-cell office:value-type="float" office:value="309.383028" calcext:value-type="float">
            <text:p>309,383028</text:p>
          </table:table-cell>
          <table:table-cell/>
          <table:table-cell office:value-type="float" office:value="1781.75" calcext:value-type="float">
            <text:p>1781,75</text:p>
          </table:table-cell>
          <table:table-cell office:value-type="float" office:value="735.521485" calcext:value-type="float">
            <text:p>735,521485</text:p>
          </table:table-cell>
          <table:table-cell table:number-columns-repeated="7"/>
        </table:table-row>
        <table:table-row table:style-name="ro1">
          <table:table-cell office:value-type="float" office:value="50.234" calcext:value-type="float">
            <text:p>50,234</text:p>
          </table:table-cell>
          <table:table-cell office:value-type="float" office:value="2.357692" calcext:value-type="float">
            <text:p>2,357692</text:p>
          </table:table-cell>
          <table:table-cell/>
          <table:table-cell office:value-type="float" office:value="353.523" calcext:value-type="float">
            <text:p>353,523</text:p>
          </table:table-cell>
          <table:table-cell office:value-type="float" office:value="309.042647" calcext:value-type="float">
            <text:p>309,042647</text:p>
          </table:table-cell>
          <table:table-cell/>
          <table:table-cell office:value-type="float" office:value="1779.585" calcext:value-type="float">
            <text:p>1779,585</text:p>
          </table:table-cell>
          <table:table-cell office:value-type="float" office:value="734.23884" calcext:value-type="float">
            <text:p>734,23884</text:p>
          </table:table-cell>
          <table:table-cell table:number-columns-repeated="7"/>
        </table:table-row>
        <table:table-row table:style-name="ro1">
          <table:table-cell office:value-type="float" office:value="49.655" calcext:value-type="float">
            <text:p>49,655</text:p>
          </table:table-cell>
          <table:table-cell office:value-type="float" office:value="2.357174" calcext:value-type="float">
            <text:p>2,357174</text:p>
          </table:table-cell>
          <table:table-cell/>
          <table:table-cell office:value-type="float" office:value="360.151" calcext:value-type="float">
            <text:p>360,151</text:p>
          </table:table-cell>
          <table:table-cell office:value-type="float" office:value="307.695614" calcext:value-type="float">
            <text:p>307,695614</text:p>
          </table:table-cell>
          <table:table-cell/>
          <table:table-cell office:value-type="float" office:value="1779.857" calcext:value-type="float">
            <text:p>1779,857</text:p>
          </table:table-cell>
          <table:table-cell office:value-type="float" office:value="734.045804" calcext:value-type="float">
            <text:p>734,045804</text:p>
          </table:table-cell>
          <table:table-cell table:number-columns-repeated="7"/>
        </table:table-row>
        <table:table-row table:style-name="ro1">
          <table:table-cell office:value-type="float" office:value="49.541" calcext:value-type="float">
            <text:p>49,541</text:p>
          </table:table-cell>
          <table:table-cell office:value-type="float" office:value="2.356394" calcext:value-type="float">
            <text:p>2,356394</text:p>
          </table:table-cell>
          <table:table-cell/>
          <table:table-cell office:value-type="float" office:value="359.229" calcext:value-type="float">
            <text:p>359,229</text:p>
          </table:table-cell>
          <table:table-cell office:value-type="float" office:value="303.67555" calcext:value-type="float">
            <text:p>303,67555</text:p>
          </table:table-cell>
          <table:table-cell/>
          <table:table-cell office:value-type="float" office:value="1778.728" calcext:value-type="float">
            <text:p>1778,728</text:p>
          </table:table-cell>
          <table:table-cell office:value-type="float" office:value="733.903667" calcext:value-type="float">
            <text:p>733,903667</text:p>
          </table:table-cell>
          <table:table-cell table:number-columns-repeated="7"/>
        </table:table-row>
        <table:table-row table:style-name="ro1">
          <table:table-cell office:value-type="float" office:value="48.833" calcext:value-type="float">
            <text:p>48,833</text:p>
          </table:table-cell>
          <table:table-cell office:value-type="float" office:value="2.354561" calcext:value-type="float">
            <text:p>2,354561</text:p>
          </table:table-cell>
          <table:table-cell/>
          <table:table-cell office:value-type="float" office:value="434.725" calcext:value-type="float">
            <text:p>434,725</text:p>
          </table:table-cell>
          <table:table-cell office:value-type="float" office:value="303.674164" calcext:value-type="float">
            <text:p>303,674164</text:p>
          </table:table-cell>
          <table:table-cell/>
          <table:table-cell office:value-type="float" office:value="1781.237" calcext:value-type="float">
            <text:p>1781,237</text:p>
          </table:table-cell>
          <table:table-cell office:value-type="float" office:value="733.512096" calcext:value-type="float">
            <text:p>733,512096</text:p>
          </table:table-cell>
          <table:table-cell table:number-columns-repeated="7"/>
        </table:table-row>
        <table:table-row table:style-name="ro1">
          <table:table-cell office:value-type="float" office:value="49.6" calcext:value-type="float">
            <text:p>49,6</text:p>
          </table:table-cell>
          <table:table-cell office:value-type="float" office:value="2.353421" calcext:value-type="float">
            <text:p>2,353421</text:p>
          </table:table-cell>
          <table:table-cell/>
          <table:table-cell office:value-type="float" office:value="416.358" calcext:value-type="float">
            <text:p>416,358</text:p>
          </table:table-cell>
          <table:table-cell office:value-type="float" office:value="303.533492" calcext:value-type="float">
            <text:p>303,533492</text:p>
          </table:table-cell>
          <table:table-cell/>
          <table:table-cell office:value-type="float" office:value="1779.684" calcext:value-type="float">
            <text:p>1779,684</text:p>
          </table:table-cell>
          <table:table-cell office:value-type="float" office:value="733.489958" calcext:value-type="float">
            <text:p>733,489958</text:p>
          </table:table-cell>
          <table:table-cell table:number-columns-repeated="7"/>
        </table:table-row>
        <table:table-row table:style-name="ro1">
          <table:table-cell office:value-type="float" office:value="51.656" calcext:value-type="float">
            <text:p>51,656</text:p>
          </table:table-cell>
          <table:table-cell office:value-type="float" office:value="2.351227" calcext:value-type="float">
            <text:p>2,351227</text:p>
          </table:table-cell>
          <table:table-cell/>
          <table:table-cell office:value-type="float" office:value="359.669" calcext:value-type="float">
            <text:p>359,669</text:p>
          </table:table-cell>
          <table:table-cell office:value-type="float" office:value="303.454397" calcext:value-type="float">
            <text:p>303,454397</text:p>
          </table:table-cell>
          <table:table-cell/>
          <table:table-cell office:value-type="float" office:value="1778.023" calcext:value-type="float">
            <text:p>1778,023</text:p>
          </table:table-cell>
          <table:table-cell office:value-type="float" office:value="733.135302" calcext:value-type="float">
            <text:p>733,135302</text:p>
          </table:table-cell>
          <table:table-cell table:number-columns-repeated="7"/>
        </table:table-row>
        <table:table-row table:style-name="ro1">
          <table:table-cell office:value-type="float" office:value="60.43" calcext:value-type="float">
            <text:p>60,43</text:p>
          </table:table-cell>
          <table:table-cell office:value-type="float" office:value="2.345239" calcext:value-type="float">
            <text:p>2,345239</text:p>
          </table:table-cell>
          <table:table-cell/>
          <table:table-cell office:value-type="float" office:value="379.32" calcext:value-type="float">
            <text:p>379,32</text:p>
          </table:table-cell>
          <table:table-cell office:value-type="float" office:value="303.448263" calcext:value-type="float">
            <text:p>303,448263</text:p>
          </table:table-cell>
          <table:table-cell/>
          <table:table-cell office:value-type="float" office:value="1778.706" calcext:value-type="float">
            <text:p>1778,706</text:p>
          </table:table-cell>
          <table:table-cell office:value-type="float" office:value="733.086378" calcext:value-type="float">
            <text:p>733,086378</text:p>
          </table:table-cell>
          <table:table-cell table:number-columns-repeated="7"/>
        </table:table-row>
        <table:table-row table:style-name="ro1">
          <table:table-cell office:value-type="float" office:value="50.274" calcext:value-type="float">
            <text:p>50,274</text:p>
          </table:table-cell>
          <table:table-cell office:value-type="float" office:value="2.344875" calcext:value-type="float">
            <text:p>2,344875</text:p>
          </table:table-cell>
          <table:table-cell/>
          <table:table-cell office:value-type="float" office:value="361.013" calcext:value-type="float">
            <text:p>361,013</text:p>
          </table:table-cell>
          <table:table-cell office:value-type="float" office:value="303.412874" calcext:value-type="float">
            <text:p>303,412874</text:p>
          </table:table-cell>
          <table:table-cell/>
          <table:table-cell office:value-type="float" office:value="1780.198" calcext:value-type="float">
            <text:p>1780,198</text:p>
          </table:table-cell>
          <table:table-cell office:value-type="float" office:value="732.875659" calcext:value-type="float">
            <text:p>732,875659</text:p>
          </table:table-cell>
          <table:table-cell table:number-columns-repeated="7"/>
        </table:table-row>
        <table:table-row table:style-name="ro1">
          <table:table-cell office:value-type="float" office:value="47.769" calcext:value-type="float">
            <text:p>47,769</text:p>
          </table:table-cell>
          <table:table-cell office:value-type="float" office:value="2.341037" calcext:value-type="float">
            <text:p>2,341037</text:p>
          </table:table-cell>
          <table:table-cell/>
          <table:table-cell office:value-type="float" office:value="352.657" calcext:value-type="float">
            <text:p>352,657</text:p>
          </table:table-cell>
          <table:table-cell office:value-type="float" office:value="300.284792" calcext:value-type="float">
            <text:p>300,284792</text:p>
          </table:table-cell>
          <table:table-cell/>
          <table:table-cell office:value-type="float" office:value="1778.457" calcext:value-type="float">
            <text:p>1778,457</text:p>
          </table:table-cell>
          <table:table-cell office:value-type="float" office:value="732.027604" calcext:value-type="float">
            <text:p>732,027604</text:p>
          </table:table-cell>
          <table:table-cell table:number-columns-repeated="7"/>
        </table:table-row>
        <table:table-row table:style-name="ro1">
          <table:table-cell office:value-type="float" office:value="55.691" calcext:value-type="float">
            <text:p>55,691</text:p>
          </table:table-cell>
          <table:table-cell office:value-type="float" office:value="2.340155" calcext:value-type="float">
            <text:p>2,340155</text:p>
          </table:table-cell>
          <table:table-cell/>
          <table:table-cell office:value-type="float" office:value="361.972" calcext:value-type="float">
            <text:p>361,972</text:p>
          </table:table-cell>
          <table:table-cell office:value-type="float" office:value="299.401542" calcext:value-type="float">
            <text:p>299,401542</text:p>
          </table:table-cell>
          <table:table-cell/>
          <table:table-cell office:value-type="float" office:value="1777.42" calcext:value-type="float">
            <text:p>1777,42</text:p>
          </table:table-cell>
          <table:table-cell office:value-type="float" office:value="731.897598" calcext:value-type="float">
            <text:p>731,897598</text:p>
          </table:table-cell>
          <table:table-cell table:number-columns-repeated="7"/>
        </table:table-row>
        <table:table-row table:style-name="ro1">
          <table:table-cell office:value-type="float" office:value="50.823" calcext:value-type="float">
            <text:p>50,823</text:p>
          </table:table-cell>
          <table:table-cell office:value-type="float" office:value="2.339554" calcext:value-type="float">
            <text:p>2,339554</text:p>
          </table:table-cell>
          <table:table-cell/>
          <table:table-cell office:value-type="float" office:value="341.752" calcext:value-type="float">
            <text:p>341,752</text:p>
          </table:table-cell>
          <table:table-cell office:value-type="float" office:value="297.4159" calcext:value-type="float">
            <text:p>297,4159</text:p>
          </table:table-cell>
          <table:table-cell/>
          <table:table-cell office:value-type="float" office:value="1779.595" calcext:value-type="float">
            <text:p>1779,595</text:p>
          </table:table-cell>
          <table:table-cell office:value-type="float" office:value="731.366841" calcext:value-type="float">
            <text:p>731,366841</text:p>
          </table:table-cell>
          <table:table-cell table:number-columns-repeated="7"/>
        </table:table-row>
        <table:table-row table:style-name="ro1">
          <table:table-cell office:value-type="float" office:value="48.358" calcext:value-type="float">
            <text:p>48,358</text:p>
          </table:table-cell>
          <table:table-cell office:value-type="float" office:value="2.333812" calcext:value-type="float">
            <text:p>2,333812</text:p>
          </table:table-cell>
          <table:table-cell/>
          <table:table-cell office:value-type="float" office:value="345.009" calcext:value-type="float">
            <text:p>345,009</text:p>
          </table:table-cell>
          <table:table-cell office:value-type="float" office:value="296.634258" calcext:value-type="float">
            <text:p>296,634258</text:p>
          </table:table-cell>
          <table:table-cell/>
          <table:table-cell office:value-type="float" office:value="1783.011" calcext:value-type="float">
            <text:p>1783,011</text:p>
          </table:table-cell>
          <table:table-cell office:value-type="float" office:value="730.525102" calcext:value-type="float">
            <text:p>730,525102</text:p>
          </table:table-cell>
          <table:table-cell table:number-columns-repeated="7"/>
        </table:table-row>
        <table:table-row table:style-name="ro1">
          <table:table-cell office:value-type="float" office:value="51.084" calcext:value-type="float">
            <text:p>51,084</text:p>
          </table:table-cell>
          <table:table-cell office:value-type="float" office:value="2.330456" calcext:value-type="float">
            <text:p>2,330456</text:p>
          </table:table-cell>
          <table:table-cell/>
          <table:table-cell office:value-type="float" office:value="399.58" calcext:value-type="float">
            <text:p>399,58</text:p>
          </table:table-cell>
          <table:table-cell office:value-type="float" office:value="296.314056" calcext:value-type="float">
            <text:p>296,314056</text:p>
          </table:table-cell>
          <table:table-cell/>
          <table:table-cell office:value-type="float" office:value="1778.958" calcext:value-type="float">
            <text:p>1778,958</text:p>
          </table:table-cell>
          <table:table-cell office:value-type="float" office:value="730.284114" calcext:value-type="float">
            <text:p>730,284114</text:p>
          </table:table-cell>
          <table:table-cell table:number-columns-repeated="7"/>
        </table:table-row>
        <table:table-row table:style-name="ro1">
          <table:table-cell office:value-type="float" office:value="69.324" calcext:value-type="float">
            <text:p>69,324</text:p>
          </table:table-cell>
          <table:table-cell office:value-type="float" office:value="2.328622" calcext:value-type="float">
            <text:p>2,328622</text:p>
          </table:table-cell>
          <table:table-cell/>
          <table:table-cell office:value-type="float" office:value="343.716" calcext:value-type="float">
            <text:p>343,716</text:p>
          </table:table-cell>
          <table:table-cell office:value-type="float" office:value="295.986234" calcext:value-type="float">
            <text:p>295,986234</text:p>
          </table:table-cell>
          <table:table-cell/>
          <table:table-cell office:value-type="float" office:value="1779.721" calcext:value-type="float">
            <text:p>1779,721</text:p>
          </table:table-cell>
          <table:table-cell office:value-type="float" office:value="729.941071" calcext:value-type="float">
            <text:p>729,941071</text:p>
          </table:table-cell>
          <table:table-cell table:number-columns-repeated="7"/>
        </table:table-row>
        <table:table-row table:style-name="ro1">
          <table:table-cell office:value-type="float" office:value="52.171" calcext:value-type="float">
            <text:p>52,171</text:p>
          </table:table-cell>
          <table:table-cell office:value-type="float" office:value="2.322632" calcext:value-type="float">
            <text:p>2,322632</text:p>
          </table:table-cell>
          <table:table-cell/>
          <table:table-cell office:value-type="float" office:value="401.343" calcext:value-type="float">
            <text:p>401,343</text:p>
          </table:table-cell>
          <table:table-cell office:value-type="float" office:value="295.971102" calcext:value-type="float">
            <text:p>295,971102</text:p>
          </table:table-cell>
          <table:table-cell/>
          <table:table-cell office:value-type="float" office:value="1778.25" calcext:value-type="float">
            <text:p>1778,25</text:p>
          </table:table-cell>
          <table:table-cell office:value-type="float" office:value="727.516468" calcext:value-type="float">
            <text:p>727,516468</text:p>
          </table:table-cell>
          <table:table-cell table:number-columns-repeated="7"/>
        </table:table-row>
        <table:table-row table:style-name="ro1">
          <table:table-cell office:value-type="float" office:value="50.729" calcext:value-type="float">
            <text:p>50,729</text:p>
          </table:table-cell>
          <table:table-cell office:value-type="float" office:value="2.31669" calcext:value-type="float">
            <text:p>2,31669</text:p>
          </table:table-cell>
          <table:table-cell/>
          <table:table-cell office:value-type="float" office:value="341.713" calcext:value-type="float">
            <text:p>341,713</text:p>
          </table:table-cell>
          <table:table-cell office:value-type="float" office:value="295.833217" calcext:value-type="float">
            <text:p>295,833217</text:p>
          </table:table-cell>
          <table:table-cell/>
          <table:table-cell office:value-type="float" office:value="1779.306" calcext:value-type="float">
            <text:p>1779,306</text:p>
          </table:table-cell>
          <table:table-cell office:value-type="float" office:value="726.871681" calcext:value-type="float">
            <text:p>726,871681</text:p>
          </table:table-cell>
          <table:table-cell table:number-columns-repeated="7"/>
        </table:table-row>
        <table:table-row table:style-name="ro1">
          <table:table-cell office:value-type="float" office:value="49.878" calcext:value-type="float">
            <text:p>49,878</text:p>
          </table:table-cell>
          <table:table-cell office:value-type="float" office:value="2.316463" calcext:value-type="float">
            <text:p>2,316463</text:p>
          </table:table-cell>
          <table:table-cell/>
          <table:table-cell office:value-type="float" office:value="341.938" calcext:value-type="float">
            <text:p>341,938</text:p>
          </table:table-cell>
          <table:table-cell office:value-type="float" office:value="295.810868" calcext:value-type="float">
            <text:p>295,810868</text:p>
          </table:table-cell>
          <table:table-cell/>
          <table:table-cell office:value-type="float" office:value="1761.612" calcext:value-type="float">
            <text:p>1761,612</text:p>
          </table:table-cell>
          <table:table-cell office:value-type="float" office:value="718.960542" calcext:value-type="float">
            <text:p>718,960542</text:p>
          </table:table-cell>
          <table:table-cell table:number-columns-repeated="7"/>
        </table:table-row>
        <table:table-row table:style-name="ro1">
          <table:table-cell office:value-type="float" office:value="48.654" calcext:value-type="float">
            <text:p>48,654</text:p>
          </table:table-cell>
          <table:table-cell office:value-type="float" office:value="2.312338" calcext:value-type="float">
            <text:p>2,312338</text:p>
          </table:table-cell>
          <table:table-cell/>
          <table:table-cell office:value-type="float" office:value="342.023" calcext:value-type="float">
            <text:p>342,023</text:p>
          </table:table-cell>
          <table:table-cell office:value-type="float" office:value="295.805302" calcext:value-type="float">
            <text:p>295,805302</text:p>
          </table:table-cell>
          <table:table-cell/>
          <table:table-cell office:value-type="float" office:value="1763.323" calcext:value-type="float">
            <text:p>1763,323</text:p>
          </table:table-cell>
          <table:table-cell office:value-type="float" office:value="717.553686" calcext:value-type="float">
            <text:p>717,553686</text:p>
          </table:table-cell>
          <table:table-cell table:number-columns-repeated="7"/>
        </table:table-row>
        <table:table-row table:style-name="ro1">
          <table:table-cell office:value-type="float" office:value="50.908" calcext:value-type="float">
            <text:p>50,908</text:p>
          </table:table-cell>
          <table:table-cell office:value-type="float" office:value="2.311019" calcext:value-type="float">
            <text:p>2,311019</text:p>
          </table:table-cell>
          <table:table-cell/>
          <table:table-cell office:value-type="float" office:value="341.003" calcext:value-type="float">
            <text:p>341,003</text:p>
          </table:table-cell>
          <table:table-cell office:value-type="float" office:value="295.799008" calcext:value-type="float">
            <text:p>295,799008</text:p>
          </table:table-cell>
          <table:table-cell/>
          <table:table-cell office:value-type="float" office:value="1817.867" calcext:value-type="float">
            <text:p>1817,867</text:p>
          </table:table-cell>
          <table:table-cell office:value-type="float" office:value="717.475142" calcext:value-type="float">
            <text:p>717,475142</text:p>
          </table:table-cell>
          <table:table-cell table:number-columns-repeated="7"/>
        </table:table-row>
        <table:table-row table:style-name="ro1">
          <table:table-cell office:value-type="float" office:value="52.742" calcext:value-type="float">
            <text:p>52,742</text:p>
          </table:table-cell>
          <table:table-cell office:value-type="float" office:value="2.309761" calcext:value-type="float">
            <text:p>2,309761</text:p>
          </table:table-cell>
          <table:table-cell/>
          <table:table-cell office:value-type="float" office:value="342.816" calcext:value-type="float">
            <text:p>342,816</text:p>
          </table:table-cell>
          <table:table-cell office:value-type="float" office:value="295.669123" calcext:value-type="float">
            <text:p>295,669123</text:p>
          </table:table-cell>
          <table:table-cell/>
          <table:table-cell office:value-type="float" office:value="1763.759" calcext:value-type="float">
            <text:p>1763,759</text:p>
          </table:table-cell>
          <table:table-cell office:value-type="float" office:value="716.977326" calcext:value-type="float">
            <text:p>716,977326</text:p>
          </table:table-cell>
          <table:table-cell table:number-columns-repeated="7"/>
        </table:table-row>
        <table:table-row table:style-name="ro1">
          <table:table-cell office:value-type="float" office:value="56.774" calcext:value-type="float">
            <text:p>56,774</text:p>
          </table:table-cell>
          <table:table-cell office:value-type="float" office:value="2.306163" calcext:value-type="float">
            <text:p>2,306163</text:p>
          </table:table-cell>
          <table:table-cell/>
          <table:table-cell office:value-type="float" office:value="341.036" calcext:value-type="float">
            <text:p>341,036</text:p>
          </table:table-cell>
          <table:table-cell office:value-type="float" office:value="295.560502" calcext:value-type="float">
            <text:p>295,560502</text:p>
          </table:table-cell>
          <table:table-cell/>
          <table:table-cell office:value-type="float" office:value="1760.927" calcext:value-type="float">
            <text:p>1760,927</text:p>
          </table:table-cell>
          <table:table-cell office:value-type="float" office:value="715.089422" calcext:value-type="float">
            <text:p>715,089422</text:p>
          </table:table-cell>
          <table:table-cell table:number-columns-repeated="7"/>
        </table:table-row>
        <table:table-row table:style-name="ro1">
          <table:table-cell office:value-type="float" office:value="50.692" calcext:value-type="float">
            <text:p>50,692</text:p>
          </table:table-cell>
          <table:table-cell office:value-type="float" office:value="2.306012" calcext:value-type="float">
            <text:p>2,306012</text:p>
          </table:table-cell>
          <table:table-cell/>
          <table:table-cell office:value-type="float" office:value="342.549" calcext:value-type="float">
            <text:p>342,549</text:p>
          </table:table-cell>
          <table:table-cell office:value-type="float" office:value="294.919597" calcext:value-type="float">
            <text:p>294,919597</text:p>
          </table:table-cell>
          <table:table-cell/>
          <table:table-cell office:value-type="float" office:value="1760.185" calcext:value-type="float">
            <text:p>1760,185</text:p>
          </table:table-cell>
          <table:table-cell office:value-type="float" office:value="715.049621" calcext:value-type="float">
            <text:p>715,049621</text:p>
          </table:table-cell>
          <table:table-cell table:number-columns-repeated="7"/>
        </table:table-row>
        <table:table-row table:style-name="ro1">
          <table:table-cell office:value-type="float" office:value="60.855" calcext:value-type="float">
            <text:p>60,855</text:p>
          </table:table-cell>
          <table:table-cell office:value-type="float" office:value="2.305939" calcext:value-type="float">
            <text:p>2,305939</text:p>
          </table:table-cell>
          <table:table-cell/>
          <table:table-cell office:value-type="float" office:value="339.998" calcext:value-type="float">
            <text:p>339,998</text:p>
          </table:table-cell>
          <table:table-cell office:value-type="float" office:value="292.100846" calcext:value-type="float">
            <text:p>292,100846</text:p>
          </table:table-cell>
          <table:table-cell/>
          <table:table-cell office:value-type="float" office:value="1762.304" calcext:value-type="float">
            <text:p>1762,304</text:p>
          </table:table-cell>
          <table:table-cell office:value-type="float" office:value="714.606523" calcext:value-type="float">
            <text:p>714,606523</text:p>
          </table:table-cell>
          <table:table-cell table:number-columns-repeated="7"/>
        </table:table-row>
        <table:table-row table:style-name="ro1">
          <table:table-cell office:value-type="float" office:value="47.8" calcext:value-type="float">
            <text:p>47,8</text:p>
          </table:table-cell>
          <table:table-cell office:value-type="float" office:value="2.305899" calcext:value-type="float">
            <text:p>2,305899</text:p>
          </table:table-cell>
          <table:table-cell/>
          <table:table-cell office:value-type="float" office:value="342.39" calcext:value-type="float">
            <text:p>342,39</text:p>
          </table:table-cell>
          <table:table-cell office:value-type="float" office:value="291.990504" calcext:value-type="float">
            <text:p>291,990504</text:p>
          </table:table-cell>
          <table:table-cell/>
          <table:table-cell office:value-type="float" office:value="1761.08" calcext:value-type="float">
            <text:p>1761,08</text:p>
          </table:table-cell>
          <table:table-cell office:value-type="float" office:value="714.371566" calcext:value-type="float">
            <text:p>714,371566</text:p>
          </table:table-cell>
          <table:table-cell table:number-columns-repeated="7"/>
        </table:table-row>
        <table:table-row table:style-name="ro1">
          <table:table-cell office:value-type="float" office:value="47.934" calcext:value-type="float">
            <text:p>47,934</text:p>
          </table:table-cell>
          <table:table-cell office:value-type="float" office:value="2.305529" calcext:value-type="float">
            <text:p>2,305529</text:p>
          </table:table-cell>
          <table:table-cell/>
          <table:table-cell office:value-type="float" office:value="342.524" calcext:value-type="float">
            <text:p>342,524</text:p>
          </table:table-cell>
          <table:table-cell office:value-type="float" office:value="291.803185" calcext:value-type="float">
            <text:p>291,803185</text:p>
          </table:table-cell>
          <table:table-cell/>
          <table:table-cell office:value-type="float" office:value="1759.799" calcext:value-type="float">
            <text:p>1759,799</text:p>
          </table:table-cell>
          <table:table-cell office:value-type="float" office:value="713.286916" calcext:value-type="float">
            <text:p>713,286916</text:p>
          </table:table-cell>
          <table:table-cell table:number-columns-repeated="7"/>
        </table:table-row>
        <table:table-row table:style-name="ro1">
          <table:table-cell office:value-type="float" office:value="46.593" calcext:value-type="float">
            <text:p>46,593</text:p>
          </table:table-cell>
          <table:table-cell office:value-type="float" office:value="2.304152" calcext:value-type="float">
            <text:p>2,304152</text:p>
          </table:table-cell>
          <table:table-cell/>
          <table:table-cell office:value-type="float" office:value="345.208" calcext:value-type="float">
            <text:p>345,208</text:p>
          </table:table-cell>
          <table:table-cell office:value-type="float" office:value="291.74567" calcext:value-type="float">
            <text:p>291,74567</text:p>
          </table:table-cell>
          <table:table-cell/>
          <table:table-cell office:value-type="float" office:value="1757.749" calcext:value-type="float">
            <text:p>1757,749</text:p>
          </table:table-cell>
          <table:table-cell office:value-type="float" office:value="713.06983" calcext:value-type="float">
            <text:p>713,06983</text:p>
          </table:table-cell>
          <table:table-cell table:number-columns-repeated="7"/>
        </table:table-row>
        <table:table-row table:style-name="ro1">
          <table:table-cell office:value-type="float" office:value="61.501" calcext:value-type="float">
            <text:p>61,501</text:p>
          </table:table-cell>
          <table:table-cell office:value-type="float" office:value="2.299482" calcext:value-type="float">
            <text:p>2,299482</text:p>
          </table:table-cell>
          <table:table-cell/>
          <table:table-cell office:value-type="float" office:value="340.521" calcext:value-type="float">
            <text:p>340,521</text:p>
          </table:table-cell>
          <table:table-cell office:value-type="float" office:value="288.317912" calcext:value-type="float">
            <text:p>288,317912</text:p>
          </table:table-cell>
          <table:table-cell/>
          <table:table-cell office:value-type="float" office:value="1759.12" calcext:value-type="float">
            <text:p>1759,12</text:p>
          </table:table-cell>
          <table:table-cell office:value-type="float" office:value="712.835501" calcext:value-type="float">
            <text:p>712,835501</text:p>
          </table:table-cell>
          <table:table-cell table:number-columns-repeated="7"/>
        </table:table-row>
        <table:table-row table:style-name="ro1">
          <table:table-cell office:value-type="float" office:value="48.57" calcext:value-type="float">
            <text:p>48,57</text:p>
          </table:table-cell>
          <table:table-cell office:value-type="float" office:value="2.294412" calcext:value-type="float">
            <text:p>2,294412</text:p>
          </table:table-cell>
          <table:table-cell/>
          <table:table-cell office:value-type="float" office:value="460.528" calcext:value-type="float">
            <text:p>460,528</text:p>
          </table:table-cell>
          <table:table-cell office:value-type="float" office:value="288.043183" calcext:value-type="float">
            <text:p>288,043183</text:p>
          </table:table-cell>
          <table:table-cell/>
          <table:table-cell office:value-type="float" office:value="1742.019" calcext:value-type="float">
            <text:p>1742,019</text:p>
          </table:table-cell>
          <table:table-cell office:value-type="float" office:value="697.185963" calcext:value-type="float">
            <text:p>697,185963</text:p>
          </table:table-cell>
          <table:table-cell table:number-columns-repeated="7"/>
        </table:table-row>
        <table:table-row table:style-name="ro1">
          <table:table-cell office:value-type="float" office:value="61.212" calcext:value-type="float">
            <text:p>61,212</text:p>
          </table:table-cell>
          <table:table-cell office:value-type="float" office:value="2.28983" calcext:value-type="float">
            <text:p>2,28983</text:p>
          </table:table-cell>
          <table:table-cell/>
          <table:table-cell office:value-type="float" office:value="322.761" calcext:value-type="float">
            <text:p>322,761</text:p>
          </table:table-cell>
          <table:table-cell office:value-type="float" office:value="275.828686" calcext:value-type="float">
            <text:p>275,828686</text:p>
          </table:table-cell>
          <table:table-cell/>
          <table:table-cell office:value-type="float" office:value="1741.643" calcext:value-type="float">
            <text:p>1741,643</text:p>
          </table:table-cell>
          <table:table-cell office:value-type="float" office:value="694.610629" calcext:value-type="float">
            <text:p>694,610629</text:p>
          </table:table-cell>
          <table:table-cell table:number-columns-repeated="7"/>
        </table:table-row>
        <table:table-row table:style-name="ro1">
          <table:table-cell office:value-type="float" office:value="49.715" calcext:value-type="float">
            <text:p>49,715</text:p>
          </table:table-cell>
          <table:table-cell office:value-type="float" office:value="2.281261" calcext:value-type="float">
            <text:p>2,281261</text:p>
          </table:table-cell>
          <table:table-cell/>
          <table:table-cell office:value-type="float" office:value="322.202" calcext:value-type="float">
            <text:p>322,202</text:p>
          </table:table-cell>
          <table:table-cell office:value-type="float" office:value="275.631512" calcext:value-type="float">
            <text:p>275,631512</text:p>
          </table:table-cell>
          <table:table-cell/>
          <table:table-cell office:value-type="float" office:value="1779.693" calcext:value-type="float">
            <text:p>1779,693</text:p>
          </table:table-cell>
          <table:table-cell office:value-type="float" office:value="692.3243" calcext:value-type="float">
            <text:p>692,3243</text:p>
          </table:table-cell>
          <table:table-cell table:number-columns-repeated="7"/>
        </table:table-row>
      </table:table>
      <table:table table:name="NODEJS-256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281.648" calcext:value-type="float">
            <text:p>281,648</text:p>
          </table:table-cell>
          <table:table-cell office:value-type="float" office:value="76.053747" calcext:value-type="float">
            <text:p>76,053747</text:p>
          </table:table-cell>
          <table:table-cell/>
          <table:table-cell office:value-type="float" office:value="322.23" calcext:value-type="float">
            <text:p>322,23</text:p>
          </table:table-cell>
          <table:table-cell office:value-type="float" office:value="273.404008" calcext:value-type="float">
            <text:p>273,404008</text:p>
          </table:table-cell>
          <table:table-cell/>
          <table:table-cell office:value-type="float" office:value="1998.12" calcext:value-type="float">
            <text:p>1998,12</text:p>
          </table:table-cell>
          <table:table-cell office:value-type="float" office:value="953.247316" calcext:value-type="float">
            <text:p>953,247316</text:p>
          </table:table-cell>
          <table:table-cell table:number-columns-repeated="5"/>
          <table:table-cell table:formula="of:=['NODEJS-256MB'.N7]-['NODEJS-256MB'.$L7]" office:value-type="float" office:value="-0.0556410426829266" calcext:value-type="float">
            <text:p>-0,0556410427</text:p>
          </table:table-cell>
          <table:table-cell table:formula="of:=['NODEJS-256MB'.O7]-['NODEJS-256MB'.$L7]" office:value-type="float" office:value="73.5513539573171" calcext:value-type="float">
            <text:p>73,5513539573</text:p>
          </table:table-cell>
        </table:table-row>
        <table:table-row table:style-name="ro1">
          <table:table-cell office:value-type="float" office:value="80.853" calcext:value-type="float">
            <text:p>80,853</text:p>
          </table:table-cell>
          <table:table-cell office:value-type="float" office:value="40.302498" calcext:value-type="float">
            <text:p>40,302498</text:p>
          </table:table-cell>
          <table:table-cell/>
          <table:table-cell office:value-type="float" office:value="341.758" calcext:value-type="float">
            <text:p>341,758</text:p>
          </table:table-cell>
          <table:table-cell office:value-type="float" office:value="261.308125" calcext:value-type="float">
            <text:p>261,308125</text:p>
          </table:table-cell>
          <table:table-cell/>
          <table:table-cell office:value-type="float" office:value="1938.642" calcext:value-type="float">
            <text:p>1938,642</text:p>
          </table:table-cell>
          <table:table-cell office:value-type="float" office:value="893.25394" calcext:value-type="float">
            <text:p>893,25394</text:p>
          </table:table-cell>
          <table:table-cell/>
          <table:table-cell office:value-type="string" calcext:value-type="string">
            <text:p>numElem</text:p>
          </table:table-cell>
          <table:table-cell table:number-columns-repeated="2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74.11" calcext:value-type="float">
            <text:p>74,11</text:p>
          </table:table-cell>
          <table:table-cell office:value-type="float" office:value="23.735917" calcext:value-type="float">
            <text:p>23,735917</text:p>
          </table:table-cell>
          <table:table-cell/>
          <table:table-cell office:value-type="float" office:value="299.23" calcext:value-type="float">
            <text:p>299,23</text:p>
          </table:table-cell>
          <table:table-cell office:value-type="float" office:value="250.529135" calcext:value-type="float">
            <text:p>250,529135</text:p>
          </table:table-cell>
          <table:table-cell/>
          <table:table-cell office:value-type="float" office:value="2620.95" calcext:value-type="float">
            <text:p>2620,95</text:p>
          </table:table-cell>
          <table:table-cell office:value-type="float" office:value="886.116441" calcext:value-type="float">
            <text:p>886,116441</text:p>
          </table:table-cell>
          <table:table-cell/>
          <table:table-cell table:formula="of:=204-58"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table:formula="of:=AVERAGE(['NODEJS-256MB'.$B$41:.$B$210])" office:value-type="float" office:value="2.50239304268293" calcext:value-type="float">
            <text:p>2,5023930427</text:p>
          </table:table-cell>
          <table:table-cell table:formula="of:=STDEV(['NODEJS-256MB'.$B$41:.$B$210])" office:value-type="float" office:value="0.357762123265279" calcext:value-type="float">
            <text:p>0,3577621233</text:p>
          </table:table-cell>
          <table:table-cell table:formula="of:=MIN(['NODEJS-256MB'.$B$5:.$B$104])" office:value-type="float" office:value="2.446752" calcext:value-type="float">
            <text:p>2,446752</text:p>
          </table:table-cell>
          <table:table-cell table:formula="of:=MAX(['NODEJS-256MB'.$B$5:.$B$104])" office:value-type="float" office:value="76.053747" calcext:value-type="float">
            <text:p>76,053747</text:p>
          </table:table-cell>
        </table:table-row>
        <table:table-row table:style-name="ro1">
          <table:table-cell office:value-type="float" office:value="80.624" calcext:value-type="float">
            <text:p>80,624</text:p>
          </table:table-cell>
          <table:table-cell office:value-type="float" office:value="21.918179" calcext:value-type="float">
            <text:p>21,918179</text:p>
          </table:table-cell>
          <table:table-cell/>
          <table:table-cell office:value-type="float" office:value="432.092" calcext:value-type="float">
            <text:p>432,092</text:p>
          </table:table-cell>
          <table:table-cell office:value-type="float" office:value="250.221053" calcext:value-type="float">
            <text:p>250,221053</text:p>
          </table:table-cell>
          <table:table-cell/>
          <table:table-cell office:value-type="float" office:value="1918.514" calcext:value-type="float">
            <text:p>1918,514</text:p>
          </table:table-cell>
          <table:table-cell office:value-type="float" office:value="874.357733" calcext:value-type="float">
            <text:p>874,357733</text:p>
          </table:table-cell>
          <table:table-cell/>
          <table:table-cell table:formula="of:=203-8" office:value-type="float" office:value="195" calcext:value-type="float">
            <text:p>195</text:p>
          </table:table-cell>
          <table:table-cell office:value-type="float" office:value="1000" calcext:value-type="float">
            <text:p>1000</text:p>
          </table:table-cell>
          <table:table-cell table:formula="of:=AVERAGE(['NODEJS-256MB'.$E$8:.$E$203])" office:value-type="float" office:value="188.882028214286" calcext:value-type="float">
            <text:p>188,8820282143</text:p>
          </table:table-cell>
          <table:table-cell table:formula="of:=STDEV(['NODEJS-256MB'.$E$8:.$E$104])" office:value-type="float" office:value="12.1598871570054" calcext:value-type="float">
            <text:p>12,159887157</text:p>
          </table:table-cell>
          <table:table-cell table:formula="of:=MIN(['NODEJS-256MB'.$E$5:.$E$104])" office:value-type="float" office:value="190.713605" calcext:value-type="float">
            <text:p>190,713605</text:p>
          </table:table-cell>
          <table:table-cell table:formula="of:=MAX(['NODEJS-256MB'.$E$6:.$E$104])" office:value-type="float" office:value="261.308125" calcext:value-type="float">
            <text:p>261,308125</text:p>
          </table:table-cell>
        </table:table-row>
        <table:table-row table:style-name="ro1">
          <table:table-cell office:value-type="float" office:value="77.219" calcext:value-type="float">
            <text:p>77,219</text:p>
          </table:table-cell>
          <table:table-cell office:value-type="float" office:value="20.634817" calcext:value-type="float">
            <text:p>20,634817</text:p>
          </table:table-cell>
          <table:table-cell/>
          <table:table-cell office:value-type="float" office:value="278.375" calcext:value-type="float">
            <text:p>278,375</text:p>
          </table:table-cell>
          <table:table-cell office:value-type="float" office:value="231.471553" calcext:value-type="float">
            <text:p>231,471553</text:p>
          </table:table-cell>
          <table:table-cell/>
          <table:table-cell office:value-type="float" office:value="1901.129" calcext:value-type="float">
            <text:p>1901,129</text:p>
          </table:table-cell>
          <table:table-cell office:value-type="float" office:value="853.478807" calcext:value-type="float">
            <text:p>853,478807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NODEJS-256MB'.$H$5:.$H$203])" office:value-type="float" office:value="797.706697146667" calcext:value-type="float">
            <text:p>797,7066971467</text:p>
          </table:table-cell>
          <table:table-cell table:formula="of:=STDEV(['NODEJS-256MB'.$H$25:.$H$203])" office:value-type="float" office:value="13.457844635177" calcext:value-type="float">
            <text:p>13,4578446352</text:p>
          </table:table-cell>
          <table:table-cell table:number-columns-repeated="2"/>
        </table:table-row>
        <table:table-row table:style-name="ro1">
          <table:table-cell office:value-type="float" office:value="88.427" calcext:value-type="float">
            <text:p>88,427</text:p>
          </table:table-cell>
          <table:table-cell office:value-type="float" office:value="18.838218" calcext:value-type="float">
            <text:p>18,838218</text:p>
          </table:table-cell>
          <table:table-cell/>
          <table:table-cell office:value-type="float" office:value="277.622" calcext:value-type="float">
            <text:p>277,622</text:p>
          </table:table-cell>
          <table:table-cell office:value-type="float" office:value="230.374599" calcext:value-type="float">
            <text:p>230,374599</text:p>
          </table:table-cell>
          <table:table-cell/>
          <table:table-cell office:value-type="float" office:value="1877.299" calcext:value-type="float">
            <text:p>1877,299</text:p>
          </table:table-cell>
          <table:table-cell office:value-type="float" office:value="832.401546" calcext:value-type="float">
            <text:p>832,401546</text:p>
          </table:table-cell>
          <table:table-cell table:number-columns-repeated="7"/>
        </table:table-row>
        <table:table-row table:style-name="ro1">
          <table:table-cell office:value-type="float" office:value="62.586" calcext:value-type="float">
            <text:p>62,586</text:p>
          </table:table-cell>
          <table:table-cell office:value-type="float" office:value="18.812465" calcext:value-type="float">
            <text:p>18,812465</text:p>
          </table:table-cell>
          <table:table-cell/>
          <table:table-cell office:value-type="float" office:value="279.186" calcext:value-type="float">
            <text:p>279,186</text:p>
          </table:table-cell>
          <table:table-cell office:value-type="float" office:value="229.375058" calcext:value-type="float">
            <text:p>229,375058</text:p>
          </table:table-cell>
          <table:table-cell/>
          <table:table-cell office:value-type="float" office:value="1883.756" calcext:value-type="float">
            <text:p>1883,756</text:p>
          </table:table-cell>
          <table:table-cell office:value-type="float" office:value="830.354047" calcext:value-type="float">
            <text:p>830,354047</text:p>
          </table:table-cell>
          <table:table-cell table:number-columns-repeated="7"/>
        </table:table-row>
        <table:table-row table:style-name="ro1">
          <table:table-cell office:value-type="float" office:value="62.444" calcext:value-type="float">
            <text:p>62,444</text:p>
          </table:table-cell>
          <table:table-cell office:value-type="float" office:value="18.587864" calcext:value-type="float">
            <text:p>18,587864</text:p>
          </table:table-cell>
          <table:table-cell/>
          <table:table-cell office:value-type="float" office:value="271.828" calcext:value-type="float">
            <text:p>271,828</text:p>
          </table:table-cell>
          <table:table-cell office:value-type="float" office:value="224.154401" calcext:value-type="float">
            <text:p>224,154401</text:p>
          </table:table-cell>
          <table:table-cell/>
          <table:table-cell office:value-type="float" office:value="1880.382" calcext:value-type="float">
            <text:p>1880,382</text:p>
          </table:table-cell>
          <table:table-cell office:value-type="float" office:value="820.953715" calcext:value-type="float">
            <text:p>820,953715</text:p>
          </table:table-cell>
          <table:table-cell table:number-columns-repeated="7"/>
        </table:table-row>
        <table:table-row table:style-name="ro1">
          <table:table-cell office:value-type="float" office:value="69.24" calcext:value-type="float">
            <text:p>69,24</text:p>
          </table:table-cell>
          <table:table-cell office:value-type="float" office:value="18.582868" calcext:value-type="float">
            <text:p>18,582868</text:p>
          </table:table-cell>
          <table:table-cell/>
          <table:table-cell office:value-type="float" office:value="279.391" calcext:value-type="float">
            <text:p>279,391</text:p>
          </table:table-cell>
          <table:table-cell office:value-type="float" office:value="220.831362" calcext:value-type="float">
            <text:p>220,831362</text:p>
          </table:table-cell>
          <table:table-cell/>
          <table:table-cell office:value-type="float" office:value="1861.362" calcext:value-type="float">
            <text:p>1861,362</text:p>
          </table:table-cell>
          <table:table-cell office:value-type="float" office:value="816.808297" calcext:value-type="float">
            <text:p>816,808297</text:p>
          </table:table-cell>
          <table:table-cell table:number-columns-repeated="7"/>
        </table:table-row>
        <table:table-row table:style-name="ro1">
          <table:table-cell office:value-type="float" office:value="61.867" calcext:value-type="float">
            <text:p>61,867</text:p>
          </table:table-cell>
          <table:table-cell office:value-type="float" office:value="18.558258" calcext:value-type="float">
            <text:p>18,558258</text:p>
          </table:table-cell>
          <table:table-cell/>
          <table:table-cell office:value-type="float" office:value="296.519" calcext:value-type="float">
            <text:p>296,519</text:p>
          </table:table-cell>
          <table:table-cell office:value-type="float" office:value="220.510319" calcext:value-type="float">
            <text:p>220,510319</text:p>
          </table:table-cell>
          <table:table-cell/>
          <table:table-cell office:value-type="float" office:value="1860.227" calcext:value-type="float">
            <text:p>1860,227</text:p>
          </table:table-cell>
          <table:table-cell office:value-type="float" office:value="816.086859" calcext:value-type="float">
            <text:p>816,086859</text:p>
          </table:table-cell>
          <table:table-cell table:number-columns-repeated="7"/>
        </table:table-row>
        <table:table-row table:style-name="ro1">
          <table:table-cell office:value-type="float" office:value="61.188" calcext:value-type="float">
            <text:p>61,188</text:p>
          </table:table-cell>
          <table:table-cell office:value-type="float" office:value="18.535909" calcext:value-type="float">
            <text:p>18,535909</text:p>
          </table:table-cell>
          <table:table-cell/>
          <table:table-cell office:value-type="float" office:value="279.189" calcext:value-type="float">
            <text:p>279,189</text:p>
          </table:table-cell>
          <table:table-cell office:value-type="float" office:value="220.177736" calcext:value-type="float">
            <text:p>220,177736</text:p>
          </table:table-cell>
          <table:table-cell/>
          <table:table-cell office:value-type="float" office:value="1858.384" calcext:value-type="float">
            <text:p>1858,384</text:p>
          </table:table-cell>
          <table:table-cell office:value-type="float" office:value="814.97277" calcext:value-type="float">
            <text:p>814,97277</text:p>
          </table:table-cell>
          <table:table-cell table:number-columns-repeated="7"/>
        </table:table-row>
        <table:table-row table:style-name="ro1">
          <table:table-cell office:value-type="float" office:value="62.534" calcext:value-type="float">
            <text:p>62,534</text:p>
          </table:table-cell>
          <table:table-cell office:value-type="float" office:value="18.194286" calcext:value-type="float">
            <text:p>18,194286</text:p>
          </table:table-cell>
          <table:table-cell/>
          <table:table-cell office:value-type="float" office:value="276.61" calcext:value-type="float">
            <text:p>276,61</text:p>
          </table:table-cell>
          <table:table-cell office:value-type="float" office:value="220.087612" calcext:value-type="float">
            <text:p>220,087612</text:p>
          </table:table-cell>
          <table:table-cell/>
          <table:table-cell office:value-type="float" office:value="1860.378" calcext:value-type="float">
            <text:p>1860,378</text:p>
          </table:table-cell>
          <table:table-cell office:value-type="float" office:value="814.28765" calcext:value-type="float">
            <text:p>814,28765</text:p>
          </table:table-cell>
          <table:table-cell table:number-columns-repeated="7"/>
        </table:table-row>
        <table:table-row table:style-name="ro1">
          <table:table-cell office:value-type="float" office:value="63.146" calcext:value-type="float">
            <text:p>63,146</text:p>
          </table:table-cell>
          <table:table-cell office:value-type="float" office:value="18.149015" calcext:value-type="float">
            <text:p>18,149015</text:p>
          </table:table-cell>
          <table:table-cell/>
          <table:table-cell office:value-type="float" office:value="319.919" calcext:value-type="float">
            <text:p>319,919</text:p>
          </table:table-cell>
          <table:table-cell office:value-type="float" office:value="218.868055" calcext:value-type="float">
            <text:p>218,868055</text:p>
          </table:table-cell>
          <table:table-cell/>
          <table:table-cell office:value-type="float" office:value="1859.142" calcext:value-type="float">
            <text:p>1859,142</text:p>
          </table:table-cell>
          <table:table-cell office:value-type="float" office:value="814.251579" calcext:value-type="float">
            <text:p>814,251579</text:p>
          </table:table-cell>
          <table:table-cell table:number-columns-repeated="7"/>
        </table:table-row>
        <table:table-row table:style-name="ro1">
          <table:table-cell office:value-type="float" office:value="60.13" calcext:value-type="float">
            <text:p>60,13</text:p>
          </table:table-cell>
          <table:table-cell office:value-type="float" office:value="17.942241" calcext:value-type="float">
            <text:p>17,942241</text:p>
          </table:table-cell>
          <table:table-cell/>
          <table:table-cell office:value-type="float" office:value="279.137" calcext:value-type="float">
            <text:p>279,137</text:p>
          </table:table-cell>
          <table:table-cell office:value-type="float" office:value="217.772006" calcext:value-type="float">
            <text:p>217,772006</text:p>
          </table:table-cell>
          <table:table-cell/>
          <table:table-cell office:value-type="float" office:value="1880.167" calcext:value-type="float">
            <text:p>1880,167</text:p>
          </table:table-cell>
          <table:table-cell office:value-type="float" office:value="814.01251" calcext:value-type="float">
            <text:p>814,01251</text:p>
          </table:table-cell>
          <table:table-cell table:number-columns-repeated="7"/>
        </table:table-row>
        <table:table-row table:style-name="ro1">
          <table:table-cell office:value-type="float" office:value="61.466" calcext:value-type="float">
            <text:p>61,466</text:p>
          </table:table-cell>
          <table:table-cell office:value-type="float" office:value="17.724287" calcext:value-type="float">
            <text:p>17,724287</text:p>
          </table:table-cell>
          <table:table-cell/>
          <table:table-cell office:value-type="float" office:value="280.665" calcext:value-type="float">
            <text:p>280,665</text:p>
          </table:table-cell>
          <table:table-cell office:value-type="float" office:value="217.411769" calcext:value-type="float">
            <text:p>217,411769</text:p>
          </table:table-cell>
          <table:table-cell/>
          <table:table-cell office:value-type="float" office:value="1858.281" calcext:value-type="float">
            <text:p>1858,281</text:p>
          </table:table-cell>
          <table:table-cell office:value-type="float" office:value="812.824748" calcext:value-type="float">
            <text:p>812,824748</text:p>
          </table:table-cell>
          <table:table-cell table:number-columns-repeated="7"/>
        </table:table-row>
        <table:table-row table:style-name="ro1">
          <table:table-cell office:value-type="float" office:value="60.099" calcext:value-type="float">
            <text:p>60,099</text:p>
          </table:table-cell>
          <table:table-cell office:value-type="float" office:value="16.942501" calcext:value-type="float">
            <text:p>16,942501</text:p>
          </table:table-cell>
          <table:table-cell/>
          <table:table-cell office:value-type="float" office:value="260.951" calcext:value-type="float">
            <text:p>260,951</text:p>
          </table:table-cell>
          <table:table-cell office:value-type="float" office:value="215.428835" calcext:value-type="float">
            <text:p>215,428835</text:p>
          </table:table-cell>
          <table:table-cell/>
          <table:table-cell office:value-type="float" office:value="1859.314" calcext:value-type="float">
            <text:p>1859,314</text:p>
          </table:table-cell>
          <table:table-cell office:value-type="float" office:value="812.628044" calcext:value-type="float">
            <text:p>812,628044</text:p>
          </table:table-cell>
          <table:table-cell table:number-columns-repeated="7"/>
        </table:table-row>
        <table:table-row table:style-name="ro1">
          <table:table-cell office:value-type="float" office:value="58.52" calcext:value-type="float">
            <text:p>58,52</text:p>
          </table:table-cell>
          <table:table-cell office:value-type="float" office:value="15.897499" calcext:value-type="float">
            <text:p>15,897499</text:p>
          </table:table-cell>
          <table:table-cell/>
          <table:table-cell office:value-type="float" office:value="263.198" calcext:value-type="float">
            <text:p>263,198</text:p>
          </table:table-cell>
          <table:table-cell office:value-type="float" office:value="214.700548" calcext:value-type="float">
            <text:p>214,700548</text:p>
          </table:table-cell>
          <table:table-cell/>
          <table:table-cell office:value-type="float" office:value="1858.362" calcext:value-type="float">
            <text:p>1858,362</text:p>
          </table:table-cell>
          <table:table-cell office:value-type="float" office:value="812.492408" calcext:value-type="float">
            <text:p>812,492408</text:p>
          </table:table-cell>
          <table:table-cell table:number-columns-repeated="7"/>
        </table:table-row>
        <table:table-row table:style-name="ro1">
          <table:table-cell office:value-type="float" office:value="57.128" calcext:value-type="float">
            <text:p>57,128</text:p>
          </table:table-cell>
          <table:table-cell office:value-type="float" office:value="14.694637" calcext:value-type="float">
            <text:p>14,694637</text:p>
          </table:table-cell>
          <table:table-cell/>
          <table:table-cell office:value-type="float" office:value="260.755" calcext:value-type="float">
            <text:p>260,755</text:p>
          </table:table-cell>
          <table:table-cell office:value-type="float" office:value="214.409969" calcext:value-type="float">
            <text:p>214,409969</text:p>
          </table:table-cell>
          <table:table-cell/>
          <table:table-cell office:value-type="float" office:value="1859.041" calcext:value-type="float">
            <text:p>1859,041</text:p>
          </table:table-cell>
          <table:table-cell office:value-type="float" office:value="812.390472" calcext:value-type="float">
            <text:p>812,390472</text:p>
          </table:table-cell>
          <table:table-cell table:number-columns-repeated="7"/>
        </table:table-row>
        <table:table-row table:style-name="ro1">
          <table:table-cell office:value-type="float" office:value="59.122" calcext:value-type="float">
            <text:p>59,122</text:p>
          </table:table-cell>
          <table:table-cell office:value-type="float" office:value="14.607478" calcext:value-type="float">
            <text:p>14,607478</text:p>
          </table:table-cell>
          <table:table-cell/>
          <table:table-cell office:value-type="float" office:value="262.978" calcext:value-type="float">
            <text:p>262,978</text:p>
          </table:table-cell>
          <table:table-cell office:value-type="float" office:value="213.721111" calcext:value-type="float">
            <text:p>213,721111</text:p>
          </table:table-cell>
          <table:table-cell/>
          <table:table-cell office:value-type="float" office:value="1860.666" calcext:value-type="float">
            <text:p>1860,666</text:p>
          </table:table-cell>
          <table:table-cell office:value-type="float" office:value="812.343099" calcext:value-type="float">
            <text:p>812,343099</text:p>
          </table:table-cell>
          <table:table-cell table:number-columns-repeated="7"/>
        </table:table-row>
        <table:table-row table:style-name="ro1">
          <table:table-cell office:value-type="float" office:value="59.186" calcext:value-type="float">
            <text:p>59,186</text:p>
          </table:table-cell>
          <table:table-cell office:value-type="float" office:value="14.564882" calcext:value-type="float">
            <text:p>14,564882</text:p>
          </table:table-cell>
          <table:table-cell/>
          <table:table-cell office:value-type="float" office:value="261.192" calcext:value-type="float">
            <text:p>261,192</text:p>
          </table:table-cell>
          <table:table-cell office:value-type="float" office:value="213.054963" calcext:value-type="float">
            <text:p>213,054963</text:p>
          </table:table-cell>
          <table:table-cell/>
          <table:table-cell office:value-type="float" office:value="1859.661" calcext:value-type="float">
            <text:p>1859,661</text:p>
          </table:table-cell>
          <table:table-cell office:value-type="float" office:value="805.838084" calcext:value-type="float">
            <text:p>805,838084</text:p>
          </table:table-cell>
          <table:table-cell table:number-columns-repeated="7"/>
        </table:table-row>
        <table:table-row table:style-name="ro1">
          <table:table-cell office:value-type="float" office:value="61.06" calcext:value-type="float">
            <text:p>61,06</text:p>
          </table:table-cell>
          <table:table-cell office:value-type="float" office:value="14.49619" calcext:value-type="float">
            <text:p>14,49619</text:p>
          </table:table-cell>
          <table:table-cell/>
          <table:table-cell office:value-type="float" office:value="258.427" calcext:value-type="float">
            <text:p>258,427</text:p>
          </table:table-cell>
          <table:table-cell office:value-type="float" office:value="212.744651" calcext:value-type="float">
            <text:p>212,744651</text:p>
          </table:table-cell>
          <table:table-cell/>
          <table:table-cell office:value-type="float" office:value="1876.697" calcext:value-type="float">
            <text:p>1876,697</text:p>
          </table:table-cell>
          <table:table-cell office:value-type="float" office:value="802.053822" calcext:value-type="float">
            <text:p>802,053822</text:p>
          </table:table-cell>
          <table:table-cell table:number-columns-repeated="7"/>
        </table:table-row>
        <table:table-row table:style-name="ro1">
          <table:table-cell office:value-type="float" office:value="59.036" calcext:value-type="float">
            <text:p>59,036</text:p>
          </table:table-cell>
          <table:table-cell office:value-type="float" office:value="14.459737" calcext:value-type="float">
            <text:p>14,459737</text:p>
          </table:table-cell>
          <table:table-cell/>
          <table:table-cell office:value-type="float" office:value="261.173" calcext:value-type="float">
            <text:p>261,173</text:p>
          </table:table-cell>
          <table:table-cell office:value-type="float" office:value="212.390538" calcext:value-type="float">
            <text:p>212,390538</text:p>
          </table:table-cell>
          <table:table-cell/>
          <table:table-cell office:value-type="float" office:value="2076.36" calcext:value-type="float">
            <text:p>2076,36</text:p>
          </table:table-cell>
          <table:table-cell office:value-type="float" office:value="798.840536" calcext:value-type="float">
            <text:p>798,840536</text:p>
          </table:table-cell>
          <table:table-cell table:number-columns-repeated="7"/>
        </table:table-row>
        <table:table-row table:style-name="ro1">
          <table:table-cell office:value-type="float" office:value="60.328" calcext:value-type="float">
            <text:p>60,328</text:p>
          </table:table-cell>
          <table:table-cell office:value-type="float" office:value="14.364858" calcext:value-type="float">
            <text:p>14,364858</text:p>
          </table:table-cell>
          <table:table-cell/>
          <table:table-cell office:value-type="float" office:value="259.086" calcext:value-type="float">
            <text:p>259,086</text:p>
          </table:table-cell>
          <table:table-cell office:value-type="float" office:value="212.224934" calcext:value-type="float">
            <text:p>212,224934</text:p>
          </table:table-cell>
          <table:table-cell/>
          <table:table-cell office:value-type="float" office:value="1841.186" calcext:value-type="float">
            <text:p>1841,186</text:p>
          </table:table-cell>
          <table:table-cell office:value-type="float" office:value="798.192453" calcext:value-type="float">
            <text:p>798,192453</text:p>
          </table:table-cell>
          <table:table-cell table:number-columns-repeated="7"/>
        </table:table-row>
        <table:table-row table:style-name="ro1">
          <table:table-cell office:value-type="float" office:value="56.932" calcext:value-type="float">
            <text:p>56,932</text:p>
          </table:table-cell>
          <table:table-cell office:value-type="float" office:value="13.934308" calcext:value-type="float">
            <text:p>13,934308</text:p>
          </table:table-cell>
          <table:table-cell/>
          <table:table-cell office:value-type="float" office:value="259.198" calcext:value-type="float">
            <text:p>259,198</text:p>
          </table:table-cell>
          <table:table-cell office:value-type="float" office:value="212.111553" calcext:value-type="float">
            <text:p>212,111553</text:p>
          </table:table-cell>
          <table:table-cell/>
          <table:table-cell office:value-type="float" office:value="1878.387" calcext:value-type="float">
            <text:p>1878,387</text:p>
          </table:table-cell>
          <table:table-cell office:value-type="float" office:value="798.130409" calcext:value-type="float">
            <text:p>798,130409</text:p>
          </table:table-cell>
          <table:table-cell table:number-columns-repeated="7"/>
        </table:table-row>
        <table:table-row table:style-name="ro1">
          <table:table-cell office:value-type="float" office:value="58.864" calcext:value-type="float">
            <text:p>58,864</text:p>
          </table:table-cell>
          <table:table-cell office:value-type="float" office:value="13.461902" calcext:value-type="float">
            <text:p>13,461902</text:p>
          </table:table-cell>
          <table:table-cell/>
          <table:table-cell office:value-type="float" office:value="260.081" calcext:value-type="float">
            <text:p>260,081</text:p>
          </table:table-cell>
          <table:table-cell office:value-type="float" office:value="212.008118" calcext:value-type="float">
            <text:p>212,008118</text:p>
          </table:table-cell>
          <table:table-cell/>
          <table:table-cell office:value-type="float" office:value="1841.255" calcext:value-type="float">
            <text:p>1841,255</text:p>
          </table:table-cell>
          <table:table-cell office:value-type="float" office:value="797.419543" calcext:value-type="float">
            <text:p>797,419543</text:p>
          </table:table-cell>
          <table:table-cell table:number-columns-repeated="7"/>
        </table:table-row>
        <table:table-row table:style-name="ro1">
          <table:table-cell office:value-type="float" office:value="58.956" calcext:value-type="float">
            <text:p>58,956</text:p>
          </table:table-cell>
          <table:table-cell office:value-type="float" office:value="12.953669" calcext:value-type="float">
            <text:p>12,953669</text:p>
          </table:table-cell>
          <table:table-cell/>
          <table:table-cell office:value-type="float" office:value="262.536" calcext:value-type="float">
            <text:p>262,536</text:p>
          </table:table-cell>
          <table:table-cell office:value-type="float" office:value="211.7862" calcext:value-type="float">
            <text:p>211,7862</text:p>
          </table:table-cell>
          <table:table-cell/>
          <table:table-cell office:value-type="float" office:value="1838.864" calcext:value-type="float">
            <text:p>1838,864</text:p>
          </table:table-cell>
          <table:table-cell office:value-type="float" office:value="796.703774" calcext:value-type="float">
            <text:p>796,703774</text:p>
          </table:table-cell>
          <table:table-cell table:number-columns-repeated="7"/>
        </table:table-row>
        <table:table-row table:style-name="ro1">
          <table:table-cell office:value-type="float" office:value="60.741" calcext:value-type="float">
            <text:p>60,741</text:p>
          </table:table-cell>
          <table:table-cell office:value-type="float" office:value="12.657078" calcext:value-type="float">
            <text:p>12,657078</text:p>
          </table:table-cell>
          <table:table-cell/>
          <table:table-cell office:value-type="float" office:value="258.065" calcext:value-type="float">
            <text:p>258,065</text:p>
          </table:table-cell>
          <table:table-cell office:value-type="float" office:value="211.780878" calcext:value-type="float">
            <text:p>211,780878</text:p>
          </table:table-cell>
          <table:table-cell/>
          <table:table-cell office:value-type="float" office:value="1842.58" calcext:value-type="float">
            <text:p>1842,58</text:p>
          </table:table-cell>
          <table:table-cell office:value-type="float" office:value="796.443022" calcext:value-type="float">
            <text:p>796,443022</text:p>
          </table:table-cell>
          <table:table-cell table:number-columns-repeated="7"/>
        </table:table-row>
        <table:table-row table:style-name="ro1">
          <table:table-cell office:value-type="float" office:value="59.67" calcext:value-type="float">
            <text:p>59,67</text:p>
          </table:table-cell>
          <table:table-cell office:value-type="float" office:value="11.426335" calcext:value-type="float">
            <text:p>11,426335</text:p>
          </table:table-cell>
          <table:table-cell/>
          <table:table-cell office:value-type="float" office:value="260.217" calcext:value-type="float">
            <text:p>260,217</text:p>
          </table:table-cell>
          <table:table-cell office:value-type="float" office:value="211.467926" calcext:value-type="float">
            <text:p>211,467926</text:p>
          </table:table-cell>
          <table:table-cell/>
          <table:table-cell office:value-type="float" office:value="1841.505" calcext:value-type="float">
            <text:p>1841,505</text:p>
          </table:table-cell>
          <table:table-cell office:value-type="float" office:value="795.9668" calcext:value-type="float">
            <text:p>795,9668</text:p>
          </table:table-cell>
          <table:table-cell table:number-columns-repeated="7"/>
        </table:table-row>
        <table:table-row table:style-name="ro1">
          <table:table-cell office:value-type="float" office:value="54.627" calcext:value-type="float">
            <text:p>54,627</text:p>
          </table:table-cell>
          <table:table-cell office:value-type="float" office:value="10.629629" calcext:value-type="float">
            <text:p>10,629629</text:p>
          </table:table-cell>
          <table:table-cell/>
          <table:table-cell office:value-type="float" office:value="260.161" calcext:value-type="float">
            <text:p>260,161</text:p>
          </table:table-cell>
          <table:table-cell office:value-type="float" office:value="211.319137" calcext:value-type="float">
            <text:p>211,319137</text:p>
          </table:table-cell>
          <table:table-cell/>
          <table:table-cell office:value-type="float" office:value="1839.995" calcext:value-type="float">
            <text:p>1839,995</text:p>
          </table:table-cell>
          <table:table-cell office:value-type="float" office:value="795.940123" calcext:value-type="float">
            <text:p>795,940123</text:p>
          </table:table-cell>
          <table:table-cell table:number-columns-repeated="7"/>
        </table:table-row>
        <table:table-row table:style-name="ro1">
          <table:table-cell office:value-type="float" office:value="51.606" calcext:value-type="float">
            <text:p>51,606</text:p>
          </table:table-cell>
          <table:table-cell office:value-type="float" office:value="10.588954" calcext:value-type="float">
            <text:p>10,588954</text:p>
          </table:table-cell>
          <table:table-cell/>
          <table:table-cell office:value-type="float" office:value="287.821" calcext:value-type="float">
            <text:p>287,821</text:p>
          </table:table-cell>
          <table:table-cell office:value-type="float" office:value="211.298525" calcext:value-type="float">
            <text:p>211,298525</text:p>
          </table:table-cell>
          <table:table-cell/>
          <table:table-cell office:value-type="float" office:value="4199.705" calcext:value-type="float">
            <text:p>4199,705</text:p>
          </table:table-cell>
          <table:table-cell office:value-type="float" office:value="795.652228" calcext:value-type="float">
            <text:p>795,652228</text:p>
          </table:table-cell>
          <table:table-cell table:number-columns-repeated="7"/>
        </table:table-row>
        <table:table-row table:style-name="ro1">
          <table:table-cell office:value-type="float" office:value="55.468" calcext:value-type="float">
            <text:p>55,468</text:p>
          </table:table-cell>
          <table:table-cell office:value-type="float" office:value="10.549238" calcext:value-type="float">
            <text:p>10,549238</text:p>
          </table:table-cell>
          <table:table-cell/>
          <table:table-cell office:value-type="float" office:value="259.805" calcext:value-type="float">
            <text:p>259,805</text:p>
          </table:table-cell>
          <table:table-cell office:value-type="float" office:value="211.270489" calcext:value-type="float">
            <text:p>211,270489</text:p>
          </table:table-cell>
          <table:table-cell/>
          <table:table-cell office:value-type="float" office:value="1841.236" calcext:value-type="float">
            <text:p>1841,236</text:p>
          </table:table-cell>
          <table:table-cell office:value-type="float" office:value="795.151312" calcext:value-type="float">
            <text:p>795,151312</text:p>
          </table:table-cell>
          <table:table-cell table:number-columns-repeated="7"/>
        </table:table-row>
        <table:table-row table:style-name="ro1">
          <table:table-cell office:value-type="float" office:value="54.771" calcext:value-type="float">
            <text:p>54,771</text:p>
          </table:table-cell>
          <table:table-cell office:value-type="float" office:value="8.87346" calcext:value-type="float">
            <text:p>8,87346</text:p>
          </table:table-cell>
          <table:table-cell/>
          <table:table-cell office:value-type="float" office:value="260.978" calcext:value-type="float">
            <text:p>260,978</text:p>
          </table:table-cell>
          <table:table-cell office:value-type="float" office:value="211.246043" calcext:value-type="float">
            <text:p>211,246043</text:p>
          </table:table-cell>
          <table:table-cell/>
          <table:table-cell office:value-type="float" office:value="1840.084" calcext:value-type="float">
            <text:p>1840,084</text:p>
          </table:table-cell>
          <table:table-cell office:value-type="float" office:value="795.099251" calcext:value-type="float">
            <text:p>795,099251</text:p>
          </table:table-cell>
          <table:table-cell table:number-columns-repeated="7"/>
        </table:table-row>
        <table:table-row table:style-name="ro1">
          <table:table-cell office:value-type="float" office:value="49.301" calcext:value-type="float">
            <text:p>49,301</text:p>
          </table:table-cell>
          <table:table-cell office:value-type="float" office:value="7.516328" calcext:value-type="float">
            <text:p>7,516328</text:p>
          </table:table-cell>
          <table:table-cell/>
          <table:table-cell office:value-type="float" office:value="262.601" calcext:value-type="float">
            <text:p>262,601</text:p>
          </table:table-cell>
          <table:table-cell office:value-type="float" office:value="211.201937" calcext:value-type="float">
            <text:p>211,201937</text:p>
          </table:table-cell>
          <table:table-cell/>
          <table:table-cell office:value-type="float" office:value="1839.112" calcext:value-type="float">
            <text:p>1839,112</text:p>
          </table:table-cell>
          <table:table-cell office:value-type="float" office:value="795.087603" calcext:value-type="float">
            <text:p>795,087603</text:p>
          </table:table-cell>
          <table:table-cell table:number-columns-repeated="7"/>
        </table:table-row>
        <table:table-row table:style-name="ro1">
          <table:table-cell office:value-type="float" office:value="48.817" calcext:value-type="float">
            <text:p>48,817</text:p>
          </table:table-cell>
          <table:table-cell office:value-type="float" office:value="7.324953" calcext:value-type="float">
            <text:p>7,324953</text:p>
          </table:table-cell>
          <table:table-cell/>
          <table:table-cell office:value-type="float" office:value="257.816" calcext:value-type="float">
            <text:p>257,816</text:p>
          </table:table-cell>
          <table:table-cell office:value-type="float" office:value="211.125202" calcext:value-type="float">
            <text:p>211,125202</text:p>
          </table:table-cell>
          <table:table-cell/>
          <table:table-cell office:value-type="float" office:value="1841.675" calcext:value-type="float">
            <text:p>1841,675</text:p>
          </table:table-cell>
          <table:table-cell office:value-type="float" office:value="794.910195" calcext:value-type="float">
            <text:p>794,910195</text:p>
          </table:table-cell>
          <table:table-cell table:number-columns-repeated="7"/>
        </table:table-row>
        <table:table-row table:style-name="ro1">
          <table:table-cell office:value-type="float" office:value="57.338" calcext:value-type="float">
            <text:p>57,338</text:p>
          </table:table-cell>
          <table:table-cell office:value-type="float" office:value="6.487309" calcext:value-type="float">
            <text:p>6,487309</text:p>
          </table:table-cell>
          <table:table-cell/>
          <table:table-cell office:value-type="float" office:value="257.642" calcext:value-type="float">
            <text:p>257,642</text:p>
          </table:table-cell>
          <table:table-cell office:value-type="float" office:value="211.062079" calcext:value-type="float">
            <text:p>211,062079</text:p>
          </table:table-cell>
          <table:table-cell/>
          <table:table-cell office:value-type="float" office:value="1839.819" calcext:value-type="float">
            <text:p>1839,819</text:p>
          </table:table-cell>
          <table:table-cell office:value-type="float" office:value="794.764576" calcext:value-type="float">
            <text:p>794,764576</text:p>
          </table:table-cell>
          <table:table-cell table:number-columns-repeated="7"/>
        </table:table-row>
        <table:table-row table:style-name="ro1">
          <table:table-cell office:value-type="float" office:value="51.195" calcext:value-type="float">
            <text:p>51,195</text:p>
          </table:table-cell>
          <table:table-cell office:value-type="float" office:value="6.372075" calcext:value-type="float">
            <text:p>6,372075</text:p>
          </table:table-cell>
          <table:table-cell/>
          <table:table-cell office:value-type="float" office:value="258.804" calcext:value-type="float">
            <text:p>258,804</text:p>
          </table:table-cell>
          <table:table-cell office:value-type="float" office:value="210.68531" calcext:value-type="float">
            <text:p>210,68531</text:p>
          </table:table-cell>
          <table:table-cell/>
          <table:table-cell office:value-type="float" office:value="1842.006" calcext:value-type="float">
            <text:p>1842,006</text:p>
          </table:table-cell>
          <table:table-cell office:value-type="float" office:value="793.566862" calcext:value-type="float">
            <text:p>793,566862</text:p>
          </table:table-cell>
          <table:table-cell table:number-columns-repeated="7"/>
        </table:table-row>
        <table:table-row table:style-name="ro1">
          <table:table-cell office:value-type="float" office:value="49.983" calcext:value-type="float">
            <text:p>49,983</text:p>
          </table:table-cell>
          <table:table-cell office:value-type="float" office:value="5.673183" calcext:value-type="float">
            <text:p>5,673183</text:p>
          </table:table-cell>
          <table:table-cell/>
          <table:table-cell office:value-type="float" office:value="257.161" calcext:value-type="float">
            <text:p>257,161</text:p>
          </table:table-cell>
          <table:table-cell office:value-type="float" office:value="210.651499" calcext:value-type="float">
            <text:p>210,651499</text:p>
          </table:table-cell>
          <table:table-cell/>
          <table:table-cell office:value-type="float" office:value="1839.746" calcext:value-type="float">
            <text:p>1839,746</text:p>
          </table:table-cell>
          <table:table-cell office:value-type="float" office:value="793.33724" calcext:value-type="float">
            <text:p>793,33724</text:p>
          </table:table-cell>
          <table:table-cell table:number-columns-repeated="7"/>
        </table:table-row>
        <table:table-row table:style-name="ro1">
          <table:table-cell office:value-type="float" office:value="48.429" calcext:value-type="float">
            <text:p>48,429</text:p>
          </table:table-cell>
          <table:table-cell office:value-type="float" office:value="4.490874" calcext:value-type="float">
            <text:p>4,490874</text:p>
          </table:table-cell>
          <table:table-cell/>
          <table:table-cell office:value-type="float" office:value="257.534" calcext:value-type="float">
            <text:p>257,534</text:p>
          </table:table-cell>
          <table:table-cell office:value-type="float" office:value="209.615349" calcext:value-type="float">
            <text:p>209,615349</text:p>
          </table:table-cell>
          <table:table-cell/>
          <table:table-cell office:value-type="float" office:value="1837.808" calcext:value-type="float">
            <text:p>1837,808</text:p>
          </table:table-cell>
          <table:table-cell office:value-type="float" office:value="793.130211" calcext:value-type="float">
            <text:p>793,130211</text:p>
          </table:table-cell>
          <table:table-cell table:number-columns-repeated="7"/>
        </table:table-row>
        <table:table-row table:style-name="ro1">
          <table:table-cell office:value-type="float" office:value="48.958" calcext:value-type="float">
            <text:p>48,958</text:p>
          </table:table-cell>
          <table:table-cell office:value-type="float" office:value="4.034688" calcext:value-type="float">
            <text:p>4,034688</text:p>
          </table:table-cell>
          <table:table-cell/>
          <table:table-cell office:value-type="float" office:value="258.429" calcext:value-type="float">
            <text:p>258,429</text:p>
          </table:table-cell>
          <table:table-cell office:value-type="float" office:value="209.503162" calcext:value-type="float">
            <text:p>209,503162</text:p>
          </table:table-cell>
          <table:table-cell/>
          <table:table-cell office:value-type="float" office:value="1837.724" calcext:value-type="float">
            <text:p>1837,724</text:p>
          </table:table-cell>
          <table:table-cell office:value-type="float" office:value="793.051518" calcext:value-type="float">
            <text:p>793,051518</text:p>
          </table:table-cell>
          <table:table-cell table:number-columns-repeated="7"/>
        </table:table-row>
        <table:table-row table:style-name="ro1">
          <table:table-cell office:value-type="float" office:value="68.52" calcext:value-type="float">
            <text:p>68,52</text:p>
          </table:table-cell>
          <table:table-cell office:value-type="float" office:value="3.373655" calcext:value-type="float">
            <text:p>3,373655</text:p>
          </table:table-cell>
          <table:table-cell/>
          <table:table-cell office:value-type="float" office:value="260.407" calcext:value-type="float">
            <text:p>260,407</text:p>
          </table:table-cell>
          <table:table-cell office:value-type="float" office:value="209.451687" calcext:value-type="float">
            <text:p>209,451687</text:p>
          </table:table-cell>
          <table:table-cell/>
          <table:table-cell office:value-type="float" office:value="1838.291" calcext:value-type="float">
            <text:p>1838,291</text:p>
          </table:table-cell>
          <table:table-cell office:value-type="float" office:value="792.43069" calcext:value-type="float">
            <text:p>792,43069</text:p>
          </table:table-cell>
          <table:table-cell table:number-columns-repeated="7"/>
        </table:table-row>
        <table:table-row table:style-name="ro1">
          <table:table-cell office:value-type="float" office:value="46.617" calcext:value-type="float">
            <text:p>46,617</text:p>
          </table:table-cell>
          <table:table-cell office:value-type="float" office:value="3.265371" calcext:value-type="float">
            <text:p>3,265371</text:p>
          </table:table-cell>
          <table:table-cell/>
          <table:table-cell office:value-type="float" office:value="256.752" calcext:value-type="float">
            <text:p>256,752</text:p>
          </table:table-cell>
          <table:table-cell office:value-type="float" office:value="209.450354" calcext:value-type="float">
            <text:p>209,450354</text:p>
          </table:table-cell>
          <table:table-cell/>
          <table:table-cell office:value-type="float" office:value="1838.481" calcext:value-type="float">
            <text:p>1838,481</text:p>
          </table:table-cell>
          <table:table-cell office:value-type="float" office:value="792.196814" calcext:value-type="float">
            <text:p>792,196814</text:p>
          </table:table-cell>
          <table:table-cell table:number-columns-repeated="7"/>
        </table:table-row>
        <table:table-row table:style-name="ro1">
          <table:table-cell office:value-type="float" office:value="62.899" calcext:value-type="float">
            <text:p>62,899</text:p>
          </table:table-cell>
          <table:table-cell office:value-type="float" office:value="3.239793" calcext:value-type="float">
            <text:p>3,239793</text:p>
          </table:table-cell>
          <table:table-cell/>
          <table:table-cell office:value-type="float" office:value="256.602" calcext:value-type="float">
            <text:p>256,602</text:p>
          </table:table-cell>
          <table:table-cell office:value-type="float" office:value="209.169372" calcext:value-type="float">
            <text:p>209,169372</text:p>
          </table:table-cell>
          <table:table-cell/>
          <table:table-cell office:value-type="float" office:value="1837.812" calcext:value-type="float">
            <text:p>1837,812</text:p>
          </table:table-cell>
          <table:table-cell office:value-type="float" office:value="791.839809" calcext:value-type="float">
            <text:p>791,839809</text:p>
          </table:table-cell>
          <table:table-cell table:number-columns-repeated="7"/>
        </table:table-row>
        <table:table-row table:style-name="ro1">
          <table:table-cell office:value-type="float" office:value="46.897" calcext:value-type="float">
            <text:p>46,897</text:p>
          </table:table-cell>
          <table:table-cell office:value-type="float" office:value="3.041225" calcext:value-type="float">
            <text:p>3,041225</text:p>
          </table:table-cell>
          <table:table-cell/>
          <table:table-cell office:value-type="float" office:value="260.808" calcext:value-type="float">
            <text:p>260,808</text:p>
          </table:table-cell>
          <table:table-cell office:value-type="float" office:value="209.146144" calcext:value-type="float">
            <text:p>209,146144</text:p>
          </table:table-cell>
          <table:table-cell/>
          <table:table-cell office:value-type="float" office:value="1837.247" calcext:value-type="float">
            <text:p>1837,247</text:p>
          </table:table-cell>
          <table:table-cell office:value-type="float" office:value="791.604809" calcext:value-type="float">
            <text:p>791,604809</text:p>
          </table:table-cell>
          <table:table-cell table:number-columns-repeated="7"/>
        </table:table-row>
        <table:table-row table:style-name="ro1">
          <table:table-cell office:value-type="float" office:value="44.428" calcext:value-type="float">
            <text:p>44,428</text:p>
          </table:table-cell>
          <table:table-cell office:value-type="float" office:value="2.729597" calcext:value-type="float">
            <text:p>2,729597</text:p>
          </table:table-cell>
          <table:table-cell/>
          <table:table-cell office:value-type="float" office:value="255.662" calcext:value-type="float">
            <text:p>255,662</text:p>
          </table:table-cell>
          <table:table-cell office:value-type="float" office:value="208.45518" calcext:value-type="float">
            <text:p>208,45518</text:p>
          </table:table-cell>
          <table:table-cell/>
          <table:table-cell office:value-type="float" office:value="1846.221" calcext:value-type="float">
            <text:p>1846,221</text:p>
          </table:table-cell>
          <table:table-cell office:value-type="float" office:value="791.511255" calcext:value-type="float">
            <text:p>791,511255</text:p>
          </table:table-cell>
          <table:table-cell table:number-columns-repeated="7"/>
        </table:table-row>
        <table:table-row table:style-name="ro1">
          <table:table-cell office:value-type="float" office:value="46.959" calcext:value-type="float">
            <text:p>46,959</text:p>
          </table:table-cell>
          <table:table-cell office:value-type="float" office:value="2.722263" calcext:value-type="float">
            <text:p>2,722263</text:p>
          </table:table-cell>
          <table:table-cell/>
          <table:table-cell office:value-type="float" office:value="259.898" calcext:value-type="float">
            <text:p>259,898</text:p>
          </table:table-cell>
          <table:table-cell office:value-type="float" office:value="208.197041" calcext:value-type="float">
            <text:p>208,197041</text:p>
          </table:table-cell>
          <table:table-cell/>
          <table:table-cell office:value-type="float" office:value="1836.124" calcext:value-type="float">
            <text:p>1836,124</text:p>
          </table:table-cell>
          <table:table-cell office:value-type="float" office:value="791.077488" calcext:value-type="float">
            <text:p>791,077488</text:p>
          </table:table-cell>
          <table:table-cell table:number-columns-repeated="7"/>
        </table:table-row>
        <table:table-row table:style-name="ro1">
          <table:table-cell office:value-type="float" office:value="46.209" calcext:value-type="float">
            <text:p>46,209</text:p>
          </table:table-cell>
          <table:table-cell office:value-type="float" office:value="2.712514" calcext:value-type="float">
            <text:p>2,712514</text:p>
          </table:table-cell>
          <table:table-cell/>
          <table:table-cell office:value-type="float" office:value="258.52" calcext:value-type="float">
            <text:p>258,52</text:p>
          </table:table-cell>
          <table:table-cell office:value-type="float" office:value="207.797698" calcext:value-type="float">
            <text:p>207,797698</text:p>
          </table:table-cell>
          <table:table-cell/>
          <table:table-cell office:value-type="float" office:value="1838.409" calcext:value-type="float">
            <text:p>1838,409</text:p>
          </table:table-cell>
          <table:table-cell office:value-type="float" office:value="790.908654" calcext:value-type="float">
            <text:p>790,908654</text:p>
          </table:table-cell>
          <table:table-cell table:number-columns-repeated="7"/>
        </table:table-row>
        <table:table-row table:style-name="ro1">
          <table:table-cell office:value-type="float" office:value="44.608" calcext:value-type="float">
            <text:p>44,608</text:p>
          </table:table-cell>
          <table:table-cell office:value-type="float" office:value="2.677919" calcext:value-type="float">
            <text:p>2,677919</text:p>
          </table:table-cell>
          <table:table-cell/>
          <table:table-cell office:value-type="float" office:value="259.026" calcext:value-type="float">
            <text:p>259,026</text:p>
          </table:table-cell>
          <table:table-cell office:value-type="float" office:value="202.926964" calcext:value-type="float">
            <text:p>202,926964</text:p>
          </table:table-cell>
          <table:table-cell/>
          <table:table-cell office:value-type="float" office:value="1840.353" calcext:value-type="float">
            <text:p>1840,353</text:p>
          </table:table-cell>
          <table:table-cell office:value-type="float" office:value="790.519004" calcext:value-type="float">
            <text:p>790,519004</text:p>
          </table:table-cell>
          <table:table-cell table:number-columns-repeated="7"/>
        </table:table-row>
        <table:table-row table:style-name="ro1">
          <table:table-cell office:value-type="float" office:value="45.35" calcext:value-type="float">
            <text:p>45,35</text:p>
          </table:table-cell>
          <table:table-cell office:value-type="float" office:value="2.670518" calcext:value-type="float">
            <text:p>2,670518</text:p>
          </table:table-cell>
          <table:table-cell/>
          <table:table-cell office:value-type="float" office:value="261.158" calcext:value-type="float">
            <text:p>261,158</text:p>
          </table:table-cell>
          <table:table-cell office:value-type="float" office:value="202.396876" calcext:value-type="float">
            <text:p>202,396876</text:p>
          </table:table-cell>
          <table:table-cell/>
          <table:table-cell office:value-type="float" office:value="1837.006" calcext:value-type="float">
            <text:p>1837,006</text:p>
          </table:table-cell>
          <table:table-cell office:value-type="float" office:value="790.217" calcext:value-type="float">
            <text:p>790,217</text:p>
          </table:table-cell>
          <table:table-cell table:number-columns-repeated="7"/>
        </table:table-row>
        <table:table-row table:style-name="ro1">
          <table:table-cell office:value-type="float" office:value="48.319" calcext:value-type="float">
            <text:p>48,319</text:p>
          </table:table-cell>
          <table:table-cell office:value-type="float" office:value="2.670251" calcext:value-type="float">
            <text:p>2,670251</text:p>
          </table:table-cell>
          <table:table-cell/>
          <table:table-cell office:value-type="float" office:value="277.678" calcext:value-type="float">
            <text:p>277,678</text:p>
          </table:table-cell>
          <table:table-cell office:value-type="float" office:value="202.12633" calcext:value-type="float">
            <text:p>202,12633</text:p>
          </table:table-cell>
          <table:table-cell/>
          <table:table-cell office:value-type="float" office:value="1836.105" calcext:value-type="float">
            <text:p>1836,105</text:p>
          </table:table-cell>
          <table:table-cell office:value-type="float" office:value="789.353013" calcext:value-type="float">
            <text:p>789,353013</text:p>
          </table:table-cell>
          <table:table-cell table:number-columns-repeated="7"/>
        </table:table-row>
        <table:table-row table:style-name="ro1">
          <table:table-cell office:value-type="float" office:value="49.403" calcext:value-type="float">
            <text:p>49,403</text:p>
          </table:table-cell>
          <table:table-cell office:value-type="float" office:value="2.664029" calcext:value-type="float">
            <text:p>2,664029</text:p>
          </table:table-cell>
          <table:table-cell/>
          <table:table-cell office:value-type="float" office:value="290.96" calcext:value-type="float">
            <text:p>290,96</text:p>
          </table:table-cell>
          <table:table-cell office:value-type="float" office:value="200.889619" calcext:value-type="float">
            <text:p>200,889619</text:p>
          </table:table-cell>
          <table:table-cell/>
          <table:table-cell office:value-type="float" office:value="1869.205" calcext:value-type="float">
            <text:p>1869,205</text:p>
          </table:table-cell>
          <table:table-cell office:value-type="float" office:value="789.329552" calcext:value-type="float">
            <text:p>789,329552</text:p>
          </table:table-cell>
          <table:table-cell table:number-columns-repeated="7"/>
        </table:table-row>
        <table:table-row table:style-name="ro1">
          <table:table-cell office:value-type="float" office:value="46.44" calcext:value-type="float">
            <text:p>46,44</text:p>
          </table:table-cell>
          <table:table-cell office:value-type="float" office:value="2.663733" calcext:value-type="float">
            <text:p>2,663733</text:p>
          </table:table-cell>
          <table:table-cell/>
          <table:table-cell office:value-type="float" office:value="259.45" calcext:value-type="float">
            <text:p>259,45</text:p>
          </table:table-cell>
          <table:table-cell office:value-type="float" office:value="200.749852" calcext:value-type="float">
            <text:p>200,749852</text:p>
          </table:table-cell>
          <table:table-cell/>
          <table:table-cell office:value-type="float" office:value="1839.473" calcext:value-type="float">
            <text:p>1839,473</text:p>
          </table:table-cell>
          <table:table-cell office:value-type="float" office:value="789.000329" calcext:value-type="float">
            <text:p>789,000329</text:p>
          </table:table-cell>
          <table:table-cell table:number-columns-repeated="7"/>
        </table:table-row>
        <table:table-row table:style-name="ro1">
          <table:table-cell office:value-type="float" office:value="44.127" calcext:value-type="float">
            <text:p>44,127</text:p>
          </table:table-cell>
          <table:table-cell office:value-type="float" office:value="2.660456" calcext:value-type="float">
            <text:p>2,660456</text:p>
          </table:table-cell>
          <table:table-cell/>
          <table:table-cell office:value-type="float" office:value="242.051" calcext:value-type="float">
            <text:p>242,051</text:p>
          </table:table-cell>
          <table:table-cell office:value-type="float" office:value="196.937395" calcext:value-type="float">
            <text:p>196,937395</text:p>
          </table:table-cell>
          <table:table-cell/>
          <table:table-cell office:value-type="float" office:value="1841.061" calcext:value-type="float">
            <text:p>1841,061</text:p>
          </table:table-cell>
          <table:table-cell office:value-type="float" office:value="788.655886" calcext:value-type="float">
            <text:p>788,655886</text:p>
          </table:table-cell>
          <table:table-cell table:number-columns-repeated="7"/>
        </table:table-row>
        <table:table-row table:style-name="ro1">
          <table:table-cell office:value-type="float" office:value="49.759" calcext:value-type="float">
            <text:p>49,759</text:p>
          </table:table-cell>
          <table:table-cell office:value-type="float" office:value="2.658757" calcext:value-type="float">
            <text:p>2,658757</text:p>
          </table:table-cell>
          <table:table-cell/>
          <table:table-cell office:value-type="float" office:value="242.506" calcext:value-type="float">
            <text:p>242,506</text:p>
          </table:table-cell>
          <table:table-cell office:value-type="float" office:value="195.916006" calcext:value-type="float">
            <text:p>195,916006</text:p>
          </table:table-cell>
          <table:table-cell/>
          <table:table-cell office:value-type="float" office:value="1836.478" calcext:value-type="float">
            <text:p>1836,478</text:p>
          </table:table-cell>
          <table:table-cell office:value-type="float" office:value="787.273283" calcext:value-type="float">
            <text:p>787,273283</text:p>
          </table:table-cell>
          <table:table-cell table:number-columns-repeated="7"/>
        </table:table-row>
        <table:table-row table:style-name="ro1">
          <table:table-cell office:value-type="float" office:value="51.341" calcext:value-type="float">
            <text:p>51,341</text:p>
          </table:table-cell>
          <table:table-cell office:value-type="float" office:value="2.6454" calcext:value-type="float">
            <text:p>2,6454</text:p>
          </table:table-cell>
          <table:table-cell/>
          <table:table-cell office:value-type="float" office:value="242.229" calcext:value-type="float">
            <text:p>242,229</text:p>
          </table:table-cell>
          <table:table-cell office:value-type="float" office:value="195.815461" calcext:value-type="float">
            <text:p>195,815461</text:p>
          </table:table-cell>
          <table:table-cell/>
          <table:table-cell office:value-type="float" office:value="1857.938" calcext:value-type="float">
            <text:p>1857,938</text:p>
          </table:table-cell>
          <table:table-cell office:value-type="float" office:value="779.637604" calcext:value-type="float">
            <text:p>779,637604</text:p>
          </table:table-cell>
          <table:table-cell table:number-columns-repeated="7"/>
        </table:table-row>
        <table:table-row table:style-name="ro1">
          <table:table-cell office:value-type="float" office:value="108.851" calcext:value-type="float">
            <text:p>108,851</text:p>
          </table:table-cell>
          <table:table-cell office:value-type="float" office:value="2.635379" calcext:value-type="float">
            <text:p>2,635379</text:p>
          </table:table-cell>
          <table:table-cell/>
          <table:table-cell office:value-type="float" office:value="242.898" calcext:value-type="float">
            <text:p>242,898</text:p>
          </table:table-cell>
          <table:table-cell office:value-type="float" office:value="195.340543" calcext:value-type="float">
            <text:p>195,340543</text:p>
          </table:table-cell>
          <table:table-cell/>
          <table:table-cell office:value-type="float" office:value="1823.46" calcext:value-type="float">
            <text:p>1823,46</text:p>
          </table:table-cell>
          <table:table-cell office:value-type="float" office:value="779.395449" calcext:value-type="float">
            <text:p>779,395449</text:p>
          </table:table-cell>
          <table:table-cell table:number-columns-repeated="7"/>
        </table:table-row>
        <table:table-row table:style-name="ro1">
          <table:table-cell office:value-type="float" office:value="56.629" calcext:value-type="float">
            <text:p>56,629</text:p>
          </table:table-cell>
          <table:table-cell office:value-type="float" office:value="2.63046" calcext:value-type="float">
            <text:p>2,63046</text:p>
          </table:table-cell>
          <table:table-cell/>
          <table:table-cell office:value-type="float" office:value="244.61" calcext:value-type="float">
            <text:p>244,61</text:p>
          </table:table-cell>
          <table:table-cell office:value-type="float" office:value="194.714446" calcext:value-type="float">
            <text:p>194,714446</text:p>
          </table:table-cell>
          <table:table-cell/>
          <table:table-cell office:value-type="float" office:value="1823.292" calcext:value-type="float">
            <text:p>1823,292</text:p>
          </table:table-cell>
          <table:table-cell office:value-type="float" office:value="778.08678" calcext:value-type="float">
            <text:p>778,08678</text:p>
          </table:table-cell>
          <table:table-cell table:number-columns-repeated="7"/>
        </table:table-row>
        <table:table-row table:style-name="ro1">
          <table:table-cell office:value-type="float" office:value="47.013" calcext:value-type="float">
            <text:p>47,013</text:p>
          </table:table-cell>
          <table:table-cell office:value-type="float" office:value="2.627383" calcext:value-type="float">
            <text:p>2,627383</text:p>
          </table:table-cell>
          <table:table-cell/>
          <table:table-cell office:value-type="float" office:value="240.885" calcext:value-type="float">
            <text:p>240,885</text:p>
          </table:table-cell>
          <table:table-cell office:value-type="float" office:value="194.622033" calcext:value-type="float">
            <text:p>194,622033</text:p>
          </table:table-cell>
          <table:table-cell/>
          <table:table-cell office:value-type="float" office:value="1822.342" calcext:value-type="float">
            <text:p>1822,342</text:p>
          </table:table-cell>
          <table:table-cell office:value-type="float" office:value="777.200602" calcext:value-type="float">
            <text:p>777,200602</text:p>
          </table:table-cell>
          <table:table-cell table:number-columns-repeated="7"/>
        </table:table-row>
        <table:table-row table:style-name="ro1">
          <table:table-cell office:value-type="float" office:value="44.478" calcext:value-type="float">
            <text:p>44,478</text:p>
          </table:table-cell>
          <table:table-cell office:value-type="float" office:value="2.62441" calcext:value-type="float">
            <text:p>2,62441</text:p>
          </table:table-cell>
          <table:table-cell/>
          <table:table-cell office:value-type="float" office:value="242.072" calcext:value-type="float">
            <text:p>242,072</text:p>
          </table:table-cell>
          <table:table-cell office:value-type="float" office:value="194.417754" calcext:value-type="float">
            <text:p>194,417754</text:p>
          </table:table-cell>
          <table:table-cell/>
          <table:table-cell office:value-type="float" office:value="1823.098" calcext:value-type="float">
            <text:p>1823,098</text:p>
          </table:table-cell>
          <table:table-cell office:value-type="float" office:value="776.804892" calcext:value-type="float">
            <text:p>776,804892</text:p>
          </table:table-cell>
          <table:table-cell table:number-columns-repeated="7"/>
        </table:table-row>
        <table:table-row table:style-name="ro1">
          <table:table-cell office:value-type="float" office:value="65.847" calcext:value-type="float">
            <text:p>65,847</text:p>
          </table:table-cell>
          <table:table-cell office:value-type="float" office:value="2.624152" calcext:value-type="float">
            <text:p>2,624152</text:p>
          </table:table-cell>
          <table:table-cell/>
          <table:table-cell office:value-type="float" office:value="240.446" calcext:value-type="float">
            <text:p>240,446</text:p>
          </table:table-cell>
          <table:table-cell office:value-type="float" office:value="194.362846" calcext:value-type="float">
            <text:p>194,362846</text:p>
          </table:table-cell>
          <table:table-cell/>
          <table:table-cell office:value-type="float" office:value="1820.65" calcext:value-type="float">
            <text:p>1820,65</text:p>
          </table:table-cell>
          <table:table-cell office:value-type="float" office:value="776.283712" calcext:value-type="float">
            <text:p>776,283712</text:p>
          </table:table-cell>
          <table:table-cell table:number-columns-repeated="7"/>
        </table:table-row>
        <table:table-row table:style-name="ro1">
          <table:table-cell office:value-type="float" office:value="46.754" calcext:value-type="float">
            <text:p>46,754</text:p>
          </table:table-cell>
          <table:table-cell office:value-type="float" office:value="2.618105" calcext:value-type="float">
            <text:p>2,618105</text:p>
          </table:table-cell>
          <table:table-cell/>
          <table:table-cell office:value-type="float" office:value="240.398" calcext:value-type="float">
            <text:p>240,398</text:p>
          </table:table-cell>
          <table:table-cell office:value-type="float" office:value="194.328156" calcext:value-type="float">
            <text:p>194,328156</text:p>
          </table:table-cell>
          <table:table-cell/>
          <table:table-cell office:value-type="float" office:value="1820.525" calcext:value-type="float">
            <text:p>1820,525</text:p>
          </table:table-cell>
          <table:table-cell office:value-type="float" office:value="776.084844" calcext:value-type="float">
            <text:p>776,084844</text:p>
          </table:table-cell>
          <table:table-cell table:number-columns-repeated="7"/>
        </table:table-row>
        <table:table-row table:style-name="ro1">
          <table:table-cell office:value-type="float" office:value="49.123" calcext:value-type="float">
            <text:p>49,123</text:p>
          </table:table-cell>
          <table:table-cell office:value-type="float" office:value="2.615772" calcext:value-type="float">
            <text:p>2,615772</text:p>
          </table:table-cell>
          <table:table-cell/>
          <table:table-cell office:value-type="float" office:value="239.288" calcext:value-type="float">
            <text:p>239,288</text:p>
          </table:table-cell>
          <table:table-cell office:value-type="float" office:value="194.045579" calcext:value-type="float">
            <text:p>194,045579</text:p>
          </table:table-cell>
          <table:table-cell/>
          <table:table-cell office:value-type="float" office:value="1821.565" calcext:value-type="float">
            <text:p>1821,565</text:p>
          </table:table-cell>
          <table:table-cell office:value-type="float" office:value="776.048664" calcext:value-type="float">
            <text:p>776,048664</text:p>
          </table:table-cell>
          <table:table-cell table:number-columns-repeated="7"/>
        </table:table-row>
        <table:table-row table:style-name="ro1">
          <table:table-cell office:value-type="float" office:value="53.444" calcext:value-type="float">
            <text:p>53,444</text:p>
          </table:table-cell>
          <table:table-cell office:value-type="float" office:value="2.613779" calcext:value-type="float">
            <text:p>2,613779</text:p>
          </table:table-cell>
          <table:table-cell/>
          <table:table-cell office:value-type="float" office:value="241.134" calcext:value-type="float">
            <text:p>241,134</text:p>
          </table:table-cell>
          <table:table-cell office:value-type="float" office:value="194.016736" calcext:value-type="float">
            <text:p>194,016736</text:p>
          </table:table-cell>
          <table:table-cell/>
          <table:table-cell office:value-type="float" office:value="1822.442" calcext:value-type="float">
            <text:p>1822,442</text:p>
          </table:table-cell>
          <table:table-cell office:value-type="float" office:value="775.597929" calcext:value-type="float">
            <text:p>775,597929</text:p>
          </table:table-cell>
          <table:table-cell table:number-columns-repeated="7"/>
        </table:table-row>
        <table:table-row table:style-name="ro1">
          <table:table-cell office:value-type="float" office:value="47.252" calcext:value-type="float">
            <text:p>47,252</text:p>
          </table:table-cell>
          <table:table-cell office:value-type="float" office:value="2.611334" calcext:value-type="float">
            <text:p>2,611334</text:p>
          </table:table-cell>
          <table:table-cell/>
          <table:table-cell office:value-type="float" office:value="240.674" calcext:value-type="float">
            <text:p>240,674</text:p>
          </table:table-cell>
          <table:table-cell office:value-type="float" office:value="193.939254" calcext:value-type="float">
            <text:p>193,939254</text:p>
          </table:table-cell>
          <table:table-cell/>
          <table:table-cell office:value-type="float" office:value="1820.356" calcext:value-type="float">
            <text:p>1820,356</text:p>
          </table:table-cell>
          <table:table-cell office:value-type="float" office:value="774.965635" calcext:value-type="float">
            <text:p>774,965635</text:p>
          </table:table-cell>
          <table:table-cell table:number-columns-repeated="7"/>
        </table:table-row>
        <table:table-row table:style-name="ro1">
          <table:table-cell office:value-type="float" office:value="46.529" calcext:value-type="float">
            <text:p>46,529</text:p>
          </table:table-cell>
          <table:table-cell office:value-type="float" office:value="2.607017" calcext:value-type="float">
            <text:p>2,607017</text:p>
          </table:table-cell>
          <table:table-cell/>
          <table:table-cell office:value-type="float" office:value="244.17" calcext:value-type="float">
            <text:p>244,17</text:p>
          </table:table-cell>
          <table:table-cell office:value-type="float" office:value="193.928188" calcext:value-type="float">
            <text:p>193,928188</text:p>
          </table:table-cell>
          <table:table-cell/>
          <table:table-cell office:value-type="float" office:value="1818.492" calcext:value-type="float">
            <text:p>1818,492</text:p>
          </table:table-cell>
          <table:table-cell office:value-type="float" office:value="774.562873" calcext:value-type="float">
            <text:p>774,562873</text:p>
          </table:table-cell>
          <table:table-cell table:number-columns-repeated="7"/>
        </table:table-row>
        <table:table-row table:style-name="ro1">
          <table:table-cell office:value-type="float" office:value="45.336" calcext:value-type="float">
            <text:p>45,336</text:p>
          </table:table-cell>
          <table:table-cell office:value-type="float" office:value="2.597851" calcext:value-type="float">
            <text:p>2,597851</text:p>
          </table:table-cell>
          <table:table-cell/>
          <table:table-cell office:value-type="float" office:value="240.202" calcext:value-type="float">
            <text:p>240,202</text:p>
          </table:table-cell>
          <table:table-cell office:value-type="float" office:value="193.89722" calcext:value-type="float">
            <text:p>193,89722</text:p>
          </table:table-cell>
          <table:table-cell/>
          <table:table-cell office:value-type="float" office:value="1821.586" calcext:value-type="float">
            <text:p>1821,586</text:p>
          </table:table-cell>
          <table:table-cell office:value-type="float" office:value="773.729976" calcext:value-type="float">
            <text:p>773,729976</text:p>
          </table:table-cell>
          <table:table-cell table:number-columns-repeated="7"/>
        </table:table-row>
        <table:table-row table:style-name="ro1">
          <table:table-cell office:value-type="float" office:value="46.803" calcext:value-type="float">
            <text:p>46,803</text:p>
          </table:table-cell>
          <table:table-cell office:value-type="float" office:value="2.595778" calcext:value-type="float">
            <text:p>2,595778</text:p>
          </table:table-cell>
          <table:table-cell/>
          <table:table-cell office:value-type="float" office:value="2242.579" calcext:value-type="float">
            <text:p>2242,579</text:p>
          </table:table-cell>
          <table:table-cell office:value-type="float" office:value="193.880371" calcext:value-type="float">
            <text:p>193,880371</text:p>
          </table:table-cell>
          <table:table-cell/>
          <table:table-cell office:value-type="float" office:value="1819.481" calcext:value-type="float">
            <text:p>1819,481</text:p>
          </table:table-cell>
          <table:table-cell office:value-type="float" office:value="773.48166" calcext:value-type="float">
            <text:p>773,48166</text:p>
          </table:table-cell>
          <table:table-cell table:number-columns-repeated="7"/>
        </table:table-row>
        <table:table-row table:style-name="ro1">
          <table:table-cell office:value-type="float" office:value="47.073" calcext:value-type="float">
            <text:p>47,073</text:p>
          </table:table-cell>
          <table:table-cell office:value-type="float" office:value="2.58368" calcext:value-type="float">
            <text:p>2,58368</text:p>
          </table:table-cell>
          <table:table-cell/>
          <table:table-cell office:value-type="float" office:value="238.349" calcext:value-type="float">
            <text:p>238,349</text:p>
          </table:table-cell>
          <table:table-cell office:value-type="float" office:value="193.513448" calcext:value-type="float">
            <text:p>193,513448</text:p>
          </table:table-cell>
          <table:table-cell/>
          <table:table-cell office:value-type="float" office:value="1821.273" calcext:value-type="float">
            <text:p>1821,273</text:p>
          </table:table-cell>
          <table:table-cell office:value-type="float" office:value="773.128894" calcext:value-type="float">
            <text:p>773,128894</text:p>
          </table:table-cell>
          <table:table-cell table:number-columns-repeated="7"/>
        </table:table-row>
        <table:table-row table:style-name="ro1">
          <table:table-cell office:value-type="float" office:value="47.974" calcext:value-type="float">
            <text:p>47,974</text:p>
          </table:table-cell>
          <table:table-cell office:value-type="float" office:value="2.562989" calcext:value-type="float">
            <text:p>2,562989</text:p>
          </table:table-cell>
          <table:table-cell/>
          <table:table-cell office:value-type="float" office:value="242.05" calcext:value-type="float">
            <text:p>242,05</text:p>
          </table:table-cell>
          <table:table-cell office:value-type="float" office:value="193.504868" calcext:value-type="float">
            <text:p>193,504868</text:p>
          </table:table-cell>
          <table:table-cell/>
          <table:table-cell office:value-type="float" office:value="1818.678" calcext:value-type="float">
            <text:p>1818,678</text:p>
          </table:table-cell>
          <table:table-cell office:value-type="float" office:value="771.281004" calcext:value-type="float">
            <text:p>771,281004</text:p>
          </table:table-cell>
          <table:table-cell table:number-columns-repeated="7"/>
        </table:table-row>
        <table:table-row table:style-name="ro1">
          <table:table-cell office:value-type="float" office:value="47.497" calcext:value-type="float">
            <text:p>47,497</text:p>
          </table:table-cell>
          <table:table-cell office:value-type="float" office:value="2.553078" calcext:value-type="float">
            <text:p>2,553078</text:p>
          </table:table-cell>
          <table:table-cell/>
          <table:table-cell office:value-type="float" office:value="241.461" calcext:value-type="float">
            <text:p>241,461</text:p>
          </table:table-cell>
          <table:table-cell office:value-type="float" office:value="193.467289" calcext:value-type="float">
            <text:p>193,467289</text:p>
          </table:table-cell>
          <table:table-cell/>
          <table:table-cell office:value-type="float" office:value="1812.82" calcext:value-type="float">
            <text:p>1812,82</text:p>
          </table:table-cell>
          <table:table-cell office:value-type="float" office:value="768.294776" calcext:value-type="float">
            <text:p>768,294776</text:p>
          </table:table-cell>
          <table:table-cell table:number-columns-repeated="7"/>
        </table:table-row>
        <table:table-row table:style-name="ro1">
          <table:table-cell office:value-type="float" office:value="45.021" calcext:value-type="float">
            <text:p>45,021</text:p>
          </table:table-cell>
          <table:table-cell office:value-type="float" office:value="2.54941" calcext:value-type="float">
            <text:p>2,54941</text:p>
          </table:table-cell>
          <table:table-cell/>
          <table:table-cell office:value-type="float" office:value="240.642" calcext:value-type="float">
            <text:p>240,642</text:p>
          </table:table-cell>
          <table:table-cell office:value-type="float" office:value="193.406785" calcext:value-type="float">
            <text:p>193,406785</text:p>
          </table:table-cell>
          <table:table-cell/>
          <table:table-cell office:value-type="float" office:value="1802.268" calcext:value-type="float">
            <text:p>1802,268</text:p>
          </table:table-cell>
          <table:table-cell office:value-type="float" office:value="757.823721" calcext:value-type="float">
            <text:p>757,823721</text:p>
          </table:table-cell>
          <table:table-cell table:number-columns-repeated="7"/>
        </table:table-row>
        <table:table-row table:style-name="ro1">
          <table:table-cell office:value-type="float" office:value="47.721" calcext:value-type="float">
            <text:p>47,721</text:p>
          </table:table-cell>
          <table:table-cell office:value-type="float" office:value="2.548576" calcext:value-type="float">
            <text:p>2,548576</text:p>
          </table:table-cell>
          <table:table-cell/>
          <table:table-cell office:value-type="float" office:value="241.519" calcext:value-type="float">
            <text:p>241,519</text:p>
          </table:table-cell>
          <table:table-cell office:value-type="float" office:value="193.130254" calcext:value-type="float">
            <text:p>193,130254</text:p>
          </table:table-cell>
          <table:table-cell/>
          <table:table-cell office:value-type="float" office:value="1803.146" calcext:value-type="float">
            <text:p>1803,146</text:p>
          </table:table-cell>
          <table:table-cell office:value-type="float" office:value="757.231242" calcext:value-type="float">
            <text:p>757,231242</text:p>
          </table:table-cell>
          <table:table-cell table:number-columns-repeated="7"/>
        </table:table-row>
        <table:table-row table:style-name="ro1">
          <table:table-cell office:value-type="float" office:value="45.82" calcext:value-type="float">
            <text:p>45,82</text:p>
          </table:table-cell>
          <table:table-cell office:value-type="float" office:value="2.525544" calcext:value-type="float">
            <text:p>2,525544</text:p>
          </table:table-cell>
          <table:table-cell/>
          <table:table-cell office:value-type="float" office:value="240.009" calcext:value-type="float">
            <text:p>240,009</text:p>
          </table:table-cell>
          <table:table-cell office:value-type="float" office:value="192.995709" calcext:value-type="float">
            <text:p>192,995709</text:p>
          </table:table-cell>
          <table:table-cell/>
          <table:table-cell office:value-type="float" office:value="1800.205" calcext:value-type="float">
            <text:p>1800,205</text:p>
          </table:table-cell>
          <table:table-cell office:value-type="float" office:value="756.337413" calcext:value-type="float">
            <text:p>756,337413</text:p>
          </table:table-cell>
          <table:table-cell table:number-columns-repeated="7"/>
        </table:table-row>
        <table:table-row table:style-name="ro1">
          <table:table-cell office:value-type="float" office:value="59.795" calcext:value-type="float">
            <text:p>59,795</text:p>
          </table:table-cell>
          <table:table-cell office:value-type="float" office:value="2.520126" calcext:value-type="float">
            <text:p>2,520126</text:p>
          </table:table-cell>
          <table:table-cell/>
          <table:table-cell office:value-type="float" office:value="241.888" calcext:value-type="float">
            <text:p>241,888</text:p>
          </table:table-cell>
          <table:table-cell office:value-type="float" office:value="192.883684" calcext:value-type="float">
            <text:p>192,883684</text:p>
          </table:table-cell>
          <table:table-cell/>
          <table:table-cell office:value-type="float" office:value="1806.502" calcext:value-type="float">
            <text:p>1806,502</text:p>
          </table:table-cell>
          <table:table-cell office:value-type="float" office:value="753.751361" calcext:value-type="float">
            <text:p>753,751361</text:p>
          </table:table-cell>
          <table:table-cell table:number-columns-repeated="7"/>
        </table:table-row>
        <table:table-row table:style-name="ro1">
          <table:table-cell office:value-type="float" office:value="45.245" calcext:value-type="float">
            <text:p>45,245</text:p>
          </table:table-cell>
          <table:table-cell office:value-type="float" office:value="2.514834" calcext:value-type="float">
            <text:p>2,514834</text:p>
          </table:table-cell>
          <table:table-cell/>
          <table:table-cell office:value-type="float" office:value="238.987" calcext:value-type="float">
            <text:p>238,987</text:p>
          </table:table-cell>
          <table:table-cell office:value-type="float" office:value="192.857218" calcext:value-type="float">
            <text:p>192,857218</text:p>
          </table:table-cell>
          <table:table-cell/>
          <table:table-cell office:value-type="float" office:value="1800.039" calcext:value-type="float">
            <text:p>1800,039</text:p>
          </table:table-cell>
          <table:table-cell office:value-type="float" office:value="753.431891" calcext:value-type="float">
            <text:p>753,431891</text:p>
          </table:table-cell>
          <table:table-cell table:number-columns-repeated="7"/>
        </table:table-row>
        <table:table-row table:style-name="ro1">
          <table:table-cell office:value-type="float" office:value="48.923" calcext:value-type="float">
            <text:p>48,923</text:p>
          </table:table-cell>
          <table:table-cell office:value-type="float" office:value="2.50794" calcext:value-type="float">
            <text:p>2,50794</text:p>
          </table:table-cell>
          <table:table-cell/>
          <table:table-cell office:value-type="float" office:value="2182.41" calcext:value-type="float">
            <text:p>2182,41</text:p>
          </table:table-cell>
          <table:table-cell office:value-type="float" office:value="192.747087" calcext:value-type="float">
            <text:p>192,747087</text:p>
          </table:table-cell>
          <table:table-cell/>
          <table:table-cell office:value-type="float" office:value="1800.211" calcext:value-type="float">
            <text:p>1800,211</text:p>
          </table:table-cell>
          <table:table-cell office:value-type="float" office:value="752.382235" calcext:value-type="float">
            <text:p>752,382235</text:p>
          </table:table-cell>
          <table:table-cell table:number-columns-repeated="7"/>
        </table:table-row>
        <table:table-row table:style-name="ro1">
          <table:table-cell office:value-type="float" office:value="47.68" calcext:value-type="float">
            <text:p>47,68</text:p>
          </table:table-cell>
          <table:table-cell office:value-type="float" office:value="2.507347" calcext:value-type="float">
            <text:p>2,507347</text:p>
          </table:table-cell>
          <table:table-cell/>
          <table:table-cell office:value-type="float" office:value="241.08" calcext:value-type="float">
            <text:p>241,08</text:p>
          </table:table-cell>
          <table:table-cell office:value-type="float" office:value="192.717208" calcext:value-type="float">
            <text:p>192,717208</text:p>
          </table:table-cell>
          <table:table-cell table:number-columns-repeated="10"/>
        </table:table-row>
        <table:table-row table:style-name="ro1">
          <table:table-cell office:value-type="float" office:value="46.083" calcext:value-type="float">
            <text:p>46,083</text:p>
          </table:table-cell>
          <table:table-cell office:value-type="float" office:value="2.506895" calcext:value-type="float">
            <text:p>2,506895</text:p>
          </table:table-cell>
          <table:table-cell/>
          <table:table-cell office:value-type="float" office:value="238.805" calcext:value-type="float">
            <text:p>238,805</text:p>
          </table:table-cell>
          <table:table-cell office:value-type="float" office:value="192.510512" calcext:value-type="float">
            <text:p>192,510512</text:p>
          </table:table-cell>
          <table:table-cell table:number-columns-repeated="10"/>
        </table:table-row>
        <table:table-row table:style-name="ro1">
          <table:table-cell office:value-type="float" office:value="46.609" calcext:value-type="float">
            <text:p>46,609</text:p>
          </table:table-cell>
          <table:table-cell office:value-type="float" office:value="2.503085" calcext:value-type="float">
            <text:p>2,503085</text:p>
          </table:table-cell>
          <table:table-cell/>
          <table:table-cell office:value-type="float" office:value="239.588" calcext:value-type="float">
            <text:p>239,588</text:p>
          </table:table-cell>
          <table:table-cell office:value-type="float" office:value="192.507918" calcext:value-type="float">
            <text:p>192,507918</text:p>
          </table:table-cell>
          <table:table-cell table:number-columns-repeated="10"/>
        </table:table-row>
        <table:table-row table:style-name="ro1">
          <table:table-cell office:value-type="float" office:value="51.823" calcext:value-type="float">
            <text:p>51,823</text:p>
          </table:table-cell>
          <table:table-cell office:value-type="float" office:value="2.500576" calcext:value-type="float">
            <text:p>2,500576</text:p>
          </table:table-cell>
          <table:table-cell/>
          <table:table-cell office:value-type="float" office:value="240.097" calcext:value-type="float">
            <text:p>240,097</text:p>
          </table:table-cell>
          <table:table-cell office:value-type="float" office:value="192.449884" calcext:value-type="float">
            <text:p>192,449884</text:p>
          </table:table-cell>
          <table:table-cell table:number-columns-repeated="10"/>
        </table:table-row>
        <table:table-row table:style-name="ro1">
          <table:table-cell office:value-type="float" office:value="50.851" calcext:value-type="float">
            <text:p>50,851</text:p>
          </table:table-cell>
          <table:table-cell office:value-type="float" office:value="2.496675" calcext:value-type="float">
            <text:p>2,496675</text:p>
          </table:table-cell>
          <table:table-cell/>
          <table:table-cell office:value-type="float" office:value="240.028" calcext:value-type="float">
            <text:p>240,028</text:p>
          </table:table-cell>
          <table:table-cell office:value-type="float" office:value="192.288295" calcext:value-type="float">
            <text:p>192,288295</text:p>
          </table:table-cell>
          <table:table-cell table:number-columns-repeated="10"/>
        </table:table-row>
        <table:table-row table:style-name="ro1">
          <table:table-cell office:value-type="float" office:value="47.507" calcext:value-type="float">
            <text:p>47,507</text:p>
          </table:table-cell>
          <table:table-cell office:value-type="float" office:value="2.496009" calcext:value-type="float">
            <text:p>2,496009</text:p>
          </table:table-cell>
          <table:table-cell/>
          <table:table-cell office:value-type="float" office:value="240.998" calcext:value-type="float">
            <text:p>240,998</text:p>
          </table:table-cell>
          <table:table-cell office:value-type="float" office:value="192.06446" calcext:value-type="float">
            <text:p>192,06446</text:p>
          </table:table-cell>
          <table:table-cell table:number-columns-repeated="10"/>
        </table:table-row>
        <table:table-row table:style-name="ro1">
          <table:table-cell office:value-type="float" office:value="47.961" calcext:value-type="float">
            <text:p>47,961</text:p>
          </table:table-cell>
          <table:table-cell office:value-type="float" office:value="2.492534" calcext:value-type="float">
            <text:p>2,492534</text:p>
          </table:table-cell>
          <table:table-cell/>
          <table:table-cell office:value-type="float" office:value="239.119" calcext:value-type="float">
            <text:p>239,119</text:p>
          </table:table-cell>
          <table:table-cell office:value-type="float" office:value="191.909843" calcext:value-type="float">
            <text:p>191,909843</text:p>
          </table:table-cell>
          <table:table-cell table:number-columns-repeated="10"/>
        </table:table-row>
        <table:table-row table:style-name="ro1">
          <table:table-cell office:value-type="float" office:value="45.063" calcext:value-type="float">
            <text:p>45,063</text:p>
          </table:table-cell>
          <table:table-cell office:value-type="float" office:value="2.490629" calcext:value-type="float">
            <text:p>2,490629</text:p>
          </table:table-cell>
          <table:table-cell/>
          <table:table-cell office:value-type="float" office:value="241.955" calcext:value-type="float">
            <text:p>241,955</text:p>
          </table:table-cell>
          <table:table-cell office:value-type="float" office:value="191.877901" calcext:value-type="float">
            <text:p>191,877901</text:p>
          </table:table-cell>
          <table:table-cell table:number-columns-repeated="10"/>
        </table:table-row>
        <table:table-row table:style-name="ro1">
          <table:table-cell office:value-type="float" office:value="45.402" calcext:value-type="float">
            <text:p>45,402</text:p>
          </table:table-cell>
          <table:table-cell office:value-type="float" office:value="2.487858" calcext:value-type="float">
            <text:p>2,487858</text:p>
          </table:table-cell>
          <table:table-cell/>
          <table:table-cell office:value-type="float" office:value="238.417" calcext:value-type="float">
            <text:p>238,417</text:p>
          </table:table-cell>
          <table:table-cell office:value-type="float" office:value="191.842022" calcext:value-type="float">
            <text:p>191,842022</text:p>
          </table:table-cell>
          <table:table-cell table:number-columns-repeated="10"/>
        </table:table-row>
        <table:table-row table:style-name="ro1">
          <table:table-cell office:value-type="float" office:value="64.458" calcext:value-type="float">
            <text:p>64,458</text:p>
          </table:table-cell>
          <table:table-cell office:value-type="float" office:value="2.485831" calcext:value-type="float">
            <text:p>2,485831</text:p>
          </table:table-cell>
          <table:table-cell/>
          <table:table-cell office:value-type="float" office:value="238.964" calcext:value-type="float">
            <text:p>238,964</text:p>
          </table:table-cell>
          <table:table-cell office:value-type="float" office:value="191.772171" calcext:value-type="float">
            <text:p>191,772171</text:p>
          </table:table-cell>
          <table:table-cell table:number-columns-repeated="10"/>
        </table:table-row>
        <table:table-row table:style-name="ro1">
          <table:table-cell office:value-type="float" office:value="47.031" calcext:value-type="float">
            <text:p>47,031</text:p>
          </table:table-cell>
          <table:table-cell office:value-type="float" office:value="2.481358" calcext:value-type="float">
            <text:p>2,481358</text:p>
          </table:table-cell>
          <table:table-cell/>
          <table:table-cell office:value-type="float" office:value="242.233" calcext:value-type="float">
            <text:p>242,233</text:p>
          </table:table-cell>
          <table:table-cell office:value-type="float" office:value="191.749903" calcext:value-type="float">
            <text:p>191,749903</text:p>
          </table:table-cell>
          <table:table-cell table:number-columns-repeated="10"/>
        </table:table-row>
        <table:table-row table:style-name="ro1">
          <table:table-cell office:value-type="float" office:value="47.581" calcext:value-type="float">
            <text:p>47,581</text:p>
          </table:table-cell>
          <table:table-cell office:value-type="float" office:value="2.47366" calcext:value-type="float">
            <text:p>2,47366</text:p>
          </table:table-cell>
          <table:table-cell/>
          <table:table-cell office:value-type="float" office:value="238.629" calcext:value-type="float">
            <text:p>238,629</text:p>
          </table:table-cell>
          <table:table-cell office:value-type="float" office:value="191.713435" calcext:value-type="float">
            <text:p>191,713435</text:p>
          </table:table-cell>
          <table:table-cell table:number-columns-repeated="10"/>
        </table:table-row>
        <table:table-row table:style-name="ro1">
          <table:table-cell office:value-type="float" office:value="47.076" calcext:value-type="float">
            <text:p>47,076</text:p>
          </table:table-cell>
          <table:table-cell office:value-type="float" office:value="2.470225" calcext:value-type="float">
            <text:p>2,470225</text:p>
          </table:table-cell>
          <table:table-cell/>
          <table:table-cell office:value-type="float" office:value="238.261" calcext:value-type="float">
            <text:p>238,261</text:p>
          </table:table-cell>
          <table:table-cell office:value-type="float" office:value="191.670031" calcext:value-type="float">
            <text:p>191,670031</text:p>
          </table:table-cell>
          <table:table-cell table:number-columns-repeated="10"/>
        </table:table-row>
        <table:table-row table:style-name="ro1">
          <table:table-cell office:value-type="float" office:value="47.16" calcext:value-type="float">
            <text:p>47,16</text:p>
          </table:table-cell>
          <table:table-cell office:value-type="float" office:value="2.469079" calcext:value-type="float">
            <text:p>2,469079</text:p>
          </table:table-cell>
          <table:table-cell/>
          <table:table-cell office:value-type="float" office:value="240.182" calcext:value-type="float">
            <text:p>240,182</text:p>
          </table:table-cell>
          <table:table-cell office:value-type="float" office:value="191.64335" calcext:value-type="float">
            <text:p>191,64335</text:p>
          </table:table-cell>
          <table:table-cell table:number-columns-repeated="10"/>
        </table:table-row>
        <table:table-row table:style-name="ro1">
          <table:table-cell office:value-type="float" office:value="45.418" calcext:value-type="float">
            <text:p>45,418</text:p>
          </table:table-cell>
          <table:table-cell office:value-type="float" office:value="2.468874" calcext:value-type="float">
            <text:p>2,468874</text:p>
          </table:table-cell>
          <table:table-cell/>
          <table:table-cell office:value-type="float" office:value="238.515" calcext:value-type="float">
            <text:p>238,515</text:p>
          </table:table-cell>
          <table:table-cell office:value-type="float" office:value="191.587401" calcext:value-type="float">
            <text:p>191,587401</text:p>
          </table:table-cell>
          <table:table-cell table:number-columns-repeated="10"/>
        </table:table-row>
        <table:table-row table:style-name="ro1">
          <table:table-cell office:value-type="float" office:value="45.28" calcext:value-type="float">
            <text:p>45,28</text:p>
          </table:table-cell>
          <table:table-cell office:value-type="float" office:value="2.466831" calcext:value-type="float">
            <text:p>2,466831</text:p>
          </table:table-cell>
          <table:table-cell/>
          <table:table-cell office:value-type="float" office:value="237.703" calcext:value-type="float">
            <text:p>237,703</text:p>
          </table:table-cell>
          <table:table-cell office:value-type="float" office:value="191.472739" calcext:value-type="float">
            <text:p>191,472739</text:p>
          </table:table-cell>
          <table:table-cell table:number-columns-repeated="10"/>
        </table:table-row>
        <table:table-row table:style-name="ro1">
          <table:table-cell office:value-type="float" office:value="45.921" calcext:value-type="float">
            <text:p>45,921</text:p>
          </table:table-cell>
          <table:table-cell office:value-type="float" office:value="2.466496" calcext:value-type="float">
            <text:p>2,466496</text:p>
          </table:table-cell>
          <table:table-cell/>
          <table:table-cell office:value-type="float" office:value="254.782" calcext:value-type="float">
            <text:p>254,782</text:p>
          </table:table-cell>
          <table:table-cell office:value-type="float" office:value="191.449636" calcext:value-type="float">
            <text:p>191,449636</text:p>
          </table:table-cell>
          <table:table-cell table:number-columns-repeated="10"/>
        </table:table-row>
        <table:table-row table:style-name="ro1">
          <table:table-cell office:value-type="float" office:value="44.355" calcext:value-type="float">
            <text:p>44,355</text:p>
          </table:table-cell>
          <table:table-cell office:value-type="float" office:value="2.4638" calcext:value-type="float">
            <text:p>2,4638</text:p>
          </table:table-cell>
          <table:table-cell/>
          <table:table-cell office:value-type="float" office:value="237.161" calcext:value-type="float">
            <text:p>237,161</text:p>
          </table:table-cell>
          <table:table-cell office:value-type="float" office:value="191.277617" calcext:value-type="float">
            <text:p>191,277617</text:p>
          </table:table-cell>
          <table:table-cell table:number-columns-repeated="10"/>
        </table:table-row>
        <table:table-row table:style-name="ro1">
          <table:table-cell office:value-type="float" office:value="47.225" calcext:value-type="float">
            <text:p>47,225</text:p>
          </table:table-cell>
          <table:table-cell office:value-type="float" office:value="2.461303" calcext:value-type="float">
            <text:p>2,461303</text:p>
          </table:table-cell>
          <table:table-cell/>
          <table:table-cell office:value-type="float" office:value="239.229" calcext:value-type="float">
            <text:p>239,229</text:p>
          </table:table-cell>
          <table:table-cell office:value-type="float" office:value="191.255038" calcext:value-type="float">
            <text:p>191,255038</text:p>
          </table:table-cell>
          <table:table-cell table:number-columns-repeated="10"/>
        </table:table-row>
        <table:table-row table:style-name="ro1">
          <table:table-cell office:value-type="float" office:value="54.584" calcext:value-type="float">
            <text:p>54,584</text:p>
          </table:table-cell>
          <table:table-cell office:value-type="float" office:value="2.460704" calcext:value-type="float">
            <text:p>2,460704</text:p>
          </table:table-cell>
          <table:table-cell/>
          <table:table-cell office:value-type="float" office:value="239.253" calcext:value-type="float">
            <text:p>239,253</text:p>
          </table:table-cell>
          <table:table-cell office:value-type="float" office:value="191.181031" calcext:value-type="float">
            <text:p>191,181031</text:p>
          </table:table-cell>
          <table:table-cell table:number-columns-repeated="10"/>
        </table:table-row>
        <table:table-row table:style-name="ro1">
          <table:table-cell office:value-type="float" office:value="45.013" calcext:value-type="float">
            <text:p>45,013</text:p>
          </table:table-cell>
          <table:table-cell office:value-type="float" office:value="2.459696" calcext:value-type="float">
            <text:p>2,459696</text:p>
          </table:table-cell>
          <table:table-cell/>
          <table:table-cell office:value-type="float" office:value="238.375" calcext:value-type="float">
            <text:p>238,375</text:p>
          </table:table-cell>
          <table:table-cell office:value-type="float" office:value="190.950482" calcext:value-type="float">
            <text:p>190,950482</text:p>
          </table:table-cell>
          <table:table-cell table:number-columns-repeated="10"/>
        </table:table-row>
        <table:table-row table:style-name="ro1">
          <table:table-cell office:value-type="float" office:value="45.866" calcext:value-type="float">
            <text:p>45,866</text:p>
          </table:table-cell>
          <table:table-cell office:value-type="float" office:value="2.454148" calcext:value-type="float">
            <text:p>2,454148</text:p>
          </table:table-cell>
          <table:table-cell/>
          <table:table-cell office:value-type="float" office:value="241.648" calcext:value-type="float">
            <text:p>241,648</text:p>
          </table:table-cell>
          <table:table-cell office:value-type="float" office:value="190.839034" calcext:value-type="float">
            <text:p>190,839034</text:p>
          </table:table-cell>
          <table:table-cell table:number-columns-repeated="10"/>
        </table:table-row>
        <table:table-row table:style-name="ro1">
          <table:table-cell office:value-type="float" office:value="47.967" calcext:value-type="float">
            <text:p>47,967</text:p>
          </table:table-cell>
          <table:table-cell office:value-type="float" office:value="2.449687" calcext:value-type="float">
            <text:p>2,449687</text:p>
          </table:table-cell>
          <table:table-cell/>
          <table:table-cell office:value-type="float" office:value="238.774" calcext:value-type="float">
            <text:p>238,774</text:p>
          </table:table-cell>
          <table:table-cell office:value-type="float" office:value="190.832374" calcext:value-type="float">
            <text:p>190,832374</text:p>
          </table:table-cell>
          <table:table-cell table:number-columns-repeated="10"/>
        </table:table-row>
        <table:table-row table:style-name="ro1">
          <table:table-cell office:value-type="float" office:value="47.446" calcext:value-type="float">
            <text:p>47,446</text:p>
          </table:table-cell>
          <table:table-cell office:value-type="float" office:value="2.449632" calcext:value-type="float">
            <text:p>2,449632</text:p>
          </table:table-cell>
          <table:table-cell/>
          <table:table-cell office:value-type="float" office:value="238.324" calcext:value-type="float">
            <text:p>238,324</text:p>
          </table:table-cell>
          <table:table-cell office:value-type="float" office:value="190.820342" calcext:value-type="float">
            <text:p>190,820342</text:p>
          </table:table-cell>
          <table:table-cell table:number-columns-repeated="10"/>
        </table:table-row>
        <table:table-row table:style-name="ro1">
          <table:table-cell office:value-type="float" office:value="45.229" calcext:value-type="float">
            <text:p>45,229</text:p>
          </table:table-cell>
          <table:table-cell office:value-type="float" office:value="2.446752" calcext:value-type="float">
            <text:p>2,446752</text:p>
          </table:table-cell>
          <table:table-cell/>
          <table:table-cell office:value-type="float" office:value="241.324" calcext:value-type="float">
            <text:p>241,324</text:p>
          </table:table-cell>
          <table:table-cell office:value-type="float" office:value="190.713605" calcext:value-type="float">
            <text:p>190,713605</text:p>
          </table:table-cell>
          <table:table-cell table:number-columns-repeated="10"/>
        </table:table-row>
        <table:table-row table:style-name="ro1">
          <table:table-cell office:value-type="float" office:value="46.344" calcext:value-type="float">
            <text:p>46,344</text:p>
          </table:table-cell>
          <table:table-cell office:value-type="float" office:value="2.446748" calcext:value-type="float">
            <text:p>2,446748</text:p>
          </table:table-cell>
          <table:table-cell/>
          <table:table-cell office:value-type="float" office:value="239.329" calcext:value-type="float">
            <text:p>239,329</text:p>
          </table:table-cell>
          <table:table-cell office:value-type="float" office:value="190.691652" calcext:value-type="float">
            <text:p>190,691652</text:p>
          </table:table-cell>
          <table:table-cell table:number-columns-repeated="10"/>
        </table:table-row>
        <table:table-row table:style-name="ro1">
          <table:table-cell office:value-type="float" office:value="47.873" calcext:value-type="float">
            <text:p>47,873</text:p>
          </table:table-cell>
          <table:table-cell office:value-type="float" office:value="2.446316" calcext:value-type="float">
            <text:p>2,446316</text:p>
          </table:table-cell>
          <table:table-cell/>
          <table:table-cell office:value-type="float" office:value="241.706" calcext:value-type="float">
            <text:p>241,706</text:p>
          </table:table-cell>
          <table:table-cell office:value-type="float" office:value="190.690421" calcext:value-type="float">
            <text:p>190,690421</text:p>
          </table:table-cell>
          <table:table-cell table:number-columns-repeated="10"/>
        </table:table-row>
        <table:table-row table:style-name="ro1">
          <table:table-cell office:value-type="float" office:value="47.556" calcext:value-type="float">
            <text:p>47,556</text:p>
          </table:table-cell>
          <table:table-cell office:value-type="float" office:value="2.445163" calcext:value-type="float">
            <text:p>2,445163</text:p>
          </table:table-cell>
          <table:table-cell/>
          <table:table-cell office:value-type="float" office:value="238.835" calcext:value-type="float">
            <text:p>238,835</text:p>
          </table:table-cell>
          <table:table-cell office:value-type="float" office:value="190.677199" calcext:value-type="float">
            <text:p>190,677199</text:p>
          </table:table-cell>
          <table:table-cell table:number-columns-repeated="10"/>
        </table:table-row>
        <table:table-row table:style-name="ro1">
          <table:table-cell office:value-type="float" office:value="49.2" calcext:value-type="float">
            <text:p>49,2</text:p>
          </table:table-cell>
          <table:table-cell office:value-type="float" office:value="2.444945" calcext:value-type="float">
            <text:p>2,444945</text:p>
          </table:table-cell>
          <table:table-cell/>
          <table:table-cell office:value-type="float" office:value="239.36" calcext:value-type="float">
            <text:p>239,36</text:p>
          </table:table-cell>
          <table:table-cell office:value-type="float" office:value="190.624071" calcext:value-type="float">
            <text:p>190,624071</text:p>
          </table:table-cell>
          <table:table-cell table:number-columns-repeated="10"/>
        </table:table-row>
        <table:table-row table:style-name="ro1">
          <table:table-cell office:value-type="float" office:value="47.312" calcext:value-type="float">
            <text:p>47,312</text:p>
          </table:table-cell>
          <table:table-cell office:value-type="float" office:value="2.442759" calcext:value-type="float">
            <text:p>2,442759</text:p>
          </table:table-cell>
          <table:table-cell/>
          <table:table-cell office:value-type="float" office:value="241.535" calcext:value-type="float">
            <text:p>241,535</text:p>
          </table:table-cell>
          <table:table-cell office:value-type="float" office:value="190.494618" calcext:value-type="float">
            <text:p>190,494618</text:p>
          </table:table-cell>
          <table:table-cell table:number-columns-repeated="10"/>
        </table:table-row>
        <table:table-row table:style-name="ro1">
          <table:table-cell office:value-type="float" office:value="45.984" calcext:value-type="float">
            <text:p>45,984</text:p>
          </table:table-cell>
          <table:table-cell office:value-type="float" office:value="2.441356" calcext:value-type="float">
            <text:p>2,441356</text:p>
          </table:table-cell>
          <table:table-cell/>
          <table:table-cell office:value-type="float" office:value="238.519" calcext:value-type="float">
            <text:p>238,519</text:p>
          </table:table-cell>
          <table:table-cell office:value-type="float" office:value="190.306239" calcext:value-type="float">
            <text:p>190,306239</text:p>
          </table:table-cell>
          <table:table-cell table:number-columns-repeated="10"/>
        </table:table-row>
        <table:table-row table:style-name="ro1">
          <table:table-cell office:value-type="float" office:value="44.498" calcext:value-type="float">
            <text:p>44,498</text:p>
          </table:table-cell>
          <table:table-cell office:value-type="float" office:value="2.439849" calcext:value-type="float">
            <text:p>2,439849</text:p>
          </table:table-cell>
          <table:table-cell/>
          <table:table-cell office:value-type="float" office:value="238.279" calcext:value-type="float">
            <text:p>238,279</text:p>
          </table:table-cell>
          <table:table-cell office:value-type="float" office:value="190.077018" calcext:value-type="float">
            <text:p>190,077018</text:p>
          </table:table-cell>
          <table:table-cell table:number-columns-repeated="10"/>
        </table:table-row>
        <table:table-row table:style-name="ro1">
          <table:table-cell office:value-type="float" office:value="46.956" calcext:value-type="float">
            <text:p>46,956</text:p>
          </table:table-cell>
          <table:table-cell office:value-type="float" office:value="2.439262" calcext:value-type="float">
            <text:p>2,439262</text:p>
          </table:table-cell>
          <table:table-cell/>
          <table:table-cell office:value-type="float" office:value="239.783" calcext:value-type="float">
            <text:p>239,783</text:p>
          </table:table-cell>
          <table:table-cell office:value-type="float" office:value="190.0307" calcext:value-type="float">
            <text:p>190,0307</text:p>
          </table:table-cell>
          <table:table-cell table:number-columns-repeated="10"/>
        </table:table-row>
        <table:table-row table:style-name="ro1">
          <table:table-cell office:value-type="float" office:value="47.318" calcext:value-type="float">
            <text:p>47,318</text:p>
          </table:table-cell>
          <table:table-cell office:value-type="float" office:value="2.437666" calcext:value-type="float">
            <text:p>2,437666</text:p>
          </table:table-cell>
          <table:table-cell/>
          <table:table-cell office:value-type="float" office:value="236.698" calcext:value-type="float">
            <text:p>236,698</text:p>
          </table:table-cell>
          <table:table-cell office:value-type="float" office:value="189.884422" calcext:value-type="float">
            <text:p>189,884422</text:p>
          </table:table-cell>
          <table:table-cell table:number-columns-repeated="10"/>
        </table:table-row>
        <table:table-row table:style-name="ro1">
          <table:table-cell office:value-type="float" office:value="46.159" calcext:value-type="float">
            <text:p>46,159</text:p>
          </table:table-cell>
          <table:table-cell office:value-type="float" office:value="2.436676" calcext:value-type="float">
            <text:p>2,436676</text:p>
          </table:table-cell>
          <table:table-cell/>
          <table:table-cell office:value-type="float" office:value="238.523" calcext:value-type="float">
            <text:p>238,523</text:p>
          </table:table-cell>
          <table:table-cell office:value-type="float" office:value="189.869794" calcext:value-type="float">
            <text:p>189,869794</text:p>
          </table:table-cell>
          <table:table-cell table:number-columns-repeated="10"/>
        </table:table-row>
        <table:table-row table:style-name="ro1">
          <table:table-cell office:value-type="float" office:value="54.17" calcext:value-type="float">
            <text:p>54,17</text:p>
          </table:table-cell>
          <table:table-cell office:value-type="float" office:value="2.435919" calcext:value-type="float">
            <text:p>2,435919</text:p>
          </table:table-cell>
          <table:table-cell/>
          <table:table-cell office:value-type="float" office:value="235.726" calcext:value-type="float">
            <text:p>235,726</text:p>
          </table:table-cell>
          <table:table-cell office:value-type="float" office:value="189.851961" calcext:value-type="float">
            <text:p>189,851961</text:p>
          </table:table-cell>
          <table:table-cell table:number-columns-repeated="10"/>
        </table:table-row>
        <table:table-row table:style-name="ro1">
          <table:table-cell office:value-type="float" office:value="45.208" calcext:value-type="float">
            <text:p>45,208</text:p>
          </table:table-cell>
          <table:table-cell office:value-type="float" office:value="2.433844" calcext:value-type="float">
            <text:p>2,433844</text:p>
          </table:table-cell>
          <table:table-cell/>
          <table:table-cell office:value-type="float" office:value="239.168" calcext:value-type="float">
            <text:p>239,168</text:p>
          </table:table-cell>
          <table:table-cell office:value-type="float" office:value="189.850851" calcext:value-type="float">
            <text:p>189,850851</text:p>
          </table:table-cell>
          <table:table-cell table:number-columns-repeated="10"/>
        </table:table-row>
        <table:table-row table:style-name="ro1">
          <table:table-cell office:value-type="float" office:value="43.632" calcext:value-type="float">
            <text:p>43,632</text:p>
          </table:table-cell>
          <table:table-cell office:value-type="float" office:value="2.433387" calcext:value-type="float">
            <text:p>2,433387</text:p>
          </table:table-cell>
          <table:table-cell/>
          <table:table-cell office:value-type="float" office:value="238.509" calcext:value-type="float">
            <text:p>238,509</text:p>
          </table:table-cell>
          <table:table-cell office:value-type="float" office:value="189.644995" calcext:value-type="float">
            <text:p>189,644995</text:p>
          </table:table-cell>
          <table:table-cell table:number-columns-repeated="10"/>
        </table:table-row>
        <table:table-row table:style-name="ro1">
          <table:table-cell office:value-type="float" office:value="43.313" calcext:value-type="float">
            <text:p>43,313</text:p>
          </table:table-cell>
          <table:table-cell office:value-type="float" office:value="2.430655" calcext:value-type="float">
            <text:p>2,430655</text:p>
          </table:table-cell>
          <table:table-cell/>
          <table:table-cell office:value-type="float" office:value="238.572" calcext:value-type="float">
            <text:p>238,572</text:p>
          </table:table-cell>
          <table:table-cell office:value-type="float" office:value="189.558502" calcext:value-type="float">
            <text:p>189,558502</text:p>
          </table:table-cell>
          <table:table-cell table:number-columns-repeated="10"/>
        </table:table-row>
        <table:table-row table:style-name="ro1">
          <table:table-cell office:value-type="float" office:value="44.118" calcext:value-type="float">
            <text:p>44,118</text:p>
          </table:table-cell>
          <table:table-cell office:value-type="float" office:value="2.42399" calcext:value-type="float">
            <text:p>2,42399</text:p>
          </table:table-cell>
          <table:table-cell/>
          <table:table-cell office:value-type="float" office:value="242.147" calcext:value-type="float">
            <text:p>242,147</text:p>
          </table:table-cell>
          <table:table-cell office:value-type="float" office:value="189.545371" calcext:value-type="float">
            <text:p>189,545371</text:p>
          </table:table-cell>
          <table:table-cell table:number-columns-repeated="10"/>
        </table:table-row>
        <table:table-row table:style-name="ro1">
          <table:table-cell office:value-type="float" office:value="45.268" calcext:value-type="float">
            <text:p>45,268</text:p>
          </table:table-cell>
          <table:table-cell office:value-type="float" office:value="2.423683" calcext:value-type="float">
            <text:p>2,423683</text:p>
          </table:table-cell>
          <table:table-cell/>
          <table:table-cell office:value-type="float" office:value="237.531" calcext:value-type="float">
            <text:p>237,531</text:p>
          </table:table-cell>
          <table:table-cell office:value-type="float" office:value="189.408814" calcext:value-type="float">
            <text:p>189,408814</text:p>
          </table:table-cell>
          <table:table-cell table:number-columns-repeated="10"/>
        </table:table-row>
        <table:table-row table:style-name="ro1">
          <table:table-cell office:value-type="float" office:value="51.407" calcext:value-type="float">
            <text:p>51,407</text:p>
          </table:table-cell>
          <table:table-cell office:value-type="float" office:value="2.423602" calcext:value-type="float">
            <text:p>2,423602</text:p>
          </table:table-cell>
          <table:table-cell/>
          <table:table-cell office:value-type="float" office:value="238.159" calcext:value-type="float">
            <text:p>238,159</text:p>
          </table:table-cell>
          <table:table-cell office:value-type="float" office:value="189.386079" calcext:value-type="float">
            <text:p>189,386079</text:p>
          </table:table-cell>
          <table:table-cell table:number-columns-repeated="10"/>
        </table:table-row>
        <table:table-row table:style-name="ro1">
          <table:table-cell office:value-type="float" office:value="45.644" calcext:value-type="float">
            <text:p>45,644</text:p>
          </table:table-cell>
          <table:table-cell office:value-type="float" office:value="2.422356" calcext:value-type="float">
            <text:p>2,422356</text:p>
          </table:table-cell>
          <table:table-cell/>
          <table:table-cell office:value-type="float" office:value="239.533" calcext:value-type="float">
            <text:p>239,533</text:p>
          </table:table-cell>
          <table:table-cell office:value-type="float" office:value="189.323169" calcext:value-type="float">
            <text:p>189,323169</text:p>
          </table:table-cell>
          <table:table-cell table:number-columns-repeated="10"/>
        </table:table-row>
        <table:table-row table:style-name="ro1">
          <table:table-cell office:value-type="float" office:value="52.809" calcext:value-type="float">
            <text:p>52,809</text:p>
          </table:table-cell>
          <table:table-cell office:value-type="float" office:value="2.420721" calcext:value-type="float">
            <text:p>2,420721</text:p>
          </table:table-cell>
          <table:table-cell/>
          <table:table-cell office:value-type="float" office:value="238.144" calcext:value-type="float">
            <text:p>238,144</text:p>
          </table:table-cell>
          <table:table-cell office:value-type="float" office:value="189.079854" calcext:value-type="float">
            <text:p>189,079854</text:p>
          </table:table-cell>
          <table:table-cell table:number-columns-repeated="10"/>
        </table:table-row>
        <table:table-row table:style-name="ro1">
          <table:table-cell office:value-type="float" office:value="44.782" calcext:value-type="float">
            <text:p>44,782</text:p>
          </table:table-cell>
          <table:table-cell office:value-type="float" office:value="2.420272" calcext:value-type="float">
            <text:p>2,420272</text:p>
          </table:table-cell>
          <table:table-cell/>
          <table:table-cell office:value-type="float" office:value="239.791" calcext:value-type="float">
            <text:p>239,791</text:p>
          </table:table-cell>
          <table:table-cell office:value-type="float" office:value="189.054905" calcext:value-type="float">
            <text:p>189,054905</text:p>
          </table:table-cell>
          <table:table-cell table:number-columns-repeated="10"/>
        </table:table-row>
        <table:table-row table:style-name="ro1">
          <table:table-cell office:value-type="float" office:value="49.103" calcext:value-type="float">
            <text:p>49,103</text:p>
          </table:table-cell>
          <table:table-cell office:value-type="float" office:value="2.418889" calcext:value-type="float">
            <text:p>2,418889</text:p>
          </table:table-cell>
          <table:table-cell/>
          <table:table-cell office:value-type="float" office:value="239.329" calcext:value-type="float">
            <text:p>239,329</text:p>
          </table:table-cell>
          <table:table-cell office:value-type="float" office:value="188.866408" calcext:value-type="float">
            <text:p>188,866408</text:p>
          </table:table-cell>
          <table:table-cell table:number-columns-repeated="10"/>
        </table:table-row>
        <table:table-row table:style-name="ro1">
          <table:table-cell office:value-type="float" office:value="44.661" calcext:value-type="float">
            <text:p>44,661</text:p>
          </table:table-cell>
          <table:table-cell office:value-type="float" office:value="2.418065" calcext:value-type="float">
            <text:p>2,418065</text:p>
          </table:table-cell>
          <table:table-cell/>
          <table:table-cell office:value-type="float" office:value="237.348" calcext:value-type="float">
            <text:p>237,348</text:p>
          </table:table-cell>
          <table:table-cell office:value-type="float" office:value="188.855969" calcext:value-type="float">
            <text:p>188,855969</text:p>
          </table:table-cell>
          <table:table-cell table:number-columns-repeated="10"/>
        </table:table-row>
        <table:table-row table:style-name="ro1">
          <table:table-cell office:value-type="float" office:value="47.784" calcext:value-type="float">
            <text:p>47,784</text:p>
          </table:table-cell>
          <table:table-cell office:value-type="float" office:value="2.415639" calcext:value-type="float">
            <text:p>2,415639</text:p>
          </table:table-cell>
          <table:table-cell/>
          <table:table-cell office:value-type="float" office:value="236.988" calcext:value-type="float">
            <text:p>236,988</text:p>
          </table:table-cell>
          <table:table-cell office:value-type="float" office:value="188.728326" calcext:value-type="float">
            <text:p>188,728326</text:p>
          </table:table-cell>
          <table:table-cell table:number-columns-repeated="10"/>
        </table:table-row>
        <table:table-row table:style-name="ro1">
          <table:table-cell office:value-type="float" office:value="49.035" calcext:value-type="float">
            <text:p>49,035</text:p>
          </table:table-cell>
          <table:table-cell office:value-type="float" office:value="2.415328" calcext:value-type="float">
            <text:p>2,415328</text:p>
          </table:table-cell>
          <table:table-cell/>
          <table:table-cell office:value-type="float" office:value="234.828" calcext:value-type="float">
            <text:p>234,828</text:p>
          </table:table-cell>
          <table:table-cell office:value-type="float" office:value="188.534365" calcext:value-type="float">
            <text:p>188,534365</text:p>
          </table:table-cell>
          <table:table-cell table:number-columns-repeated="10"/>
        </table:table-row>
        <table:table-row table:style-name="ro1">
          <table:table-cell office:value-type="float" office:value="44.984" calcext:value-type="float">
            <text:p>44,984</text:p>
          </table:table-cell>
          <table:table-cell office:value-type="float" office:value="2.415148" calcext:value-type="float">
            <text:p>2,415148</text:p>
          </table:table-cell>
          <table:table-cell/>
          <table:table-cell office:value-type="float" office:value="237.295" calcext:value-type="float">
            <text:p>237,295</text:p>
          </table:table-cell>
          <table:table-cell office:value-type="float" office:value="188.399858" calcext:value-type="float">
            <text:p>188,399858</text:p>
          </table:table-cell>
          <table:table-cell table:number-columns-repeated="10"/>
        </table:table-row>
        <table:table-row table:style-name="ro1">
          <table:table-cell office:value-type="float" office:value="45.856" calcext:value-type="float">
            <text:p>45,856</text:p>
          </table:table-cell>
          <table:table-cell office:value-type="float" office:value="2.406554" calcext:value-type="float">
            <text:p>2,406554</text:p>
          </table:table-cell>
          <table:table-cell/>
          <table:table-cell office:value-type="float" office:value="239.932" calcext:value-type="float">
            <text:p>239,932</text:p>
          </table:table-cell>
          <table:table-cell office:value-type="float" office:value="188.326304" calcext:value-type="float">
            <text:p>188,326304</text:p>
          </table:table-cell>
          <table:table-cell table:number-columns-repeated="10"/>
        </table:table-row>
        <table:table-row table:style-name="ro1">
          <table:table-cell office:value-type="float" office:value="48.955" calcext:value-type="float">
            <text:p>48,955</text:p>
          </table:table-cell>
          <table:table-cell office:value-type="float" office:value="2.406221" calcext:value-type="float">
            <text:p>2,406221</text:p>
          </table:table-cell>
          <table:table-cell/>
          <table:table-cell office:value-type="float" office:value="238.039" calcext:value-type="float">
            <text:p>238,039</text:p>
          </table:table-cell>
          <table:table-cell office:value-type="float" office:value="188.127371" calcext:value-type="float">
            <text:p>188,127371</text:p>
          </table:table-cell>
          <table:table-cell table:number-columns-repeated="10"/>
        </table:table-row>
        <table:table-row table:style-name="ro1">
          <table:table-cell office:value-type="float" office:value="50.533" calcext:value-type="float">
            <text:p>50,533</text:p>
          </table:table-cell>
          <table:table-cell office:value-type="float" office:value="2.405585" calcext:value-type="float">
            <text:p>2,405585</text:p>
          </table:table-cell>
          <table:table-cell/>
          <table:table-cell office:value-type="float" office:value="238.237" calcext:value-type="float">
            <text:p>238,237</text:p>
          </table:table-cell>
          <table:table-cell office:value-type="float" office:value="187.460979" calcext:value-type="float">
            <text:p>187,460979</text:p>
          </table:table-cell>
          <table:table-cell table:number-columns-repeated="10"/>
        </table:table-row>
        <table:table-row table:style-name="ro1">
          <table:table-cell office:value-type="float" office:value="45.659" calcext:value-type="float">
            <text:p>45,659</text:p>
          </table:table-cell>
          <table:table-cell office:value-type="float" office:value="2.404839" calcext:value-type="float">
            <text:p>2,404839</text:p>
          </table:table-cell>
          <table:table-cell/>
          <table:table-cell office:value-type="float" office:value="235.31" calcext:value-type="float">
            <text:p>235,31</text:p>
          </table:table-cell>
          <table:table-cell office:value-type="float" office:value="187.200729" calcext:value-type="float">
            <text:p>187,200729</text:p>
          </table:table-cell>
          <table:table-cell table:number-columns-repeated="10"/>
        </table:table-row>
        <table:table-row table:style-name="ro1">
          <table:table-cell office:value-type="float" office:value="49.053" calcext:value-type="float">
            <text:p>49,053</text:p>
          </table:table-cell>
          <table:table-cell office:value-type="float" office:value="2.402706" calcext:value-type="float">
            <text:p>2,402706</text:p>
          </table:table-cell>
          <table:table-cell/>
          <table:table-cell office:value-type="float" office:value="260.424" calcext:value-type="float">
            <text:p>260,424</text:p>
          </table:table-cell>
          <table:table-cell office:value-type="float" office:value="187.097435" calcext:value-type="float">
            <text:p>187,097435</text:p>
          </table:table-cell>
          <table:table-cell table:number-columns-repeated="10"/>
        </table:table-row>
        <table:table-row table:style-name="ro1">
          <table:table-cell office:value-type="float" office:value="49.659" calcext:value-type="float">
            <text:p>49,659</text:p>
          </table:table-cell>
          <table:table-cell office:value-type="float" office:value="2.402531" calcext:value-type="float">
            <text:p>2,402531</text:p>
          </table:table-cell>
          <table:table-cell/>
          <table:table-cell office:value-type="float" office:value="241.066" calcext:value-type="float">
            <text:p>241,066</text:p>
          </table:table-cell>
          <table:table-cell office:value-type="float" office:value="187.043634" calcext:value-type="float">
            <text:p>187,043634</text:p>
          </table:table-cell>
          <table:table-cell table:number-columns-repeated="10"/>
        </table:table-row>
        <table:table-row table:style-name="ro1">
          <table:table-cell office:value-type="float" office:value="44.957" calcext:value-type="float">
            <text:p>44,957</text:p>
          </table:table-cell>
          <table:table-cell office:value-type="float" office:value="2.402104" calcext:value-type="float">
            <text:p>2,402104</text:p>
          </table:table-cell>
          <table:table-cell/>
          <table:table-cell office:value-type="float" office:value="242.006" calcext:value-type="float">
            <text:p>242,006</text:p>
          </table:table-cell>
          <table:table-cell office:value-type="float" office:value="185.563741" calcext:value-type="float">
            <text:p>185,563741</text:p>
          </table:table-cell>
          <table:table-cell table:number-columns-repeated="10"/>
        </table:table-row>
        <table:table-row table:style-name="ro1">
          <table:table-cell office:value-type="float" office:value="45.028" calcext:value-type="float">
            <text:p>45,028</text:p>
          </table:table-cell>
          <table:table-cell office:value-type="float" office:value="2.402074" calcext:value-type="float">
            <text:p>2,402074</text:p>
          </table:table-cell>
          <table:table-cell/>
          <table:table-cell office:value-type="float" office:value="239.993" calcext:value-type="float">
            <text:p>239,993</text:p>
          </table:table-cell>
          <table:table-cell office:value-type="float" office:value="185.289208" calcext:value-type="float">
            <text:p>185,289208</text:p>
          </table:table-cell>
          <table:table-cell table:number-columns-repeated="10"/>
        </table:table-row>
        <table:table-row table:style-name="ro1">
          <table:table-cell office:value-type="float" office:value="58.986" calcext:value-type="float">
            <text:p>58,986</text:p>
          </table:table-cell>
          <table:table-cell office:value-type="float" office:value="2.40128" calcext:value-type="float">
            <text:p>2,40128</text:p>
          </table:table-cell>
          <table:table-cell/>
          <table:table-cell office:value-type="float" office:value="240.656" calcext:value-type="float">
            <text:p>240,656</text:p>
          </table:table-cell>
          <table:table-cell office:value-type="float" office:value="184.836808" calcext:value-type="float">
            <text:p>184,836808</text:p>
          </table:table-cell>
          <table:table-cell table:number-columns-repeated="10"/>
        </table:table-row>
        <table:table-row table:style-name="ro1">
          <table:table-cell office:value-type="float" office:value="45.722" calcext:value-type="float">
            <text:p>45,722</text:p>
          </table:table-cell>
          <table:table-cell office:value-type="float" office:value="2.399073" calcext:value-type="float">
            <text:p>2,399073</text:p>
          </table:table-cell>
          <table:table-cell/>
          <table:table-cell office:value-type="float" office:value="261.568" calcext:value-type="float">
            <text:p>261,568</text:p>
          </table:table-cell>
          <table:table-cell office:value-type="float" office:value="183.456408" calcext:value-type="float">
            <text:p>183,456408</text:p>
          </table:table-cell>
          <table:table-cell table:number-columns-repeated="10"/>
        </table:table-row>
        <table:table-row table:style-name="ro1">
          <table:table-cell office:value-type="float" office:value="51.57" calcext:value-type="float">
            <text:p>51,57</text:p>
          </table:table-cell>
          <table:table-cell office:value-type="float" office:value="2.398864" calcext:value-type="float">
            <text:p>2,398864</text:p>
          </table:table-cell>
          <table:table-cell/>
          <table:table-cell office:value-type="float" office:value="243.053" calcext:value-type="float">
            <text:p>243,053</text:p>
          </table:table-cell>
          <table:table-cell office:value-type="float" office:value="182.842535" calcext:value-type="float">
            <text:p>182,842535</text:p>
          </table:table-cell>
          <table:table-cell table:number-columns-repeated="10"/>
        </table:table-row>
        <table:table-row table:style-name="ro1">
          <table:table-cell office:value-type="float" office:value="64.893" calcext:value-type="float">
            <text:p>64,893</text:p>
          </table:table-cell>
          <table:table-cell office:value-type="float" office:value="2.398813" calcext:value-type="float">
            <text:p>2,398813</text:p>
          </table:table-cell>
          <table:table-cell/>
          <table:table-cell office:value-type="float" office:value="239.243" calcext:value-type="float">
            <text:p>239,243</text:p>
          </table:table-cell>
          <table:table-cell office:value-type="float" office:value="182.375985" calcext:value-type="float">
            <text:p>182,375985</text:p>
          </table:table-cell>
          <table:table-cell table:number-columns-repeated="10"/>
        </table:table-row>
        <table:table-row table:style-name="ro1">
          <table:table-cell office:value-type="float" office:value="48.261" calcext:value-type="float">
            <text:p>48,261</text:p>
          </table:table-cell>
          <table:table-cell office:value-type="float" office:value="2.395785" calcext:value-type="float">
            <text:p>2,395785</text:p>
          </table:table-cell>
          <table:table-cell/>
          <table:table-cell office:value-type="float" office:value="235.773" calcext:value-type="float">
            <text:p>235,773</text:p>
          </table:table-cell>
          <table:table-cell office:value-type="float" office:value="182.148438" calcext:value-type="float">
            <text:p>182,148438</text:p>
          </table:table-cell>
          <table:table-cell table:number-columns-repeated="10"/>
        </table:table-row>
        <table:table-row table:style-name="ro1">
          <table:table-cell office:value-type="float" office:value="44.532" calcext:value-type="float">
            <text:p>44,532</text:p>
          </table:table-cell>
          <table:table-cell office:value-type="float" office:value="2.395668" calcext:value-type="float">
            <text:p>2,395668</text:p>
          </table:table-cell>
          <table:table-cell/>
          <table:table-cell office:value-type="float" office:value="233.839" calcext:value-type="float">
            <text:p>233,839</text:p>
          </table:table-cell>
          <table:table-cell office:value-type="float" office:value="181.322083" calcext:value-type="float">
            <text:p>181,322083</text:p>
          </table:table-cell>
          <table:table-cell table:number-columns-repeated="10"/>
        </table:table-row>
        <table:table-row table:style-name="ro1">
          <table:table-cell office:value-type="float" office:value="50.227" calcext:value-type="float">
            <text:p>50,227</text:p>
          </table:table-cell>
          <table:table-cell office:value-type="float" office:value="2.394666" calcext:value-type="float">
            <text:p>2,394666</text:p>
          </table:table-cell>
          <table:table-cell/>
          <table:table-cell office:value-type="float" office:value="241.484" calcext:value-type="float">
            <text:p>241,484</text:p>
          </table:table-cell>
          <table:table-cell office:value-type="float" office:value="180.343464" calcext:value-type="float">
            <text:p>180,343464</text:p>
          </table:table-cell>
          <table:table-cell table:number-columns-repeated="10"/>
        </table:table-row>
        <table:table-row table:style-name="ro1">
          <table:table-cell office:value-type="float" office:value="50.293" calcext:value-type="float">
            <text:p>50,293</text:p>
          </table:table-cell>
          <table:table-cell office:value-type="float" office:value="2.391358" calcext:value-type="float">
            <text:p>2,391358</text:p>
          </table:table-cell>
          <table:table-cell/>
          <table:table-cell office:value-type="float" office:value="262.737" calcext:value-type="float">
            <text:p>262,737</text:p>
          </table:table-cell>
          <table:table-cell office:value-type="float" office:value="176.769589" calcext:value-type="float">
            <text:p>176,769589</text:p>
          </table:table-cell>
          <table:table-cell table:number-columns-repeated="10"/>
        </table:table-row>
        <table:table-row table:style-name="ro1">
          <table:table-cell office:value-type="float" office:value="46.7" calcext:value-type="float">
            <text:p>46,7</text:p>
          </table:table-cell>
          <table:table-cell office:value-type="float" office:value="2.386623" calcext:value-type="float">
            <text:p>2,386623</text:p>
          </table:table-cell>
          <table:table-cell/>
          <table:table-cell office:value-type="float" office:value="223.526" calcext:value-type="float">
            <text:p>223,526</text:p>
          </table:table-cell>
          <table:table-cell office:value-type="float" office:value="175.767071" calcext:value-type="float">
            <text:p>175,767071</text:p>
          </table:table-cell>
          <table:table-cell table:number-columns-repeated="10"/>
        </table:table-row>
        <table:table-row table:style-name="ro1">
          <table:table-cell office:value-type="float" office:value="46.702" calcext:value-type="float">
            <text:p>46,702</text:p>
          </table:table-cell>
          <table:table-cell office:value-type="float" office:value="2.382872" calcext:value-type="float">
            <text:p>2,382872</text:p>
          </table:table-cell>
          <table:table-cell/>
          <table:table-cell office:value-type="float" office:value="223.05" calcext:value-type="float">
            <text:p>223,05</text:p>
          </table:table-cell>
          <table:table-cell office:value-type="float" office:value="175.032164" calcext:value-type="float">
            <text:p>175,032164</text:p>
          </table:table-cell>
          <table:table-cell table:number-columns-repeated="10"/>
        </table:table-row>
        <table:table-row table:style-name="ro1">
          <table:table-cell office:value-type="float" office:value="50.563" calcext:value-type="float">
            <text:p>50,563</text:p>
          </table:table-cell>
          <table:table-cell office:value-type="float" office:value="2.382813" calcext:value-type="float">
            <text:p>2,382813</text:p>
          </table:table-cell>
          <table:table-cell/>
          <table:table-cell office:value-type="float" office:value="222.189" calcext:value-type="float">
            <text:p>222,189</text:p>
          </table:table-cell>
          <table:table-cell office:value-type="float" office:value="175.013431" calcext:value-type="float">
            <text:p>175,013431</text:p>
          </table:table-cell>
          <table:table-cell table:number-columns-repeated="10"/>
        </table:table-row>
        <table:table-row table:style-name="ro1">
          <table:table-cell office:value-type="float" office:value="45.515" calcext:value-type="float">
            <text:p>45,515</text:p>
          </table:table-cell>
          <table:table-cell office:value-type="float" office:value="2.382207" calcext:value-type="float">
            <text:p>2,382207</text:p>
          </table:table-cell>
          <table:table-cell/>
          <table:table-cell office:value-type="float" office:value="221.716" calcext:value-type="float">
            <text:p>221,716</text:p>
          </table:table-cell>
          <table:table-cell office:value-type="float" office:value="174.88801" calcext:value-type="float">
            <text:p>174,88801</text:p>
          </table:table-cell>
          <table:table-cell table:number-columns-repeated="10"/>
        </table:table-row>
        <table:table-row table:style-name="ro1">
          <table:table-cell office:value-type="float" office:value="46.039" calcext:value-type="float">
            <text:p>46,039</text:p>
          </table:table-cell>
          <table:table-cell office:value-type="float" office:value="2.381564" calcext:value-type="float">
            <text:p>2,381564</text:p>
          </table:table-cell>
          <table:table-cell/>
          <table:table-cell office:value-type="float" office:value="220.669" calcext:value-type="float">
            <text:p>220,669</text:p>
          </table:table-cell>
          <table:table-cell office:value-type="float" office:value="174.705457" calcext:value-type="float">
            <text:p>174,705457</text:p>
          </table:table-cell>
          <table:table-cell table:number-columns-repeated="10"/>
        </table:table-row>
        <table:table-row table:style-name="ro1">
          <table:table-cell office:value-type="float" office:value="46.482" calcext:value-type="float">
            <text:p>46,482</text:p>
          </table:table-cell>
          <table:table-cell office:value-type="float" office:value="2.381181" calcext:value-type="float">
            <text:p>2,381181</text:p>
          </table:table-cell>
          <table:table-cell/>
          <table:table-cell office:value-type="float" office:value="221.838" calcext:value-type="float">
            <text:p>221,838</text:p>
          </table:table-cell>
          <table:table-cell office:value-type="float" office:value="174.179038" calcext:value-type="float">
            <text:p>174,179038</text:p>
          </table:table-cell>
          <table:table-cell table:number-columns-repeated="10"/>
        </table:table-row>
        <table:table-row table:style-name="ro1">
          <table:table-cell office:value-type="float" office:value="50.414" calcext:value-type="float">
            <text:p>50,414</text:p>
          </table:table-cell>
          <table:table-cell office:value-type="float" office:value="2.379931" calcext:value-type="float">
            <text:p>2,379931</text:p>
          </table:table-cell>
          <table:table-cell/>
          <table:table-cell office:value-type="float" office:value="219.581" calcext:value-type="float">
            <text:p>219,581</text:p>
          </table:table-cell>
          <table:table-cell office:value-type="float" office:value="174.128033" calcext:value-type="float">
            <text:p>174,128033</text:p>
          </table:table-cell>
          <table:table-cell table:number-columns-repeated="10"/>
        </table:table-row>
        <table:table-row table:style-name="ro1">
          <table:table-cell office:value-type="float" office:value="48.045" calcext:value-type="float">
            <text:p>48,045</text:p>
          </table:table-cell>
          <table:table-cell office:value-type="float" office:value="2.378537" calcext:value-type="float">
            <text:p>2,378537</text:p>
          </table:table-cell>
          <table:table-cell/>
          <table:table-cell office:value-type="float" office:value="222.293" calcext:value-type="float">
            <text:p>222,293</text:p>
          </table:table-cell>
          <table:table-cell office:value-type="float" office:value="173.71214" calcext:value-type="float">
            <text:p>173,71214</text:p>
          </table:table-cell>
          <table:table-cell table:number-columns-repeated="10"/>
        </table:table-row>
        <table:table-row table:style-name="ro1">
          <table:table-cell office:value-type="float" office:value="46.077" calcext:value-type="float">
            <text:p>46,077</text:p>
          </table:table-cell>
          <table:table-cell office:value-type="float" office:value="2.374995" calcext:value-type="float">
            <text:p>2,374995</text:p>
          </table:table-cell>
          <table:table-cell/>
          <table:table-cell office:value-type="float" office:value="220.028" calcext:value-type="float">
            <text:p>220,028</text:p>
          </table:table-cell>
          <table:table-cell office:value-type="float" office:value="173.673187" calcext:value-type="float">
            <text:p>173,673187</text:p>
          </table:table-cell>
          <table:table-cell table:number-columns-repeated="10"/>
        </table:table-row>
        <table:table-row table:style-name="ro1">
          <table:table-cell office:value-type="float" office:value="44.015" calcext:value-type="float">
            <text:p>44,015</text:p>
          </table:table-cell>
          <table:table-cell office:value-type="float" office:value="2.372978" calcext:value-type="float">
            <text:p>2,372978</text:p>
          </table:table-cell>
          <table:table-cell/>
          <table:table-cell office:value-type="float" office:value="224.548" calcext:value-type="float">
            <text:p>224,548</text:p>
          </table:table-cell>
          <table:table-cell office:value-type="float" office:value="173.665034" calcext:value-type="float">
            <text:p>173,665034</text:p>
          </table:table-cell>
          <table:table-cell table:number-columns-repeated="10"/>
        </table:table-row>
        <table:table-row table:style-name="ro1">
          <table:table-cell office:value-type="float" office:value="47.935" calcext:value-type="float">
            <text:p>47,935</text:p>
          </table:table-cell>
          <table:table-cell office:value-type="float" office:value="2.370549" calcext:value-type="float">
            <text:p>2,370549</text:p>
          </table:table-cell>
          <table:table-cell/>
          <table:table-cell office:value-type="float" office:value="222.482" calcext:value-type="float">
            <text:p>222,482</text:p>
          </table:table-cell>
          <table:table-cell office:value-type="float" office:value="173.071698" calcext:value-type="float">
            <text:p>173,071698</text:p>
          </table:table-cell>
          <table:table-cell table:number-columns-repeated="10"/>
        </table:table-row>
        <table:table-row table:style-name="ro1">
          <table:table-cell office:value-type="float" office:value="48.512" calcext:value-type="float">
            <text:p>48,512</text:p>
          </table:table-cell>
          <table:table-cell office:value-type="float" office:value="2.370342" calcext:value-type="float">
            <text:p>2,370342</text:p>
          </table:table-cell>
          <table:table-cell/>
          <table:table-cell office:value-type="float" office:value="218.945" calcext:value-type="float">
            <text:p>218,945</text:p>
          </table:table-cell>
          <table:table-cell office:value-type="float" office:value="172.700309" calcext:value-type="float">
            <text:p>172,700309</text:p>
          </table:table-cell>
          <table:table-cell table:number-columns-repeated="10"/>
        </table:table-row>
        <table:table-row table:style-name="ro1">
          <table:table-cell office:value-type="float" office:value="50.135" calcext:value-type="float">
            <text:p>50,135</text:p>
          </table:table-cell>
          <table:table-cell office:value-type="float" office:value="2.369982" calcext:value-type="float">
            <text:p>2,369982</text:p>
          </table:table-cell>
          <table:table-cell/>
          <table:table-cell office:value-type="float" office:value="223.381" calcext:value-type="float">
            <text:p>223,381</text:p>
          </table:table-cell>
          <table:table-cell office:value-type="float" office:value="172.571591" calcext:value-type="float">
            <text:p>172,571591</text:p>
          </table:table-cell>
          <table:table-cell table:number-columns-repeated="10"/>
        </table:table-row>
        <table:table-row table:style-name="ro1">
          <table:table-cell office:value-type="float" office:value="49.243" calcext:value-type="float">
            <text:p>49,243</text:p>
          </table:table-cell>
          <table:table-cell office:value-type="float" office:value="2.368975" calcext:value-type="float">
            <text:p>2,368975</text:p>
          </table:table-cell>
          <table:table-cell/>
          <table:table-cell office:value-type="float" office:value="219.904" calcext:value-type="float">
            <text:p>219,904</text:p>
          </table:table-cell>
          <table:table-cell office:value-type="float" office:value="172.513729" calcext:value-type="float">
            <text:p>172,513729</text:p>
          </table:table-cell>
          <table:table-cell table:number-columns-repeated="10"/>
        </table:table-row>
        <table:table-row table:style-name="ro1">
          <table:table-cell office:value-type="float" office:value="46.438" calcext:value-type="float">
            <text:p>46,438</text:p>
          </table:table-cell>
          <table:table-cell office:value-type="float" office:value="2.367924" calcext:value-type="float">
            <text:p>2,367924</text:p>
          </table:table-cell>
          <table:table-cell/>
          <table:table-cell office:value-type="float" office:value="220.554" calcext:value-type="float">
            <text:p>220,554</text:p>
          </table:table-cell>
          <table:table-cell office:value-type="float" office:value="172.37682" calcext:value-type="float">
            <text:p>172,37682</text:p>
          </table:table-cell>
          <table:table-cell table:number-columns-repeated="10"/>
        </table:table-row>
        <table:table-row table:style-name="ro1">
          <table:table-cell office:value-type="float" office:value="50.092" calcext:value-type="float">
            <text:p>50,092</text:p>
          </table:table-cell>
          <table:table-cell office:value-type="float" office:value="2.367366" calcext:value-type="float">
            <text:p>2,367366</text:p>
          </table:table-cell>
          <table:table-cell/>
          <table:table-cell office:value-type="float" office:value="218.191" calcext:value-type="float">
            <text:p>218,191</text:p>
          </table:table-cell>
          <table:table-cell office:value-type="float" office:value="172.282753" calcext:value-type="float">
            <text:p>172,282753</text:p>
          </table:table-cell>
          <table:table-cell table:number-columns-repeated="10"/>
        </table:table-row>
        <table:table-row table:style-name="ro1">
          <table:table-cell office:value-type="float" office:value="44.696" calcext:value-type="float">
            <text:p>44,696</text:p>
          </table:table-cell>
          <table:table-cell office:value-type="float" office:value="2.366906" calcext:value-type="float">
            <text:p>2,366906</text:p>
          </table:table-cell>
          <table:table-cell/>
          <table:table-cell office:value-type="float" office:value="221.177" calcext:value-type="float">
            <text:p>221,177</text:p>
          </table:table-cell>
          <table:table-cell office:value-type="float" office:value="172.092632" calcext:value-type="float">
            <text:p>172,092632</text:p>
          </table:table-cell>
          <table:table-cell table:number-columns-repeated="10"/>
        </table:table-row>
        <table:table-row table:style-name="ro1">
          <table:table-cell office:value-type="float" office:value="43.63" calcext:value-type="float">
            <text:p>43,63</text:p>
          </table:table-cell>
          <table:table-cell office:value-type="float" office:value="2.365824" calcext:value-type="float">
            <text:p>2,365824</text:p>
          </table:table-cell>
          <table:table-cell/>
          <table:table-cell office:value-type="float" office:value="218.024" calcext:value-type="float">
            <text:p>218,024</text:p>
          </table:table-cell>
          <table:table-cell office:value-type="float" office:value="172.035099" calcext:value-type="float">
            <text:p>172,035099</text:p>
          </table:table-cell>
          <table:table-cell table:number-columns-repeated="10"/>
        </table:table-row>
        <table:table-row table:style-name="ro1">
          <table:table-cell office:value-type="float" office:value="48.526" calcext:value-type="float">
            <text:p>48,526</text:p>
          </table:table-cell>
          <table:table-cell office:value-type="float" office:value="2.365641" calcext:value-type="float">
            <text:p>2,365641</text:p>
          </table:table-cell>
          <table:table-cell/>
          <table:table-cell office:value-type="float" office:value="220.607" calcext:value-type="float">
            <text:p>220,607</text:p>
          </table:table-cell>
          <table:table-cell office:value-type="float" office:value="171.970085" calcext:value-type="float">
            <text:p>171,970085</text:p>
          </table:table-cell>
          <table:table-cell table:number-columns-repeated="10"/>
        </table:table-row>
        <table:table-row table:style-name="ro1">
          <table:table-cell office:value-type="float" office:value="53.06" calcext:value-type="float">
            <text:p>53,06</text:p>
          </table:table-cell>
          <table:table-cell office:value-type="float" office:value="2.36545" calcext:value-type="float">
            <text:p>2,36545</text:p>
          </table:table-cell>
          <table:table-cell/>
          <table:table-cell office:value-type="float" office:value="218.827" calcext:value-type="float">
            <text:p>218,827</text:p>
          </table:table-cell>
          <table:table-cell office:value-type="float" office:value="171.75961" calcext:value-type="float">
            <text:p>171,75961</text:p>
          </table:table-cell>
          <table:table-cell table:number-columns-repeated="10"/>
        </table:table-row>
        <table:table-row table:style-name="ro1">
          <table:table-cell office:value-type="float" office:value="48.418" calcext:value-type="float">
            <text:p>48,418</text:p>
          </table:table-cell>
          <table:table-cell office:value-type="float" office:value="2.365134" calcext:value-type="float">
            <text:p>2,365134</text:p>
          </table:table-cell>
          <table:table-cell/>
          <table:table-cell office:value-type="float" office:value="222.155" calcext:value-type="float">
            <text:p>222,155</text:p>
          </table:table-cell>
          <table:table-cell office:value-type="float" office:value="171.748379" calcext:value-type="float">
            <text:p>171,748379</text:p>
          </table:table-cell>
          <table:table-cell table:number-columns-repeated="10"/>
        </table:table-row>
        <table:table-row table:style-name="ro1">
          <table:table-cell office:value-type="float" office:value="49.091" calcext:value-type="float">
            <text:p>49,091</text:p>
          </table:table-cell>
          <table:table-cell office:value-type="float" office:value="2.364109" calcext:value-type="float">
            <text:p>2,364109</text:p>
          </table:table-cell>
          <table:table-cell/>
          <table:table-cell office:value-type="float" office:value="219.099" calcext:value-type="float">
            <text:p>219,099</text:p>
          </table:table-cell>
          <table:table-cell office:value-type="float" office:value="171.695865" calcext:value-type="float">
            <text:p>171,695865</text:p>
          </table:table-cell>
          <table:table-cell table:number-columns-repeated="10"/>
        </table:table-row>
        <table:table-row table:style-name="ro1">
          <table:table-cell office:value-type="float" office:value="45.834" calcext:value-type="float">
            <text:p>45,834</text:p>
          </table:table-cell>
          <table:table-cell office:value-type="float" office:value="2.362273" calcext:value-type="float">
            <text:p>2,362273</text:p>
          </table:table-cell>
          <table:table-cell/>
          <table:table-cell office:value-type="float" office:value="223.726" calcext:value-type="float">
            <text:p>223,726</text:p>
          </table:table-cell>
          <table:table-cell office:value-type="float" office:value="171.579378" calcext:value-type="float">
            <text:p>171,579378</text:p>
          </table:table-cell>
          <table:table-cell table:number-columns-repeated="10"/>
        </table:table-row>
        <table:table-row table:style-name="ro1">
          <table:table-cell office:value-type="float" office:value="45.169" calcext:value-type="float">
            <text:p>45,169</text:p>
          </table:table-cell>
          <table:table-cell office:value-type="float" office:value="2.361922" calcext:value-type="float">
            <text:p>2,361922</text:p>
          </table:table-cell>
          <table:table-cell/>
          <table:table-cell office:value-type="float" office:value="223.494" calcext:value-type="float">
            <text:p>223,494</text:p>
          </table:table-cell>
          <table:table-cell office:value-type="float" office:value="171.532968" calcext:value-type="float">
            <text:p>171,532968</text:p>
          </table:table-cell>
          <table:table-cell table:number-columns-repeated="10"/>
        </table:table-row>
        <table:table-row table:style-name="ro1">
          <table:table-cell office:value-type="float" office:value="44.565" calcext:value-type="float">
            <text:p>44,565</text:p>
          </table:table-cell>
          <table:table-cell office:value-type="float" office:value="2.361893" calcext:value-type="float">
            <text:p>2,361893</text:p>
          </table:table-cell>
          <table:table-cell/>
          <table:table-cell office:value-type="float" office:value="219.717" calcext:value-type="float">
            <text:p>219,717</text:p>
          </table:table-cell>
          <table:table-cell office:value-type="float" office:value="171.168439" calcext:value-type="float">
            <text:p>171,168439</text:p>
          </table:table-cell>
          <table:table-cell table:number-columns-repeated="10"/>
        </table:table-row>
        <table:table-row table:style-name="ro1">
          <table:table-cell office:value-type="float" office:value="48.263" calcext:value-type="float">
            <text:p>48,263</text:p>
          </table:table-cell>
          <table:table-cell office:value-type="float" office:value="2.359881" calcext:value-type="float">
            <text:p>2,359881</text:p>
          </table:table-cell>
          <table:table-cell/>
          <table:table-cell office:value-type="float" office:value="218.685" calcext:value-type="float">
            <text:p>218,685</text:p>
          </table:table-cell>
          <table:table-cell office:value-type="float" office:value="171.091061" calcext:value-type="float">
            <text:p>171,091061</text:p>
          </table:table-cell>
          <table:table-cell table:number-columns-repeated="10"/>
        </table:table-row>
        <table:table-row table:style-name="ro1">
          <table:table-cell office:value-type="float" office:value="45.709" calcext:value-type="float">
            <text:p>45,709</text:p>
          </table:table-cell>
          <table:table-cell office:value-type="float" office:value="2.358362" calcext:value-type="float">
            <text:p>2,358362</text:p>
          </table:table-cell>
          <table:table-cell/>
          <table:table-cell office:value-type="float" office:value="216.903" calcext:value-type="float">
            <text:p>216,903</text:p>
          </table:table-cell>
          <table:table-cell office:value-type="float" office:value="171.03268" calcext:value-type="float">
            <text:p>171,03268</text:p>
          </table:table-cell>
          <table:table-cell table:number-columns-repeated="10"/>
        </table:table-row>
        <table:table-row table:style-name="ro1">
          <table:table-cell office:value-type="float" office:value="45.822" calcext:value-type="float">
            <text:p>45,822</text:p>
          </table:table-cell>
          <table:table-cell office:value-type="float" office:value="2.357359" calcext:value-type="float">
            <text:p>2,357359</text:p>
          </table:table-cell>
          <table:table-cell/>
          <table:table-cell office:value-type="float" office:value="217.554" calcext:value-type="float">
            <text:p>217,554</text:p>
          </table:table-cell>
          <table:table-cell office:value-type="float" office:value="170.819261" calcext:value-type="float">
            <text:p>170,819261</text:p>
          </table:table-cell>
          <table:table-cell table:number-columns-repeated="10"/>
        </table:table-row>
        <table:table-row table:style-name="ro1">
          <table:table-cell office:value-type="float" office:value="51.761" calcext:value-type="float">
            <text:p>51,761</text:p>
          </table:table-cell>
          <table:table-cell office:value-type="float" office:value="2.356097" calcext:value-type="float">
            <text:p>2,356097</text:p>
          </table:table-cell>
          <table:table-cell/>
          <table:table-cell office:value-type="float" office:value="217.939" calcext:value-type="float">
            <text:p>217,939</text:p>
          </table:table-cell>
          <table:table-cell office:value-type="float" office:value="170.608963" calcext:value-type="float">
            <text:p>170,608963</text:p>
          </table:table-cell>
          <table:table-cell table:number-columns-repeated="10"/>
        </table:table-row>
        <table:table-row table:style-name="ro1">
          <table:table-cell office:value-type="float" office:value="54.617" calcext:value-type="float">
            <text:p>54,617</text:p>
          </table:table-cell>
          <table:table-cell office:value-type="float" office:value="2.35281" calcext:value-type="float">
            <text:p>2,35281</text:p>
          </table:table-cell>
          <table:table-cell/>
          <table:table-cell office:value-type="float" office:value="219.398" calcext:value-type="float">
            <text:p>219,398</text:p>
          </table:table-cell>
          <table:table-cell office:value-type="float" office:value="170.298418" calcext:value-type="float">
            <text:p>170,298418</text:p>
          </table:table-cell>
          <table:table-cell table:number-columns-repeated="10"/>
        </table:table-row>
        <table:table-row table:style-name="ro1">
          <table:table-cell office:value-type="float" office:value="53.442" calcext:value-type="float">
            <text:p>53,442</text:p>
          </table:table-cell>
          <table:table-cell office:value-type="float" office:value="2.352443" calcext:value-type="float">
            <text:p>2,352443</text:p>
          </table:table-cell>
          <table:table-cell/>
          <table:table-cell office:value-type="float" office:value="221.471" calcext:value-type="float">
            <text:p>221,471</text:p>
          </table:table-cell>
          <table:table-cell office:value-type="float" office:value="170.015856" calcext:value-type="float">
            <text:p>170,015856</text:p>
          </table:table-cell>
          <table:table-cell table:number-columns-repeated="10"/>
        </table:table-row>
        <table:table-row table:style-name="ro1">
          <table:table-cell office:value-type="float" office:value="47.365" calcext:value-type="float">
            <text:p>47,365</text:p>
          </table:table-cell>
          <table:table-cell office:value-type="float" office:value="2.352379" calcext:value-type="float">
            <text:p>2,352379</text:p>
          </table:table-cell>
          <table:table-cell/>
          <table:table-cell office:value-type="float" office:value="215.603" calcext:value-type="float">
            <text:p>215,603</text:p>
          </table:table-cell>
          <table:table-cell office:value-type="float" office:value="169.541127" calcext:value-type="float">
            <text:p>169,541127</text:p>
          </table:table-cell>
          <table:table-cell table:number-columns-repeated="10"/>
        </table:table-row>
        <table:table-row table:style-name="ro1">
          <table:table-cell office:value-type="float" office:value="46.271" calcext:value-type="float">
            <text:p>46,271</text:p>
          </table:table-cell>
          <table:table-cell office:value-type="float" office:value="2.349275" calcext:value-type="float">
            <text:p>2,349275</text:p>
          </table:table-cell>
          <table:table-cell/>
          <table:table-cell office:value-type="float" office:value="226.615" calcext:value-type="float">
            <text:p>226,615</text:p>
          </table:table-cell>
          <table:table-cell office:value-type="float" office:value="169.382303" calcext:value-type="float">
            <text:p>169,382303</text:p>
          </table:table-cell>
          <table:table-cell table:number-columns-repeated="10"/>
        </table:table-row>
        <table:table-row table:style-name="ro1">
          <table:table-cell office:value-type="float" office:value="49.154" calcext:value-type="float">
            <text:p>49,154</text:p>
          </table:table-cell>
          <table:table-cell office:value-type="float" office:value="2.349104" calcext:value-type="float">
            <text:p>2,349104</text:p>
          </table:table-cell>
          <table:table-cell/>
          <table:table-cell office:value-type="float" office:value="215.357" calcext:value-type="float">
            <text:p>215,357</text:p>
          </table:table-cell>
          <table:table-cell office:value-type="float" office:value="169.179985" calcext:value-type="float">
            <text:p>169,179985</text:p>
          </table:table-cell>
          <table:table-cell table:number-columns-repeated="10"/>
        </table:table-row>
        <table:table-row table:style-name="ro1">
          <table:table-cell office:value-type="float" office:value="43.849" calcext:value-type="float">
            <text:p>43,849</text:p>
          </table:table-cell>
          <table:table-cell office:value-type="float" office:value="2.342444" calcext:value-type="float">
            <text:p>2,342444</text:p>
          </table:table-cell>
          <table:table-cell/>
          <table:table-cell office:value-type="float" office:value="222.321" calcext:value-type="float">
            <text:p>222,321</text:p>
          </table:table-cell>
          <table:table-cell office:value-type="float" office:value="168.870619" calcext:value-type="float">
            <text:p>168,870619</text:p>
          </table:table-cell>
          <table:table-cell table:number-columns-repeated="10"/>
        </table:table-row>
        <table:table-row table:style-name="ro1">
          <table:table-cell office:value-type="float" office:value="47.247" calcext:value-type="float">
            <text:p>47,247</text:p>
          </table:table-cell>
          <table:table-cell office:value-type="float" office:value="2.338269" calcext:value-type="float">
            <text:p>2,338269</text:p>
          </table:table-cell>
          <table:table-cell/>
          <table:table-cell office:value-type="float" office:value="215.056" calcext:value-type="float">
            <text:p>215,056</text:p>
          </table:table-cell>
          <table:table-cell office:value-type="float" office:value="166.410829" calcext:value-type="float">
            <text:p>166,410829</text:p>
          </table:table-cell>
          <table:table-cell table:number-columns-repeated="10"/>
        </table:table-row>
        <table:table-row table:style-name="ro1">
          <table:table-cell office:value-type="float" office:value="46.127" calcext:value-type="float">
            <text:p>46,127</text:p>
          </table:table-cell>
          <table:table-cell office:value-type="float" office:value="2.336945" calcext:value-type="float">
            <text:p>2,336945</text:p>
          </table:table-cell>
          <table:table-cell/>
          <table:table-cell office:value-type="float" office:value="214.459" calcext:value-type="float">
            <text:p>214,459</text:p>
          </table:table-cell>
          <table:table-cell office:value-type="float" office:value="165.886039" calcext:value-type="float">
            <text:p>165,886039</text:p>
          </table:table-cell>
          <table:table-cell table:number-columns-repeated="10"/>
        </table:table-row>
        <table:table-row table:style-name="ro1">
          <table:table-cell office:value-type="float" office:value="45.671" calcext:value-type="float">
            <text:p>45,671</text:p>
          </table:table-cell>
          <table:table-cell office:value-type="float" office:value="2.335779" calcext:value-type="float">
            <text:p>2,335779</text:p>
          </table:table-cell>
          <table:table-cell/>
          <table:table-cell office:value-type="float" office:value="215.693" calcext:value-type="float">
            <text:p>215,693</text:p>
          </table:table-cell>
          <table:table-cell office:value-type="float" office:value="165.796793" calcext:value-type="float">
            <text:p>165,796793</text:p>
          </table:table-cell>
          <table:table-cell table:number-columns-repeated="10"/>
        </table:table-row>
        <table:table-row table:style-name="ro1">
          <table:table-cell office:value-type="float" office:value="47.634" calcext:value-type="float">
            <text:p>47,634</text:p>
          </table:table-cell>
          <table:table-cell office:value-type="float" office:value="2.33506" calcext:value-type="float">
            <text:p>2,33506</text:p>
          </table:table-cell>
          <table:table-cell/>
          <table:table-cell office:value-type="float" office:value="220.899" calcext:value-type="float">
            <text:p>220,899</text:p>
          </table:table-cell>
          <table:table-cell office:value-type="float" office:value="165.540434" calcext:value-type="float">
            <text:p>165,540434</text:p>
          </table:table-cell>
          <table:table-cell table:number-columns-repeated="10"/>
        </table:table-row>
        <table:table-row table:style-name="ro1">
          <table:table-cell office:value-type="float" office:value="46.642" calcext:value-type="float">
            <text:p>46,642</text:p>
          </table:table-cell>
          <table:table-cell office:value-type="float" office:value="2.333384" calcext:value-type="float">
            <text:p>2,333384</text:p>
          </table:table-cell>
          <table:table-cell/>
          <table:table-cell office:value-type="float" office:value="215.079" calcext:value-type="float">
            <text:p>215,079</text:p>
          </table:table-cell>
          <table:table-cell office:value-type="float" office:value="165.475481" calcext:value-type="float">
            <text:p>165,475481</text:p>
          </table:table-cell>
          <table:table-cell table:number-columns-repeated="10"/>
        </table:table-row>
        <table:table-row table:style-name="ro1">
          <table:table-cell office:value-type="float" office:value="43.949" calcext:value-type="float">
            <text:p>43,949</text:p>
          </table:table-cell>
          <table:table-cell office:value-type="float" office:value="2.332383" calcext:value-type="float">
            <text:p>2,332383</text:p>
          </table:table-cell>
          <table:table-cell/>
          <table:table-cell office:value-type="float" office:value="218.562" calcext:value-type="float">
            <text:p>218,562</text:p>
          </table:table-cell>
          <table:table-cell office:value-type="float" office:value="165.211865" calcext:value-type="float">
            <text:p>165,211865</text:p>
          </table:table-cell>
          <table:table-cell table:number-columns-repeated="10"/>
        </table:table-row>
        <table:table-row table:style-name="ro1">
          <table:table-cell office:value-type="float" office:value="48.565" calcext:value-type="float">
            <text:p>48,565</text:p>
          </table:table-cell>
          <table:table-cell office:value-type="float" office:value="2.330582" calcext:value-type="float">
            <text:p>2,330582</text:p>
          </table:table-cell>
          <table:table-cell/>
          <table:table-cell office:value-type="float" office:value="218.538" calcext:value-type="float">
            <text:p>218,538</text:p>
          </table:table-cell>
          <table:table-cell office:value-type="float" office:value="165.046428" calcext:value-type="float">
            <text:p>165,046428</text:p>
          </table:table-cell>
          <table:table-cell table:number-columns-repeated="10"/>
        </table:table-row>
        <table:table-row table:style-name="ro1">
          <table:table-cell office:value-type="float" office:value="44.308" calcext:value-type="float">
            <text:p>44,308</text:p>
          </table:table-cell>
          <table:table-cell office:value-type="float" office:value="2.32884" calcext:value-type="float">
            <text:p>2,32884</text:p>
          </table:table-cell>
          <table:table-cell/>
          <table:table-cell office:value-type="float" office:value="224.43" calcext:value-type="float">
            <text:p>224,43</text:p>
          </table:table-cell>
          <table:table-cell office:value-type="float" office:value="165.042708" calcext:value-type="float">
            <text:p>165,042708</text:p>
          </table:table-cell>
          <table:table-cell table:number-columns-repeated="10"/>
        </table:table-row>
        <table:table-row table:style-name="ro1">
          <table:table-cell office:value-type="float" office:value="44.157" calcext:value-type="float">
            <text:p>44,157</text:p>
          </table:table-cell>
          <table:table-cell office:value-type="float" office:value="2.320623" calcext:value-type="float">
            <text:p>2,320623</text:p>
          </table:table-cell>
          <table:table-cell/>
          <table:table-cell office:value-type="float" office:value="203.034" calcext:value-type="float">
            <text:p>203,034</text:p>
          </table:table-cell>
          <table:table-cell office:value-type="float" office:value="157.327609" calcext:value-type="float">
            <text:p>157,327609</text:p>
          </table:table-cell>
          <table:table-cell table:number-columns-repeated="10"/>
        </table:table-row>
        <table:table-row table:style-name="ro1">
          <table:table-cell office:value-type="float" office:value="47.942" calcext:value-type="float">
            <text:p>47,942</text:p>
          </table:table-cell>
          <table:table-cell office:value-type="float" office:value="2.319679" calcext:value-type="float">
            <text:p>2,319679</text:p>
          </table:table-cell>
          <table:table-cell/>
          <table:table-cell office:value-type="float" office:value="204.007" calcext:value-type="float">
            <text:p>204,007</text:p>
          </table:table-cell>
          <table:table-cell office:value-type="float" office:value="154.575619" calcext:value-type="float">
            <text:p>154,575619</text:p>
          </table:table-cell>
          <table:table-cell table:number-columns-repeated="10"/>
        </table:table-row>
        <table:table-row table:style-name="ro1">
          <table:table-cell office:value-type="float" office:value="51.119" calcext:value-type="float">
            <text:p>51,119</text:p>
          </table:table-cell>
          <table:table-cell office:value-type="float" office:value="2.319592" calcext:value-type="float">
            <text:p>2,319592</text:p>
          </table:table-cell>
          <table:table-cell/>
          <table:table-cell office:value-type="float" office:value="204.188" calcext:value-type="float">
            <text:p>204,188</text:p>
          </table:table-cell>
          <table:table-cell office:value-type="float" office:value="154.280954" calcext:value-type="float">
            <text:p>154,280954</text:p>
          </table:table-cell>
          <table:table-cell table:number-columns-repeated="10"/>
        </table:table-row>
        <table:table-row table:style-name="ro1">
          <table:table-cell office:value-type="float" office:value="44.608" calcext:value-type="float">
            <text:p>44,608</text:p>
          </table:table-cell>
          <table:table-cell office:value-type="float" office:value="2.318313" calcext:value-type="float">
            <text:p>2,318313</text:p>
          </table:table-cell>
          <table:table-cell/>
          <table:table-cell office:value-type="float" office:value="202.133" calcext:value-type="float">
            <text:p>202,133</text:p>
          </table:table-cell>
          <table:table-cell office:value-type="float" office:value="154.244383" calcext:value-type="float">
            <text:p>154,244383</text:p>
          </table:table-cell>
          <table:table-cell table:number-columns-repeated="10"/>
        </table:table-row>
        <table:table-row table:style-name="ro1">
          <table:table-cell office:value-type="float" office:value="47.962" calcext:value-type="float">
            <text:p>47,962</text:p>
          </table:table-cell>
          <table:table-cell office:value-type="float" office:value="2.316745" calcext:value-type="float">
            <text:p>2,316745</text:p>
          </table:table-cell>
          <table:table-cell/>
          <table:table-cell office:value-type="float" office:value="201.809" calcext:value-type="float">
            <text:p>201,809</text:p>
          </table:table-cell>
          <table:table-cell office:value-type="float" office:value="153.854862" calcext:value-type="float">
            <text:p>153,854862</text:p>
          </table:table-cell>
          <table:table-cell table:number-columns-repeated="10"/>
        </table:table-row>
        <table:table-row table:style-name="ro1">
          <table:table-cell office:value-type="float" office:value="43.496" calcext:value-type="float">
            <text:p>43,496</text:p>
          </table:table-cell>
          <table:table-cell office:value-type="float" office:value="2.316316" calcext:value-type="float">
            <text:p>2,316316</text:p>
          </table:table-cell>
          <table:table-cell/>
          <table:table-cell office:value-type="float" office:value="202.509" calcext:value-type="float">
            <text:p>202,509</text:p>
          </table:table-cell>
          <table:table-cell office:value-type="float" office:value="153.803918" calcext:value-type="float">
            <text:p>153,803918</text:p>
          </table:table-cell>
          <table:table-cell table:number-columns-repeated="10"/>
        </table:table-row>
        <table:table-row table:style-name="ro1">
          <table:table-cell office:value-type="float" office:value="48.8" calcext:value-type="float">
            <text:p>48,8</text:p>
          </table:table-cell>
          <table:table-cell office:value-type="float" office:value="2.314817" calcext:value-type="float">
            <text:p>2,314817</text:p>
          </table:table-cell>
          <table:table-cell/>
          <table:table-cell office:value-type="float" office:value="218.705" calcext:value-type="float">
            <text:p>218,705</text:p>
          </table:table-cell>
          <table:table-cell office:value-type="float" office:value="153.578575" calcext:value-type="float">
            <text:p>153,578575</text:p>
          </table:table-cell>
          <table:table-cell table:number-columns-repeated="10"/>
        </table:table-row>
        <table:table-row table:style-name="ro1">
          <table:table-cell office:value-type="float" office:value="43.062" calcext:value-type="float">
            <text:p>43,062</text:p>
          </table:table-cell>
          <table:table-cell office:value-type="float" office:value="2.31288" calcext:value-type="float">
            <text:p>2,31288</text:p>
          </table:table-cell>
          <table:table-cell/>
          <table:table-cell office:value-type="float" office:value="200.878" calcext:value-type="float">
            <text:p>200,878</text:p>
          </table:table-cell>
          <table:table-cell office:value-type="float" office:value="153.558255" calcext:value-type="float">
            <text:p>153,558255</text:p>
          </table:table-cell>
          <table:table-cell table:number-columns-repeated="10"/>
        </table:table-row>
        <table:table-row table:style-name="ro1">
          <table:table-cell office:value-type="float" office:value="45.904" calcext:value-type="float">
            <text:p>45,904</text:p>
          </table:table-cell>
          <table:table-cell office:value-type="float" office:value="2.310476" calcext:value-type="float">
            <text:p>2,310476</text:p>
          </table:table-cell>
          <table:table-cell/>
          <table:table-cell office:value-type="float" office:value="201.46" calcext:value-type="float">
            <text:p>201,46</text:p>
          </table:table-cell>
          <table:table-cell office:value-type="float" office:value="153.248575" calcext:value-type="float">
            <text:p>153,248575</text:p>
          </table:table-cell>
          <table:table-cell table:number-columns-repeated="10"/>
        </table:table-row>
        <table:table-row table:style-name="ro1">
          <table:table-cell office:value-type="float" office:value="54.97" calcext:value-type="float">
            <text:p>54,97</text:p>
          </table:table-cell>
          <table:table-cell office:value-type="float" office:value="2.307939" calcext:value-type="float">
            <text:p>2,307939</text:p>
          </table:table-cell>
          <table:table-cell/>
          <table:table-cell office:value-type="float" office:value="196.039" calcext:value-type="float">
            <text:p>196,039</text:p>
          </table:table-cell>
          <table:table-cell office:value-type="float" office:value="149.753096" calcext:value-type="float">
            <text:p>149,753096</text:p>
          </table:table-cell>
          <table:table-cell table:number-columns-repeated="10"/>
        </table:table-row>
        <table:table-row table:style-name="ro1">
          <table:table-cell office:value-type="float" office:value="45.631" calcext:value-type="float">
            <text:p>45,631</text:p>
          </table:table-cell>
          <table:table-cell office:value-type="float" office:value="2.306349" calcext:value-type="float">
            <text:p>2,306349</text:p>
          </table:table-cell>
          <table:table-cell/>
          <table:table-cell office:value-type="float" office:value="198.392" calcext:value-type="float">
            <text:p>198,392</text:p>
          </table:table-cell>
          <table:table-cell office:value-type="float" office:value="149.674203" calcext:value-type="float">
            <text:p>149,674203</text:p>
          </table:table-cell>
          <table:table-cell table:number-columns-repeated="10"/>
        </table:table-row>
        <table:table-row table:style-name="ro1">
          <table:table-cell office:value-type="float" office:value="47.229" calcext:value-type="float">
            <text:p>47,229</text:p>
          </table:table-cell>
          <table:table-cell office:value-type="float" office:value="2.29955" calcext:value-type="float">
            <text:p>2,29955</text:p>
          </table:table-cell>
          <table:table-cell/>
          <table:table-cell office:value-type="float" office:value="199.84" calcext:value-type="float">
            <text:p>199,84</text:p>
          </table:table-cell>
          <table:table-cell office:value-type="float" office:value="149.504816" calcext:value-type="float">
            <text:p>149,504816</text:p>
          </table:table-cell>
          <table:table-cell table:number-columns-repeated="10"/>
        </table:table-row>
        <table:table-row table:style-name="ro1">
          <table:table-cell office:value-type="float" office:value="43.264" calcext:value-type="float">
            <text:p>43,264</text:p>
          </table:table-cell>
          <table:table-cell office:value-type="float" office:value="2.29556" calcext:value-type="float">
            <text:p>2,29556</text:p>
          </table:table-cell>
          <table:table-cell/>
          <table:table-cell office:value-type="float" office:value="203.893" calcext:value-type="float">
            <text:p>203,893</text:p>
          </table:table-cell>
          <table:table-cell office:value-type="float" office:value="149.426668" calcext:value-type="float">
            <text:p>149,426668</text:p>
          </table:table-cell>
          <table:table-cell table:number-columns-repeated="10"/>
        </table:table-row>
        <table:table-row table:style-name="ro1">
          <table:table-cell office:value-type="float" office:value="47.176" calcext:value-type="float">
            <text:p>47,176</text:p>
          </table:table-cell>
          <table:table-cell office:value-type="float" office:value="2.294506" calcext:value-type="float">
            <text:p>2,294506</text:p>
          </table:table-cell>
          <table:table-cell/>
          <table:table-cell office:value-type="float" office:value="200.194" calcext:value-type="float">
            <text:p>200,194</text:p>
          </table:table-cell>
          <table:table-cell office:value-type="float" office:value="149.392173" calcext:value-type="float">
            <text:p>149,392173</text:p>
          </table:table-cell>
          <table:table-cell table:number-columns-repeated="10"/>
        </table:table-row>
        <table:table-row table:style-name="ro1">
          <table:table-cell office:value-type="float" office:value="47.26" calcext:value-type="float">
            <text:p>47,26</text:p>
          </table:table-cell>
          <table:table-cell office:value-type="float" office:value="2.294452" calcext:value-type="float">
            <text:p>2,294452</text:p>
          </table:table-cell>
          <table:table-cell/>
          <table:table-cell office:value-type="float" office:value="217.949" calcext:value-type="float">
            <text:p>217,949</text:p>
          </table:table-cell>
          <table:table-cell office:value-type="float" office:value="133.313624" calcext:value-type="float">
            <text:p>133,313624</text:p>
          </table:table-cell>
          <table:table-cell table:number-columns-repeated="10"/>
        </table:table-row>
        <table:table-row table:style-name="ro1">
          <table:table-cell office:value-type="float" office:value="44.32" calcext:value-type="float">
            <text:p>44,32</text:p>
          </table:table-cell>
          <table:table-cell office:value-type="float" office:value="2.293409" calcext:value-type="float">
            <text:p>2,293409</text:p>
          </table:table-cell>
          <table:table-cell/>
          <table:table-cell office:value-type="float" office:value="180.946" calcext:value-type="float">
            <text:p>180,946</text:p>
          </table:table-cell>
          <table:table-cell office:value-type="float" office:value="133.266207" calcext:value-type="float">
            <text:p>133,266207</text:p>
          </table:table-cell>
          <table:table-cell table:number-columns-repeated="10"/>
        </table:table-row>
      </table:table>
      <table:table table:name="NODEJS-512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779.705" calcext:value-type="float">
            <text:p>779,705</text:p>
          </table:table-cell>
          <table:table-cell office:value-type="float" office:value="53.941336" calcext:value-type="float">
            <text:p>53,941336</text:p>
          </table:table-cell>
          <table:table-cell/>
          <table:table-cell office:value-type="float" office:value="344.212" calcext:value-type="float">
            <text:p>344,212</text:p>
          </table:table-cell>
          <table:table-cell office:value-type="float" office:value="140.44136" calcext:value-type="float">
            <text:p>140,44136</text:p>
          </table:table-cell>
          <table:table-cell/>
          <table:table-cell office:value-type="float" office:value="983.905" calcext:value-type="float">
            <text:p>983,905</text:p>
          </table:table-cell>
          <table:table-cell office:value-type="float" office:value="944.108247" calcext:value-type="float">
            <text:p>944,108247</text:p>
          </table:table-cell>
          <table:table-cell table:number-columns-repeated="5"/>
          <table:table-cell table:formula="of:=['NODEJS-512MB'.N7]-['NODEJS-512MB'.$L7]" office:value-type="float" office:value="0.0424438356164396" calcext:value-type="float">
            <text:p>0,0424438356</text:p>
          </table:table-cell>
          <table:table-cell table:formula="of:=['NODEJS-512MB'.O7]-['NODEJS-512MB'.$L7]" office:value-type="float" office:value="51.5515708356164" calcext:value-type="float">
            <text:p>51,5515708356</text:p>
          </table:table-cell>
        </table:table-row>
        <table:table-row table:style-name="ro1">
          <table:table-cell office:value-type="float" office:value="87.908" calcext:value-type="float">
            <text:p>87,908</text:p>
          </table:table-cell>
          <table:table-cell office:value-type="float" office:value="38.620796" calcext:value-type="float">
            <text:p>38,620796</text:p>
          </table:table-cell>
          <table:table-cell/>
          <table:table-cell office:value-type="float" office:value="139.123" calcext:value-type="float">
            <text:p>139,123</text:p>
          </table:table-cell>
          <table:table-cell office:value-type="float" office:value="97.306554" calcext:value-type="float">
            <text:p>97,306554</text:p>
          </table:table-cell>
          <table:table-cell/>
          <table:table-cell office:value-type="float" office:value="1571.366" calcext:value-type="float">
            <text:p>1571,366</text:p>
          </table:table-cell>
          <table:table-cell office:value-type="float" office:value="931.687165" calcext:value-type="float">
            <text:p>931,687165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71.014" calcext:value-type="float">
            <text:p>71,014</text:p>
          </table:table-cell>
          <table:table-cell office:value-type="float" office:value="22.289875" calcext:value-type="float">
            <text:p>22,289875</text:p>
          </table:table-cell>
          <table:table-cell/>
          <table:table-cell office:value-type="float" office:value="139.772" calcext:value-type="float">
            <text:p>139,772</text:p>
          </table:table-cell>
          <table:table-cell office:value-type="float" office:value="96.748086" calcext:value-type="float">
            <text:p>96,748086</text:p>
          </table:table-cell>
          <table:table-cell/>
          <table:table-cell office:value-type="float" office:value="960.439" calcext:value-type="float">
            <text:p>960,439</text:p>
          </table:table-cell>
          <table:table-cell office:value-type="float" office:value="919.895917" calcext:value-type="float">
            <text:p>919,89591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NODEJS-512MB'.$B$59:.$B$204])" office:value-type="float" office:value="2.38976516438356" calcext:value-type="float">
            <text:p>2,3897651644</text:p>
          </table:table-cell>
          <table:table-cell table:formula="of:=STDEV(['NODEJS-512MB'.$B$59:.$B$204])" office:value-type="float" office:value="0.146971934739093" calcext:value-type="float">
            <text:p>0,1469719347</text:p>
          </table:table-cell>
          <table:table-cell table:formula="of:=MIN(['NODEJS-512MB'.$B$5:.$B$104])" office:value-type="float" office:value="2.432209" calcext:value-type="float">
            <text:p>2,432209</text:p>
          </table:table-cell>
          <table:table-cell table:formula="of:=MAX(['NODEJS-512MB'.$B$5:.$B$104])" office:value-type="float" office:value="53.941336" calcext:value-type="float">
            <text:p>53,941336</text:p>
          </table:table-cell>
        </table:table-row>
        <table:table-row table:style-name="ro1">
          <table:table-cell office:value-type="float" office:value="70.802" calcext:value-type="float">
            <text:p>70,802</text:p>
          </table:table-cell>
          <table:table-cell office:value-type="float" office:value="21.99081" calcext:value-type="float">
            <text:p>21,99081</text:p>
          </table:table-cell>
          <table:table-cell/>
          <table:table-cell office:value-type="float" office:value="139.725" calcext:value-type="float">
            <text:p>139,725</text:p>
          </table:table-cell>
          <table:table-cell office:value-type="float" office:value="95.999815" calcext:value-type="float">
            <text:p>95,999815</text:p>
          </table:table-cell>
          <table:table-cell/>
          <table:table-cell office:value-type="float" office:value="960.132" calcext:value-type="float">
            <text:p>960,132</text:p>
          </table:table-cell>
          <table:table-cell office:value-type="float" office:value="919.453548" calcext:value-type="float">
            <text:p>919,45354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NODEJS-512MB'.$E$19:.$E$204])" office:value-type="float" office:value="66.5842562311828" calcext:value-type="float">
            <text:p>66,5842562312</text:p>
          </table:table-cell>
          <table:table-cell table:formula="of:=STDEV(['NODEJS-512MB'.$E$19:.$E$204])" office:value-type="float" office:value="9.9880947847298" calcext:value-type="float">
            <text:p>9,9880947847</text:p>
          </table:table-cell>
          <table:table-cell table:formula="of:=MIN(['NODEJS-512MB'.$E$5:.$E$104])" office:value-type="float" office:value="70.683163" calcext:value-type="float">
            <text:p>70,683163</text:p>
          </table:table-cell>
          <table:table-cell table:formula="of:=MAX(['NODEJS-512MB'.$E$5:.$E$104])" office:value-type="float" office:value="140.44136" calcext:value-type="float">
            <text:p>140,44136</text:p>
          </table:table-cell>
        </table:table-row>
        <table:table-row table:style-name="ro1">
          <table:table-cell office:value-type="float" office:value="71.104" calcext:value-type="float">
            <text:p>71,104</text:p>
          </table:table-cell>
          <table:table-cell office:value-type="float" office:value="21.390445" calcext:value-type="float">
            <text:p>21,390445</text:p>
          </table:table-cell>
          <table:table-cell/>
          <table:table-cell office:value-type="float" office:value="138.753" calcext:value-type="float">
            <text:p>138,753</text:p>
          </table:table-cell>
          <table:table-cell office:value-type="float" office:value="95.316957" calcext:value-type="float">
            <text:p>95,316957</text:p>
          </table:table-cell>
          <table:table-cell/>
          <table:table-cell office:value-type="float" office:value="962.765" calcext:value-type="float">
            <text:p>962,765</text:p>
          </table:table-cell>
          <table:table-cell office:value-type="float" office:value="919.17204" calcext:value-type="float">
            <text:p>919,17204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NODEJS-512MB'.$H$17:.$H$204])" office:value-type="float" office:value="876.042909260638" calcext:value-type="float">
            <text:p>876,0429092606</text:p>
          </table:table-cell>
          <table:table-cell table:formula="of:=STDEV(['NODEJS-512MB'.$H$17:.$H$204])" office:value-type="float" office:value="14.1686429314768" calcext:value-type="float">
            <text:p>14,1686429315</text:p>
          </table:table-cell>
          <table:table-cell table:formula="of:=MIN(['NODEJS-512MB'.$H$5:.$H$104])" office:value-type="float" office:value="877.691024" calcext:value-type="float">
            <text:p>877,691024</text:p>
          </table:table-cell>
          <table:table-cell table:formula="of:=MAX(['NODEJS-512MB'.$H$5:.$H$104])" office:value-type="float" office:value="944.108247" calcext:value-type="float">
            <text:p>944,108247</text:p>
          </table:table-cell>
        </table:table-row>
        <table:table-row table:style-name="ro1">
          <table:table-cell office:value-type="float" office:value="69.316" calcext:value-type="float">
            <text:p>69,316</text:p>
          </table:table-cell>
          <table:table-cell office:value-type="float" office:value="21.252101" calcext:value-type="float">
            <text:p>21,252101</text:p>
          </table:table-cell>
          <table:table-cell/>
          <table:table-cell office:value-type="float" office:value="136.998" calcext:value-type="float">
            <text:p>136,998</text:p>
          </table:table-cell>
          <table:table-cell office:value-type="float" office:value="95.272511" calcext:value-type="float">
            <text:p>95,272511</text:p>
          </table:table-cell>
          <table:table-cell/>
          <table:table-cell office:value-type="float" office:value="961.767" calcext:value-type="float">
            <text:p>961,767</text:p>
          </table:table-cell>
          <table:table-cell office:value-type="float" office:value="919.132077" calcext:value-type="float">
            <text:p>919,132077</text:p>
          </table:table-cell>
          <table:table-cell table:number-columns-repeated="7"/>
        </table:table-row>
        <table:table-row table:style-name="ro1">
          <table:table-cell office:value-type="float" office:value="70.286" calcext:value-type="float">
            <text:p>70,286</text:p>
          </table:table-cell>
          <table:table-cell office:value-type="float" office:value="21.214901" calcext:value-type="float">
            <text:p>21,214901</text:p>
          </table:table-cell>
          <table:table-cell/>
          <table:table-cell office:value-type="float" office:value="140.38" calcext:value-type="float">
            <text:p>140,38</text:p>
          </table:table-cell>
          <table:table-cell office:value-type="float" office:value="93.95898" calcext:value-type="float">
            <text:p>93,95898</text:p>
          </table:table-cell>
          <table:table-cell/>
          <table:table-cell office:value-type="float" office:value="989.231" calcext:value-type="float">
            <text:p>989,231</text:p>
          </table:table-cell>
          <table:table-cell office:value-type="float" office:value="918.604132" calcext:value-type="float">
            <text:p>918,604132</text:p>
          </table:table-cell>
          <table:table-cell table:number-columns-repeated="7"/>
        </table:table-row>
        <table:table-row table:style-name="ro1">
          <table:table-cell office:value-type="float" office:value="70.551" calcext:value-type="float">
            <text:p>70,551</text:p>
          </table:table-cell>
          <table:table-cell office:value-type="float" office:value="20.543042" calcext:value-type="float">
            <text:p>20,543042</text:p>
          </table:table-cell>
          <table:table-cell/>
          <table:table-cell office:value-type="float" office:value="138.81" calcext:value-type="float">
            <text:p>138,81</text:p>
          </table:table-cell>
          <table:table-cell office:value-type="float" office:value="93.866539" calcext:value-type="float">
            <text:p>93,866539</text:p>
          </table:table-cell>
          <table:table-cell/>
          <table:table-cell office:value-type="float" office:value="955.571" calcext:value-type="float">
            <text:p>955,571</text:p>
          </table:table-cell>
          <table:table-cell office:value-type="float" office:value="914.415644" calcext:value-type="float">
            <text:p>914,415644</text:p>
          </table:table-cell>
          <table:table-cell table:number-columns-repeated="7"/>
        </table:table-row>
        <table:table-row table:style-name="ro1">
          <table:table-cell office:value-type="float" office:value="82.673" calcext:value-type="float">
            <text:p>82,673</text:p>
          </table:table-cell>
          <table:table-cell office:value-type="float" office:value="20.118924" calcext:value-type="float">
            <text:p>20,118924</text:p>
          </table:table-cell>
          <table:table-cell/>
          <table:table-cell office:value-type="float" office:value="137.914" calcext:value-type="float">
            <text:p>137,914</text:p>
          </table:table-cell>
          <table:table-cell office:value-type="float" office:value="92.892874" calcext:value-type="float">
            <text:p>92,892874</text:p>
          </table:table-cell>
          <table:table-cell/>
          <table:table-cell office:value-type="float" office:value="952.8" calcext:value-type="float">
            <text:p>952,8</text:p>
          </table:table-cell>
          <table:table-cell office:value-type="float" office:value="907.205007" calcext:value-type="float">
            <text:p>907,205007</text:p>
          </table:table-cell>
          <table:table-cell table:number-columns-repeated="7"/>
        </table:table-row>
        <table:table-row table:style-name="ro1">
          <table:table-cell office:value-type="float" office:value="68.396" calcext:value-type="float">
            <text:p>68,396</text:p>
          </table:table-cell>
          <table:table-cell office:value-type="float" office:value="19.587641" calcext:value-type="float">
            <text:p>19,587641</text:p>
          </table:table-cell>
          <table:table-cell/>
          <table:table-cell office:value-type="float" office:value="137.238" calcext:value-type="float">
            <text:p>137,238</text:p>
          </table:table-cell>
          <table:table-cell office:value-type="float" office:value="92.641448" calcext:value-type="float">
            <text:p>92,641448</text:p>
          </table:table-cell>
          <table:table-cell/>
          <table:table-cell office:value-type="float" office:value="960.441" calcext:value-type="float">
            <text:p>960,441</text:p>
          </table:table-cell>
          <table:table-cell office:value-type="float" office:value="901.942867" calcext:value-type="float">
            <text:p>901,942867</text:p>
          </table:table-cell>
          <table:table-cell table:number-columns-repeated="7"/>
        </table:table-row>
        <table:table-row table:style-name="ro1">
          <table:table-cell office:value-type="float" office:value="176.522" calcext:value-type="float">
            <text:p>176,522</text:p>
          </table:table-cell>
          <table:table-cell office:value-type="float" office:value="18.931797" calcext:value-type="float">
            <text:p>18,931797</text:p>
          </table:table-cell>
          <table:table-cell/>
          <table:table-cell office:value-type="float" office:value="137.124" calcext:value-type="float">
            <text:p>137,124</text:p>
          </table:table-cell>
          <table:table-cell office:value-type="float" office:value="91.553391" calcext:value-type="float">
            <text:p>91,553391</text:p>
          </table:table-cell>
          <table:table-cell/>
          <table:table-cell office:value-type="float" office:value="961.007" calcext:value-type="float">
            <text:p>961,007</text:p>
          </table:table-cell>
          <table:table-cell office:value-type="float" office:value="901.626114" calcext:value-type="float">
            <text:p>901,626114</text:p>
          </table:table-cell>
          <table:table-cell table:number-columns-repeated="7"/>
        </table:table-row>
        <table:table-row table:style-name="ro1">
          <table:table-cell office:value-type="float" office:value="71.271" calcext:value-type="float">
            <text:p>71,271</text:p>
          </table:table-cell>
          <table:table-cell office:value-type="float" office:value="18.547806" calcext:value-type="float">
            <text:p>18,547806</text:p>
          </table:table-cell>
          <table:table-cell/>
          <table:table-cell office:value-type="float" office:value="136.428" calcext:value-type="float">
            <text:p>136,428</text:p>
          </table:table-cell>
          <table:table-cell office:value-type="float" office:value="91.446104" calcext:value-type="float">
            <text:p>91,446104</text:p>
          </table:table-cell>
          <table:table-cell/>
          <table:table-cell office:value-type="float" office:value="944.509" calcext:value-type="float">
            <text:p>944,509</text:p>
          </table:table-cell>
          <table:table-cell office:value-type="float" office:value="901.511081" calcext:value-type="float">
            <text:p>901,511081</text:p>
          </table:table-cell>
          <table:table-cell table:number-columns-repeated="7"/>
        </table:table-row>
        <table:table-row table:style-name="ro1">
          <table:table-cell office:value-type="float" office:value="67.846" calcext:value-type="float">
            <text:p>67,846</text:p>
          </table:table-cell>
          <table:table-cell office:value-type="float" office:value="18.485155" calcext:value-type="float">
            <text:p>18,485155</text:p>
          </table:table-cell>
          <table:table-cell/>
          <table:table-cell office:value-type="float" office:value="135.775" calcext:value-type="float">
            <text:p>135,775</text:p>
          </table:table-cell>
          <table:table-cell office:value-type="float" office:value="89.354532" calcext:value-type="float">
            <text:p>89,354532</text:p>
          </table:table-cell>
          <table:table-cell/>
          <table:table-cell office:value-type="float" office:value="1181.109" calcext:value-type="float">
            <text:p>1181,109</text:p>
          </table:table-cell>
          <table:table-cell office:value-type="float" office:value="900.400495" calcext:value-type="float">
            <text:p>900,400495</text:p>
          </table:table-cell>
          <table:table-cell table:number-columns-repeated="7"/>
        </table:table-row>
        <table:table-row table:style-name="ro1">
          <table:table-cell office:value-type="float" office:value="66.903" calcext:value-type="float">
            <text:p>66,903</text:p>
          </table:table-cell>
          <table:table-cell office:value-type="float" office:value="17.993548" calcext:value-type="float">
            <text:p>17,993548</text:p>
          </table:table-cell>
          <table:table-cell/>
          <table:table-cell office:value-type="float" office:value="140.167" calcext:value-type="float">
            <text:p>140,167</text:p>
          </table:table-cell>
          <table:table-cell office:value-type="float" office:value="86.989589" calcext:value-type="float">
            <text:p>86,989589</text:p>
          </table:table-cell>
          <table:table-cell/>
          <table:table-cell office:value-type="float" office:value="957.477" calcext:value-type="float">
            <text:p>957,477</text:p>
          </table:table-cell>
          <table:table-cell office:value-type="float" office:value="900.311591" calcext:value-type="float">
            <text:p>900,311591</text:p>
          </table:table-cell>
          <table:table-cell table:number-columns-repeated="7"/>
        </table:table-row>
        <table:table-row table:style-name="ro1">
          <table:table-cell office:value-type="float" office:value="65.825" calcext:value-type="float">
            <text:p>65,825</text:p>
          </table:table-cell>
          <table:table-cell office:value-type="float" office:value="17.266333" calcext:value-type="float">
            <text:p>17,266333</text:p>
          </table:table-cell>
          <table:table-cell/>
          <table:table-cell office:value-type="float" office:value="136.196" calcext:value-type="float">
            <text:p>136,196</text:p>
          </table:table-cell>
          <table:table-cell office:value-type="float" office:value="84.396285" calcext:value-type="float">
            <text:p>84,396285</text:p>
          </table:table-cell>
          <table:table-cell/>
          <table:table-cell office:value-type="float" office:value="942.463" calcext:value-type="float">
            <text:p>942,463</text:p>
          </table:table-cell>
          <table:table-cell office:value-type="float" office:value="900.076486" calcext:value-type="float">
            <text:p>900,076486</text:p>
          </table:table-cell>
          <table:table-cell table:number-columns-repeated="7"/>
        </table:table-row>
        <table:table-row table:style-name="ro1">
          <table:table-cell office:value-type="float" office:value="66.086" calcext:value-type="float">
            <text:p>66,086</text:p>
          </table:table-cell>
          <table:table-cell office:value-type="float" office:value="16.804669" calcext:value-type="float">
            <text:p>16,804669</text:p>
          </table:table-cell>
          <table:table-cell/>
          <table:table-cell office:value-type="float" office:value="130.681" calcext:value-type="float">
            <text:p>130,681</text:p>
          </table:table-cell>
          <table:table-cell office:value-type="float" office:value="83.293855" calcext:value-type="float">
            <text:p>83,293855</text:p>
          </table:table-cell>
          <table:table-cell/>
          <table:table-cell office:value-type="float" office:value="941.377" calcext:value-type="float">
            <text:p>941,377</text:p>
          </table:table-cell>
          <table:table-cell office:value-type="float" office:value="900.04461" calcext:value-type="float">
            <text:p>900,04461</text:p>
          </table:table-cell>
          <table:table-cell table:number-columns-repeated="7"/>
        </table:table-row>
        <table:table-row table:style-name="ro1">
          <table:table-cell office:value-type="float" office:value="63.277" calcext:value-type="float">
            <text:p>63,277</text:p>
          </table:table-cell>
          <table:table-cell office:value-type="float" office:value="16.626994" calcext:value-type="float">
            <text:p>16,626994</text:p>
          </table:table-cell>
          <table:table-cell/>
          <table:table-cell office:value-type="float" office:value="126.837" calcext:value-type="float">
            <text:p>126,837</text:p>
          </table:table-cell>
          <table:table-cell office:value-type="float" office:value="83.187941" calcext:value-type="float">
            <text:p>83,187941</text:p>
          </table:table-cell>
          <table:table-cell/>
          <table:table-cell office:value-type="float" office:value="957.508" calcext:value-type="float">
            <text:p>957,508</text:p>
          </table:table-cell>
          <table:table-cell office:value-type="float" office:value="899.954122" calcext:value-type="float">
            <text:p>899,954122</text:p>
          </table:table-cell>
          <table:table-cell table:number-columns-repeated="7"/>
        </table:table-row>
        <table:table-row table:style-name="ro1">
          <table:table-cell office:value-type="float" office:value="68.146" calcext:value-type="float">
            <text:p>68,146</text:p>
          </table:table-cell>
          <table:table-cell office:value-type="float" office:value="16.369764" calcext:value-type="float">
            <text:p>16,369764</text:p>
          </table:table-cell>
          <table:table-cell/>
          <table:table-cell office:value-type="float" office:value="138.678" calcext:value-type="float">
            <text:p>138,678</text:p>
          </table:table-cell>
          <table:table-cell office:value-type="float" office:value="81.852799" calcext:value-type="float">
            <text:p>81,852799</text:p>
          </table:table-cell>
          <table:table-cell/>
          <table:table-cell office:value-type="float" office:value="942.308" calcext:value-type="float">
            <text:p>942,308</text:p>
          </table:table-cell>
          <table:table-cell office:value-type="float" office:value="899.77697" calcext:value-type="float">
            <text:p>899,77697</text:p>
          </table:table-cell>
          <table:table-cell table:number-columns-repeated="7"/>
        </table:table-row>
        <table:table-row table:style-name="ro1">
          <table:table-cell office:value-type="float" office:value="64.033" calcext:value-type="float">
            <text:p>64,033</text:p>
          </table:table-cell>
          <table:table-cell office:value-type="float" office:value="14.692326" calcext:value-type="float">
            <text:p>14,692326</text:p>
          </table:table-cell>
          <table:table-cell/>
          <table:table-cell office:value-type="float" office:value="125.462" calcext:value-type="float">
            <text:p>125,462</text:p>
          </table:table-cell>
          <table:table-cell office:value-type="float" office:value="80.934139" calcext:value-type="float">
            <text:p>80,934139</text:p>
          </table:table-cell>
          <table:table-cell/>
          <table:table-cell office:value-type="float" office:value="940.649" calcext:value-type="float">
            <text:p>940,649</text:p>
          </table:table-cell>
          <table:table-cell office:value-type="float" office:value="899.458483" calcext:value-type="float">
            <text:p>899,458483</text:p>
          </table:table-cell>
          <table:table-cell table:number-columns-repeated="7"/>
        </table:table-row>
        <table:table-row table:style-name="ro1">
          <table:table-cell office:value-type="float" office:value="65.785" calcext:value-type="float">
            <text:p>65,785</text:p>
          </table:table-cell>
          <table:table-cell office:value-type="float" office:value="14.529311" calcext:value-type="float">
            <text:p>14,529311</text:p>
          </table:table-cell>
          <table:table-cell/>
          <table:table-cell office:value-type="float" office:value="125.104" calcext:value-type="float">
            <text:p>125,104</text:p>
          </table:table-cell>
          <table:table-cell office:value-type="float" office:value="80.608879" calcext:value-type="float">
            <text:p>80,608879</text:p>
          </table:table-cell>
          <table:table-cell/>
          <table:table-cell office:value-type="float" office:value="939.481" calcext:value-type="float">
            <text:p>939,481</text:p>
          </table:table-cell>
          <table:table-cell office:value-type="float" office:value="899.075732" calcext:value-type="float">
            <text:p>899,075732</text:p>
          </table:table-cell>
          <table:table-cell table:number-columns-repeated="7"/>
        </table:table-row>
        <table:table-row table:style-name="ro1">
          <table:table-cell office:value-type="float" office:value="64.163" calcext:value-type="float">
            <text:p>64,163</text:p>
          </table:table-cell>
          <table:table-cell office:value-type="float" office:value="14.493135" calcext:value-type="float">
            <text:p>14,493135</text:p>
          </table:table-cell>
          <table:table-cell/>
          <table:table-cell office:value-type="float" office:value="125.301" calcext:value-type="float">
            <text:p>125,301</text:p>
          </table:table-cell>
          <table:table-cell office:value-type="float" office:value="79.790546" calcext:value-type="float">
            <text:p>79,790546</text:p>
          </table:table-cell>
          <table:table-cell/>
          <table:table-cell office:value-type="float" office:value="940.457" calcext:value-type="float">
            <text:p>940,457</text:p>
          </table:table-cell>
          <table:table-cell office:value-type="float" office:value="898.62163" calcext:value-type="float">
            <text:p>898,62163</text:p>
          </table:table-cell>
          <table:table-cell table:number-columns-repeated="7"/>
        </table:table-row>
        <table:table-row table:style-name="ro1">
          <table:table-cell office:value-type="float" office:value="62.439" calcext:value-type="float">
            <text:p>62,439</text:p>
          </table:table-cell>
          <table:table-cell office:value-type="float" office:value="14.185248" calcext:value-type="float">
            <text:p>14,185248</text:p>
          </table:table-cell>
          <table:table-cell/>
          <table:table-cell office:value-type="float" office:value="122.582" calcext:value-type="float">
            <text:p>122,582</text:p>
          </table:table-cell>
          <table:table-cell office:value-type="float" office:value="79.642156" calcext:value-type="float">
            <text:p>79,642156</text:p>
          </table:table-cell>
          <table:table-cell/>
          <table:table-cell office:value-type="float" office:value="942.77" calcext:value-type="float">
            <text:p>942,77</text:p>
          </table:table-cell>
          <table:table-cell office:value-type="float" office:value="898.611788" calcext:value-type="float">
            <text:p>898,611788</text:p>
          </table:table-cell>
          <table:table-cell table:number-columns-repeated="7"/>
        </table:table-row>
        <table:table-row table:style-name="ro1">
          <table:table-cell office:value-type="float" office:value="58.772" calcext:value-type="float">
            <text:p>58,772</text:p>
          </table:table-cell>
          <table:table-cell office:value-type="float" office:value="14.04544" calcext:value-type="float">
            <text:p>14,04544</text:p>
          </table:table-cell>
          <table:table-cell/>
          <table:table-cell office:value-type="float" office:value="122.878" calcext:value-type="float">
            <text:p>122,878</text:p>
          </table:table-cell>
          <table:table-cell office:value-type="float" office:value="79.508239" calcext:value-type="float">
            <text:p>79,508239</text:p>
          </table:table-cell>
          <table:table-cell/>
          <table:table-cell office:value-type="float" office:value="939.158" calcext:value-type="float">
            <text:p>939,158</text:p>
          </table:table-cell>
          <table:table-cell office:value-type="float" office:value="898.105336" calcext:value-type="float">
            <text:p>898,105336</text:p>
          </table:table-cell>
          <table:table-cell table:number-columns-repeated="7"/>
        </table:table-row>
        <table:table-row table:style-name="ro1">
          <table:table-cell office:value-type="float" office:value="59.446" calcext:value-type="float">
            <text:p>59,446</text:p>
          </table:table-cell>
          <table:table-cell office:value-type="float" office:value="12.344879" calcext:value-type="float">
            <text:p>12,344879</text:p>
          </table:table-cell>
          <table:table-cell/>
          <table:table-cell office:value-type="float" office:value="122.37" calcext:value-type="float">
            <text:p>122,37</text:p>
          </table:table-cell>
          <table:table-cell office:value-type="float" office:value="79.297379" calcext:value-type="float">
            <text:p>79,297379</text:p>
          </table:table-cell>
          <table:table-cell/>
          <table:table-cell office:value-type="float" office:value="938.259" calcext:value-type="float">
            <text:p>938,259</text:p>
          </table:table-cell>
          <table:table-cell office:value-type="float" office:value="897.256401" calcext:value-type="float">
            <text:p>897,256401</text:p>
          </table:table-cell>
          <table:table-cell table:number-columns-repeated="7"/>
        </table:table-row>
        <table:table-row table:style-name="ro1">
          <table:table-cell office:value-type="float" office:value="59.052" calcext:value-type="float">
            <text:p>59,052</text:p>
          </table:table-cell>
          <table:table-cell office:value-type="float" office:value="12.160987" calcext:value-type="float">
            <text:p>12,160987</text:p>
          </table:table-cell>
          <table:table-cell/>
          <table:table-cell office:value-type="float" office:value="124.866" calcext:value-type="float">
            <text:p>124,866</text:p>
          </table:table-cell>
          <table:table-cell office:value-type="float" office:value="78.925785" calcext:value-type="float">
            <text:p>78,925785</text:p>
          </table:table-cell>
          <table:table-cell/>
          <table:table-cell office:value-type="float" office:value="940.497" calcext:value-type="float">
            <text:p>940,497</text:p>
          </table:table-cell>
          <table:table-cell office:value-type="float" office:value="897.056957" calcext:value-type="float">
            <text:p>897,056957</text:p>
          </table:table-cell>
          <table:table-cell table:number-columns-repeated="7"/>
        </table:table-row>
        <table:table-row table:style-name="ro1">
          <table:table-cell office:value-type="float" office:value="59.11" calcext:value-type="float">
            <text:p>59,11</text:p>
          </table:table-cell>
          <table:table-cell office:value-type="float" office:value="11.703827" calcext:value-type="float">
            <text:p>11,703827</text:p>
          </table:table-cell>
          <table:table-cell/>
          <table:table-cell office:value-type="float" office:value="122.256" calcext:value-type="float">
            <text:p>122,256</text:p>
          </table:table-cell>
          <table:table-cell office:value-type="float" office:value="78.914387" calcext:value-type="float">
            <text:p>78,914387</text:p>
          </table:table-cell>
          <table:table-cell/>
          <table:table-cell office:value-type="float" office:value="937.882" calcext:value-type="float">
            <text:p>937,882</text:p>
          </table:table-cell>
          <table:table-cell office:value-type="float" office:value="897.024984" calcext:value-type="float">
            <text:p>897,024984</text:p>
          </table:table-cell>
          <table:table-cell table:number-columns-repeated="7"/>
        </table:table-row>
        <table:table-row table:style-name="ro1">
          <table:table-cell office:value-type="float" office:value="61.014" calcext:value-type="float">
            <text:p>61,014</text:p>
          </table:table-cell>
          <table:table-cell office:value-type="float" office:value="11.63227" calcext:value-type="float">
            <text:p>11,63227</text:p>
          </table:table-cell>
          <table:table-cell/>
          <table:table-cell office:value-type="float" office:value="122.36" calcext:value-type="float">
            <text:p>122,36</text:p>
          </table:table-cell>
          <table:table-cell office:value-type="float" office:value="78.911489" calcext:value-type="float">
            <text:p>78,911489</text:p>
          </table:table-cell>
          <table:table-cell/>
          <table:table-cell office:value-type="float" office:value="938.755" calcext:value-type="float">
            <text:p>938,755</text:p>
          </table:table-cell>
          <table:table-cell office:value-type="float" office:value="896.654498" calcext:value-type="float">
            <text:p>896,654498</text:p>
          </table:table-cell>
          <table:table-cell table:number-columns-repeated="7"/>
        </table:table-row>
        <table:table-row table:style-name="ro1">
          <table:table-cell office:value-type="float" office:value="59.205" calcext:value-type="float">
            <text:p>59,205</text:p>
          </table:table-cell>
          <table:table-cell office:value-type="float" office:value="11.629479" calcext:value-type="float">
            <text:p>11,629479</text:p>
          </table:table-cell>
          <table:table-cell/>
          <table:table-cell office:value-type="float" office:value="125.217" calcext:value-type="float">
            <text:p>125,217</text:p>
          </table:table-cell>
          <table:table-cell office:value-type="float" office:value="78.909999" calcext:value-type="float">
            <text:p>78,909999</text:p>
          </table:table-cell>
          <table:table-cell/>
          <table:table-cell office:value-type="float" office:value="939.344" calcext:value-type="float">
            <text:p>939,344</text:p>
          </table:table-cell>
          <table:table-cell office:value-type="float" office:value="896.196668" calcext:value-type="float">
            <text:p>896,196668</text:p>
          </table:table-cell>
          <table:table-cell table:number-columns-repeated="7"/>
        </table:table-row>
        <table:table-row table:style-name="ro1">
          <table:table-cell office:value-type="float" office:value="59.983" calcext:value-type="float">
            <text:p>59,983</text:p>
          </table:table-cell>
          <table:table-cell office:value-type="float" office:value="11.609195" calcext:value-type="float">
            <text:p>11,609195</text:p>
          </table:table-cell>
          <table:table-cell/>
          <table:table-cell office:value-type="float" office:value="123.162" calcext:value-type="float">
            <text:p>123,162</text:p>
          </table:table-cell>
          <table:table-cell office:value-type="float" office:value="78.893159" calcext:value-type="float">
            <text:p>78,893159</text:p>
          </table:table-cell>
          <table:table-cell/>
          <table:table-cell office:value-type="float" office:value="944.686" calcext:value-type="float">
            <text:p>944,686</text:p>
          </table:table-cell>
          <table:table-cell office:value-type="float" office:value="895.787554" calcext:value-type="float">
            <text:p>895,787554</text:p>
          </table:table-cell>
          <table:table-cell table:number-columns-repeated="7"/>
        </table:table-row>
        <table:table-row table:style-name="ro1">
          <table:table-cell office:value-type="float" office:value="63.232" calcext:value-type="float">
            <text:p>63,232</text:p>
          </table:table-cell>
          <table:table-cell office:value-type="float" office:value="11.23662" calcext:value-type="float">
            <text:p>11,23662</text:p>
          </table:table-cell>
          <table:table-cell/>
          <table:table-cell office:value-type="float" office:value="120.914" calcext:value-type="float">
            <text:p>120,914</text:p>
          </table:table-cell>
          <table:table-cell office:value-type="float" office:value="78.765127" calcext:value-type="float">
            <text:p>78,765127</text:p>
          </table:table-cell>
          <table:table-cell/>
          <table:table-cell office:value-type="float" office:value="937.437" calcext:value-type="float">
            <text:p>937,437</text:p>
          </table:table-cell>
          <table:table-cell office:value-type="float" office:value="895.743885" calcext:value-type="float">
            <text:p>895,743885</text:p>
          </table:table-cell>
          <table:table-cell table:number-columns-repeated="7"/>
        </table:table-row>
        <table:table-row table:style-name="ro1">
          <table:table-cell office:value-type="float" office:value="58.362" calcext:value-type="float">
            <text:p>58,362</text:p>
          </table:table-cell>
          <table:table-cell office:value-type="float" office:value="11.093821" calcext:value-type="float">
            <text:p>11,093821</text:p>
          </table:table-cell>
          <table:table-cell/>
          <table:table-cell office:value-type="float" office:value="124.111" calcext:value-type="float">
            <text:p>124,111</text:p>
          </table:table-cell>
          <table:table-cell office:value-type="float" office:value="78.760909" calcext:value-type="float">
            <text:p>78,760909</text:p>
          </table:table-cell>
          <table:table-cell/>
          <table:table-cell office:value-type="float" office:value="963.454" calcext:value-type="float">
            <text:p>963,454</text:p>
          </table:table-cell>
          <table:table-cell office:value-type="float" office:value="895.613695" calcext:value-type="float">
            <text:p>895,613695</text:p>
          </table:table-cell>
          <table:table-cell table:number-columns-repeated="7"/>
        </table:table-row>
        <table:table-row table:style-name="ro1">
          <table:table-cell office:value-type="float" office:value="58.556" calcext:value-type="float">
            <text:p>58,556</text:p>
          </table:table-cell>
          <table:table-cell office:value-type="float" office:value="11.035666" calcext:value-type="float">
            <text:p>11,035666</text:p>
          </table:table-cell>
          <table:table-cell/>
          <table:table-cell office:value-type="float" office:value="123.18" calcext:value-type="float">
            <text:p>123,18</text:p>
          </table:table-cell>
          <table:table-cell office:value-type="float" office:value="78.634222" calcext:value-type="float">
            <text:p>78,634222</text:p>
          </table:table-cell>
          <table:table-cell/>
          <table:table-cell office:value-type="float" office:value="934.851" calcext:value-type="float">
            <text:p>934,851</text:p>
          </table:table-cell>
          <table:table-cell office:value-type="float" office:value="895.412621" calcext:value-type="float">
            <text:p>895,412621</text:p>
          </table:table-cell>
          <table:table-cell table:number-columns-repeated="7"/>
        </table:table-row>
        <table:table-row table:style-name="ro1">
          <table:table-cell office:value-type="float" office:value="60.013" calcext:value-type="float">
            <text:p>60,013</text:p>
          </table:table-cell>
          <table:table-cell office:value-type="float" office:value="10.794278" calcext:value-type="float">
            <text:p>10,794278</text:p>
          </table:table-cell>
          <table:table-cell/>
          <table:table-cell office:value-type="float" office:value="120.123" calcext:value-type="float">
            <text:p>120,123</text:p>
          </table:table-cell>
          <table:table-cell office:value-type="float" office:value="78.526246" calcext:value-type="float">
            <text:p>78,526246</text:p>
          </table:table-cell>
          <table:table-cell/>
          <table:table-cell office:value-type="float" office:value="938.154" calcext:value-type="float">
            <text:p>938,154</text:p>
          </table:table-cell>
          <table:table-cell office:value-type="float" office:value="895.379736" calcext:value-type="float">
            <text:p>895,379736</text:p>
          </table:table-cell>
          <table:table-cell table:number-columns-repeated="7"/>
        </table:table-row>
        <table:table-row table:style-name="ro1">
          <table:table-cell office:value-type="float" office:value="58.412" calcext:value-type="float">
            <text:p>58,412</text:p>
          </table:table-cell>
          <table:table-cell office:value-type="float" office:value="10.649843" calcext:value-type="float">
            <text:p>10,649843</text:p>
          </table:table-cell>
          <table:table-cell/>
          <table:table-cell office:value-type="float" office:value="122.897" calcext:value-type="float">
            <text:p>122,897</text:p>
          </table:table-cell>
          <table:table-cell office:value-type="float" office:value="78.524049" calcext:value-type="float">
            <text:p>78,524049</text:p>
          </table:table-cell>
          <table:table-cell/>
          <table:table-cell office:value-type="float" office:value="940.933" calcext:value-type="float">
            <text:p>940,933</text:p>
          </table:table-cell>
          <table:table-cell office:value-type="float" office:value="895.37633" calcext:value-type="float">
            <text:p>895,37633</text:p>
          </table:table-cell>
          <table:table-cell table:number-columns-repeated="7"/>
        </table:table-row>
        <table:table-row table:style-name="ro1">
          <table:table-cell office:value-type="float" office:value="59.779" calcext:value-type="float">
            <text:p>59,779</text:p>
          </table:table-cell>
          <table:table-cell office:value-type="float" office:value="10.639117" calcext:value-type="float">
            <text:p>10,639117</text:p>
          </table:table-cell>
          <table:table-cell/>
          <table:table-cell office:value-type="float" office:value="122.289" calcext:value-type="float">
            <text:p>122,289</text:p>
          </table:table-cell>
          <table:table-cell office:value-type="float" office:value="78.502347" calcext:value-type="float">
            <text:p>78,502347</text:p>
          </table:table-cell>
          <table:table-cell/>
          <table:table-cell office:value-type="float" office:value="936.842" calcext:value-type="float">
            <text:p>936,842</text:p>
          </table:table-cell>
          <table:table-cell office:value-type="float" office:value="894.908655" calcext:value-type="float">
            <text:p>894,908655</text:p>
          </table:table-cell>
          <table:table-cell table:number-columns-repeated="7"/>
        </table:table-row>
        <table:table-row table:style-name="ro1">
          <table:table-cell office:value-type="float" office:value="60.64" calcext:value-type="float">
            <text:p>60,64</text:p>
          </table:table-cell>
          <table:table-cell office:value-type="float" office:value="10.591288" calcext:value-type="float">
            <text:p>10,591288</text:p>
          </table:table-cell>
          <table:table-cell/>
          <table:table-cell office:value-type="float" office:value="122.875" calcext:value-type="float">
            <text:p>122,875</text:p>
          </table:table-cell>
          <table:table-cell office:value-type="float" office:value="77.964306" calcext:value-type="float">
            <text:p>77,964306</text:p>
          </table:table-cell>
          <table:table-cell/>
          <table:table-cell office:value-type="float" office:value="1861.06" calcext:value-type="float">
            <text:p>1861,06</text:p>
          </table:table-cell>
          <table:table-cell office:value-type="float" office:value="894.338977" calcext:value-type="float">
            <text:p>894,338977</text:p>
          </table:table-cell>
          <table:table-cell table:number-columns-repeated="7"/>
        </table:table-row>
        <table:table-row table:style-name="ro1">
          <table:table-cell office:value-type="float" office:value="59.033" calcext:value-type="float">
            <text:p>59,033</text:p>
          </table:table-cell>
          <table:table-cell office:value-type="float" office:value="10.555945" calcext:value-type="float">
            <text:p>10,555945</text:p>
          </table:table-cell>
          <table:table-cell/>
          <table:table-cell office:value-type="float" office:value="123.713" calcext:value-type="float">
            <text:p>123,713</text:p>
          </table:table-cell>
          <table:table-cell office:value-type="float" office:value="77.93922" calcext:value-type="float">
            <text:p>77,93922</text:p>
          </table:table-cell>
          <table:table-cell/>
          <table:table-cell office:value-type="float" office:value="940.758" calcext:value-type="float">
            <text:p>940,758</text:p>
          </table:table-cell>
          <table:table-cell office:value-type="float" office:value="893.909955" calcext:value-type="float">
            <text:p>893,909955</text:p>
          </table:table-cell>
          <table:table-cell table:number-columns-repeated="7"/>
        </table:table-row>
        <table:table-row table:style-name="ro1">
          <table:table-cell office:value-type="float" office:value="59.929" calcext:value-type="float">
            <text:p>59,929</text:p>
          </table:table-cell>
          <table:table-cell office:value-type="float" office:value="10.540407" calcext:value-type="float">
            <text:p>10,540407</text:p>
          </table:table-cell>
          <table:table-cell/>
          <table:table-cell office:value-type="float" office:value="123.098" calcext:value-type="float">
            <text:p>123,098</text:p>
          </table:table-cell>
          <table:table-cell office:value-type="float" office:value="77.752357" calcext:value-type="float">
            <text:p>77,752357</text:p>
          </table:table-cell>
          <table:table-cell/>
          <table:table-cell office:value-type="float" office:value="943.147" calcext:value-type="float">
            <text:p>943,147</text:p>
          </table:table-cell>
          <table:table-cell office:value-type="float" office:value="893.788644" calcext:value-type="float">
            <text:p>893,788644</text:p>
          </table:table-cell>
          <table:table-cell table:number-columns-repeated="7"/>
        </table:table-row>
        <table:table-row table:style-name="ro1">
          <table:table-cell office:value-type="float" office:value="59.599" calcext:value-type="float">
            <text:p>59,599</text:p>
          </table:table-cell>
          <table:table-cell office:value-type="float" office:value="10.427416" calcext:value-type="float">
            <text:p>10,427416</text:p>
          </table:table-cell>
          <table:table-cell/>
          <table:table-cell office:value-type="float" office:value="122.413" calcext:value-type="float">
            <text:p>122,413</text:p>
          </table:table-cell>
          <table:table-cell office:value-type="float" office:value="77.684609" calcext:value-type="float">
            <text:p>77,684609</text:p>
          </table:table-cell>
          <table:table-cell/>
          <table:table-cell office:value-type="float" office:value="936.708" calcext:value-type="float">
            <text:p>936,708</text:p>
          </table:table-cell>
          <table:table-cell office:value-type="float" office:value="893.674366" calcext:value-type="float">
            <text:p>893,674366</text:p>
          </table:table-cell>
          <table:table-cell table:number-columns-repeated="7"/>
        </table:table-row>
        <table:table-row table:style-name="ro1">
          <table:table-cell office:value-type="float" office:value="57.825" calcext:value-type="float">
            <text:p>57,825</text:p>
          </table:table-cell>
          <table:table-cell office:value-type="float" office:value="9.601564" calcext:value-type="float">
            <text:p>9,601564</text:p>
          </table:table-cell>
          <table:table-cell/>
          <table:table-cell office:value-type="float" office:value="118.321" calcext:value-type="float">
            <text:p>118,321</text:p>
          </table:table-cell>
          <table:table-cell office:value-type="float" office:value="77.236551" calcext:value-type="float">
            <text:p>77,236551</text:p>
          </table:table-cell>
          <table:table-cell/>
          <table:table-cell office:value-type="float" office:value="940.807" calcext:value-type="float">
            <text:p>940,807</text:p>
          </table:table-cell>
          <table:table-cell office:value-type="float" office:value="893.625517" calcext:value-type="float">
            <text:p>893,625517</text:p>
          </table:table-cell>
          <table:table-cell table:number-columns-repeated="7"/>
        </table:table-row>
        <table:table-row table:style-name="ro1">
          <table:table-cell office:value-type="float" office:value="56.876" calcext:value-type="float">
            <text:p>56,876</text:p>
          </table:table-cell>
          <table:table-cell office:value-type="float" office:value="8.667357" calcext:value-type="float">
            <text:p>8,667357</text:p>
          </table:table-cell>
          <table:table-cell/>
          <table:table-cell office:value-type="float" office:value="124.363" calcext:value-type="float">
            <text:p>124,363</text:p>
          </table:table-cell>
          <table:table-cell office:value-type="float" office:value="76.973535" calcext:value-type="float">
            <text:p>76,973535</text:p>
          </table:table-cell>
          <table:table-cell/>
          <table:table-cell office:value-type="float" office:value="951.647" calcext:value-type="float">
            <text:p>951,647</text:p>
          </table:table-cell>
          <table:table-cell office:value-type="float" office:value="893.476999" calcext:value-type="float">
            <text:p>893,476999</text:p>
          </table:table-cell>
          <table:table-cell table:number-columns-repeated="7"/>
        </table:table-row>
        <table:table-row table:style-name="ro1">
          <table:table-cell office:value-type="float" office:value="57.543" calcext:value-type="float">
            <text:p>57,543</text:p>
          </table:table-cell>
          <table:table-cell office:value-type="float" office:value="7.674474" calcext:value-type="float">
            <text:p>7,674474</text:p>
          </table:table-cell>
          <table:table-cell/>
          <table:table-cell office:value-type="float" office:value="121.684" calcext:value-type="float">
            <text:p>121,684</text:p>
          </table:table-cell>
          <table:table-cell office:value-type="float" office:value="76.87158" calcext:value-type="float">
            <text:p>76,87158</text:p>
          </table:table-cell>
          <table:table-cell/>
          <table:table-cell office:value-type="float" office:value="937.134" calcext:value-type="float">
            <text:p>937,134</text:p>
          </table:table-cell>
          <table:table-cell office:value-type="float" office:value="893.375658" calcext:value-type="float">
            <text:p>893,375658</text:p>
          </table:table-cell>
          <table:table-cell table:number-columns-repeated="7"/>
        </table:table-row>
        <table:table-row table:style-name="ro1">
          <table:table-cell office:value-type="float" office:value="55.343" calcext:value-type="float">
            <text:p>55,343</text:p>
          </table:table-cell>
          <table:table-cell office:value-type="float" office:value="7.436848" calcext:value-type="float">
            <text:p>7,436848</text:p>
          </table:table-cell>
          <table:table-cell/>
          <table:table-cell office:value-type="float" office:value="123.385" calcext:value-type="float">
            <text:p>123,385</text:p>
          </table:table-cell>
          <table:table-cell office:value-type="float" office:value="76.818009" calcext:value-type="float">
            <text:p>76,818009</text:p>
          </table:table-cell>
          <table:table-cell/>
          <table:table-cell office:value-type="float" office:value="935.978" calcext:value-type="float">
            <text:p>935,978</text:p>
          </table:table-cell>
          <table:table-cell office:value-type="float" office:value="893.225512" calcext:value-type="float">
            <text:p>893,225512</text:p>
          </table:table-cell>
          <table:table-cell table:number-columns-repeated="7"/>
        </table:table-row>
        <table:table-row table:style-name="ro1">
          <table:table-cell office:value-type="float" office:value="55.852" calcext:value-type="float">
            <text:p>55,852</text:p>
          </table:table-cell>
          <table:table-cell office:value-type="float" office:value="7.364436" calcext:value-type="float">
            <text:p>7,364436</text:p>
          </table:table-cell>
          <table:table-cell/>
          <table:table-cell office:value-type="float" office:value="123.357" calcext:value-type="float">
            <text:p>123,357</text:p>
          </table:table-cell>
          <table:table-cell office:value-type="float" office:value="76.448463" calcext:value-type="float">
            <text:p>76,448463</text:p>
          </table:table-cell>
          <table:table-cell/>
          <table:table-cell office:value-type="float" office:value="2075.061" calcext:value-type="float">
            <text:p>2075,061</text:p>
          </table:table-cell>
          <table:table-cell office:value-type="float" office:value="892.860871" calcext:value-type="float">
            <text:p>892,860871</text:p>
          </table:table-cell>
          <table:table-cell table:number-columns-repeated="7"/>
        </table:table-row>
        <table:table-row table:style-name="ro1">
          <table:table-cell office:value-type="float" office:value="57.473" calcext:value-type="float">
            <text:p>57,473</text:p>
          </table:table-cell>
          <table:table-cell office:value-type="float" office:value="7.161123" calcext:value-type="float">
            <text:p>7,161123</text:p>
          </table:table-cell>
          <table:table-cell/>
          <table:table-cell office:value-type="float" office:value="120.129" calcext:value-type="float">
            <text:p>120,129</text:p>
          </table:table-cell>
          <table:table-cell office:value-type="float" office:value="76.37576" calcext:value-type="float">
            <text:p>76,37576</text:p>
          </table:table-cell>
          <table:table-cell/>
          <table:table-cell office:value-type="float" office:value="934.355" calcext:value-type="float">
            <text:p>934,355</text:p>
          </table:table-cell>
          <table:table-cell office:value-type="float" office:value="892.735363" calcext:value-type="float">
            <text:p>892,735363</text:p>
          </table:table-cell>
          <table:table-cell table:number-columns-repeated="7"/>
        </table:table-row>
        <table:table-row table:style-name="ro1">
          <table:table-cell office:value-type="float" office:value="57.371" calcext:value-type="float">
            <text:p>57,371</text:p>
          </table:table-cell>
          <table:table-cell office:value-type="float" office:value="7.030047" calcext:value-type="float">
            <text:p>7,030047</text:p>
          </table:table-cell>
          <table:table-cell/>
          <table:table-cell office:value-type="float" office:value="120.084" calcext:value-type="float">
            <text:p>120,084</text:p>
          </table:table-cell>
          <table:table-cell office:value-type="float" office:value="75.843978" calcext:value-type="float">
            <text:p>75,843978</text:p>
          </table:table-cell>
          <table:table-cell/>
          <table:table-cell office:value-type="float" office:value="939.015" calcext:value-type="float">
            <text:p>939,015</text:p>
          </table:table-cell>
          <table:table-cell office:value-type="float" office:value="892.688447" calcext:value-type="float">
            <text:p>892,688447</text:p>
          </table:table-cell>
          <table:table-cell table:number-columns-repeated="7"/>
        </table:table-row>
        <table:table-row table:style-name="ro1">
          <table:table-cell office:value-type="float" office:value="58.121" calcext:value-type="float">
            <text:p>58,121</text:p>
          </table:table-cell>
          <table:table-cell office:value-type="float" office:value="6.728193" calcext:value-type="float">
            <text:p>6,728193</text:p>
          </table:table-cell>
          <table:table-cell/>
          <table:table-cell office:value-type="float" office:value="122.66" calcext:value-type="float">
            <text:p>122,66</text:p>
          </table:table-cell>
          <table:table-cell office:value-type="float" office:value="75.783837" calcext:value-type="float">
            <text:p>75,783837</text:p>
          </table:table-cell>
          <table:table-cell/>
          <table:table-cell office:value-type="float" office:value="938.578" calcext:value-type="float">
            <text:p>938,578</text:p>
          </table:table-cell>
          <table:table-cell office:value-type="float" office:value="892.637049" calcext:value-type="float">
            <text:p>892,637049</text:p>
          </table:table-cell>
          <table:table-cell table:number-columns-repeated="7"/>
        </table:table-row>
        <table:table-row table:style-name="ro1">
          <table:table-cell office:value-type="float" office:value="69.742" calcext:value-type="float">
            <text:p>69,742</text:p>
          </table:table-cell>
          <table:table-cell office:value-type="float" office:value="6.569853" calcext:value-type="float">
            <text:p>6,569853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75.561472" calcext:value-type="float">
            <text:p>75,561472</text:p>
          </table:table-cell>
          <table:table-cell/>
          <table:table-cell office:value-type="float" office:value="934.683" calcext:value-type="float">
            <text:p>934,683</text:p>
          </table:table-cell>
          <table:table-cell office:value-type="float" office:value="892.072586" calcext:value-type="float">
            <text:p>892,072586</text:p>
          </table:table-cell>
          <table:table-cell table:number-columns-repeated="7"/>
        </table:table-row>
        <table:table-row table:style-name="ro1">
          <table:table-cell office:value-type="float" office:value="55.556" calcext:value-type="float">
            <text:p>55,556</text:p>
          </table:table-cell>
          <table:table-cell office:value-type="float" office:value="5.700425" calcext:value-type="float">
            <text:p>5,700425</text:p>
          </table:table-cell>
          <table:table-cell/>
          <table:table-cell office:value-type="float" office:value="119.771" calcext:value-type="float">
            <text:p>119,771</text:p>
          </table:table-cell>
          <table:table-cell office:value-type="float" office:value="75.54844" calcext:value-type="float">
            <text:p>75,54844</text:p>
          </table:table-cell>
          <table:table-cell/>
          <table:table-cell office:value-type="float" office:value="936.611" calcext:value-type="float">
            <text:p>936,611</text:p>
          </table:table-cell>
          <table:table-cell office:value-type="float" office:value="891.488004" calcext:value-type="float">
            <text:p>891,488004</text:p>
          </table:table-cell>
          <table:table-cell table:number-columns-repeated="7"/>
        </table:table-row>
        <table:table-row table:style-name="ro1">
          <table:table-cell office:value-type="float" office:value="56.05" calcext:value-type="float">
            <text:p>56,05</text:p>
          </table:table-cell>
          <table:table-cell office:value-type="float" office:value="5.400663" calcext:value-type="float">
            <text:p>5,400663</text:p>
          </table:table-cell>
          <table:table-cell/>
          <table:table-cell office:value-type="float" office:value="119.391" calcext:value-type="float">
            <text:p>119,391</text:p>
          </table:table-cell>
          <table:table-cell office:value-type="float" office:value="75.416647" calcext:value-type="float">
            <text:p>75,416647</text:p>
          </table:table-cell>
          <table:table-cell/>
          <table:table-cell office:value-type="float" office:value="938.353" calcext:value-type="float">
            <text:p>938,353</text:p>
          </table:table-cell>
          <table:table-cell office:value-type="float" office:value="889.233681" calcext:value-type="float">
            <text:p>889,233681</text:p>
          </table:table-cell>
          <table:table-cell table:number-columns-repeated="7"/>
        </table:table-row>
        <table:table-row table:style-name="ro1">
          <table:table-cell office:value-type="float" office:value="57.036" calcext:value-type="float">
            <text:p>57,036</text:p>
          </table:table-cell>
          <table:table-cell office:value-type="float" office:value="4.605516" calcext:value-type="float">
            <text:p>4,605516</text:p>
          </table:table-cell>
          <table:table-cell/>
          <table:table-cell office:value-type="float" office:value="120.981" calcext:value-type="float">
            <text:p>120,981</text:p>
          </table:table-cell>
          <table:table-cell office:value-type="float" office:value="75.400968" calcext:value-type="float">
            <text:p>75,400968</text:p>
          </table:table-cell>
          <table:table-cell/>
          <table:table-cell office:value-type="float" office:value="938.515" calcext:value-type="float">
            <text:p>938,515</text:p>
          </table:table-cell>
          <table:table-cell office:value-type="float" office:value="889.223151" calcext:value-type="float">
            <text:p>889,223151</text:p>
          </table:table-cell>
          <table:table-cell table:number-columns-repeated="7"/>
        </table:table-row>
        <table:table-row table:style-name="ro1">
          <table:table-cell office:value-type="float" office:value="53.634" calcext:value-type="float">
            <text:p>53,634</text:p>
          </table:table-cell>
          <table:table-cell office:value-type="float" office:value="4.380334" calcext:value-type="float">
            <text:p>4,380334</text:p>
          </table:table-cell>
          <table:table-cell/>
          <table:table-cell office:value-type="float" office:value="122.325" calcext:value-type="float">
            <text:p>122,325</text:p>
          </table:table-cell>
          <table:table-cell office:value-type="float" office:value="75.355262" calcext:value-type="float">
            <text:p>75,355262</text:p>
          </table:table-cell>
          <table:table-cell/>
          <table:table-cell office:value-type="float" office:value="928.395" calcext:value-type="float">
            <text:p>928,395</text:p>
          </table:table-cell>
          <table:table-cell office:value-type="float" office:value="888.51068" calcext:value-type="float">
            <text:p>888,51068</text:p>
          </table:table-cell>
          <table:table-cell table:number-columns-repeated="7"/>
        </table:table-row>
        <table:table-row table:style-name="ro1">
          <table:table-cell office:value-type="float" office:value="49.472" calcext:value-type="float">
            <text:p>49,472</text:p>
          </table:table-cell>
          <table:table-cell office:value-type="float" office:value="4.064782" calcext:value-type="float">
            <text:p>4,064782</text:p>
          </table:table-cell>
          <table:table-cell/>
          <table:table-cell office:value-type="float" office:value="120.106" calcext:value-type="float">
            <text:p>120,106</text:p>
          </table:table-cell>
          <table:table-cell office:value-type="float" office:value="75.332544" calcext:value-type="float">
            <text:p>75,332544</text:p>
          </table:table-cell>
          <table:table-cell/>
          <table:table-cell office:value-type="float" office:value="932.278" calcext:value-type="float">
            <text:p>932,278</text:p>
          </table:table-cell>
          <table:table-cell office:value-type="float" office:value="886.897845" calcext:value-type="float">
            <text:p>886,897845</text:p>
          </table:table-cell>
          <table:table-cell table:number-columns-repeated="7"/>
        </table:table-row>
        <table:table-row table:style-name="ro1">
          <table:table-cell office:value-type="float" office:value="51.861" calcext:value-type="float">
            <text:p>51,861</text:p>
          </table:table-cell>
          <table:table-cell office:value-type="float" office:value="3.48045" calcext:value-type="float">
            <text:p>3,48045</text:p>
          </table:table-cell>
          <table:table-cell/>
          <table:table-cell office:value-type="float" office:value="120.535" calcext:value-type="float">
            <text:p>120,535</text:p>
          </table:table-cell>
          <table:table-cell office:value-type="float" office:value="75.330718" calcext:value-type="float">
            <text:p>75,330718</text:p>
          </table:table-cell>
          <table:table-cell/>
          <table:table-cell office:value-type="float" office:value="931.894" calcext:value-type="float">
            <text:p>931,894</text:p>
          </table:table-cell>
          <table:table-cell office:value-type="float" office:value="886.631353" calcext:value-type="float">
            <text:p>886,631353</text:p>
          </table:table-cell>
          <table:table-cell table:number-columns-repeated="7"/>
        </table:table-row>
        <table:table-row table:style-name="ro1">
          <table:table-cell office:value-type="float" office:value="53.004" calcext:value-type="float">
            <text:p>53,004</text:p>
          </table:table-cell>
          <table:table-cell office:value-type="float" office:value="3.054896" calcext:value-type="float">
            <text:p>3,054896</text:p>
          </table:table-cell>
          <table:table-cell/>
          <table:table-cell office:value-type="float" office:value="119.052" calcext:value-type="float">
            <text:p>119,052</text:p>
          </table:table-cell>
          <table:table-cell office:value-type="float" office:value="75.304842" calcext:value-type="float">
            <text:p>75,304842</text:p>
          </table:table-cell>
          <table:table-cell/>
          <table:table-cell office:value-type="float" office:value="927.384" calcext:value-type="float">
            <text:p>927,384</text:p>
          </table:table-cell>
          <table:table-cell office:value-type="float" office:value="886.346687" calcext:value-type="float">
            <text:p>886,346687</text:p>
          </table:table-cell>
          <table:table-cell table:number-columns-repeated="7"/>
        </table:table-row>
        <table:table-row table:style-name="ro1">
          <table:table-cell office:value-type="float" office:value="52.206" calcext:value-type="float">
            <text:p>52,206</text:p>
          </table:table-cell>
          <table:table-cell office:value-type="float" office:value="2.95742" calcext:value-type="float">
            <text:p>2,95742</text:p>
          </table:table-cell>
          <table:table-cell/>
          <table:table-cell office:value-type="float" office:value="125.974" calcext:value-type="float">
            <text:p>125,974</text:p>
          </table:table-cell>
          <table:table-cell office:value-type="float" office:value="75.262541" calcext:value-type="float">
            <text:p>75,262541</text:p>
          </table:table-cell>
          <table:table-cell/>
          <table:table-cell office:value-type="float" office:value="925.988" calcext:value-type="float">
            <text:p>925,988</text:p>
          </table:table-cell>
          <table:table-cell office:value-type="float" office:value="886.123069" calcext:value-type="float">
            <text:p>886,123069</text:p>
          </table:table-cell>
          <table:table-cell table:number-columns-repeated="7"/>
        </table:table-row>
        <table:table-row table:style-name="ro1">
          <table:table-cell office:value-type="float" office:value="55.08" calcext:value-type="float">
            <text:p>55,08</text:p>
          </table:table-cell>
          <table:table-cell office:value-type="float" office:value="2.931319" calcext:value-type="float">
            <text:p>2,931319</text:p>
          </table:table-cell>
          <table:table-cell/>
          <table:table-cell office:value-type="float" office:value="121.029" calcext:value-type="float">
            <text:p>121,029</text:p>
          </table:table-cell>
          <table:table-cell office:value-type="float" office:value="75.207584" calcext:value-type="float">
            <text:p>75,207584</text:p>
          </table:table-cell>
          <table:table-cell/>
          <table:table-cell office:value-type="float" office:value="943.504" calcext:value-type="float">
            <text:p>943,504</text:p>
          </table:table-cell>
          <table:table-cell office:value-type="float" office:value="884.863589" calcext:value-type="float">
            <text:p>884,863589</text:p>
          </table:table-cell>
          <table:table-cell table:number-columns-repeated="7"/>
        </table:table-row>
        <table:table-row table:style-name="ro1">
          <table:table-cell office:value-type="float" office:value="57.136" calcext:value-type="float">
            <text:p>57,136</text:p>
          </table:table-cell>
          <table:table-cell office:value-type="float" office:value="2.750586" calcext:value-type="float">
            <text:p>2,750586</text:p>
          </table:table-cell>
          <table:table-cell/>
          <table:table-cell office:value-type="float" office:value="117.983" calcext:value-type="float">
            <text:p>117,983</text:p>
          </table:table-cell>
          <table:table-cell office:value-type="float" office:value="75.101902" calcext:value-type="float">
            <text:p>75,101902</text:p>
          </table:table-cell>
          <table:table-cell/>
          <table:table-cell office:value-type="float" office:value="937.22" calcext:value-type="float">
            <text:p>937,22</text:p>
          </table:table-cell>
          <table:table-cell office:value-type="float" office:value="884.643931" calcext:value-type="float">
            <text:p>884,643931</text:p>
          </table:table-cell>
          <table:table-cell table:number-columns-repeated="7"/>
        </table:table-row>
        <table:table-row table:style-name="ro1">
          <table:table-cell office:value-type="float" office:value="51.361" calcext:value-type="float">
            <text:p>51,361</text:p>
          </table:table-cell>
          <table:table-cell office:value-type="float" office:value="2.743765" calcext:value-type="float">
            <text:p>2,743765</text:p>
          </table:table-cell>
          <table:table-cell/>
          <table:table-cell office:value-type="float" office:value="118.233" calcext:value-type="float">
            <text:p>118,233</text:p>
          </table:table-cell>
          <table:table-cell office:value-type="float" office:value="75.079666" calcext:value-type="float">
            <text:p>75,079666</text:p>
          </table:table-cell>
          <table:table-cell/>
          <table:table-cell office:value-type="float" office:value="927.696" calcext:value-type="float">
            <text:p>927,696</text:p>
          </table:table-cell>
          <table:table-cell office:value-type="float" office:value="884.331673" calcext:value-type="float">
            <text:p>884,331673</text:p>
          </table:table-cell>
          <table:table-cell table:number-columns-repeated="7"/>
        </table:table-row>
        <table:table-row table:style-name="ro1">
          <table:table-cell office:value-type="float" office:value="48.57" calcext:value-type="float">
            <text:p>48,57</text:p>
          </table:table-cell>
          <table:table-cell office:value-type="float" office:value="2.663913" calcext:value-type="float">
            <text:p>2,663913</text:p>
          </table:table-cell>
          <table:table-cell/>
          <table:table-cell office:value-type="float" office:value="122.201" calcext:value-type="float">
            <text:p>122,201</text:p>
          </table:table-cell>
          <table:table-cell office:value-type="float" office:value="75.03876" calcext:value-type="float">
            <text:p>75,03876</text:p>
          </table:table-cell>
          <table:table-cell/>
          <table:table-cell office:value-type="float" office:value="924.058" calcext:value-type="float">
            <text:p>924,058</text:p>
          </table:table-cell>
          <table:table-cell office:value-type="float" office:value="883.485631" calcext:value-type="float">
            <text:p>883,485631</text:p>
          </table:table-cell>
          <table:table-cell table:number-columns-repeated="7"/>
        </table:table-row>
        <table:table-row table:style-name="ro1">
          <table:table-cell office:value-type="float" office:value="51.065" calcext:value-type="float">
            <text:p>51,065</text:p>
          </table:table-cell>
          <table:table-cell office:value-type="float" office:value="2.656862" calcext:value-type="float">
            <text:p>2,656862</text:p>
          </table:table-cell>
          <table:table-cell/>
          <table:table-cell office:value-type="float" office:value="118.363" calcext:value-type="float">
            <text:p>118,363</text:p>
          </table:table-cell>
          <table:table-cell office:value-type="float" office:value="74.994788" calcext:value-type="float">
            <text:p>74,994788</text:p>
          </table:table-cell>
          <table:table-cell/>
          <table:table-cell office:value-type="float" office:value="926.258" calcext:value-type="float">
            <text:p>926,258</text:p>
          </table:table-cell>
          <table:table-cell office:value-type="float" office:value="883.403429" calcext:value-type="float">
            <text:p>883,403429</text:p>
          </table:table-cell>
          <table:table-cell table:number-columns-repeated="7"/>
        </table:table-row>
        <table:table-row table:style-name="ro1">
          <table:table-cell office:value-type="float" office:value="50.93" calcext:value-type="float">
            <text:p>50,93</text:p>
          </table:table-cell>
          <table:table-cell office:value-type="float" office:value="2.628619" calcext:value-type="float">
            <text:p>2,628619</text:p>
          </table:table-cell>
          <table:table-cell/>
          <table:table-cell office:value-type="float" office:value="121.07" calcext:value-type="float">
            <text:p>121,07</text:p>
          </table:table-cell>
          <table:table-cell office:value-type="float" office:value="74.99448" calcext:value-type="float">
            <text:p>74,99448</text:p>
          </table:table-cell>
          <table:table-cell/>
          <table:table-cell office:value-type="float" office:value="938.671" calcext:value-type="float">
            <text:p>938,671</text:p>
          </table:table-cell>
          <table:table-cell office:value-type="float" office:value="883.351797" calcext:value-type="float">
            <text:p>883,351797</text:p>
          </table:table-cell>
          <table:table-cell table:number-columns-repeated="7"/>
        </table:table-row>
        <table:table-row table:style-name="ro1">
          <table:table-cell office:value-type="float" office:value="52.464" calcext:value-type="float">
            <text:p>52,464</text:p>
          </table:table-cell>
          <table:table-cell office:value-type="float" office:value="2.616036" calcext:value-type="float">
            <text:p>2,616036</text:p>
          </table:table-cell>
          <table:table-cell/>
          <table:table-cell office:value-type="float" office:value="120.613" calcext:value-type="float">
            <text:p>120,613</text:p>
          </table:table-cell>
          <table:table-cell office:value-type="float" office:value="74.976325" calcext:value-type="float">
            <text:p>74,976325</text:p>
          </table:table-cell>
          <table:table-cell/>
          <table:table-cell office:value-type="float" office:value="924.69" calcext:value-type="float">
            <text:p>924,69</text:p>
          </table:table-cell>
          <table:table-cell office:value-type="float" office:value="883.183819" calcext:value-type="float">
            <text:p>883,183819</text:p>
          </table:table-cell>
          <table:table-cell table:number-columns-repeated="7"/>
        </table:table-row>
        <table:table-row table:style-name="ro1">
          <table:table-cell office:value-type="float" office:value="53.076" calcext:value-type="float">
            <text:p>53,076</text:p>
          </table:table-cell>
          <table:table-cell office:value-type="float" office:value="2.604819" calcext:value-type="float">
            <text:p>2,604819</text:p>
          </table:table-cell>
          <table:table-cell/>
          <table:table-cell office:value-type="float" office:value="119.007" calcext:value-type="float">
            <text:p>119,007</text:p>
          </table:table-cell>
          <table:table-cell office:value-type="float" office:value="74.954791" calcext:value-type="float">
            <text:p>74,954791</text:p>
          </table:table-cell>
          <table:table-cell/>
          <table:table-cell office:value-type="float" office:value="924.613" calcext:value-type="float">
            <text:p>924,613</text:p>
          </table:table-cell>
          <table:table-cell office:value-type="float" office:value="883.086465" calcext:value-type="float">
            <text:p>883,086465</text:p>
          </table:table-cell>
          <table:table-cell table:number-columns-repeated="7"/>
        </table:table-row>
        <table:table-row table:style-name="ro1">
          <table:table-cell office:value-type="float" office:value="48.747" calcext:value-type="float">
            <text:p>48,747</text:p>
          </table:table-cell>
          <table:table-cell office:value-type="float" office:value="2.567228" calcext:value-type="float">
            <text:p>2,567228</text:p>
          </table:table-cell>
          <table:table-cell/>
          <table:table-cell office:value-type="float" office:value="119.993" calcext:value-type="float">
            <text:p>119,993</text:p>
          </table:table-cell>
          <table:table-cell office:value-type="float" office:value="74.934002" calcext:value-type="float">
            <text:p>74,934002</text:p>
          </table:table-cell>
          <table:table-cell/>
          <table:table-cell office:value-type="float" office:value="922.089" calcext:value-type="float">
            <text:p>922,089</text:p>
          </table:table-cell>
          <table:table-cell office:value-type="float" office:value="882.915616" calcext:value-type="float">
            <text:p>882,915616</text:p>
          </table:table-cell>
          <table:table-cell table:number-columns-repeated="7"/>
        </table:table-row>
        <table:table-row table:style-name="ro1">
          <table:table-cell office:value-type="float" office:value="86.73" calcext:value-type="float">
            <text:p>86,73</text:p>
          </table:table-cell>
          <table:table-cell office:value-type="float" office:value="2.560492" calcext:value-type="float">
            <text:p>2,560492</text:p>
          </table:table-cell>
          <table:table-cell/>
          <table:table-cell office:value-type="float" office:value="122.165" calcext:value-type="float">
            <text:p>122,165</text:p>
          </table:table-cell>
          <table:table-cell office:value-type="float" office:value="74.913536" calcext:value-type="float">
            <text:p>74,913536</text:p>
          </table:table-cell>
          <table:table-cell/>
          <table:table-cell office:value-type="float" office:value="924.263" calcext:value-type="float">
            <text:p>924,263</text:p>
          </table:table-cell>
          <table:table-cell office:value-type="float" office:value="882.699302" calcext:value-type="float">
            <text:p>882,699302</text:p>
          </table:table-cell>
          <table:table-cell table:number-columns-repeated="7"/>
        </table:table-row>
        <table:table-row table:style-name="ro1">
          <table:table-cell office:value-type="float" office:value="50.54" calcext:value-type="float">
            <text:p>50,54</text:p>
          </table:table-cell>
          <table:table-cell office:value-type="float" office:value="2.552533" calcext:value-type="float">
            <text:p>2,552533</text:p>
          </table:table-cell>
          <table:table-cell/>
          <table:table-cell office:value-type="float" office:value="124.154" calcext:value-type="float">
            <text:p>124,154</text:p>
          </table:table-cell>
          <table:table-cell office:value-type="float" office:value="74.908397" calcext:value-type="float">
            <text:p>74,908397</text:p>
          </table:table-cell>
          <table:table-cell/>
          <table:table-cell office:value-type="float" office:value="940.451" calcext:value-type="float">
            <text:p>940,451</text:p>
          </table:table-cell>
          <table:table-cell office:value-type="float" office:value="882.457689" calcext:value-type="float">
            <text:p>882,457689</text:p>
          </table:table-cell>
          <table:table-cell table:number-columns-repeated="7"/>
        </table:table-row>
        <table:table-row table:style-name="ro1">
          <table:table-cell office:value-type="float" office:value="155.571" calcext:value-type="float">
            <text:p>155,571</text:p>
          </table:table-cell>
          <table:table-cell office:value-type="float" office:value="2.549159" calcext:value-type="float">
            <text:p>2,549159</text:p>
          </table:table-cell>
          <table:table-cell/>
          <table:table-cell office:value-type="float" office:value="119.607" calcext:value-type="float">
            <text:p>119,607</text:p>
          </table:table-cell>
          <table:table-cell office:value-type="float" office:value="74.90366" calcext:value-type="float">
            <text:p>74,90366</text:p>
          </table:table-cell>
          <table:table-cell/>
          <table:table-cell office:value-type="float" office:value="923.465" calcext:value-type="float">
            <text:p>923,465</text:p>
          </table:table-cell>
          <table:table-cell office:value-type="float" office:value="882.346453" calcext:value-type="float">
            <text:p>882,346453</text:p>
          </table:table-cell>
          <table:table-cell table:number-columns-repeated="7"/>
        </table:table-row>
        <table:table-row table:style-name="ro1">
          <table:table-cell office:value-type="float" office:value="50.996" calcext:value-type="float">
            <text:p>50,996</text:p>
          </table:table-cell>
          <table:table-cell office:value-type="float" office:value="2.532612" calcext:value-type="float">
            <text:p>2,532612</text:p>
          </table:table-cell>
          <table:table-cell/>
          <table:table-cell office:value-type="float" office:value="120.356" calcext:value-type="float">
            <text:p>120,356</text:p>
          </table:table-cell>
          <table:table-cell office:value-type="float" office:value="74.899797" calcext:value-type="float">
            <text:p>74,899797</text:p>
          </table:table-cell>
          <table:table-cell/>
          <table:table-cell office:value-type="float" office:value="924.132" calcext:value-type="float">
            <text:p>924,132</text:p>
          </table:table-cell>
          <table:table-cell office:value-type="float" office:value="882.004087" calcext:value-type="float">
            <text:p>882,004087</text:p>
          </table:table-cell>
          <table:table-cell table:number-columns-repeated="7"/>
        </table:table-row>
        <table:table-row table:style-name="ro1">
          <table:table-cell office:value-type="float" office:value="52.339" calcext:value-type="float">
            <text:p>52,339</text:p>
          </table:table-cell>
          <table:table-cell office:value-type="float" office:value="2.523967" calcext:value-type="float">
            <text:p>2,523967</text:p>
          </table:table-cell>
          <table:table-cell/>
          <table:table-cell office:value-type="float" office:value="118.886" calcext:value-type="float">
            <text:p>118,886</text:p>
          </table:table-cell>
          <table:table-cell office:value-type="float" office:value="74.875497" calcext:value-type="float">
            <text:p>74,875497</text:p>
          </table:table-cell>
          <table:table-cell/>
          <table:table-cell office:value-type="float" office:value="923.846" calcext:value-type="float">
            <text:p>923,846</text:p>
          </table:table-cell>
          <table:table-cell office:value-type="float" office:value="881.946739" calcext:value-type="float">
            <text:p>881,946739</text:p>
          </table:table-cell>
          <table:table-cell table:number-columns-repeated="7"/>
        </table:table-row>
        <table:table-row table:style-name="ro1">
          <table:table-cell office:value-type="float" office:value="52.682" calcext:value-type="float">
            <text:p>52,682</text:p>
          </table:table-cell>
          <table:table-cell office:value-type="float" office:value="2.518066" calcext:value-type="float">
            <text:p>2,518066</text:p>
          </table:table-cell>
          <table:table-cell/>
          <table:table-cell office:value-type="float" office:value="122.604" calcext:value-type="float">
            <text:p>122,604</text:p>
          </table:table-cell>
          <table:table-cell office:value-type="float" office:value="74.86627" calcext:value-type="float">
            <text:p>74,86627</text:p>
          </table:table-cell>
          <table:table-cell/>
          <table:table-cell office:value-type="float" office:value="924.139" calcext:value-type="float">
            <text:p>924,139</text:p>
          </table:table-cell>
          <table:table-cell office:value-type="float" office:value="881.507425" calcext:value-type="float">
            <text:p>881,507425</text:p>
          </table:table-cell>
          <table:table-cell table:number-columns-repeated="7"/>
        </table:table-row>
        <table:table-row table:style-name="ro1">
          <table:table-cell office:value-type="float" office:value="50.851" calcext:value-type="float">
            <text:p>50,851</text:p>
          </table:table-cell>
          <table:table-cell office:value-type="float" office:value="2.515887" calcext:value-type="float">
            <text:p>2,515887</text:p>
          </table:table-cell>
          <table:table-cell/>
          <table:table-cell office:value-type="float" office:value="119.49" calcext:value-type="float">
            <text:p>119,49</text:p>
          </table:table-cell>
          <table:table-cell office:value-type="float" office:value="74.845135" calcext:value-type="float">
            <text:p>74,845135</text:p>
          </table:table-cell>
          <table:table-cell/>
          <table:table-cell office:value-type="float" office:value="923.707" calcext:value-type="float">
            <text:p>923,707</text:p>
          </table:table-cell>
          <table:table-cell office:value-type="float" office:value="881.432595" calcext:value-type="float">
            <text:p>881,432595</text:p>
          </table:table-cell>
          <table:table-cell table:number-columns-repeated="7"/>
        </table:table-row>
        <table:table-row table:style-name="ro1">
          <table:table-cell office:value-type="float" office:value="54.29" calcext:value-type="float">
            <text:p>54,29</text:p>
          </table:table-cell>
          <table:table-cell office:value-type="float" office:value="2.514845" calcext:value-type="float">
            <text:p>2,514845</text:p>
          </table:table-cell>
          <table:table-cell/>
          <table:table-cell office:value-type="float" office:value="116.825" calcext:value-type="float">
            <text:p>116,825</text:p>
          </table:table-cell>
          <table:table-cell office:value-type="float" office:value="74.843654" calcext:value-type="float">
            <text:p>74,843654</text:p>
          </table:table-cell>
          <table:table-cell/>
          <table:table-cell office:value-type="float" office:value="922.905" calcext:value-type="float">
            <text:p>922,905</text:p>
          </table:table-cell>
          <table:table-cell office:value-type="float" office:value="881.237269" calcext:value-type="float">
            <text:p>881,237269</text:p>
          </table:table-cell>
          <table:table-cell table:number-columns-repeated="7"/>
        </table:table-row>
        <table:table-row table:style-name="ro1">
          <table:table-cell office:value-type="float" office:value="50.443" calcext:value-type="float">
            <text:p>50,443</text:p>
          </table:table-cell>
          <table:table-cell office:value-type="float" office:value="2.514208" calcext:value-type="float">
            <text:p>2,514208</text:p>
          </table:table-cell>
          <table:table-cell/>
          <table:table-cell office:value-type="float" office:value="131.508" calcext:value-type="float">
            <text:p>131,508</text:p>
          </table:table-cell>
          <table:table-cell office:value-type="float" office:value="74.834052" calcext:value-type="float">
            <text:p>74,834052</text:p>
          </table:table-cell>
          <table:table-cell/>
          <table:table-cell office:value-type="float" office:value="922.517" calcext:value-type="float">
            <text:p>922,517</text:p>
          </table:table-cell>
          <table:table-cell office:value-type="float" office:value="881.200649" calcext:value-type="float">
            <text:p>881,200649</text:p>
          </table:table-cell>
          <table:table-cell table:number-columns-repeated="7"/>
        </table:table-row>
        <table:table-row table:style-name="ro1">
          <table:table-cell office:value-type="float" office:value="53.147" calcext:value-type="float">
            <text:p>53,147</text:p>
          </table:table-cell>
          <table:table-cell office:value-type="float" office:value="2.512078" calcext:value-type="float">
            <text:p>2,512078</text:p>
          </table:table-cell>
          <table:table-cell/>
          <table:table-cell office:value-type="float" office:value="120.537" calcext:value-type="float">
            <text:p>120,537</text:p>
          </table:table-cell>
          <table:table-cell office:value-type="float" office:value="74.774871" calcext:value-type="float">
            <text:p>74,774871</text:p>
          </table:table-cell>
          <table:table-cell/>
          <table:table-cell office:value-type="float" office:value="924.22" calcext:value-type="float">
            <text:p>924,22</text:p>
          </table:table-cell>
          <table:table-cell office:value-type="float" office:value="881.020269" calcext:value-type="float">
            <text:p>881,020269</text:p>
          </table:table-cell>
          <table:table-cell table:number-columns-repeated="7"/>
        </table:table-row>
        <table:table-row table:style-name="ro1">
          <table:table-cell office:value-type="float" office:value="50.564" calcext:value-type="float">
            <text:p>50,564</text:p>
          </table:table-cell>
          <table:table-cell office:value-type="float" office:value="2.502181" calcext:value-type="float">
            <text:p>2,502181</text:p>
          </table:table-cell>
          <table:table-cell/>
          <table:table-cell office:value-type="float" office:value="118.193" calcext:value-type="float">
            <text:p>118,193</text:p>
          </table:table-cell>
          <table:table-cell office:value-type="float" office:value="74.774207" calcext:value-type="float">
            <text:p>74,774207</text:p>
          </table:table-cell>
          <table:table-cell/>
          <table:table-cell office:value-type="float" office:value="920.054" calcext:value-type="float">
            <text:p>920,054</text:p>
          </table:table-cell>
          <table:table-cell office:value-type="float" office:value="880.992065" calcext:value-type="float">
            <text:p>880,992065</text:p>
          </table:table-cell>
          <table:table-cell table:number-columns-repeated="7"/>
        </table:table-row>
        <table:table-row table:style-name="ro1">
          <table:table-cell office:value-type="float" office:value="50.469" calcext:value-type="float">
            <text:p>50,469</text:p>
          </table:table-cell>
          <table:table-cell office:value-type="float" office:value="2.487029" calcext:value-type="float">
            <text:p>2,487029</text:p>
          </table:table-cell>
          <table:table-cell/>
          <table:table-cell office:value-type="float" office:value="117.236" calcext:value-type="float">
            <text:p>117,236</text:p>
          </table:table-cell>
          <table:table-cell office:value-type="float" office:value="74.754633" calcext:value-type="float">
            <text:p>74,754633</text:p>
          </table:table-cell>
          <table:table-cell/>
          <table:table-cell office:value-type="float" office:value="921.896" calcext:value-type="float">
            <text:p>921,896</text:p>
          </table:table-cell>
          <table:table-cell office:value-type="float" office:value="880.615745" calcext:value-type="float">
            <text:p>880,615745</text:p>
          </table:table-cell>
          <table:table-cell table:number-columns-repeated="7"/>
        </table:table-row>
        <table:table-row table:style-name="ro1">
          <table:table-cell office:value-type="float" office:value="52.965" calcext:value-type="float">
            <text:p>52,965</text:p>
          </table:table-cell>
          <table:table-cell office:value-type="float" office:value="2.486777" calcext:value-type="float">
            <text:p>2,486777</text:p>
          </table:table-cell>
          <table:table-cell/>
          <table:table-cell office:value-type="float" office:value="119.816" calcext:value-type="float">
            <text:p>119,816</text:p>
          </table:table-cell>
          <table:table-cell office:value-type="float" office:value="74.728211" calcext:value-type="float">
            <text:p>74,728211</text:p>
          </table:table-cell>
          <table:table-cell/>
          <table:table-cell office:value-type="float" office:value="985.922" calcext:value-type="float">
            <text:p>985,922</text:p>
          </table:table-cell>
          <table:table-cell office:value-type="float" office:value="880.434124" calcext:value-type="float">
            <text:p>880,434124</text:p>
          </table:table-cell>
          <table:table-cell table:number-columns-repeated="7"/>
        </table:table-row>
        <table:table-row table:style-name="ro1">
          <table:table-cell office:value-type="float" office:value="51.375" calcext:value-type="float">
            <text:p>51,375</text:p>
          </table:table-cell>
          <table:table-cell office:value-type="float" office:value="2.483446" calcext:value-type="float">
            <text:p>2,483446</text:p>
          </table:table-cell>
          <table:table-cell/>
          <table:table-cell office:value-type="float" office:value="119.024" calcext:value-type="float">
            <text:p>119,024</text:p>
          </table:table-cell>
          <table:table-cell office:value-type="float" office:value="74.705801" calcext:value-type="float">
            <text:p>74,705801</text:p>
          </table:table-cell>
          <table:table-cell/>
          <table:table-cell office:value-type="float" office:value="922.759" calcext:value-type="float">
            <text:p>922,759</text:p>
          </table:table-cell>
          <table:table-cell office:value-type="float" office:value="880.205113" calcext:value-type="float">
            <text:p>880,205113</text:p>
          </table:table-cell>
          <table:table-cell table:number-columns-repeated="7"/>
        </table:table-row>
        <table:table-row table:style-name="ro1">
          <table:table-cell office:value-type="float" office:value="51.822" calcext:value-type="float">
            <text:p>51,822</text:p>
          </table:table-cell>
          <table:table-cell office:value-type="float" office:value="2.477957" calcext:value-type="float">
            <text:p>2,477957</text:p>
          </table:table-cell>
          <table:table-cell/>
          <table:table-cell office:value-type="float" office:value="120.104" calcext:value-type="float">
            <text:p>120,104</text:p>
          </table:table-cell>
          <table:table-cell office:value-type="float" office:value="74.581668" calcext:value-type="float">
            <text:p>74,581668</text:p>
          </table:table-cell>
          <table:table-cell/>
          <table:table-cell office:value-type="float" office:value="922.304" calcext:value-type="float">
            <text:p>922,304</text:p>
          </table:table-cell>
          <table:table-cell office:value-type="float" office:value="879.930649" calcext:value-type="float">
            <text:p>879,930649</text:p>
          </table:table-cell>
          <table:table-cell table:number-columns-repeated="7"/>
        </table:table-row>
        <table:table-row table:style-name="ro1">
          <table:table-cell office:value-type="float" office:value="51.501" calcext:value-type="float">
            <text:p>51,501</text:p>
          </table:table-cell>
          <table:table-cell office:value-type="float" office:value="2.474794" calcext:value-type="float">
            <text:p>2,474794</text:p>
          </table:table-cell>
          <table:table-cell/>
          <table:table-cell office:value-type="float" office:value="121.978" calcext:value-type="float">
            <text:p>121,978</text:p>
          </table:table-cell>
          <table:table-cell office:value-type="float" office:value="73.986721" calcext:value-type="float">
            <text:p>73,986721</text:p>
          </table:table-cell>
          <table:table-cell/>
          <table:table-cell office:value-type="float" office:value="922.498" calcext:value-type="float">
            <text:p>922,498</text:p>
          </table:table-cell>
          <table:table-cell office:value-type="float" office:value="879.862555" calcext:value-type="float">
            <text:p>879,862555</text:p>
          </table:table-cell>
          <table:table-cell table:number-columns-repeated="7"/>
        </table:table-row>
        <table:table-row table:style-name="ro1">
          <table:table-cell office:value-type="float" office:value="50.553" calcext:value-type="float">
            <text:p>50,553</text:p>
          </table:table-cell>
          <table:table-cell office:value-type="float" office:value="2.472168" calcext:value-type="float">
            <text:p>2,472168</text:p>
          </table:table-cell>
          <table:table-cell/>
          <table:table-cell office:value-type="float" office:value="118.788" calcext:value-type="float">
            <text:p>118,788</text:p>
          </table:table-cell>
          <table:table-cell office:value-type="float" office:value="73.617185" calcext:value-type="float">
            <text:p>73,617185</text:p>
          </table:table-cell>
          <table:table-cell/>
          <table:table-cell office:value-type="float" office:value="920.72" calcext:value-type="float">
            <text:p>920,72</text:p>
          </table:table-cell>
          <table:table-cell office:value-type="float" office:value="879.849806" calcext:value-type="float">
            <text:p>879,849806</text:p>
          </table:table-cell>
          <table:table-cell table:number-columns-repeated="7"/>
        </table:table-row>
        <table:table-row table:style-name="ro1">
          <table:table-cell office:value-type="float" office:value="54.836" calcext:value-type="float">
            <text:p>54,836</text:p>
          </table:table-cell>
          <table:table-cell office:value-type="float" office:value="2.469576" calcext:value-type="float">
            <text:p>2,469576</text:p>
          </table:table-cell>
          <table:table-cell/>
          <table:table-cell office:value-type="float" office:value="116.603" calcext:value-type="float">
            <text:p>116,603</text:p>
          </table:table-cell>
          <table:table-cell office:value-type="float" office:value="72.891191" calcext:value-type="float">
            <text:p>72,891191</text:p>
          </table:table-cell>
          <table:table-cell/>
          <table:table-cell office:value-type="float" office:value="922.098" calcext:value-type="float">
            <text:p>922,098</text:p>
          </table:table-cell>
          <table:table-cell office:value-type="float" office:value="879.495643" calcext:value-type="float">
            <text:p>879,495643</text:p>
          </table:table-cell>
          <table:table-cell table:number-columns-repeated="7"/>
        </table:table-row>
        <table:table-row table:style-name="ro1">
          <table:table-cell office:value-type="float" office:value="50.64" calcext:value-type="float">
            <text:p>50,64</text:p>
          </table:table-cell>
          <table:table-cell office:value-type="float" office:value="2.466826" calcext:value-type="float">
            <text:p>2,466826</text:p>
          </table:table-cell>
          <table:table-cell/>
          <table:table-cell office:value-type="float" office:value="119.729" calcext:value-type="float">
            <text:p>119,729</text:p>
          </table:table-cell>
          <table:table-cell office:value-type="float" office:value="72.876257" calcext:value-type="float">
            <text:p>72,876257</text:p>
          </table:table-cell>
          <table:table-cell/>
          <table:table-cell office:value-type="float" office:value="922.961" calcext:value-type="float">
            <text:p>922,961</text:p>
          </table:table-cell>
          <table:table-cell office:value-type="float" office:value="879.487642" calcext:value-type="float">
            <text:p>879,487642</text:p>
          </table:table-cell>
          <table:table-cell table:number-columns-repeated="7"/>
        </table:table-row>
        <table:table-row table:style-name="ro1">
          <table:table-cell office:value-type="float" office:value="52.204" calcext:value-type="float">
            <text:p>52,204</text:p>
          </table:table-cell>
          <table:table-cell office:value-type="float" office:value="2.466097" calcext:value-type="float">
            <text:p>2,466097</text:p>
          </table:table-cell>
          <table:table-cell/>
          <table:table-cell office:value-type="float" office:value="123.945" calcext:value-type="float">
            <text:p>123,945</text:p>
          </table:table-cell>
          <table:table-cell office:value-type="float" office:value="72.465556" calcext:value-type="float">
            <text:p>72,465556</text:p>
          </table:table-cell>
          <table:table-cell/>
          <table:table-cell office:value-type="float" office:value="921.517" calcext:value-type="float">
            <text:p>921,517</text:p>
          </table:table-cell>
          <table:table-cell office:value-type="float" office:value="879.353642" calcext:value-type="float">
            <text:p>879,353642</text:p>
          </table:table-cell>
          <table:table-cell table:number-columns-repeated="7"/>
        </table:table-row>
        <table:table-row table:style-name="ro1">
          <table:table-cell office:value-type="float" office:value="51.135" calcext:value-type="float">
            <text:p>51,135</text:p>
          </table:table-cell>
          <table:table-cell office:value-type="float" office:value="2.461859" calcext:value-type="float">
            <text:p>2,461859</text:p>
          </table:table-cell>
          <table:table-cell/>
          <table:table-cell office:value-type="float" office:value="117.91" calcext:value-type="float">
            <text:p>117,91</text:p>
          </table:table-cell>
          <table:table-cell office:value-type="float" office:value="71.360072" calcext:value-type="float">
            <text:p>71,360072</text:p>
          </table:table-cell>
          <table:table-cell/>
          <table:table-cell office:value-type="float" office:value="921.717" calcext:value-type="float">
            <text:p>921,717</text:p>
          </table:table-cell>
          <table:table-cell office:value-type="float" office:value="879.157817" calcext:value-type="float">
            <text:p>879,157817</text:p>
          </table:table-cell>
          <table:table-cell table:number-columns-repeated="7"/>
        </table:table-row>
        <table:table-row table:style-name="ro1">
          <table:table-cell office:value-type="float" office:value="54.474" calcext:value-type="float">
            <text:p>54,474</text:p>
          </table:table-cell>
          <table:table-cell office:value-type="float" office:value="2.460476" calcext:value-type="float">
            <text:p>2,460476</text:p>
          </table:table-cell>
          <table:table-cell/>
          <table:table-cell office:value-type="float" office:value="117.391" calcext:value-type="float">
            <text:p>117,391</text:p>
          </table:table-cell>
          <table:table-cell office:value-type="float" office:value="71.323723" calcext:value-type="float">
            <text:p>71,323723</text:p>
          </table:table-cell>
          <table:table-cell/>
          <table:table-cell office:value-type="float" office:value="918.984" calcext:value-type="float">
            <text:p>918,984</text:p>
          </table:table-cell>
          <table:table-cell office:value-type="float" office:value="879.071831" calcext:value-type="float">
            <text:p>879,071831</text:p>
          </table:table-cell>
          <table:table-cell table:number-columns-repeated="7"/>
        </table:table-row>
        <table:table-row table:style-name="ro1">
          <table:table-cell office:value-type="float" office:value="57.735" calcext:value-type="float">
            <text:p>57,735</text:p>
          </table:table-cell>
          <table:table-cell office:value-type="float" office:value="2.458234" calcext:value-type="float">
            <text:p>2,458234</text:p>
          </table:table-cell>
          <table:table-cell/>
          <table:table-cell office:value-type="float" office:value="121.7" calcext:value-type="float">
            <text:p>121,7</text:p>
          </table:table-cell>
          <table:table-cell office:value-type="float" office:value="71.297135" calcext:value-type="float">
            <text:p>71,297135</text:p>
          </table:table-cell>
          <table:table-cell/>
          <table:table-cell office:value-type="float" office:value="936.413" calcext:value-type="float">
            <text:p>936,413</text:p>
          </table:table-cell>
          <table:table-cell office:value-type="float" office:value="878.963616" calcext:value-type="float">
            <text:p>878,963616</text:p>
          </table:table-cell>
          <table:table-cell table:number-columns-repeated="7"/>
        </table:table-row>
        <table:table-row table:style-name="ro1">
          <table:table-cell office:value-type="float" office:value="52.383" calcext:value-type="float">
            <text:p>52,383</text:p>
          </table:table-cell>
          <table:table-cell office:value-type="float" office:value="2.452768" calcext:value-type="float">
            <text:p>2,452768</text:p>
          </table:table-cell>
          <table:table-cell/>
          <table:table-cell office:value-type="float" office:value="114.968" calcext:value-type="float">
            <text:p>114,968</text:p>
          </table:table-cell>
          <table:table-cell office:value-type="float" office:value="71.296267" calcext:value-type="float">
            <text:p>71,296267</text:p>
          </table:table-cell>
          <table:table-cell/>
          <table:table-cell office:value-type="float" office:value="920.794" calcext:value-type="float">
            <text:p>920,794</text:p>
          </table:table-cell>
          <table:table-cell office:value-type="float" office:value="878.953033" calcext:value-type="float">
            <text:p>878,953033</text:p>
          </table:table-cell>
          <table:table-cell table:number-columns-repeated="7"/>
        </table:table-row>
        <table:table-row table:style-name="ro1">
          <table:table-cell office:value-type="float" office:value="148.222" calcext:value-type="float">
            <text:p>148,222</text:p>
          </table:table-cell>
          <table:table-cell office:value-type="float" office:value="2.451783" calcext:value-type="float">
            <text:p>2,451783</text:p>
          </table:table-cell>
          <table:table-cell/>
          <table:table-cell office:value-type="float" office:value="115.592" calcext:value-type="float">
            <text:p>115,592</text:p>
          </table:table-cell>
          <table:table-cell office:value-type="float" office:value="71.153033" calcext:value-type="float">
            <text:p>71,153033</text:p>
          </table:table-cell>
          <table:table-cell/>
          <table:table-cell office:value-type="float" office:value="919.223" calcext:value-type="float">
            <text:p>919,223</text:p>
          </table:table-cell>
          <table:table-cell office:value-type="float" office:value="878.882988" calcext:value-type="float">
            <text:p>878,882988</text:p>
          </table:table-cell>
          <table:table-cell table:number-columns-repeated="7"/>
        </table:table-row>
        <table:table-row table:style-name="ro1">
          <table:table-cell office:value-type="float" office:value="55.387" calcext:value-type="float">
            <text:p>55,387</text:p>
          </table:table-cell>
          <table:table-cell office:value-type="float" office:value="2.451007" calcext:value-type="float">
            <text:p>2,451007</text:p>
          </table:table-cell>
          <table:table-cell/>
          <table:table-cell office:value-type="float" office:value="117.787" calcext:value-type="float">
            <text:p>117,787</text:p>
          </table:table-cell>
          <table:table-cell office:value-type="float" office:value="71.147671" calcext:value-type="float">
            <text:p>71,147671</text:p>
          </table:table-cell>
          <table:table-cell/>
          <table:table-cell office:value-type="float" office:value="921.709" calcext:value-type="float">
            <text:p>921,709</text:p>
          </table:table-cell>
          <table:table-cell office:value-type="float" office:value="878.828543" calcext:value-type="float">
            <text:p>878,828543</text:p>
          </table:table-cell>
          <table:table-cell table:number-columns-repeated="7"/>
        </table:table-row>
        <table:table-row table:style-name="ro1">
          <table:table-cell office:value-type="float" office:value="52.317" calcext:value-type="float">
            <text:p>52,317</text:p>
          </table:table-cell>
          <table:table-cell office:value-type="float" office:value="2.450713" calcext:value-type="float">
            <text:p>2,450713</text:p>
          </table:table-cell>
          <table:table-cell/>
          <table:table-cell office:value-type="float" office:value="115.582" calcext:value-type="float">
            <text:p>115,582</text:p>
          </table:table-cell>
          <table:table-cell office:value-type="float" office:value="70.985443" calcext:value-type="float">
            <text:p>70,985443</text:p>
          </table:table-cell>
          <table:table-cell/>
          <table:table-cell office:value-type="float" office:value="918.963" calcext:value-type="float">
            <text:p>918,963</text:p>
          </table:table-cell>
          <table:table-cell office:value-type="float" office:value="878.818563" calcext:value-type="float">
            <text:p>878,818563</text:p>
          </table:table-cell>
          <table:table-cell table:number-columns-repeated="7"/>
        </table:table-row>
        <table:table-row table:style-name="ro1">
          <table:table-cell office:value-type="float" office:value="51.031" calcext:value-type="float">
            <text:p>51,031</text:p>
          </table:table-cell>
          <table:table-cell office:value-type="float" office:value="2.450102" calcext:value-type="float">
            <text:p>2,450102</text:p>
          </table:table-cell>
          <table:table-cell/>
          <table:table-cell office:value-type="float" office:value="119.082" calcext:value-type="float">
            <text:p>119,082</text:p>
          </table:table-cell>
          <table:table-cell office:value-type="float" office:value="70.940388" calcext:value-type="float">
            <text:p>70,940388</text:p>
          </table:table-cell>
          <table:table-cell/>
          <table:table-cell office:value-type="float" office:value="921.05" calcext:value-type="float">
            <text:p>921,05</text:p>
          </table:table-cell>
          <table:table-cell office:value-type="float" office:value="878.70863" calcext:value-type="float">
            <text:p>878,70863</text:p>
          </table:table-cell>
          <table:table-cell table:number-columns-repeated="7"/>
        </table:table-row>
        <table:table-row table:style-name="ro1">
          <table:table-cell office:value-type="float" office:value="48.983" calcext:value-type="float">
            <text:p>48,983</text:p>
          </table:table-cell>
          <table:table-cell office:value-type="float" office:value="2.447504" calcext:value-type="float">
            <text:p>2,447504</text:p>
          </table:table-cell>
          <table:table-cell/>
          <table:table-cell office:value-type="float" office:value="114.376" calcext:value-type="float">
            <text:p>114,376</text:p>
          </table:table-cell>
          <table:table-cell office:value-type="float" office:value="70.885308" calcext:value-type="float">
            <text:p>70,885308</text:p>
          </table:table-cell>
          <table:table-cell/>
          <table:table-cell office:value-type="float" office:value="920.407" calcext:value-type="float">
            <text:p>920,407</text:p>
          </table:table-cell>
          <table:table-cell office:value-type="float" office:value="878.67398" calcext:value-type="float">
            <text:p>878,67398</text:p>
          </table:table-cell>
          <table:table-cell table:number-columns-repeated="7"/>
        </table:table-row>
        <table:table-row table:style-name="ro1">
          <table:table-cell office:value-type="float" office:value="51.792" calcext:value-type="float">
            <text:p>51,792</text:p>
          </table:table-cell>
          <table:table-cell office:value-type="float" office:value="2.447105" calcext:value-type="float">
            <text:p>2,447105</text:p>
          </table:table-cell>
          <table:table-cell/>
          <table:table-cell office:value-type="float" office:value="115.31" calcext:value-type="float">
            <text:p>115,31</text:p>
          </table:table-cell>
          <table:table-cell office:value-type="float" office:value="70.885187" calcext:value-type="float">
            <text:p>70,885187</text:p>
          </table:table-cell>
          <table:table-cell/>
          <table:table-cell office:value-type="float" office:value="918.944" calcext:value-type="float">
            <text:p>918,944</text:p>
          </table:table-cell>
          <table:table-cell office:value-type="float" office:value="878.539664" calcext:value-type="float">
            <text:p>878,539664</text:p>
          </table:table-cell>
          <table:table-cell table:number-columns-repeated="7"/>
        </table:table-row>
        <table:table-row table:style-name="ro1">
          <table:table-cell office:value-type="float" office:value="51.14" calcext:value-type="float">
            <text:p>51,14</text:p>
          </table:table-cell>
          <table:table-cell office:value-type="float" office:value="2.446647" calcext:value-type="float">
            <text:p>2,446647</text:p>
          </table:table-cell>
          <table:table-cell/>
          <table:table-cell office:value-type="float" office:value="115.265" calcext:value-type="float">
            <text:p>115,265</text:p>
          </table:table-cell>
          <table:table-cell office:value-type="float" office:value="70.831404" calcext:value-type="float">
            <text:p>70,831404</text:p>
          </table:table-cell>
          <table:table-cell/>
          <table:table-cell office:value-type="float" office:value="921.991" calcext:value-type="float">
            <text:p>921,991</text:p>
          </table:table-cell>
          <table:table-cell office:value-type="float" office:value="878.496331" calcext:value-type="float">
            <text:p>878,496331</text:p>
          </table:table-cell>
          <table:table-cell table:number-columns-repeated="7"/>
        </table:table-row>
        <table:table-row table:style-name="ro1">
          <table:table-cell office:value-type="float" office:value="55.355" calcext:value-type="float">
            <text:p>55,355</text:p>
          </table:table-cell>
          <table:table-cell office:value-type="float" office:value="2.444312" calcext:value-type="float">
            <text:p>2,444312</text:p>
          </table:table-cell>
          <table:table-cell/>
          <table:table-cell office:value-type="float" office:value="120.713" calcext:value-type="float">
            <text:p>120,713</text:p>
          </table:table-cell>
          <table:table-cell office:value-type="float" office:value="70.767478" calcext:value-type="float">
            <text:p>70,767478</text:p>
          </table:table-cell>
          <table:table-cell/>
          <table:table-cell office:value-type="float" office:value="918.881" calcext:value-type="float">
            <text:p>918,881</text:p>
          </table:table-cell>
          <table:table-cell office:value-type="float" office:value="878.199481" calcext:value-type="float">
            <text:p>878,199481</text:p>
          </table:table-cell>
          <table:table-cell table:number-columns-repeated="7"/>
        </table:table-row>
        <table:table-row table:style-name="ro1">
          <table:table-cell office:value-type="float" office:value="48.32" calcext:value-type="float">
            <text:p>48,32</text:p>
          </table:table-cell>
          <table:table-cell office:value-type="float" office:value="2.438989" calcext:value-type="float">
            <text:p>2,438989</text:p>
          </table:table-cell>
          <table:table-cell/>
          <table:table-cell office:value-type="float" office:value="115.62" calcext:value-type="float">
            <text:p>115,62</text:p>
          </table:table-cell>
          <table:table-cell office:value-type="float" office:value="70.719418" calcext:value-type="float">
            <text:p>70,719418</text:p>
          </table:table-cell>
          <table:table-cell/>
          <table:table-cell office:value-type="float" office:value="920.899" calcext:value-type="float">
            <text:p>920,899</text:p>
          </table:table-cell>
          <table:table-cell office:value-type="float" office:value="877.981752" calcext:value-type="float">
            <text:p>877,981752</text:p>
          </table:table-cell>
          <table:table-cell table:number-columns-repeated="7"/>
        </table:table-row>
        <table:table-row table:style-name="ro1">
          <table:table-cell office:value-type="float" office:value="54.119" calcext:value-type="float">
            <text:p>54,119</text:p>
          </table:table-cell>
          <table:table-cell office:value-type="float" office:value="2.437766" calcext:value-type="float">
            <text:p>2,437766</text:p>
          </table:table-cell>
          <table:table-cell/>
          <table:table-cell office:value-type="float" office:value="115.483" calcext:value-type="float">
            <text:p>115,483</text:p>
          </table:table-cell>
          <table:table-cell office:value-type="float" office:value="70.707466" calcext:value-type="float">
            <text:p>70,707466</text:p>
          </table:table-cell>
          <table:table-cell/>
          <table:table-cell office:value-type="float" office:value="920.218" calcext:value-type="float">
            <text:p>920,218</text:p>
          </table:table-cell>
          <table:table-cell office:value-type="float" office:value="877.706733" calcext:value-type="float">
            <text:p>877,706733</text:p>
          </table:table-cell>
          <table:table-cell table:number-columns-repeated="7"/>
        </table:table-row>
        <table:table-row table:style-name="ro1">
          <table:table-cell office:value-type="float" office:value="49.509" calcext:value-type="float">
            <text:p>49,509</text:p>
          </table:table-cell>
          <table:table-cell office:value-type="float" office:value="2.432209" calcext:value-type="float">
            <text:p>2,432209</text:p>
          </table:table-cell>
          <table:table-cell/>
          <table:table-cell office:value-type="float" office:value="121.318" calcext:value-type="float">
            <text:p>121,318</text:p>
          </table:table-cell>
          <table:table-cell office:value-type="float" office:value="70.683163" calcext:value-type="float">
            <text:p>70,683163</text:p>
          </table:table-cell>
          <table:table-cell/>
          <table:table-cell office:value-type="float" office:value="920.254" calcext:value-type="float">
            <text:p>920,254</text:p>
          </table:table-cell>
          <table:table-cell office:value-type="float" office:value="877.691024" calcext:value-type="float">
            <text:p>877,691024</text:p>
          </table:table-cell>
          <table:table-cell table:number-columns-repeated="7"/>
        </table:table-row>
        <table:table-row table:style-name="ro1">
          <table:table-cell office:value-type="float" office:value="55.305" calcext:value-type="float">
            <text:p>55,305</text:p>
          </table:table-cell>
          <table:table-cell office:value-type="float" office:value="2.432072" calcext:value-type="float">
            <text:p>2,432072</text:p>
          </table:table-cell>
          <table:table-cell/>
          <table:table-cell office:value-type="float" office:value="116.487" calcext:value-type="float">
            <text:p>116,487</text:p>
          </table:table-cell>
          <table:table-cell office:value-type="float" office:value="70.663238" calcext:value-type="float">
            <text:p>70,663238</text:p>
          </table:table-cell>
          <table:table-cell/>
          <table:table-cell office:value-type="float" office:value="920.529" calcext:value-type="float">
            <text:p>920,529</text:p>
          </table:table-cell>
          <table:table-cell office:value-type="float" office:value="877.674849" calcext:value-type="float">
            <text:p>877,674849</text:p>
          </table:table-cell>
          <table:table-cell table:number-columns-repeated="7"/>
        </table:table-row>
        <table:table-row table:style-name="ro1">
          <table:table-cell office:value-type="float" office:value="51.469" calcext:value-type="float">
            <text:p>51,469</text:p>
          </table:table-cell>
          <table:table-cell office:value-type="float" office:value="2.431424" calcext:value-type="float">
            <text:p>2,431424</text:p>
          </table:table-cell>
          <table:table-cell/>
          <table:table-cell office:value-type="float" office:value="115.873" calcext:value-type="float">
            <text:p>115,873</text:p>
          </table:table-cell>
          <table:table-cell office:value-type="float" office:value="70.642131" calcext:value-type="float">
            <text:p>70,642131</text:p>
          </table:table-cell>
          <table:table-cell/>
          <table:table-cell office:value-type="float" office:value="920.915" calcext:value-type="float">
            <text:p>920,915</text:p>
          </table:table-cell>
          <table:table-cell office:value-type="float" office:value="877.615236" calcext:value-type="float">
            <text:p>877,615236</text:p>
          </table:table-cell>
          <table:table-cell table:number-columns-repeated="7"/>
        </table:table-row>
        <table:table-row table:style-name="ro1">
          <table:table-cell office:value-type="float" office:value="51.379" calcext:value-type="float">
            <text:p>51,379</text:p>
          </table:table-cell>
          <table:table-cell office:value-type="float" office:value="2.429909" calcext:value-type="float">
            <text:p>2,429909</text:p>
          </table:table-cell>
          <table:table-cell/>
          <table:table-cell office:value-type="float" office:value="116.554" calcext:value-type="float">
            <text:p>116,554</text:p>
          </table:table-cell>
          <table:table-cell office:value-type="float" office:value="70.622475" calcext:value-type="float">
            <text:p>70,622475</text:p>
          </table:table-cell>
          <table:table-cell/>
          <table:table-cell office:value-type="float" office:value="918.478" calcext:value-type="float">
            <text:p>918,478</text:p>
          </table:table-cell>
          <table:table-cell office:value-type="float" office:value="877.55712" calcext:value-type="float">
            <text:p>877,55712</text:p>
          </table:table-cell>
          <table:table-cell table:number-columns-repeated="7"/>
        </table:table-row>
        <table:table-row table:style-name="ro1">
          <table:table-cell office:value-type="float" office:value="51.635" calcext:value-type="float">
            <text:p>51,635</text:p>
          </table:table-cell>
          <table:table-cell office:value-type="float" office:value="2.426857" calcext:value-type="float">
            <text:p>2,426857</text:p>
          </table:table-cell>
          <table:table-cell/>
          <table:table-cell office:value-type="float" office:value="115.572" calcext:value-type="float">
            <text:p>115,572</text:p>
          </table:table-cell>
          <table:table-cell office:value-type="float" office:value="70.547248" calcext:value-type="float">
            <text:p>70,547248</text:p>
          </table:table-cell>
          <table:table-cell/>
          <table:table-cell office:value-type="float" office:value="917.92" calcext:value-type="float">
            <text:p>917,92</text:p>
          </table:table-cell>
          <table:table-cell office:value-type="float" office:value="877.359034" calcext:value-type="float">
            <text:p>877,359034</text:p>
          </table:table-cell>
          <table:table-cell table:number-columns-repeated="7"/>
        </table:table-row>
        <table:table-row table:style-name="ro1">
          <table:table-cell office:value-type="float" office:value="47.969" calcext:value-type="float">
            <text:p>47,969</text:p>
          </table:table-cell>
          <table:table-cell office:value-type="float" office:value="2.426174" calcext:value-type="float">
            <text:p>2,426174</text:p>
          </table:table-cell>
          <table:table-cell/>
          <table:table-cell office:value-type="float" office:value="178.233" calcext:value-type="float">
            <text:p>178,233</text:p>
          </table:table-cell>
          <table:table-cell office:value-type="float" office:value="70.502425" calcext:value-type="float">
            <text:p>70,502425</text:p>
          </table:table-cell>
          <table:table-cell/>
          <table:table-cell office:value-type="float" office:value="920.054" calcext:value-type="float">
            <text:p>920,054</text:p>
          </table:table-cell>
          <table:table-cell office:value-type="float" office:value="877.303953" calcext:value-type="float">
            <text:p>877,303953</text:p>
          </table:table-cell>
          <table:table-cell table:number-columns-repeated="7"/>
        </table:table-row>
        <table:table-row table:style-name="ro1">
          <table:table-cell office:value-type="float" office:value="51.429" calcext:value-type="float">
            <text:p>51,429</text:p>
          </table:table-cell>
          <table:table-cell office:value-type="float" office:value="2.425415" calcext:value-type="float">
            <text:p>2,425415</text:p>
          </table:table-cell>
          <table:table-cell/>
          <table:table-cell office:value-type="float" office:value="113.645" calcext:value-type="float">
            <text:p>113,645</text:p>
          </table:table-cell>
          <table:table-cell office:value-type="float" office:value="70.427874" calcext:value-type="float">
            <text:p>70,427874</text:p>
          </table:table-cell>
          <table:table-cell/>
          <table:table-cell office:value-type="float" office:value="923.921" calcext:value-type="float">
            <text:p>923,921</text:p>
          </table:table-cell>
          <table:table-cell office:value-type="float" office:value="877.299474" calcext:value-type="float">
            <text:p>877,299474</text:p>
          </table:table-cell>
          <table:table-cell table:number-columns-repeated="7"/>
        </table:table-row>
        <table:table-row table:style-name="ro1">
          <table:table-cell office:value-type="float" office:value="51.4" calcext:value-type="float">
            <text:p>51,4</text:p>
          </table:table-cell>
          <table:table-cell office:value-type="float" office:value="2.413499" calcext:value-type="float">
            <text:p>2,413499</text:p>
          </table:table-cell>
          <table:table-cell/>
          <table:table-cell office:value-type="float" office:value="116.499" calcext:value-type="float">
            <text:p>116,499</text:p>
          </table:table-cell>
          <table:table-cell office:value-type="float" office:value="70.400064" calcext:value-type="float">
            <text:p>70,400064</text:p>
          </table:table-cell>
          <table:table-cell/>
          <table:table-cell office:value-type="float" office:value="924.04" calcext:value-type="float">
            <text:p>924,04</text:p>
          </table:table-cell>
          <table:table-cell office:value-type="float" office:value="876.972241" calcext:value-type="float">
            <text:p>876,972241</text:p>
          </table:table-cell>
          <table:table-cell table:number-columns-repeated="7"/>
        </table:table-row>
        <table:table-row table:style-name="ro1">
          <table:table-cell office:value-type="float" office:value="50.77" calcext:value-type="float">
            <text:p>50,77</text:p>
          </table:table-cell>
          <table:table-cell office:value-type="float" office:value="2.411826" calcext:value-type="float">
            <text:p>2,411826</text:p>
          </table:table-cell>
          <table:table-cell/>
          <table:table-cell office:value-type="float" office:value="117.355" calcext:value-type="float">
            <text:p>117,355</text:p>
          </table:table-cell>
          <table:table-cell office:value-type="float" office:value="70.36859" calcext:value-type="float">
            <text:p>70,36859</text:p>
          </table:table-cell>
          <table:table-cell/>
          <table:table-cell office:value-type="float" office:value="919.46" calcext:value-type="float">
            <text:p>919,46</text:p>
          </table:table-cell>
          <table:table-cell office:value-type="float" office:value="876.905231" calcext:value-type="float">
            <text:p>876,905231</text:p>
          </table:table-cell>
          <table:table-cell table:number-columns-repeated="7"/>
        </table:table-row>
        <table:table-row table:style-name="ro1">
          <table:table-cell office:value-type="float" office:value="49.376" calcext:value-type="float">
            <text:p>49,376</text:p>
          </table:table-cell>
          <table:table-cell office:value-type="float" office:value="2.407976" calcext:value-type="float">
            <text:p>2,407976</text:p>
          </table:table-cell>
          <table:table-cell/>
          <table:table-cell office:value-type="float" office:value="121.364" calcext:value-type="float">
            <text:p>121,364</text:p>
          </table:table-cell>
          <table:table-cell office:value-type="float" office:value="70.352911" calcext:value-type="float">
            <text:p>70,352911</text:p>
          </table:table-cell>
          <table:table-cell/>
          <table:table-cell office:value-type="float" office:value="919.106" calcext:value-type="float">
            <text:p>919,106</text:p>
          </table:table-cell>
          <table:table-cell office:value-type="float" office:value="876.821505" calcext:value-type="float">
            <text:p>876,821505</text:p>
          </table:table-cell>
          <table:table-cell table:number-columns-repeated="7"/>
        </table:table-row>
        <table:table-row table:style-name="ro1">
          <table:table-cell office:value-type="float" office:value="51.142" calcext:value-type="float">
            <text:p>51,142</text:p>
          </table:table-cell>
          <table:table-cell office:value-type="float" office:value="2.407818" calcext:value-type="float">
            <text:p>2,407818</text:p>
          </table:table-cell>
          <table:table-cell/>
          <table:table-cell office:value-type="float" office:value="115.069" calcext:value-type="float">
            <text:p>115,069</text:p>
          </table:table-cell>
          <table:table-cell office:value-type="float" office:value="70.170531" calcext:value-type="float">
            <text:p>70,170531</text:p>
          </table:table-cell>
          <table:table-cell/>
          <table:table-cell office:value-type="float" office:value="920.006" calcext:value-type="float">
            <text:p>920,006</text:p>
          </table:table-cell>
          <table:table-cell office:value-type="float" office:value="876.733935" calcext:value-type="float">
            <text:p>876,733935</text:p>
          </table:table-cell>
          <table:table-cell table:number-columns-repeated="7"/>
        </table:table-row>
        <table:table-row table:style-name="ro1">
          <table:table-cell office:value-type="float" office:value="49.654" calcext:value-type="float">
            <text:p>49,654</text:p>
          </table:table-cell>
          <table:table-cell office:value-type="float" office:value="2.402705" calcext:value-type="float">
            <text:p>2,402705</text:p>
          </table:table-cell>
          <table:table-cell/>
          <table:table-cell office:value-type="float" office:value="116.95" calcext:value-type="float">
            <text:p>116,95</text:p>
          </table:table-cell>
          <table:table-cell office:value-type="float" office:value="70.067297" calcext:value-type="float">
            <text:p>70,067297</text:p>
          </table:table-cell>
          <table:table-cell/>
          <table:table-cell office:value-type="float" office:value="918.299" calcext:value-type="float">
            <text:p>918,299</text:p>
          </table:table-cell>
          <table:table-cell office:value-type="float" office:value="876.662707" calcext:value-type="float">
            <text:p>876,662707</text:p>
          </table:table-cell>
          <table:table-cell table:number-columns-repeated="7"/>
        </table:table-row>
        <table:table-row table:style-name="ro1">
          <table:table-cell office:value-type="float" office:value="52.785" calcext:value-type="float">
            <text:p>52,785</text:p>
          </table:table-cell>
          <table:table-cell office:value-type="float" office:value="2.402225" calcext:value-type="float">
            <text:p>2,402225</text:p>
          </table:table-cell>
          <table:table-cell/>
          <table:table-cell office:value-type="float" office:value="119.755" calcext:value-type="float">
            <text:p>119,755</text:p>
          </table:table-cell>
          <table:table-cell office:value-type="float" office:value="69.20161" calcext:value-type="float">
            <text:p>69,20161</text:p>
          </table:table-cell>
          <table:table-cell/>
          <table:table-cell office:value-type="float" office:value="918.388" calcext:value-type="float">
            <text:p>918,388</text:p>
          </table:table-cell>
          <table:table-cell office:value-type="float" office:value="876.526804" calcext:value-type="float">
            <text:p>876,526804</text:p>
          </table:table-cell>
          <table:table-cell table:number-columns-repeated="7"/>
        </table:table-row>
        <table:table-row table:style-name="ro1">
          <table:table-cell office:value-type="float" office:value="51.385" calcext:value-type="float">
            <text:p>51,385</text:p>
          </table:table-cell>
          <table:table-cell office:value-type="float" office:value="2.395745" calcext:value-type="float">
            <text:p>2,395745</text:p>
          </table:table-cell>
          <table:table-cell/>
          <table:table-cell office:value-type="float" office:value="113.977" calcext:value-type="float">
            <text:p>113,977</text:p>
          </table:table-cell>
          <table:table-cell office:value-type="float" office:value="68.907444" calcext:value-type="float">
            <text:p>68,907444</text:p>
          </table:table-cell>
          <table:table-cell/>
          <table:table-cell office:value-type="float" office:value="920.684" calcext:value-type="float">
            <text:p>920,684</text:p>
          </table:table-cell>
          <table:table-cell office:value-type="float" office:value="876.477081" calcext:value-type="float">
            <text:p>876,477081</text:p>
          </table:table-cell>
          <table:table-cell table:number-columns-repeated="7"/>
        </table:table-row>
        <table:table-row table:style-name="ro1">
          <table:table-cell office:value-type="float" office:value="64.348" calcext:value-type="float">
            <text:p>64,348</text:p>
          </table:table-cell>
          <table:table-cell office:value-type="float" office:value="2.394033" calcext:value-type="float">
            <text:p>2,394033</text:p>
          </table:table-cell>
          <table:table-cell/>
          <table:table-cell office:value-type="float" office:value="123.121" calcext:value-type="float">
            <text:p>123,121</text:p>
          </table:table-cell>
          <table:table-cell office:value-type="float" office:value="67.323327" calcext:value-type="float">
            <text:p>67,323327</text:p>
          </table:table-cell>
          <table:table-cell/>
          <table:table-cell office:value-type="float" office:value="917.326" calcext:value-type="float">
            <text:p>917,326</text:p>
          </table:table-cell>
          <table:table-cell office:value-type="float" office:value="876.420246" calcext:value-type="float">
            <text:p>876,420246</text:p>
          </table:table-cell>
          <table:table-cell table:number-columns-repeated="7"/>
        </table:table-row>
        <table:table-row table:style-name="ro1">
          <table:table-cell office:value-type="float" office:value="48.925" calcext:value-type="float">
            <text:p>48,925</text:p>
          </table:table-cell>
          <table:table-cell office:value-type="float" office:value="2.391763" calcext:value-type="float">
            <text:p>2,391763</text:p>
          </table:table-cell>
          <table:table-cell/>
          <table:table-cell office:value-type="float" office:value="117.621" calcext:value-type="float">
            <text:p>117,621</text:p>
          </table:table-cell>
          <table:table-cell office:value-type="float" office:value="67.138655" calcext:value-type="float">
            <text:p>67,138655</text:p>
          </table:table-cell>
          <table:table-cell/>
          <table:table-cell office:value-type="float" office:value="920.338" calcext:value-type="float">
            <text:p>920,338</text:p>
          </table:table-cell>
          <table:table-cell office:value-type="float" office:value="876.298023" calcext:value-type="float">
            <text:p>876,298023</text:p>
          </table:table-cell>
          <table:table-cell table:number-columns-repeated="7"/>
        </table:table-row>
        <table:table-row table:style-name="ro1">
          <table:table-cell office:value-type="float" office:value="47.794" calcext:value-type="float">
            <text:p>47,794</text:p>
          </table:table-cell>
          <table:table-cell office:value-type="float" office:value="2.391033" calcext:value-type="float">
            <text:p>2,391033</text:p>
          </table:table-cell>
          <table:table-cell/>
          <table:table-cell office:value-type="float" office:value="113.542" calcext:value-type="float">
            <text:p>113,542</text:p>
          </table:table-cell>
          <table:table-cell office:value-type="float" office:value="67.047351" calcext:value-type="float">
            <text:p>67,047351</text:p>
          </table:table-cell>
          <table:table-cell/>
          <table:table-cell office:value-type="float" office:value="919.411" calcext:value-type="float">
            <text:p>919,411</text:p>
          </table:table-cell>
          <table:table-cell office:value-type="float" office:value="876.201852" calcext:value-type="float">
            <text:p>876,201852</text:p>
          </table:table-cell>
          <table:table-cell table:number-columns-repeated="7"/>
        </table:table-row>
        <table:table-row table:style-name="ro1">
          <table:table-cell office:value-type="float" office:value="48.061" calcext:value-type="float">
            <text:p>48,061</text:p>
          </table:table-cell>
          <table:table-cell office:value-type="float" office:value="2.388939" calcext:value-type="float">
            <text:p>2,388939</text:p>
          </table:table-cell>
          <table:table-cell/>
          <table:table-cell office:value-type="float" office:value="118.092" calcext:value-type="float">
            <text:p>118,092</text:p>
          </table:table-cell>
          <table:table-cell office:value-type="float" office:value="66.970876" calcext:value-type="float">
            <text:p>66,970876</text:p>
          </table:table-cell>
          <table:table-cell/>
          <table:table-cell office:value-type="float" office:value="919.535" calcext:value-type="float">
            <text:p>919,535</text:p>
          </table:table-cell>
          <table:table-cell office:value-type="float" office:value="876.173195" calcext:value-type="float">
            <text:p>876,173195</text:p>
          </table:table-cell>
          <table:table-cell table:number-columns-repeated="7"/>
        </table:table-row>
        <table:table-row table:style-name="ro1">
          <table:table-cell office:value-type="float" office:value="50.761" calcext:value-type="float">
            <text:p>50,761</text:p>
          </table:table-cell>
          <table:table-cell office:value-type="float" office:value="2.386869" calcext:value-type="float">
            <text:p>2,386869</text:p>
          </table:table-cell>
          <table:table-cell/>
          <table:table-cell office:value-type="float" office:value="125.798" calcext:value-type="float">
            <text:p>125,798</text:p>
          </table:table-cell>
          <table:table-cell office:value-type="float" office:value="66.955018" calcext:value-type="float">
            <text:p>66,955018</text:p>
          </table:table-cell>
          <table:table-cell/>
          <table:table-cell office:value-type="float" office:value="916.47" calcext:value-type="float">
            <text:p>916,47</text:p>
          </table:table-cell>
          <table:table-cell office:value-type="float" office:value="876.120546" calcext:value-type="float">
            <text:p>876,120546</text:p>
          </table:table-cell>
          <table:table-cell table:number-columns-repeated="7"/>
        </table:table-row>
        <table:table-row table:style-name="ro1">
          <table:table-cell office:value-type="float" office:value="49.128" calcext:value-type="float">
            <text:p>49,128</text:p>
          </table:table-cell>
          <table:table-cell office:value-type="float" office:value="2.385808" calcext:value-type="float">
            <text:p>2,385808</text:p>
          </table:table-cell>
          <table:table-cell/>
          <table:table-cell office:value-type="float" office:value="116.028" calcext:value-type="float">
            <text:p>116,028</text:p>
          </table:table-cell>
          <table:table-cell office:value-type="float" office:value="66.944805" calcext:value-type="float">
            <text:p>66,944805</text:p>
          </table:table-cell>
          <table:table-cell/>
          <table:table-cell office:value-type="float" office:value="1618.416" calcext:value-type="float">
            <text:p>1618,416</text:p>
          </table:table-cell>
          <table:table-cell office:value-type="float" office:value="876.048853" calcext:value-type="float">
            <text:p>876,048853</text:p>
          </table:table-cell>
          <table:table-cell table:number-columns-repeated="7"/>
        </table:table-row>
        <table:table-row table:style-name="ro1">
          <table:table-cell office:value-type="float" office:value="50.998" calcext:value-type="float">
            <text:p>50,998</text:p>
          </table:table-cell>
          <table:table-cell office:value-type="float" office:value="2.384699" calcext:value-type="float">
            <text:p>2,384699</text:p>
          </table:table-cell>
          <table:table-cell/>
          <table:table-cell office:value-type="float" office:value="115.762" calcext:value-type="float">
            <text:p>115,762</text:p>
          </table:table-cell>
          <table:table-cell office:value-type="float" office:value="66.918858" calcext:value-type="float">
            <text:p>66,918858</text:p>
          </table:table-cell>
          <table:table-cell/>
          <table:table-cell office:value-type="float" office:value="919.717" calcext:value-type="float">
            <text:p>919,717</text:p>
          </table:table-cell>
          <table:table-cell office:value-type="float" office:value="876.026546" calcext:value-type="float">
            <text:p>876,026546</text:p>
          </table:table-cell>
          <table:table-cell table:number-columns-repeated="7"/>
        </table:table-row>
        <table:table-row table:style-name="ro1">
          <table:table-cell office:value-type="float" office:value="50.772" calcext:value-type="float">
            <text:p>50,772</text:p>
          </table:table-cell>
          <table:table-cell office:value-type="float" office:value="2.380793" calcext:value-type="float">
            <text:p>2,380793</text:p>
          </table:table-cell>
          <table:table-cell/>
          <table:table-cell office:value-type="float" office:value="114.09" calcext:value-type="float">
            <text:p>114,09</text:p>
          </table:table-cell>
          <table:table-cell office:value-type="float" office:value="66.738112" calcext:value-type="float">
            <text:p>66,738112</text:p>
          </table:table-cell>
          <table:table-cell/>
          <table:table-cell office:value-type="float" office:value="918.241" calcext:value-type="float">
            <text:p>918,241</text:p>
          </table:table-cell>
          <table:table-cell office:value-type="float" office:value="875.708235" calcext:value-type="float">
            <text:p>875,708235</text:p>
          </table:table-cell>
          <table:table-cell table:number-columns-repeated="7"/>
        </table:table-row>
        <table:table-row table:style-name="ro1">
          <table:table-cell office:value-type="float" office:value="51.623" calcext:value-type="float">
            <text:p>51,623</text:p>
          </table:table-cell>
          <table:table-cell office:value-type="float" office:value="2.37875" calcext:value-type="float">
            <text:p>2,37875</text:p>
          </table:table-cell>
          <table:table-cell/>
          <table:table-cell office:value-type="float" office:value="118.461" calcext:value-type="float">
            <text:p>118,461</text:p>
          </table:table-cell>
          <table:table-cell office:value-type="float" office:value="66.678541" calcext:value-type="float">
            <text:p>66,678541</text:p>
          </table:table-cell>
          <table:table-cell/>
          <table:table-cell office:value-type="float" office:value="918.251" calcext:value-type="float">
            <text:p>918,251</text:p>
          </table:table-cell>
          <table:table-cell office:value-type="float" office:value="875.705143" calcext:value-type="float">
            <text:p>875,705143</text:p>
          </table:table-cell>
          <table:table-cell table:number-columns-repeated="7"/>
        </table:table-row>
        <table:table-row table:style-name="ro1">
          <table:table-cell office:value-type="float" office:value="50.326" calcext:value-type="float">
            <text:p>50,326</text:p>
          </table:table-cell>
          <table:table-cell office:value-type="float" office:value="2.378181" calcext:value-type="float">
            <text:p>2,378181</text:p>
          </table:table-cell>
          <table:table-cell/>
          <table:table-cell office:value-type="float" office:value="111.839" calcext:value-type="float">
            <text:p>111,839</text:p>
          </table:table-cell>
          <table:table-cell office:value-type="float" office:value="66.590273" calcext:value-type="float">
            <text:p>66,590273</text:p>
          </table:table-cell>
          <table:table-cell/>
          <table:table-cell office:value-type="float" office:value="917.454" calcext:value-type="float">
            <text:p>917,454</text:p>
          </table:table-cell>
          <table:table-cell office:value-type="float" office:value="875.334326" calcext:value-type="float">
            <text:p>875,334326</text:p>
          </table:table-cell>
          <table:table-cell table:number-columns-repeated="7"/>
        </table:table-row>
        <table:table-row table:style-name="ro1">
          <table:table-cell office:value-type="float" office:value="56.401" calcext:value-type="float">
            <text:p>56,401</text:p>
          </table:table-cell>
          <table:table-cell office:value-type="float" office:value="2.375816" calcext:value-type="float">
            <text:p>2,375816</text:p>
          </table:table-cell>
          <table:table-cell/>
          <table:table-cell office:value-type="float" office:value="113.53" calcext:value-type="float">
            <text:p>113,53</text:p>
          </table:table-cell>
          <table:table-cell office:value-type="float" office:value="66.584742" calcext:value-type="float">
            <text:p>66,584742</text:p>
          </table:table-cell>
          <table:table-cell/>
          <table:table-cell office:value-type="float" office:value="918.854" calcext:value-type="float">
            <text:p>918,854</text:p>
          </table:table-cell>
          <table:table-cell office:value-type="float" office:value="875.155438" calcext:value-type="float">
            <text:p>875,155438</text:p>
          </table:table-cell>
          <table:table-cell table:number-columns-repeated="7"/>
        </table:table-row>
        <table:table-row table:style-name="ro1">
          <table:table-cell office:value-type="float" office:value="50.93" calcext:value-type="float">
            <text:p>50,93</text:p>
          </table:table-cell>
          <table:table-cell office:value-type="float" office:value="2.3738" calcext:value-type="float">
            <text:p>2,3738</text:p>
          </table:table-cell>
          <table:table-cell/>
          <table:table-cell office:value-type="float" office:value="121.336" calcext:value-type="float">
            <text:p>121,336</text:p>
          </table:table-cell>
          <table:table-cell office:value-type="float" office:value="66.562248" calcext:value-type="float">
            <text:p>66,562248</text:p>
          </table:table-cell>
          <table:table-cell/>
          <table:table-cell office:value-type="float" office:value="919.404" calcext:value-type="float">
            <text:p>919,404</text:p>
          </table:table-cell>
          <table:table-cell office:value-type="float" office:value="875.129979" calcext:value-type="float">
            <text:p>875,129979</text:p>
          </table:table-cell>
          <table:table-cell table:number-columns-repeated="7"/>
        </table:table-row>
        <table:table-row table:style-name="ro1">
          <table:table-cell office:value-type="float" office:value="55.41" calcext:value-type="float">
            <text:p>55,41</text:p>
          </table:table-cell>
          <table:table-cell office:value-type="float" office:value="2.373572" calcext:value-type="float">
            <text:p>2,373572</text:p>
          </table:table-cell>
          <table:table-cell/>
          <table:table-cell office:value-type="float" office:value="127.655" calcext:value-type="float">
            <text:p>127,655</text:p>
          </table:table-cell>
          <table:table-cell office:value-type="float" office:value="66.556613" calcext:value-type="float">
            <text:p>66,556613</text:p>
          </table:table-cell>
          <table:table-cell/>
          <table:table-cell office:value-type="float" office:value="918.829" calcext:value-type="float">
            <text:p>918,829</text:p>
          </table:table-cell>
          <table:table-cell office:value-type="float" office:value="874.804122" calcext:value-type="float">
            <text:p>874,804122</text:p>
          </table:table-cell>
          <table:table-cell table:number-columns-repeated="7"/>
        </table:table-row>
        <table:table-row table:style-name="ro1">
          <table:table-cell office:value-type="float" office:value="49.237" calcext:value-type="float">
            <text:p>49,237</text:p>
          </table:table-cell>
          <table:table-cell office:value-type="float" office:value="2.371175" calcext:value-type="float">
            <text:p>2,371175</text:p>
          </table:table-cell>
          <table:table-cell/>
          <table:table-cell office:value-type="float" office:value="111.987" calcext:value-type="float">
            <text:p>111,987</text:p>
          </table:table-cell>
          <table:table-cell office:value-type="float" office:value="66.525483" calcext:value-type="float">
            <text:p>66,525483</text:p>
          </table:table-cell>
          <table:table-cell/>
          <table:table-cell office:value-type="float" office:value="915.983" calcext:value-type="float">
            <text:p>915,983</text:p>
          </table:table-cell>
          <table:table-cell office:value-type="float" office:value="874.702502" calcext:value-type="float">
            <text:p>874,702502</text:p>
          </table:table-cell>
          <table:table-cell table:number-columns-repeated="7"/>
        </table:table-row>
        <table:table-row table:style-name="ro1">
          <table:table-cell office:value-type="float" office:value="48.886" calcext:value-type="float">
            <text:p>48,886</text:p>
          </table:table-cell>
          <table:table-cell office:value-type="float" office:value="2.370502" calcext:value-type="float">
            <text:p>2,370502</text:p>
          </table:table-cell>
          <table:table-cell/>
          <table:table-cell office:value-type="float" office:value="113.547" calcext:value-type="float">
            <text:p>113,547</text:p>
          </table:table-cell>
          <table:table-cell office:value-type="float" office:value="63.920817" calcext:value-type="float">
            <text:p>63,920817</text:p>
          </table:table-cell>
          <table:table-cell/>
          <table:table-cell office:value-type="float" office:value="924.063" calcext:value-type="float">
            <text:p>924,063</text:p>
          </table:table-cell>
          <table:table-cell office:value-type="float" office:value="874.586164" calcext:value-type="float">
            <text:p>874,586164</text:p>
          </table:table-cell>
          <table:table-cell table:number-columns-repeated="7"/>
        </table:table-row>
        <table:table-row table:style-name="ro1">
          <table:table-cell office:value-type="float" office:value="53.262" calcext:value-type="float">
            <text:p>53,262</text:p>
          </table:table-cell>
          <table:table-cell office:value-type="float" office:value="2.369533" calcext:value-type="float">
            <text:p>2,369533</text:p>
          </table:table-cell>
          <table:table-cell/>
          <table:table-cell office:value-type="float" office:value="115.805" calcext:value-type="float">
            <text:p>115,805</text:p>
          </table:table-cell>
          <table:table-cell office:value-type="float" office:value="63.242271" calcext:value-type="float">
            <text:p>63,242271</text:p>
          </table:table-cell>
          <table:table-cell/>
          <table:table-cell office:value-type="float" office:value="916.724" calcext:value-type="float">
            <text:p>916,724</text:p>
          </table:table-cell>
          <table:table-cell office:value-type="float" office:value="874.561519" calcext:value-type="float">
            <text:p>874,561519</text:p>
          </table:table-cell>
          <table:table-cell table:number-columns-repeated="7"/>
        </table:table-row>
        <table:table-row table:style-name="ro1">
          <table:table-cell office:value-type="float" office:value="50.26" calcext:value-type="float">
            <text:p>50,26</text:p>
          </table:table-cell>
          <table:table-cell office:value-type="float" office:value="2.366185" calcext:value-type="float">
            <text:p>2,366185</text:p>
          </table:table-cell>
          <table:table-cell/>
          <table:table-cell office:value-type="float" office:value="103.49" calcext:value-type="float">
            <text:p>103,49</text:p>
          </table:table-cell>
          <table:table-cell office:value-type="float" office:value="62.666445" calcext:value-type="float">
            <text:p>62,666445</text:p>
          </table:table-cell>
          <table:table-cell/>
          <table:table-cell office:value-type="float" office:value="915.658" calcext:value-type="float">
            <text:p>915,658</text:p>
          </table:table-cell>
          <table:table-cell office:value-type="float" office:value="874.298394" calcext:value-type="float">
            <text:p>874,298394</text:p>
          </table:table-cell>
          <table:table-cell table:number-columns-repeated="7"/>
        </table:table-row>
        <table:table-row table:style-name="ro1">
          <table:table-cell office:value-type="float" office:value="61.39" calcext:value-type="float">
            <text:p>61,39</text:p>
          </table:table-cell>
          <table:table-cell office:value-type="float" office:value="2.36542" calcext:value-type="float">
            <text:p>2,36542</text:p>
          </table:table-cell>
          <table:table-cell/>
          <table:table-cell office:value-type="float" office:value="105.684" calcext:value-type="float">
            <text:p>105,684</text:p>
          </table:table-cell>
          <table:table-cell office:value-type="float" office:value="62.258938" calcext:value-type="float">
            <text:p>62,258938</text:p>
          </table:table-cell>
          <table:table-cell/>
          <table:table-cell office:value-type="float" office:value="916.427" calcext:value-type="float">
            <text:p>916,427</text:p>
          </table:table-cell>
          <table:table-cell office:value-type="float" office:value="874.248323" calcext:value-type="float">
            <text:p>874,248323</text:p>
          </table:table-cell>
          <table:table-cell table:number-columns-repeated="7"/>
        </table:table-row>
        <table:table-row table:style-name="ro1">
          <table:table-cell office:value-type="float" office:value="54.914" calcext:value-type="float">
            <text:p>54,914</text:p>
          </table:table-cell>
          <table:table-cell office:value-type="float" office:value="2.365005" calcext:value-type="float">
            <text:p>2,365005</text:p>
          </table:table-cell>
          <table:table-cell/>
          <table:table-cell office:value-type="float" office:value="106.309" calcext:value-type="float">
            <text:p>106,309</text:p>
          </table:table-cell>
          <table:table-cell office:value-type="float" office:value="59.680042" calcext:value-type="float">
            <text:p>59,680042</text:p>
          </table:table-cell>
          <table:table-cell/>
          <table:table-cell office:value-type="float" office:value="915.96" calcext:value-type="float">
            <text:p>915,96</text:p>
          </table:table-cell>
          <table:table-cell office:value-type="float" office:value="874.044099" calcext:value-type="float">
            <text:p>874,044099</text:p>
          </table:table-cell>
          <table:table-cell table:number-columns-repeated="7"/>
        </table:table-row>
        <table:table-row table:style-name="ro1">
          <table:table-cell office:value-type="float" office:value="51.014" calcext:value-type="float">
            <text:p>51,014</text:p>
          </table:table-cell>
          <table:table-cell office:value-type="float" office:value="2.364681" calcext:value-type="float">
            <text:p>2,364681</text:p>
          </table:table-cell>
          <table:table-cell/>
          <table:table-cell office:value-type="float" office:value="103.908" calcext:value-type="float">
            <text:p>103,908</text:p>
          </table:table-cell>
          <table:table-cell office:value-type="float" office:value="59.297438" calcext:value-type="float">
            <text:p>59,297438</text:p>
          </table:table-cell>
          <table:table-cell/>
          <table:table-cell office:value-type="float" office:value="915.182" calcext:value-type="float">
            <text:p>915,182</text:p>
          </table:table-cell>
          <table:table-cell office:value-type="float" office:value="873.890808" calcext:value-type="float">
            <text:p>873,890808</text:p>
          </table:table-cell>
          <table:table-cell table:number-columns-repeated="7"/>
        </table:table-row>
        <table:table-row table:style-name="ro1">
          <table:table-cell office:value-type="float" office:value="48.64" calcext:value-type="float">
            <text:p>48,64</text:p>
          </table:table-cell>
          <table:table-cell office:value-type="float" office:value="2.363582" calcext:value-type="float">
            <text:p>2,363582</text:p>
          </table:table-cell>
          <table:table-cell/>
          <table:table-cell office:value-type="float" office:value="103.701" calcext:value-type="float">
            <text:p>103,701</text:p>
          </table:table-cell>
          <table:table-cell office:value-type="float" office:value="59.222651" calcext:value-type="float">
            <text:p>59,222651</text:p>
          </table:table-cell>
          <table:table-cell/>
          <table:table-cell office:value-type="float" office:value="920.161" calcext:value-type="float">
            <text:p>920,161</text:p>
          </table:table-cell>
          <table:table-cell office:value-type="float" office:value="873.866219" calcext:value-type="float">
            <text:p>873,866219</text:p>
          </table:table-cell>
          <table:table-cell table:number-columns-repeated="7"/>
        </table:table-row>
        <table:table-row table:style-name="ro1">
          <table:table-cell office:value-type="float" office:value="50.775" calcext:value-type="float">
            <text:p>50,775</text:p>
          </table:table-cell>
          <table:table-cell office:value-type="float" office:value="2.361846" calcext:value-type="float">
            <text:p>2,361846</text:p>
          </table:table-cell>
          <table:table-cell/>
          <table:table-cell office:value-type="float" office:value="103.27" calcext:value-type="float">
            <text:p>103,27</text:p>
          </table:table-cell>
          <table:table-cell office:value-type="float" office:value="59.197409" calcext:value-type="float">
            <text:p>59,197409</text:p>
          </table:table-cell>
          <table:table-cell/>
          <table:table-cell office:value-type="float" office:value="915.543" calcext:value-type="float">
            <text:p>915,543</text:p>
          </table:table-cell>
          <table:table-cell office:value-type="float" office:value="873.823286" calcext:value-type="float">
            <text:p>873,823286</text:p>
          </table:table-cell>
          <table:table-cell table:number-columns-repeated="7"/>
        </table:table-row>
        <table:table-row table:style-name="ro1">
          <table:table-cell office:value-type="float" office:value="53.069" calcext:value-type="float">
            <text:p>53,069</text:p>
          </table:table-cell>
          <table:table-cell office:value-type="float" office:value="2.359953" calcext:value-type="float">
            <text:p>2,359953</text:p>
          </table:table-cell>
          <table:table-cell/>
          <table:table-cell office:value-type="float" office:value="103.05" calcext:value-type="float">
            <text:p>103,05</text:p>
          </table:table-cell>
          <table:table-cell office:value-type="float" office:value="59.099133" calcext:value-type="float">
            <text:p>59,099133</text:p>
          </table:table-cell>
          <table:table-cell/>
          <table:table-cell office:value-type="float" office:value="914.589" calcext:value-type="float">
            <text:p>914,589</text:p>
          </table:table-cell>
          <table:table-cell office:value-type="float" office:value="873.808504" calcext:value-type="float">
            <text:p>873,808504</text:p>
          </table:table-cell>
          <table:table-cell table:number-columns-repeated="7"/>
        </table:table-row>
        <table:table-row table:style-name="ro1">
          <table:table-cell office:value-type="float" office:value="51.805" calcext:value-type="float">
            <text:p>51,805</text:p>
          </table:table-cell>
          <table:table-cell office:value-type="float" office:value="2.359276" calcext:value-type="float">
            <text:p>2,359276</text:p>
          </table:table-cell>
          <table:table-cell/>
          <table:table-cell office:value-type="float" office:value="119.87" calcext:value-type="float">
            <text:p>119,87</text:p>
          </table:table-cell>
          <table:table-cell office:value-type="float" office:value="59.028438" calcext:value-type="float">
            <text:p>59,028438</text:p>
          </table:table-cell>
          <table:table-cell/>
          <table:table-cell office:value-type="float" office:value="914.229" calcext:value-type="float">
            <text:p>914,229</text:p>
          </table:table-cell>
          <table:table-cell office:value-type="float" office:value="873.24641" calcext:value-type="float">
            <text:p>873,24641</text:p>
          </table:table-cell>
          <table:table-cell table:number-columns-repeated="7"/>
        </table:table-row>
        <table:table-row table:style-name="ro1">
          <table:table-cell office:value-type="float" office:value="49.106" calcext:value-type="float">
            <text:p>49,106</text:p>
          </table:table-cell>
          <table:table-cell office:value-type="float" office:value="2.355093" calcext:value-type="float">
            <text:p>2,355093</text:p>
          </table:table-cell>
          <table:table-cell/>
          <table:table-cell office:value-type="float" office:value="102.739" calcext:value-type="float">
            <text:p>102,739</text:p>
          </table:table-cell>
          <table:table-cell office:value-type="float" office:value="58.942642" calcext:value-type="float">
            <text:p>58,942642</text:p>
          </table:table-cell>
          <table:table-cell/>
          <table:table-cell office:value-type="float" office:value="914.857" calcext:value-type="float">
            <text:p>914,857</text:p>
          </table:table-cell>
          <table:table-cell office:value-type="float" office:value="873.120565" calcext:value-type="float">
            <text:p>873,120565</text:p>
          </table:table-cell>
          <table:table-cell table:number-columns-repeated="7"/>
        </table:table-row>
        <table:table-row table:style-name="ro1">
          <table:table-cell office:value-type="float" office:value="48.293" calcext:value-type="float">
            <text:p>48,293</text:p>
          </table:table-cell>
          <table:table-cell office:value-type="float" office:value="2.353274" calcext:value-type="float">
            <text:p>2,353274</text:p>
          </table:table-cell>
          <table:table-cell/>
          <table:table-cell office:value-type="float" office:value="101.74" calcext:value-type="float">
            <text:p>101,74</text:p>
          </table:table-cell>
          <table:table-cell office:value-type="float" office:value="58.884892" calcext:value-type="float">
            <text:p>58,884892</text:p>
          </table:table-cell>
          <table:table-cell/>
          <table:table-cell office:value-type="float" office:value="912.744" calcext:value-type="float">
            <text:p>912,744</text:p>
          </table:table-cell>
          <table:table-cell office:value-type="float" office:value="872.647444" calcext:value-type="float">
            <text:p>872,647444</text:p>
          </table:table-cell>
          <table:table-cell table:number-columns-repeated="7"/>
        </table:table-row>
        <table:table-row table:style-name="ro1">
          <table:table-cell office:value-type="float" office:value="51.695" calcext:value-type="float">
            <text:p>51,695</text:p>
          </table:table-cell>
          <table:table-cell office:value-type="float" office:value="2.352613" calcext:value-type="float">
            <text:p>2,352613</text:p>
          </table:table-cell>
          <table:table-cell/>
          <table:table-cell office:value-type="float" office:value="102.206" calcext:value-type="float">
            <text:p>102,206</text:p>
          </table:table-cell>
          <table:table-cell office:value-type="float" office:value="58.831429" calcext:value-type="float">
            <text:p>58,831429</text:p>
          </table:table-cell>
          <table:table-cell/>
          <table:table-cell office:value-type="float" office:value="914.242" calcext:value-type="float">
            <text:p>914,242</text:p>
          </table:table-cell>
          <table:table-cell office:value-type="float" office:value="872.254866" calcext:value-type="float">
            <text:p>872,254866</text:p>
          </table:table-cell>
          <table:table-cell table:number-columns-repeated="7"/>
        </table:table-row>
        <table:table-row table:style-name="ro1">
          <table:table-cell office:value-type="float" office:value="51.973" calcext:value-type="float">
            <text:p>51,973</text:p>
          </table:table-cell>
          <table:table-cell office:value-type="float" office:value="2.352178" calcext:value-type="float">
            <text:p>2,352178</text:p>
          </table:table-cell>
          <table:table-cell/>
          <table:table-cell office:value-type="float" office:value="101.493" calcext:value-type="float">
            <text:p>101,493</text:p>
          </table:table-cell>
          <table:table-cell office:value-type="float" office:value="58.772234" calcext:value-type="float">
            <text:p>58,772234</text:p>
          </table:table-cell>
          <table:table-cell/>
          <table:table-cell office:value-type="float" office:value="918.216" calcext:value-type="float">
            <text:p>918,216</text:p>
          </table:table-cell>
          <table:table-cell office:value-type="float" office:value="872.085308" calcext:value-type="float">
            <text:p>872,085308</text:p>
          </table:table-cell>
          <table:table-cell table:number-columns-repeated="7"/>
        </table:table-row>
        <table:table-row table:style-name="ro1">
          <table:table-cell office:value-type="float" office:value="50.012" calcext:value-type="float">
            <text:p>50,012</text:p>
          </table:table-cell>
          <table:table-cell office:value-type="float" office:value="2.352003" calcext:value-type="float">
            <text:p>2,352003</text:p>
          </table:table-cell>
          <table:table-cell/>
          <table:table-cell office:value-type="float" office:value="103.425" calcext:value-type="float">
            <text:p>103,425</text:p>
          </table:table-cell>
          <table:table-cell office:value-type="float" office:value="58.504738" calcext:value-type="float">
            <text:p>58,504738</text:p>
          </table:table-cell>
          <table:table-cell/>
          <table:table-cell office:value-type="float" office:value="920.249" calcext:value-type="float">
            <text:p>920,249</text:p>
          </table:table-cell>
          <table:table-cell office:value-type="float" office:value="871.284202" calcext:value-type="float">
            <text:p>871,284202</text:p>
          </table:table-cell>
          <table:table-cell table:number-columns-repeated="7"/>
        </table:table-row>
        <table:table-row table:style-name="ro1">
          <table:table-cell office:value-type="float" office:value="59.905" calcext:value-type="float">
            <text:p>59,905</text:p>
          </table:table-cell>
          <table:table-cell office:value-type="float" office:value="2.348558" calcext:value-type="float">
            <text:p>2,348558</text:p>
          </table:table-cell>
          <table:table-cell/>
          <table:table-cell office:value-type="float" office:value="100.995" calcext:value-type="float">
            <text:p>100,995</text:p>
          </table:table-cell>
          <table:table-cell office:value-type="float" office:value="58.504493" calcext:value-type="float">
            <text:p>58,504493</text:p>
          </table:table-cell>
          <table:table-cell/>
          <table:table-cell office:value-type="float" office:value="917.687" calcext:value-type="float">
            <text:p>917,687</text:p>
          </table:table-cell>
          <table:table-cell office:value-type="float" office:value="871.094825" calcext:value-type="float">
            <text:p>871,094825</text:p>
          </table:table-cell>
          <table:table-cell table:number-columns-repeated="7"/>
        </table:table-row>
        <table:table-row table:style-name="ro1">
          <table:table-cell office:value-type="float" office:value="53.717" calcext:value-type="float">
            <text:p>53,717</text:p>
          </table:table-cell>
          <table:table-cell office:value-type="float" office:value="2.346843" calcext:value-type="float">
            <text:p>2,346843</text:p>
          </table:table-cell>
          <table:table-cell/>
          <table:table-cell office:value-type="float" office:value="103.732" calcext:value-type="float">
            <text:p>103,732</text:p>
          </table:table-cell>
          <table:table-cell office:value-type="float" office:value="58.38271" calcext:value-type="float">
            <text:p>58,38271</text:p>
          </table:table-cell>
          <table:table-cell/>
          <table:table-cell office:value-type="float" office:value="913.595" calcext:value-type="float">
            <text:p>913,595</text:p>
          </table:table-cell>
          <table:table-cell office:value-type="float" office:value="870.965028" calcext:value-type="float">
            <text:p>870,965028</text:p>
          </table:table-cell>
          <table:table-cell table:number-columns-repeated="7"/>
        </table:table-row>
        <table:table-row table:style-name="ro1">
          <table:table-cell office:value-type="float" office:value="51.188" calcext:value-type="float">
            <text:p>51,188</text:p>
          </table:table-cell>
          <table:table-cell office:value-type="float" office:value="2.345101" calcext:value-type="float">
            <text:p>2,345101</text:p>
          </table:table-cell>
          <table:table-cell/>
          <table:table-cell office:value-type="float" office:value="101.491" calcext:value-type="float">
            <text:p>101,491</text:p>
          </table:table-cell>
          <table:table-cell office:value-type="float" office:value="58.315551" calcext:value-type="float">
            <text:p>58,315551</text:p>
          </table:table-cell>
          <table:table-cell/>
          <table:table-cell office:value-type="float" office:value="912.276" calcext:value-type="float">
            <text:p>912,276</text:p>
          </table:table-cell>
          <table:table-cell office:value-type="float" office:value="870.792247" calcext:value-type="float">
            <text:p>870,792247</text:p>
          </table:table-cell>
          <table:table-cell table:number-columns-repeated="7"/>
        </table:table-row>
        <table:table-row table:style-name="ro1">
          <table:table-cell office:value-type="float" office:value="49.008" calcext:value-type="float">
            <text:p>49,008</text:p>
          </table:table-cell>
          <table:table-cell office:value-type="float" office:value="2.344561" calcext:value-type="float">
            <text:p>2,344561</text:p>
          </table:table-cell>
          <table:table-cell/>
          <table:table-cell office:value-type="float" office:value="100.518" calcext:value-type="float">
            <text:p>100,518</text:p>
          </table:table-cell>
          <table:table-cell office:value-type="float" office:value="57.872069" calcext:value-type="float">
            <text:p>57,872069</text:p>
          </table:table-cell>
          <table:table-cell/>
          <table:table-cell office:value-type="float" office:value="912.179" calcext:value-type="float">
            <text:p>912,179</text:p>
          </table:table-cell>
          <table:table-cell office:value-type="float" office:value="870.263135" calcext:value-type="float">
            <text:p>870,263135</text:p>
          </table:table-cell>
          <table:table-cell table:number-columns-repeated="7"/>
        </table:table-row>
        <table:table-row table:style-name="ro1">
          <table:table-cell office:value-type="float" office:value="49.235" calcext:value-type="float">
            <text:p>49,235</text:p>
          </table:table-cell>
          <table:table-cell office:value-type="float" office:value="2.343945" calcext:value-type="float">
            <text:p>2,343945</text:p>
          </table:table-cell>
          <table:table-cell/>
          <table:table-cell office:value-type="float" office:value="100.342" calcext:value-type="float">
            <text:p>100,342</text:p>
          </table:table-cell>
          <table:table-cell office:value-type="float" office:value="56.629255" calcext:value-type="float">
            <text:p>56,629255</text:p>
          </table:table-cell>
          <table:table-cell/>
          <table:table-cell office:value-type="float" office:value="913.092" calcext:value-type="float">
            <text:p>913,092</text:p>
          </table:table-cell>
          <table:table-cell office:value-type="float" office:value="869.991894" calcext:value-type="float">
            <text:p>869,991894</text:p>
          </table:table-cell>
          <table:table-cell table:number-columns-repeated="7"/>
        </table:table-row>
        <table:table-row table:style-name="ro1">
          <table:table-cell office:value-type="float" office:value="50.034" calcext:value-type="float">
            <text:p>50,034</text:p>
          </table:table-cell>
          <table:table-cell office:value-type="float" office:value="2.34289" calcext:value-type="float">
            <text:p>2,34289</text:p>
          </table:table-cell>
          <table:table-cell/>
          <table:table-cell office:value-type="float" office:value="103.02" calcext:value-type="float">
            <text:p>103,02</text:p>
          </table:table-cell>
          <table:table-cell office:value-type="float" office:value="55.465124" calcext:value-type="float">
            <text:p>55,465124</text:p>
          </table:table-cell>
          <table:table-cell/>
          <table:table-cell office:value-type="float" office:value="915.88" calcext:value-type="float">
            <text:p>915,88</text:p>
          </table:table-cell>
          <table:table-cell office:value-type="float" office:value="869.838104" calcext:value-type="float">
            <text:p>869,838104</text:p>
          </table:table-cell>
          <table:table-cell table:number-columns-repeated="7"/>
        </table:table-row>
        <table:table-row table:style-name="ro1">
          <table:table-cell office:value-type="float" office:value="50.779" calcext:value-type="float">
            <text:p>50,779</text:p>
          </table:table-cell>
          <table:table-cell office:value-type="float" office:value="2.341389" calcext:value-type="float">
            <text:p>2,341389</text:p>
          </table:table-cell>
          <table:table-cell/>
          <table:table-cell office:value-type="float" office:value="100.885" calcext:value-type="float">
            <text:p>100,885</text:p>
          </table:table-cell>
          <table:table-cell office:value-type="float" office:value="55.342923" calcext:value-type="float">
            <text:p>55,342923</text:p>
          </table:table-cell>
          <table:table-cell/>
          <table:table-cell office:value-type="float" office:value="914.388" calcext:value-type="float">
            <text:p>914,388</text:p>
          </table:table-cell>
          <table:table-cell office:value-type="float" office:value="869.678155" calcext:value-type="float">
            <text:p>869,678155</text:p>
          </table:table-cell>
          <table:table-cell table:number-columns-repeated="7"/>
        </table:table-row>
        <table:table-row table:style-name="ro1">
          <table:table-cell office:value-type="float" office:value="50.164" calcext:value-type="float">
            <text:p>50,164</text:p>
          </table:table-cell>
          <table:table-cell office:value-type="float" office:value="2.337066" calcext:value-type="float">
            <text:p>2,337066</text:p>
          </table:table-cell>
          <table:table-cell/>
          <table:table-cell office:value-type="float" office:value="100.037" calcext:value-type="float">
            <text:p>100,037</text:p>
          </table:table-cell>
          <table:table-cell office:value-type="float" office:value="55.211565" calcext:value-type="float">
            <text:p>55,211565</text:p>
          </table:table-cell>
          <table:table-cell/>
          <table:table-cell office:value-type="float" office:value="916.101" calcext:value-type="float">
            <text:p>916,101</text:p>
          </table:table-cell>
          <table:table-cell office:value-type="float" office:value="868.710759" calcext:value-type="float">
            <text:p>868,710759</text:p>
          </table:table-cell>
          <table:table-cell table:number-columns-repeated="7"/>
        </table:table-row>
        <table:table-row table:style-name="ro1">
          <table:table-cell office:value-type="float" office:value="55.55" calcext:value-type="float">
            <text:p>55,55</text:p>
          </table:table-cell>
          <table:table-cell office:value-type="float" office:value="2.336777" calcext:value-type="float">
            <text:p>2,336777</text:p>
          </table:table-cell>
          <table:table-cell/>
          <table:table-cell office:value-type="float" office:value="98.053" calcext:value-type="float">
            <text:p>98,053</text:p>
          </table:table-cell>
          <table:table-cell office:value-type="float" office:value="55.002038" calcext:value-type="float">
            <text:p>55,002038</text:p>
          </table:table-cell>
          <table:table-cell/>
          <table:table-cell office:value-type="float" office:value="921.799" calcext:value-type="float">
            <text:p>921,799</text:p>
          </table:table-cell>
          <table:table-cell office:value-type="float" office:value="867.690587" calcext:value-type="float">
            <text:p>867,690587</text:p>
          </table:table-cell>
          <table:table-cell table:number-columns-repeated="7"/>
        </table:table-row>
        <table:table-row table:style-name="ro1">
          <table:table-cell office:value-type="float" office:value="53.127" calcext:value-type="float">
            <text:p>53,127</text:p>
          </table:table-cell>
          <table:table-cell office:value-type="float" office:value="2.33501" calcext:value-type="float">
            <text:p>2,33501</text:p>
          </table:table-cell>
          <table:table-cell/>
          <table:table-cell office:value-type="float" office:value="100.47" calcext:value-type="float">
            <text:p>100,47</text:p>
          </table:table-cell>
          <table:table-cell office:value-type="float" office:value="54.921861" calcext:value-type="float">
            <text:p>54,921861</text:p>
          </table:table-cell>
          <table:table-cell/>
          <table:table-cell office:value-type="float" office:value="925.042" calcext:value-type="float">
            <text:p>925,042</text:p>
          </table:table-cell>
          <table:table-cell office:value-type="float" office:value="865.913165" calcext:value-type="float">
            <text:p>865,913165</text:p>
          </table:table-cell>
          <table:table-cell table:number-columns-repeated="7"/>
        </table:table-row>
        <table:table-row table:style-name="ro1">
          <table:table-cell office:value-type="float" office:value="53.278" calcext:value-type="float">
            <text:p>53,278</text:p>
          </table:table-cell>
          <table:table-cell office:value-type="float" office:value="2.334633" calcext:value-type="float">
            <text:p>2,334633</text:p>
          </table:table-cell>
          <table:table-cell/>
          <table:table-cell office:value-type="float" office:value="101.457" calcext:value-type="float">
            <text:p>101,457</text:p>
          </table:table-cell>
          <table:table-cell office:value-type="float" office:value="54.903447" calcext:value-type="float">
            <text:p>54,903447</text:p>
          </table:table-cell>
          <table:table-cell/>
          <table:table-cell office:value-type="float" office:value="923.535" calcext:value-type="float">
            <text:p>923,535</text:p>
          </table:table-cell>
          <table:table-cell office:value-type="float" office:value="865.731948" calcext:value-type="float">
            <text:p>865,731948</text:p>
          </table:table-cell>
          <table:table-cell table:number-columns-repeated="7"/>
        </table:table-row>
        <table:table-row table:style-name="ro1">
          <table:table-cell office:value-type="float" office:value="49.908" calcext:value-type="float">
            <text:p>49,908</text:p>
          </table:table-cell>
          <table:table-cell office:value-type="float" office:value="2.333507" calcext:value-type="float">
            <text:p>2,333507</text:p>
          </table:table-cell>
          <table:table-cell/>
          <table:table-cell office:value-type="float" office:value="98.272" calcext:value-type="float">
            <text:p>98,272</text:p>
          </table:table-cell>
          <table:table-cell office:value-type="float" office:value="54.895178" calcext:value-type="float">
            <text:p>54,895178</text:p>
          </table:table-cell>
          <table:table-cell/>
          <table:table-cell office:value-type="float" office:value="910.81" calcext:value-type="float">
            <text:p>910,81</text:p>
          </table:table-cell>
          <table:table-cell office:value-type="float" office:value="865.569464" calcext:value-type="float">
            <text:p>865,569464</text:p>
          </table:table-cell>
          <table:table-cell table:number-columns-repeated="7"/>
        </table:table-row>
        <table:table-row table:style-name="ro1">
          <table:table-cell office:value-type="float" office:value="58.862" calcext:value-type="float">
            <text:p>58,862</text:p>
          </table:table-cell>
          <table:table-cell office:value-type="float" office:value="2.333344" calcext:value-type="float">
            <text:p>2,333344</text:p>
          </table:table-cell>
          <table:table-cell/>
          <table:table-cell office:value-type="float" office:value="100.655" calcext:value-type="float">
            <text:p>100,655</text:p>
          </table:table-cell>
          <table:table-cell office:value-type="float" office:value="54.820636" calcext:value-type="float">
            <text:p>54,820636</text:p>
          </table:table-cell>
          <table:table-cell/>
          <table:table-cell office:value-type="float" office:value="921.513" calcext:value-type="float">
            <text:p>921,513</text:p>
          </table:table-cell>
          <table:table-cell office:value-type="float" office:value="864.64802" calcext:value-type="float">
            <text:p>864,64802</text:p>
          </table:table-cell>
          <table:table-cell table:number-columns-repeated="7"/>
        </table:table-row>
        <table:table-row table:style-name="ro1">
          <table:table-cell office:value-type="float" office:value="50.615" calcext:value-type="float">
            <text:p>50,615</text:p>
          </table:table-cell>
          <table:table-cell office:value-type="float" office:value="2.333131" calcext:value-type="float">
            <text:p>2,333131</text:p>
          </table:table-cell>
          <table:table-cell/>
          <table:table-cell office:value-type="float" office:value="103.899" calcext:value-type="float">
            <text:p>103,899</text:p>
          </table:table-cell>
          <table:table-cell office:value-type="float" office:value="54.804324" calcext:value-type="float">
            <text:p>54,804324</text:p>
          </table:table-cell>
          <table:table-cell/>
          <table:table-cell office:value-type="float" office:value="931.023" calcext:value-type="float">
            <text:p>931,023</text:p>
          </table:table-cell>
          <table:table-cell office:value-type="float" office:value="864.476566" calcext:value-type="float">
            <text:p>864,476566</text:p>
          </table:table-cell>
          <table:table-cell table:number-columns-repeated="7"/>
        </table:table-row>
        <table:table-row table:style-name="ro1">
          <table:table-cell office:value-type="float" office:value="48.961" calcext:value-type="float">
            <text:p>48,961</text:p>
          </table:table-cell>
          <table:table-cell office:value-type="float" office:value="2.33296" calcext:value-type="float">
            <text:p>2,33296</text:p>
          </table:table-cell>
          <table:table-cell/>
          <table:table-cell office:value-type="float" office:value="102.125" calcext:value-type="float">
            <text:p>102,125</text:p>
          </table:table-cell>
          <table:table-cell office:value-type="float" office:value="54.78106" calcext:value-type="float">
            <text:p>54,78106</text:p>
          </table:table-cell>
          <table:table-cell/>
          <table:table-cell office:value-type="float" office:value="905.332" calcext:value-type="float">
            <text:p>905,332</text:p>
          </table:table-cell>
          <table:table-cell office:value-type="float" office:value="863.834189" calcext:value-type="float">
            <text:p>863,834189</text:p>
          </table:table-cell>
          <table:table-cell table:number-columns-repeated="7"/>
        </table:table-row>
        <table:table-row table:style-name="ro1">
          <table:table-cell office:value-type="float" office:value="53.92" calcext:value-type="float">
            <text:p>53,92</text:p>
          </table:table-cell>
          <table:table-cell office:value-type="float" office:value="2.330295" calcext:value-type="float">
            <text:p>2,330295</text:p>
          </table:table-cell>
          <table:table-cell/>
          <table:table-cell office:value-type="float" office:value="99.464" calcext:value-type="float">
            <text:p>99,464</text:p>
          </table:table-cell>
          <table:table-cell office:value-type="float" office:value="54.773092" calcext:value-type="float">
            <text:p>54,773092</text:p>
          </table:table-cell>
          <table:table-cell/>
          <table:table-cell office:value-type="float" office:value="918.263" calcext:value-type="float">
            <text:p>918,263</text:p>
          </table:table-cell>
          <table:table-cell office:value-type="float" office:value="863.10351" calcext:value-type="float">
            <text:p>863,10351</text:p>
          </table:table-cell>
          <table:table-cell table:number-columns-repeated="7"/>
        </table:table-row>
        <table:table-row table:style-name="ro1">
          <table:table-cell office:value-type="float" office:value="124.477" calcext:value-type="float">
            <text:p>124,477</text:p>
          </table:table-cell>
          <table:table-cell office:value-type="float" office:value="2.329965" calcext:value-type="float">
            <text:p>2,329965</text:p>
          </table:table-cell>
          <table:table-cell/>
          <table:table-cell office:value-type="float" office:value="98.94" calcext:value-type="float">
            <text:p>98,94</text:p>
          </table:table-cell>
          <table:table-cell office:value-type="float" office:value="54.765198" calcext:value-type="float">
            <text:p>54,765198</text:p>
          </table:table-cell>
          <table:table-cell/>
          <table:table-cell office:value-type="float" office:value="905.439" calcext:value-type="float">
            <text:p>905,439</text:p>
          </table:table-cell>
          <table:table-cell office:value-type="float" office:value="861.525748" calcext:value-type="float">
            <text:p>861,525748</text:p>
          </table:table-cell>
          <table:table-cell table:number-columns-repeated="7"/>
        </table:table-row>
        <table:table-row table:style-name="ro1">
          <table:table-cell office:value-type="float" office:value="51.806" calcext:value-type="float">
            <text:p>51,806</text:p>
          </table:table-cell>
          <table:table-cell office:value-type="float" office:value="2.32981" calcext:value-type="float">
            <text:p>2,32981</text:p>
          </table:table-cell>
          <table:table-cell/>
          <table:table-cell office:value-type="float" office:value="119.572" calcext:value-type="float">
            <text:p>119,572</text:p>
          </table:table-cell>
          <table:table-cell office:value-type="float" office:value="54.761194" calcext:value-type="float">
            <text:p>54,761194</text:p>
          </table:table-cell>
          <table:table-cell/>
          <table:table-cell office:value-type="float" office:value="902.998" calcext:value-type="float">
            <text:p>902,998</text:p>
          </table:table-cell>
          <table:table-cell office:value-type="float" office:value="861.378654" calcext:value-type="float">
            <text:p>861,378654</text:p>
          </table:table-cell>
          <table:table-cell table:number-columns-repeated="7"/>
        </table:table-row>
        <table:table-row table:style-name="ro1">
          <table:table-cell office:value-type="float" office:value="51.211" calcext:value-type="float">
            <text:p>51,211</text:p>
          </table:table-cell>
          <table:table-cell office:value-type="float" office:value="2.327651" calcext:value-type="float">
            <text:p>2,327651</text:p>
          </table:table-cell>
          <table:table-cell/>
          <table:table-cell office:value-type="float" office:value="101.796" calcext:value-type="float">
            <text:p>101,796</text:p>
          </table:table-cell>
          <table:table-cell office:value-type="float" office:value="54.717525" calcext:value-type="float">
            <text:p>54,717525</text:p>
          </table:table-cell>
          <table:table-cell/>
          <table:table-cell office:value-type="float" office:value="901.203" calcext:value-type="float">
            <text:p>901,203</text:p>
          </table:table-cell>
          <table:table-cell office:value-type="float" office:value="861.215111" calcext:value-type="float">
            <text:p>861,215111</text:p>
          </table:table-cell>
          <table:table-cell table:number-columns-repeated="7"/>
        </table:table-row>
        <table:table-row table:style-name="ro1">
          <table:table-cell office:value-type="float" office:value="50.06" calcext:value-type="float">
            <text:p>50,06</text:p>
          </table:table-cell>
          <table:table-cell office:value-type="float" office:value="2.323588" calcext:value-type="float">
            <text:p>2,323588</text:p>
          </table:table-cell>
          <table:table-cell/>
          <table:table-cell office:value-type="float" office:value="100.122" calcext:value-type="float">
            <text:p>100,122</text:p>
          </table:table-cell>
          <table:table-cell office:value-type="float" office:value="54.710576" calcext:value-type="float">
            <text:p>54,710576</text:p>
          </table:table-cell>
          <table:table-cell/>
          <table:table-cell office:value-type="float" office:value="904.371" calcext:value-type="float">
            <text:p>904,371</text:p>
          </table:table-cell>
          <table:table-cell office:value-type="float" office:value="861.051689" calcext:value-type="float">
            <text:p>861,051689</text:p>
          </table:table-cell>
          <table:table-cell table:number-columns-repeated="7"/>
        </table:table-row>
        <table:table-row table:style-name="ro1">
          <table:table-cell office:value-type="float" office:value="59.163" calcext:value-type="float">
            <text:p>59,163</text:p>
          </table:table-cell>
          <table:table-cell office:value-type="float" office:value="2.323239" calcext:value-type="float">
            <text:p>2,323239</text:p>
          </table:table-cell>
          <table:table-cell/>
          <table:table-cell office:value-type="float" office:value="101.748" calcext:value-type="float">
            <text:p>101,748</text:p>
          </table:table-cell>
          <table:table-cell office:value-type="float" office:value="54.67024" calcext:value-type="float">
            <text:p>54,67024</text:p>
          </table:table-cell>
          <table:table-cell/>
          <table:table-cell office:value-type="float" office:value="962.722" calcext:value-type="float">
            <text:p>962,722</text:p>
          </table:table-cell>
          <table:table-cell office:value-type="float" office:value="860.585611" calcext:value-type="float">
            <text:p>860,585611</text:p>
          </table:table-cell>
          <table:table-cell table:number-columns-repeated="7"/>
        </table:table-row>
        <table:table-row table:style-name="ro1">
          <table:table-cell office:value-type="float" office:value="52.574" calcext:value-type="float">
            <text:p>52,574</text:p>
          </table:table-cell>
          <table:table-cell office:value-type="float" office:value="2.322303" calcext:value-type="float">
            <text:p>2,322303</text:p>
          </table:table-cell>
          <table:table-cell/>
          <table:table-cell office:value-type="float" office:value="97.318" calcext:value-type="float">
            <text:p>97,318</text:p>
          </table:table-cell>
          <table:table-cell office:value-type="float" office:value="54.662138" calcext:value-type="float">
            <text:p>54,662138</text:p>
          </table:table-cell>
          <table:table-cell/>
          <table:table-cell office:value-type="float" office:value="900.922" calcext:value-type="float">
            <text:p>900,922</text:p>
          </table:table-cell>
          <table:table-cell office:value-type="float" office:value="860.244637" calcext:value-type="float">
            <text:p>860,244637</text:p>
          </table:table-cell>
          <table:table-cell table:number-columns-repeated="7"/>
        </table:table-row>
        <table:table-row table:style-name="ro1">
          <table:table-cell office:value-type="float" office:value="149.331" calcext:value-type="float">
            <text:p>149,331</text:p>
          </table:table-cell>
          <table:table-cell office:value-type="float" office:value="2.320155" calcext:value-type="float">
            <text:p>2,320155</text:p>
          </table:table-cell>
          <table:table-cell/>
          <table:table-cell office:value-type="float" office:value="98.735" calcext:value-type="float">
            <text:p>98,735</text:p>
          </table:table-cell>
          <table:table-cell office:value-type="float" office:value="54.640095" calcext:value-type="float">
            <text:p>54,640095</text:p>
          </table:table-cell>
          <table:table-cell/>
          <table:table-cell office:value-type="float" office:value="902.602" calcext:value-type="float">
            <text:p>902,602</text:p>
          </table:table-cell>
          <table:table-cell office:value-type="float" office:value="860.070675" calcext:value-type="float">
            <text:p>860,070675</text:p>
          </table:table-cell>
          <table:table-cell table:number-columns-repeated="7"/>
        </table:table-row>
        <table:table-row table:style-name="ro1">
          <table:table-cell office:value-type="float" office:value="49.813" calcext:value-type="float">
            <text:p>49,813</text:p>
          </table:table-cell>
          <table:table-cell office:value-type="float" office:value="2.319992" calcext:value-type="float">
            <text:p>2,319992</text:p>
          </table:table-cell>
          <table:table-cell/>
          <table:table-cell office:value-type="float" office:value="98.952" calcext:value-type="float">
            <text:p>98,952</text:p>
          </table:table-cell>
          <table:table-cell office:value-type="float" office:value="54.629103" calcext:value-type="float">
            <text:p>54,629103</text:p>
          </table:table-cell>
          <table:table-cell/>
          <table:table-cell office:value-type="float" office:value="900.065" calcext:value-type="float">
            <text:p>900,065</text:p>
          </table:table-cell>
          <table:table-cell office:value-type="float" office:value="859.768095" calcext:value-type="float">
            <text:p>859,768095</text:p>
          </table:table-cell>
          <table:table-cell table:number-columns-repeated="7"/>
        </table:table-row>
        <table:table-row table:style-name="ro1">
          <table:table-cell office:value-type="float" office:value="62.665" calcext:value-type="float">
            <text:p>62,665</text:p>
          </table:table-cell>
          <table:table-cell office:value-type="float" office:value="2.313865" calcext:value-type="float">
            <text:p>2,313865</text:p>
          </table:table-cell>
          <table:table-cell/>
          <table:table-cell office:value-type="float" office:value="100.732" calcext:value-type="float">
            <text:p>100,732</text:p>
          </table:table-cell>
          <table:table-cell office:value-type="float" office:value="54.585563" calcext:value-type="float">
            <text:p>54,585563</text:p>
          </table:table-cell>
          <table:table-cell/>
          <table:table-cell office:value-type="float" office:value="900.752" calcext:value-type="float">
            <text:p>900,752</text:p>
          </table:table-cell>
          <table:table-cell office:value-type="float" office:value="859.61959" calcext:value-type="float">
            <text:p>859,61959</text:p>
          </table:table-cell>
          <table:table-cell table:number-columns-repeated="7"/>
        </table:table-row>
        <table:table-row table:style-name="ro1">
          <table:table-cell office:value-type="float" office:value="80.214" calcext:value-type="float">
            <text:p>80,214</text:p>
          </table:table-cell>
          <table:table-cell office:value-type="float" office:value="2.313447" calcext:value-type="float">
            <text:p>2,313447</text:p>
          </table:table-cell>
          <table:table-cell/>
          <table:table-cell office:value-type="float" office:value="99.542" calcext:value-type="float">
            <text:p>99,542</text:p>
          </table:table-cell>
          <table:table-cell office:value-type="float" office:value="54.581399" calcext:value-type="float">
            <text:p>54,581399</text:p>
          </table:table-cell>
          <table:table-cell/>
          <table:table-cell office:value-type="float" office:value="918.809" calcext:value-type="float">
            <text:p>918,809</text:p>
          </table:table-cell>
          <table:table-cell office:value-type="float" office:value="859.414718" calcext:value-type="float">
            <text:p>859,414718</text:p>
          </table:table-cell>
          <table:table-cell table:number-columns-repeated="7"/>
        </table:table-row>
        <table:table-row table:style-name="ro1">
          <table:table-cell office:value-type="float" office:value="71.994" calcext:value-type="float">
            <text:p>71,994</text:p>
          </table:table-cell>
          <table:table-cell office:value-type="float" office:value="2.313055" calcext:value-type="float">
            <text:p>2,313055</text:p>
          </table:table-cell>
          <table:table-cell/>
          <table:table-cell office:value-type="float" office:value="99.484" calcext:value-type="float">
            <text:p>99,484</text:p>
          </table:table-cell>
          <table:table-cell office:value-type="float" office:value="54.571655" calcext:value-type="float">
            <text:p>54,571655</text:p>
          </table:table-cell>
          <table:table-cell/>
          <table:table-cell office:value-type="float" office:value="900.218" calcext:value-type="float">
            <text:p>900,218</text:p>
          </table:table-cell>
          <table:table-cell office:value-type="float" office:value="859.350422" calcext:value-type="float">
            <text:p>859,350422</text:p>
          </table:table-cell>
          <table:table-cell table:number-columns-repeated="7"/>
        </table:table-row>
        <table:table-row table:style-name="ro1">
          <table:table-cell office:value-type="float" office:value="51.735" calcext:value-type="float">
            <text:p>51,735</text:p>
          </table:table-cell>
          <table:table-cell office:value-type="float" office:value="2.312352" calcext:value-type="float">
            <text:p>2,312352</text:p>
          </table:table-cell>
          <table:table-cell/>
          <table:table-cell office:value-type="float" office:value="134.439" calcext:value-type="float">
            <text:p>134,439</text:p>
          </table:table-cell>
          <table:table-cell office:value-type="float" office:value="54.563481" calcext:value-type="float">
            <text:p>54,563481</text:p>
          </table:table-cell>
          <table:table-cell/>
          <table:table-cell office:value-type="float" office:value="917.292" calcext:value-type="float">
            <text:p>917,292</text:p>
          </table:table-cell>
          <table:table-cell office:value-type="float" office:value="859.264158" calcext:value-type="float">
            <text:p>859,264158</text:p>
          </table:table-cell>
          <table:table-cell table:number-columns-repeated="7"/>
        </table:table-row>
        <table:table-row table:style-name="ro1">
          <table:table-cell office:value-type="float" office:value="50.057" calcext:value-type="float">
            <text:p>50,057</text:p>
          </table:table-cell>
          <table:table-cell office:value-type="float" office:value="2.309734" calcext:value-type="float">
            <text:p>2,309734</text:p>
          </table:table-cell>
          <table:table-cell/>
          <table:table-cell office:value-type="float" office:value="101.025" calcext:value-type="float">
            <text:p>101,025</text:p>
          </table:table-cell>
          <table:table-cell office:value-type="float" office:value="54.537877" calcext:value-type="float">
            <text:p>54,537877</text:p>
          </table:table-cell>
          <table:table-cell/>
          <table:table-cell office:value-type="float" office:value="899.88" calcext:value-type="float">
            <text:p>899,88</text:p>
          </table:table-cell>
          <table:table-cell office:value-type="float" office:value="859.128883" calcext:value-type="float">
            <text:p>859,128883</text:p>
          </table:table-cell>
          <table:table-cell table:number-columns-repeated="7"/>
        </table:table-row>
        <table:table-row table:style-name="ro1">
          <table:table-cell office:value-type="float" office:value="52.231" calcext:value-type="float">
            <text:p>52,231</text:p>
          </table:table-cell>
          <table:table-cell office:value-type="float" office:value="2.307709" calcext:value-type="float">
            <text:p>2,307709</text:p>
          </table:table-cell>
          <table:table-cell/>
          <table:table-cell office:value-type="float" office:value="99.87" calcext:value-type="float">
            <text:p>99,87</text:p>
          </table:table-cell>
          <table:table-cell office:value-type="float" office:value="54.535725" calcext:value-type="float">
            <text:p>54,535725</text:p>
          </table:table-cell>
          <table:table-cell/>
          <table:table-cell office:value-type="float" office:value="903.345" calcext:value-type="float">
            <text:p>903,345</text:p>
          </table:table-cell>
          <table:table-cell office:value-type="float" office:value="859.107768" calcext:value-type="float">
            <text:p>859,107768</text:p>
          </table:table-cell>
          <table:table-cell table:number-columns-repeated="7"/>
        </table:table-row>
        <table:table-row table:style-name="ro1">
          <table:table-cell office:value-type="float" office:value="53.523" calcext:value-type="float">
            <text:p>53,523</text:p>
          </table:table-cell>
          <table:table-cell office:value-type="float" office:value="2.307223" calcext:value-type="float">
            <text:p>2,307223</text:p>
          </table:table-cell>
          <table:table-cell/>
          <table:table-cell office:value-type="float" office:value="97.49" calcext:value-type="float">
            <text:p>97,49</text:p>
          </table:table-cell>
          <table:table-cell office:value-type="float" office:value="54.525474" calcext:value-type="float">
            <text:p>54,525474</text:p>
          </table:table-cell>
          <table:table-cell/>
          <table:table-cell office:value-type="float" office:value="900.646" calcext:value-type="float">
            <text:p>900,646</text:p>
          </table:table-cell>
          <table:table-cell office:value-type="float" office:value="858.708336" calcext:value-type="float">
            <text:p>858,708336</text:p>
          </table:table-cell>
          <table:table-cell table:number-columns-repeated="7"/>
        </table:table-row>
        <table:table-row table:style-name="ro1">
          <table:table-cell office:value-type="float" office:value="49.217" calcext:value-type="float">
            <text:p>49,217</text:p>
          </table:table-cell>
          <table:table-cell office:value-type="float" office:value="2.304843" calcext:value-type="float">
            <text:p>2,304843</text:p>
          </table:table-cell>
          <table:table-cell/>
          <table:table-cell office:value-type="float" office:value="105.77" calcext:value-type="float">
            <text:p>105,77</text:p>
          </table:table-cell>
          <table:table-cell office:value-type="float" office:value="54.487223" calcext:value-type="float">
            <text:p>54,487223</text:p>
          </table:table-cell>
          <table:table-cell/>
          <table:table-cell office:value-type="float" office:value="901.355" calcext:value-type="float">
            <text:p>901,355</text:p>
          </table:table-cell>
          <table:table-cell office:value-type="float" office:value="858.612306" calcext:value-type="float">
            <text:p>858,612306</text:p>
          </table:table-cell>
          <table:table-cell table:number-columns-repeated="7"/>
        </table:table-row>
        <table:table-row table:style-name="ro1">
          <table:table-cell office:value-type="float" office:value="51.822" calcext:value-type="float">
            <text:p>51,822</text:p>
          </table:table-cell>
          <table:table-cell office:value-type="float" office:value="2.303735" calcext:value-type="float">
            <text:p>2,303735</text:p>
          </table:table-cell>
          <table:table-cell/>
          <table:table-cell office:value-type="float" office:value="101.673" calcext:value-type="float">
            <text:p>101,673</text:p>
          </table:table-cell>
          <table:table-cell office:value-type="float" office:value="54.435761" calcext:value-type="float">
            <text:p>54,435761</text:p>
          </table:table-cell>
          <table:table-cell/>
          <table:table-cell office:value-type="float" office:value="898.994" calcext:value-type="float">
            <text:p>898,994</text:p>
          </table:table-cell>
          <table:table-cell office:value-type="float" office:value="858.38911" calcext:value-type="float">
            <text:p>858,38911</text:p>
          </table:table-cell>
          <table:table-cell table:number-columns-repeated="7"/>
        </table:table-row>
        <table:table-row table:style-name="ro1">
          <table:table-cell office:value-type="float" office:value="51.881" calcext:value-type="float">
            <text:p>51,881</text:p>
          </table:table-cell>
          <table:table-cell office:value-type="float" office:value="2.300233" calcext:value-type="float">
            <text:p>2,300233</text:p>
          </table:table-cell>
          <table:table-cell/>
          <table:table-cell office:value-type="float" office:value="99.386" calcext:value-type="float">
            <text:p>99,386</text:p>
          </table:table-cell>
          <table:table-cell office:value-type="float" office:value="54.395911" calcext:value-type="float">
            <text:p>54,395911</text:p>
          </table:table-cell>
          <table:table-cell/>
          <table:table-cell office:value-type="float" office:value="901.374" calcext:value-type="float">
            <text:p>901,374</text:p>
          </table:table-cell>
          <table:table-cell office:value-type="float" office:value="858.064102" calcext:value-type="float">
            <text:p>858,064102</text:p>
          </table:table-cell>
          <table:table-cell table:number-columns-repeated="7"/>
        </table:table-row>
        <table:table-row table:style-name="ro1">
          <table:table-cell office:value-type="float" office:value="56.279" calcext:value-type="float">
            <text:p>56,279</text:p>
          </table:table-cell>
          <table:table-cell office:value-type="float" office:value="2.293882" calcext:value-type="float">
            <text:p>2,293882</text:p>
          </table:table-cell>
          <table:table-cell/>
          <table:table-cell office:value-type="float" office:value="99.988" calcext:value-type="float">
            <text:p>99,988</text:p>
          </table:table-cell>
          <table:table-cell office:value-type="float" office:value="54.380859" calcext:value-type="float">
            <text:p>54,380859</text:p>
          </table:table-cell>
          <table:table-cell/>
          <table:table-cell office:value-type="float" office:value="910.499" calcext:value-type="float">
            <text:p>910,499</text:p>
          </table:table-cell>
          <table:table-cell office:value-type="float" office:value="858.014532" calcext:value-type="float">
            <text:p>858,014532</text:p>
          </table:table-cell>
          <table:table-cell table:number-columns-repeated="7"/>
        </table:table-row>
        <table:table-row table:style-name="ro1">
          <table:table-cell office:value-type="float" office:value="52.581" calcext:value-type="float">
            <text:p>52,581</text:p>
          </table:table-cell>
          <table:table-cell office:value-type="float" office:value="2.286731" calcext:value-type="float">
            <text:p>2,286731</text:p>
          </table:table-cell>
          <table:table-cell/>
          <table:table-cell office:value-type="float" office:value="98.467" calcext:value-type="float">
            <text:p>98,467</text:p>
          </table:table-cell>
          <table:table-cell office:value-type="float" office:value="54.380717" calcext:value-type="float">
            <text:p>54,380717</text:p>
          </table:table-cell>
          <table:table-cell/>
          <table:table-cell office:value-type="float" office:value="898.912" calcext:value-type="float">
            <text:p>898,912</text:p>
          </table:table-cell>
          <table:table-cell office:value-type="float" office:value="857.776906" calcext:value-type="float">
            <text:p>857,776906</text:p>
          </table:table-cell>
          <table:table-cell table:number-columns-repeated="7"/>
        </table:table-row>
        <table:table-row table:style-name="ro1">
          <table:table-cell office:value-type="float" office:value="52.924" calcext:value-type="float">
            <text:p>52,924</text:p>
          </table:table-cell>
          <table:table-cell office:value-type="float" office:value="2.279423" calcext:value-type="float">
            <text:p>2,279423</text:p>
          </table:table-cell>
          <table:table-cell/>
          <table:table-cell office:value-type="float" office:value="116.092" calcext:value-type="float">
            <text:p>116,092</text:p>
          </table:table-cell>
          <table:table-cell office:value-type="float" office:value="54.341434" calcext:value-type="float">
            <text:p>54,341434</text:p>
          </table:table-cell>
          <table:table-cell/>
          <table:table-cell office:value-type="float" office:value="901.117" calcext:value-type="float">
            <text:p>901,117</text:p>
          </table:table-cell>
          <table:table-cell office:value-type="float" office:value="857.742406" calcext:value-type="float">
            <text:p>857,742406</text:p>
          </table:table-cell>
          <table:table-cell table:number-columns-repeated="7"/>
        </table:table-row>
        <table:table-row table:style-name="ro1">
          <table:table-cell office:value-type="float" office:value="53.725" calcext:value-type="float">
            <text:p>53,725</text:p>
          </table:table-cell>
          <table:table-cell office:value-type="float" office:value="2.256718" calcext:value-type="float">
            <text:p>2,256718</text:p>
          </table:table-cell>
          <table:table-cell/>
          <table:table-cell office:value-type="float" office:value="99.501" calcext:value-type="float">
            <text:p>99,501</text:p>
          </table:table-cell>
          <table:table-cell office:value-type="float" office:value="54.30313" calcext:value-type="float">
            <text:p>54,30313</text:p>
          </table:table-cell>
          <table:table-cell/>
          <table:table-cell office:value-type="float" office:value="898.147" calcext:value-type="float">
            <text:p>898,147</text:p>
          </table:table-cell>
          <table:table-cell office:value-type="float" office:value="857.659207" calcext:value-type="float">
            <text:p>857,659207</text:p>
          </table:table-cell>
          <table:table-cell table:number-columns-repeated="7"/>
        </table:table-row>
        <table:table-row table:style-name="ro1">
          <table:table-cell office:value-type="float" office:value="50.934" calcext:value-type="float">
            <text:p>50,934</text:p>
          </table:table-cell>
          <table:table-cell office:value-type="float" office:value="2.230359" calcext:value-type="float">
            <text:p>2,230359</text:p>
          </table:table-cell>
          <table:table-cell/>
          <table:table-cell office:value-type="float" office:value="99.926" calcext:value-type="float">
            <text:p>99,926</text:p>
          </table:table-cell>
          <table:table-cell office:value-type="float" office:value="54.274188" calcext:value-type="float">
            <text:p>54,274188</text:p>
          </table:table-cell>
          <table:table-cell/>
          <table:table-cell office:value-type="float" office:value="897.597" calcext:value-type="float">
            <text:p>897,597</text:p>
          </table:table-cell>
          <table:table-cell office:value-type="float" office:value="857.616059" calcext:value-type="float">
            <text:p>857,616059</text:p>
          </table:table-cell>
          <table:table-cell table:number-columns-repeated="7"/>
        </table:table-row>
        <table:table-row table:style-name="ro1">
          <table:table-cell office:value-type="float" office:value="51.163" calcext:value-type="float">
            <text:p>51,163</text:p>
          </table:table-cell>
          <table:table-cell office:value-type="float" office:value="2.22943" calcext:value-type="float">
            <text:p>2,22943</text:p>
          </table:table-cell>
          <table:table-cell/>
          <table:table-cell office:value-type="float" office:value="100.514" calcext:value-type="float">
            <text:p>100,514</text:p>
          </table:table-cell>
          <table:table-cell office:value-type="float" office:value="54.237333" calcext:value-type="float">
            <text:p>54,237333</text:p>
          </table:table-cell>
          <table:table-cell/>
          <table:table-cell office:value-type="float" office:value="900.153" calcext:value-type="float">
            <text:p>900,153</text:p>
          </table:table-cell>
          <table:table-cell office:value-type="float" office:value="857.322939" calcext:value-type="float">
            <text:p>857,322939</text:p>
          </table:table-cell>
          <table:table-cell table:number-columns-repeated="7"/>
        </table:table-row>
        <table:table-row table:style-name="ro1">
          <table:table-cell office:value-type="float" office:value="55.186" calcext:value-type="float">
            <text:p>55,186</text:p>
          </table:table-cell>
          <table:table-cell office:value-type="float" office:value="2.220514" calcext:value-type="float">
            <text:p>2,220514</text:p>
          </table:table-cell>
          <table:table-cell/>
          <table:table-cell office:value-type="float" office:value="97.417" calcext:value-type="float">
            <text:p>97,417</text:p>
          </table:table-cell>
          <table:table-cell office:value-type="float" office:value="54.209001" calcext:value-type="float">
            <text:p>54,209001</text:p>
          </table:table-cell>
          <table:table-cell/>
          <table:table-cell office:value-type="float" office:value="904.701" calcext:value-type="float">
            <text:p>904,701</text:p>
          </table:table-cell>
          <table:table-cell office:value-type="float" office:value="856.81396" calcext:value-type="float">
            <text:p>856,81396</text:p>
          </table:table-cell>
          <table:table-cell table:number-columns-repeated="7"/>
        </table:table-row>
        <table:table-row table:style-name="ro1">
          <table:table-cell office:value-type="float" office:value="49.882" calcext:value-type="float">
            <text:p>49,882</text:p>
          </table:table-cell>
          <table:table-cell office:value-type="float" office:value="2.214617" calcext:value-type="float">
            <text:p>2,214617</text:p>
          </table:table-cell>
          <table:table-cell/>
          <table:table-cell office:value-type="float" office:value="99.447" calcext:value-type="float">
            <text:p>99,447</text:p>
          </table:table-cell>
          <table:table-cell office:value-type="float" office:value="54.105413" calcext:value-type="float">
            <text:p>54,105413</text:p>
          </table:table-cell>
          <table:table-cell/>
          <table:table-cell office:value-type="float" office:value="897.592" calcext:value-type="float">
            <text:p>897,592</text:p>
          </table:table-cell>
          <table:table-cell office:value-type="float" office:value="856.642227" calcext:value-type="float">
            <text:p>856,642227</text:p>
          </table:table-cell>
          <table:table-cell table:number-columns-repeated="7"/>
        </table:table-row>
        <table:table-row table:style-name="ro1">
          <table:table-cell office:value-type="float" office:value="50.251" calcext:value-type="float">
            <text:p>50,251</text:p>
          </table:table-cell>
          <table:table-cell office:value-type="float" office:value="2.207033" calcext:value-type="float">
            <text:p>2,207033</text:p>
          </table:table-cell>
          <table:table-cell/>
          <table:table-cell office:value-type="float" office:value="99.481" calcext:value-type="float">
            <text:p>99,481</text:p>
          </table:table-cell>
          <table:table-cell office:value-type="float" office:value="54.046899" calcext:value-type="float">
            <text:p>54,046899</text:p>
          </table:table-cell>
          <table:table-cell/>
          <table:table-cell office:value-type="float" office:value="898.059" calcext:value-type="float">
            <text:p>898,059</text:p>
          </table:table-cell>
          <table:table-cell office:value-type="float" office:value="856.392668" calcext:value-type="float">
            <text:p>856,392668</text:p>
          </table:table-cell>
          <table:table-cell table:number-columns-repeated="7"/>
        </table:table-row>
        <table:table-row table:style-name="ro1">
          <table:table-cell office:value-type="float" office:value="51.467" calcext:value-type="float">
            <text:p>51,467</text:p>
          </table:table-cell>
          <table:table-cell office:value-type="float" office:value="2.196958" calcext:value-type="float">
            <text:p>2,196958</text:p>
          </table:table-cell>
          <table:table-cell/>
          <table:table-cell office:value-type="float" office:value="97.28" calcext:value-type="float">
            <text:p>97,28</text:p>
          </table:table-cell>
          <table:table-cell office:value-type="float" office:value="51.368495" calcext:value-type="float">
            <text:p>51,368495</text:p>
          </table:table-cell>
          <table:table-cell/>
          <table:table-cell office:value-type="float" office:value="900.164" calcext:value-type="float">
            <text:p>900,164</text:p>
          </table:table-cell>
          <table:table-cell office:value-type="float" office:value="856.045999" calcext:value-type="float">
            <text:p>856,045999</text:p>
          </table:table-cell>
          <table:table-cell table:number-columns-repeated="7"/>
        </table:table-row>
        <table:table-row table:style-name="ro1">
          <table:table-cell office:value-type="float" office:value="46.92" calcext:value-type="float">
            <text:p>46,92</text:p>
          </table:table-cell>
          <table:table-cell office:value-type="float" office:value="2.190262" calcext:value-type="float">
            <text:p>2,190262</text:p>
          </table:table-cell>
          <table:table-cell/>
          <table:table-cell office:value-type="float" office:value="101.035" calcext:value-type="float">
            <text:p>101,035</text:p>
          </table:table-cell>
          <table:table-cell office:value-type="float" office:value="51.367929" calcext:value-type="float">
            <text:p>51,367929</text:p>
          </table:table-cell>
          <table:table-cell/>
          <table:table-cell office:value-type="float" office:value="897.774" calcext:value-type="float">
            <text:p>897,774</text:p>
          </table:table-cell>
          <table:table-cell office:value-type="float" office:value="855.749423" calcext:value-type="float">
            <text:p>855,749423</text:p>
          </table:table-cell>
          <table:table-cell table:number-columns-repeated="7"/>
        </table:table-row>
        <table:table-row table:style-name="ro1">
          <table:table-cell office:value-type="float" office:value="50.078" calcext:value-type="float">
            <text:p>50,078</text:p>
          </table:table-cell>
          <table:table-cell office:value-type="float" office:value="2.184149" calcext:value-type="float">
            <text:p>2,184149</text:p>
          </table:table-cell>
          <table:table-cell/>
          <table:table-cell office:value-type="float" office:value="95.966" calcext:value-type="float">
            <text:p>95,966</text:p>
          </table:table-cell>
          <table:table-cell office:value-type="float" office:value="50.88712" calcext:value-type="float">
            <text:p>50,88712</text:p>
          </table:table-cell>
          <table:table-cell/>
          <table:table-cell office:value-type="float" office:value="899.707" calcext:value-type="float">
            <text:p>899,707</text:p>
          </table:table-cell>
          <table:table-cell office:value-type="float" office:value="855.645719" calcext:value-type="float">
            <text:p>855,645719</text:p>
          </table:table-cell>
          <table:table-cell table:number-columns-repeated="7"/>
        </table:table-row>
        <table:table-row table:style-name="ro1">
          <table:table-cell office:value-type="float" office:value="54.495" calcext:value-type="float">
            <text:p>54,495</text:p>
          </table:table-cell>
          <table:table-cell office:value-type="float" office:value="2.183805" calcext:value-type="float">
            <text:p>2,183805</text:p>
          </table:table-cell>
          <table:table-cell/>
          <table:table-cell office:value-type="float" office:value="102.2" calcext:value-type="float">
            <text:p>102,2</text:p>
          </table:table-cell>
          <table:table-cell office:value-type="float" office:value="50.796916" calcext:value-type="float">
            <text:p>50,796916</text:p>
          </table:table-cell>
          <table:table-cell/>
          <table:table-cell office:value-type="float" office:value="895.968" calcext:value-type="float">
            <text:p>895,968</text:p>
          </table:table-cell>
          <table:table-cell office:value-type="float" office:value="854.595677" calcext:value-type="float">
            <text:p>854,595677</text:p>
          </table:table-cell>
          <table:table-cell table:number-columns-repeated="7"/>
        </table:table-row>
        <table:table-row table:style-name="ro1">
          <table:table-cell office:value-type="float" office:value="50.738" calcext:value-type="float">
            <text:p>50,738</text:p>
          </table:table-cell>
          <table:table-cell office:value-type="float" office:value="2.179269" calcext:value-type="float">
            <text:p>2,179269</text:p>
          </table:table-cell>
          <table:table-cell/>
          <table:table-cell office:value-type="float" office:value="96.714" calcext:value-type="float">
            <text:p>96,714</text:p>
          </table:table-cell>
          <table:table-cell office:value-type="float" office:value="50.781939" calcext:value-type="float">
            <text:p>50,781939</text:p>
          </table:table-cell>
          <table:table-cell/>
          <table:table-cell office:value-type="float" office:value="900.438" calcext:value-type="float">
            <text:p>900,438</text:p>
          </table:table-cell>
          <table:table-cell office:value-type="float" office:value="854.590831" calcext:value-type="float">
            <text:p>854,590831</text:p>
          </table:table-cell>
          <table:table-cell table:number-columns-repeated="7"/>
        </table:table-row>
        <table:table-row table:style-name="ro1">
          <table:table-cell office:value-type="float" office:value="50.099" calcext:value-type="float">
            <text:p>50,099</text:p>
          </table:table-cell>
          <table:table-cell office:value-type="float" office:value="2.173031" calcext:value-type="float">
            <text:p>2,173031</text:p>
          </table:table-cell>
          <table:table-cell/>
          <table:table-cell office:value-type="float" office:value="98.527" calcext:value-type="float">
            <text:p>98,527</text:p>
          </table:table-cell>
          <table:table-cell office:value-type="float" office:value="50.774765" calcext:value-type="float">
            <text:p>50,774765</text:p>
          </table:table-cell>
          <table:table-cell/>
          <table:table-cell office:value-type="float" office:value="897.873" calcext:value-type="float">
            <text:p>897,873</text:p>
          </table:table-cell>
          <table:table-cell office:value-type="float" office:value="854.537419" calcext:value-type="float">
            <text:p>854,537419</text:p>
          </table:table-cell>
          <table:table-cell table:number-columns-repeated="7"/>
        </table:table-row>
        <table:table-row table:style-name="ro1">
          <table:table-cell office:value-type="float" office:value="53.388" calcext:value-type="float">
            <text:p>53,388</text:p>
          </table:table-cell>
          <table:table-cell office:value-type="float" office:value="2.17234" calcext:value-type="float">
            <text:p>2,17234</text:p>
          </table:table-cell>
          <table:table-cell/>
          <table:table-cell office:value-type="float" office:value="97.021" calcext:value-type="float">
            <text:p>97,021</text:p>
          </table:table-cell>
          <table:table-cell office:value-type="float" office:value="50.661493" calcext:value-type="float">
            <text:p>50,661493</text:p>
          </table:table-cell>
          <table:table-cell/>
          <table:table-cell office:value-type="float" office:value="897.923" calcext:value-type="float">
            <text:p>897,923</text:p>
          </table:table-cell>
          <table:table-cell office:value-type="float" office:value="854.41251" calcext:value-type="float">
            <text:p>854,41251</text:p>
          </table:table-cell>
          <table:table-cell table:number-columns-repeated="7"/>
        </table:table-row>
        <table:table-row table:style-name="ro1">
          <table:table-cell office:value-type="float" office:value="53.38" calcext:value-type="float">
            <text:p>53,38</text:p>
          </table:table-cell>
          <table:table-cell office:value-type="float" office:value="2.169243" calcext:value-type="float">
            <text:p>2,169243</text:p>
          </table:table-cell>
          <table:table-cell/>
          <table:table-cell office:value-type="float" office:value="97.313" calcext:value-type="float">
            <text:p>97,313</text:p>
          </table:table-cell>
          <table:table-cell office:value-type="float" office:value="50.578319" calcext:value-type="float">
            <text:p>50,578319</text:p>
          </table:table-cell>
          <table:table-cell/>
          <table:table-cell office:value-type="float" office:value="897.818" calcext:value-type="float">
            <text:p>897,818</text:p>
          </table:table-cell>
          <table:table-cell office:value-type="float" office:value="852.709157" calcext:value-type="float">
            <text:p>852,709157</text:p>
          </table:table-cell>
          <table:table-cell table:number-columns-repeated="7"/>
        </table:table-row>
        <table:table-row table:style-name="ro1">
          <table:table-cell office:value-type="float" office:value="49.019" calcext:value-type="float">
            <text:p>49,019</text:p>
          </table:table-cell>
          <table:table-cell office:value-type="float" office:value="2.161104" calcext:value-type="float">
            <text:p>2,161104</text:p>
          </table:table-cell>
          <table:table-cell/>
          <table:table-cell office:value-type="float" office:value="100.394" calcext:value-type="float">
            <text:p>100,394</text:p>
          </table:table-cell>
          <table:table-cell office:value-type="float" office:value="50.565443" calcext:value-type="float">
            <text:p>50,565443</text:p>
          </table:table-cell>
          <table:table-cell/>
          <table:table-cell office:value-type="float" office:value="897.404" calcext:value-type="float">
            <text:p>897,404</text:p>
          </table:table-cell>
          <table:table-cell office:value-type="float" office:value="851.966611" calcext:value-type="float">
            <text:p>851,966611</text:p>
          </table:table-cell>
          <table:table-cell table:number-columns-repeated="7"/>
        </table:table-row>
        <table:table-row table:style-name="ro1">
          <table:table-cell office:value-type="float" office:value="48.603" calcext:value-type="float">
            <text:p>48,603</text:p>
          </table:table-cell>
          <table:table-cell office:value-type="float" office:value="2.148737" calcext:value-type="float">
            <text:p>2,148737</text:p>
          </table:table-cell>
          <table:table-cell/>
          <table:table-cell office:value-type="float" office:value="98.659" calcext:value-type="float">
            <text:p>98,659</text:p>
          </table:table-cell>
          <table:table-cell office:value-type="float" office:value="50.514112" calcext:value-type="float">
            <text:p>50,514112</text:p>
          </table:table-cell>
          <table:table-cell/>
          <table:table-cell office:value-type="float" office:value="895.217" calcext:value-type="float">
            <text:p>895,217</text:p>
          </table:table-cell>
          <table:table-cell office:value-type="float" office:value="848.531653" calcext:value-type="float">
            <text:p>848,531653</text:p>
          </table:table-cell>
          <table:table-cell table:number-columns-repeated="7"/>
        </table:table-row>
        <table:table-row table:style-name="ro1">
          <table:table-cell office:value-type="float" office:value="50.229" calcext:value-type="float">
            <text:p>50,229</text:p>
          </table:table-cell>
          <table:table-cell office:value-type="float" office:value="2.139255" calcext:value-type="float">
            <text:p>2,139255</text:p>
          </table:table-cell>
          <table:table-cell/>
          <table:table-cell office:value-type="float" office:value="94.088" calcext:value-type="float">
            <text:p>94,088</text:p>
          </table:table-cell>
          <table:table-cell office:value-type="float" office:value="50.39262" calcext:value-type="float">
            <text:p>50,39262</text:p>
          </table:table-cell>
          <table:table-cell/>
          <table:table-cell office:value-type="float" office:value="902.366" calcext:value-type="float">
            <text:p>902,366</text:p>
          </table:table-cell>
          <table:table-cell office:value-type="float" office:value="848.04789" calcext:value-type="float">
            <text:p>848,04789</text:p>
          </table:table-cell>
          <table:table-cell table:number-columns-repeated="7"/>
        </table:table-row>
        <table:table-row table:style-name="ro1">
          <table:table-cell office:value-type="float" office:value="49.04" calcext:value-type="float">
            <text:p>49,04</text:p>
          </table:table-cell>
          <table:table-cell office:value-type="float" office:value="2.138351" calcext:value-type="float">
            <text:p>2,138351</text:p>
          </table:table-cell>
          <table:table-cell/>
          <table:table-cell office:value-type="float" office:value="98.804" calcext:value-type="float">
            <text:p>98,804</text:p>
          </table:table-cell>
          <table:table-cell office:value-type="float" office:value="50.36852" calcext:value-type="float">
            <text:p>50,36852</text:p>
          </table:table-cell>
          <table:table-cell/>
          <table:table-cell office:value-type="float" office:value="903.661" calcext:value-type="float">
            <text:p>903,661</text:p>
          </table:table-cell>
          <table:table-cell office:value-type="float" office:value="846.629975" calcext:value-type="float">
            <text:p>846,629975</text:p>
          </table:table-cell>
          <table:table-cell table:number-columns-repeated="7"/>
        </table:table-row>
        <table:table-row table:style-name="ro1">
          <table:table-cell office:value-type="float" office:value="50.863" calcext:value-type="float">
            <text:p>50,863</text:p>
          </table:table-cell>
          <table:table-cell office:value-type="float" office:value="2.137072" calcext:value-type="float">
            <text:p>2,137072</text:p>
          </table:table-cell>
          <table:table-cell/>
          <table:table-cell office:value-type="float" office:value="98.749" calcext:value-type="float">
            <text:p>98,749</text:p>
          </table:table-cell>
          <table:table-cell office:value-type="float" office:value="50.336662" calcext:value-type="float">
            <text:p>50,336662</text:p>
          </table:table-cell>
          <table:table-cell/>
          <table:table-cell office:value-type="float" office:value="896.002" calcext:value-type="float">
            <text:p>896,002</text:p>
          </table:table-cell>
          <table:table-cell office:value-type="float" office:value="842.74393" calcext:value-type="float">
            <text:p>842,74393</text:p>
          </table:table-cell>
          <table:table-cell table:number-columns-repeated="7"/>
        </table:table-row>
        <table:table-row table:style-name="ro1">
          <table:table-cell office:value-type="float" office:value="47.169" calcext:value-type="float">
            <text:p>47,169</text:p>
          </table:table-cell>
          <table:table-cell office:value-type="float" office:value="2.130467" calcext:value-type="float">
            <text:p>2,130467</text:p>
          </table:table-cell>
          <table:table-cell/>
          <table:table-cell office:value-type="float" office:value="94.317" calcext:value-type="float">
            <text:p>94,317</text:p>
          </table:table-cell>
          <table:table-cell office:value-type="float" office:value="50.204922" calcext:value-type="float">
            <text:p>50,204922</text:p>
          </table:table-cell>
          <table:table-cell/>
          <table:table-cell office:value-type="float" office:value="903.184" calcext:value-type="float">
            <text:p>903,184</text:p>
          </table:table-cell>
          <table:table-cell office:value-type="float" office:value="834.712063" calcext:value-type="float">
            <text:p>834,712063</text:p>
          </table:table-cell>
          <table:table-cell table:number-columns-repeated="7"/>
        </table:table-row>
        <table:table-row table:style-name="ro1">
          <table:table-cell office:value-type="float" office:value="52.157" calcext:value-type="float">
            <text:p>52,157</text:p>
          </table:table-cell>
          <table:table-cell office:value-type="float" office:value="2.1124" calcext:value-type="float">
            <text:p>2,1124</text:p>
          </table:table-cell>
          <table:table-cell/>
          <table:table-cell office:value-type="float" office:value="101.793" calcext:value-type="float">
            <text:p>101,793</text:p>
          </table:table-cell>
          <table:table-cell office:value-type="float" office:value="50.13638" calcext:value-type="float">
            <text:p>50,13638</text:p>
          </table:table-cell>
          <table:table-cell/>
          <table:table-cell office:value-type="float" office:value="876.302" calcext:value-type="float">
            <text:p>876,302</text:p>
          </table:table-cell>
          <table:table-cell office:value-type="float" office:value="834.128646" calcext:value-type="float">
            <text:p>834,128646</text:p>
          </table:table-cell>
          <table:table-cell table:number-columns-repeated="7"/>
        </table:table-row>
      </table:table>
      <table:table table:name="NODEJS-1024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127.741" calcext:value-type="float">
            <text:p>127,741</text:p>
          </table:table-cell>
          <table:table-cell office:value-type="float" office:value="22.50171" calcext:value-type="float">
            <text:p>22,50171</text:p>
          </table:table-cell>
          <table:table-cell/>
          <table:table-cell office:value-type="float" office:value="96.203" calcext:value-type="float">
            <text:p>96,203</text:p>
          </table:table-cell>
          <table:table-cell office:value-type="float" office:value="50.944952" calcext:value-type="float">
            <text:p>50,944952</text:p>
          </table:table-cell>
          <table:table-cell/>
          <table:table-cell office:value-type="float" office:value="499.251" calcext:value-type="float">
            <text:p>499,251</text:p>
          </table:table-cell>
          <table:table-cell office:value-type="float" office:value="458.870215" calcext:value-type="float">
            <text:p>458,870215</text:p>
          </table:table-cell>
          <table:table-cell table:number-columns-repeated="5"/>
          <table:table-cell table:formula="of:=['NODEJS-1024MB'.N7]-['NODEJS-1024MB'.$L7]" office:value-type="float" office:value="0.0193505176470592" calcext:value-type="float">
            <text:p>0,0193505176</text:p>
          </table:table-cell>
          <table:table-cell table:formula="of:=['NODEJS-1024MB'.O7]-['NODEJS-1024MB'.$L7]" office:value-type="float" office:value="20.1064325176471" calcext:value-type="float">
            <text:p>20,1064325176</text:p>
          </table:table-cell>
        </table:table-row>
        <table:table-row table:style-name="ro1">
          <table:table-cell office:value-type="float" office:value="68.402" calcext:value-type="float">
            <text:p>68,402</text:p>
          </table:table-cell>
          <table:table-cell office:value-type="float" office:value="22.291398" calcext:value-type="float">
            <text:p>22,291398</text:p>
          </table:table-cell>
          <table:table-cell/>
          <table:table-cell office:value-type="float" office:value="103.11" calcext:value-type="float">
            <text:p>103,11</text:p>
          </table:table-cell>
          <table:table-cell office:value-type="float" office:value="49.369984" calcext:value-type="float">
            <text:p>49,369984</text:p>
          </table:table-cell>
          <table:table-cell/>
          <table:table-cell office:value-type="float" office:value="500.95" calcext:value-type="float">
            <text:p>500,95</text:p>
          </table:table-cell>
          <table:table-cell office:value-type="float" office:value="457.213987" calcext:value-type="float">
            <text:p>457,213987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62.547" calcext:value-type="float">
            <text:p>62,547</text:p>
          </table:table-cell>
          <table:table-cell office:value-type="float" office:value="20.845407" calcext:value-type="float">
            <text:p>20,845407</text:p>
          </table:table-cell>
          <table:table-cell/>
          <table:table-cell office:value-type="float" office:value="101.173" calcext:value-type="float">
            <text:p>101,173</text:p>
          </table:table-cell>
          <table:table-cell office:value-type="float" office:value="48.132529" calcext:value-type="float">
            <text:p>48,132529</text:p>
          </table:table-cell>
          <table:table-cell/>
          <table:table-cell office:value-type="float" office:value="487.855" calcext:value-type="float">
            <text:p>487,855</text:p>
          </table:table-cell>
          <table:table-cell office:value-type="float" office:value="447.065734" calcext:value-type="float">
            <text:p>447,06573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NODEJS-1024MB'.$B$35:.$B$204])" office:value-type="float" office:value="2.39527748235294" calcext:value-type="float">
            <text:p>2,3952774824</text:p>
          </table:table-cell>
          <table:table-cell table:formula="of:=STDEV(['NODEJS-1024MB'.$B$35:.$B$204])" office:value-type="float" office:value="0.122270885505159" calcext:value-type="float">
            <text:p>0,1222708855</text:p>
          </table:table-cell>
          <table:table-cell table:formula="of:=MIN(['NODEJS-1024MB'.$B$5:.$B$104])" office:value-type="float" office:value="2.414628" calcext:value-type="float">
            <text:p>2,414628</text:p>
          </table:table-cell>
          <table:table-cell table:formula="of:=MAX(['NODEJS-1024MB'.$B$5:.$B$104])" office:value-type="float" office:value="22.50171" calcext:value-type="float">
            <text:p>22,50171</text:p>
          </table:table-cell>
        </table:table-row>
        <table:table-row table:style-name="ro1">
          <table:table-cell office:value-type="float" office:value="59.68" calcext:value-type="float">
            <text:p>59,68</text:p>
          </table:table-cell>
          <table:table-cell office:value-type="float" office:value="19.317302" calcext:value-type="float">
            <text:p>19,317302</text:p>
          </table:table-cell>
          <table:table-cell/>
          <table:table-cell office:value-type="float" office:value="99.058" calcext:value-type="float">
            <text:p>99,058</text:p>
          </table:table-cell>
          <table:table-cell office:value-type="float" office:value="47.739851" calcext:value-type="float">
            <text:p>47,739851</text:p>
          </table:table-cell>
          <table:table-cell/>
          <table:table-cell office:value-type="float" office:value="493.611" calcext:value-type="float">
            <text:p>493,611</text:p>
          </table:table-cell>
          <table:table-cell office:value-type="float" office:value="447.027948" calcext:value-type="float">
            <text:p>447,02794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NODEJS-1024MB'.$E$5:.$E$204])" office:value-type="float" office:value="34.206592" calcext:value-type="float">
            <text:p>34,206592</text:p>
          </table:table-cell>
          <table:table-cell table:formula="of:=STDEV(['NODEJS-1024MB'.$E$5:.$E$204])" office:value-type="float" office:value="5.40245967206754" calcext:value-type="float">
            <text:p>5,4024596721</text:p>
          </table:table-cell>
          <table:table-cell table:formula="of:=MIN(['NODEJS-1024MB'.$E$5:.$E$104])" office:value-type="float" office:value="34.488677" calcext:value-type="float">
            <text:p>34,488677</text:p>
          </table:table-cell>
          <table:table-cell table:formula="of:=MAX(['NODEJS-1024MB'.$E$5:.$E$104])" office:value-type="float" office:value="50.944952" calcext:value-type="float">
            <text:p>50,944952</text:p>
          </table:table-cell>
        </table:table-row>
        <table:table-row table:style-name="ro1">
          <table:table-cell office:value-type="float" office:value="63.742" calcext:value-type="float">
            <text:p>63,742</text:p>
          </table:table-cell>
          <table:table-cell office:value-type="float" office:value="18.587466" calcext:value-type="float">
            <text:p>18,587466</text:p>
          </table:table-cell>
          <table:table-cell/>
          <table:table-cell office:value-type="float" office:value="95.599" calcext:value-type="float">
            <text:p>95,599</text:p>
          </table:table-cell>
          <table:table-cell office:value-type="float" office:value="47.374253" calcext:value-type="float">
            <text:p>47,374253</text:p>
          </table:table-cell>
          <table:table-cell/>
          <table:table-cell office:value-type="float" office:value="503.909" calcext:value-type="float">
            <text:p>503,909</text:p>
          </table:table-cell>
          <table:table-cell office:value-type="float" office:value="446.739373" calcext:value-type="float">
            <text:p>446,739373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NODEJS-1024MB'.$H$5:.$H$204])" office:value-type="float" office:value="430.319740335" calcext:value-type="float">
            <text:p>430,319740335</text:p>
          </table:table-cell>
          <table:table-cell table:formula="of:=STDEV(['NODEJS-1024MB'.$H$5:.$H$204])" office:value-type="float" office:value="9.69794971585641" calcext:value-type="float">
            <text:p>9,6979497159</text:p>
          </table:table-cell>
          <table:table-cell table:formula="of:=MIN(['NODEJS-1024MB'.$H$5:.$H$204])" office:value-type="float" office:value="411.691248" calcext:value-type="float">
            <text:p>411,691248</text:p>
          </table:table-cell>
          <table:table-cell table:formula="of:=MAX(['NODEJS-1024MB'.$H$5:.$H$104])" office:value-type="float" office:value="458.870215" calcext:value-type="float">
            <text:p>458,870215</text:p>
          </table:table-cell>
        </table:table-row>
        <table:table-row table:style-name="ro1">
          <table:table-cell office:value-type="float" office:value="66.954" calcext:value-type="float">
            <text:p>66,954</text:p>
          </table:table-cell>
          <table:table-cell office:value-type="float" office:value="18.292484" calcext:value-type="float">
            <text:p>18,292484</text:p>
          </table:table-cell>
          <table:table-cell/>
          <table:table-cell office:value-type="float" office:value="97.413" calcext:value-type="float">
            <text:p>97,413</text:p>
          </table:table-cell>
          <table:table-cell office:value-type="float" office:value="47.335947" calcext:value-type="float">
            <text:p>47,335947</text:p>
          </table:table-cell>
          <table:table-cell/>
          <table:table-cell office:value-type="float" office:value="492.507" calcext:value-type="float">
            <text:p>492,507</text:p>
          </table:table-cell>
          <table:table-cell office:value-type="float" office:value="446.632436" calcext:value-type="float">
            <text:p>446,632436</text:p>
          </table:table-cell>
          <table:table-cell table:number-columns-repeated="7"/>
        </table:table-row>
        <table:table-row table:style-name="ro1">
          <table:table-cell office:value-type="float" office:value="61.725" calcext:value-type="float">
            <text:p>61,725</text:p>
          </table:table-cell>
          <table:table-cell office:value-type="float" office:value="18.275347" calcext:value-type="float">
            <text:p>18,275347</text:p>
          </table:table-cell>
          <table:table-cell/>
          <table:table-cell office:value-type="float" office:value="99.287" calcext:value-type="float">
            <text:p>99,287</text:p>
          </table:table-cell>
          <table:table-cell office:value-type="float" office:value="47.30637" calcext:value-type="float">
            <text:p>47,30637</text:p>
          </table:table-cell>
          <table:table-cell/>
          <table:table-cell office:value-type="float" office:value="487.666" calcext:value-type="float">
            <text:p>487,666</text:p>
          </table:table-cell>
          <table:table-cell office:value-type="float" office:value="445.757094" calcext:value-type="float">
            <text:p>445,757094</text:p>
          </table:table-cell>
          <table:table-cell table:number-columns-repeated="7"/>
        </table:table-row>
        <table:table-row table:style-name="ro1">
          <table:table-cell office:value-type="float" office:value="58.845" calcext:value-type="float">
            <text:p>58,845</text:p>
          </table:table-cell>
          <table:table-cell office:value-type="float" office:value="17.873558" calcext:value-type="float">
            <text:p>17,873558</text:p>
          </table:table-cell>
          <table:table-cell/>
          <table:table-cell office:value-type="float" office:value="97.507" calcext:value-type="float">
            <text:p>97,507</text:p>
          </table:table-cell>
          <table:table-cell office:value-type="float" office:value="47.059603" calcext:value-type="float">
            <text:p>47,059603</text:p>
          </table:table-cell>
          <table:table-cell/>
          <table:table-cell office:value-type="float" office:value="499.862" calcext:value-type="float">
            <text:p>499,862</text:p>
          </table:table-cell>
          <table:table-cell office:value-type="float" office:value="445.442057" calcext:value-type="float">
            <text:p>445,442057</text:p>
          </table:table-cell>
          <table:table-cell table:number-columns-repeated="7"/>
        </table:table-row>
        <table:table-row table:style-name="ro1">
          <table:table-cell office:value-type="float" office:value="62.592" calcext:value-type="float">
            <text:p>62,592</text:p>
          </table:table-cell>
          <table:table-cell office:value-type="float" office:value="17.23041" calcext:value-type="float">
            <text:p>17,23041</text:p>
          </table:table-cell>
          <table:table-cell/>
          <table:table-cell office:value-type="float" office:value="91.038" calcext:value-type="float">
            <text:p>91,038</text:p>
          </table:table-cell>
          <table:table-cell office:value-type="float" office:value="47.054219" calcext:value-type="float">
            <text:p>47,054219</text:p>
          </table:table-cell>
          <table:table-cell/>
          <table:table-cell office:value-type="float" office:value="486.261" calcext:value-type="float">
            <text:p>486,261</text:p>
          </table:table-cell>
          <table:table-cell office:value-type="float" office:value="445.440858" calcext:value-type="float">
            <text:p>445,440858</text:p>
          </table:table-cell>
          <table:table-cell table:number-columns-repeated="7"/>
        </table:table-row>
        <table:table-row table:style-name="ro1">
          <table:table-cell office:value-type="float" office:value="59.262" calcext:value-type="float">
            <text:p>59,262</text:p>
          </table:table-cell>
          <table:table-cell office:value-type="float" office:value="16.241966" calcext:value-type="float">
            <text:p>16,241966</text:p>
          </table:table-cell>
          <table:table-cell/>
          <table:table-cell office:value-type="float" office:value="97.596" calcext:value-type="float">
            <text:p>97,596</text:p>
          </table:table-cell>
          <table:table-cell office:value-type="float" office:value="46.863123" calcext:value-type="float">
            <text:p>46,863123</text:p>
          </table:table-cell>
          <table:table-cell/>
          <table:table-cell office:value-type="float" office:value="488.07" calcext:value-type="float">
            <text:p>488,07</text:p>
          </table:table-cell>
          <table:table-cell office:value-type="float" office:value="445.18009" calcext:value-type="float">
            <text:p>445,18009</text:p>
          </table:table-cell>
          <table:table-cell table:number-columns-repeated="7"/>
        </table:table-row>
        <table:table-row table:style-name="ro1">
          <table:table-cell office:value-type="float" office:value="58.849" calcext:value-type="float">
            <text:p>58,849</text:p>
          </table:table-cell>
          <table:table-cell office:value-type="float" office:value="14.482278" calcext:value-type="float">
            <text:p>14,482278</text:p>
          </table:table-cell>
          <table:table-cell/>
          <table:table-cell office:value-type="float" office:value="92.88" calcext:value-type="float">
            <text:p>92,88</text:p>
          </table:table-cell>
          <table:table-cell office:value-type="float" office:value="45.057543" calcext:value-type="float">
            <text:p>45,057543</text:p>
          </table:table-cell>
          <table:table-cell/>
          <table:table-cell office:value-type="float" office:value="484.759" calcext:value-type="float">
            <text:p>484,759</text:p>
          </table:table-cell>
          <table:table-cell office:value-type="float" office:value="443.411388" calcext:value-type="float">
            <text:p>443,411388</text:p>
          </table:table-cell>
          <table:table-cell table:number-columns-repeated="7"/>
        </table:table-row>
        <table:table-row table:style-name="ro1">
          <table:table-cell office:value-type="float" office:value="55.601" calcext:value-type="float">
            <text:p>55,601</text:p>
          </table:table-cell>
          <table:table-cell office:value-type="float" office:value="14.390541" calcext:value-type="float">
            <text:p>14,390541</text:p>
          </table:table-cell>
          <table:table-cell/>
          <table:table-cell office:value-type="float" office:value="89.996" calcext:value-type="float">
            <text:p>89,996</text:p>
          </table:table-cell>
          <table:table-cell office:value-type="float" office:value="44.914636" calcext:value-type="float">
            <text:p>44,914636</text:p>
          </table:table-cell>
          <table:table-cell/>
          <table:table-cell office:value-type="float" office:value="484.889" calcext:value-type="float">
            <text:p>484,889</text:p>
          </table:table-cell>
          <table:table-cell office:value-type="float" office:value="443.127372" calcext:value-type="float">
            <text:p>443,127372</text:p>
          </table:table-cell>
          <table:table-cell table:number-columns-repeated="7"/>
        </table:table-row>
        <table:table-row table:style-name="ro1">
          <table:table-cell office:value-type="float" office:value="57.929" calcext:value-type="float">
            <text:p>57,929</text:p>
          </table:table-cell>
          <table:table-cell office:value-type="float" office:value="14.336953" calcext:value-type="float">
            <text:p>14,336953</text:p>
          </table:table-cell>
          <table:table-cell/>
          <table:table-cell office:value-type="float" office:value="91.089" calcext:value-type="float">
            <text:p>91,089</text:p>
          </table:table-cell>
          <table:table-cell office:value-type="float" office:value="44.304658" calcext:value-type="float">
            <text:p>44,304658</text:p>
          </table:table-cell>
          <table:table-cell/>
          <table:table-cell office:value-type="float" office:value="483.865" calcext:value-type="float">
            <text:p>483,865</text:p>
          </table:table-cell>
          <table:table-cell office:value-type="float" office:value="443.018995" calcext:value-type="float">
            <text:p>443,018995</text:p>
          </table:table-cell>
          <table:table-cell table:number-columns-repeated="7"/>
        </table:table-row>
        <table:table-row table:style-name="ro1">
          <table:table-cell office:value-type="float" office:value="57.899" calcext:value-type="float">
            <text:p>57,899</text:p>
          </table:table-cell>
          <table:table-cell office:value-type="float" office:value="14.322449" calcext:value-type="float">
            <text:p>14,322449</text:p>
          </table:table-cell>
          <table:table-cell/>
          <table:table-cell office:value-type="float" office:value="94.688" calcext:value-type="float">
            <text:p>94,688</text:p>
          </table:table-cell>
          <table:table-cell office:value-type="float" office:value="43.958978" calcext:value-type="float">
            <text:p>43,958978</text:p>
          </table:table-cell>
          <table:table-cell/>
          <table:table-cell office:value-type="float" office:value="483.163" calcext:value-type="float">
            <text:p>483,163</text:p>
          </table:table-cell>
          <table:table-cell office:value-type="float" office:value="442.886185" calcext:value-type="float">
            <text:p>442,886185</text:p>
          </table:table-cell>
          <table:table-cell table:number-columns-repeated="7"/>
        </table:table-row>
        <table:table-row table:style-name="ro1">
          <table:table-cell office:value-type="float" office:value="57.855" calcext:value-type="float">
            <text:p>57,855</text:p>
          </table:table-cell>
          <table:table-cell office:value-type="float" office:value="14.31458" calcext:value-type="float">
            <text:p>14,31458</text:p>
          </table:table-cell>
          <table:table-cell/>
          <table:table-cell office:value-type="float" office:value="88.109" calcext:value-type="float">
            <text:p>88,109</text:p>
          </table:table-cell>
          <table:table-cell office:value-type="float" office:value="43.748037" calcext:value-type="float">
            <text:p>43,748037</text:p>
          </table:table-cell>
          <table:table-cell/>
          <table:table-cell office:value-type="float" office:value="484.986" calcext:value-type="float">
            <text:p>484,986</text:p>
          </table:table-cell>
          <table:table-cell office:value-type="float" office:value="442.679447" calcext:value-type="float">
            <text:p>442,679447</text:p>
          </table:table-cell>
          <table:table-cell table:number-columns-repeated="7"/>
        </table:table-row>
        <table:table-row table:style-name="ro1">
          <table:table-cell office:value-type="float" office:value="57.356" calcext:value-type="float">
            <text:p>57,356</text:p>
          </table:table-cell>
          <table:table-cell office:value-type="float" office:value="13.57146" calcext:value-type="float">
            <text:p>13,57146</text:p>
          </table:table-cell>
          <table:table-cell/>
          <table:table-cell office:value-type="float" office:value="96.113" calcext:value-type="float">
            <text:p>96,113</text:p>
          </table:table-cell>
          <table:table-cell office:value-type="float" office:value="43.403884" calcext:value-type="float">
            <text:p>43,403884</text:p>
          </table:table-cell>
          <table:table-cell/>
          <table:table-cell office:value-type="float" office:value="544.568" calcext:value-type="float">
            <text:p>544,568</text:p>
          </table:table-cell>
          <table:table-cell office:value-type="float" office:value="442.557819" calcext:value-type="float">
            <text:p>442,557819</text:p>
          </table:table-cell>
          <table:table-cell table:number-columns-repeated="7"/>
        </table:table-row>
        <table:table-row table:style-name="ro1">
          <table:table-cell office:value-type="float" office:value="52.965" calcext:value-type="float">
            <text:p>52,965</text:p>
          </table:table-cell>
          <table:table-cell office:value-type="float" office:value="10.514496" calcext:value-type="float">
            <text:p>10,514496</text:p>
          </table:table-cell>
          <table:table-cell/>
          <table:table-cell office:value-type="float" office:value="87.758" calcext:value-type="float">
            <text:p>87,758</text:p>
          </table:table-cell>
          <table:table-cell office:value-type="float" office:value="43.180084" calcext:value-type="float">
            <text:p>43,180084</text:p>
          </table:table-cell>
          <table:table-cell/>
          <table:table-cell office:value-type="float" office:value="488.279" calcext:value-type="float">
            <text:p>488,279</text:p>
          </table:table-cell>
          <table:table-cell office:value-type="float" office:value="442.306674" calcext:value-type="float">
            <text:p>442,306674</text:p>
          </table:table-cell>
          <table:table-cell table:number-columns-repeated="7"/>
        </table:table-row>
        <table:table-row table:style-name="ro1">
          <table:table-cell office:value-type="float" office:value="60.374" calcext:value-type="float">
            <text:p>60,374</text:p>
          </table:table-cell>
          <table:table-cell office:value-type="float" office:value="10.401365" calcext:value-type="float">
            <text:p>10,401365</text:p>
          </table:table-cell>
          <table:table-cell/>
          <table:table-cell office:value-type="float" office:value="91.514" calcext:value-type="float">
            <text:p>91,514</text:p>
          </table:table-cell>
          <table:table-cell office:value-type="float" office:value="43.117512" calcext:value-type="float">
            <text:p>43,117512</text:p>
          </table:table-cell>
          <table:table-cell/>
          <table:table-cell office:value-type="float" office:value="481.824" calcext:value-type="float">
            <text:p>481,824</text:p>
          </table:table-cell>
          <table:table-cell office:value-type="float" office:value="442.236676" calcext:value-type="float">
            <text:p>442,236676</text:p>
          </table:table-cell>
          <table:table-cell table:number-columns-repeated="7"/>
        </table:table-row>
        <table:table-row table:style-name="ro1">
          <table:table-cell office:value-type="float" office:value="58.948" calcext:value-type="float">
            <text:p>58,948</text:p>
          </table:table-cell>
          <table:table-cell office:value-type="float" office:value="10.398937" calcext:value-type="float">
            <text:p>10,398937</text:p>
          </table:table-cell>
          <table:table-cell/>
          <table:table-cell office:value-type="float" office:value="89.195" calcext:value-type="float">
            <text:p>89,195</text:p>
          </table:table-cell>
          <table:table-cell office:value-type="float" office:value="43.066643" calcext:value-type="float">
            <text:p>43,066643</text:p>
          </table:table-cell>
          <table:table-cell/>
          <table:table-cell office:value-type="float" office:value="481.715" calcext:value-type="float">
            <text:p>481,715</text:p>
          </table:table-cell>
          <table:table-cell office:value-type="float" office:value="442.236606" calcext:value-type="float">
            <text:p>442,236606</text:p>
          </table:table-cell>
          <table:table-cell table:number-columns-repeated="7"/>
        </table:table-row>
        <table:table-row table:style-name="ro1">
          <table:table-cell office:value-type="float" office:value="466.891" calcext:value-type="float">
            <text:p>466,891</text:p>
          </table:table-cell>
          <table:table-cell office:value-type="float" office:value="10.051876" calcext:value-type="float">
            <text:p>10,051876</text:p>
          </table:table-cell>
          <table:table-cell/>
          <table:table-cell office:value-type="float" office:value="88.86" calcext:value-type="float">
            <text:p>88,86</text:p>
          </table:table-cell>
          <table:table-cell office:value-type="float" office:value="42.911803" calcext:value-type="float">
            <text:p>42,911803</text:p>
          </table:table-cell>
          <table:table-cell/>
          <table:table-cell office:value-type="float" office:value="481.492" calcext:value-type="float">
            <text:p>481,492</text:p>
          </table:table-cell>
          <table:table-cell office:value-type="float" office:value="442.223365" calcext:value-type="float">
            <text:p>442,223365</text:p>
          </table:table-cell>
          <table:table-cell table:number-columns-repeated="7"/>
        </table:table-row>
        <table:table-row table:style-name="ro1">
          <table:table-cell office:value-type="float" office:value="648.669" calcext:value-type="float">
            <text:p>648,669</text:p>
          </table:table-cell>
          <table:table-cell office:value-type="float" office:value="9.706878" calcext:value-type="float">
            <text:p>9,706878</text:p>
          </table:table-cell>
          <table:table-cell/>
          <table:table-cell office:value-type="float" office:value="90.368" calcext:value-type="float">
            <text:p>90,368</text:p>
          </table:table-cell>
          <table:table-cell office:value-type="float" office:value="42.861686" calcext:value-type="float">
            <text:p>42,861686</text:p>
          </table:table-cell>
          <table:table-cell/>
          <table:table-cell office:value-type="float" office:value="482.737" calcext:value-type="float">
            <text:p>482,737</text:p>
          </table:table-cell>
          <table:table-cell office:value-type="float" office:value="442.222398" calcext:value-type="float">
            <text:p>442,222398</text:p>
          </table:table-cell>
          <table:table-cell table:number-columns-repeated="7"/>
        </table:table-row>
        <table:table-row table:style-name="ro1">
          <table:table-cell office:value-type="float" office:value="54.219" calcext:value-type="float">
            <text:p>54,219</text:p>
          </table:table-cell>
          <table:table-cell office:value-type="float" office:value="8.895157" calcext:value-type="float">
            <text:p>8,895157</text:p>
          </table:table-cell>
          <table:table-cell/>
          <table:table-cell office:value-type="float" office:value="97.412" calcext:value-type="float">
            <text:p>97,412</text:p>
          </table:table-cell>
          <table:table-cell office:value-type="float" office:value="42.832086" calcext:value-type="float">
            <text:p>42,832086</text:p>
          </table:table-cell>
          <table:table-cell/>
          <table:table-cell office:value-type="float" office:value="481.505" calcext:value-type="float">
            <text:p>481,505</text:p>
          </table:table-cell>
          <table:table-cell office:value-type="float" office:value="442.080566" calcext:value-type="float">
            <text:p>442,080566</text:p>
          </table:table-cell>
          <table:table-cell table:number-columns-repeated="7"/>
        </table:table-row>
        <table:table-row table:style-name="ro1">
          <table:table-cell office:value-type="float" office:value="48.305" calcext:value-type="float">
            <text:p>48,305</text:p>
          </table:table-cell>
          <table:table-cell office:value-type="float" office:value="7.392318" calcext:value-type="float">
            <text:p>7,392318</text:p>
          </table:table-cell>
          <table:table-cell/>
          <table:table-cell office:value-type="float" office:value="86.1" calcext:value-type="float">
            <text:p>86,1</text:p>
          </table:table-cell>
          <table:table-cell office:value-type="float" office:value="40.619657" calcext:value-type="float">
            <text:p>40,619657</text:p>
          </table:table-cell>
          <table:table-cell/>
          <table:table-cell office:value-type="float" office:value="718.758" calcext:value-type="float">
            <text:p>718,758</text:p>
          </table:table-cell>
          <table:table-cell office:value-type="float" office:value="442.0804" calcext:value-type="float">
            <text:p>442,0804</text:p>
          </table:table-cell>
          <table:table-cell table:number-columns-repeated="7"/>
        </table:table-row>
        <table:table-row table:style-name="ro1">
          <table:table-cell office:value-type="float" office:value="50.246" calcext:value-type="float">
            <text:p>50,246</text:p>
          </table:table-cell>
          <table:table-cell office:value-type="float" office:value="6.958823" calcext:value-type="float">
            <text:p>6,958823</text:p>
          </table:table-cell>
          <table:table-cell/>
          <table:table-cell office:value-type="float" office:value="83.131" calcext:value-type="float">
            <text:p>83,131</text:p>
          </table:table-cell>
          <table:table-cell office:value-type="float" office:value="39.601858" calcext:value-type="float">
            <text:p>39,601858</text:p>
          </table:table-cell>
          <table:table-cell/>
          <table:table-cell office:value-type="float" office:value="483.139" calcext:value-type="float">
            <text:p>483,139</text:p>
          </table:table-cell>
          <table:table-cell office:value-type="float" office:value="441.920422" calcext:value-type="float">
            <text:p>441,920422</text:p>
          </table:table-cell>
          <table:table-cell table:number-columns-repeated="7"/>
        </table:table-row>
        <table:table-row table:style-name="ro1">
          <table:table-cell office:value-type="float" office:value="50.191" calcext:value-type="float">
            <text:p>50,191</text:p>
          </table:table-cell>
          <table:table-cell office:value-type="float" office:value="6.411866" calcext:value-type="float">
            <text:p>6,411866</text:p>
          </table:table-cell>
          <table:table-cell/>
          <table:table-cell office:value-type="float" office:value="81.547" calcext:value-type="float">
            <text:p>81,547</text:p>
          </table:table-cell>
          <table:table-cell office:value-type="float" office:value="39.49813" calcext:value-type="float">
            <text:p>39,49813</text:p>
          </table:table-cell>
          <table:table-cell/>
          <table:table-cell office:value-type="float" office:value="481.947" calcext:value-type="float">
            <text:p>481,947</text:p>
          </table:table-cell>
          <table:table-cell office:value-type="float" office:value="441.695647" calcext:value-type="float">
            <text:p>441,695647</text:p>
          </table:table-cell>
          <table:table-cell table:number-columns-repeated="7"/>
        </table:table-row>
        <table:table-row table:style-name="ro1">
          <table:table-cell office:value-type="float" office:value="52.589" calcext:value-type="float">
            <text:p>52,589</text:p>
          </table:table-cell>
          <table:table-cell office:value-type="float" office:value="6.351256" calcext:value-type="float">
            <text:p>6,351256</text:p>
          </table:table-cell>
          <table:table-cell/>
          <table:table-cell office:value-type="float" office:value="81.716" calcext:value-type="float">
            <text:p>81,716</text:p>
          </table:table-cell>
          <table:table-cell office:value-type="float" office:value="39.409793" calcext:value-type="float">
            <text:p>39,409793</text:p>
          </table:table-cell>
          <table:table-cell/>
          <table:table-cell office:value-type="float" office:value="481.099" calcext:value-type="float">
            <text:p>481,099</text:p>
          </table:table-cell>
          <table:table-cell office:value-type="float" office:value="441.685463" calcext:value-type="float">
            <text:p>441,685463</text:p>
          </table:table-cell>
          <table:table-cell table:number-columns-repeated="7"/>
        </table:table-row>
        <table:table-row table:style-name="ro1">
          <table:table-cell office:value-type="float" office:value="52.041" calcext:value-type="float">
            <text:p>52,041</text:p>
          </table:table-cell>
          <table:table-cell office:value-type="float" office:value="5.579616" calcext:value-type="float">
            <text:p>5,579616</text:p>
          </table:table-cell>
          <table:table-cell/>
          <table:table-cell office:value-type="float" office:value="85.545" calcext:value-type="float">
            <text:p>85,545</text:p>
          </table:table-cell>
          <table:table-cell office:value-type="float" office:value="39.257913" calcext:value-type="float">
            <text:p>39,257913</text:p>
          </table:table-cell>
          <table:table-cell/>
          <table:table-cell office:value-type="float" office:value="483.494" calcext:value-type="float">
            <text:p>483,494</text:p>
          </table:table-cell>
          <table:table-cell office:value-type="float" office:value="441.214472" calcext:value-type="float">
            <text:p>441,214472</text:p>
          </table:table-cell>
          <table:table-cell table:number-columns-repeated="7"/>
        </table:table-row>
        <table:table-row table:style-name="ro1">
          <table:table-cell office:value-type="float" office:value="49.565" calcext:value-type="float">
            <text:p>49,565</text:p>
          </table:table-cell>
          <table:table-cell office:value-type="float" office:value="5.302032" calcext:value-type="float">
            <text:p>5,302032</text:p>
          </table:table-cell>
          <table:table-cell/>
          <table:table-cell office:value-type="float" office:value="85.922" calcext:value-type="float">
            <text:p>85,922</text:p>
          </table:table-cell>
          <table:table-cell office:value-type="float" office:value="39.247002" calcext:value-type="float">
            <text:p>39,247002</text:p>
          </table:table-cell>
          <table:table-cell/>
          <table:table-cell office:value-type="float" office:value="483.882" calcext:value-type="float">
            <text:p>483,882</text:p>
          </table:table-cell>
          <table:table-cell office:value-type="float" office:value="441.204716" calcext:value-type="float">
            <text:p>441,204716</text:p>
          </table:table-cell>
          <table:table-cell table:number-columns-repeated="7"/>
        </table:table-row>
        <table:table-row table:style-name="ro1">
          <table:table-cell office:value-type="float" office:value="46.05" calcext:value-type="float">
            <text:p>46,05</text:p>
          </table:table-cell>
          <table:table-cell office:value-type="float" office:value="4.429425" calcext:value-type="float">
            <text:p>4,429425</text:p>
          </table:table-cell>
          <table:table-cell/>
          <table:table-cell office:value-type="float" office:value="83.522" calcext:value-type="float">
            <text:p>83,522</text:p>
          </table:table-cell>
          <table:table-cell office:value-type="float" office:value="39.239416" calcext:value-type="float">
            <text:p>39,239416</text:p>
          </table:table-cell>
          <table:table-cell/>
          <table:table-cell office:value-type="float" office:value="481.236" calcext:value-type="float">
            <text:p>481,236</text:p>
          </table:table-cell>
          <table:table-cell office:value-type="float" office:value="440.924395" calcext:value-type="float">
            <text:p>440,924395</text:p>
          </table:table-cell>
          <table:table-cell table:number-columns-repeated="7"/>
        </table:table-row>
        <table:table-row table:style-name="ro1">
          <table:table-cell office:value-type="float" office:value="44.772" calcext:value-type="float">
            <text:p>44,772</text:p>
          </table:table-cell>
          <table:table-cell office:value-type="float" office:value="3.54974" calcext:value-type="float">
            <text:p>3,54974</text:p>
          </table:table-cell>
          <table:table-cell/>
          <table:table-cell office:value-type="float" office:value="91.962" calcext:value-type="float">
            <text:p>91,962</text:p>
          </table:table-cell>
          <table:table-cell office:value-type="float" office:value="39.219881" calcext:value-type="float">
            <text:p>39,219881</text:p>
          </table:table-cell>
          <table:table-cell/>
          <table:table-cell office:value-type="float" office:value="484.45" calcext:value-type="float">
            <text:p>484,45</text:p>
          </table:table-cell>
          <table:table-cell office:value-type="float" office:value="440.680137" calcext:value-type="float">
            <text:p>440,680137</text:p>
          </table:table-cell>
          <table:table-cell table:number-columns-repeated="7"/>
        </table:table-row>
        <table:table-row table:style-name="ro1">
          <table:table-cell office:value-type="float" office:value="44.99" calcext:value-type="float">
            <text:p>44,99</text:p>
          </table:table-cell>
          <table:table-cell office:value-type="float" office:value="3.108044" calcext:value-type="float">
            <text:p>3,108044</text:p>
          </table:table-cell>
          <table:table-cell/>
          <table:table-cell office:value-type="float" office:value="82.899" calcext:value-type="float">
            <text:p>82,899</text:p>
          </table:table-cell>
          <table:table-cell office:value-type="float" office:value="39.129157" calcext:value-type="float">
            <text:p>39,129157</text:p>
          </table:table-cell>
          <table:table-cell/>
          <table:table-cell office:value-type="float" office:value="607.719" calcext:value-type="float">
            <text:p>607,719</text:p>
          </table:table-cell>
          <table:table-cell office:value-type="float" office:value="440.601749" calcext:value-type="float">
            <text:p>440,601749</text:p>
          </table:table-cell>
          <table:table-cell table:number-columns-repeated="7"/>
        </table:table-row>
        <table:table-row table:style-name="ro1">
          <table:table-cell office:value-type="float" office:value="53.666" calcext:value-type="float">
            <text:p>53,666</text:p>
          </table:table-cell>
          <table:table-cell office:value-type="float" office:value="2.931289" calcext:value-type="float">
            <text:p>2,931289</text:p>
          </table:table-cell>
          <table:table-cell/>
          <table:table-cell office:value-type="float" office:value="88.519" calcext:value-type="float">
            <text:p>88,519</text:p>
          </table:table-cell>
          <table:table-cell office:value-type="float" office:value="39.073916" calcext:value-type="float">
            <text:p>39,073916</text:p>
          </table:table-cell>
          <table:table-cell/>
          <table:table-cell office:value-type="float" office:value="483.585" calcext:value-type="float">
            <text:p>483,585</text:p>
          </table:table-cell>
          <table:table-cell office:value-type="float" office:value="440.490275" calcext:value-type="float">
            <text:p>440,490275</text:p>
          </table:table-cell>
          <table:table-cell table:number-columns-repeated="7"/>
        </table:table-row>
        <table:table-row table:style-name="ro1">
          <table:table-cell office:value-type="float" office:value="54.404" calcext:value-type="float">
            <text:p>54,404</text:p>
          </table:table-cell>
          <table:table-cell office:value-type="float" office:value="2.81711" calcext:value-type="float">
            <text:p>2,81711</text:p>
          </table:table-cell>
          <table:table-cell/>
          <table:table-cell office:value-type="float" office:value="83.24" calcext:value-type="float">
            <text:p>83,24</text:p>
          </table:table-cell>
          <table:table-cell office:value-type="float" office:value="39.027766" calcext:value-type="float">
            <text:p>39,027766</text:p>
          </table:table-cell>
          <table:table-cell/>
          <table:table-cell office:value-type="float" office:value="483.039" calcext:value-type="float">
            <text:p>483,039</text:p>
          </table:table-cell>
          <table:table-cell office:value-type="float" office:value="440.460689" calcext:value-type="float">
            <text:p>440,460689</text:p>
          </table:table-cell>
          <table:table-cell table:number-columns-repeated="7"/>
        </table:table-row>
        <table:table-row table:style-name="ro1">
          <table:table-cell office:value-type="float" office:value="42.861" calcext:value-type="float">
            <text:p>42,861</text:p>
          </table:table-cell>
          <table:table-cell office:value-type="float" office:value="2.706583" calcext:value-type="float">
            <text:p>2,706583</text:p>
          </table:table-cell>
          <table:table-cell/>
          <table:table-cell office:value-type="float" office:value="85.545" calcext:value-type="float">
            <text:p>85,545</text:p>
          </table:table-cell>
          <table:table-cell office:value-type="float" office:value="39.021327" calcext:value-type="float">
            <text:p>39,021327</text:p>
          </table:table-cell>
          <table:table-cell/>
          <table:table-cell office:value-type="float" office:value="480.873" calcext:value-type="float">
            <text:p>480,873</text:p>
          </table:table-cell>
          <table:table-cell office:value-type="float" office:value="440.45375" calcext:value-type="float">
            <text:p>440,45375</text:p>
          </table:table-cell>
          <table:table-cell table:number-columns-repeated="7"/>
        </table:table-row>
        <table:table-row table:style-name="ro1">
          <table:table-cell office:value-type="float" office:value="44.627" calcext:value-type="float">
            <text:p>44,627</text:p>
          </table:table-cell>
          <table:table-cell office:value-type="float" office:value="2.663083" calcext:value-type="float">
            <text:p>2,663083</text:p>
          </table:table-cell>
          <table:table-cell/>
          <table:table-cell office:value-type="float" office:value="84.512" calcext:value-type="float">
            <text:p>84,512</text:p>
          </table:table-cell>
          <table:table-cell office:value-type="float" office:value="38.994759" calcext:value-type="float">
            <text:p>38,994759</text:p>
          </table:table-cell>
          <table:table-cell/>
          <table:table-cell office:value-type="float" office:value="479.334" calcext:value-type="float">
            <text:p>479,334</text:p>
          </table:table-cell>
          <table:table-cell office:value-type="float" office:value="440.428178" calcext:value-type="float">
            <text:p>440,428178</text:p>
          </table:table-cell>
          <table:table-cell table:number-columns-repeated="7"/>
        </table:table-row>
        <table:table-row table:style-name="ro1">
          <table:table-cell office:value-type="float" office:value="46.713" calcext:value-type="float">
            <text:p>46,713</text:p>
          </table:table-cell>
          <table:table-cell office:value-type="float" office:value="2.6149" calcext:value-type="float">
            <text:p>2,6149</text:p>
          </table:table-cell>
          <table:table-cell/>
          <table:table-cell office:value-type="float" office:value="87.849" calcext:value-type="float">
            <text:p>87,849</text:p>
          </table:table-cell>
          <table:table-cell office:value-type="float" office:value="38.976964" calcext:value-type="float">
            <text:p>38,976964</text:p>
          </table:table-cell>
          <table:table-cell/>
          <table:table-cell office:value-type="float" office:value="480.617" calcext:value-type="float">
            <text:p>480,617</text:p>
          </table:table-cell>
          <table:table-cell office:value-type="float" office:value="440.284209" calcext:value-type="float">
            <text:p>440,284209</text:p>
          </table:table-cell>
          <table:table-cell table:number-columns-repeated="7"/>
        </table:table-row>
        <table:table-row table:style-name="ro1">
          <table:table-cell office:value-type="float" office:value="44.483" calcext:value-type="float">
            <text:p>44,483</text:p>
          </table:table-cell>
          <table:table-cell office:value-type="float" office:value="2.605624" calcext:value-type="float">
            <text:p>2,605624</text:p>
          </table:table-cell>
          <table:table-cell/>
          <table:table-cell office:value-type="float" office:value="91.441" calcext:value-type="float">
            <text:p>91,441</text:p>
          </table:table-cell>
          <table:table-cell office:value-type="float" office:value="38.877306" calcext:value-type="float">
            <text:p>38,877306</text:p>
          </table:table-cell>
          <table:table-cell/>
          <table:table-cell office:value-type="float" office:value="481.226" calcext:value-type="float">
            <text:p>481,226</text:p>
          </table:table-cell>
          <table:table-cell office:value-type="float" office:value="440.141867" calcext:value-type="float">
            <text:p>440,141867</text:p>
          </table:table-cell>
          <table:table-cell table:number-columns-repeated="7"/>
        </table:table-row>
        <table:table-row table:style-name="ro1">
          <table:table-cell office:value-type="float" office:value="48.793" calcext:value-type="float">
            <text:p>48,793</text:p>
          </table:table-cell>
          <table:table-cell office:value-type="float" office:value="2.577642" calcext:value-type="float">
            <text:p>2,577642</text:p>
          </table:table-cell>
          <table:table-cell/>
          <table:table-cell office:value-type="float" office:value="86.493" calcext:value-type="float">
            <text:p>86,493</text:p>
          </table:table-cell>
          <table:table-cell office:value-type="float" office:value="38.817615" calcext:value-type="float">
            <text:p>38,817615</text:p>
          </table:table-cell>
          <table:table-cell/>
          <table:table-cell office:value-type="float" office:value="482.209" calcext:value-type="float">
            <text:p>482,209</text:p>
          </table:table-cell>
          <table:table-cell office:value-type="float" office:value="439.476605" calcext:value-type="float">
            <text:p>439,476605</text:p>
          </table:table-cell>
          <table:table-cell table:number-columns-repeated="7"/>
        </table:table-row>
        <table:table-row table:style-name="ro1">
          <table:table-cell office:value-type="float" office:value="42.846" calcext:value-type="float">
            <text:p>42,846</text:p>
          </table:table-cell>
          <table:table-cell office:value-type="float" office:value="2.574467" calcext:value-type="float">
            <text:p>2,574467</text:p>
          </table:table-cell>
          <table:table-cell/>
          <table:table-cell office:value-type="float" office:value="84.187" calcext:value-type="float">
            <text:p>84,187</text:p>
          </table:table-cell>
          <table:table-cell office:value-type="float" office:value="38.670359" calcext:value-type="float">
            <text:p>38,670359</text:p>
          </table:table-cell>
          <table:table-cell/>
          <table:table-cell office:value-type="float" office:value="480.785" calcext:value-type="float">
            <text:p>480,785</text:p>
          </table:table-cell>
          <table:table-cell office:value-type="float" office:value="439.264806" calcext:value-type="float">
            <text:p>439,264806</text:p>
          </table:table-cell>
          <table:table-cell table:number-columns-repeated="7"/>
        </table:table-row>
        <table:table-row table:style-name="ro1">
          <table:table-cell office:value-type="float" office:value="45.179" calcext:value-type="float">
            <text:p>45,179</text:p>
          </table:table-cell>
          <table:table-cell office:value-type="float" office:value="2.569996" calcext:value-type="float">
            <text:p>2,569996</text:p>
          </table:table-cell>
          <table:table-cell/>
          <table:table-cell office:value-type="float" office:value="82.579" calcext:value-type="float">
            <text:p>82,579</text:p>
          </table:table-cell>
          <table:table-cell office:value-type="float" office:value="38.108772" calcext:value-type="float">
            <text:p>38,108772</text:p>
          </table:table-cell>
          <table:table-cell/>
          <table:table-cell office:value-type="float" office:value="480.928" calcext:value-type="float">
            <text:p>480,928</text:p>
          </table:table-cell>
          <table:table-cell office:value-type="float" office:value="439.244455" calcext:value-type="float">
            <text:p>439,244455</text:p>
          </table:table-cell>
          <table:table-cell table:number-columns-repeated="7"/>
        </table:table-row>
        <table:table-row table:style-name="ro1">
          <table:table-cell office:value-type="float" office:value="49.134" calcext:value-type="float">
            <text:p>49,134</text:p>
          </table:table-cell>
          <table:table-cell office:value-type="float" office:value="2.544806" calcext:value-type="float">
            <text:p>2,544806</text:p>
          </table:table-cell>
          <table:table-cell/>
          <table:table-cell office:value-type="float" office:value="84.433" calcext:value-type="float">
            <text:p>84,433</text:p>
          </table:table-cell>
          <table:table-cell office:value-type="float" office:value="37.698249" calcext:value-type="float">
            <text:p>37,698249</text:p>
          </table:table-cell>
          <table:table-cell/>
          <table:table-cell office:value-type="float" office:value="478.783" calcext:value-type="float">
            <text:p>478,783</text:p>
          </table:table-cell>
          <table:table-cell office:value-type="float" office:value="438.999488" calcext:value-type="float">
            <text:p>438,999488</text:p>
          </table:table-cell>
          <table:table-cell table:number-columns-repeated="7"/>
        </table:table-row>
        <table:table-row table:style-name="ro1">
          <table:table-cell office:value-type="float" office:value="46.289" calcext:value-type="float">
            <text:p>46,289</text:p>
          </table:table-cell>
          <table:table-cell office:value-type="float" office:value="2.533304" calcext:value-type="float">
            <text:p>2,533304</text:p>
          </table:table-cell>
          <table:table-cell/>
          <table:table-cell office:value-type="float" office:value="82.948" calcext:value-type="float">
            <text:p>82,948</text:p>
          </table:table-cell>
          <table:table-cell office:value-type="float" office:value="37.059997" calcext:value-type="float">
            <text:p>37,059997</text:p>
          </table:table-cell>
          <table:table-cell/>
          <table:table-cell office:value-type="float" office:value="478.497" calcext:value-type="float">
            <text:p>478,497</text:p>
          </table:table-cell>
          <table:table-cell office:value-type="float" office:value="438.977818" calcext:value-type="float">
            <text:p>438,977818</text:p>
          </table:table-cell>
          <table:table-cell table:number-columns-repeated="7"/>
        </table:table-row>
        <table:table-row table:style-name="ro1">
          <table:table-cell office:value-type="float" office:value="47.33" calcext:value-type="float">
            <text:p>47,33</text:p>
          </table:table-cell>
          <table:table-cell office:value-type="float" office:value="2.527186" calcext:value-type="float">
            <text:p>2,527186</text:p>
          </table:table-cell>
          <table:table-cell/>
          <table:table-cell office:value-type="float" office:value="80.942" calcext:value-type="float">
            <text:p>80,942</text:p>
          </table:table-cell>
          <table:table-cell office:value-type="float" office:value="36.430361" calcext:value-type="float">
            <text:p>36,430361</text:p>
          </table:table-cell>
          <table:table-cell/>
          <table:table-cell office:value-type="float" office:value="484.015" calcext:value-type="float">
            <text:p>484,015</text:p>
          </table:table-cell>
          <table:table-cell office:value-type="float" office:value="438.948538" calcext:value-type="float">
            <text:p>438,948538</text:p>
          </table:table-cell>
          <table:table-cell table:number-columns-repeated="7"/>
        </table:table-row>
        <table:table-row table:style-name="ro1">
          <table:table-cell office:value-type="float" office:value="46.365" calcext:value-type="float">
            <text:p>46,365</text:p>
          </table:table-cell>
          <table:table-cell office:value-type="float" office:value="2.518286" calcext:value-type="float">
            <text:p>2,518286</text:p>
          </table:table-cell>
          <table:table-cell/>
          <table:table-cell office:value-type="float" office:value="80.669" calcext:value-type="float">
            <text:p>80,669</text:p>
          </table:table-cell>
          <table:table-cell office:value-type="float" office:value="36.113153" calcext:value-type="float">
            <text:p>36,113153</text:p>
          </table:table-cell>
          <table:table-cell/>
          <table:table-cell office:value-type="float" office:value="483.626" calcext:value-type="float">
            <text:p>483,626</text:p>
          </table:table-cell>
          <table:table-cell office:value-type="float" office:value="438.787222" calcext:value-type="float">
            <text:p>438,787222</text:p>
          </table:table-cell>
          <table:table-cell table:number-columns-repeated="7"/>
        </table:table-row>
        <table:table-row table:style-name="ro1">
          <table:table-cell office:value-type="float" office:value="109.172" calcext:value-type="float">
            <text:p>109,172</text:p>
          </table:table-cell>
          <table:table-cell office:value-type="float" office:value="2.517752" calcext:value-type="float">
            <text:p>2,517752</text:p>
          </table:table-cell>
          <table:table-cell/>
          <table:table-cell office:value-type="float" office:value="78.039" calcext:value-type="float">
            <text:p>78,039</text:p>
          </table:table-cell>
          <table:table-cell office:value-type="float" office:value="36.020772" calcext:value-type="float">
            <text:p>36,020772</text:p>
          </table:table-cell>
          <table:table-cell/>
          <table:table-cell office:value-type="float" office:value="482.903" calcext:value-type="float">
            <text:p>482,903</text:p>
          </table:table-cell>
          <table:table-cell office:value-type="float" office:value="438.744608" calcext:value-type="float">
            <text:p>438,744608</text:p>
          </table:table-cell>
          <table:table-cell table:number-columns-repeated="7"/>
        </table:table-row>
        <table:table-row table:style-name="ro1">
          <table:table-cell office:value-type="float" office:value="46.237" calcext:value-type="float">
            <text:p>46,237</text:p>
          </table:table-cell>
          <table:table-cell office:value-type="float" office:value="2.513529" calcext:value-type="float">
            <text:p>2,513529</text:p>
          </table:table-cell>
          <table:table-cell/>
          <table:table-cell office:value-type="float" office:value="578.671" calcext:value-type="float">
            <text:p>578,671</text:p>
          </table:table-cell>
          <table:table-cell office:value-type="float" office:value="35.898122" calcext:value-type="float">
            <text:p>35,898122</text:p>
          </table:table-cell>
          <table:table-cell/>
          <table:table-cell office:value-type="float" office:value="476.582" calcext:value-type="float">
            <text:p>476,582</text:p>
          </table:table-cell>
          <table:table-cell office:value-type="float" office:value="438.669001" calcext:value-type="float">
            <text:p>438,669001</text:p>
          </table:table-cell>
          <table:table-cell table:number-columns-repeated="7"/>
        </table:table-row>
        <table:table-row table:style-name="ro1">
          <table:table-cell office:value-type="float" office:value="45.524" calcext:value-type="float">
            <text:p>45,524</text:p>
          </table:table-cell>
          <table:table-cell office:value-type="float" office:value="2.50783" calcext:value-type="float">
            <text:p>2,50783</text:p>
          </table:table-cell>
          <table:table-cell/>
          <table:table-cell office:value-type="float" office:value="80.327" calcext:value-type="float">
            <text:p>80,327</text:p>
          </table:table-cell>
          <table:table-cell office:value-type="float" office:value="35.787119" calcext:value-type="float">
            <text:p>35,787119</text:p>
          </table:table-cell>
          <table:table-cell/>
          <table:table-cell office:value-type="float" office:value="483.155" calcext:value-type="float">
            <text:p>483,155</text:p>
          </table:table-cell>
          <table:table-cell office:value-type="float" office:value="438.602343" calcext:value-type="float">
            <text:p>438,602343</text:p>
          </table:table-cell>
          <table:table-cell table:number-columns-repeated="7"/>
        </table:table-row>
        <table:table-row table:style-name="ro1">
          <table:table-cell office:value-type="float" office:value="46.702" calcext:value-type="float">
            <text:p>46,702</text:p>
          </table:table-cell>
          <table:table-cell office:value-type="float" office:value="2.507046" calcext:value-type="float">
            <text:p>2,507046</text:p>
          </table:table-cell>
          <table:table-cell/>
          <table:table-cell office:value-type="float" office:value="81.831" calcext:value-type="float">
            <text:p>81,831</text:p>
          </table:table-cell>
          <table:table-cell office:value-type="float" office:value="35.736564" calcext:value-type="float">
            <text:p>35,736564</text:p>
          </table:table-cell>
          <table:table-cell/>
          <table:table-cell office:value-type="float" office:value="479.606" calcext:value-type="float">
            <text:p>479,606</text:p>
          </table:table-cell>
          <table:table-cell office:value-type="float" office:value="438.582478" calcext:value-type="float">
            <text:p>438,582478</text:p>
          </table:table-cell>
          <table:table-cell table:number-columns-repeated="7"/>
        </table:table-row>
        <table:table-row table:style-name="ro1">
          <table:table-cell office:value-type="float" office:value="44.916" calcext:value-type="float">
            <text:p>44,916</text:p>
          </table:table-cell>
          <table:table-cell office:value-type="float" office:value="2.50484" calcext:value-type="float">
            <text:p>2,50484</text:p>
          </table:table-cell>
          <table:table-cell/>
          <table:table-cell office:value-type="float" office:value="86.724" calcext:value-type="float">
            <text:p>86,724</text:p>
          </table:table-cell>
          <table:table-cell office:value-type="float" office:value="35.68296" calcext:value-type="float">
            <text:p>35,68296</text:p>
          </table:table-cell>
          <table:table-cell/>
          <table:table-cell office:value-type="float" office:value="481.052" calcext:value-type="float">
            <text:p>481,052</text:p>
          </table:table-cell>
          <table:table-cell office:value-type="float" office:value="438.162679" calcext:value-type="float">
            <text:p>438,162679</text:p>
          </table:table-cell>
          <table:table-cell table:number-columns-repeated="7"/>
        </table:table-row>
        <table:table-row table:style-name="ro1">
          <table:table-cell office:value-type="float" office:value="46.573" calcext:value-type="float">
            <text:p>46,573</text:p>
          </table:table-cell>
          <table:table-cell office:value-type="float" office:value="2.502468" calcext:value-type="float">
            <text:p>2,502468</text:p>
          </table:table-cell>
          <table:table-cell/>
          <table:table-cell office:value-type="float" office:value="80.367" calcext:value-type="float">
            <text:p>80,367</text:p>
          </table:table-cell>
          <table:table-cell office:value-type="float" office:value="35.680905" calcext:value-type="float">
            <text:p>35,680905</text:p>
          </table:table-cell>
          <table:table-cell/>
          <table:table-cell office:value-type="float" office:value="479.619" calcext:value-type="float">
            <text:p>479,619</text:p>
          </table:table-cell>
          <table:table-cell office:value-type="float" office:value="437.564237" calcext:value-type="float">
            <text:p>437,564237</text:p>
          </table:table-cell>
          <table:table-cell table:number-columns-repeated="7"/>
        </table:table-row>
        <table:table-row table:style-name="ro1">
          <table:table-cell office:value-type="float" office:value="45.473" calcext:value-type="float">
            <text:p>45,473</text:p>
          </table:table-cell>
          <table:table-cell office:value-type="float" office:value="2.499157" calcext:value-type="float">
            <text:p>2,499157</text:p>
          </table:table-cell>
          <table:table-cell/>
          <table:table-cell office:value-type="float" office:value="83.141" calcext:value-type="float">
            <text:p>83,141</text:p>
          </table:table-cell>
          <table:table-cell office:value-type="float" office:value="35.614159" calcext:value-type="float">
            <text:p>35,614159</text:p>
          </table:table-cell>
          <table:table-cell/>
          <table:table-cell office:value-type="float" office:value="485.148" calcext:value-type="float">
            <text:p>485,148</text:p>
          </table:table-cell>
          <table:table-cell office:value-type="float" office:value="437.533387" calcext:value-type="float">
            <text:p>437,533387</text:p>
          </table:table-cell>
          <table:table-cell table:number-columns-repeated="7"/>
        </table:table-row>
        <table:table-row table:style-name="ro1">
          <table:table-cell office:value-type="float" office:value="43.897" calcext:value-type="float">
            <text:p>43,897</text:p>
          </table:table-cell>
          <table:table-cell office:value-type="float" office:value="2.493435" calcext:value-type="float">
            <text:p>2,493435</text:p>
          </table:table-cell>
          <table:table-cell/>
          <table:table-cell office:value-type="float" office:value="81.701" calcext:value-type="float">
            <text:p>81,701</text:p>
          </table:table-cell>
          <table:table-cell office:value-type="float" office:value="35.507851" calcext:value-type="float">
            <text:p>35,507851</text:p>
          </table:table-cell>
          <table:table-cell/>
          <table:table-cell office:value-type="float" office:value="481.536" calcext:value-type="float">
            <text:p>481,536</text:p>
          </table:table-cell>
          <table:table-cell office:value-type="float" office:value="437.528926" calcext:value-type="float">
            <text:p>437,528926</text:p>
          </table:table-cell>
          <table:table-cell table:number-columns-repeated="7"/>
        </table:table-row>
        <table:table-row table:style-name="ro1">
          <table:table-cell office:value-type="float" office:value="51.835" calcext:value-type="float">
            <text:p>51,835</text:p>
          </table:table-cell>
          <table:table-cell office:value-type="float" office:value="2.489626" calcext:value-type="float">
            <text:p>2,489626</text:p>
          </table:table-cell>
          <table:table-cell/>
          <table:table-cell office:value-type="float" office:value="84.551" calcext:value-type="float">
            <text:p>84,551</text:p>
          </table:table-cell>
          <table:table-cell office:value-type="float" office:value="35.459925" calcext:value-type="float">
            <text:p>35,459925</text:p>
          </table:table-cell>
          <table:table-cell/>
          <table:table-cell office:value-type="float" office:value="477.001" calcext:value-type="float">
            <text:p>477,001</text:p>
          </table:table-cell>
          <table:table-cell office:value-type="float" office:value="437.520298" calcext:value-type="float">
            <text:p>437,520298</text:p>
          </table:table-cell>
          <table:table-cell table:number-columns-repeated="7"/>
        </table:table-row>
        <table:table-row table:style-name="ro1">
          <table:table-cell office:value-type="float" office:value="50.793" calcext:value-type="float">
            <text:p>50,793</text:p>
          </table:table-cell>
          <table:table-cell office:value-type="float" office:value="2.487656" calcext:value-type="float">
            <text:p>2,487656</text:p>
          </table:table-cell>
          <table:table-cell/>
          <table:table-cell office:value-type="float" office:value="79.591" calcext:value-type="float">
            <text:p>79,591</text:p>
          </table:table-cell>
          <table:table-cell office:value-type="float" office:value="35.348048" calcext:value-type="float">
            <text:p>35,348048</text:p>
          </table:table-cell>
          <table:table-cell/>
          <table:table-cell office:value-type="float" office:value="478.558" calcext:value-type="float">
            <text:p>478,558</text:p>
          </table:table-cell>
          <table:table-cell office:value-type="float" office:value="437.486881" calcext:value-type="float">
            <text:p>437,486881</text:p>
          </table:table-cell>
          <table:table-cell table:number-columns-repeated="7"/>
        </table:table-row>
        <table:table-row table:style-name="ro1">
          <table:table-cell office:value-type="float" office:value="45.799" calcext:value-type="float">
            <text:p>45,799</text:p>
          </table:table-cell>
          <table:table-cell office:value-type="float" office:value="2.481298" calcext:value-type="float">
            <text:p>2,481298</text:p>
          </table:table-cell>
          <table:table-cell/>
          <table:table-cell office:value-type="float" office:value="81.007" calcext:value-type="float">
            <text:p>81,007</text:p>
          </table:table-cell>
          <table:table-cell office:value-type="float" office:value="35.298594" calcext:value-type="float">
            <text:p>35,298594</text:p>
          </table:table-cell>
          <table:table-cell/>
          <table:table-cell office:value-type="float" office:value="477.021" calcext:value-type="float">
            <text:p>477,021</text:p>
          </table:table-cell>
          <table:table-cell office:value-type="float" office:value="437.205624" calcext:value-type="float">
            <text:p>437,205624</text:p>
          </table:table-cell>
          <table:table-cell table:number-columns-repeated="7"/>
        </table:table-row>
        <table:table-row table:style-name="ro1">
          <table:table-cell office:value-type="float" office:value="45.258" calcext:value-type="float">
            <text:p>45,258</text:p>
          </table:table-cell>
          <table:table-cell office:value-type="float" office:value="2.476712" calcext:value-type="float">
            <text:p>2,476712</text:p>
          </table:table-cell>
          <table:table-cell/>
          <table:table-cell office:value-type="float" office:value="83.862" calcext:value-type="float">
            <text:p>83,862</text:p>
          </table:table-cell>
          <table:table-cell office:value-type="float" office:value="35.294889" calcext:value-type="float">
            <text:p>35,294889</text:p>
          </table:table-cell>
          <table:table-cell/>
          <table:table-cell office:value-type="float" office:value="479.599" calcext:value-type="float">
            <text:p>479,599</text:p>
          </table:table-cell>
          <table:table-cell office:value-type="float" office:value="437.073909" calcext:value-type="float">
            <text:p>437,073909</text:p>
          </table:table-cell>
          <table:table-cell table:number-columns-repeated="7"/>
        </table:table-row>
        <table:table-row table:style-name="ro1">
          <table:table-cell office:value-type="float" office:value="47.645" calcext:value-type="float">
            <text:p>47,645</text:p>
          </table:table-cell>
          <table:table-cell office:value-type="float" office:value="2.47528" calcext:value-type="float">
            <text:p>2,47528</text:p>
          </table:table-cell>
          <table:table-cell/>
          <table:table-cell office:value-type="float" office:value="83.394" calcext:value-type="float">
            <text:p>83,394</text:p>
          </table:table-cell>
          <table:table-cell office:value-type="float" office:value="35.265756" calcext:value-type="float">
            <text:p>35,265756</text:p>
          </table:table-cell>
          <table:table-cell/>
          <table:table-cell office:value-type="float" office:value="477.955" calcext:value-type="float">
            <text:p>477,955</text:p>
          </table:table-cell>
          <table:table-cell office:value-type="float" office:value="436.566532" calcext:value-type="float">
            <text:p>436,566532</text:p>
          </table:table-cell>
          <table:table-cell table:number-columns-repeated="7"/>
        </table:table-row>
        <table:table-row table:style-name="ro1">
          <table:table-cell office:value-type="float" office:value="83.567" calcext:value-type="float">
            <text:p>83,567</text:p>
          </table:table-cell>
          <table:table-cell office:value-type="float" office:value="2.475001" calcext:value-type="float">
            <text:p>2,475001</text:p>
          </table:table-cell>
          <table:table-cell/>
          <table:table-cell office:value-type="float" office:value="84.706" calcext:value-type="float">
            <text:p>84,706</text:p>
          </table:table-cell>
          <table:table-cell office:value-type="float" office:value="35.256646" calcext:value-type="float">
            <text:p>35,256646</text:p>
          </table:table-cell>
          <table:table-cell/>
          <table:table-cell office:value-type="float" office:value="476.076" calcext:value-type="float">
            <text:p>476,076</text:p>
          </table:table-cell>
          <table:table-cell office:value-type="float" office:value="436.44758" calcext:value-type="float">
            <text:p>436,44758</text:p>
          </table:table-cell>
          <table:table-cell table:number-columns-repeated="7"/>
        </table:table-row>
        <table:table-row table:style-name="ro1">
          <table:table-cell office:value-type="float" office:value="41.82" calcext:value-type="float">
            <text:p>41,82</text:p>
          </table:table-cell>
          <table:table-cell office:value-type="float" office:value="2.474668" calcext:value-type="float">
            <text:p>2,474668</text:p>
          </table:table-cell>
          <table:table-cell/>
          <table:table-cell office:value-type="float" office:value="81.649" calcext:value-type="float">
            <text:p>81,649</text:p>
          </table:table-cell>
          <table:table-cell office:value-type="float" office:value="35.253519" calcext:value-type="float">
            <text:p>35,253519</text:p>
          </table:table-cell>
          <table:table-cell/>
          <table:table-cell office:value-type="float" office:value="476.864" calcext:value-type="float">
            <text:p>476,864</text:p>
          </table:table-cell>
          <table:table-cell office:value-type="float" office:value="436.403284" calcext:value-type="float">
            <text:p>436,403284</text:p>
          </table:table-cell>
          <table:table-cell table:number-columns-repeated="7"/>
        </table:table-row>
        <table:table-row table:style-name="ro1">
          <table:table-cell office:value-type="float" office:value="46.834" calcext:value-type="float">
            <text:p>46,834</text:p>
          </table:table-cell>
          <table:table-cell office:value-type="float" office:value="2.473132" calcext:value-type="float">
            <text:p>2,473132</text:p>
          </table:table-cell>
          <table:table-cell/>
          <table:table-cell office:value-type="float" office:value="80.864" calcext:value-type="float">
            <text:p>80,864</text:p>
          </table:table-cell>
          <table:table-cell office:value-type="float" office:value="35.250959" calcext:value-type="float">
            <text:p>35,250959</text:p>
          </table:table-cell>
          <table:table-cell/>
          <table:table-cell office:value-type="float" office:value="477.996" calcext:value-type="float">
            <text:p>477,996</text:p>
          </table:table-cell>
          <table:table-cell office:value-type="float" office:value="436.242657" calcext:value-type="float">
            <text:p>436,242657</text:p>
          </table:table-cell>
          <table:table-cell table:number-columns-repeated="7"/>
        </table:table-row>
        <table:table-row table:style-name="ro1">
          <table:table-cell office:value-type="float" office:value="44.226" calcext:value-type="float">
            <text:p>44,226</text:p>
          </table:table-cell>
          <table:table-cell office:value-type="float" office:value="2.472646" calcext:value-type="float">
            <text:p>2,472646</text:p>
          </table:table-cell>
          <table:table-cell/>
          <table:table-cell office:value-type="float" office:value="83.644" calcext:value-type="float">
            <text:p>83,644</text:p>
          </table:table-cell>
          <table:table-cell office:value-type="float" office:value="35.229116" calcext:value-type="float">
            <text:p>35,229116</text:p>
          </table:table-cell>
          <table:table-cell/>
          <table:table-cell office:value-type="float" office:value="475.818" calcext:value-type="float">
            <text:p>475,818</text:p>
          </table:table-cell>
          <table:table-cell office:value-type="float" office:value="435.879174" calcext:value-type="float">
            <text:p>435,879174</text:p>
          </table:table-cell>
          <table:table-cell table:number-columns-repeated="7"/>
        </table:table-row>
        <table:table-row table:style-name="ro1">
          <table:table-cell office:value-type="float" office:value="44.112" calcext:value-type="float">
            <text:p>44,112</text:p>
          </table:table-cell>
          <table:table-cell office:value-type="float" office:value="2.472202" calcext:value-type="float">
            <text:p>2,472202</text:p>
          </table:table-cell>
          <table:table-cell/>
          <table:table-cell office:value-type="float" office:value="80.87" calcext:value-type="float">
            <text:p>80,87</text:p>
          </table:table-cell>
          <table:table-cell office:value-type="float" office:value="35.209156" calcext:value-type="float">
            <text:p>35,209156</text:p>
          </table:table-cell>
          <table:table-cell/>
          <table:table-cell office:value-type="float" office:value="475.913" calcext:value-type="float">
            <text:p>475,913</text:p>
          </table:table-cell>
          <table:table-cell office:value-type="float" office:value="435.8755" calcext:value-type="float">
            <text:p>435,8755</text:p>
          </table:table-cell>
          <table:table-cell table:number-columns-repeated="7"/>
        </table:table-row>
        <table:table-row table:style-name="ro1">
          <table:table-cell office:value-type="float" office:value="43.655" calcext:value-type="float">
            <text:p>43,655</text:p>
          </table:table-cell>
          <table:table-cell office:value-type="float" office:value="2.471113" calcext:value-type="float">
            <text:p>2,471113</text:p>
          </table:table-cell>
          <table:table-cell/>
          <table:table-cell office:value-type="float" office:value="82.36" calcext:value-type="float">
            <text:p>82,36</text:p>
          </table:table-cell>
          <table:table-cell office:value-type="float" office:value="35.180012" calcext:value-type="float">
            <text:p>35,180012</text:p>
          </table:table-cell>
          <table:table-cell/>
          <table:table-cell office:value-type="float" office:value="478.105" calcext:value-type="float">
            <text:p>478,105</text:p>
          </table:table-cell>
          <table:table-cell office:value-type="float" office:value="435.861138" calcext:value-type="float">
            <text:p>435,861138</text:p>
          </table:table-cell>
          <table:table-cell table:number-columns-repeated="7"/>
        </table:table-row>
        <table:table-row table:style-name="ro1">
          <table:table-cell office:value-type="float" office:value="43.088" calcext:value-type="float">
            <text:p>43,088</text:p>
          </table:table-cell>
          <table:table-cell office:value-type="float" office:value="2.468566" calcext:value-type="float">
            <text:p>2,468566</text:p>
          </table:table-cell>
          <table:table-cell/>
          <table:table-cell office:value-type="float" office:value="80.346" calcext:value-type="float">
            <text:p>80,346</text:p>
          </table:table-cell>
          <table:table-cell office:value-type="float" office:value="35.174445" calcext:value-type="float">
            <text:p>35,174445</text:p>
          </table:table-cell>
          <table:table-cell/>
          <table:table-cell office:value-type="float" office:value="476.711" calcext:value-type="float">
            <text:p>476,711</text:p>
          </table:table-cell>
          <table:table-cell office:value-type="float" office:value="435.773542" calcext:value-type="float">
            <text:p>435,773542</text:p>
          </table:table-cell>
          <table:table-cell table:number-columns-repeated="7"/>
        </table:table-row>
        <table:table-row table:style-name="ro1">
          <table:table-cell office:value-type="float" office:value="50.539" calcext:value-type="float">
            <text:p>50,539</text:p>
          </table:table-cell>
          <table:table-cell office:value-type="float" office:value="2.466791" calcext:value-type="float">
            <text:p>2,466791</text:p>
          </table:table-cell>
          <table:table-cell/>
          <table:table-cell office:value-type="float" office:value="78.722" calcext:value-type="float">
            <text:p>78,722</text:p>
          </table:table-cell>
          <table:table-cell office:value-type="float" office:value="35.112195" calcext:value-type="float">
            <text:p>35,112195</text:p>
          </table:table-cell>
          <table:table-cell/>
          <table:table-cell office:value-type="float" office:value="479.93" calcext:value-type="float">
            <text:p>479,93</text:p>
          </table:table-cell>
          <table:table-cell office:value-type="float" office:value="435.713308" calcext:value-type="float">
            <text:p>435,713308</text:p>
          </table:table-cell>
          <table:table-cell table:number-columns-repeated="7"/>
        </table:table-row>
        <table:table-row table:style-name="ro1">
          <table:table-cell office:value-type="float" office:value="49.707" calcext:value-type="float">
            <text:p>49,707</text:p>
          </table:table-cell>
          <table:table-cell office:value-type="float" office:value="2.466745" calcext:value-type="float">
            <text:p>2,466745</text:p>
          </table:table-cell>
          <table:table-cell/>
          <table:table-cell office:value-type="float" office:value="80.523" calcext:value-type="float">
            <text:p>80,523</text:p>
          </table:table-cell>
          <table:table-cell office:value-type="float" office:value="35.07152" calcext:value-type="float">
            <text:p>35,07152</text:p>
          </table:table-cell>
          <table:table-cell/>
          <table:table-cell office:value-type="float" office:value="475.338" calcext:value-type="float">
            <text:p>475,338</text:p>
          </table:table-cell>
          <table:table-cell office:value-type="float" office:value="435.478466" calcext:value-type="float">
            <text:p>435,478466</text:p>
          </table:table-cell>
          <table:table-cell table:number-columns-repeated="7"/>
        </table:table-row>
        <table:table-row table:style-name="ro1">
          <table:table-cell office:value-type="float" office:value="47.993" calcext:value-type="float">
            <text:p>47,993</text:p>
          </table:table-cell>
          <table:table-cell office:value-type="float" office:value="2.46293" calcext:value-type="float">
            <text:p>2,46293</text:p>
          </table:table-cell>
          <table:table-cell/>
          <table:table-cell office:value-type="float" office:value="79.423" calcext:value-type="float">
            <text:p>79,423</text:p>
          </table:table-cell>
          <table:table-cell office:value-type="float" office:value="35.065405" calcext:value-type="float">
            <text:p>35,065405</text:p>
          </table:table-cell>
          <table:table-cell/>
          <table:table-cell office:value-type="float" office:value="477.352" calcext:value-type="float">
            <text:p>477,352</text:p>
          </table:table-cell>
          <table:table-cell office:value-type="float" office:value="435.462876" calcext:value-type="float">
            <text:p>435,462876</text:p>
          </table:table-cell>
          <table:table-cell table:number-columns-repeated="7"/>
        </table:table-row>
        <table:table-row table:style-name="ro1">
          <table:table-cell office:value-type="float" office:value="47.357" calcext:value-type="float">
            <text:p>47,357</text:p>
          </table:table-cell>
          <table:table-cell office:value-type="float" office:value="2.462578" calcext:value-type="float">
            <text:p>2,462578</text:p>
          </table:table-cell>
          <table:table-cell/>
          <table:table-cell office:value-type="float" office:value="84.107" calcext:value-type="float">
            <text:p>84,107</text:p>
          </table:table-cell>
          <table:table-cell office:value-type="float" office:value="35.062833" calcext:value-type="float">
            <text:p>35,062833</text:p>
          </table:table-cell>
          <table:table-cell/>
          <table:table-cell office:value-type="float" office:value="475.969" calcext:value-type="float">
            <text:p>475,969</text:p>
          </table:table-cell>
          <table:table-cell office:value-type="float" office:value="435.406169" calcext:value-type="float">
            <text:p>435,406169</text:p>
          </table:table-cell>
          <table:table-cell table:number-columns-repeated="7"/>
        </table:table-row>
        <table:table-row table:style-name="ro1">
          <table:table-cell office:value-type="float" office:value="42.785" calcext:value-type="float">
            <text:p>42,785</text:p>
          </table:table-cell>
          <table:table-cell office:value-type="float" office:value="2.461492" calcext:value-type="float">
            <text:p>2,461492</text:p>
          </table:table-cell>
          <table:table-cell/>
          <table:table-cell office:value-type="float" office:value="84.688" calcext:value-type="float">
            <text:p>84,688</text:p>
          </table:table-cell>
          <table:table-cell office:value-type="float" office:value="35.062283" calcext:value-type="float">
            <text:p>35,062283</text:p>
          </table:table-cell>
          <table:table-cell/>
          <table:table-cell office:value-type="float" office:value="477.552" calcext:value-type="float">
            <text:p>477,552</text:p>
          </table:table-cell>
          <table:table-cell office:value-type="float" office:value="435.36587" calcext:value-type="float">
            <text:p>435,36587</text:p>
          </table:table-cell>
          <table:table-cell table:number-columns-repeated="7"/>
        </table:table-row>
        <table:table-row table:style-name="ro1">
          <table:table-cell office:value-type="float" office:value="47.325" calcext:value-type="float">
            <text:p>47,325</text:p>
          </table:table-cell>
          <table:table-cell office:value-type="float" office:value="2.460311" calcext:value-type="float">
            <text:p>2,460311</text:p>
          </table:table-cell>
          <table:table-cell/>
          <table:table-cell office:value-type="float" office:value="80.379" calcext:value-type="float">
            <text:p>80,379</text:p>
          </table:table-cell>
          <table:table-cell office:value-type="float" office:value="35.040992" calcext:value-type="float">
            <text:p>35,040992</text:p>
          </table:table-cell>
          <table:table-cell/>
          <table:table-cell office:value-type="float" office:value="478.88" calcext:value-type="float">
            <text:p>478,88</text:p>
          </table:table-cell>
          <table:table-cell office:value-type="float" office:value="435.303268" calcext:value-type="float">
            <text:p>435,303268</text:p>
          </table:table-cell>
          <table:table-cell table:number-columns-repeated="7"/>
        </table:table-row>
        <table:table-row table:style-name="ro1">
          <table:table-cell office:value-type="float" office:value="46.996" calcext:value-type="float">
            <text:p>46,996</text:p>
          </table:table-cell>
          <table:table-cell office:value-type="float" office:value="2.459293" calcext:value-type="float">
            <text:p>2,459293</text:p>
          </table:table-cell>
          <table:table-cell/>
          <table:table-cell office:value-type="float" office:value="81.327" calcext:value-type="float">
            <text:p>81,327</text:p>
          </table:table-cell>
          <table:table-cell office:value-type="float" office:value="34.996665" calcext:value-type="float">
            <text:p>34,996665</text:p>
          </table:table-cell>
          <table:table-cell/>
          <table:table-cell office:value-type="float" office:value="476.322" calcext:value-type="float">
            <text:p>476,322</text:p>
          </table:table-cell>
          <table:table-cell office:value-type="float" office:value="435.287367" calcext:value-type="float">
            <text:p>435,287367</text:p>
          </table:table-cell>
          <table:table-cell table:number-columns-repeated="7"/>
        </table:table-row>
        <table:table-row table:style-name="ro1">
          <table:table-cell office:value-type="float" office:value="45.901" calcext:value-type="float">
            <text:p>45,901</text:p>
          </table:table-cell>
          <table:table-cell office:value-type="float" office:value="2.458478" calcext:value-type="float">
            <text:p>2,458478</text:p>
          </table:table-cell>
          <table:table-cell/>
          <table:table-cell office:value-type="float" office:value="80.924" calcext:value-type="float">
            <text:p>80,924</text:p>
          </table:table-cell>
          <table:table-cell office:value-type="float" office:value="34.991779" calcext:value-type="float">
            <text:p>34,991779</text:p>
          </table:table-cell>
          <table:table-cell/>
          <table:table-cell office:value-type="float" office:value="476.193" calcext:value-type="float">
            <text:p>476,193</text:p>
          </table:table-cell>
          <table:table-cell office:value-type="float" office:value="435.277808" calcext:value-type="float">
            <text:p>435,277808</text:p>
          </table:table-cell>
          <table:table-cell table:number-columns-repeated="7"/>
        </table:table-row>
        <table:table-row table:style-name="ro1">
          <table:table-cell office:value-type="float" office:value="44.592" calcext:value-type="float">
            <text:p>44,592</text:p>
          </table:table-cell>
          <table:table-cell office:value-type="float" office:value="2.456579" calcext:value-type="float">
            <text:p>2,456579</text:p>
          </table:table-cell>
          <table:table-cell/>
          <table:table-cell office:value-type="float" office:value="79.609" calcext:value-type="float">
            <text:p>79,609</text:p>
          </table:table-cell>
          <table:table-cell office:value-type="float" office:value="34.981218" calcext:value-type="float">
            <text:p>34,981218</text:p>
          </table:table-cell>
          <table:table-cell/>
          <table:table-cell office:value-type="float" office:value="480.034" calcext:value-type="float">
            <text:p>480,034</text:p>
          </table:table-cell>
          <table:table-cell office:value-type="float" office:value="435.159242" calcext:value-type="float">
            <text:p>435,159242</text:p>
          </table:table-cell>
          <table:table-cell table:number-columns-repeated="7"/>
        </table:table-row>
        <table:table-row table:style-name="ro1">
          <table:table-cell office:value-type="float" office:value="49.24" calcext:value-type="float">
            <text:p>49,24</text:p>
          </table:table-cell>
          <table:table-cell office:value-type="float" office:value="2.451785" calcext:value-type="float">
            <text:p>2,451785</text:p>
          </table:table-cell>
          <table:table-cell/>
          <table:table-cell office:value-type="float" office:value="82.321" calcext:value-type="float">
            <text:p>82,321</text:p>
          </table:table-cell>
          <table:table-cell office:value-type="float" office:value="34.973629" calcext:value-type="float">
            <text:p>34,973629</text:p>
          </table:table-cell>
          <table:table-cell/>
          <table:table-cell office:value-type="float" office:value="475.595" calcext:value-type="float">
            <text:p>475,595</text:p>
          </table:table-cell>
          <table:table-cell office:value-type="float" office:value="435.13073" calcext:value-type="float">
            <text:p>435,13073</text:p>
          </table:table-cell>
          <table:table-cell table:number-columns-repeated="7"/>
        </table:table-row>
        <table:table-row table:style-name="ro1">
          <table:table-cell office:value-type="float" office:value="45.985" calcext:value-type="float">
            <text:p>45,985</text:p>
          </table:table-cell>
          <table:table-cell office:value-type="float" office:value="2.449023" calcext:value-type="float">
            <text:p>2,449023</text:p>
          </table:table-cell>
          <table:table-cell/>
          <table:table-cell office:value-type="float" office:value="78.875" calcext:value-type="float">
            <text:p>78,875</text:p>
          </table:table-cell>
          <table:table-cell office:value-type="float" office:value="34.970874" calcext:value-type="float">
            <text:p>34,970874</text:p>
          </table:table-cell>
          <table:table-cell/>
          <table:table-cell office:value-type="float" office:value="472.655" calcext:value-type="float">
            <text:p>472,655</text:p>
          </table:table-cell>
          <table:table-cell office:value-type="float" office:value="435.031555" calcext:value-type="float">
            <text:p>435,031555</text:p>
          </table:table-cell>
          <table:table-cell table:number-columns-repeated="7"/>
        </table:table-row>
        <table:table-row table:style-name="ro1">
          <table:table-cell office:value-type="float" office:value="47.238" calcext:value-type="float">
            <text:p>47,238</text:p>
          </table:table-cell>
          <table:table-cell office:value-type="float" office:value="2.448684" calcext:value-type="float">
            <text:p>2,448684</text:p>
          </table:table-cell>
          <table:table-cell/>
          <table:table-cell office:value-type="float" office:value="87.318" calcext:value-type="float">
            <text:p>87,318</text:p>
          </table:table-cell>
          <table:table-cell office:value-type="float" office:value="34.958511" calcext:value-type="float">
            <text:p>34,958511</text:p>
          </table:table-cell>
          <table:table-cell/>
          <table:table-cell office:value-type="float" office:value="475.121" calcext:value-type="float">
            <text:p>475,121</text:p>
          </table:table-cell>
          <table:table-cell office:value-type="float" office:value="434.852052" calcext:value-type="float">
            <text:p>434,852052</text:p>
          </table:table-cell>
          <table:table-cell table:number-columns-repeated="7"/>
        </table:table-row>
        <table:table-row table:style-name="ro1">
          <table:table-cell office:value-type="float" office:value="44.82" calcext:value-type="float">
            <text:p>44,82</text:p>
          </table:table-cell>
          <table:table-cell office:value-type="float" office:value="2.446883" calcext:value-type="float">
            <text:p>2,446883</text:p>
          </table:table-cell>
          <table:table-cell/>
          <table:table-cell office:value-type="float" office:value="81.703" calcext:value-type="float">
            <text:p>81,703</text:p>
          </table:table-cell>
          <table:table-cell office:value-type="float" office:value="34.936439" calcext:value-type="float">
            <text:p>34,936439</text:p>
          </table:table-cell>
          <table:table-cell/>
          <table:table-cell office:value-type="float" office:value="478.678" calcext:value-type="float">
            <text:p>478,678</text:p>
          </table:table-cell>
          <table:table-cell office:value-type="float" office:value="434.408885" calcext:value-type="float">
            <text:p>434,408885</text:p>
          </table:table-cell>
          <table:table-cell table:number-columns-repeated="7"/>
        </table:table-row>
        <table:table-row table:style-name="ro1">
          <table:table-cell office:value-type="float" office:value="44.24" calcext:value-type="float">
            <text:p>44,24</text:p>
          </table:table-cell>
          <table:table-cell office:value-type="float" office:value="2.444893" calcext:value-type="float">
            <text:p>2,444893</text:p>
          </table:table-cell>
          <table:table-cell/>
          <table:table-cell office:value-type="float" office:value="83.849" calcext:value-type="float">
            <text:p>83,849</text:p>
          </table:table-cell>
          <table:table-cell office:value-type="float" office:value="34.931526" calcext:value-type="float">
            <text:p>34,931526</text:p>
          </table:table-cell>
          <table:table-cell/>
          <table:table-cell office:value-type="float" office:value="473.685" calcext:value-type="float">
            <text:p>473,685</text:p>
          </table:table-cell>
          <table:table-cell office:value-type="float" office:value="434.273718" calcext:value-type="float">
            <text:p>434,273718</text:p>
          </table:table-cell>
          <table:table-cell table:number-columns-repeated="7"/>
        </table:table-row>
        <table:table-row table:style-name="ro1">
          <table:table-cell office:value-type="float" office:value="49.462" calcext:value-type="float">
            <text:p>49,462</text:p>
          </table:table-cell>
          <table:table-cell office:value-type="float" office:value="2.443715" calcext:value-type="float">
            <text:p>2,443715</text:p>
          </table:table-cell>
          <table:table-cell/>
          <table:table-cell office:value-type="float" office:value="82.944" calcext:value-type="float">
            <text:p>82,944</text:p>
          </table:table-cell>
          <table:table-cell office:value-type="float" office:value="34.924539" calcext:value-type="float">
            <text:p>34,924539</text:p>
          </table:table-cell>
          <table:table-cell/>
          <table:table-cell office:value-type="float" office:value="475.203" calcext:value-type="float">
            <text:p>475,203</text:p>
          </table:table-cell>
          <table:table-cell office:value-type="float" office:value="434.167214" calcext:value-type="float">
            <text:p>434,167214</text:p>
          </table:table-cell>
          <table:table-cell table:number-columns-repeated="7"/>
        </table:table-row>
        <table:table-row table:style-name="ro1">
          <table:table-cell office:value-type="float" office:value="44.908" calcext:value-type="float">
            <text:p>44,908</text:p>
          </table:table-cell>
          <table:table-cell office:value-type="float" office:value="2.441983" calcext:value-type="float">
            <text:p>2,441983</text:p>
          </table:table-cell>
          <table:table-cell/>
          <table:table-cell office:value-type="float" office:value="79.76" calcext:value-type="float">
            <text:p>79,76</text:p>
          </table:table-cell>
          <table:table-cell office:value-type="float" office:value="34.919704" calcext:value-type="float">
            <text:p>34,919704</text:p>
          </table:table-cell>
          <table:table-cell/>
          <table:table-cell office:value-type="float" office:value="477.493" calcext:value-type="float">
            <text:p>477,493</text:p>
          </table:table-cell>
          <table:table-cell office:value-type="float" office:value="434.122855" calcext:value-type="float">
            <text:p>434,122855</text:p>
          </table:table-cell>
          <table:table-cell table:number-columns-repeated="7"/>
        </table:table-row>
        <table:table-row table:style-name="ro1">
          <table:table-cell office:value-type="float" office:value="56.136" calcext:value-type="float">
            <text:p>56,136</text:p>
          </table:table-cell>
          <table:table-cell office:value-type="float" office:value="2.441684" calcext:value-type="float">
            <text:p>2,441684</text:p>
          </table:table-cell>
          <table:table-cell/>
          <table:table-cell office:value-type="float" office:value="80.048" calcext:value-type="float">
            <text:p>80,048</text:p>
          </table:table-cell>
          <table:table-cell office:value-type="float" office:value="34.890784" calcext:value-type="float">
            <text:p>34,890784</text:p>
          </table:table-cell>
          <table:table-cell/>
          <table:table-cell office:value-type="float" office:value="480.81" calcext:value-type="float">
            <text:p>480,81</text:p>
          </table:table-cell>
          <table:table-cell office:value-type="float" office:value="434.073326" calcext:value-type="float">
            <text:p>434,073326</text:p>
          </table:table-cell>
          <table:table-cell table:number-columns-repeated="7"/>
        </table:table-row>
        <table:table-row table:style-name="ro1">
          <table:table-cell office:value-type="float" office:value="43.612" calcext:value-type="float">
            <text:p>43,612</text:p>
          </table:table-cell>
          <table:table-cell office:value-type="float" office:value="2.437395" calcext:value-type="float">
            <text:p>2,437395</text:p>
          </table:table-cell>
          <table:table-cell/>
          <table:table-cell office:value-type="float" office:value="79.935" calcext:value-type="float">
            <text:p>79,935</text:p>
          </table:table-cell>
          <table:table-cell office:value-type="float" office:value="34.881533" calcext:value-type="float">
            <text:p>34,881533</text:p>
          </table:table-cell>
          <table:table-cell/>
          <table:table-cell office:value-type="float" office:value="477.608" calcext:value-type="float">
            <text:p>477,608</text:p>
          </table:table-cell>
          <table:table-cell office:value-type="float" office:value="434.055095" calcext:value-type="float">
            <text:p>434,055095</text:p>
          </table:table-cell>
          <table:table-cell table:number-columns-repeated="7"/>
        </table:table-row>
        <table:table-row table:style-name="ro1">
          <table:table-cell office:value-type="float" office:value="47.326" calcext:value-type="float">
            <text:p>47,326</text:p>
          </table:table-cell>
          <table:table-cell office:value-type="float" office:value="2.436687" calcext:value-type="float">
            <text:p>2,436687</text:p>
          </table:table-cell>
          <table:table-cell/>
          <table:table-cell office:value-type="float" office:value="83.829" calcext:value-type="float">
            <text:p>83,829</text:p>
          </table:table-cell>
          <table:table-cell office:value-type="float" office:value="34.876717" calcext:value-type="float">
            <text:p>34,876717</text:p>
          </table:table-cell>
          <table:table-cell/>
          <table:table-cell office:value-type="float" office:value="479.833" calcext:value-type="float">
            <text:p>479,833</text:p>
          </table:table-cell>
          <table:table-cell office:value-type="float" office:value="434.049186" calcext:value-type="float">
            <text:p>434,049186</text:p>
          </table:table-cell>
          <table:table-cell table:number-columns-repeated="7"/>
        </table:table-row>
        <table:table-row table:style-name="ro1">
          <table:table-cell office:value-type="float" office:value="44.949" calcext:value-type="float">
            <text:p>44,949</text:p>
          </table:table-cell>
          <table:table-cell office:value-type="float" office:value="2.436094" calcext:value-type="float">
            <text:p>2,436094</text:p>
          </table:table-cell>
          <table:table-cell/>
          <table:table-cell office:value-type="float" office:value="80.181" calcext:value-type="float">
            <text:p>80,181</text:p>
          </table:table-cell>
          <table:table-cell office:value-type="float" office:value="34.874067" calcext:value-type="float">
            <text:p>34,874067</text:p>
          </table:table-cell>
          <table:table-cell/>
          <table:table-cell office:value-type="float" office:value="472.285" calcext:value-type="float">
            <text:p>472,285</text:p>
          </table:table-cell>
          <table:table-cell office:value-type="float" office:value="433.93396" calcext:value-type="float">
            <text:p>433,93396</text:p>
          </table:table-cell>
          <table:table-cell table:number-columns-repeated="7"/>
        </table:table-row>
        <table:table-row table:style-name="ro1">
          <table:table-cell office:value-type="float" office:value="50.521" calcext:value-type="float">
            <text:p>50,521</text:p>
          </table:table-cell>
          <table:table-cell office:value-type="float" office:value="2.435671" calcext:value-type="float">
            <text:p>2,435671</text:p>
          </table:table-cell>
          <table:table-cell/>
          <table:table-cell office:value-type="float" office:value="79.525" calcext:value-type="float">
            <text:p>79,525</text:p>
          </table:table-cell>
          <table:table-cell office:value-type="float" office:value="34.847946" calcext:value-type="float">
            <text:p>34,847946</text:p>
          </table:table-cell>
          <table:table-cell/>
          <table:table-cell office:value-type="float" office:value="476.877" calcext:value-type="float">
            <text:p>476,877</text:p>
          </table:table-cell>
          <table:table-cell office:value-type="float" office:value="433.713551" calcext:value-type="float">
            <text:p>433,713551</text:p>
          </table:table-cell>
          <table:table-cell table:number-columns-repeated="7"/>
        </table:table-row>
        <table:table-row table:style-name="ro1">
          <table:table-cell office:value-type="float" office:value="44.49" calcext:value-type="float">
            <text:p>44,49</text:p>
          </table:table-cell>
          <table:table-cell office:value-type="float" office:value="2.43441" calcext:value-type="float">
            <text:p>2,43441</text:p>
          </table:table-cell>
          <table:table-cell/>
          <table:table-cell office:value-type="float" office:value="81.092" calcext:value-type="float">
            <text:p>81,092</text:p>
          </table:table-cell>
          <table:table-cell office:value-type="float" office:value="34.816804" calcext:value-type="float">
            <text:p>34,816804</text:p>
          </table:table-cell>
          <table:table-cell/>
          <table:table-cell office:value-type="float" office:value="477.616" calcext:value-type="float">
            <text:p>477,616</text:p>
          </table:table-cell>
          <table:table-cell office:value-type="float" office:value="433.706919" calcext:value-type="float">
            <text:p>433,706919</text:p>
          </table:table-cell>
          <table:table-cell table:number-columns-repeated="7"/>
        </table:table-row>
        <table:table-row table:style-name="ro1">
          <table:table-cell office:value-type="float" office:value="46.317" calcext:value-type="float">
            <text:p>46,317</text:p>
          </table:table-cell>
          <table:table-cell office:value-type="float" office:value="2.434209" calcext:value-type="float">
            <text:p>2,434209</text:p>
          </table:table-cell>
          <table:table-cell/>
          <table:table-cell office:value-type="float" office:value="137.109" calcext:value-type="float">
            <text:p>137,109</text:p>
          </table:table-cell>
          <table:table-cell office:value-type="float" office:value="34.801317" calcext:value-type="float">
            <text:p>34,801317</text:p>
          </table:table-cell>
          <table:table-cell/>
          <table:table-cell office:value-type="float" office:value="474.946" calcext:value-type="float">
            <text:p>474,946</text:p>
          </table:table-cell>
          <table:table-cell office:value-type="float" office:value="432.947808" calcext:value-type="float">
            <text:p>432,947808</text:p>
          </table:table-cell>
          <table:table-cell table:number-columns-repeated="7"/>
        </table:table-row>
        <table:table-row table:style-name="ro1">
          <table:table-cell office:value-type="float" office:value="43.588" calcext:value-type="float">
            <text:p>43,588</text:p>
          </table:table-cell>
          <table:table-cell office:value-type="float" office:value="2.433235" calcext:value-type="float">
            <text:p>2,433235</text:p>
          </table:table-cell>
          <table:table-cell/>
          <table:table-cell office:value-type="float" office:value="78.346" calcext:value-type="float">
            <text:p>78,346</text:p>
          </table:table-cell>
          <table:table-cell office:value-type="float" office:value="34.745336" calcext:value-type="float">
            <text:p>34,745336</text:p>
          </table:table-cell>
          <table:table-cell/>
          <table:table-cell office:value-type="float" office:value="475.915" calcext:value-type="float">
            <text:p>475,915</text:p>
          </table:table-cell>
          <table:table-cell office:value-type="float" office:value="432.856798" calcext:value-type="float">
            <text:p>432,856798</text:p>
          </table:table-cell>
          <table:table-cell table:number-columns-repeated="7"/>
        </table:table-row>
        <table:table-row table:style-name="ro1">
          <table:table-cell office:value-type="float" office:value="47.88" calcext:value-type="float">
            <text:p>47,88</text:p>
          </table:table-cell>
          <table:table-cell office:value-type="float" office:value="2.433081" calcext:value-type="float">
            <text:p>2,433081</text:p>
          </table:table-cell>
          <table:table-cell/>
          <table:table-cell office:value-type="float" office:value="82.462" calcext:value-type="float">
            <text:p>82,462</text:p>
          </table:table-cell>
          <table:table-cell office:value-type="float" office:value="34.738022" calcext:value-type="float">
            <text:p>34,738022</text:p>
          </table:table-cell>
          <table:table-cell/>
          <table:table-cell office:value-type="float" office:value="474.641" calcext:value-type="float">
            <text:p>474,641</text:p>
          </table:table-cell>
          <table:table-cell office:value-type="float" office:value="432.786756" calcext:value-type="float">
            <text:p>432,786756</text:p>
          </table:table-cell>
          <table:table-cell table:number-columns-repeated="7"/>
        </table:table-row>
        <table:table-row table:style-name="ro1">
          <table:table-cell office:value-type="float" office:value="48.668" calcext:value-type="float">
            <text:p>48,668</text:p>
          </table:table-cell>
          <table:table-cell office:value-type="float" office:value="2.427544" calcext:value-type="float">
            <text:p>2,427544</text:p>
          </table:table-cell>
          <table:table-cell/>
          <table:table-cell office:value-type="float" office:value="79.543" calcext:value-type="float">
            <text:p>79,543</text:p>
          </table:table-cell>
          <table:table-cell office:value-type="float" office:value="34.703406" calcext:value-type="float">
            <text:p>34,703406</text:p>
          </table:table-cell>
          <table:table-cell/>
          <table:table-cell office:value-type="float" office:value="474.654" calcext:value-type="float">
            <text:p>474,654</text:p>
          </table:table-cell>
          <table:table-cell office:value-type="float" office:value="432.776981" calcext:value-type="float">
            <text:p>432,776981</text:p>
          </table:table-cell>
          <table:table-cell table:number-columns-repeated="7"/>
        </table:table-row>
        <table:table-row table:style-name="ro1">
          <table:table-cell office:value-type="float" office:value="50.02" calcext:value-type="float">
            <text:p>50,02</text:p>
          </table:table-cell>
          <table:table-cell office:value-type="float" office:value="2.425553" calcext:value-type="float">
            <text:p>2,425553</text:p>
          </table:table-cell>
          <table:table-cell/>
          <table:table-cell office:value-type="float" office:value="79.58" calcext:value-type="float">
            <text:p>79,58</text:p>
          </table:table-cell>
          <table:table-cell office:value-type="float" office:value="34.681252" calcext:value-type="float">
            <text:p>34,681252</text:p>
          </table:table-cell>
          <table:table-cell/>
          <table:table-cell office:value-type="float" office:value="478.789" calcext:value-type="float">
            <text:p>478,789</text:p>
          </table:table-cell>
          <table:table-cell office:value-type="float" office:value="432.731728" calcext:value-type="float">
            <text:p>432,731728</text:p>
          </table:table-cell>
          <table:table-cell table:number-columns-repeated="7"/>
        </table:table-row>
        <table:table-row table:style-name="ro1">
          <table:table-cell office:value-type="float" office:value="42.811" calcext:value-type="float">
            <text:p>42,811</text:p>
          </table:table-cell>
          <table:table-cell office:value-type="float" office:value="2.423499" calcext:value-type="float">
            <text:p>2,423499</text:p>
          </table:table-cell>
          <table:table-cell/>
          <table:table-cell office:value-type="float" office:value="80.264" calcext:value-type="float">
            <text:p>80,264</text:p>
          </table:table-cell>
          <table:table-cell office:value-type="float" office:value="34.668141" calcext:value-type="float">
            <text:p>34,668141</text:p>
          </table:table-cell>
          <table:table-cell/>
          <table:table-cell office:value-type="float" office:value="474.575" calcext:value-type="float">
            <text:p>474,575</text:p>
          </table:table-cell>
          <table:table-cell office:value-type="float" office:value="432.675236" calcext:value-type="float">
            <text:p>432,675236</text:p>
          </table:table-cell>
          <table:table-cell table:number-columns-repeated="7"/>
        </table:table-row>
        <table:table-row table:style-name="ro1">
          <table:table-cell office:value-type="float" office:value="47.941" calcext:value-type="float">
            <text:p>47,941</text:p>
          </table:table-cell>
          <table:table-cell office:value-type="float" office:value="2.42293" calcext:value-type="float">
            <text:p>2,42293</text:p>
          </table:table-cell>
          <table:table-cell/>
          <table:table-cell office:value-type="float" office:value="85.296" calcext:value-type="float">
            <text:p>85,296</text:p>
          </table:table-cell>
          <table:table-cell office:value-type="float" office:value="34.621563" calcext:value-type="float">
            <text:p>34,621563</text:p>
          </table:table-cell>
          <table:table-cell/>
          <table:table-cell office:value-type="float" office:value="473.54" calcext:value-type="float">
            <text:p>473,54</text:p>
          </table:table-cell>
          <table:table-cell office:value-type="float" office:value="432.646344" calcext:value-type="float">
            <text:p>432,646344</text:p>
          </table:table-cell>
          <table:table-cell table:number-columns-repeated="7"/>
        </table:table-row>
        <table:table-row table:style-name="ro1">
          <table:table-cell office:value-type="float" office:value="43.712" calcext:value-type="float">
            <text:p>43,712</text:p>
          </table:table-cell>
          <table:table-cell office:value-type="float" office:value="2.421359" calcext:value-type="float">
            <text:p>2,421359</text:p>
          </table:table-cell>
          <table:table-cell/>
          <table:table-cell office:value-type="float" office:value="78.606" calcext:value-type="float">
            <text:p>78,606</text:p>
          </table:table-cell>
          <table:table-cell office:value-type="float" office:value="34.616856" calcext:value-type="float">
            <text:p>34,616856</text:p>
          </table:table-cell>
          <table:table-cell/>
          <table:table-cell office:value-type="float" office:value="473.559" calcext:value-type="float">
            <text:p>473,559</text:p>
          </table:table-cell>
          <table:table-cell office:value-type="float" office:value="432.10816" calcext:value-type="float">
            <text:p>432,10816</text:p>
          </table:table-cell>
          <table:table-cell table:number-columns-repeated="7"/>
        </table:table-row>
        <table:table-row table:style-name="ro1">
          <table:table-cell office:value-type="float" office:value="48.139" calcext:value-type="float">
            <text:p>48,139</text:p>
          </table:table-cell>
          <table:table-cell office:value-type="float" office:value="2.420478" calcext:value-type="float">
            <text:p>2,420478</text:p>
          </table:table-cell>
          <table:table-cell/>
          <table:table-cell office:value-type="float" office:value="80.511" calcext:value-type="float">
            <text:p>80,511</text:p>
          </table:table-cell>
          <table:table-cell office:value-type="float" office:value="34.581196" calcext:value-type="float">
            <text:p>34,581196</text:p>
          </table:table-cell>
          <table:table-cell/>
          <table:table-cell office:value-type="float" office:value="478.761" calcext:value-type="float">
            <text:p>478,761</text:p>
          </table:table-cell>
          <table:table-cell office:value-type="float" office:value="431.893854" calcext:value-type="float">
            <text:p>431,893854</text:p>
          </table:table-cell>
          <table:table-cell table:number-columns-repeated="7"/>
        </table:table-row>
        <table:table-row table:style-name="ro1">
          <table:table-cell office:value-type="float" office:value="46.894" calcext:value-type="float">
            <text:p>46,894</text:p>
          </table:table-cell>
          <table:table-cell office:value-type="float" office:value="2.41977" calcext:value-type="float">
            <text:p>2,41977</text:p>
          </table:table-cell>
          <table:table-cell/>
          <table:table-cell office:value-type="float" office:value="81.359" calcext:value-type="float">
            <text:p>81,359</text:p>
          </table:table-cell>
          <table:table-cell office:value-type="float" office:value="34.567304" calcext:value-type="float">
            <text:p>34,567304</text:p>
          </table:table-cell>
          <table:table-cell/>
          <table:table-cell office:value-type="float" office:value="473.475" calcext:value-type="float">
            <text:p>473,475</text:p>
          </table:table-cell>
          <table:table-cell office:value-type="float" office:value="431.814725" calcext:value-type="float">
            <text:p>431,814725</text:p>
          </table:table-cell>
          <table:table-cell table:number-columns-repeated="7"/>
        </table:table-row>
        <table:table-row table:style-name="ro1">
          <table:table-cell office:value-type="float" office:value="46.347" calcext:value-type="float">
            <text:p>46,347</text:p>
          </table:table-cell>
          <table:table-cell office:value-type="float" office:value="2.419021" calcext:value-type="float">
            <text:p>2,419021</text:p>
          </table:table-cell>
          <table:table-cell/>
          <table:table-cell office:value-type="float" office:value="79.486" calcext:value-type="float">
            <text:p>79,486</text:p>
          </table:table-cell>
          <table:table-cell office:value-type="float" office:value="34.552663" calcext:value-type="float">
            <text:p>34,552663</text:p>
          </table:table-cell>
          <table:table-cell/>
          <table:table-cell office:value-type="float" office:value="478.107" calcext:value-type="float">
            <text:p>478,107</text:p>
          </table:table-cell>
          <table:table-cell office:value-type="float" office:value="431.71949" calcext:value-type="float">
            <text:p>431,71949</text:p>
          </table:table-cell>
          <table:table-cell table:number-columns-repeated="7"/>
        </table:table-row>
        <table:table-row table:style-name="ro1">
          <table:table-cell office:value-type="float" office:value="51.625" calcext:value-type="float">
            <text:p>51,625</text:p>
          </table:table-cell>
          <table:table-cell office:value-type="float" office:value="2.416556" calcext:value-type="float">
            <text:p>2,416556</text:p>
          </table:table-cell>
          <table:table-cell/>
          <table:table-cell office:value-type="float" office:value="86.137" calcext:value-type="float">
            <text:p>86,137</text:p>
          </table:table-cell>
          <table:table-cell office:value-type="float" office:value="34.503111" calcext:value-type="float">
            <text:p>34,503111</text:p>
          </table:table-cell>
          <table:table-cell/>
          <table:table-cell office:value-type="float" office:value="473.062" calcext:value-type="float">
            <text:p>473,062</text:p>
          </table:table-cell>
          <table:table-cell office:value-type="float" office:value="431.69771" calcext:value-type="float">
            <text:p>431,69771</text:p>
          </table:table-cell>
          <table:table-cell table:number-columns-repeated="7"/>
        </table:table-row>
        <table:table-row table:style-name="ro1">
          <table:table-cell office:value-type="float" office:value="44.412" calcext:value-type="float">
            <text:p>44,412</text:p>
          </table:table-cell>
          <table:table-cell office:value-type="float" office:value="2.414656" calcext:value-type="float">
            <text:p>2,414656</text:p>
          </table:table-cell>
          <table:table-cell/>
          <table:table-cell office:value-type="float" office:value="87.25" calcext:value-type="float">
            <text:p>87,25</text:p>
          </table:table-cell>
          <table:table-cell office:value-type="float" office:value="34.499938" calcext:value-type="float">
            <text:p>34,499938</text:p>
          </table:table-cell>
          <table:table-cell/>
          <table:table-cell office:value-type="float" office:value="473.466" calcext:value-type="float">
            <text:p>473,466</text:p>
          </table:table-cell>
          <table:table-cell office:value-type="float" office:value="431.523888" calcext:value-type="float">
            <text:p>431,523888</text:p>
          </table:table-cell>
          <table:table-cell table:number-columns-repeated="7"/>
        </table:table-row>
        <table:table-row table:style-name="ro1">
          <table:table-cell office:value-type="float" office:value="42.501" calcext:value-type="float">
            <text:p>42,501</text:p>
          </table:table-cell>
          <table:table-cell office:value-type="float" office:value="2.414628" calcext:value-type="float">
            <text:p>2,414628</text:p>
          </table:table-cell>
          <table:table-cell/>
          <table:table-cell office:value-type="float" office:value="134.65" calcext:value-type="float">
            <text:p>134,65</text:p>
          </table:table-cell>
          <table:table-cell office:value-type="float" office:value="34.488677" calcext:value-type="float">
            <text:p>34,488677</text:p>
          </table:table-cell>
          <table:table-cell/>
          <table:table-cell office:value-type="float" office:value="520.438" calcext:value-type="float">
            <text:p>520,438</text:p>
          </table:table-cell>
          <table:table-cell office:value-type="float" office:value="431.238831" calcext:value-type="float">
            <text:p>431,238831</text:p>
          </table:table-cell>
          <table:table-cell table:number-columns-repeated="7"/>
        </table:table-row>
        <table:table-row table:style-name="ro1">
          <table:table-cell office:value-type="float" office:value="51.909" calcext:value-type="float">
            <text:p>51,909</text:p>
          </table:table-cell>
          <table:table-cell office:value-type="float" office:value="2.412909" calcext:value-type="float">
            <text:p>2,412909</text:p>
          </table:table-cell>
          <table:table-cell/>
          <table:table-cell office:value-type="float" office:value="85.152" calcext:value-type="float">
            <text:p>85,152</text:p>
          </table:table-cell>
          <table:table-cell office:value-type="float" office:value="34.482071" calcext:value-type="float">
            <text:p>34,482071</text:p>
          </table:table-cell>
          <table:table-cell/>
          <table:table-cell office:value-type="float" office:value="471.822" calcext:value-type="float">
            <text:p>471,822</text:p>
          </table:table-cell>
          <table:table-cell office:value-type="float" office:value="430.757247" calcext:value-type="float">
            <text:p>430,757247</text:p>
          </table:table-cell>
          <table:table-cell table:number-columns-repeated="7"/>
        </table:table-row>
        <table:table-row table:style-name="ro1">
          <table:table-cell office:value-type="float" office:value="45.645" calcext:value-type="float">
            <text:p>45,645</text:p>
          </table:table-cell>
          <table:table-cell office:value-type="float" office:value="2.412044" calcext:value-type="float">
            <text:p>2,412044</text:p>
          </table:table-cell>
          <table:table-cell/>
          <table:table-cell office:value-type="float" office:value="79.296" calcext:value-type="float">
            <text:p>79,296</text:p>
          </table:table-cell>
          <table:table-cell office:value-type="float" office:value="34.46228" calcext:value-type="float">
            <text:p>34,46228</text:p>
          </table:table-cell>
          <table:table-cell/>
          <table:table-cell office:value-type="float" office:value="469.936" calcext:value-type="float">
            <text:p>469,936</text:p>
          </table:table-cell>
          <table:table-cell office:value-type="float" office:value="430.634321" calcext:value-type="float">
            <text:p>430,634321</text:p>
          </table:table-cell>
          <table:table-cell table:number-columns-repeated="7"/>
        </table:table-row>
        <table:table-row table:style-name="ro1">
          <table:table-cell office:value-type="float" office:value="44.891" calcext:value-type="float">
            <text:p>44,891</text:p>
          </table:table-cell>
          <table:table-cell office:value-type="float" office:value="2.410595" calcext:value-type="float">
            <text:p>2,410595</text:p>
          </table:table-cell>
          <table:table-cell/>
          <table:table-cell office:value-type="float" office:value="80.533" calcext:value-type="float">
            <text:p>80,533</text:p>
          </table:table-cell>
          <table:table-cell office:value-type="float" office:value="34.459414" calcext:value-type="float">
            <text:p>34,459414</text:p>
          </table:table-cell>
          <table:table-cell/>
          <table:table-cell office:value-type="float" office:value="474.484" calcext:value-type="float">
            <text:p>474,484</text:p>
          </table:table-cell>
          <table:table-cell office:value-type="float" office:value="430.533022" calcext:value-type="float">
            <text:p>430,533022</text:p>
          </table:table-cell>
          <table:table-cell table:number-columns-repeated="7"/>
        </table:table-row>
        <table:table-row table:style-name="ro1">
          <table:table-cell office:value-type="float" office:value="46.951" calcext:value-type="float">
            <text:p>46,951</text:p>
          </table:table-cell>
          <table:table-cell office:value-type="float" office:value="2.406666" calcext:value-type="float">
            <text:p>2,406666</text:p>
          </table:table-cell>
          <table:table-cell/>
          <table:table-cell office:value-type="float" office:value="87.007" calcext:value-type="float">
            <text:p>87,007</text:p>
          </table:table-cell>
          <table:table-cell office:value-type="float" office:value="34.428224" calcext:value-type="float">
            <text:p>34,428224</text:p>
          </table:table-cell>
          <table:table-cell/>
          <table:table-cell office:value-type="float" office:value="470.342" calcext:value-type="float">
            <text:p>470,342</text:p>
          </table:table-cell>
          <table:table-cell office:value-type="float" office:value="430.458654" calcext:value-type="float">
            <text:p>430,458654</text:p>
          </table:table-cell>
          <table:table-cell table:number-columns-repeated="7"/>
        </table:table-row>
        <table:table-row table:style-name="ro1">
          <table:table-cell office:value-type="float" office:value="56.827" calcext:value-type="float">
            <text:p>56,827</text:p>
          </table:table-cell>
          <table:table-cell office:value-type="float" office:value="2.406293" calcext:value-type="float">
            <text:p>2,406293</text:p>
          </table:table-cell>
          <table:table-cell/>
          <table:table-cell office:value-type="float" office:value="83.996" calcext:value-type="float">
            <text:p>83,996</text:p>
          </table:table-cell>
          <table:table-cell office:value-type="float" office:value="34.357541" calcext:value-type="float">
            <text:p>34,357541</text:p>
          </table:table-cell>
          <table:table-cell/>
          <table:table-cell office:value-type="float" office:value="474.24" calcext:value-type="float">
            <text:p>474,24</text:p>
          </table:table-cell>
          <table:table-cell office:value-type="float" office:value="430.281919" calcext:value-type="float">
            <text:p>430,281919</text:p>
          </table:table-cell>
          <table:table-cell table:number-columns-repeated="7"/>
        </table:table-row>
        <table:table-row table:style-name="ro1">
          <table:table-cell office:value-type="float" office:value="50.97" calcext:value-type="float">
            <text:p>50,97</text:p>
          </table:table-cell>
          <table:table-cell office:value-type="float" office:value="2.405427" calcext:value-type="float">
            <text:p>2,405427</text:p>
          </table:table-cell>
          <table:table-cell/>
          <table:table-cell office:value-type="float" office:value="81.513" calcext:value-type="float">
            <text:p>81,513</text:p>
          </table:table-cell>
          <table:table-cell office:value-type="float" office:value="34.334574" calcext:value-type="float">
            <text:p>34,334574</text:p>
          </table:table-cell>
          <table:table-cell/>
          <table:table-cell office:value-type="float" office:value="472.761" calcext:value-type="float">
            <text:p>472,761</text:p>
          </table:table-cell>
          <table:table-cell office:value-type="float" office:value="429.675598" calcext:value-type="float">
            <text:p>429,675598</text:p>
          </table:table-cell>
          <table:table-cell table:number-columns-repeated="7"/>
        </table:table-row>
        <table:table-row table:style-name="ro1">
          <table:table-cell office:value-type="float" office:value="53.557" calcext:value-type="float">
            <text:p>53,557</text:p>
          </table:table-cell>
          <table:table-cell office:value-type="float" office:value="2.401411" calcext:value-type="float">
            <text:p>2,401411</text:p>
          </table:table-cell>
          <table:table-cell/>
          <table:table-cell office:value-type="float" office:value="79.853" calcext:value-type="float">
            <text:p>79,853</text:p>
          </table:table-cell>
          <table:table-cell office:value-type="float" office:value="34.313604" calcext:value-type="float">
            <text:p>34,313604</text:p>
          </table:table-cell>
          <table:table-cell/>
          <table:table-cell office:value-type="float" office:value="474.894" calcext:value-type="float">
            <text:p>474,894</text:p>
          </table:table-cell>
          <table:table-cell office:value-type="float" office:value="429.655142" calcext:value-type="float">
            <text:p>429,655142</text:p>
          </table:table-cell>
          <table:table-cell table:number-columns-repeated="7"/>
        </table:table-row>
        <table:table-row table:style-name="ro1">
          <table:table-cell office:value-type="float" office:value="45.988" calcext:value-type="float">
            <text:p>45,988</text:p>
          </table:table-cell>
          <table:table-cell office:value-type="float" office:value="2.39659" calcext:value-type="float">
            <text:p>2,39659</text:p>
          </table:table-cell>
          <table:table-cell/>
          <table:table-cell office:value-type="float" office:value="82.36" calcext:value-type="float">
            <text:p>82,36</text:p>
          </table:table-cell>
          <table:table-cell office:value-type="float" office:value="34.245322" calcext:value-type="float">
            <text:p>34,245322</text:p>
          </table:table-cell>
          <table:table-cell/>
          <table:table-cell office:value-type="float" office:value="472.957" calcext:value-type="float">
            <text:p>472,957</text:p>
          </table:table-cell>
          <table:table-cell office:value-type="float" office:value="429.390773" calcext:value-type="float">
            <text:p>429,390773</text:p>
          </table:table-cell>
          <table:table-cell table:number-columns-repeated="7"/>
        </table:table-row>
        <table:table-row table:style-name="ro1">
          <table:table-cell office:value-type="float" office:value="45.938" calcext:value-type="float">
            <text:p>45,938</text:p>
          </table:table-cell>
          <table:table-cell office:value-type="float" office:value="2.394185" calcext:value-type="float">
            <text:p>2,394185</text:p>
          </table:table-cell>
          <table:table-cell/>
          <table:table-cell office:value-type="float" office:value="82.287" calcext:value-type="float">
            <text:p>82,287</text:p>
          </table:table-cell>
          <table:table-cell office:value-type="float" office:value="34.159676" calcext:value-type="float">
            <text:p>34,159676</text:p>
          </table:table-cell>
          <table:table-cell/>
          <table:table-cell office:value-type="float" office:value="468.572" calcext:value-type="float">
            <text:p>468,572</text:p>
          </table:table-cell>
          <table:table-cell office:value-type="float" office:value="429.281271" calcext:value-type="float">
            <text:p>429,281271</text:p>
          </table:table-cell>
          <table:table-cell table:number-columns-repeated="7"/>
        </table:table-row>
        <table:table-row table:style-name="ro1">
          <table:table-cell office:value-type="float" office:value="49.263" calcext:value-type="float">
            <text:p>49,263</text:p>
          </table:table-cell>
          <table:table-cell office:value-type="float" office:value="2.39381" calcext:value-type="float">
            <text:p>2,39381</text:p>
          </table:table-cell>
          <table:table-cell/>
          <table:table-cell office:value-type="float" office:value="83.93" calcext:value-type="float">
            <text:p>83,93</text:p>
          </table:table-cell>
          <table:table-cell office:value-type="float" office:value="33.997228" calcext:value-type="float">
            <text:p>33,997228</text:p>
          </table:table-cell>
          <table:table-cell/>
          <table:table-cell office:value-type="float" office:value="469.938" calcext:value-type="float">
            <text:p>469,938</text:p>
          </table:table-cell>
          <table:table-cell office:value-type="float" office:value="429.193425" calcext:value-type="float">
            <text:p>429,193425</text:p>
          </table:table-cell>
          <table:table-cell table:number-columns-repeated="7"/>
        </table:table-row>
        <table:table-row table:style-name="ro1">
          <table:table-cell office:value-type="float" office:value="42.957" calcext:value-type="float">
            <text:p>42,957</text:p>
          </table:table-cell>
          <table:table-cell office:value-type="float" office:value="2.393497" calcext:value-type="float">
            <text:p>2,393497</text:p>
          </table:table-cell>
          <table:table-cell/>
          <table:table-cell office:value-type="float" office:value="77.61" calcext:value-type="float">
            <text:p>77,61</text:p>
          </table:table-cell>
          <table:table-cell office:value-type="float" office:value="32.979438" calcext:value-type="float">
            <text:p>32,979438</text:p>
          </table:table-cell>
          <table:table-cell/>
          <table:table-cell office:value-type="float" office:value="470.874" calcext:value-type="float">
            <text:p>470,874</text:p>
          </table:table-cell>
          <table:table-cell office:value-type="float" office:value="429.188121" calcext:value-type="float">
            <text:p>429,188121</text:p>
          </table:table-cell>
          <table:table-cell table:number-columns-repeated="7"/>
        </table:table-row>
        <table:table-row table:style-name="ro1">
          <table:table-cell office:value-type="float" office:value="43.897" calcext:value-type="float">
            <text:p>43,897</text:p>
          </table:table-cell>
          <table:table-cell office:value-type="float" office:value="2.392539" calcext:value-type="float">
            <text:p>2,392539</text:p>
          </table:table-cell>
          <table:table-cell/>
          <table:table-cell office:value-type="float" office:value="81.506" calcext:value-type="float">
            <text:p>81,506</text:p>
          </table:table-cell>
          <table:table-cell office:value-type="float" office:value="32.781623" calcext:value-type="float">
            <text:p>32,781623</text:p>
          </table:table-cell>
          <table:table-cell/>
          <table:table-cell office:value-type="float" office:value="469.408" calcext:value-type="float">
            <text:p>469,408</text:p>
          </table:table-cell>
          <table:table-cell office:value-type="float" office:value="428.91507" calcext:value-type="float">
            <text:p>428,91507</text:p>
          </table:table-cell>
          <table:table-cell table:number-columns-repeated="7"/>
        </table:table-row>
        <table:table-row table:style-name="ro1">
          <table:table-cell office:value-type="float" office:value="43.164" calcext:value-type="float">
            <text:p>43,164</text:p>
          </table:table-cell>
          <table:table-cell office:value-type="float" office:value="2.391841" calcext:value-type="float">
            <text:p>2,391841</text:p>
          </table:table-cell>
          <table:table-cell/>
          <table:table-cell office:value-type="float" office:value="78.818" calcext:value-type="float">
            <text:p>78,818</text:p>
          </table:table-cell>
          <table:table-cell office:value-type="float" office:value="32.439441" calcext:value-type="float">
            <text:p>32,439441</text:p>
          </table:table-cell>
          <table:table-cell/>
          <table:table-cell office:value-type="float" office:value="474.64" calcext:value-type="float">
            <text:p>474,64</text:p>
          </table:table-cell>
          <table:table-cell office:value-type="float" office:value="428.647722" calcext:value-type="float">
            <text:p>428,647722</text:p>
          </table:table-cell>
          <table:table-cell table:number-columns-repeated="7"/>
        </table:table-row>
        <table:table-row table:style-name="ro1">
          <table:table-cell office:value-type="float" office:value="47.991" calcext:value-type="float">
            <text:p>47,991</text:p>
          </table:table-cell>
          <table:table-cell office:value-type="float" office:value="2.390131" calcext:value-type="float">
            <text:p>2,390131</text:p>
          </table:table-cell>
          <table:table-cell/>
          <table:table-cell office:value-type="float" office:value="80.696" calcext:value-type="float">
            <text:p>80,696</text:p>
          </table:table-cell>
          <table:table-cell office:value-type="float" office:value="32.098548" calcext:value-type="float">
            <text:p>32,098548</text:p>
          </table:table-cell>
          <table:table-cell/>
          <table:table-cell office:value-type="float" office:value="520.005" calcext:value-type="float">
            <text:p>520,005</text:p>
          </table:table-cell>
          <table:table-cell office:value-type="float" office:value="428.596329" calcext:value-type="float">
            <text:p>428,596329</text:p>
          </table:table-cell>
          <table:table-cell table:number-columns-repeated="7"/>
        </table:table-row>
        <table:table-row table:style-name="ro1">
          <table:table-cell office:value-type="float" office:value="48.674" calcext:value-type="float">
            <text:p>48,674</text:p>
          </table:table-cell>
          <table:table-cell office:value-type="float" office:value="2.387549" calcext:value-type="float">
            <text:p>2,387549</text:p>
          </table:table-cell>
          <table:table-cell/>
          <table:table-cell office:value-type="float" office:value="79.08" calcext:value-type="float">
            <text:p>79,08</text:p>
          </table:table-cell>
          <table:table-cell office:value-type="float" office:value="31.919641" calcext:value-type="float">
            <text:p>31,919641</text:p>
          </table:table-cell>
          <table:table-cell/>
          <table:table-cell office:value-type="float" office:value="515.576" calcext:value-type="float">
            <text:p>515,576</text:p>
          </table:table-cell>
          <table:table-cell office:value-type="float" office:value="428.58923" calcext:value-type="float">
            <text:p>428,58923</text:p>
          </table:table-cell>
          <table:table-cell table:number-columns-repeated="7"/>
        </table:table-row>
        <table:table-row table:style-name="ro1">
          <table:table-cell office:value-type="float" office:value="42.568" calcext:value-type="float">
            <text:p>42,568</text:p>
          </table:table-cell>
          <table:table-cell office:value-type="float" office:value="2.386605" calcext:value-type="float">
            <text:p>2,386605</text:p>
          </table:table-cell>
          <table:table-cell/>
          <table:table-cell office:value-type="float" office:value="77.118" calcext:value-type="float">
            <text:p>77,118</text:p>
          </table:table-cell>
          <table:table-cell office:value-type="float" office:value="31.794355" calcext:value-type="float">
            <text:p>31,794355</text:p>
          </table:table-cell>
          <table:table-cell/>
          <table:table-cell office:value-type="float" office:value="468.417" calcext:value-type="float">
            <text:p>468,417</text:p>
          </table:table-cell>
          <table:table-cell office:value-type="float" office:value="428.494629" calcext:value-type="float">
            <text:p>428,494629</text:p>
          </table:table-cell>
          <table:table-cell table:number-columns-repeated="7"/>
        </table:table-row>
        <table:table-row table:style-name="ro1">
          <table:table-cell office:value-type="float" office:value="47.151" calcext:value-type="float">
            <text:p>47,151</text:p>
          </table:table-cell>
          <table:table-cell office:value-type="float" office:value="2.385909" calcext:value-type="float">
            <text:p>2,385909</text:p>
          </table:table-cell>
          <table:table-cell/>
          <table:table-cell office:value-type="float" office:value="77.356" calcext:value-type="float">
            <text:p>77,356</text:p>
          </table:table-cell>
          <table:table-cell office:value-type="float" office:value="31.776968" calcext:value-type="float">
            <text:p>31,776968</text:p>
          </table:table-cell>
          <table:table-cell/>
          <table:table-cell office:value-type="float" office:value="519.596" calcext:value-type="float">
            <text:p>519,596</text:p>
          </table:table-cell>
          <table:table-cell office:value-type="float" office:value="428.464256" calcext:value-type="float">
            <text:p>428,464256</text:p>
          </table:table-cell>
          <table:table-cell table:number-columns-repeated="7"/>
        </table:table-row>
        <table:table-row table:style-name="ro1">
          <table:table-cell office:value-type="float" office:value="45.861" calcext:value-type="float">
            <text:p>45,861</text:p>
          </table:table-cell>
          <table:table-cell office:value-type="float" office:value="2.385258" calcext:value-type="float">
            <text:p>2,385258</text:p>
          </table:table-cell>
          <table:table-cell/>
          <table:table-cell office:value-type="float" office:value="79.398" calcext:value-type="float">
            <text:p>79,398</text:p>
          </table:table-cell>
          <table:table-cell office:value-type="float" office:value="31.756372" calcext:value-type="float">
            <text:p>31,756372</text:p>
          </table:table-cell>
          <table:table-cell/>
          <table:table-cell office:value-type="float" office:value="471.266" calcext:value-type="float">
            <text:p>471,266</text:p>
          </table:table-cell>
          <table:table-cell office:value-type="float" office:value="428.310466" calcext:value-type="float">
            <text:p>428,310466</text:p>
          </table:table-cell>
          <table:table-cell table:number-columns-repeated="7"/>
        </table:table-row>
        <table:table-row table:style-name="ro1">
          <table:table-cell office:value-type="float" office:value="43.721" calcext:value-type="float">
            <text:p>43,721</text:p>
          </table:table-cell>
          <table:table-cell office:value-type="float" office:value="2.38467" calcext:value-type="float">
            <text:p>2,38467</text:p>
          </table:table-cell>
          <table:table-cell/>
          <table:table-cell office:value-type="float" office:value="76.475" calcext:value-type="float">
            <text:p>76,475</text:p>
          </table:table-cell>
          <table:table-cell office:value-type="float" office:value="31.705944" calcext:value-type="float">
            <text:p>31,705944</text:p>
          </table:table-cell>
          <table:table-cell/>
          <table:table-cell office:value-type="float" office:value="470.91" calcext:value-type="float">
            <text:p>470,91</text:p>
          </table:table-cell>
          <table:table-cell office:value-type="float" office:value="428.167937" calcext:value-type="float">
            <text:p>428,167937</text:p>
          </table:table-cell>
          <table:table-cell table:number-columns-repeated="7"/>
        </table:table-row>
        <table:table-row table:style-name="ro1">
          <table:table-cell office:value-type="float" office:value="51.221" calcext:value-type="float">
            <text:p>51,221</text:p>
          </table:table-cell>
          <table:table-cell office:value-type="float" office:value="2.384246" calcext:value-type="float">
            <text:p>2,384246</text:p>
          </table:table-cell>
          <table:table-cell/>
          <table:table-cell office:value-type="float" office:value="78.345" calcext:value-type="float">
            <text:p>78,345</text:p>
          </table:table-cell>
          <table:table-cell office:value-type="float" office:value="31.614714" calcext:value-type="float">
            <text:p>31,614714</text:p>
          </table:table-cell>
          <table:table-cell/>
          <table:table-cell office:value-type="float" office:value="469.327" calcext:value-type="float">
            <text:p>469,327</text:p>
          </table:table-cell>
          <table:table-cell office:value-type="float" office:value="428.012959" calcext:value-type="float">
            <text:p>428,012959</text:p>
          </table:table-cell>
          <table:table-cell table:number-columns-repeated="7"/>
        </table:table-row>
        <table:table-row table:style-name="ro1">
          <table:table-cell office:value-type="float" office:value="45.513" calcext:value-type="float">
            <text:p>45,513</text:p>
          </table:table-cell>
          <table:table-cell office:value-type="float" office:value="2.379486" calcext:value-type="float">
            <text:p>2,379486</text:p>
          </table:table-cell>
          <table:table-cell/>
          <table:table-cell office:value-type="float" office:value="76.953" calcext:value-type="float">
            <text:p>76,953</text:p>
          </table:table-cell>
          <table:table-cell office:value-type="float" office:value="31.575387" calcext:value-type="float">
            <text:p>31,575387</text:p>
          </table:table-cell>
          <table:table-cell/>
          <table:table-cell office:value-type="float" office:value="468.919" calcext:value-type="float">
            <text:p>468,919</text:p>
          </table:table-cell>
          <table:table-cell office:value-type="float" office:value="427.940693" calcext:value-type="float">
            <text:p>427,940693</text:p>
          </table:table-cell>
          <table:table-cell table:number-columns-repeated="7"/>
        </table:table-row>
        <table:table-row table:style-name="ro1">
          <table:table-cell office:value-type="float" office:value="43.372" calcext:value-type="float">
            <text:p>43,372</text:p>
          </table:table-cell>
          <table:table-cell office:value-type="float" office:value="2.378429" calcext:value-type="float">
            <text:p>2,378429</text:p>
          </table:table-cell>
          <table:table-cell/>
          <table:table-cell office:value-type="float" office:value="75.936" calcext:value-type="float">
            <text:p>75,936</text:p>
          </table:table-cell>
          <table:table-cell office:value-type="float" office:value="31.565688" calcext:value-type="float">
            <text:p>31,565688</text:p>
          </table:table-cell>
          <table:table-cell/>
          <table:table-cell office:value-type="float" office:value="469.853" calcext:value-type="float">
            <text:p>469,853</text:p>
          </table:table-cell>
          <table:table-cell office:value-type="float" office:value="427.830193" calcext:value-type="float">
            <text:p>427,830193</text:p>
          </table:table-cell>
          <table:table-cell table:number-columns-repeated="7"/>
        </table:table-row>
        <table:table-row table:style-name="ro1">
          <table:table-cell office:value-type="float" office:value="45.463" calcext:value-type="float">
            <text:p>45,463</text:p>
          </table:table-cell>
          <table:table-cell office:value-type="float" office:value="2.376601" calcext:value-type="float">
            <text:p>2,376601</text:p>
          </table:table-cell>
          <table:table-cell/>
          <table:table-cell office:value-type="float" office:value="78.534" calcext:value-type="float">
            <text:p>78,534</text:p>
          </table:table-cell>
          <table:table-cell office:value-type="float" office:value="31.386156" calcext:value-type="float">
            <text:p>31,386156</text:p>
          </table:table-cell>
          <table:table-cell/>
          <table:table-cell office:value-type="float" office:value="467.859" calcext:value-type="float">
            <text:p>467,859</text:p>
          </table:table-cell>
          <table:table-cell office:value-type="float" office:value="427.76621" calcext:value-type="float">
            <text:p>427,76621</text:p>
          </table:table-cell>
          <table:table-cell table:number-columns-repeated="7"/>
        </table:table-row>
        <table:table-row table:style-name="ro1">
          <table:table-cell office:value-type="float" office:value="44.44" calcext:value-type="float">
            <text:p>44,44</text:p>
          </table:table-cell>
          <table:table-cell office:value-type="float" office:value="2.371401" calcext:value-type="float">
            <text:p>2,371401</text:p>
          </table:table-cell>
          <table:table-cell/>
          <table:table-cell office:value-type="float" office:value="77.491" calcext:value-type="float">
            <text:p>77,491</text:p>
          </table:table-cell>
          <table:table-cell office:value-type="float" office:value="31.372723" calcext:value-type="float">
            <text:p>31,372723</text:p>
          </table:table-cell>
          <table:table-cell/>
          <table:table-cell office:value-type="float" office:value="469.211" calcext:value-type="float">
            <text:p>469,211</text:p>
          </table:table-cell>
          <table:table-cell office:value-type="float" office:value="427.751342" calcext:value-type="float">
            <text:p>427,751342</text:p>
          </table:table-cell>
          <table:table-cell table:number-columns-repeated="7"/>
        </table:table-row>
        <table:table-row table:style-name="ro1">
          <table:table-cell office:value-type="float" office:value="42.595" calcext:value-type="float">
            <text:p>42,595</text:p>
          </table:table-cell>
          <table:table-cell office:value-type="float" office:value="2.371023" calcext:value-type="float">
            <text:p>2,371023</text:p>
          </table:table-cell>
          <table:table-cell/>
          <table:table-cell office:value-type="float" office:value="78.9" calcext:value-type="float">
            <text:p>78,9</text:p>
          </table:table-cell>
          <table:table-cell office:value-type="float" office:value="31.368248" calcext:value-type="float">
            <text:p>31,368248</text:p>
          </table:table-cell>
          <table:table-cell/>
          <table:table-cell office:value-type="float" office:value="468.984" calcext:value-type="float">
            <text:p>468,984</text:p>
          </table:table-cell>
          <table:table-cell office:value-type="float" office:value="427.676949" calcext:value-type="float">
            <text:p>427,676949</text:p>
          </table:table-cell>
          <table:table-cell table:number-columns-repeated="7"/>
        </table:table-row>
        <table:table-row table:style-name="ro1">
          <table:table-cell office:value-type="float" office:value="45.012" calcext:value-type="float">
            <text:p>45,012</text:p>
          </table:table-cell>
          <table:table-cell office:value-type="float" office:value="2.369765" calcext:value-type="float">
            <text:p>2,369765</text:p>
          </table:table-cell>
          <table:table-cell/>
          <table:table-cell office:value-type="float" office:value="82.875" calcext:value-type="float">
            <text:p>82,875</text:p>
          </table:table-cell>
          <table:table-cell office:value-type="float" office:value="31.327662" calcext:value-type="float">
            <text:p>31,327662</text:p>
          </table:table-cell>
          <table:table-cell/>
          <table:table-cell office:value-type="float" office:value="469.859" calcext:value-type="float">
            <text:p>469,859</text:p>
          </table:table-cell>
          <table:table-cell office:value-type="float" office:value="427.651516" calcext:value-type="float">
            <text:p>427,651516</text:p>
          </table:table-cell>
          <table:table-cell table:number-columns-repeated="7"/>
        </table:table-row>
        <table:table-row table:style-name="ro1">
          <table:table-cell office:value-type="float" office:value="41.271" calcext:value-type="float">
            <text:p>41,271</text:p>
          </table:table-cell>
          <table:table-cell office:value-type="float" office:value="2.368244" calcext:value-type="float">
            <text:p>2,368244</text:p>
          </table:table-cell>
          <table:table-cell/>
          <table:table-cell office:value-type="float" office:value="79.19" calcext:value-type="float">
            <text:p>79,19</text:p>
          </table:table-cell>
          <table:table-cell office:value-type="float" office:value="31.326941" calcext:value-type="float">
            <text:p>31,326941</text:p>
          </table:table-cell>
          <table:table-cell/>
          <table:table-cell office:value-type="float" office:value="526.742" calcext:value-type="float">
            <text:p>526,742</text:p>
          </table:table-cell>
          <table:table-cell office:value-type="float" office:value="427.473294" calcext:value-type="float">
            <text:p>427,473294</text:p>
          </table:table-cell>
          <table:table-cell table:number-columns-repeated="7"/>
        </table:table-row>
        <table:table-row table:style-name="ro1">
          <table:table-cell office:value-type="float" office:value="43.15" calcext:value-type="float">
            <text:p>43,15</text:p>
          </table:table-cell>
          <table:table-cell office:value-type="float" office:value="2.367632" calcext:value-type="float">
            <text:p>2,367632</text:p>
          </table:table-cell>
          <table:table-cell/>
          <table:table-cell office:value-type="float" office:value="76.95" calcext:value-type="float">
            <text:p>76,95</text:p>
          </table:table-cell>
          <table:table-cell office:value-type="float" office:value="31.194061" calcext:value-type="float">
            <text:p>31,194061</text:p>
          </table:table-cell>
          <table:table-cell/>
          <table:table-cell office:value-type="float" office:value="469.825" calcext:value-type="float">
            <text:p>469,825</text:p>
          </table:table-cell>
          <table:table-cell office:value-type="float" office:value="427.272927" calcext:value-type="float">
            <text:p>427,272927</text:p>
          </table:table-cell>
          <table:table-cell table:number-columns-repeated="7"/>
        </table:table-row>
        <table:table-row table:style-name="ro1">
          <table:table-cell office:value-type="float" office:value="52.452" calcext:value-type="float">
            <text:p>52,452</text:p>
          </table:table-cell>
          <table:table-cell office:value-type="float" office:value="2.366384" calcext:value-type="float">
            <text:p>2,366384</text:p>
          </table:table-cell>
          <table:table-cell/>
          <table:table-cell office:value-type="float" office:value="77.42" calcext:value-type="float">
            <text:p>77,42</text:p>
          </table:table-cell>
          <table:table-cell office:value-type="float" office:value="31.141833" calcext:value-type="float">
            <text:p>31,141833</text:p>
          </table:table-cell>
          <table:table-cell/>
          <table:table-cell office:value-type="float" office:value="478.773" calcext:value-type="float">
            <text:p>478,773</text:p>
          </table:table-cell>
          <table:table-cell office:value-type="float" office:value="426.950002" calcext:value-type="float">
            <text:p>426,950002</text:p>
          </table:table-cell>
          <table:table-cell table:number-columns-repeated="7"/>
        </table:table-row>
        <table:table-row table:style-name="ro1">
          <table:table-cell office:value-type="float" office:value="48.947" calcext:value-type="float">
            <text:p>48,947</text:p>
          </table:table-cell>
          <table:table-cell office:value-type="float" office:value="2.364588" calcext:value-type="float">
            <text:p>2,364588</text:p>
          </table:table-cell>
          <table:table-cell/>
          <table:table-cell office:value-type="float" office:value="87.847" calcext:value-type="float">
            <text:p>87,847</text:p>
          </table:table-cell>
          <table:table-cell office:value-type="float" office:value="31.099878" calcext:value-type="float">
            <text:p>31,099878</text:p>
          </table:table-cell>
          <table:table-cell/>
          <table:table-cell office:value-type="float" office:value="469.056" calcext:value-type="float">
            <text:p>469,056</text:p>
          </table:table-cell>
          <table:table-cell office:value-type="float" office:value="426.929808" calcext:value-type="float">
            <text:p>426,929808</text:p>
          </table:table-cell>
          <table:table-cell table:number-columns-repeated="7"/>
        </table:table-row>
        <table:table-row table:style-name="ro1">
          <table:table-cell office:value-type="float" office:value="45.859" calcext:value-type="float">
            <text:p>45,859</text:p>
          </table:table-cell>
          <table:table-cell office:value-type="float" office:value="2.363719" calcext:value-type="float">
            <text:p>2,363719</text:p>
          </table:table-cell>
          <table:table-cell/>
          <table:table-cell office:value-type="float" office:value="80.324" calcext:value-type="float">
            <text:p>80,324</text:p>
          </table:table-cell>
          <table:table-cell office:value-type="float" office:value="31.063317" calcext:value-type="float">
            <text:p>31,063317</text:p>
          </table:table-cell>
          <table:table-cell/>
          <table:table-cell office:value-type="float" office:value="467.095" calcext:value-type="float">
            <text:p>467,095</text:p>
          </table:table-cell>
          <table:table-cell office:value-type="float" office:value="426.36928" calcext:value-type="float">
            <text:p>426,36928</text:p>
          </table:table-cell>
          <table:table-cell table:number-columns-repeated="7"/>
        </table:table-row>
        <table:table-row table:style-name="ro1">
          <table:table-cell office:value-type="float" office:value="51.312" calcext:value-type="float">
            <text:p>51,312</text:p>
          </table:table-cell>
          <table:table-cell office:value-type="float" office:value="2.358462" calcext:value-type="float">
            <text:p>2,358462</text:p>
          </table:table-cell>
          <table:table-cell/>
          <table:table-cell office:value-type="float" office:value="79.426" calcext:value-type="float">
            <text:p>79,426</text:p>
          </table:table-cell>
          <table:table-cell office:value-type="float" office:value="31.00232" calcext:value-type="float">
            <text:p>31,00232</text:p>
          </table:table-cell>
          <table:table-cell/>
          <table:table-cell office:value-type="float" office:value="467.656" calcext:value-type="float">
            <text:p>467,656</text:p>
          </table:table-cell>
          <table:table-cell office:value-type="float" office:value="426.242122" calcext:value-type="float">
            <text:p>426,242122</text:p>
          </table:table-cell>
          <table:table-cell table:number-columns-repeated="7"/>
        </table:table-row>
        <table:table-row table:style-name="ro1">
          <table:table-cell office:value-type="float" office:value="43.122" calcext:value-type="float">
            <text:p>43,122</text:p>
          </table:table-cell>
          <table:table-cell office:value-type="float" office:value="2.357076" calcext:value-type="float">
            <text:p>2,357076</text:p>
          </table:table-cell>
          <table:table-cell/>
          <table:table-cell office:value-type="float" office:value="77.948" calcext:value-type="float">
            <text:p>77,948</text:p>
          </table:table-cell>
          <table:table-cell office:value-type="float" office:value="31.001453" calcext:value-type="float">
            <text:p>31,001453</text:p>
          </table:table-cell>
          <table:table-cell/>
          <table:table-cell office:value-type="float" office:value="474.042" calcext:value-type="float">
            <text:p>474,042</text:p>
          </table:table-cell>
          <table:table-cell office:value-type="float" office:value="426.187641" calcext:value-type="float">
            <text:p>426,187641</text:p>
          </table:table-cell>
          <table:table-cell table:number-columns-repeated="7"/>
        </table:table-row>
        <table:table-row table:style-name="ro1">
          <table:table-cell office:value-type="float" office:value="44.71" calcext:value-type="float">
            <text:p>44,71</text:p>
          </table:table-cell>
          <table:table-cell office:value-type="float" office:value="2.356166" calcext:value-type="float">
            <text:p>2,356166</text:p>
          </table:table-cell>
          <table:table-cell/>
          <table:table-cell office:value-type="float" office:value="83.308" calcext:value-type="float">
            <text:p>83,308</text:p>
          </table:table-cell>
          <table:table-cell office:value-type="float" office:value="30.938261" calcext:value-type="float">
            <text:p>30,938261</text:p>
          </table:table-cell>
          <table:table-cell/>
          <table:table-cell office:value-type="float" office:value="467.048" calcext:value-type="float">
            <text:p>467,048</text:p>
          </table:table-cell>
          <table:table-cell office:value-type="float" office:value="425.139682" calcext:value-type="float">
            <text:p>425,139682</text:p>
          </table:table-cell>
          <table:table-cell table:number-columns-repeated="7"/>
        </table:table-row>
        <table:table-row table:style-name="ro1">
          <table:table-cell office:value-type="float" office:value="43.177" calcext:value-type="float">
            <text:p>43,177</text:p>
          </table:table-cell>
          <table:table-cell office:value-type="float" office:value="2.354252" calcext:value-type="float">
            <text:p>2,354252</text:p>
          </table:table-cell>
          <table:table-cell/>
          <table:table-cell office:value-type="float" office:value="75.605" calcext:value-type="float">
            <text:p>75,605</text:p>
          </table:table-cell>
          <table:table-cell office:value-type="float" office:value="30.904673" calcext:value-type="float">
            <text:p>30,904673</text:p>
          </table:table-cell>
          <table:table-cell/>
          <table:table-cell office:value-type="float" office:value="467.753" calcext:value-type="float">
            <text:p>467,753</text:p>
          </table:table-cell>
          <table:table-cell office:value-type="float" office:value="424.924869" calcext:value-type="float">
            <text:p>424,924869</text:p>
          </table:table-cell>
          <table:table-cell table:number-columns-repeated="7"/>
        </table:table-row>
        <table:table-row table:style-name="ro1">
          <table:table-cell office:value-type="float" office:value="43.871" calcext:value-type="float">
            <text:p>43,871</text:p>
          </table:table-cell>
          <table:table-cell office:value-type="float" office:value="2.353477" calcext:value-type="float">
            <text:p>2,353477</text:p>
          </table:table-cell>
          <table:table-cell/>
          <table:table-cell office:value-type="float" office:value="77.523" calcext:value-type="float">
            <text:p>77,523</text:p>
          </table:table-cell>
          <table:table-cell office:value-type="float" office:value="30.87307" calcext:value-type="float">
            <text:p>30,87307</text:p>
          </table:table-cell>
          <table:table-cell/>
          <table:table-cell office:value-type="float" office:value="463.823" calcext:value-type="float">
            <text:p>463,823</text:p>
          </table:table-cell>
          <table:table-cell office:value-type="float" office:value="424.895052" calcext:value-type="float">
            <text:p>424,895052</text:p>
          </table:table-cell>
          <table:table-cell table:number-columns-repeated="7"/>
        </table:table-row>
        <table:table-row table:style-name="ro1">
          <table:table-cell office:value-type="float" office:value="42.482" calcext:value-type="float">
            <text:p>42,482</text:p>
          </table:table-cell>
          <table:table-cell office:value-type="float" office:value="2.351277" calcext:value-type="float">
            <text:p>2,351277</text:p>
          </table:table-cell>
          <table:table-cell/>
          <table:table-cell office:value-type="float" office:value="73.56" calcext:value-type="float">
            <text:p>73,56</text:p>
          </table:table-cell>
          <table:table-cell office:value-type="float" office:value="30.810991" calcext:value-type="float">
            <text:p>30,810991</text:p>
          </table:table-cell>
          <table:table-cell/>
          <table:table-cell office:value-type="float" office:value="465.761" calcext:value-type="float">
            <text:p>465,761</text:p>
          </table:table-cell>
          <table:table-cell office:value-type="float" office:value="424.671792" calcext:value-type="float">
            <text:p>424,671792</text:p>
          </table:table-cell>
          <table:table-cell table:number-columns-repeated="7"/>
        </table:table-row>
        <table:table-row table:style-name="ro1">
          <table:table-cell office:value-type="float" office:value="47.968" calcext:value-type="float">
            <text:p>47,968</text:p>
          </table:table-cell>
          <table:table-cell office:value-type="float" office:value="2.35033" calcext:value-type="float">
            <text:p>2,35033</text:p>
          </table:table-cell>
          <table:table-cell/>
          <table:table-cell office:value-type="float" office:value="80.659" calcext:value-type="float">
            <text:p>80,659</text:p>
          </table:table-cell>
          <table:table-cell office:value-type="float" office:value="30.795351" calcext:value-type="float">
            <text:p>30,795351</text:p>
          </table:table-cell>
          <table:table-cell/>
          <table:table-cell office:value-type="float" office:value="471.801" calcext:value-type="float">
            <text:p>471,801</text:p>
          </table:table-cell>
          <table:table-cell office:value-type="float" office:value="424.623143" calcext:value-type="float">
            <text:p>424,623143</text:p>
          </table:table-cell>
          <table:table-cell table:number-columns-repeated="7"/>
        </table:table-row>
        <table:table-row table:style-name="ro1">
          <table:table-cell office:value-type="float" office:value="48.986" calcext:value-type="float">
            <text:p>48,986</text:p>
          </table:table-cell>
          <table:table-cell office:value-type="float" office:value="2.348402" calcext:value-type="float">
            <text:p>2,348402</text:p>
          </table:table-cell>
          <table:table-cell/>
          <table:table-cell office:value-type="float" office:value="75.011" calcext:value-type="float">
            <text:p>75,011</text:p>
          </table:table-cell>
          <table:table-cell office:value-type="float" office:value="30.789853" calcext:value-type="float">
            <text:p>30,789853</text:p>
          </table:table-cell>
          <table:table-cell/>
          <table:table-cell office:value-type="float" office:value="463.798" calcext:value-type="float">
            <text:p>463,798</text:p>
          </table:table-cell>
          <table:table-cell office:value-type="float" office:value="424.505893" calcext:value-type="float">
            <text:p>424,505893</text:p>
          </table:table-cell>
          <table:table-cell table:number-columns-repeated="7"/>
        </table:table-row>
        <table:table-row table:style-name="ro1">
          <table:table-cell office:value-type="float" office:value="56.025" calcext:value-type="float">
            <text:p>56,025</text:p>
          </table:table-cell>
          <table:table-cell office:value-type="float" office:value="2.345568" calcext:value-type="float">
            <text:p>2,345568</text:p>
          </table:table-cell>
          <table:table-cell/>
          <table:table-cell office:value-type="float" office:value="80.48" calcext:value-type="float">
            <text:p>80,48</text:p>
          </table:table-cell>
          <table:table-cell office:value-type="float" office:value="30.761633" calcext:value-type="float">
            <text:p>30,761633</text:p>
          </table:table-cell>
          <table:table-cell/>
          <table:table-cell office:value-type="float" office:value="480.221" calcext:value-type="float">
            <text:p>480,221</text:p>
          </table:table-cell>
          <table:table-cell office:value-type="float" office:value="424.504573" calcext:value-type="float">
            <text:p>424,504573</text:p>
          </table:table-cell>
          <table:table-cell table:number-columns-repeated="7"/>
        </table:table-row>
        <table:table-row table:style-name="ro1">
          <table:table-cell office:value-type="float" office:value="43.361" calcext:value-type="float">
            <text:p>43,361</text:p>
          </table:table-cell>
          <table:table-cell office:value-type="float" office:value="2.344533" calcext:value-type="float">
            <text:p>2,344533</text:p>
          </table:table-cell>
          <table:table-cell/>
          <table:table-cell office:value-type="float" office:value="78.363" calcext:value-type="float">
            <text:p>78,363</text:p>
          </table:table-cell>
          <table:table-cell office:value-type="float" office:value="30.76033" calcext:value-type="float">
            <text:p>30,76033</text:p>
          </table:table-cell>
          <table:table-cell/>
          <table:table-cell office:value-type="float" office:value="464.502" calcext:value-type="float">
            <text:p>464,502</text:p>
          </table:table-cell>
          <table:table-cell office:value-type="float" office:value="424.329437" calcext:value-type="float">
            <text:p>424,329437</text:p>
          </table:table-cell>
          <table:table-cell table:number-columns-repeated="7"/>
        </table:table-row>
        <table:table-row table:style-name="ro1">
          <table:table-cell office:value-type="float" office:value="49.412" calcext:value-type="float">
            <text:p>49,412</text:p>
          </table:table-cell>
          <table:table-cell office:value-type="float" office:value="2.343294" calcext:value-type="float">
            <text:p>2,343294</text:p>
          </table:table-cell>
          <table:table-cell/>
          <table:table-cell office:value-type="float" office:value="82.293" calcext:value-type="float">
            <text:p>82,293</text:p>
          </table:table-cell>
          <table:table-cell office:value-type="float" office:value="30.748626" calcext:value-type="float">
            <text:p>30,748626</text:p>
          </table:table-cell>
          <table:table-cell/>
          <table:table-cell office:value-type="float" office:value="463.376" calcext:value-type="float">
            <text:p>463,376</text:p>
          </table:table-cell>
          <table:table-cell office:value-type="float" office:value="424.288982" calcext:value-type="float">
            <text:p>424,288982</text:p>
          </table:table-cell>
          <table:table-cell table:number-columns-repeated="7"/>
        </table:table-row>
        <table:table-row table:style-name="ro1">
          <table:table-cell office:value-type="float" office:value="60.917" calcext:value-type="float">
            <text:p>60,917</text:p>
          </table:table-cell>
          <table:table-cell office:value-type="float" office:value="2.342081" calcext:value-type="float">
            <text:p>2,342081</text:p>
          </table:table-cell>
          <table:table-cell/>
          <table:table-cell office:value-type="float" office:value="80.221" calcext:value-type="float">
            <text:p>80,221</text:p>
          </table:table-cell>
          <table:table-cell office:value-type="float" office:value="30.744765" calcext:value-type="float">
            <text:p>30,744765</text:p>
          </table:table-cell>
          <table:table-cell/>
          <table:table-cell office:value-type="float" office:value="472.75" calcext:value-type="float">
            <text:p>472,75</text:p>
          </table:table-cell>
          <table:table-cell office:value-type="float" office:value="424.271559" calcext:value-type="float">
            <text:p>424,271559</text:p>
          </table:table-cell>
          <table:table-cell table:number-columns-repeated="7"/>
        </table:table-row>
        <table:table-row table:style-name="ro1">
          <table:table-cell office:value-type="float" office:value="42.251" calcext:value-type="float">
            <text:p>42,251</text:p>
          </table:table-cell>
          <table:table-cell office:value-type="float" office:value="2.341259" calcext:value-type="float">
            <text:p>2,341259</text:p>
          </table:table-cell>
          <table:table-cell/>
          <table:table-cell office:value-type="float" office:value="79.119" calcext:value-type="float">
            <text:p>79,119</text:p>
          </table:table-cell>
          <table:table-cell office:value-type="float" office:value="30.741952" calcext:value-type="float">
            <text:p>30,741952</text:p>
          </table:table-cell>
          <table:table-cell/>
          <table:table-cell office:value-type="float" office:value="478.021" calcext:value-type="float">
            <text:p>478,021</text:p>
          </table:table-cell>
          <table:table-cell office:value-type="float" office:value="424.268694" calcext:value-type="float">
            <text:p>424,268694</text:p>
          </table:table-cell>
          <table:table-cell table:number-columns-repeated="7"/>
        </table:table-row>
        <table:table-row table:style-name="ro1">
          <table:table-cell office:value-type="float" office:value="42.484" calcext:value-type="float">
            <text:p>42,484</text:p>
          </table:table-cell>
          <table:table-cell office:value-type="float" office:value="2.33997" calcext:value-type="float">
            <text:p>2,33997</text:p>
          </table:table-cell>
          <table:table-cell/>
          <table:table-cell office:value-type="float" office:value="76.451" calcext:value-type="float">
            <text:p>76,451</text:p>
          </table:table-cell>
          <table:table-cell office:value-type="float" office:value="30.711414" calcext:value-type="float">
            <text:p>30,711414</text:p>
          </table:table-cell>
          <table:table-cell/>
          <table:table-cell office:value-type="float" office:value="467.254" calcext:value-type="float">
            <text:p>467,254</text:p>
          </table:table-cell>
          <table:table-cell office:value-type="float" office:value="423.958817" calcext:value-type="float">
            <text:p>423,958817</text:p>
          </table:table-cell>
          <table:table-cell table:number-columns-repeated="7"/>
        </table:table-row>
        <table:table-row table:style-name="ro1">
          <table:table-cell office:value-type="float" office:value="42.362" calcext:value-type="float">
            <text:p>42,362</text:p>
          </table:table-cell>
          <table:table-cell office:value-type="float" office:value="2.337693" calcext:value-type="float">
            <text:p>2,337693</text:p>
          </table:table-cell>
          <table:table-cell/>
          <table:table-cell office:value-type="float" office:value="75.647" calcext:value-type="float">
            <text:p>75,647</text:p>
          </table:table-cell>
          <table:table-cell office:value-type="float" office:value="30.711039" calcext:value-type="float">
            <text:p>30,711039</text:p>
          </table:table-cell>
          <table:table-cell/>
          <table:table-cell office:value-type="float" office:value="461.417" calcext:value-type="float">
            <text:p>461,417</text:p>
          </table:table-cell>
          <table:table-cell office:value-type="float" office:value="423.824294" calcext:value-type="float">
            <text:p>423,824294</text:p>
          </table:table-cell>
          <table:table-cell table:number-columns-repeated="7"/>
        </table:table-row>
        <table:table-row table:style-name="ro1">
          <table:table-cell office:value-type="float" office:value="46.334" calcext:value-type="float">
            <text:p>46,334</text:p>
          </table:table-cell>
          <table:table-cell office:value-type="float" office:value="2.336204" calcext:value-type="float">
            <text:p>2,336204</text:p>
          </table:table-cell>
          <table:table-cell/>
          <table:table-cell office:value-type="float" office:value="81.48" calcext:value-type="float">
            <text:p>81,48</text:p>
          </table:table-cell>
          <table:table-cell office:value-type="float" office:value="30.710614" calcext:value-type="float">
            <text:p>30,710614</text:p>
          </table:table-cell>
          <table:table-cell/>
          <table:table-cell office:value-type="float" office:value="466.1" calcext:value-type="float">
            <text:p>466,1</text:p>
          </table:table-cell>
          <table:table-cell office:value-type="float" office:value="423.808084" calcext:value-type="float">
            <text:p>423,808084</text:p>
          </table:table-cell>
          <table:table-cell table:number-columns-repeated="7"/>
        </table:table-row>
        <table:table-row table:style-name="ro1">
          <table:table-cell office:value-type="float" office:value="47.333" calcext:value-type="float">
            <text:p>47,333</text:p>
          </table:table-cell>
          <table:table-cell office:value-type="float" office:value="2.333527" calcext:value-type="float">
            <text:p>2,333527</text:p>
          </table:table-cell>
          <table:table-cell/>
          <table:table-cell office:value-type="float" office:value="79.976" calcext:value-type="float">
            <text:p>79,976</text:p>
          </table:table-cell>
          <table:table-cell office:value-type="float" office:value="30.706516" calcext:value-type="float">
            <text:p>30,706516</text:p>
          </table:table-cell>
          <table:table-cell/>
          <table:table-cell office:value-type="float" office:value="465.708" calcext:value-type="float">
            <text:p>465,708</text:p>
          </table:table-cell>
          <table:table-cell office:value-type="float" office:value="423.645283" calcext:value-type="float">
            <text:p>423,645283</text:p>
          </table:table-cell>
          <table:table-cell table:number-columns-repeated="7"/>
        </table:table-row>
        <table:table-row table:style-name="ro1">
          <table:table-cell office:value-type="float" office:value="57.814" calcext:value-type="float">
            <text:p>57,814</text:p>
          </table:table-cell>
          <table:table-cell office:value-type="float" office:value="2.332639" calcext:value-type="float">
            <text:p>2,332639</text:p>
          </table:table-cell>
          <table:table-cell/>
          <table:table-cell office:value-type="float" office:value="78.216" calcext:value-type="float">
            <text:p>78,216</text:p>
          </table:table-cell>
          <table:table-cell office:value-type="float" office:value="30.689327" calcext:value-type="float">
            <text:p>30,689327</text:p>
          </table:table-cell>
          <table:table-cell/>
          <table:table-cell office:value-type="float" office:value="464.519" calcext:value-type="float">
            <text:p>464,519</text:p>
          </table:table-cell>
          <table:table-cell office:value-type="float" office:value="423.532048" calcext:value-type="float">
            <text:p>423,532048</text:p>
          </table:table-cell>
          <table:table-cell table:number-columns-repeated="7"/>
        </table:table-row>
        <table:table-row table:style-name="ro1">
          <table:table-cell office:value-type="float" office:value="50.376" calcext:value-type="float">
            <text:p>50,376</text:p>
          </table:table-cell>
          <table:table-cell office:value-type="float" office:value="2.332367" calcext:value-type="float">
            <text:p>2,332367</text:p>
          </table:table-cell>
          <table:table-cell/>
          <table:table-cell office:value-type="float" office:value="79.754" calcext:value-type="float">
            <text:p>79,754</text:p>
          </table:table-cell>
          <table:table-cell office:value-type="float" office:value="30.672976" calcext:value-type="float">
            <text:p>30,672976</text:p>
          </table:table-cell>
          <table:table-cell/>
          <table:table-cell office:value-type="float" office:value="693.823" calcext:value-type="float">
            <text:p>693,823</text:p>
          </table:table-cell>
          <table:table-cell office:value-type="float" office:value="423.299624" calcext:value-type="float">
            <text:p>423,299624</text:p>
          </table:table-cell>
          <table:table-cell table:number-columns-repeated="7"/>
        </table:table-row>
        <table:table-row table:style-name="ro1">
          <table:table-cell office:value-type="float" office:value="44.285" calcext:value-type="float">
            <text:p>44,285</text:p>
          </table:table-cell>
          <table:table-cell office:value-type="float" office:value="2.323294" calcext:value-type="float">
            <text:p>2,323294</text:p>
          </table:table-cell>
          <table:table-cell/>
          <table:table-cell office:value-type="float" office:value="81.635" calcext:value-type="float">
            <text:p>81,635</text:p>
          </table:table-cell>
          <table:table-cell office:value-type="float" office:value="30.644384" calcext:value-type="float">
            <text:p>30,644384</text:p>
          </table:table-cell>
          <table:table-cell/>
          <table:table-cell office:value-type="float" office:value="468.566" calcext:value-type="float">
            <text:p>468,566</text:p>
          </table:table-cell>
          <table:table-cell office:value-type="float" office:value="423.157734" calcext:value-type="float">
            <text:p>423,157734</text:p>
          </table:table-cell>
          <table:table-cell table:number-columns-repeated="7"/>
        </table:table-row>
        <table:table-row table:style-name="ro1">
          <table:table-cell office:value-type="float" office:value="45.896" calcext:value-type="float">
            <text:p>45,896</text:p>
          </table:table-cell>
          <table:table-cell office:value-type="float" office:value="2.322727" calcext:value-type="float">
            <text:p>2,322727</text:p>
          </table:table-cell>
          <table:table-cell/>
          <table:table-cell office:value-type="float" office:value="80.675" calcext:value-type="float">
            <text:p>80,675</text:p>
          </table:table-cell>
          <table:table-cell office:value-type="float" office:value="30.642008" calcext:value-type="float">
            <text:p>30,642008</text:p>
          </table:table-cell>
          <table:table-cell/>
          <table:table-cell office:value-type="float" office:value="464.933" calcext:value-type="float">
            <text:p>464,933</text:p>
          </table:table-cell>
          <table:table-cell office:value-type="float" office:value="423.055101" calcext:value-type="float">
            <text:p>423,055101</text:p>
          </table:table-cell>
          <table:table-cell table:number-columns-repeated="7"/>
        </table:table-row>
        <table:table-row table:style-name="ro1">
          <table:table-cell office:value-type="float" office:value="45.237" calcext:value-type="float">
            <text:p>45,237</text:p>
          </table:table-cell>
          <table:table-cell office:value-type="float" office:value="2.319468" calcext:value-type="float">
            <text:p>2,319468</text:p>
          </table:table-cell>
          <table:table-cell/>
          <table:table-cell office:value-type="float" office:value="80.828" calcext:value-type="float">
            <text:p>80,828</text:p>
          </table:table-cell>
          <table:table-cell office:value-type="float" office:value="30.628759" calcext:value-type="float">
            <text:p>30,628759</text:p>
          </table:table-cell>
          <table:table-cell/>
          <table:table-cell office:value-type="float" office:value="464.393" calcext:value-type="float">
            <text:p>464,393</text:p>
          </table:table-cell>
          <table:table-cell office:value-type="float" office:value="423.04577" calcext:value-type="float">
            <text:p>423,04577</text:p>
          </table:table-cell>
          <table:table-cell table:number-columns-repeated="7"/>
        </table:table-row>
        <table:table-row table:style-name="ro1">
          <table:table-cell office:value-type="float" office:value="47.162" calcext:value-type="float">
            <text:p>47,162</text:p>
          </table:table-cell>
          <table:table-cell office:value-type="float" office:value="2.316801" calcext:value-type="float">
            <text:p>2,316801</text:p>
          </table:table-cell>
          <table:table-cell/>
          <table:table-cell office:value-type="float" office:value="76.215" calcext:value-type="float">
            <text:p>76,215</text:p>
          </table:table-cell>
          <table:table-cell office:value-type="float" office:value="30.624503" calcext:value-type="float">
            <text:p>30,624503</text:p>
          </table:table-cell>
          <table:table-cell/>
          <table:table-cell office:value-type="float" office:value="465.449" calcext:value-type="float">
            <text:p>465,449</text:p>
          </table:table-cell>
          <table:table-cell office:value-type="float" office:value="422.778071" calcext:value-type="float">
            <text:p>422,778071</text:p>
          </table:table-cell>
          <table:table-cell table:number-columns-repeated="7"/>
        </table:table-row>
        <table:table-row table:style-name="ro1">
          <table:table-cell office:value-type="float" office:value="43.527" calcext:value-type="float">
            <text:p>43,527</text:p>
          </table:table-cell>
          <table:table-cell office:value-type="float" office:value="2.316118" calcext:value-type="float">
            <text:p>2,316118</text:p>
          </table:table-cell>
          <table:table-cell/>
          <table:table-cell office:value-type="float" office:value="79.978" calcext:value-type="float">
            <text:p>79,978</text:p>
          </table:table-cell>
          <table:table-cell office:value-type="float" office:value="30.618146" calcext:value-type="float">
            <text:p>30,618146</text:p>
          </table:table-cell>
          <table:table-cell/>
          <table:table-cell office:value-type="float" office:value="463.665" calcext:value-type="float">
            <text:p>463,665</text:p>
          </table:table-cell>
          <table:table-cell office:value-type="float" office:value="422.356135" calcext:value-type="float">
            <text:p>422,356135</text:p>
          </table:table-cell>
          <table:table-cell table:number-columns-repeated="7"/>
        </table:table-row>
        <table:table-row table:style-name="ro1">
          <table:table-cell office:value-type="float" office:value="48.7" calcext:value-type="float">
            <text:p>48,7</text:p>
          </table:table-cell>
          <table:table-cell office:value-type="float" office:value="2.315549" calcext:value-type="float">
            <text:p>2,315549</text:p>
          </table:table-cell>
          <table:table-cell/>
          <table:table-cell office:value-type="float" office:value="77.7" calcext:value-type="float">
            <text:p>77,7</text:p>
          </table:table-cell>
          <table:table-cell office:value-type="float" office:value="30.615384" calcext:value-type="float">
            <text:p>30,615384</text:p>
          </table:table-cell>
          <table:table-cell/>
          <table:table-cell office:value-type="float" office:value="466.077" calcext:value-type="float">
            <text:p>466,077</text:p>
          </table:table-cell>
          <table:table-cell office:value-type="float" office:value="422.352215" calcext:value-type="float">
            <text:p>422,352215</text:p>
          </table:table-cell>
          <table:table-cell table:number-columns-repeated="7"/>
        </table:table-row>
        <table:table-row table:style-name="ro1">
          <table:table-cell office:value-type="float" office:value="47.423" calcext:value-type="float">
            <text:p>47,423</text:p>
          </table:table-cell>
          <table:table-cell office:value-type="float" office:value="2.313641" calcext:value-type="float">
            <text:p>2,313641</text:p>
          </table:table-cell>
          <table:table-cell/>
          <table:table-cell office:value-type="float" office:value="75.449" calcext:value-type="float">
            <text:p>75,449</text:p>
          </table:table-cell>
          <table:table-cell office:value-type="float" office:value="30.614204" calcext:value-type="float">
            <text:p>30,614204</text:p>
          </table:table-cell>
          <table:table-cell/>
          <table:table-cell office:value-type="float" office:value="463.964" calcext:value-type="float">
            <text:p>463,964</text:p>
          </table:table-cell>
          <table:table-cell office:value-type="float" office:value="422.293057" calcext:value-type="float">
            <text:p>422,293057</text:p>
          </table:table-cell>
          <table:table-cell table:number-columns-repeated="7"/>
        </table:table-row>
        <table:table-row table:style-name="ro1">
          <table:table-cell office:value-type="float" office:value="44.893" calcext:value-type="float">
            <text:p>44,893</text:p>
          </table:table-cell>
          <table:table-cell office:value-type="float" office:value="2.313288" calcext:value-type="float">
            <text:p>2,313288</text:p>
          </table:table-cell>
          <table:table-cell/>
          <table:table-cell office:value-type="float" office:value="77.634" calcext:value-type="float">
            <text:p>77,634</text:p>
          </table:table-cell>
          <table:table-cell office:value-type="float" office:value="30.586991" calcext:value-type="float">
            <text:p>30,586991</text:p>
          </table:table-cell>
          <table:table-cell/>
          <table:table-cell office:value-type="float" office:value="463.957" calcext:value-type="float">
            <text:p>463,957</text:p>
          </table:table-cell>
          <table:table-cell office:value-type="float" office:value="421.327104" calcext:value-type="float">
            <text:p>421,327104</text:p>
          </table:table-cell>
          <table:table-cell table:number-columns-repeated="7"/>
        </table:table-row>
        <table:table-row table:style-name="ro1">
          <table:table-cell office:value-type="float" office:value="42.464" calcext:value-type="float">
            <text:p>42,464</text:p>
          </table:table-cell>
          <table:table-cell office:value-type="float" office:value="2.311958" calcext:value-type="float">
            <text:p>2,311958</text:p>
          </table:table-cell>
          <table:table-cell/>
          <table:table-cell office:value-type="float" office:value="80.135" calcext:value-type="float">
            <text:p>80,135</text:p>
          </table:table-cell>
          <table:table-cell office:value-type="float" office:value="30.578521" calcext:value-type="float">
            <text:p>30,578521</text:p>
          </table:table-cell>
          <table:table-cell/>
          <table:table-cell office:value-type="float" office:value="462.16" calcext:value-type="float">
            <text:p>462,16</text:p>
          </table:table-cell>
          <table:table-cell office:value-type="float" office:value="421.13574" calcext:value-type="float">
            <text:p>421,13574</text:p>
          </table:table-cell>
          <table:table-cell table:number-columns-repeated="7"/>
        </table:table-row>
        <table:table-row table:style-name="ro1">
          <table:table-cell office:value-type="float" office:value="45.998" calcext:value-type="float">
            <text:p>45,998</text:p>
          </table:table-cell>
          <table:table-cell office:value-type="float" office:value="2.309979" calcext:value-type="float">
            <text:p>2,309979</text:p>
          </table:table-cell>
          <table:table-cell/>
          <table:table-cell office:value-type="float" office:value="78.417" calcext:value-type="float">
            <text:p>78,417</text:p>
          </table:table-cell>
          <table:table-cell office:value-type="float" office:value="30.555128" calcext:value-type="float">
            <text:p>30,555128</text:p>
          </table:table-cell>
          <table:table-cell/>
          <table:table-cell office:value-type="float" office:value="463.296" calcext:value-type="float">
            <text:p>463,296</text:p>
          </table:table-cell>
          <table:table-cell office:value-type="float" office:value="420.948336" calcext:value-type="float">
            <text:p>420,948336</text:p>
          </table:table-cell>
          <table:table-cell table:number-columns-repeated="7"/>
        </table:table-row>
        <table:table-row table:style-name="ro1">
          <table:table-cell office:value-type="float" office:value="41.438" calcext:value-type="float">
            <text:p>41,438</text:p>
          </table:table-cell>
          <table:table-cell office:value-type="float" office:value="2.306614" calcext:value-type="float">
            <text:p>2,306614</text:p>
          </table:table-cell>
          <table:table-cell/>
          <table:table-cell office:value-type="float" office:value="77.078" calcext:value-type="float">
            <text:p>77,078</text:p>
          </table:table-cell>
          <table:table-cell office:value-type="float" office:value="30.545704" calcext:value-type="float">
            <text:p>30,545704</text:p>
          </table:table-cell>
          <table:table-cell/>
          <table:table-cell office:value-type="float" office:value="463.74" calcext:value-type="float">
            <text:p>463,74</text:p>
          </table:table-cell>
          <table:table-cell office:value-type="float" office:value="420.704976" calcext:value-type="float">
            <text:p>420,704976</text:p>
          </table:table-cell>
          <table:table-cell table:number-columns-repeated="7"/>
        </table:table-row>
        <table:table-row table:style-name="ro1">
          <table:table-cell office:value-type="float" office:value="44.687" calcext:value-type="float">
            <text:p>44,687</text:p>
          </table:table-cell>
          <table:table-cell office:value-type="float" office:value="2.304739" calcext:value-type="float">
            <text:p>2,304739</text:p>
          </table:table-cell>
          <table:table-cell/>
          <table:table-cell office:value-type="float" office:value="78.694" calcext:value-type="float">
            <text:p>78,694</text:p>
          </table:table-cell>
          <table:table-cell office:value-type="float" office:value="30.521541" calcext:value-type="float">
            <text:p>30,521541</text:p>
          </table:table-cell>
          <table:table-cell/>
          <table:table-cell office:value-type="float" office:value="466.527" calcext:value-type="float">
            <text:p>466,527</text:p>
          </table:table-cell>
          <table:table-cell office:value-type="float" office:value="420.208053" calcext:value-type="float">
            <text:p>420,208053</text:p>
          </table:table-cell>
          <table:table-cell table:number-columns-repeated="7"/>
        </table:table-row>
        <table:table-row table:style-name="ro1">
          <table:table-cell office:value-type="float" office:value="44.568" calcext:value-type="float">
            <text:p>44,568</text:p>
          </table:table-cell>
          <table:table-cell office:value-type="float" office:value="2.304487" calcext:value-type="float">
            <text:p>2,304487</text:p>
          </table:table-cell>
          <table:table-cell/>
          <table:table-cell office:value-type="float" office:value="76.663" calcext:value-type="float">
            <text:p>76,663</text:p>
          </table:table-cell>
          <table:table-cell office:value-type="float" office:value="30.508292" calcext:value-type="float">
            <text:p>30,508292</text:p>
          </table:table-cell>
          <table:table-cell/>
          <table:table-cell office:value-type="float" office:value="462.01" calcext:value-type="float">
            <text:p>462,01</text:p>
          </table:table-cell>
          <table:table-cell office:value-type="float" office:value="419.937484" calcext:value-type="float">
            <text:p>419,937484</text:p>
          </table:table-cell>
          <table:table-cell table:number-columns-repeated="7"/>
        </table:table-row>
        <table:table-row table:style-name="ro1">
          <table:table-cell office:value-type="float" office:value="45.151" calcext:value-type="float">
            <text:p>45,151</text:p>
          </table:table-cell>
          <table:table-cell office:value-type="float" office:value="2.301885" calcext:value-type="float">
            <text:p>2,301885</text:p>
          </table:table-cell>
          <table:table-cell/>
          <table:table-cell office:value-type="float" office:value="82.272" calcext:value-type="float">
            <text:p>82,272</text:p>
          </table:table-cell>
          <table:table-cell office:value-type="float" office:value="30.504351" calcext:value-type="float">
            <text:p>30,504351</text:p>
          </table:table-cell>
          <table:table-cell/>
          <table:table-cell office:value-type="float" office:value="459.045" calcext:value-type="float">
            <text:p>459,045</text:p>
          </table:table-cell>
          <table:table-cell office:value-type="float" office:value="419.011347" calcext:value-type="float">
            <text:p>419,011347</text:p>
          </table:table-cell>
          <table:table-cell table:number-columns-repeated="7"/>
        </table:table-row>
        <table:table-row table:style-name="ro1">
          <table:table-cell office:value-type="float" office:value="50.968" calcext:value-type="float">
            <text:p>50,968</text:p>
          </table:table-cell>
          <table:table-cell office:value-type="float" office:value="2.300548" calcext:value-type="float">
            <text:p>2,300548</text:p>
          </table:table-cell>
          <table:table-cell/>
          <table:table-cell office:value-type="float" office:value="74.843" calcext:value-type="float">
            <text:p>74,843</text:p>
          </table:table-cell>
          <table:table-cell office:value-type="float" office:value="30.490956" calcext:value-type="float">
            <text:p>30,490956</text:p>
          </table:table-cell>
          <table:table-cell/>
          <table:table-cell office:value-type="float" office:value="461.721" calcext:value-type="float">
            <text:p>461,721</text:p>
          </table:table-cell>
          <table:table-cell office:value-type="float" office:value="418.971759" calcext:value-type="float">
            <text:p>418,971759</text:p>
          </table:table-cell>
          <table:table-cell table:number-columns-repeated="7"/>
        </table:table-row>
        <table:table-row table:style-name="ro1">
          <table:table-cell office:value-type="float" office:value="45.272" calcext:value-type="float">
            <text:p>45,272</text:p>
          </table:table-cell>
          <table:table-cell office:value-type="float" office:value="2.300446" calcext:value-type="float">
            <text:p>2,300446</text:p>
          </table:table-cell>
          <table:table-cell/>
          <table:table-cell office:value-type="float" office:value="76.346" calcext:value-type="float">
            <text:p>76,346</text:p>
          </table:table-cell>
          <table:table-cell office:value-type="float" office:value="30.4587" calcext:value-type="float">
            <text:p>30,4587</text:p>
          </table:table-cell>
          <table:table-cell/>
          <table:table-cell office:value-type="float" office:value="460.215" calcext:value-type="float">
            <text:p>460,215</text:p>
          </table:table-cell>
          <table:table-cell office:value-type="float" office:value="418.964231" calcext:value-type="float">
            <text:p>418,964231</text:p>
          </table:table-cell>
          <table:table-cell table:number-columns-repeated="7"/>
        </table:table-row>
        <table:table-row table:style-name="ro1">
          <table:table-cell office:value-type="float" office:value="45.065" calcext:value-type="float">
            <text:p>45,065</text:p>
          </table:table-cell>
          <table:table-cell office:value-type="float" office:value="2.300312" calcext:value-type="float">
            <text:p>2,300312</text:p>
          </table:table-cell>
          <table:table-cell/>
          <table:table-cell office:value-type="float" office:value="79.396" calcext:value-type="float">
            <text:p>79,396</text:p>
          </table:table-cell>
          <table:table-cell office:value-type="float" office:value="30.438113" calcext:value-type="float">
            <text:p>30,438113</text:p>
          </table:table-cell>
          <table:table-cell/>
          <table:table-cell office:value-type="float" office:value="466.4" calcext:value-type="float">
            <text:p>466,4</text:p>
          </table:table-cell>
          <table:table-cell office:value-type="float" office:value="418.303259" calcext:value-type="float">
            <text:p>418,303259</text:p>
          </table:table-cell>
          <table:table-cell table:number-columns-repeated="7"/>
        </table:table-row>
        <table:table-row table:style-name="ro1">
          <table:table-cell office:value-type="float" office:value="45.774" calcext:value-type="float">
            <text:p>45,774</text:p>
          </table:table-cell>
          <table:table-cell office:value-type="float" office:value="2.298525" calcext:value-type="float">
            <text:p>2,298525</text:p>
          </table:table-cell>
          <table:table-cell/>
          <table:table-cell office:value-type="float" office:value="81.098" calcext:value-type="float">
            <text:p>81,098</text:p>
          </table:table-cell>
          <table:table-cell office:value-type="float" office:value="30.435429" calcext:value-type="float">
            <text:p>30,435429</text:p>
          </table:table-cell>
          <table:table-cell/>
          <table:table-cell office:value-type="float" office:value="459.417" calcext:value-type="float">
            <text:p>459,417</text:p>
          </table:table-cell>
          <table:table-cell office:value-type="float" office:value="418.232096" calcext:value-type="float">
            <text:p>418,232096</text:p>
          </table:table-cell>
          <table:table-cell table:number-columns-repeated="7"/>
        </table:table-row>
        <table:table-row table:style-name="ro1">
          <table:table-cell office:value-type="float" office:value="45.005" calcext:value-type="float">
            <text:p>45,005</text:p>
          </table:table-cell>
          <table:table-cell office:value-type="float" office:value="2.294582" calcext:value-type="float">
            <text:p>2,294582</text:p>
          </table:table-cell>
          <table:table-cell/>
          <table:table-cell office:value-type="float" office:value="77.951" calcext:value-type="float">
            <text:p>77,951</text:p>
          </table:table-cell>
          <table:table-cell office:value-type="float" office:value="30.428224" calcext:value-type="float">
            <text:p>30,428224</text:p>
          </table:table-cell>
          <table:table-cell/>
          <table:table-cell office:value-type="float" office:value="459.35" calcext:value-type="float">
            <text:p>459,35</text:p>
          </table:table-cell>
          <table:table-cell office:value-type="float" office:value="418.115668" calcext:value-type="float">
            <text:p>418,115668</text:p>
          </table:table-cell>
          <table:table-cell table:number-columns-repeated="7"/>
        </table:table-row>
        <table:table-row table:style-name="ro1">
          <table:table-cell office:value-type="float" office:value="42.623" calcext:value-type="float">
            <text:p>42,623</text:p>
          </table:table-cell>
          <table:table-cell office:value-type="float" office:value="2.291032" calcext:value-type="float">
            <text:p>2,291032</text:p>
          </table:table-cell>
          <table:table-cell/>
          <table:table-cell office:value-type="float" office:value="80.492" calcext:value-type="float">
            <text:p>80,492</text:p>
          </table:table-cell>
          <table:table-cell office:value-type="float" office:value="30.427983" calcext:value-type="float">
            <text:p>30,427983</text:p>
          </table:table-cell>
          <table:table-cell/>
          <table:table-cell office:value-type="float" office:value="457.866" calcext:value-type="float">
            <text:p>457,866</text:p>
          </table:table-cell>
          <table:table-cell office:value-type="float" office:value="417.436615" calcext:value-type="float">
            <text:p>417,436615</text:p>
          </table:table-cell>
          <table:table-cell table:number-columns-repeated="7"/>
        </table:table-row>
        <table:table-row table:style-name="ro1">
          <table:table-cell office:value-type="float" office:value="59.489" calcext:value-type="float">
            <text:p>59,489</text:p>
          </table:table-cell>
          <table:table-cell office:value-type="float" office:value="2.290551" calcext:value-type="float">
            <text:p>2,290551</text:p>
          </table:table-cell>
          <table:table-cell/>
          <table:table-cell office:value-type="float" office:value="87.661" calcext:value-type="float">
            <text:p>87,661</text:p>
          </table:table-cell>
          <table:table-cell office:value-type="float" office:value="30.423979" calcext:value-type="float">
            <text:p>30,423979</text:p>
          </table:table-cell>
          <table:table-cell/>
          <table:table-cell office:value-type="float" office:value="456.948" calcext:value-type="float">
            <text:p>456,948</text:p>
          </table:table-cell>
          <table:table-cell office:value-type="float" office:value="417.099365" calcext:value-type="float">
            <text:p>417,099365</text:p>
          </table:table-cell>
          <table:table-cell table:number-columns-repeated="7"/>
        </table:table-row>
        <table:table-row table:style-name="ro1">
          <table:table-cell office:value-type="float" office:value="43.323" calcext:value-type="float">
            <text:p>43,323</text:p>
          </table:table-cell>
          <table:table-cell office:value-type="float" office:value="2.288895" calcext:value-type="float">
            <text:p>2,288895</text:p>
          </table:table-cell>
          <table:table-cell/>
          <table:table-cell office:value-type="float" office:value="76.395" calcext:value-type="float">
            <text:p>76,395</text:p>
          </table:table-cell>
          <table:table-cell office:value-type="float" office:value="30.421846" calcext:value-type="float">
            <text:p>30,421846</text:p>
          </table:table-cell>
          <table:table-cell/>
          <table:table-cell office:value-type="float" office:value="455.781" calcext:value-type="float">
            <text:p>455,781</text:p>
          </table:table-cell>
          <table:table-cell office:value-type="float" office:value="417.078075" calcext:value-type="float">
            <text:p>417,078075</text:p>
          </table:table-cell>
          <table:table-cell table:number-columns-repeated="7"/>
        </table:table-row>
        <table:table-row table:style-name="ro1">
          <table:table-cell office:value-type="float" office:value="44.863" calcext:value-type="float">
            <text:p>44,863</text:p>
          </table:table-cell>
          <table:table-cell office:value-type="float" office:value="2.288711" calcext:value-type="float">
            <text:p>2,288711</text:p>
          </table:table-cell>
          <table:table-cell/>
          <table:table-cell office:value-type="float" office:value="77.908" calcext:value-type="float">
            <text:p>77,908</text:p>
          </table:table-cell>
          <table:table-cell office:value-type="float" office:value="30.409184" calcext:value-type="float">
            <text:p>30,409184</text:p>
          </table:table-cell>
          <table:table-cell/>
          <table:table-cell office:value-type="float" office:value="456.571" calcext:value-type="float">
            <text:p>456,571</text:p>
          </table:table-cell>
          <table:table-cell office:value-type="float" office:value="416.951277" calcext:value-type="float">
            <text:p>416,951277</text:p>
          </table:table-cell>
          <table:table-cell table:number-columns-repeated="7"/>
        </table:table-row>
        <table:table-row table:style-name="ro1">
          <table:table-cell office:value-type="float" office:value="44.269" calcext:value-type="float">
            <text:p>44,269</text:p>
          </table:table-cell>
          <table:table-cell office:value-type="float" office:value="2.288236" calcext:value-type="float">
            <text:p>2,288236</text:p>
          </table:table-cell>
          <table:table-cell/>
          <table:table-cell office:value-type="float" office:value="81.177" calcext:value-type="float">
            <text:p>81,177</text:p>
          </table:table-cell>
          <table:table-cell office:value-type="float" office:value="30.222086" calcext:value-type="float">
            <text:p>30,222086</text:p>
          </table:table-cell>
          <table:table-cell/>
          <table:table-cell office:value-type="float" office:value="459.25" calcext:value-type="float">
            <text:p>459,25</text:p>
          </table:table-cell>
          <table:table-cell office:value-type="float" office:value="416.854746" calcext:value-type="float">
            <text:p>416,854746</text:p>
          </table:table-cell>
          <table:table-cell table:number-columns-repeated="7"/>
        </table:table-row>
        <table:table-row table:style-name="ro1">
          <table:table-cell office:value-type="float" office:value="56.281" calcext:value-type="float">
            <text:p>56,281</text:p>
          </table:table-cell>
          <table:table-cell office:value-type="float" office:value="2.287271" calcext:value-type="float">
            <text:p>2,287271</text:p>
          </table:table-cell>
          <table:table-cell/>
          <table:table-cell office:value-type="float" office:value="74.637" calcext:value-type="float">
            <text:p>74,637</text:p>
          </table:table-cell>
          <table:table-cell office:value-type="float" office:value="30.216547" calcext:value-type="float">
            <text:p>30,216547</text:p>
          </table:table-cell>
          <table:table-cell/>
          <table:table-cell office:value-type="float" office:value="455.518" calcext:value-type="float">
            <text:p>455,518</text:p>
          </table:table-cell>
          <table:table-cell office:value-type="float" office:value="416.795562" calcext:value-type="float">
            <text:p>416,795562</text:p>
          </table:table-cell>
          <table:table-cell table:number-columns-repeated="7"/>
        </table:table-row>
        <table:table-row table:style-name="ro1">
          <table:table-cell office:value-type="float" office:value="48.455" calcext:value-type="float">
            <text:p>48,455</text:p>
          </table:table-cell>
          <table:table-cell office:value-type="float" office:value="2.286819" calcext:value-type="float">
            <text:p>2,286819</text:p>
          </table:table-cell>
          <table:table-cell/>
          <table:table-cell office:value-type="float" office:value="85.982" calcext:value-type="float">
            <text:p>85,982</text:p>
          </table:table-cell>
          <table:table-cell office:value-type="float" office:value="30.209378" calcext:value-type="float">
            <text:p>30,209378</text:p>
          </table:table-cell>
          <table:table-cell/>
          <table:table-cell office:value-type="float" office:value="463.075" calcext:value-type="float">
            <text:p>463,075</text:p>
          </table:table-cell>
          <table:table-cell office:value-type="float" office:value="416.761678" calcext:value-type="float">
            <text:p>416,761678</text:p>
          </table:table-cell>
          <table:table-cell table:number-columns-repeated="7"/>
        </table:table-row>
        <table:table-row table:style-name="ro1">
          <table:table-cell office:value-type="float" office:value="46.126" calcext:value-type="float">
            <text:p>46,126</text:p>
          </table:table-cell>
          <table:table-cell office:value-type="float" office:value="2.286625" calcext:value-type="float">
            <text:p>2,286625</text:p>
          </table:table-cell>
          <table:table-cell/>
          <table:table-cell office:value-type="float" office:value="82.824" calcext:value-type="float">
            <text:p>82,824</text:p>
          </table:table-cell>
          <table:table-cell office:value-type="float" office:value="30.180297" calcext:value-type="float">
            <text:p>30,180297</text:p>
          </table:table-cell>
          <table:table-cell/>
          <table:table-cell office:value-type="float" office:value="456.602" calcext:value-type="float">
            <text:p>456,602</text:p>
          </table:table-cell>
          <table:table-cell office:value-type="float" office:value="416.715612" calcext:value-type="float">
            <text:p>416,715612</text:p>
          </table:table-cell>
          <table:table-cell table:number-columns-repeated="7"/>
        </table:table-row>
        <table:table-row table:style-name="ro1">
          <table:table-cell office:value-type="float" office:value="43.905" calcext:value-type="float">
            <text:p>43,905</text:p>
          </table:table-cell>
          <table:table-cell office:value-type="float" office:value="2.286403" calcext:value-type="float">
            <text:p>2,286403</text:p>
          </table:table-cell>
          <table:table-cell/>
          <table:table-cell office:value-type="float" office:value="89.21" calcext:value-type="float">
            <text:p>89,21</text:p>
          </table:table-cell>
          <table:table-cell office:value-type="float" office:value="30.159371" calcext:value-type="float">
            <text:p>30,159371</text:p>
          </table:table-cell>
          <table:table-cell/>
          <table:table-cell office:value-type="float" office:value="456.024" calcext:value-type="float">
            <text:p>456,024</text:p>
          </table:table-cell>
          <table:table-cell office:value-type="float" office:value="416.634035" calcext:value-type="float">
            <text:p>416,634035</text:p>
          </table:table-cell>
          <table:table-cell table:number-columns-repeated="7"/>
        </table:table-row>
        <table:table-row table:style-name="ro1">
          <table:table-cell office:value-type="float" office:value="43.958" calcext:value-type="float">
            <text:p>43,958</text:p>
          </table:table-cell>
          <table:table-cell office:value-type="float" office:value="2.281907" calcext:value-type="float">
            <text:p>2,281907</text:p>
          </table:table-cell>
          <table:table-cell/>
          <table:table-cell office:value-type="float" office:value="83.33" calcext:value-type="float">
            <text:p>83,33</text:p>
          </table:table-cell>
          <table:table-cell office:value-type="float" office:value="30.153237" calcext:value-type="float">
            <text:p>30,153237</text:p>
          </table:table-cell>
          <table:table-cell/>
          <table:table-cell office:value-type="float" office:value="457.092" calcext:value-type="float">
            <text:p>457,092</text:p>
          </table:table-cell>
          <table:table-cell office:value-type="float" office:value="416.617558" calcext:value-type="float">
            <text:p>416,617558</text:p>
          </table:table-cell>
          <table:table-cell table:number-columns-repeated="7"/>
        </table:table-row>
        <table:table-row table:style-name="ro1">
          <table:table-cell office:value-type="float" office:value="43.446" calcext:value-type="float">
            <text:p>43,446</text:p>
          </table:table-cell>
          <table:table-cell office:value-type="float" office:value="2.281889" calcext:value-type="float">
            <text:p>2,281889</text:p>
          </table:table-cell>
          <table:table-cell/>
          <table:table-cell office:value-type="float" office:value="76.096" calcext:value-type="float">
            <text:p>76,096</text:p>
          </table:table-cell>
          <table:table-cell office:value-type="float" office:value="30.10881" calcext:value-type="float">
            <text:p>30,10881</text:p>
          </table:table-cell>
          <table:table-cell/>
          <table:table-cell office:value-type="float" office:value="458.337" calcext:value-type="float">
            <text:p>458,337</text:p>
          </table:table-cell>
          <table:table-cell office:value-type="float" office:value="416.147412" calcext:value-type="float">
            <text:p>416,147412</text:p>
          </table:table-cell>
          <table:table-cell table:number-columns-repeated="7"/>
        </table:table-row>
        <table:table-row table:style-name="ro1">
          <table:table-cell office:value-type="float" office:value="48.17" calcext:value-type="float">
            <text:p>48,17</text:p>
          </table:table-cell>
          <table:table-cell office:value-type="float" office:value="2.27587" calcext:value-type="float">
            <text:p>2,27587</text:p>
          </table:table-cell>
          <table:table-cell/>
          <table:table-cell office:value-type="float" office:value="74.533" calcext:value-type="float">
            <text:p>74,533</text:p>
          </table:table-cell>
          <table:table-cell office:value-type="float" office:value="30.078686" calcext:value-type="float">
            <text:p>30,078686</text:p>
          </table:table-cell>
          <table:table-cell/>
          <table:table-cell office:value-type="float" office:value="459.417" calcext:value-type="float">
            <text:p>459,417</text:p>
          </table:table-cell>
          <table:table-cell office:value-type="float" office:value="416.080869" calcext:value-type="float">
            <text:p>416,080869</text:p>
          </table:table-cell>
          <table:table-cell table:number-columns-repeated="7"/>
        </table:table-row>
        <table:table-row table:style-name="ro1">
          <table:table-cell office:value-type="float" office:value="44.589" calcext:value-type="float">
            <text:p>44,589</text:p>
          </table:table-cell>
          <table:table-cell office:value-type="float" office:value="2.275848" calcext:value-type="float">
            <text:p>2,275848</text:p>
          </table:table-cell>
          <table:table-cell/>
          <table:table-cell office:value-type="float" office:value="78.406" calcext:value-type="float">
            <text:p>78,406</text:p>
          </table:table-cell>
          <table:table-cell office:value-type="float" office:value="29.905502" calcext:value-type="float">
            <text:p>29,905502</text:p>
          </table:table-cell>
          <table:table-cell/>
          <table:table-cell office:value-type="float" office:value="457.882" calcext:value-type="float">
            <text:p>457,882</text:p>
          </table:table-cell>
          <table:table-cell office:value-type="float" office:value="415.833074" calcext:value-type="float">
            <text:p>415,833074</text:p>
          </table:table-cell>
          <table:table-cell table:number-columns-repeated="7"/>
        </table:table-row>
        <table:table-row table:style-name="ro1">
          <table:table-cell office:value-type="float" office:value="45.987" calcext:value-type="float">
            <text:p>45,987</text:p>
          </table:table-cell>
          <table:table-cell office:value-type="float" office:value="2.271665" calcext:value-type="float">
            <text:p>2,271665</text:p>
          </table:table-cell>
          <table:table-cell/>
          <table:table-cell office:value-type="float" office:value="72.978" calcext:value-type="float">
            <text:p>72,978</text:p>
          </table:table-cell>
          <table:table-cell office:value-type="float" office:value="28.181311" calcext:value-type="float">
            <text:p>28,181311</text:p>
          </table:table-cell>
          <table:table-cell/>
          <table:table-cell office:value-type="float" office:value="456.372" calcext:value-type="float">
            <text:p>456,372</text:p>
          </table:table-cell>
          <table:table-cell office:value-type="float" office:value="415.69496" calcext:value-type="float">
            <text:p>415,69496</text:p>
          </table:table-cell>
          <table:table-cell table:number-columns-repeated="7"/>
        </table:table-row>
        <table:table-row table:style-name="ro1">
          <table:table-cell office:value-type="float" office:value="43.141" calcext:value-type="float">
            <text:p>43,141</text:p>
          </table:table-cell>
          <table:table-cell office:value-type="float" office:value="2.268736" calcext:value-type="float">
            <text:p>2,268736</text:p>
          </table:table-cell>
          <table:table-cell/>
          <table:table-cell office:value-type="float" office:value="78.054" calcext:value-type="float">
            <text:p>78,054</text:p>
          </table:table-cell>
          <table:table-cell office:value-type="float" office:value="27.932515" calcext:value-type="float">
            <text:p>27,932515</text:p>
          </table:table-cell>
          <table:table-cell/>
          <table:table-cell office:value-type="float" office:value="458.452" calcext:value-type="float">
            <text:p>458,452</text:p>
          </table:table-cell>
          <table:table-cell office:value-type="float" office:value="415.446985" calcext:value-type="float">
            <text:p>415,446985</text:p>
          </table:table-cell>
          <table:table-cell table:number-columns-repeated="7"/>
        </table:table-row>
        <table:table-row table:style-name="ro1">
          <table:table-cell office:value-type="float" office:value="44.557" calcext:value-type="float">
            <text:p>44,557</text:p>
          </table:table-cell>
          <table:table-cell office:value-type="float" office:value="2.265306" calcext:value-type="float">
            <text:p>2,265306</text:p>
          </table:table-cell>
          <table:table-cell/>
          <table:table-cell office:value-type="float" office:value="77.341" calcext:value-type="float">
            <text:p>77,341</text:p>
          </table:table-cell>
          <table:table-cell office:value-type="float" office:value="27.733714" calcext:value-type="float">
            <text:p>27,733714</text:p>
          </table:table-cell>
          <table:table-cell/>
          <table:table-cell office:value-type="float" office:value="456.36" calcext:value-type="float">
            <text:p>456,36</text:p>
          </table:table-cell>
          <table:table-cell office:value-type="float" office:value="415.433308" calcext:value-type="float">
            <text:p>415,433308</text:p>
          </table:table-cell>
          <table:table-cell table:number-columns-repeated="7"/>
        </table:table-row>
        <table:table-row table:style-name="ro1">
          <table:table-cell office:value-type="float" office:value="47.455" calcext:value-type="float">
            <text:p>47,455</text:p>
          </table:table-cell>
          <table:table-cell office:value-type="float" office:value="2.261956" calcext:value-type="float">
            <text:p>2,261956</text:p>
          </table:table-cell>
          <table:table-cell/>
          <table:table-cell office:value-type="float" office:value="73.392" calcext:value-type="float">
            <text:p>73,392</text:p>
          </table:table-cell>
          <table:table-cell office:value-type="float" office:value="27.175973" calcext:value-type="float">
            <text:p>27,175973</text:p>
          </table:table-cell>
          <table:table-cell/>
          <table:table-cell office:value-type="float" office:value="455.964" calcext:value-type="float">
            <text:p>455,964</text:p>
          </table:table-cell>
          <table:table-cell office:value-type="float" office:value="415.360653" calcext:value-type="float">
            <text:p>415,360653</text:p>
          </table:table-cell>
          <table:table-cell table:number-columns-repeated="7"/>
        </table:table-row>
        <table:table-row table:style-name="ro1">
          <table:table-cell office:value-type="float" office:value="42.729" calcext:value-type="float">
            <text:p>42,729</text:p>
          </table:table-cell>
          <table:table-cell office:value-type="float" office:value="2.260118" calcext:value-type="float">
            <text:p>2,260118</text:p>
          </table:table-cell>
          <table:table-cell/>
          <table:table-cell office:value-type="float" office:value="75.981" calcext:value-type="float">
            <text:p>75,981</text:p>
          </table:table-cell>
          <table:table-cell office:value-type="float" office:value="26.95726" calcext:value-type="float">
            <text:p>26,95726</text:p>
          </table:table-cell>
          <table:table-cell/>
          <table:table-cell office:value-type="float" office:value="457.105" calcext:value-type="float">
            <text:p>457,105</text:p>
          </table:table-cell>
          <table:table-cell office:value-type="float" office:value="415.32051" calcext:value-type="float">
            <text:p>415,32051</text:p>
          </table:table-cell>
          <table:table-cell table:number-columns-repeated="7"/>
        </table:table-row>
        <table:table-row table:style-name="ro1">
          <table:table-cell office:value-type="float" office:value="47.413" calcext:value-type="float">
            <text:p>47,413</text:p>
          </table:table-cell>
          <table:table-cell office:value-type="float" office:value="2.258378" calcext:value-type="float">
            <text:p>2,258378</text:p>
          </table:table-cell>
          <table:table-cell/>
          <table:table-cell office:value-type="float" office:value="73.468" calcext:value-type="float">
            <text:p>73,468</text:p>
          </table:table-cell>
          <table:table-cell office:value-type="float" office:value="26.942338" calcext:value-type="float">
            <text:p>26,942338</text:p>
          </table:table-cell>
          <table:table-cell/>
          <table:table-cell office:value-type="float" office:value="454.52" calcext:value-type="float">
            <text:p>454,52</text:p>
          </table:table-cell>
          <table:table-cell office:value-type="float" office:value="415.281332" calcext:value-type="float">
            <text:p>415,281332</text:p>
          </table:table-cell>
          <table:table-cell table:number-columns-repeated="7"/>
        </table:table-row>
        <table:table-row table:style-name="ro1">
          <table:table-cell office:value-type="float" office:value="47.671" calcext:value-type="float">
            <text:p>47,671</text:p>
          </table:table-cell>
          <table:table-cell office:value-type="float" office:value="2.255613" calcext:value-type="float">
            <text:p>2,255613</text:p>
          </table:table-cell>
          <table:table-cell/>
          <table:table-cell office:value-type="float" office:value="74.828" calcext:value-type="float">
            <text:p>74,828</text:p>
          </table:table-cell>
          <table:table-cell office:value-type="float" office:value="26.701013" calcext:value-type="float">
            <text:p>26,701013</text:p>
          </table:table-cell>
          <table:table-cell/>
          <table:table-cell office:value-type="float" office:value="465.167" calcext:value-type="float">
            <text:p>465,167</text:p>
          </table:table-cell>
          <table:table-cell office:value-type="float" office:value="415.222524" calcext:value-type="float">
            <text:p>415,222524</text:p>
          </table:table-cell>
          <table:table-cell table:number-columns-repeated="7"/>
        </table:table-row>
        <table:table-row table:style-name="ro1">
          <table:table-cell office:value-type="float" office:value="62.542" calcext:value-type="float">
            <text:p>62,542</text:p>
          </table:table-cell>
          <table:table-cell office:value-type="float" office:value="2.249677" calcext:value-type="float">
            <text:p>2,249677</text:p>
          </table:table-cell>
          <table:table-cell/>
          <table:table-cell office:value-type="float" office:value="73.934" calcext:value-type="float">
            <text:p>73,934</text:p>
          </table:table-cell>
          <table:table-cell office:value-type="float" office:value="26.625346" calcext:value-type="float">
            <text:p>26,625346</text:p>
          </table:table-cell>
          <table:table-cell/>
          <table:table-cell office:value-type="float" office:value="459.214" calcext:value-type="float">
            <text:p>459,214</text:p>
          </table:table-cell>
          <table:table-cell office:value-type="float" office:value="415.202522" calcext:value-type="float">
            <text:p>415,202522</text:p>
          </table:table-cell>
          <table:table-cell table:number-columns-repeated="7"/>
        </table:table-row>
        <table:table-row table:style-name="ro1">
          <table:table-cell office:value-type="float" office:value="46.907" calcext:value-type="float">
            <text:p>46,907</text:p>
          </table:table-cell>
          <table:table-cell office:value-type="float" office:value="2.236145" calcext:value-type="float">
            <text:p>2,236145</text:p>
          </table:table-cell>
          <table:table-cell/>
          <table:table-cell office:value-type="float" office:value="71.603" calcext:value-type="float">
            <text:p>71,603</text:p>
          </table:table-cell>
          <table:table-cell office:value-type="float" office:value="26.348555" calcext:value-type="float">
            <text:p>26,348555</text:p>
          </table:table-cell>
          <table:table-cell/>
          <table:table-cell office:value-type="float" office:value="485.862" calcext:value-type="float">
            <text:p>485,862</text:p>
          </table:table-cell>
          <table:table-cell office:value-type="float" office:value="415.202483" calcext:value-type="float">
            <text:p>415,202483</text:p>
          </table:table-cell>
          <table:table-cell table:number-columns-repeated="7"/>
        </table:table-row>
        <table:table-row table:style-name="ro1">
          <table:table-cell office:value-type="float" office:value="44.454" calcext:value-type="float">
            <text:p>44,454</text:p>
          </table:table-cell>
          <table:table-cell office:value-type="float" office:value="2.235921" calcext:value-type="float">
            <text:p>2,235921</text:p>
          </table:table-cell>
          <table:table-cell/>
          <table:table-cell office:value-type="float" office:value="75.482" calcext:value-type="float">
            <text:p>75,482</text:p>
          </table:table-cell>
          <table:table-cell office:value-type="float" office:value="26.310356" calcext:value-type="float">
            <text:p>26,310356</text:p>
          </table:table-cell>
          <table:table-cell/>
          <table:table-cell office:value-type="float" office:value="453.899" calcext:value-type="float">
            <text:p>453,899</text:p>
          </table:table-cell>
          <table:table-cell office:value-type="float" office:value="414.714495" calcext:value-type="float">
            <text:p>414,714495</text:p>
          </table:table-cell>
          <table:table-cell table:number-columns-repeated="7"/>
        </table:table-row>
        <table:table-row table:style-name="ro1">
          <table:table-cell office:value-type="float" office:value="47.113" calcext:value-type="float">
            <text:p>47,113</text:p>
          </table:table-cell>
          <table:table-cell office:value-type="float" office:value="2.231522" calcext:value-type="float">
            <text:p>2,231522</text:p>
          </table:table-cell>
          <table:table-cell/>
          <table:table-cell office:value-type="float" office:value="73.65" calcext:value-type="float">
            <text:p>73,65</text:p>
          </table:table-cell>
          <table:table-cell office:value-type="float" office:value="26.193" calcext:value-type="float">
            <text:p>26,193</text:p>
          </table:table-cell>
          <table:table-cell/>
          <table:table-cell office:value-type="float" office:value="454.949" calcext:value-type="float">
            <text:p>454,949</text:p>
          </table:table-cell>
          <table:table-cell office:value-type="float" office:value="413.85412" calcext:value-type="float">
            <text:p>413,85412</text:p>
          </table:table-cell>
          <table:table-cell table:number-columns-repeated="7"/>
        </table:table-row>
        <table:table-row table:style-name="ro1">
          <table:table-cell office:value-type="float" office:value="45.415" calcext:value-type="float">
            <text:p>45,415</text:p>
          </table:table-cell>
          <table:table-cell office:value-type="float" office:value="2.230698" calcext:value-type="float">
            <text:p>2,230698</text:p>
          </table:table-cell>
          <table:table-cell/>
          <table:table-cell office:value-type="float" office:value="68.247" calcext:value-type="float">
            <text:p>68,247</text:p>
          </table:table-cell>
          <table:table-cell office:value-type="float" office:value="26.174802" calcext:value-type="float">
            <text:p>26,174802</text:p>
          </table:table-cell>
          <table:table-cell/>
          <table:table-cell office:value-type="float" office:value="456.408" calcext:value-type="float">
            <text:p>456,408</text:p>
          </table:table-cell>
          <table:table-cell office:value-type="float" office:value="413.832272" calcext:value-type="float">
            <text:p>413,832272</text:p>
          </table:table-cell>
          <table:table-cell table:number-columns-repeated="7"/>
        </table:table-row>
        <table:table-row table:style-name="ro1">
          <table:table-cell office:value-type="float" office:value="48.372" calcext:value-type="float">
            <text:p>48,372</text:p>
          </table:table-cell>
          <table:table-cell office:value-type="float" office:value="2.228403" calcext:value-type="float">
            <text:p>2,228403</text:p>
          </table:table-cell>
          <table:table-cell/>
          <table:table-cell office:value-type="float" office:value="70.239" calcext:value-type="float">
            <text:p>70,239</text:p>
          </table:table-cell>
          <table:table-cell office:value-type="float" office:value="22.486848" calcext:value-type="float">
            <text:p>22,486848</text:p>
          </table:table-cell>
          <table:table-cell/>
          <table:table-cell office:value-type="float" office:value="460.514" calcext:value-type="float">
            <text:p>460,514</text:p>
          </table:table-cell>
          <table:table-cell office:value-type="float" office:value="413.745555" calcext:value-type="float">
            <text:p>413,745555</text:p>
          </table:table-cell>
          <table:table-cell table:number-columns-repeated="7"/>
        </table:table-row>
        <table:table-row table:style-name="ro1">
          <table:table-cell office:value-type="float" office:value="46.897" calcext:value-type="float">
            <text:p>46,897</text:p>
          </table:table-cell>
          <table:table-cell office:value-type="float" office:value="2.22402" calcext:value-type="float">
            <text:p>2,22402</text:p>
          </table:table-cell>
          <table:table-cell/>
          <table:table-cell office:value-type="float" office:value="76.179" calcext:value-type="float">
            <text:p>76,179</text:p>
          </table:table-cell>
          <table:table-cell office:value-type="float" office:value="22.292975" calcext:value-type="float">
            <text:p>22,292975</text:p>
          </table:table-cell>
          <table:table-cell/>
          <table:table-cell office:value-type="float" office:value="464.716" calcext:value-type="float">
            <text:p>464,716</text:p>
          </table:table-cell>
          <table:table-cell office:value-type="float" office:value="413.575273" calcext:value-type="float">
            <text:p>413,575273</text:p>
          </table:table-cell>
          <table:table-cell table:number-columns-repeated="7"/>
        </table:table-row>
        <table:table-row table:style-name="ro1">
          <table:table-cell office:value-type="float" office:value="68.16" calcext:value-type="float">
            <text:p>68,16</text:p>
          </table:table-cell>
          <table:table-cell office:value-type="float" office:value="2.203549" calcext:value-type="float">
            <text:p>2,203549</text:p>
          </table:table-cell>
          <table:table-cell/>
          <table:table-cell office:value-type="float" office:value="69.662" calcext:value-type="float">
            <text:p>69,662</text:p>
          </table:table-cell>
          <table:table-cell office:value-type="float" office:value="22.248328" calcext:value-type="float">
            <text:p>22,248328</text:p>
          </table:table-cell>
          <table:table-cell/>
          <table:table-cell office:value-type="float" office:value="452.278" calcext:value-type="float">
            <text:p>452,278</text:p>
          </table:table-cell>
          <table:table-cell office:value-type="float" office:value="412.569651" calcext:value-type="float">
            <text:p>412,569651</text:p>
          </table:table-cell>
          <table:table-cell table:number-columns-repeated="7"/>
        </table:table-row>
        <table:table-row table:style-name="ro1">
          <table:table-cell office:value-type="float" office:value="47.69" calcext:value-type="float">
            <text:p>47,69</text:p>
          </table:table-cell>
          <table:table-cell office:value-type="float" office:value="2.186958" calcext:value-type="float">
            <text:p>2,186958</text:p>
          </table:table-cell>
          <table:table-cell/>
          <table:table-cell office:value-type="float" office:value="73.787" calcext:value-type="float">
            <text:p>73,787</text:p>
          </table:table-cell>
          <table:table-cell office:value-type="float" office:value="22.115596" calcext:value-type="float">
            <text:p>22,115596</text:p>
          </table:table-cell>
          <table:table-cell/>
          <table:table-cell office:value-type="float" office:value="452.45" calcext:value-type="float">
            <text:p>452,45</text:p>
          </table:table-cell>
          <table:table-cell office:value-type="float" office:value="412.385959" calcext:value-type="float">
            <text:p>412,385959</text:p>
          </table:table-cell>
          <table:table-cell table:number-columns-repeated="7"/>
        </table:table-row>
        <table:table-row table:style-name="ro1">
          <table:table-cell office:value-type="float" office:value="43.476" calcext:value-type="float">
            <text:p>43,476</text:p>
          </table:table-cell>
          <table:table-cell office:value-type="float" office:value="2.164044" calcext:value-type="float">
            <text:p>2,164044</text:p>
          </table:table-cell>
          <table:table-cell/>
          <table:table-cell office:value-type="float" office:value="65.34" calcext:value-type="float">
            <text:p>65,34</text:p>
          </table:table-cell>
          <table:table-cell office:value-type="float" office:value="22.113606" calcext:value-type="float">
            <text:p>22,113606</text:p>
          </table:table-cell>
          <table:table-cell/>
          <table:table-cell office:value-type="float" office:value="453.493" calcext:value-type="float">
            <text:p>453,493</text:p>
          </table:table-cell>
          <table:table-cell office:value-type="float" office:value="412.290218" calcext:value-type="float">
            <text:p>412,290218</text:p>
          </table:table-cell>
          <table:table-cell table:number-columns-repeated="7"/>
        </table:table-row>
        <table:table-row table:style-name="ro1">
          <table:table-cell office:value-type="float" office:value="44.716" calcext:value-type="float">
            <text:p>44,716</text:p>
          </table:table-cell>
          <table:table-cell office:value-type="float" office:value="2.134521" calcext:value-type="float">
            <text:p>2,134521</text:p>
          </table:table-cell>
          <table:table-cell/>
          <table:table-cell office:value-type="float" office:value="67.491" calcext:value-type="float">
            <text:p>67,491</text:p>
          </table:table-cell>
          <table:table-cell office:value-type="float" office:value="22.08659" calcext:value-type="float">
            <text:p>22,08659</text:p>
          </table:table-cell>
          <table:table-cell/>
          <table:table-cell office:value-type="float" office:value="461.751" calcext:value-type="float">
            <text:p>461,751</text:p>
          </table:table-cell>
          <table:table-cell office:value-type="float" office:value="411.691248" calcext:value-type="float">
            <text:p>411,691248</text:p>
          </table:table-cell>
          <table:table-cell table:number-columns-repeated="7"/>
        </table:table-row>
      </table:table>
      <table:table table:name="NODEJS-2048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65.258" calcext:value-type="float">
            <text:p>65,258</text:p>
          </table:table-cell>
          <table:table-cell office:value-type="float" office:value="22.277201" calcext:value-type="float">
            <text:p>22,277201</text:p>
          </table:table-cell>
          <table:table-cell/>
          <table:table-cell office:value-type="float" office:value="262.712" calcext:value-type="float">
            <text:p>262,712</text:p>
          </table:table-cell>
          <table:table-cell office:value-type="float" office:value="48.987652" calcext:value-type="float">
            <text:p>48,987652</text:p>
          </table:table-cell>
          <table:table-cell/>
          <table:table-cell office:value-type="float" office:value="297.248" calcext:value-type="float">
            <text:p>297,248</text:p>
          </table:table-cell>
          <table:table-cell office:value-type="float" office:value="251.678979" calcext:value-type="float">
            <text:p>251,678979</text:p>
          </table:table-cell>
          <table:table-cell table:number-columns-repeated="5"/>
          <table:table-cell table:formula="of:=['NODEJS-2048MB'.N7]-['NODEJS-2048MB'.$L7]" office:value-type="float" office:value="0.0012189347826097" calcext:value-type="float">
            <text:p>0,0012189348</text:p>
          </table:table-cell>
          <table:table-cell table:formula="of:=['NODEJS-2048MB'.O7]-['NODEJS-2048MB'.$L7]" office:value-type="float" office:value="19.9986979347826" calcext:value-type="float">
            <text:p>19,9986979348</text:p>
          </table:table-cell>
        </table:table-row>
        <table:table-row table:style-name="ro1">
          <table:table-cell office:value-type="float" office:value="66.117" calcext:value-type="float">
            <text:p>66,117</text:p>
          </table:table-cell>
          <table:table-cell office:value-type="float" office:value="21.913715" calcext:value-type="float">
            <text:p>21,913715</text:p>
          </table:table-cell>
          <table:table-cell/>
          <table:table-cell office:value-type="float" office:value="76.303" calcext:value-type="float">
            <text:p>76,303</text:p>
          </table:table-cell>
          <table:table-cell office:value-type="float" office:value="36.614628" calcext:value-type="float">
            <text:p>36,614628</text:p>
          </table:table-cell>
          <table:table-cell/>
          <table:table-cell office:value-type="float" office:value="292.875" calcext:value-type="float">
            <text:p>292,875</text:p>
          </table:table-cell>
          <table:table-cell office:value-type="float" office:value="242.155551" calcext:value-type="float">
            <text:p>242,155551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66.019" calcext:value-type="float">
            <text:p>66,019</text:p>
          </table:table-cell>
          <table:table-cell office:value-type="float" office:value="19.154761" calcext:value-type="float">
            <text:p>19,154761</text:p>
          </table:table-cell>
          <table:table-cell/>
          <table:table-cell office:value-type="float" office:value="77.81" calcext:value-type="float">
            <text:p>77,81</text:p>
          </table:table-cell>
          <table:table-cell office:value-type="float" office:value="35.944782" calcext:value-type="float">
            <text:p>35,944782</text:p>
          </table:table-cell>
          <table:table-cell/>
          <table:table-cell office:value-type="float" office:value="287.473" calcext:value-type="float">
            <text:p>287,473</text:p>
          </table:table-cell>
          <table:table-cell office:value-type="float" office:value="239.051846" calcext:value-type="float">
            <text:p>239,05184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NODEJS-2048MB'.$B$21:.$B$204])" office:value-type="float" office:value="2.27850306521739" calcext:value-type="float">
            <text:p>2,2785030652</text:p>
          </table:table-cell>
          <table:table-cell table:formula="of:=STDEV(['NODEJS-2048MB'.$B$21:.$B$204])" office:value-type="float" office:value="0.10415850941334" calcext:value-type="float">
            <text:p>0,1041585094</text:p>
          </table:table-cell>
          <table:table-cell table:formula="of:=MIN(['NODEJS-2048MB'.$B$5:.$B$104])" office:value-type="float" office:value="2.279722" calcext:value-type="float">
            <text:p>2,279722</text:p>
          </table:table-cell>
          <table:table-cell table:formula="of:=MAX(['NODEJS-2048MB'.$B$5:.$B$104])" office:value-type="float" office:value="22.277201" calcext:value-type="float">
            <text:p>22,277201</text:p>
          </table:table-cell>
        </table:table-row>
        <table:table-row table:style-name="ro1">
          <table:table-cell office:value-type="float" office:value="64.241" calcext:value-type="float">
            <text:p>64,241</text:p>
          </table:table-cell>
          <table:table-cell office:value-type="float" office:value="18.336493" calcext:value-type="float">
            <text:p>18,336493</text:p>
          </table:table-cell>
          <table:table-cell/>
          <table:table-cell office:value-type="float" office:value="79.507" calcext:value-type="float">
            <text:p>79,507</text:p>
          </table:table-cell>
          <table:table-cell office:value-type="float" office:value="33.504141" calcext:value-type="float">
            <text:p>33,504141</text:p>
          </table:table-cell>
          <table:table-cell/>
          <table:table-cell office:value-type="float" office:value="285.93" calcext:value-type="float">
            <text:p>285,93</text:p>
          </table:table-cell>
          <table:table-cell office:value-type="float" office:value="238.396534" calcext:value-type="float">
            <text:p>238,396534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NODEJS-2048MB'.$E$45:.$E$204])" office:value-type="float" office:value="21.39515781875" calcext:value-type="float">
            <text:p>21,3951578188</text:p>
          </table:table-cell>
          <table:table-cell table:formula="of:=STDEV(['NODEJS-2048MB'.$E$45:.$E$204])" office:value-type="float" office:value="0.631540293823484" calcext:value-type="float">
            <text:p>0,6315402938</text:p>
          </table:table-cell>
          <table:table-cell table:formula="of:=MIN(['NODEJS-2048MB'.$E$5:.$E$104])" office:value-type="float" office:value="21.335311" calcext:value-type="float">
            <text:p>21,335311</text:p>
          </table:table-cell>
          <table:table-cell table:formula="of:=MAX(['NODEJS-2048MB'.$E$5:.$E$104])" office:value-type="float" office:value="48.987652" calcext:value-type="float">
            <text:p>48,987652</text:p>
          </table:table-cell>
        </table:table-row>
        <table:table-row table:style-name="ro1">
          <table:table-cell office:value-type="float" office:value="61.147" calcext:value-type="float">
            <text:p>61,147</text:p>
          </table:table-cell>
          <table:table-cell office:value-type="float" office:value="15.537274" calcext:value-type="float">
            <text:p>15,537274</text:p>
          </table:table-cell>
          <table:table-cell/>
          <table:table-cell office:value-type="float" office:value="71.468" calcext:value-type="float">
            <text:p>71,468</text:p>
          </table:table-cell>
          <table:table-cell office:value-type="float" office:value="33.425851" calcext:value-type="float">
            <text:p>33,425851</text:p>
          </table:table-cell>
          <table:table-cell/>
          <table:table-cell office:value-type="float" office:value="455.821" calcext:value-type="float">
            <text:p>455,821</text:p>
          </table:table-cell>
          <table:table-cell office:value-type="float" office:value="237.013411" calcext:value-type="float">
            <text:p>237,013411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NODEJS-2048MB'.$H$5:.$H$204])" office:value-type="float" office:value="214.24070907" calcext:value-type="float">
            <text:p>214,24070907</text:p>
          </table:table-cell>
          <table:table-cell table:formula="of:=STDEV(['NODEJS-2048MB'.$H$5:.$H$204])" office:value-type="float" office:value="6.10596252746763" calcext:value-type="float">
            <text:p>6,1059625275</text:p>
          </table:table-cell>
          <table:table-cell table:formula="of:=MIN(['NODEJS-2048MB'.$H$5:.$H$104])" office:value-type="float" office:value="212.061204" calcext:value-type="float">
            <text:p>212,061204</text:p>
          </table:table-cell>
          <table:table-cell table:formula="of:=MAX(['NODEJS-2048MB'.$H$5:.$H$104])" office:value-type="float" office:value="251.678979" calcext:value-type="float">
            <text:p>251,678979</text:p>
          </table:table-cell>
        </table:table-row>
        <table:table-row table:style-name="ro1">
          <table:table-cell office:value-type="float" office:value="58.885" calcext:value-type="float">
            <text:p>58,885</text:p>
          </table:table-cell>
          <table:table-cell office:value-type="float" office:value="14.239102" calcext:value-type="float">
            <text:p>14,239102</text:p>
          </table:table-cell>
          <table:table-cell/>
          <table:table-cell office:value-type="float" office:value="76.227" calcext:value-type="float">
            <text:p>76,227</text:p>
          </table:table-cell>
          <table:table-cell office:value-type="float" office:value="33.302073" calcext:value-type="float">
            <text:p>33,302073</text:p>
          </table:table-cell>
          <table:table-cell/>
          <table:table-cell office:value-type="float" office:value="290.396" calcext:value-type="float">
            <text:p>290,396</text:p>
          </table:table-cell>
          <table:table-cell office:value-type="float" office:value="236.4525" calcext:value-type="float">
            <text:p>236,4525</text:p>
          </table:table-cell>
          <table:table-cell table:number-columns-repeated="7"/>
        </table:table-row>
        <table:table-row table:style-name="ro1">
          <table:table-cell office:value-type="float" office:value="59.344" calcext:value-type="float">
            <text:p>59,344</text:p>
          </table:table-cell>
          <table:table-cell office:value-type="float" office:value="12.280117" calcext:value-type="float">
            <text:p>12,280117</text:p>
          </table:table-cell>
          <table:table-cell/>
          <table:table-cell office:value-type="float" office:value="75.036" calcext:value-type="float">
            <text:p>75,036</text:p>
          </table:table-cell>
          <table:table-cell office:value-type="float" office:value="33.284588" calcext:value-type="float">
            <text:p>33,284588</text:p>
          </table:table-cell>
          <table:table-cell/>
          <table:table-cell office:value-type="float" office:value="278.404" calcext:value-type="float">
            <text:p>278,404</text:p>
          </table:table-cell>
          <table:table-cell office:value-type="float" office:value="231.660659" calcext:value-type="float">
            <text:p>231,660659</text:p>
          </table:table-cell>
          <table:table-cell table:number-columns-repeated="7"/>
        </table:table-row>
        <table:table-row table:style-name="ro1">
          <table:table-cell office:value-type="float" office:value="58.701" calcext:value-type="float">
            <text:p>58,701</text:p>
          </table:table-cell>
          <table:table-cell office:value-type="float" office:value="12.196777" calcext:value-type="float">
            <text:p>12,196777</text:p>
          </table:table-cell>
          <table:table-cell/>
          <table:table-cell office:value-type="float" office:value="75.546" calcext:value-type="float">
            <text:p>75,546</text:p>
          </table:table-cell>
          <table:table-cell office:value-type="float" office:value="33.243922" calcext:value-type="float">
            <text:p>33,243922</text:p>
          </table:table-cell>
          <table:table-cell/>
          <table:table-cell office:value-type="float" office:value="272.352" calcext:value-type="float">
            <text:p>272,352</text:p>
          </table:table-cell>
          <table:table-cell office:value-type="float" office:value="227.002797" calcext:value-type="float">
            <text:p>227,002797</text:p>
          </table:table-cell>
          <table:table-cell table:number-columns-repeated="7"/>
        </table:table-row>
        <table:table-row table:style-name="ro1">
          <table:table-cell office:value-type="float" office:value="56.053" calcext:value-type="float">
            <text:p>56,053</text:p>
          </table:table-cell>
          <table:table-cell office:value-type="float" office:value="11.329659" calcext:value-type="float">
            <text:p>11,329659</text:p>
          </table:table-cell>
          <table:table-cell/>
          <table:table-cell office:value-type="float" office:value="77.076" calcext:value-type="float">
            <text:p>77,076</text:p>
          </table:table-cell>
          <table:table-cell office:value-type="float" office:value="33.191057" calcext:value-type="float">
            <text:p>33,191057</text:p>
          </table:table-cell>
          <table:table-cell/>
          <table:table-cell office:value-type="float" office:value="274.578" calcext:value-type="float">
            <text:p>274,578</text:p>
          </table:table-cell>
          <table:table-cell office:value-type="float" office:value="225.620554" calcext:value-type="float">
            <text:p>225,620554</text:p>
          </table:table-cell>
          <table:table-cell table:number-columns-repeated="7"/>
        </table:table-row>
        <table:table-row table:style-name="ro1">
          <table:table-cell office:value-type="float" office:value="55.818" calcext:value-type="float">
            <text:p>55,818</text:p>
          </table:table-cell>
          <table:table-cell office:value-type="float" office:value="10.330071" calcext:value-type="float">
            <text:p>10,330071</text:p>
          </table:table-cell>
          <table:table-cell/>
          <table:table-cell office:value-type="float" office:value="78.589" calcext:value-type="float">
            <text:p>78,589</text:p>
          </table:table-cell>
          <table:table-cell office:value-type="float" office:value="30.363841" calcext:value-type="float">
            <text:p>30,363841</text:p>
          </table:table-cell>
          <table:table-cell/>
          <table:table-cell office:value-type="float" office:value="270.813" calcext:value-type="float">
            <text:p>270,813</text:p>
          </table:table-cell>
          <table:table-cell office:value-type="float" office:value="224.372073" calcext:value-type="float">
            <text:p>224,372073</text:p>
          </table:table-cell>
          <table:table-cell table:number-columns-repeated="7"/>
        </table:table-row>
        <table:table-row table:style-name="ro1">
          <table:table-cell office:value-type="float" office:value="685.293" calcext:value-type="float">
            <text:p>685,293</text:p>
          </table:table-cell>
          <table:table-cell office:value-type="float" office:value="9.600444" calcext:value-type="float">
            <text:p>9,600444</text:p>
          </table:table-cell>
          <table:table-cell/>
          <table:table-cell office:value-type="float" office:value="68.876" calcext:value-type="float">
            <text:p>68,876</text:p>
          </table:table-cell>
          <table:table-cell office:value-type="float" office:value="29.80522" calcext:value-type="float">
            <text:p>29,80522</text:p>
          </table:table-cell>
          <table:table-cell/>
          <table:table-cell office:value-type="float" office:value="270.544" calcext:value-type="float">
            <text:p>270,544</text:p>
          </table:table-cell>
          <table:table-cell office:value-type="float" office:value="224.191182" calcext:value-type="float">
            <text:p>224,191182</text:p>
          </table:table-cell>
          <table:table-cell table:number-columns-repeated="7"/>
        </table:table-row>
        <table:table-row table:style-name="ro1">
          <table:table-cell office:value-type="float" office:value="54.228" calcext:value-type="float">
            <text:p>54,228</text:p>
          </table:table-cell>
          <table:table-cell office:value-type="float" office:value="8.730104" calcext:value-type="float">
            <text:p>8,730104</text:p>
          </table:table-cell>
          <table:table-cell/>
          <table:table-cell office:value-type="float" office:value="76.925" calcext:value-type="float">
            <text:p>76,925</text:p>
          </table:table-cell>
          <table:table-cell office:value-type="float" office:value="29.761806" calcext:value-type="float">
            <text:p>29,761806</text:p>
          </table:table-cell>
          <table:table-cell/>
          <table:table-cell office:value-type="float" office:value="269.647" calcext:value-type="float">
            <text:p>269,647</text:p>
          </table:table-cell>
          <table:table-cell office:value-type="float" office:value="224.153436" calcext:value-type="float">
            <text:p>224,153436</text:p>
          </table:table-cell>
          <table:table-cell table:number-columns-repeated="7"/>
        </table:table-row>
        <table:table-row table:style-name="ro1">
          <table:table-cell office:value-type="float" office:value="48.894" calcext:value-type="float">
            <text:p>48,894</text:p>
          </table:table-cell>
          <table:table-cell office:value-type="float" office:value="4.220995" calcext:value-type="float">
            <text:p>4,220995</text:p>
          </table:table-cell>
          <table:table-cell/>
          <table:table-cell office:value-type="float" office:value="67.519" calcext:value-type="float">
            <text:p>67,519</text:p>
          </table:table-cell>
          <table:table-cell office:value-type="float" office:value="29.375806" calcext:value-type="float">
            <text:p>29,375806</text:p>
          </table:table-cell>
          <table:table-cell/>
          <table:table-cell office:value-type="float" office:value="269.67" calcext:value-type="float">
            <text:p>269,67</text:p>
          </table:table-cell>
          <table:table-cell office:value-type="float" office:value="223.011859" calcext:value-type="float">
            <text:p>223,011859</text:p>
          </table:table-cell>
          <table:table-cell table:number-columns-repeated="7"/>
        </table:table-row>
        <table:table-row table:style-name="ro1">
          <table:table-cell office:value-type="float" office:value="47.085" calcext:value-type="float">
            <text:p>47,085</text:p>
          </table:table-cell>
          <table:table-cell office:value-type="float" office:value="3.458074" calcext:value-type="float">
            <text:p>3,458074</text:p>
          </table:table-cell>
          <table:table-cell/>
          <table:table-cell office:value-type="float" office:value="71.902" calcext:value-type="float">
            <text:p>71,902</text:p>
          </table:table-cell>
          <table:table-cell office:value-type="float" office:value="29.361654" calcext:value-type="float">
            <text:p>29,361654</text:p>
          </table:table-cell>
          <table:table-cell/>
          <table:table-cell office:value-type="float" office:value="269.725" calcext:value-type="float">
            <text:p>269,725</text:p>
          </table:table-cell>
          <table:table-cell office:value-type="float" office:value="222.615826" calcext:value-type="float">
            <text:p>222,615826</text:p>
          </table:table-cell>
          <table:table-cell table:number-columns-repeated="7"/>
        </table:table-row>
        <table:table-row table:style-name="ro1">
          <table:table-cell office:value-type="float" office:value="48.186" calcext:value-type="float">
            <text:p>48,186</text:p>
          </table:table-cell>
          <table:table-cell office:value-type="float" office:value="3.385504" calcext:value-type="float">
            <text:p>3,385504</text:p>
          </table:table-cell>
          <table:table-cell/>
          <table:table-cell office:value-type="float" office:value="69.708" calcext:value-type="float">
            <text:p>69,708</text:p>
          </table:table-cell>
          <table:table-cell office:value-type="float" office:value="29.220692" calcext:value-type="float">
            <text:p>29,220692</text:p>
          </table:table-cell>
          <table:table-cell/>
          <table:table-cell office:value-type="float" office:value="269.653" calcext:value-type="float">
            <text:p>269,653</text:p>
          </table:table-cell>
          <table:table-cell office:value-type="float" office:value="222.358637" calcext:value-type="float">
            <text:p>222,358637</text:p>
          </table:table-cell>
          <table:table-cell table:number-columns-repeated="7"/>
        </table:table-row>
        <table:table-row table:style-name="ro1">
          <table:table-cell office:value-type="float" office:value="45.697" calcext:value-type="float">
            <text:p>45,697</text:p>
          </table:table-cell>
          <table:table-cell office:value-type="float" office:value="3.107034" calcext:value-type="float">
            <text:p>3,107034</text:p>
          </table:table-cell>
          <table:table-cell/>
          <table:table-cell office:value-type="float" office:value="73.144" calcext:value-type="float">
            <text:p>73,144</text:p>
          </table:table-cell>
          <table:table-cell office:value-type="float" office:value="29.194601" calcext:value-type="float">
            <text:p>29,194601</text:p>
          </table:table-cell>
          <table:table-cell/>
          <table:table-cell office:value-type="float" office:value="268.97" calcext:value-type="float">
            <text:p>268,97</text:p>
          </table:table-cell>
          <table:table-cell office:value-type="float" office:value="222.345274" calcext:value-type="float">
            <text:p>222,345274</text:p>
          </table:table-cell>
          <table:table-cell table:number-columns-repeated="7"/>
        </table:table-row>
        <table:table-row table:style-name="ro1">
          <table:table-cell office:value-type="float" office:value="54.473" calcext:value-type="float">
            <text:p>54,473</text:p>
          </table:table-cell>
          <table:table-cell office:value-type="float" office:value="2.867446" calcext:value-type="float">
            <text:p>2,867446</text:p>
          </table:table-cell>
          <table:table-cell/>
          <table:table-cell office:value-type="float" office:value="71.269" calcext:value-type="float">
            <text:p>71,269</text:p>
          </table:table-cell>
          <table:table-cell office:value-type="float" office:value="29.165412" calcext:value-type="float">
            <text:p>29,165412</text:p>
          </table:table-cell>
          <table:table-cell/>
          <table:table-cell office:value-type="float" office:value="269.424" calcext:value-type="float">
            <text:p>269,424</text:p>
          </table:table-cell>
          <table:table-cell office:value-type="float" office:value="222.330591" calcext:value-type="float">
            <text:p>222,330591</text:p>
          </table:table-cell>
          <table:table-cell table:number-columns-repeated="7"/>
        </table:table-row>
        <table:table-row table:style-name="ro1">
          <table:table-cell office:value-type="float" office:value="48.465" calcext:value-type="float">
            <text:p>48,465</text:p>
          </table:table-cell>
          <table:table-cell office:value-type="float" office:value="2.5642" calcext:value-type="float">
            <text:p>2,5642</text:p>
          </table:table-cell>
          <table:table-cell/>
          <table:table-cell office:value-type="float" office:value="114.248" calcext:value-type="float">
            <text:p>114,248</text:p>
          </table:table-cell>
          <table:table-cell office:value-type="float" office:value="28.502952" calcext:value-type="float">
            <text:p>28,502952</text:p>
          </table:table-cell>
          <table:table-cell/>
          <table:table-cell office:value-type="float" office:value="267.8" calcext:value-type="float">
            <text:p>267,8</text:p>
          </table:table-cell>
          <table:table-cell office:value-type="float" office:value="221.979829" calcext:value-type="float">
            <text:p>221,979829</text:p>
          </table:table-cell>
          <table:table-cell table:number-columns-repeated="7"/>
        </table:table-row>
        <table:table-row table:style-name="ro1">
          <table:table-cell office:value-type="float" office:value="48.387" calcext:value-type="float">
            <text:p>48,387</text:p>
          </table:table-cell>
          <table:table-cell office:value-type="float" office:value="2.528077" calcext:value-type="float">
            <text:p>2,528077</text:p>
          </table:table-cell>
          <table:table-cell/>
          <table:table-cell office:value-type="float" office:value="69.246" calcext:value-type="float">
            <text:p>69,246</text:p>
          </table:table-cell>
          <table:table-cell office:value-type="float" office:value="26.552563" calcext:value-type="float">
            <text:p>26,552563</text:p>
          </table:table-cell>
          <table:table-cell/>
          <table:table-cell office:value-type="float" office:value="268.698" calcext:value-type="float">
            <text:p>268,698</text:p>
          </table:table-cell>
          <table:table-cell office:value-type="float" office:value="220.944468" calcext:value-type="float">
            <text:p>220,944468</text:p>
          </table:table-cell>
          <table:table-cell table:number-columns-repeated="7"/>
        </table:table-row>
        <table:table-row table:style-name="ro1">
          <table:table-cell office:value-type="float" office:value="48.75" calcext:value-type="float">
            <text:p>48,75</text:p>
          </table:table-cell>
          <table:table-cell office:value-type="float" office:value="2.498699" calcext:value-type="float">
            <text:p>2,498699</text:p>
          </table:table-cell>
          <table:table-cell/>
          <table:table-cell office:value-type="float" office:value="69.01" calcext:value-type="float">
            <text:p>69,01</text:p>
          </table:table-cell>
          <table:table-cell office:value-type="float" office:value="26.006732" calcext:value-type="float">
            <text:p>26,006732</text:p>
          </table:table-cell>
          <table:table-cell/>
          <table:table-cell office:value-type="float" office:value="267.423" calcext:value-type="float">
            <text:p>267,423</text:p>
          </table:table-cell>
          <table:table-cell office:value-type="float" office:value="220.791075" calcext:value-type="float">
            <text:p>220,791075</text:p>
          </table:table-cell>
          <table:table-cell table:number-columns-repeated="7"/>
        </table:table-row>
        <table:table-row table:style-name="ro1">
          <table:table-cell office:value-type="float" office:value="51.717" calcext:value-type="float">
            <text:p>51,717</text:p>
          </table:table-cell>
          <table:table-cell office:value-type="float" office:value="2.492335" calcext:value-type="float">
            <text:p>2,492335</text:p>
          </table:table-cell>
          <table:table-cell/>
          <table:table-cell office:value-type="float" office:value="80.527" calcext:value-type="float">
            <text:p>80,527</text:p>
          </table:table-cell>
          <table:table-cell office:value-type="float" office:value="25.95168" calcext:value-type="float">
            <text:p>25,95168</text:p>
          </table:table-cell>
          <table:table-cell/>
          <table:table-cell office:value-type="float" office:value="266.6" calcext:value-type="float">
            <text:p>266,6</text:p>
          </table:table-cell>
          <table:table-cell office:value-type="float" office:value="220.705882" calcext:value-type="float">
            <text:p>220,705882</text:p>
          </table:table-cell>
          <table:table-cell table:number-columns-repeated="7"/>
        </table:table-row>
        <table:table-row table:style-name="ro1">
          <table:table-cell office:value-type="float" office:value="48.181" calcext:value-type="float">
            <text:p>48,181</text:p>
          </table:table-cell>
          <table:table-cell office:value-type="float" office:value="2.467604" calcext:value-type="float">
            <text:p>2,467604</text:p>
          </table:table-cell>
          <table:table-cell/>
          <table:table-cell office:value-type="float" office:value="65.228" calcext:value-type="float">
            <text:p>65,228</text:p>
          </table:table-cell>
          <table:table-cell office:value-type="float" office:value="25.620742" calcext:value-type="float">
            <text:p>25,620742</text:p>
          </table:table-cell>
          <table:table-cell/>
          <table:table-cell office:value-type="float" office:value="265.762" calcext:value-type="float">
            <text:p>265,762</text:p>
          </table:table-cell>
          <table:table-cell office:value-type="float" office:value="220.182019" calcext:value-type="float">
            <text:p>220,182019</text:p>
          </table:table-cell>
          <table:table-cell table:number-columns-repeated="7"/>
        </table:table-row>
        <table:table-row table:style-name="ro1">
          <table:table-cell office:value-type="float" office:value="47.995" calcext:value-type="float">
            <text:p>47,995</text:p>
          </table:table-cell>
          <table:table-cell office:value-type="float" office:value="2.459138" calcext:value-type="float">
            <text:p>2,459138</text:p>
          </table:table-cell>
          <table:table-cell/>
          <table:table-cell office:value-type="float" office:value="65.285" calcext:value-type="float">
            <text:p>65,285</text:p>
          </table:table-cell>
          <table:table-cell office:value-type="float" office:value="25.552873" calcext:value-type="float">
            <text:p>25,552873</text:p>
          </table:table-cell>
          <table:table-cell/>
          <table:table-cell office:value-type="float" office:value="266.491" calcext:value-type="float">
            <text:p>266,491</text:p>
          </table:table-cell>
          <table:table-cell office:value-type="float" office:value="220.107364" calcext:value-type="float">
            <text:p>220,107364</text:p>
          </table:table-cell>
          <table:table-cell table:number-columns-repeated="7"/>
        </table:table-row>
        <table:table-row table:style-name="ro1">
          <table:table-cell office:value-type="float" office:value="50.625" calcext:value-type="float">
            <text:p>50,625</text:p>
          </table:table-cell>
          <table:table-cell office:value-type="float" office:value="2.458937" calcext:value-type="float">
            <text:p>2,458937</text:p>
          </table:table-cell>
          <table:table-cell/>
          <table:table-cell office:value-type="float" office:value="73.067" calcext:value-type="float">
            <text:p>73,067</text:p>
          </table:table-cell>
          <table:table-cell office:value-type="float" office:value="25.523128" calcext:value-type="float">
            <text:p>25,523128</text:p>
          </table:table-cell>
          <table:table-cell/>
          <table:table-cell office:value-type="float" office:value="264.856" calcext:value-type="float">
            <text:p>264,856</text:p>
          </table:table-cell>
          <table:table-cell office:value-type="float" office:value="219.82526" calcext:value-type="float">
            <text:p>219,82526</text:p>
          </table:table-cell>
          <table:table-cell table:number-columns-repeated="7"/>
        </table:table-row>
        <table:table-row table:style-name="ro1">
          <table:table-cell office:value-type="float" office:value="52.209" calcext:value-type="float">
            <text:p>52,209</text:p>
          </table:table-cell>
          <table:table-cell office:value-type="float" office:value="2.417122" calcext:value-type="float">
            <text:p>2,417122</text:p>
          </table:table-cell>
          <table:table-cell/>
          <table:table-cell office:value-type="float" office:value="66.803" calcext:value-type="float">
            <text:p>66,803</text:p>
          </table:table-cell>
          <table:table-cell office:value-type="float" office:value="25.521884" calcext:value-type="float">
            <text:p>25,521884</text:p>
          </table:table-cell>
          <table:table-cell/>
          <table:table-cell office:value-type="float" office:value="266.694" calcext:value-type="float">
            <text:p>266,694</text:p>
          </table:table-cell>
          <table:table-cell office:value-type="float" office:value="219.369663" calcext:value-type="float">
            <text:p>219,369663</text:p>
          </table:table-cell>
          <table:table-cell table:number-columns-repeated="7"/>
        </table:table-row>
        <table:table-row table:style-name="ro1">
          <table:table-cell office:value-type="float" office:value="47.251" calcext:value-type="float">
            <text:p>47,251</text:p>
          </table:table-cell>
          <table:table-cell office:value-type="float" office:value="2.411522" calcext:value-type="float">
            <text:p>2,411522</text:p>
          </table:table-cell>
          <table:table-cell/>
          <table:table-cell office:value-type="float" office:value="65.236" calcext:value-type="float">
            <text:p>65,236</text:p>
          </table:table-cell>
          <table:table-cell office:value-type="float" office:value="25.419021" calcext:value-type="float">
            <text:p>25,419021</text:p>
          </table:table-cell>
          <table:table-cell/>
          <table:table-cell office:value-type="float" office:value="265.309" calcext:value-type="float">
            <text:p>265,309</text:p>
          </table:table-cell>
          <table:table-cell office:value-type="float" office:value="218.915164" calcext:value-type="float">
            <text:p>218,915164</text:p>
          </table:table-cell>
          <table:table-cell table:number-columns-repeated="7"/>
        </table:table-row>
        <table:table-row table:style-name="ro1">
          <table:table-cell office:value-type="float" office:value="52.436" calcext:value-type="float">
            <text:p>52,436</text:p>
          </table:table-cell>
          <table:table-cell office:value-type="float" office:value="2.406921" calcext:value-type="float">
            <text:p>2,406921</text:p>
          </table:table-cell>
          <table:table-cell/>
          <table:table-cell office:value-type="float" office:value="63.846" calcext:value-type="float">
            <text:p>63,846</text:p>
          </table:table-cell>
          <table:table-cell office:value-type="float" office:value="25.37416" calcext:value-type="float">
            <text:p>25,37416</text:p>
          </table:table-cell>
          <table:table-cell/>
          <table:table-cell office:value-type="float" office:value="264.772" calcext:value-type="float">
            <text:p>264,772</text:p>
          </table:table-cell>
          <table:table-cell office:value-type="float" office:value="218.899964" calcext:value-type="float">
            <text:p>218,899964</text:p>
          </table:table-cell>
          <table:table-cell table:number-columns-repeated="7"/>
        </table:table-row>
        <table:table-row table:style-name="ro1">
          <table:table-cell office:value-type="float" office:value="67.074" calcext:value-type="float">
            <text:p>67,074</text:p>
          </table:table-cell>
          <table:table-cell office:value-type="float" office:value="2.404486" calcext:value-type="float">
            <text:p>2,404486</text:p>
          </table:table-cell>
          <table:table-cell/>
          <table:table-cell office:value-type="float" office:value="67.028" calcext:value-type="float">
            <text:p>67,028</text:p>
          </table:table-cell>
          <table:table-cell office:value-type="float" office:value="25.327416" calcext:value-type="float">
            <text:p>25,327416</text:p>
          </table:table-cell>
          <table:table-cell/>
          <table:table-cell office:value-type="float" office:value="265.997" calcext:value-type="float">
            <text:p>265,997</text:p>
          </table:table-cell>
          <table:table-cell office:value-type="float" office:value="218.477721" calcext:value-type="float">
            <text:p>218,477721</text:p>
          </table:table-cell>
          <table:table-cell table:number-columns-repeated="7"/>
        </table:table-row>
        <table:table-row table:style-name="ro1">
          <table:table-cell office:value-type="float" office:value="50.056" calcext:value-type="float">
            <text:p>50,056</text:p>
          </table:table-cell>
          <table:table-cell office:value-type="float" office:value="2.400752" calcext:value-type="float">
            <text:p>2,400752</text:p>
          </table:table-cell>
          <table:table-cell/>
          <table:table-cell office:value-type="float" office:value="65.995" calcext:value-type="float">
            <text:p>65,995</text:p>
          </table:table-cell>
          <table:table-cell office:value-type="float" office:value="25.318543" calcext:value-type="float">
            <text:p>25,318543</text:p>
          </table:table-cell>
          <table:table-cell/>
          <table:table-cell office:value-type="float" office:value="263.663" calcext:value-type="float">
            <text:p>263,663</text:p>
          </table:table-cell>
          <table:table-cell office:value-type="float" office:value="218.448102" calcext:value-type="float">
            <text:p>218,448102</text:p>
          </table:table-cell>
          <table:table-cell table:number-columns-repeated="7"/>
        </table:table-row>
        <table:table-row table:style-name="ro1">
          <table:table-cell office:value-type="float" office:value="50.337" calcext:value-type="float">
            <text:p>50,337</text:p>
          </table:table-cell>
          <table:table-cell office:value-type="float" office:value="2.400469" calcext:value-type="float">
            <text:p>2,400469</text:p>
          </table:table-cell>
          <table:table-cell/>
          <table:table-cell office:value-type="float" office:value="68.66" calcext:value-type="float">
            <text:p>68,66</text:p>
          </table:table-cell>
          <table:table-cell office:value-type="float" office:value="25.292637" calcext:value-type="float">
            <text:p>25,292637</text:p>
          </table:table-cell>
          <table:table-cell/>
          <table:table-cell office:value-type="float" office:value="263.17" calcext:value-type="float">
            <text:p>263,17</text:p>
          </table:table-cell>
          <table:table-cell office:value-type="float" office:value="218.425816" calcext:value-type="float">
            <text:p>218,425816</text:p>
          </table:table-cell>
          <table:table-cell table:number-columns-repeated="7"/>
        </table:table-row>
        <table:table-row table:style-name="ro1">
          <table:table-cell office:value-type="float" office:value="48.846" calcext:value-type="float">
            <text:p>48,846</text:p>
          </table:table-cell>
          <table:table-cell office:value-type="float" office:value="2.399543" calcext:value-type="float">
            <text:p>2,399543</text:p>
          </table:table-cell>
          <table:table-cell/>
          <table:table-cell office:value-type="float" office:value="69.54" calcext:value-type="float">
            <text:p>69,54</text:p>
          </table:table-cell>
          <table:table-cell office:value-type="float" office:value="25.29183" calcext:value-type="float">
            <text:p>25,29183</text:p>
          </table:table-cell>
          <table:table-cell/>
          <table:table-cell office:value-type="float" office:value="264.239" calcext:value-type="float">
            <text:p>264,239</text:p>
          </table:table-cell>
          <table:table-cell office:value-type="float" office:value="218.228164" calcext:value-type="float">
            <text:p>218,228164</text:p>
          </table:table-cell>
          <table:table-cell table:number-columns-repeated="7"/>
        </table:table-row>
        <table:table-row table:style-name="ro1">
          <table:table-cell office:value-type="float" office:value="46.939" calcext:value-type="float">
            <text:p>46,939</text:p>
          </table:table-cell>
          <table:table-cell office:value-type="float" office:value="2.397037" calcext:value-type="float">
            <text:p>2,397037</text:p>
          </table:table-cell>
          <table:table-cell/>
          <table:table-cell office:value-type="float" office:value="65.664" calcext:value-type="float">
            <text:p>65,664</text:p>
          </table:table-cell>
          <table:table-cell office:value-type="float" office:value="25.283859" calcext:value-type="float">
            <text:p>25,283859</text:p>
          </table:table-cell>
          <table:table-cell/>
          <table:table-cell office:value-type="float" office:value="268.75" calcext:value-type="float">
            <text:p>268,75</text:p>
          </table:table-cell>
          <table:table-cell office:value-type="float" office:value="217.786852" calcext:value-type="float">
            <text:p>217,786852</text:p>
          </table:table-cell>
          <table:table-cell table:number-columns-repeated="7"/>
        </table:table-row>
        <table:table-row table:style-name="ro1">
          <table:table-cell office:value-type="float" office:value="48.539" calcext:value-type="float">
            <text:p>48,539</text:p>
          </table:table-cell>
          <table:table-cell office:value-type="float" office:value="2.396405" calcext:value-type="float">
            <text:p>2,396405</text:p>
          </table:table-cell>
          <table:table-cell/>
          <table:table-cell office:value-type="float" office:value="62.725" calcext:value-type="float">
            <text:p>62,725</text:p>
          </table:table-cell>
          <table:table-cell office:value-type="float" office:value="25.262805" calcext:value-type="float">
            <text:p>25,262805</text:p>
          </table:table-cell>
          <table:table-cell/>
          <table:table-cell office:value-type="float" office:value="263.748" calcext:value-type="float">
            <text:p>263,748</text:p>
          </table:table-cell>
          <table:table-cell office:value-type="float" office:value="217.63631" calcext:value-type="float">
            <text:p>217,63631</text:p>
          </table:table-cell>
          <table:table-cell table:number-columns-repeated="7"/>
        </table:table-row>
        <table:table-row table:style-name="ro1">
          <table:table-cell office:value-type="float" office:value="47.148" calcext:value-type="float">
            <text:p>47,148</text:p>
          </table:table-cell>
          <table:table-cell office:value-type="float" office:value="2.395447" calcext:value-type="float">
            <text:p>2,395447</text:p>
          </table:table-cell>
          <table:table-cell/>
          <table:table-cell office:value-type="float" office:value="64.137" calcext:value-type="float">
            <text:p>64,137</text:p>
          </table:table-cell>
          <table:table-cell office:value-type="float" office:value="25.257028" calcext:value-type="float">
            <text:p>25,257028</text:p>
          </table:table-cell>
          <table:table-cell/>
          <table:table-cell office:value-type="float" office:value="264.145" calcext:value-type="float">
            <text:p>264,145</text:p>
          </table:table-cell>
          <table:table-cell office:value-type="float" office:value="217.364716" calcext:value-type="float">
            <text:p>217,364716</text:p>
          </table:table-cell>
          <table:table-cell table:number-columns-repeated="7"/>
        </table:table-row>
        <table:table-row table:style-name="ro1">
          <table:table-cell office:value-type="float" office:value="47.042" calcext:value-type="float">
            <text:p>47,042</text:p>
          </table:table-cell>
          <table:table-cell office:value-type="float" office:value="2.392219" calcext:value-type="float">
            <text:p>2,392219</text:p>
          </table:table-cell>
          <table:table-cell/>
          <table:table-cell office:value-type="float" office:value="64.617" calcext:value-type="float">
            <text:p>64,617</text:p>
          </table:table-cell>
          <table:table-cell office:value-type="float" office:value="25.242429" calcext:value-type="float">
            <text:p>25,242429</text:p>
          </table:table-cell>
          <table:table-cell/>
          <table:table-cell office:value-type="float" office:value="261.18" calcext:value-type="float">
            <text:p>261,18</text:p>
          </table:table-cell>
          <table:table-cell office:value-type="float" office:value="217.231224" calcext:value-type="float">
            <text:p>217,231224</text:p>
          </table:table-cell>
          <table:table-cell table:number-columns-repeated="7"/>
        </table:table-row>
        <table:table-row table:style-name="ro1">
          <table:table-cell office:value-type="float" office:value="51.246" calcext:value-type="float">
            <text:p>51,246</text:p>
          </table:table-cell>
          <table:table-cell office:value-type="float" office:value="2.386262" calcext:value-type="float">
            <text:p>2,386262</text:p>
          </table:table-cell>
          <table:table-cell/>
          <table:table-cell office:value-type="float" office:value="64.422" calcext:value-type="float">
            <text:p>64,422</text:p>
          </table:table-cell>
          <table:table-cell office:value-type="float" office:value="25.216818" calcext:value-type="float">
            <text:p>25,216818</text:p>
          </table:table-cell>
          <table:table-cell/>
          <table:table-cell office:value-type="float" office:value="261.988" calcext:value-type="float">
            <text:p>261,988</text:p>
          </table:table-cell>
          <table:table-cell office:value-type="float" office:value="216.74392" calcext:value-type="float">
            <text:p>216,74392</text:p>
          </table:table-cell>
          <table:table-cell table:number-columns-repeated="7"/>
        </table:table-row>
        <table:table-row table:style-name="ro1">
          <table:table-cell office:value-type="float" office:value="47.223" calcext:value-type="float">
            <text:p>47,223</text:p>
          </table:table-cell>
          <table:table-cell office:value-type="float" office:value="2.385881" calcext:value-type="float">
            <text:p>2,385881</text:p>
          </table:table-cell>
          <table:table-cell/>
          <table:table-cell office:value-type="float" office:value="73.351" calcext:value-type="float">
            <text:p>73,351</text:p>
          </table:table-cell>
          <table:table-cell office:value-type="float" office:value="25.215831" calcext:value-type="float">
            <text:p>25,215831</text:p>
          </table:table-cell>
          <table:table-cell/>
          <table:table-cell office:value-type="float" office:value="262.535" calcext:value-type="float">
            <text:p>262,535</text:p>
          </table:table-cell>
          <table:table-cell office:value-type="float" office:value="216.724776" calcext:value-type="float">
            <text:p>216,724776</text:p>
          </table:table-cell>
          <table:table-cell table:number-columns-repeated="7"/>
        </table:table-row>
        <table:table-row table:style-name="ro1">
          <table:table-cell office:value-type="float" office:value="47.419" calcext:value-type="float">
            <text:p>47,419</text:p>
          </table:table-cell>
          <table:table-cell office:value-type="float" office:value="2.385367" calcext:value-type="float">
            <text:p>2,385367</text:p>
          </table:table-cell>
          <table:table-cell/>
          <table:table-cell office:value-type="float" office:value="74.167" calcext:value-type="float">
            <text:p>74,167</text:p>
          </table:table-cell>
          <table:table-cell office:value-type="float" office:value="25.19381" calcext:value-type="float">
            <text:p>25,19381</text:p>
          </table:table-cell>
          <table:table-cell/>
          <table:table-cell office:value-type="float" office:value="262.205" calcext:value-type="float">
            <text:p>262,205</text:p>
          </table:table-cell>
          <table:table-cell office:value-type="float" office:value="216.343766" calcext:value-type="float">
            <text:p>216,343766</text:p>
          </table:table-cell>
          <table:table-cell table:number-columns-repeated="7"/>
        </table:table-row>
        <table:table-row table:style-name="ro1">
          <table:table-cell office:value-type="float" office:value="46.39" calcext:value-type="float">
            <text:p>46,39</text:p>
          </table:table-cell>
          <table:table-cell office:value-type="float" office:value="2.385184" calcext:value-type="float">
            <text:p>2,385184</text:p>
          </table:table-cell>
          <table:table-cell/>
          <table:table-cell office:value-type="float" office:value="62.736" calcext:value-type="float">
            <text:p>62,736</text:p>
          </table:table-cell>
          <table:table-cell office:value-type="float" office:value="25.16462" calcext:value-type="float">
            <text:p>25,16462</text:p>
          </table:table-cell>
          <table:table-cell/>
          <table:table-cell office:value-type="float" office:value="263.453" calcext:value-type="float">
            <text:p>263,453</text:p>
          </table:table-cell>
          <table:table-cell office:value-type="float" office:value="216.327615" calcext:value-type="float">
            <text:p>216,327615</text:p>
          </table:table-cell>
          <table:table-cell table:number-columns-repeated="7"/>
        </table:table-row>
        <table:table-row table:style-name="ro1">
          <table:table-cell office:value-type="float" office:value="48.48" calcext:value-type="float">
            <text:p>48,48</text:p>
          </table:table-cell>
          <table:table-cell office:value-type="float" office:value="2.384283" calcext:value-type="float">
            <text:p>2,384283</text:p>
          </table:table-cell>
          <table:table-cell/>
          <table:table-cell office:value-type="float" office:value="68.013" calcext:value-type="float">
            <text:p>68,013</text:p>
          </table:table-cell>
          <table:table-cell office:value-type="float" office:value="25.151393" calcext:value-type="float">
            <text:p>25,151393</text:p>
          </table:table-cell>
          <table:table-cell/>
          <table:table-cell office:value-type="float" office:value="262.197" calcext:value-type="float">
            <text:p>262,197</text:p>
          </table:table-cell>
          <table:table-cell office:value-type="float" office:value="216.165702" calcext:value-type="float">
            <text:p>216,165702</text:p>
          </table:table-cell>
          <table:table-cell table:number-columns-repeated="7"/>
        </table:table-row>
        <table:table-row table:style-name="ro1">
          <table:table-cell office:value-type="float" office:value="47.904" calcext:value-type="float">
            <text:p>47,904</text:p>
          </table:table-cell>
          <table:table-cell office:value-type="float" office:value="2.384267" calcext:value-type="float">
            <text:p>2,384267</text:p>
          </table:table-cell>
          <table:table-cell/>
          <table:table-cell office:value-type="float" office:value="65.195" calcext:value-type="float">
            <text:p>65,195</text:p>
          </table:table-cell>
          <table:table-cell office:value-type="float" office:value="25.140304" calcext:value-type="float">
            <text:p>25,140304</text:p>
          </table:table-cell>
          <table:table-cell/>
          <table:table-cell office:value-type="float" office:value="260.223" calcext:value-type="float">
            <text:p>260,223</text:p>
          </table:table-cell>
          <table:table-cell office:value-type="float" office:value="216.10746" calcext:value-type="float">
            <text:p>216,10746</text:p>
          </table:table-cell>
          <table:table-cell table:number-columns-repeated="7"/>
        </table:table-row>
        <table:table-row table:style-name="ro1">
          <table:table-cell office:value-type="float" office:value="52.403" calcext:value-type="float">
            <text:p>52,403</text:p>
          </table:table-cell>
          <table:table-cell office:value-type="float" office:value="2.38128" calcext:value-type="float">
            <text:p>2,38128</text:p>
          </table:table-cell>
          <table:table-cell/>
          <table:table-cell office:value-type="float" office:value="72.909" calcext:value-type="float">
            <text:p>72,909</text:p>
          </table:table-cell>
          <table:table-cell office:value-type="float" office:value="25.127087" calcext:value-type="float">
            <text:p>25,127087</text:p>
          </table:table-cell>
          <table:table-cell/>
          <table:table-cell office:value-type="float" office:value="264.812" calcext:value-type="float">
            <text:p>264,812</text:p>
          </table:table-cell>
          <table:table-cell office:value-type="float" office:value="216.040684" calcext:value-type="float">
            <text:p>216,040684</text:p>
          </table:table-cell>
          <table:table-cell table:number-columns-repeated="7"/>
        </table:table-row>
        <table:table-row table:style-name="ro1">
          <table:table-cell office:value-type="float" office:value="48.278" calcext:value-type="float">
            <text:p>48,278</text:p>
          </table:table-cell>
          <table:table-cell office:value-type="float" office:value="2.379356" calcext:value-type="float">
            <text:p>2,379356</text:p>
          </table:table-cell>
          <table:table-cell/>
          <table:table-cell office:value-type="float" office:value="68.812" calcext:value-type="float">
            <text:p>68,812</text:p>
          </table:table-cell>
          <table:table-cell office:value-type="float" office:value="25.097606" calcext:value-type="float">
            <text:p>25,097606</text:p>
          </table:table-cell>
          <table:table-cell/>
          <table:table-cell office:value-type="float" office:value="286.672" calcext:value-type="float">
            <text:p>286,672</text:p>
          </table:table-cell>
          <table:table-cell office:value-type="float" office:value="216.021626" calcext:value-type="float">
            <text:p>216,021626</text:p>
          </table:table-cell>
          <table:table-cell table:number-columns-repeated="7"/>
        </table:table-row>
        <table:table-row table:style-name="ro1">
          <table:table-cell office:value-type="float" office:value="46.947" calcext:value-type="float">
            <text:p>46,947</text:p>
          </table:table-cell>
          <table:table-cell office:value-type="float" office:value="2.378382" calcext:value-type="float">
            <text:p>2,378382</text:p>
          </table:table-cell>
          <table:table-cell/>
          <table:table-cell office:value-type="float" office:value="67.526" calcext:value-type="float">
            <text:p>67,526</text:p>
          </table:table-cell>
          <table:table-cell office:value-type="float" office:value="25.010354" calcext:value-type="float">
            <text:p>25,010354</text:p>
          </table:table-cell>
          <table:table-cell/>
          <table:table-cell office:value-type="float" office:value="263.402" calcext:value-type="float">
            <text:p>263,402</text:p>
          </table:table-cell>
          <table:table-cell office:value-type="float" office:value="215.905947" calcext:value-type="float">
            <text:p>215,905947</text:p>
          </table:table-cell>
          <table:table-cell table:number-columns-repeated="7"/>
        </table:table-row>
        <table:table-row table:style-name="ro1">
          <table:table-cell office:value-type="float" office:value="47.058" calcext:value-type="float">
            <text:p>47,058</text:p>
          </table:table-cell>
          <table:table-cell office:value-type="float" office:value="2.370599" calcext:value-type="float">
            <text:p>2,370599</text:p>
          </table:table-cell>
          <table:table-cell/>
          <table:table-cell office:value-type="float" office:value="70.02" calcext:value-type="float">
            <text:p>70,02</text:p>
          </table:table-cell>
          <table:table-cell office:value-type="float" office:value="22.223861" calcext:value-type="float">
            <text:p>22,223861</text:p>
          </table:table-cell>
          <table:table-cell/>
          <table:table-cell office:value-type="float" office:value="263.307" calcext:value-type="float">
            <text:p>263,307</text:p>
          </table:table-cell>
          <table:table-cell office:value-type="float" office:value="215.878225" calcext:value-type="float">
            <text:p>215,878225</text:p>
          </table:table-cell>
          <table:table-cell table:number-columns-repeated="7"/>
        </table:table-row>
        <table:table-row table:style-name="ro1">
          <table:table-cell office:value-type="float" office:value="48.801" calcext:value-type="float">
            <text:p>48,801</text:p>
          </table:table-cell>
          <table:table-cell office:value-type="float" office:value="2.369909" calcext:value-type="float">
            <text:p>2,369909</text:p>
          </table:table-cell>
          <table:table-cell/>
          <table:table-cell office:value-type="float" office:value="62.751" calcext:value-type="float">
            <text:p>62,751</text:p>
          </table:table-cell>
          <table:table-cell office:value-type="float" office:value="22.118721" calcext:value-type="float">
            <text:p>22,118721</text:p>
          </table:table-cell>
          <table:table-cell/>
          <table:table-cell office:value-type="float" office:value="274.289" calcext:value-type="float">
            <text:p>274,289</text:p>
          </table:table-cell>
          <table:table-cell office:value-type="float" office:value="215.67883" calcext:value-type="float">
            <text:p>215,67883</text:p>
          </table:table-cell>
          <table:table-cell table:number-columns-repeated="7"/>
        </table:table-row>
        <table:table-row table:style-name="ro1">
          <table:table-cell office:value-type="float" office:value="50.816" calcext:value-type="float">
            <text:p>50,816</text:p>
          </table:table-cell>
          <table:table-cell office:value-type="float" office:value="2.369044" calcext:value-type="float">
            <text:p>2,369044</text:p>
          </table:table-cell>
          <table:table-cell/>
          <table:table-cell office:value-type="float" office:value="65.877" calcext:value-type="float">
            <text:p>65,877</text:p>
          </table:table-cell>
          <table:table-cell office:value-type="float" office:value="22.008897" calcext:value-type="float">
            <text:p>22,008897</text:p>
          </table:table-cell>
          <table:table-cell/>
          <table:table-cell office:value-type="float" office:value="261.918" calcext:value-type="float">
            <text:p>261,918</text:p>
          </table:table-cell>
          <table:table-cell office:value-type="float" office:value="215.645518" calcext:value-type="float">
            <text:p>215,645518</text:p>
          </table:table-cell>
          <table:table-cell table:number-columns-repeated="7"/>
        </table:table-row>
        <table:table-row table:style-name="ro1">
          <table:table-cell office:value-type="float" office:value="47.313" calcext:value-type="float">
            <text:p>47,313</text:p>
          </table:table-cell>
          <table:table-cell office:value-type="float" office:value="2.359868" calcext:value-type="float">
            <text:p>2,359868</text:p>
          </table:table-cell>
          <table:table-cell/>
          <table:table-cell office:value-type="float" office:value="61.26" calcext:value-type="float">
            <text:p>61,26</text:p>
          </table:table-cell>
          <table:table-cell office:value-type="float" office:value="21.756873" calcext:value-type="float">
            <text:p>21,756873</text:p>
          </table:table-cell>
          <table:table-cell/>
          <table:table-cell office:value-type="float" office:value="263.18" calcext:value-type="float">
            <text:p>263,18</text:p>
          </table:table-cell>
          <table:table-cell office:value-type="float" office:value="215.52466" calcext:value-type="float">
            <text:p>215,52466</text:p>
          </table:table-cell>
          <table:table-cell table:number-columns-repeated="7"/>
        </table:table-row>
        <table:table-row table:style-name="ro1">
          <table:table-cell office:value-type="float" office:value="47.619" calcext:value-type="float">
            <text:p>47,619</text:p>
          </table:table-cell>
          <table:table-cell office:value-type="float" office:value="2.358155" calcext:value-type="float">
            <text:p>2,358155</text:p>
          </table:table-cell>
          <table:table-cell/>
          <table:table-cell office:value-type="float" office:value="68.66" calcext:value-type="float">
            <text:p>68,66</text:p>
          </table:table-cell>
          <table:table-cell office:value-type="float" office:value="21.755441" calcext:value-type="float">
            <text:p>21,755441</text:p>
          </table:table-cell>
          <table:table-cell/>
          <table:table-cell office:value-type="float" office:value="262.554" calcext:value-type="float">
            <text:p>262,554</text:p>
          </table:table-cell>
          <table:table-cell office:value-type="float" office:value="215.459151" calcext:value-type="float">
            <text:p>215,459151</text:p>
          </table:table-cell>
          <table:table-cell table:number-columns-repeated="7"/>
        </table:table-row>
        <table:table-row table:style-name="ro1">
          <table:table-cell office:value-type="float" office:value="50.384" calcext:value-type="float">
            <text:p>50,384</text:p>
          </table:table-cell>
          <table:table-cell office:value-type="float" office:value="2.357913" calcext:value-type="float">
            <text:p>2,357913</text:p>
          </table:table-cell>
          <table:table-cell/>
          <table:table-cell office:value-type="float" office:value="64.658" calcext:value-type="float">
            <text:p>64,658</text:p>
          </table:table-cell>
          <table:table-cell office:value-type="float" office:value="21.752556" calcext:value-type="float">
            <text:p>21,752556</text:p>
          </table:table-cell>
          <table:table-cell/>
          <table:table-cell office:value-type="float" office:value="262.011" calcext:value-type="float">
            <text:p>262,011</text:p>
          </table:table-cell>
          <table:table-cell office:value-type="float" office:value="215.028753" calcext:value-type="float">
            <text:p>215,028753</text:p>
          </table:table-cell>
          <table:table-cell table:number-columns-repeated="7"/>
        </table:table-row>
        <table:table-row table:style-name="ro1">
          <table:table-cell office:value-type="float" office:value="47.043" calcext:value-type="float">
            <text:p>47,043</text:p>
          </table:table-cell>
          <table:table-cell office:value-type="float" office:value="2.356459" calcext:value-type="float">
            <text:p>2,356459</text:p>
          </table:table-cell>
          <table:table-cell/>
          <table:table-cell office:value-type="float" office:value="66.691" calcext:value-type="float">
            <text:p>66,691</text:p>
          </table:table-cell>
          <table:table-cell office:value-type="float" office:value="21.750995" calcext:value-type="float">
            <text:p>21,750995</text:p>
          </table:table-cell>
          <table:table-cell/>
          <table:table-cell office:value-type="float" office:value="260.229" calcext:value-type="float">
            <text:p>260,229</text:p>
          </table:table-cell>
          <table:table-cell office:value-type="float" office:value="214.953916" calcext:value-type="float">
            <text:p>214,953916</text:p>
          </table:table-cell>
          <table:table-cell table:number-columns-repeated="7"/>
        </table:table-row>
        <table:table-row table:style-name="ro1">
          <table:table-cell office:value-type="float" office:value="46.246" calcext:value-type="float">
            <text:p>46,246</text:p>
          </table:table-cell>
          <table:table-cell office:value-type="float" office:value="2.353902" calcext:value-type="float">
            <text:p>2,353902</text:p>
          </table:table-cell>
          <table:table-cell/>
          <table:table-cell office:value-type="float" office:value="301.229" calcext:value-type="float">
            <text:p>301,229</text:p>
          </table:table-cell>
          <table:table-cell office:value-type="float" office:value="21.737417" calcext:value-type="float">
            <text:p>21,737417</text:p>
          </table:table-cell>
          <table:table-cell/>
          <table:table-cell office:value-type="float" office:value="260.952" calcext:value-type="float">
            <text:p>260,952</text:p>
          </table:table-cell>
          <table:table-cell office:value-type="float" office:value="214.869279" calcext:value-type="float">
            <text:p>214,869279</text:p>
          </table:table-cell>
          <table:table-cell table:number-columns-repeated="7"/>
        </table:table-row>
        <table:table-row table:style-name="ro1">
          <table:table-cell office:value-type="float" office:value="48.738" calcext:value-type="float">
            <text:p>48,738</text:p>
          </table:table-cell>
          <table:table-cell office:value-type="float" office:value="2.352693" calcext:value-type="float">
            <text:p>2,352693</text:p>
          </table:table-cell>
          <table:table-cell/>
          <table:table-cell office:value-type="float" office:value="62.828" calcext:value-type="float">
            <text:p>62,828</text:p>
          </table:table-cell>
          <table:table-cell office:value-type="float" office:value="21.721705" calcext:value-type="float">
            <text:p>21,721705</text:p>
          </table:table-cell>
          <table:table-cell/>
          <table:table-cell office:value-type="float" office:value="495.897" calcext:value-type="float">
            <text:p>495,897</text:p>
          </table:table-cell>
          <table:table-cell office:value-type="float" office:value="214.856189" calcext:value-type="float">
            <text:p>214,856189</text:p>
          </table:table-cell>
          <table:table-cell table:number-columns-repeated="7"/>
        </table:table-row>
        <table:table-row table:style-name="ro1">
          <table:table-cell office:value-type="float" office:value="47.75" calcext:value-type="float">
            <text:p>47,75</text:p>
          </table:table-cell>
          <table:table-cell office:value-type="float" office:value="2.35241" calcext:value-type="float">
            <text:p>2,35241</text:p>
          </table:table-cell>
          <table:table-cell/>
          <table:table-cell office:value-type="float" office:value="68.877" calcext:value-type="float">
            <text:p>68,877</text:p>
          </table:table-cell>
          <table:table-cell office:value-type="float" office:value="21.721323" calcext:value-type="float">
            <text:p>21,721323</text:p>
          </table:table-cell>
          <table:table-cell/>
          <table:table-cell office:value-type="float" office:value="262.373" calcext:value-type="float">
            <text:p>262,373</text:p>
          </table:table-cell>
          <table:table-cell office:value-type="float" office:value="214.792126" calcext:value-type="float">
            <text:p>214,792126</text:p>
          </table:table-cell>
          <table:table-cell table:number-columns-repeated="7"/>
        </table:table-row>
        <table:table-row table:style-name="ro1">
          <table:table-cell office:value-type="float" office:value="47.72" calcext:value-type="float">
            <text:p>47,72</text:p>
          </table:table-cell>
          <table:table-cell office:value-type="float" office:value="2.351243" calcext:value-type="float">
            <text:p>2,351243</text:p>
          </table:table-cell>
          <table:table-cell/>
          <table:table-cell office:value-type="float" office:value="69.341" calcext:value-type="float">
            <text:p>69,341</text:p>
          </table:table-cell>
          <table:table-cell office:value-type="float" office:value="21.679677" calcext:value-type="float">
            <text:p>21,679677</text:p>
          </table:table-cell>
          <table:table-cell/>
          <table:table-cell office:value-type="float" office:value="263.171" calcext:value-type="float">
            <text:p>263,171</text:p>
          </table:table-cell>
          <table:table-cell office:value-type="float" office:value="214.699542" calcext:value-type="float">
            <text:p>214,699542</text:p>
          </table:table-cell>
          <table:table-cell table:number-columns-repeated="7"/>
        </table:table-row>
        <table:table-row table:style-name="ro1">
          <table:table-cell office:value-type="float" office:value="47.415" calcext:value-type="float">
            <text:p>47,415</text:p>
          </table:table-cell>
          <table:table-cell office:value-type="float" office:value="2.351155" calcext:value-type="float">
            <text:p>2,351155</text:p>
          </table:table-cell>
          <table:table-cell/>
          <table:table-cell office:value-type="float" office:value="63.669" calcext:value-type="float">
            <text:p>63,669</text:p>
          </table:table-cell>
          <table:table-cell office:value-type="float" office:value="21.630241" calcext:value-type="float">
            <text:p>21,630241</text:p>
          </table:table-cell>
          <table:table-cell/>
          <table:table-cell office:value-type="float" office:value="260.062" calcext:value-type="float">
            <text:p>260,062</text:p>
          </table:table-cell>
          <table:table-cell office:value-type="float" office:value="214.652088" calcext:value-type="float">
            <text:p>214,652088</text:p>
          </table:table-cell>
          <table:table-cell table:number-columns-repeated="7"/>
        </table:table-row>
        <table:table-row table:style-name="ro1">
          <table:table-cell office:value-type="float" office:value="47.335" calcext:value-type="float">
            <text:p>47,335</text:p>
          </table:table-cell>
          <table:table-cell office:value-type="float" office:value="2.341861" calcext:value-type="float">
            <text:p>2,341861</text:p>
          </table:table-cell>
          <table:table-cell/>
          <table:table-cell office:value-type="float" office:value="71.336" calcext:value-type="float">
            <text:p>71,336</text:p>
          </table:table-cell>
          <table:table-cell office:value-type="float" office:value="21.624573" calcext:value-type="float">
            <text:p>21,624573</text:p>
          </table:table-cell>
          <table:table-cell/>
          <table:table-cell office:value-type="float" office:value="260.417" calcext:value-type="float">
            <text:p>260,417</text:p>
          </table:table-cell>
          <table:table-cell office:value-type="float" office:value="214.55456" calcext:value-type="float">
            <text:p>214,55456</text:p>
          </table:table-cell>
          <table:table-cell table:number-columns-repeated="7"/>
        </table:table-row>
        <table:table-row table:style-name="ro1">
          <table:table-cell office:value-type="float" office:value="46.14" calcext:value-type="float">
            <text:p>46,14</text:p>
          </table:table-cell>
          <table:table-cell office:value-type="float" office:value="2.341234" calcext:value-type="float">
            <text:p>2,341234</text:p>
          </table:table-cell>
          <table:table-cell/>
          <table:table-cell office:value-type="float" office:value="70.077" calcext:value-type="float">
            <text:p>70,077</text:p>
          </table:table-cell>
          <table:table-cell office:value-type="float" office:value="21.599475" calcext:value-type="float">
            <text:p>21,599475</text:p>
          </table:table-cell>
          <table:table-cell/>
          <table:table-cell office:value-type="float" office:value="256.57" calcext:value-type="float">
            <text:p>256,57</text:p>
          </table:table-cell>
          <table:table-cell office:value-type="float" office:value="214.401265" calcext:value-type="float">
            <text:p>214,401265</text:p>
          </table:table-cell>
          <table:table-cell table:number-columns-repeated="7"/>
        </table:table-row>
        <table:table-row table:style-name="ro1">
          <table:table-cell office:value-type="float" office:value="50.314" calcext:value-type="float">
            <text:p>50,314</text:p>
          </table:table-cell>
          <table:table-cell office:value-type="float" office:value="2.338961" calcext:value-type="float">
            <text:p>2,338961</text:p>
          </table:table-cell>
          <table:table-cell/>
          <table:table-cell office:value-type="float" office:value="62.382" calcext:value-type="float">
            <text:p>62,382</text:p>
          </table:table-cell>
          <table:table-cell office:value-type="float" office:value="21.591295" calcext:value-type="float">
            <text:p>21,591295</text:p>
          </table:table-cell>
          <table:table-cell/>
          <table:table-cell office:value-type="float" office:value="261.377" calcext:value-type="float">
            <text:p>261,377</text:p>
          </table:table-cell>
          <table:table-cell office:value-type="float" office:value="214.305199" calcext:value-type="float">
            <text:p>214,305199</text:p>
          </table:table-cell>
          <table:table-cell table:number-columns-repeated="7"/>
        </table:table-row>
        <table:table-row table:style-name="ro1">
          <table:table-cell office:value-type="float" office:value="48.403" calcext:value-type="float">
            <text:p>48,403</text:p>
          </table:table-cell>
          <table:table-cell office:value-type="float" office:value="2.332288" calcext:value-type="float">
            <text:p>2,332288</text:p>
          </table:table-cell>
          <table:table-cell/>
          <table:table-cell office:value-type="float" office:value="68.553" calcext:value-type="float">
            <text:p>68,553</text:p>
          </table:table-cell>
          <table:table-cell office:value-type="float" office:value="21.560829" calcext:value-type="float">
            <text:p>21,560829</text:p>
          </table:table-cell>
          <table:table-cell/>
          <table:table-cell office:value-type="float" office:value="264.255" calcext:value-type="float">
            <text:p>264,255</text:p>
          </table:table-cell>
          <table:table-cell office:value-type="float" office:value="214.06648" calcext:value-type="float">
            <text:p>214,06648</text:p>
          </table:table-cell>
          <table:table-cell table:number-columns-repeated="7"/>
        </table:table-row>
        <table:table-row table:style-name="ro1">
          <table:table-cell office:value-type="float" office:value="48.049" calcext:value-type="float">
            <text:p>48,049</text:p>
          </table:table-cell>
          <table:table-cell office:value-type="float" office:value="2.331931" calcext:value-type="float">
            <text:p>2,331931</text:p>
          </table:table-cell>
          <table:table-cell/>
          <table:table-cell office:value-type="float" office:value="68.539" calcext:value-type="float">
            <text:p>68,539</text:p>
          </table:table-cell>
          <table:table-cell office:value-type="float" office:value="21.545239" calcext:value-type="float">
            <text:p>21,545239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214.044651" calcext:value-type="float">
            <text:p>214,044651</text:p>
          </table:table-cell>
          <table:table-cell table:number-columns-repeated="7"/>
        </table:table-row>
        <table:table-row table:style-name="ro1">
          <table:table-cell office:value-type="float" office:value="48.661" calcext:value-type="float">
            <text:p>48,661</text:p>
          </table:table-cell>
          <table:table-cell office:value-type="float" office:value="2.328457" calcext:value-type="float">
            <text:p>2,328457</text:p>
          </table:table-cell>
          <table:table-cell/>
          <table:table-cell office:value-type="float" office:value="65.765" calcext:value-type="float">
            <text:p>65,765</text:p>
          </table:table-cell>
          <table:table-cell office:value-type="float" office:value="21.54088" calcext:value-type="float">
            <text:p>21,54088</text:p>
          </table:table-cell>
          <table:table-cell/>
          <table:table-cell office:value-type="float" office:value="264.741" calcext:value-type="float">
            <text:p>264,741</text:p>
          </table:table-cell>
          <table:table-cell office:value-type="float" office:value="214.013935" calcext:value-type="float">
            <text:p>214,013935</text:p>
          </table:table-cell>
          <table:table-cell table:number-columns-repeated="7"/>
        </table:table-row>
        <table:table-row table:style-name="ro1">
          <table:table-cell office:value-type="float" office:value="48.401" calcext:value-type="float">
            <text:p>48,401</text:p>
          </table:table-cell>
          <table:table-cell office:value-type="float" office:value="2.328172" calcext:value-type="float">
            <text:p>2,328172</text:p>
          </table:table-cell>
          <table:table-cell/>
          <table:table-cell office:value-type="float" office:value="70.535" calcext:value-type="float">
            <text:p>70,535</text:p>
          </table:table-cell>
          <table:table-cell office:value-type="float" office:value="21.538818" calcext:value-type="float">
            <text:p>21,538818</text:p>
          </table:table-cell>
          <table:table-cell/>
          <table:table-cell office:value-type="float" office:value="263.455" calcext:value-type="float">
            <text:p>263,455</text:p>
          </table:table-cell>
          <table:table-cell office:value-type="float" office:value="213.977639" calcext:value-type="float">
            <text:p>213,977639</text:p>
          </table:table-cell>
          <table:table-cell table:number-columns-repeated="7"/>
        </table:table-row>
        <table:table-row table:style-name="ro1">
          <table:table-cell office:value-type="float" office:value="48.554" calcext:value-type="float">
            <text:p>48,554</text:p>
          </table:table-cell>
          <table:table-cell office:value-type="float" office:value="2.324455" calcext:value-type="float">
            <text:p>2,324455</text:p>
          </table:table-cell>
          <table:table-cell/>
          <table:table-cell office:value-type="float" office:value="67.221" calcext:value-type="float">
            <text:p>67,221</text:p>
          </table:table-cell>
          <table:table-cell office:value-type="float" office:value="21.53669" calcext:value-type="float">
            <text:p>21,53669</text:p>
          </table:table-cell>
          <table:table-cell/>
          <table:table-cell office:value-type="float" office:value="261.058" calcext:value-type="float">
            <text:p>261,058</text:p>
          </table:table-cell>
          <table:table-cell office:value-type="float" office:value="213.93557" calcext:value-type="float">
            <text:p>213,93557</text:p>
          </table:table-cell>
          <table:table-cell table:number-columns-repeated="7"/>
        </table:table-row>
        <table:table-row table:style-name="ro1">
          <table:table-cell office:value-type="float" office:value="47.796" calcext:value-type="float">
            <text:p>47,796</text:p>
          </table:table-cell>
          <table:table-cell office:value-type="float" office:value="2.324075" calcext:value-type="float">
            <text:p>2,324075</text:p>
          </table:table-cell>
          <table:table-cell/>
          <table:table-cell office:value-type="float" office:value="62.549" calcext:value-type="float">
            <text:p>62,549</text:p>
          </table:table-cell>
          <table:table-cell office:value-type="float" office:value="21.52834" calcext:value-type="float">
            <text:p>21,52834</text:p>
          </table:table-cell>
          <table:table-cell/>
          <table:table-cell office:value-type="float" office:value="259.198" calcext:value-type="float">
            <text:p>259,198</text:p>
          </table:table-cell>
          <table:table-cell office:value-type="float" office:value="213.877403" calcext:value-type="float">
            <text:p>213,877403</text:p>
          </table:table-cell>
          <table:table-cell table:number-columns-repeated="7"/>
        </table:table-row>
        <table:table-row table:style-name="ro1">
          <table:table-cell office:value-type="float" office:value="47.81" calcext:value-type="float">
            <text:p>47,81</text:p>
          </table:table-cell>
          <table:table-cell office:value-type="float" office:value="2.321758" calcext:value-type="float">
            <text:p>2,321758</text:p>
          </table:table-cell>
          <table:table-cell/>
          <table:table-cell office:value-type="float" office:value="72.348" calcext:value-type="float">
            <text:p>72,348</text:p>
          </table:table-cell>
          <table:table-cell office:value-type="float" office:value="21.517268" calcext:value-type="float">
            <text:p>21,517268</text:p>
          </table:table-cell>
          <table:table-cell/>
          <table:table-cell office:value-type="float" office:value="260.301" calcext:value-type="float">
            <text:p>260,301</text:p>
          </table:table-cell>
          <table:table-cell office:value-type="float" office:value="213.79931" calcext:value-type="float">
            <text:p>213,79931</text:p>
          </table:table-cell>
          <table:table-cell table:number-columns-repeated="7"/>
        </table:table-row>
        <table:table-row table:style-name="ro1">
          <table:table-cell office:value-type="float" office:value="47.047" calcext:value-type="float">
            <text:p>47,047</text:p>
          </table:table-cell>
          <table:table-cell office:value-type="float" office:value="2.320882" calcext:value-type="float">
            <text:p>2,320882</text:p>
          </table:table-cell>
          <table:table-cell/>
          <table:table-cell office:value-type="float" office:value="66.984" calcext:value-type="float">
            <text:p>66,984</text:p>
          </table:table-cell>
          <table:table-cell office:value-type="float" office:value="21.50843" calcext:value-type="float">
            <text:p>21,50843</text:p>
          </table:table-cell>
          <table:table-cell/>
          <table:table-cell office:value-type="float" office:value="259.811" calcext:value-type="float">
            <text:p>259,811</text:p>
          </table:table-cell>
          <table:table-cell office:value-type="float" office:value="213.643055" calcext:value-type="float">
            <text:p>213,643055</text:p>
          </table:table-cell>
          <table:table-cell table:number-columns-repeated="7"/>
        </table:table-row>
        <table:table-row table:style-name="ro1">
          <table:table-cell office:value-type="float" office:value="47.401" calcext:value-type="float">
            <text:p>47,401</text:p>
          </table:table-cell>
          <table:table-cell office:value-type="float" office:value="2.319565" calcext:value-type="float">
            <text:p>2,319565</text:p>
          </table:table-cell>
          <table:table-cell/>
          <table:table-cell office:value-type="float" office:value="88.069" calcext:value-type="float">
            <text:p>88,069</text:p>
          </table:table-cell>
          <table:table-cell office:value-type="float" office:value="21.507574" calcext:value-type="float">
            <text:p>21,507574</text:p>
          </table:table-cell>
          <table:table-cell/>
          <table:table-cell office:value-type="float" office:value="263.14" calcext:value-type="float">
            <text:p>263,14</text:p>
          </table:table-cell>
          <table:table-cell office:value-type="float" office:value="213.525488" calcext:value-type="float">
            <text:p>213,525488</text:p>
          </table:table-cell>
          <table:table-cell table:number-columns-repeated="7"/>
        </table:table-row>
        <table:table-row table:style-name="ro1">
          <table:table-cell office:value-type="float" office:value="46.267" calcext:value-type="float">
            <text:p>46,267</text:p>
          </table:table-cell>
          <table:table-cell office:value-type="float" office:value="2.318766" calcext:value-type="float">
            <text:p>2,318766</text:p>
          </table:table-cell>
          <table:table-cell/>
          <table:table-cell office:value-type="float" office:value="67.691" calcext:value-type="float">
            <text:p>67,691</text:p>
          </table:table-cell>
          <table:table-cell office:value-type="float" office:value="21.500381" calcext:value-type="float">
            <text:p>21,500381</text:p>
          </table:table-cell>
          <table:table-cell/>
          <table:table-cell office:value-type="float" office:value="259.577" calcext:value-type="float">
            <text:p>259,577</text:p>
          </table:table-cell>
          <table:table-cell office:value-type="float" office:value="213.315457" calcext:value-type="float">
            <text:p>213,315457</text:p>
          </table:table-cell>
          <table:table-cell table:number-columns-repeated="7"/>
        </table:table-row>
        <table:table-row table:style-name="ro1">
          <table:table-cell office:value-type="float" office:value="46.271" calcext:value-type="float">
            <text:p>46,271</text:p>
          </table:table-cell>
          <table:table-cell office:value-type="float" office:value="2.31703" calcext:value-type="float">
            <text:p>2,31703</text:p>
          </table:table-cell>
          <table:table-cell/>
          <table:table-cell office:value-type="float" office:value="74.195" calcext:value-type="float">
            <text:p>74,195</text:p>
          </table:table-cell>
          <table:table-cell office:value-type="float" office:value="21.490409" calcext:value-type="float">
            <text:p>21,490409</text:p>
          </table:table-cell>
          <table:table-cell/>
          <table:table-cell office:value-type="float" office:value="259.95" calcext:value-type="float">
            <text:p>259,95</text:p>
          </table:table-cell>
          <table:table-cell office:value-type="float" office:value="213.259127" calcext:value-type="float">
            <text:p>213,259127</text:p>
          </table:table-cell>
          <table:table-cell table:number-columns-repeated="7"/>
        </table:table-row>
        <table:table-row table:style-name="ro1">
          <table:table-cell office:value-type="float" office:value="49.212" calcext:value-type="float">
            <text:p>49,212</text:p>
          </table:table-cell>
          <table:table-cell office:value-type="float" office:value="2.314746" calcext:value-type="float">
            <text:p>2,314746</text:p>
          </table:table-cell>
          <table:table-cell/>
          <table:table-cell office:value-type="float" office:value="61.846" calcext:value-type="float">
            <text:p>61,846</text:p>
          </table:table-cell>
          <table:table-cell office:value-type="float" office:value="21.462514" calcext:value-type="float">
            <text:p>21,462514</text:p>
          </table:table-cell>
          <table:table-cell/>
          <table:table-cell office:value-type="float" office:value="258.922" calcext:value-type="float">
            <text:p>258,922</text:p>
          </table:table-cell>
          <table:table-cell office:value-type="float" office:value="213.213673" calcext:value-type="float">
            <text:p>213,213673</text:p>
          </table:table-cell>
          <table:table-cell table:number-columns-repeated="7"/>
        </table:table-row>
        <table:table-row table:style-name="ro1">
          <table:table-cell office:value-type="float" office:value="46.989" calcext:value-type="float">
            <text:p>46,989</text:p>
          </table:table-cell>
          <table:table-cell office:value-type="float" office:value="2.314288" calcext:value-type="float">
            <text:p>2,314288</text:p>
          </table:table-cell>
          <table:table-cell/>
          <table:table-cell office:value-type="float" office:value="60.361" calcext:value-type="float">
            <text:p>60,361</text:p>
          </table:table-cell>
          <table:table-cell office:value-type="float" office:value="21.45684" calcext:value-type="float">
            <text:p>21,45684</text:p>
          </table:table-cell>
          <table:table-cell/>
          <table:table-cell office:value-type="float" office:value="259.112" calcext:value-type="float">
            <text:p>259,112</text:p>
          </table:table-cell>
          <table:table-cell office:value-type="float" office:value="213.104032" calcext:value-type="float">
            <text:p>213,104032</text:p>
          </table:table-cell>
          <table:table-cell table:number-columns-repeated="7"/>
        </table:table-row>
        <table:table-row table:style-name="ro1">
          <table:table-cell office:value-type="float" office:value="49.251" calcext:value-type="float">
            <text:p>49,251</text:p>
          </table:table-cell>
          <table:table-cell office:value-type="float" office:value="2.312718" calcext:value-type="float">
            <text:p>2,312718</text:p>
          </table:table-cell>
          <table:table-cell/>
          <table:table-cell office:value-type="float" office:value="61.502" calcext:value-type="float">
            <text:p>61,502</text:p>
          </table:table-cell>
          <table:table-cell office:value-type="float" office:value="21.456494" calcext:value-type="float">
            <text:p>21,456494</text:p>
          </table:table-cell>
          <table:table-cell/>
          <table:table-cell office:value-type="float" office:value="276.216" calcext:value-type="float">
            <text:p>276,216</text:p>
          </table:table-cell>
          <table:table-cell office:value-type="float" office:value="213.102465" calcext:value-type="float">
            <text:p>213,102465</text:p>
          </table:table-cell>
          <table:table-cell table:number-columns-repeated="7"/>
        </table:table-row>
        <table:table-row table:style-name="ro1">
          <table:table-cell office:value-type="float" office:value="45.771" calcext:value-type="float">
            <text:p>45,771</text:p>
          </table:table-cell>
          <table:table-cell office:value-type="float" office:value="2.312426" calcext:value-type="float">
            <text:p>2,312426</text:p>
          </table:table-cell>
          <table:table-cell/>
          <table:table-cell office:value-type="float" office:value="60.802" calcext:value-type="float">
            <text:p>60,802</text:p>
          </table:table-cell>
          <table:table-cell office:value-type="float" office:value="21.445051" calcext:value-type="float">
            <text:p>21,445051</text:p>
          </table:table-cell>
          <table:table-cell/>
          <table:table-cell office:value-type="float" office:value="262.027" calcext:value-type="float">
            <text:p>262,027</text:p>
          </table:table-cell>
          <table:table-cell office:value-type="float" office:value="213.072998" calcext:value-type="float">
            <text:p>213,072998</text:p>
          </table:table-cell>
          <table:table-cell table:number-columns-repeated="7"/>
        </table:table-row>
        <table:table-row table:style-name="ro1">
          <table:table-cell office:value-type="float" office:value="48.336" calcext:value-type="float">
            <text:p>48,336</text:p>
          </table:table-cell>
          <table:table-cell office:value-type="float" office:value="2.311546" calcext:value-type="float">
            <text:p>2,311546</text:p>
          </table:table-cell>
          <table:table-cell/>
          <table:table-cell office:value-type="float" office:value="65.646" calcext:value-type="float">
            <text:p>65,646</text:p>
          </table:table-cell>
          <table:table-cell office:value-type="float" office:value="21.427464" calcext:value-type="float">
            <text:p>21,427464</text:p>
          </table:table-cell>
          <table:table-cell/>
          <table:table-cell office:value-type="float" office:value="257.561" calcext:value-type="float">
            <text:p>257,561</text:p>
          </table:table-cell>
          <table:table-cell office:value-type="float" office:value="213.020011" calcext:value-type="float">
            <text:p>213,020011</text:p>
          </table:table-cell>
          <table:table-cell table:number-columns-repeated="7"/>
        </table:table-row>
        <table:table-row table:style-name="ro1">
          <table:table-cell office:value-type="float" office:value="47.374" calcext:value-type="float">
            <text:p>47,374</text:p>
          </table:table-cell>
          <table:table-cell office:value-type="float" office:value="2.310376" calcext:value-type="float">
            <text:p>2,310376</text:p>
          </table:table-cell>
          <table:table-cell/>
          <table:table-cell office:value-type="float" office:value="66.778" calcext:value-type="float">
            <text:p>66,778</text:p>
          </table:table-cell>
          <table:table-cell office:value-type="float" office:value="21.419081" calcext:value-type="float">
            <text:p>21,419081</text:p>
          </table:table-cell>
          <table:table-cell/>
          <table:table-cell office:value-type="float" office:value="257.624" calcext:value-type="float">
            <text:p>257,624</text:p>
          </table:table-cell>
          <table:table-cell office:value-type="float" office:value="212.997392" calcext:value-type="float">
            <text:p>212,997392</text:p>
          </table:table-cell>
          <table:table-cell table:number-columns-repeated="7"/>
        </table:table-row>
        <table:table-row table:style-name="ro1">
          <table:table-cell office:value-type="float" office:value="49.632" calcext:value-type="float">
            <text:p>49,632</text:p>
          </table:table-cell>
          <table:table-cell office:value-type="float" office:value="2.308803" calcext:value-type="float">
            <text:p>2,308803</text:p>
          </table:table-cell>
          <table:table-cell/>
          <table:table-cell office:value-type="float" office:value="61.746" calcext:value-type="float">
            <text:p>61,746</text:p>
          </table:table-cell>
          <table:table-cell office:value-type="float" office:value="21.416129" calcext:value-type="float">
            <text:p>21,416129</text:p>
          </table:table-cell>
          <table:table-cell/>
          <table:table-cell office:value-type="float" office:value="260.628" calcext:value-type="float">
            <text:p>260,628</text:p>
          </table:table-cell>
          <table:table-cell office:value-type="float" office:value="212.956366" calcext:value-type="float">
            <text:p>212,956366</text:p>
          </table:table-cell>
          <table:table-cell table:number-columns-repeated="7"/>
        </table:table-row>
        <table:table-row table:style-name="ro1">
          <table:table-cell office:value-type="float" office:value="47.974" calcext:value-type="float">
            <text:p>47,974</text:p>
          </table:table-cell>
          <table:table-cell office:value-type="float" office:value="2.306845" calcext:value-type="float">
            <text:p>2,306845</text:p>
          </table:table-cell>
          <table:table-cell/>
          <table:table-cell office:value-type="float" office:value="64.007" calcext:value-type="float">
            <text:p>64,007</text:p>
          </table:table-cell>
          <table:table-cell office:value-type="float" office:value="21.415436" calcext:value-type="float">
            <text:p>21,415436</text:p>
          </table:table-cell>
          <table:table-cell/>
          <table:table-cell office:value-type="float" office:value="258.375" calcext:value-type="float">
            <text:p>258,375</text:p>
          </table:table-cell>
          <table:table-cell office:value-type="float" office:value="212.919146" calcext:value-type="float">
            <text:p>212,919146</text:p>
          </table:table-cell>
          <table:table-cell table:number-columns-repeated="7"/>
        </table:table-row>
        <table:table-row table:style-name="ro1">
          <table:table-cell office:value-type="float" office:value="46.649" calcext:value-type="float">
            <text:p>46,649</text:p>
          </table:table-cell>
          <table:table-cell office:value-type="float" office:value="2.30604" calcext:value-type="float">
            <text:p>2,30604</text:p>
          </table:table-cell>
          <table:table-cell/>
          <table:table-cell office:value-type="float" office:value="64.058" calcext:value-type="float">
            <text:p>64,058</text:p>
          </table:table-cell>
          <table:table-cell office:value-type="float" office:value="21.412971" calcext:value-type="float">
            <text:p>21,412971</text:p>
          </table:table-cell>
          <table:table-cell/>
          <table:table-cell office:value-type="float" office:value="258.882" calcext:value-type="float">
            <text:p>258,882</text:p>
          </table:table-cell>
          <table:table-cell office:value-type="float" office:value="212.889242" calcext:value-type="float">
            <text:p>212,889242</text:p>
          </table:table-cell>
          <table:table-cell table:number-columns-repeated="7"/>
        </table:table-row>
        <table:table-row table:style-name="ro1">
          <table:table-cell office:value-type="float" office:value="46.185" calcext:value-type="float">
            <text:p>46,185</text:p>
          </table:table-cell>
          <table:table-cell office:value-type="float" office:value="2.304843" calcext:value-type="float">
            <text:p>2,304843</text:p>
          </table:table-cell>
          <table:table-cell/>
          <table:table-cell office:value-type="float" office:value="60.244" calcext:value-type="float">
            <text:p>60,244</text:p>
          </table:table-cell>
          <table:table-cell office:value-type="float" office:value="21.41181" calcext:value-type="float">
            <text:p>21,41181</text:p>
          </table:table-cell>
          <table:table-cell/>
          <table:table-cell office:value-type="float" office:value="258.794" calcext:value-type="float">
            <text:p>258,794</text:p>
          </table:table-cell>
          <table:table-cell office:value-type="float" office:value="212.883969" calcext:value-type="float">
            <text:p>212,883969</text:p>
          </table:table-cell>
          <table:table-cell table:number-columns-repeated="7"/>
        </table:table-row>
        <table:table-row table:style-name="ro1">
          <table:table-cell office:value-type="float" office:value="45.485" calcext:value-type="float">
            <text:p>45,485</text:p>
          </table:table-cell>
          <table:table-cell office:value-type="float" office:value="2.303614" calcext:value-type="float">
            <text:p>2,303614</text:p>
          </table:table-cell>
          <table:table-cell/>
          <table:table-cell office:value-type="float" office:value="72.523" calcext:value-type="float">
            <text:p>72,523</text:p>
          </table:table-cell>
          <table:table-cell office:value-type="float" office:value="21.399437" calcext:value-type="float">
            <text:p>21,399437</text:p>
          </table:table-cell>
          <table:table-cell/>
          <table:table-cell office:value-type="float" office:value="257.976" calcext:value-type="float">
            <text:p>257,976</text:p>
          </table:table-cell>
          <table:table-cell office:value-type="float" office:value="212.881385" calcext:value-type="float">
            <text:p>212,881385</text:p>
          </table:table-cell>
          <table:table-cell table:number-columns-repeated="7"/>
        </table:table-row>
        <table:table-row table:style-name="ro1">
          <table:table-cell office:value-type="float" office:value="47.474" calcext:value-type="float">
            <text:p>47,474</text:p>
          </table:table-cell>
          <table:table-cell office:value-type="float" office:value="2.303312" calcext:value-type="float">
            <text:p>2,303312</text:p>
          </table:table-cell>
          <table:table-cell/>
          <table:table-cell office:value-type="float" office:value="62.697" calcext:value-type="float">
            <text:p>62,697</text:p>
          </table:table-cell>
          <table:table-cell office:value-type="float" office:value="21.398429" calcext:value-type="float">
            <text:p>21,398429</text:p>
          </table:table-cell>
          <table:table-cell/>
          <table:table-cell office:value-type="float" office:value="258.381" calcext:value-type="float">
            <text:p>258,381</text:p>
          </table:table-cell>
          <table:table-cell office:value-type="float" office:value="212.777984" calcext:value-type="float">
            <text:p>212,777984</text:p>
          </table:table-cell>
          <table:table-cell table:number-columns-repeated="7"/>
        </table:table-row>
        <table:table-row table:style-name="ro1">
          <table:table-cell office:value-type="float" office:value="47.643" calcext:value-type="float">
            <text:p>47,643</text:p>
          </table:table-cell>
          <table:table-cell office:value-type="float" office:value="2.302597" calcext:value-type="float">
            <text:p>2,302597</text:p>
          </table:table-cell>
          <table:table-cell/>
          <table:table-cell office:value-type="float" office:value="58.95" calcext:value-type="float">
            <text:p>58,95</text:p>
          </table:table-cell>
          <table:table-cell office:value-type="float" office:value="21.380901" calcext:value-type="float">
            <text:p>21,380901</text:p>
          </table:table-cell>
          <table:table-cell/>
          <table:table-cell office:value-type="float" office:value="261.354" calcext:value-type="float">
            <text:p>261,354</text:p>
          </table:table-cell>
          <table:table-cell office:value-type="float" office:value="212.601562" calcext:value-type="float">
            <text:p>212,601562</text:p>
          </table:table-cell>
          <table:table-cell table:number-columns-repeated="7"/>
        </table:table-row>
        <table:table-row table:style-name="ro1">
          <table:table-cell office:value-type="float" office:value="47.637" calcext:value-type="float">
            <text:p>47,637</text:p>
          </table:table-cell>
          <table:table-cell office:value-type="float" office:value="2.300897" calcext:value-type="float">
            <text:p>2,300897</text:p>
          </table:table-cell>
          <table:table-cell/>
          <table:table-cell office:value-type="float" office:value="124.421" calcext:value-type="float">
            <text:p>124,421</text:p>
          </table:table-cell>
          <table:table-cell office:value-type="float" office:value="21.376435" calcext:value-type="float">
            <text:p>21,376435</text:p>
          </table:table-cell>
          <table:table-cell/>
          <table:table-cell office:value-type="float" office:value="267.632" calcext:value-type="float">
            <text:p>267,632</text:p>
          </table:table-cell>
          <table:table-cell office:value-type="float" office:value="212.596955" calcext:value-type="float">
            <text:p>212,596955</text:p>
          </table:table-cell>
          <table:table-cell table:number-columns-repeated="7"/>
        </table:table-row>
        <table:table-row table:style-name="ro1">
          <table:table-cell office:value-type="float" office:value="48.359" calcext:value-type="float">
            <text:p>48,359</text:p>
          </table:table-cell>
          <table:table-cell office:value-type="float" office:value="2.29934" calcext:value-type="float">
            <text:p>2,29934</text:p>
          </table:table-cell>
          <table:table-cell/>
          <table:table-cell office:value-type="float" office:value="64.503" calcext:value-type="float">
            <text:p>64,503</text:p>
          </table:table-cell>
          <table:table-cell office:value-type="float" office:value="21.367183" calcext:value-type="float">
            <text:p>21,367183</text:p>
          </table:table-cell>
          <table:table-cell/>
          <table:table-cell office:value-type="float" office:value="258.364" calcext:value-type="float">
            <text:p>258,364</text:p>
          </table:table-cell>
          <table:table-cell office:value-type="float" office:value="212.510193" calcext:value-type="float">
            <text:p>212,510193</text:p>
          </table:table-cell>
          <table:table-cell table:number-columns-repeated="7"/>
        </table:table-row>
        <table:table-row table:style-name="ro1">
          <table:table-cell office:value-type="float" office:value="48.353" calcext:value-type="float">
            <text:p>48,353</text:p>
          </table:table-cell>
          <table:table-cell office:value-type="float" office:value="2.298862" calcext:value-type="float">
            <text:p>2,298862</text:p>
          </table:table-cell>
          <table:table-cell/>
          <table:table-cell office:value-type="float" office:value="61.302" calcext:value-type="float">
            <text:p>61,302</text:p>
          </table:table-cell>
          <table:table-cell office:value-type="float" office:value="21.366806" calcext:value-type="float">
            <text:p>21,366806</text:p>
          </table:table-cell>
          <table:table-cell/>
          <table:table-cell office:value-type="float" office:value="258.901" calcext:value-type="float">
            <text:p>258,901</text:p>
          </table:table-cell>
          <table:table-cell office:value-type="float" office:value="212.49402" calcext:value-type="float">
            <text:p>212,49402</text:p>
          </table:table-cell>
          <table:table-cell table:number-columns-repeated="7"/>
        </table:table-row>
        <table:table-row table:style-name="ro1">
          <table:table-cell office:value-type="float" office:value="51.088" calcext:value-type="float">
            <text:p>51,088</text:p>
          </table:table-cell>
          <table:table-cell office:value-type="float" office:value="2.296611" calcext:value-type="float">
            <text:p>2,296611</text:p>
          </table:table-cell>
          <table:table-cell/>
          <table:table-cell office:value-type="float" office:value="61.854" calcext:value-type="float">
            <text:p>61,854</text:p>
          </table:table-cell>
          <table:table-cell office:value-type="float" office:value="21.366472" calcext:value-type="float">
            <text:p>21,366472</text:p>
          </table:table-cell>
          <table:table-cell/>
          <table:table-cell office:value-type="float" office:value="257.298" calcext:value-type="float">
            <text:p>257,298</text:p>
          </table:table-cell>
          <table:table-cell office:value-type="float" office:value="212.493315" calcext:value-type="float">
            <text:p>212,493315</text:p>
          </table:table-cell>
          <table:table-cell table:number-columns-repeated="7"/>
        </table:table-row>
        <table:table-row table:style-name="ro1">
          <table:table-cell office:value-type="float" office:value="52.329" calcext:value-type="float">
            <text:p>52,329</text:p>
          </table:table-cell>
          <table:table-cell office:value-type="float" office:value="2.291506" calcext:value-type="float">
            <text:p>2,291506</text:p>
          </table:table-cell>
          <table:table-cell/>
          <table:table-cell office:value-type="float" office:value="62.11" calcext:value-type="float">
            <text:p>62,11</text:p>
          </table:table-cell>
          <table:table-cell office:value-type="float" office:value="21.365018" calcext:value-type="float">
            <text:p>21,365018</text:p>
          </table:table-cell>
          <table:table-cell/>
          <table:table-cell office:value-type="float" office:value="258.147" calcext:value-type="float">
            <text:p>258,147</text:p>
          </table:table-cell>
          <table:table-cell office:value-type="float" office:value="212.357909" calcext:value-type="float">
            <text:p>212,357909</text:p>
          </table:table-cell>
          <table:table-cell table:number-columns-repeated="7"/>
        </table:table-row>
        <table:table-row table:style-name="ro1">
          <table:table-cell office:value-type="float" office:value="50.272" calcext:value-type="float">
            <text:p>50,272</text:p>
          </table:table-cell>
          <table:table-cell office:value-type="float" office:value="2.291235" calcext:value-type="float">
            <text:p>2,291235</text:p>
          </table:table-cell>
          <table:table-cell/>
          <table:table-cell office:value-type="float" office:value="60.863" calcext:value-type="float">
            <text:p>60,863</text:p>
          </table:table-cell>
          <table:table-cell office:value-type="float" office:value="21.363449" calcext:value-type="float">
            <text:p>21,363449</text:p>
          </table:table-cell>
          <table:table-cell/>
          <table:table-cell office:value-type="float" office:value="264.88" calcext:value-type="float">
            <text:p>264,88</text:p>
          </table:table-cell>
          <table:table-cell office:value-type="float" office:value="212.353763" calcext:value-type="float">
            <text:p>212,353763</text:p>
          </table:table-cell>
          <table:table-cell table:number-columns-repeated="7"/>
        </table:table-row>
        <table:table-row table:style-name="ro1">
          <table:table-cell office:value-type="float" office:value="45.978" calcext:value-type="float">
            <text:p>45,978</text:p>
          </table:table-cell>
          <table:table-cell office:value-type="float" office:value="2.290413" calcext:value-type="float">
            <text:p>2,290413</text:p>
          </table:table-cell>
          <table:table-cell/>
          <table:table-cell office:value-type="float" office:value="91.725" calcext:value-type="float">
            <text:p>91,725</text:p>
          </table:table-cell>
          <table:table-cell office:value-type="float" office:value="21.362647" calcext:value-type="float">
            <text:p>21,362647</text:p>
          </table:table-cell>
          <table:table-cell/>
          <table:table-cell office:value-type="float" office:value="259.859" calcext:value-type="float">
            <text:p>259,859</text:p>
          </table:table-cell>
          <table:table-cell office:value-type="float" office:value="212.33495" calcext:value-type="float">
            <text:p>212,33495</text:p>
          </table:table-cell>
          <table:table-cell table:number-columns-repeated="7"/>
        </table:table-row>
        <table:table-row table:style-name="ro1">
          <table:table-cell office:value-type="float" office:value="47.138" calcext:value-type="float">
            <text:p>47,138</text:p>
          </table:table-cell>
          <table:table-cell office:value-type="float" office:value="2.290295" calcext:value-type="float">
            <text:p>2,290295</text:p>
          </table:table-cell>
          <table:table-cell/>
          <table:table-cell office:value-type="float" office:value="69.502" calcext:value-type="float">
            <text:p>69,502</text:p>
          </table:table-cell>
          <table:table-cell office:value-type="float" office:value="21.360515" calcext:value-type="float">
            <text:p>21,360515</text:p>
          </table:table-cell>
          <table:table-cell/>
          <table:table-cell office:value-type="float" office:value="258.941" calcext:value-type="float">
            <text:p>258,941</text:p>
          </table:table-cell>
          <table:table-cell office:value-type="float" office:value="212.2802" calcext:value-type="float">
            <text:p>212,2802</text:p>
          </table:table-cell>
          <table:table-cell table:number-columns-repeated="7"/>
        </table:table-row>
        <table:table-row table:style-name="ro1">
          <table:table-cell office:value-type="float" office:value="46.104" calcext:value-type="float">
            <text:p>46,104</text:p>
          </table:table-cell>
          <table:table-cell office:value-type="float" office:value="2.290261" calcext:value-type="float">
            <text:p>2,290261</text:p>
          </table:table-cell>
          <table:table-cell/>
          <table:table-cell office:value-type="float" office:value="60.038" calcext:value-type="float">
            <text:p>60,038</text:p>
          </table:table-cell>
          <table:table-cell office:value-type="float" office:value="21.353317" calcext:value-type="float">
            <text:p>21,353317</text:p>
          </table:table-cell>
          <table:table-cell/>
          <table:table-cell office:value-type="float" office:value="258.095" calcext:value-type="float">
            <text:p>258,095</text:p>
          </table:table-cell>
          <table:table-cell office:value-type="float" office:value="212.239845" calcext:value-type="float">
            <text:p>212,239845</text:p>
          </table:table-cell>
          <table:table-cell table:number-columns-repeated="7"/>
        </table:table-row>
        <table:table-row table:style-name="ro1">
          <table:table-cell office:value-type="float" office:value="50.533" calcext:value-type="float">
            <text:p>50,533</text:p>
          </table:table-cell>
          <table:table-cell office:value-type="float" office:value="2.289648" calcext:value-type="float">
            <text:p>2,289648</text:p>
          </table:table-cell>
          <table:table-cell/>
          <table:table-cell office:value-type="float" office:value="66.89" calcext:value-type="float">
            <text:p>66,89</text:p>
          </table:table-cell>
          <table:table-cell office:value-type="float" office:value="21.347944" calcext:value-type="float">
            <text:p>21,347944</text:p>
          </table:table-cell>
          <table:table-cell/>
          <table:table-cell office:value-type="float" office:value="258.215" calcext:value-type="float">
            <text:p>258,215</text:p>
          </table:table-cell>
          <table:table-cell office:value-type="float" office:value="212.210982" calcext:value-type="float">
            <text:p>212,210982</text:p>
          </table:table-cell>
          <table:table-cell table:number-columns-repeated="7"/>
        </table:table-row>
        <table:table-row table:style-name="ro1">
          <table:table-cell office:value-type="float" office:value="48.348" calcext:value-type="float">
            <text:p>48,348</text:p>
          </table:table-cell>
          <table:table-cell office:value-type="float" office:value="2.287815" calcext:value-type="float">
            <text:p>2,287815</text:p>
          </table:table-cell>
          <table:table-cell/>
          <table:table-cell office:value-type="float" office:value="62.654" calcext:value-type="float">
            <text:p>62,654</text:p>
          </table:table-cell>
          <table:table-cell office:value-type="float" office:value="21.346384" calcext:value-type="float">
            <text:p>21,346384</text:p>
          </table:table-cell>
          <table:table-cell/>
          <table:table-cell office:value-type="float" office:value="258.558" calcext:value-type="float">
            <text:p>258,558</text:p>
          </table:table-cell>
          <table:table-cell office:value-type="float" office:value="212.149981" calcext:value-type="float">
            <text:p>212,149981</text:p>
          </table:table-cell>
          <table:table-cell table:number-columns-repeated="7"/>
        </table:table-row>
        <table:table-row table:style-name="ro1">
          <table:table-cell office:value-type="float" office:value="47.259" calcext:value-type="float">
            <text:p>47,259</text:p>
          </table:table-cell>
          <table:table-cell office:value-type="float" office:value="2.286623" calcext:value-type="float">
            <text:p>2,286623</text:p>
          </table:table-cell>
          <table:table-cell/>
          <table:table-cell office:value-type="float" office:value="64.763" calcext:value-type="float">
            <text:p>64,763</text:p>
          </table:table-cell>
          <table:table-cell office:value-type="float" office:value="21.345866" calcext:value-type="float">
            <text:p>21,345866</text:p>
          </table:table-cell>
          <table:table-cell/>
          <table:table-cell office:value-type="float" office:value="257.245" calcext:value-type="float">
            <text:p>257,245</text:p>
          </table:table-cell>
          <table:table-cell office:value-type="float" office:value="212.145208" calcext:value-type="float">
            <text:p>212,145208</text:p>
          </table:table-cell>
          <table:table-cell table:number-columns-repeated="7"/>
        </table:table-row>
        <table:table-row table:style-name="ro1">
          <table:table-cell office:value-type="float" office:value="47.582" calcext:value-type="float">
            <text:p>47,582</text:p>
          </table:table-cell>
          <table:table-cell office:value-type="float" office:value="2.286228" calcext:value-type="float">
            <text:p>2,286228</text:p>
          </table:table-cell>
          <table:table-cell/>
          <table:table-cell office:value-type="float" office:value="65.445" calcext:value-type="float">
            <text:p>65,445</text:p>
          </table:table-cell>
          <table:table-cell office:value-type="float" office:value="21.345238" calcext:value-type="float">
            <text:p>21,345238</text:p>
          </table:table-cell>
          <table:table-cell/>
          <table:table-cell office:value-type="float" office:value="259.479" calcext:value-type="float">
            <text:p>259,479</text:p>
          </table:table-cell>
          <table:table-cell office:value-type="float" office:value="212.12297" calcext:value-type="float">
            <text:p>212,12297</text:p>
          </table:table-cell>
          <table:table-cell table:number-columns-repeated="7"/>
        </table:table-row>
        <table:table-row table:style-name="ro1">
          <table:table-cell office:value-type="float" office:value="46.559" calcext:value-type="float">
            <text:p>46,559</text:p>
          </table:table-cell>
          <table:table-cell office:value-type="float" office:value="2.284594" calcext:value-type="float">
            <text:p>2,284594</text:p>
          </table:table-cell>
          <table:table-cell/>
          <table:table-cell office:value-type="float" office:value="66.112" calcext:value-type="float">
            <text:p>66,112</text:p>
          </table:table-cell>
          <table:table-cell office:value-type="float" office:value="21.344332" calcext:value-type="float">
            <text:p>21,344332</text:p>
          </table:table-cell>
          <table:table-cell/>
          <table:table-cell office:value-type="float" office:value="259.169" calcext:value-type="float">
            <text:p>259,169</text:p>
          </table:table-cell>
          <table:table-cell office:value-type="float" office:value="212.100382" calcext:value-type="float">
            <text:p>212,100382</text:p>
          </table:table-cell>
          <table:table-cell table:number-columns-repeated="7"/>
        </table:table-row>
        <table:table-row table:style-name="ro1">
          <table:table-cell office:value-type="float" office:value="48.863" calcext:value-type="float">
            <text:p>48,863</text:p>
          </table:table-cell>
          <table:table-cell office:value-type="float" office:value="2.284173" calcext:value-type="float">
            <text:p>2,284173</text:p>
          </table:table-cell>
          <table:table-cell/>
          <table:table-cell office:value-type="float" office:value="65.181" calcext:value-type="float">
            <text:p>65,181</text:p>
          </table:table-cell>
          <table:table-cell office:value-type="float" office:value="21.341232" calcext:value-type="float">
            <text:p>21,341232</text:p>
          </table:table-cell>
          <table:table-cell/>
          <table:table-cell office:value-type="float" office:value="256.446" calcext:value-type="float">
            <text:p>256,446</text:p>
          </table:table-cell>
          <table:table-cell office:value-type="float" office:value="212.079526" calcext:value-type="float">
            <text:p>212,079526</text:p>
          </table:table-cell>
          <table:table-cell table:number-columns-repeated="7"/>
        </table:table-row>
        <table:table-row table:style-name="ro1">
          <table:table-cell office:value-type="float" office:value="53.621" calcext:value-type="float">
            <text:p>53,621</text:p>
          </table:table-cell>
          <table:table-cell office:value-type="float" office:value="2.280271" calcext:value-type="float">
            <text:p>2,280271</text:p>
          </table:table-cell>
          <table:table-cell/>
          <table:table-cell office:value-type="float" office:value="66.637" calcext:value-type="float">
            <text:p>66,637</text:p>
          </table:table-cell>
          <table:table-cell office:value-type="float" office:value="21.341049" calcext:value-type="float">
            <text:p>21,341049</text:p>
          </table:table-cell>
          <table:table-cell/>
          <table:table-cell office:value-type="float" office:value="262.624" calcext:value-type="float">
            <text:p>262,624</text:p>
          </table:table-cell>
          <table:table-cell office:value-type="float" office:value="212.064893" calcext:value-type="float">
            <text:p>212,064893</text:p>
          </table:table-cell>
          <table:table-cell table:number-columns-repeated="7"/>
        </table:table-row>
        <table:table-row table:style-name="ro1">
          <table:table-cell office:value-type="float" office:value="45.74" calcext:value-type="float">
            <text:p>45,74</text:p>
          </table:table-cell>
          <table:table-cell office:value-type="float" office:value="2.279722" calcext:value-type="float">
            <text:p>2,279722</text:p>
          </table:table-cell>
          <table:table-cell/>
          <table:table-cell office:value-type="float" office:value="69.164" calcext:value-type="float">
            <text:p>69,164</text:p>
          </table:table-cell>
          <table:table-cell office:value-type="float" office:value="21.335311" calcext:value-type="float">
            <text:p>21,335311</text:p>
          </table:table-cell>
          <table:table-cell/>
          <table:table-cell office:value-type="float" office:value="258.9" calcext:value-type="float">
            <text:p>258,9</text:p>
          </table:table-cell>
          <table:table-cell office:value-type="float" office:value="212.061204" calcext:value-type="float">
            <text:p>212,061204</text:p>
          </table:table-cell>
          <table:table-cell table:number-columns-repeated="7"/>
        </table:table-row>
        <table:table-row table:style-name="ro1">
          <table:table-cell office:value-type="float" office:value="48.113" calcext:value-type="float">
            <text:p>48,113</text:p>
          </table:table-cell>
          <table:table-cell office:value-type="float" office:value="2.279274" calcext:value-type="float">
            <text:p>2,279274</text:p>
          </table:table-cell>
          <table:table-cell/>
          <table:table-cell office:value-type="float" office:value="61.598" calcext:value-type="float">
            <text:p>61,598</text:p>
          </table:table-cell>
          <table:table-cell office:value-type="float" office:value="21.334363" calcext:value-type="float">
            <text:p>21,334363</text:p>
          </table:table-cell>
          <table:table-cell/>
          <table:table-cell office:value-type="float" office:value="259.568" calcext:value-type="float">
            <text:p>259,568</text:p>
          </table:table-cell>
          <table:table-cell office:value-type="float" office:value="212.018844" calcext:value-type="float">
            <text:p>212,018844</text:p>
          </table:table-cell>
          <table:table-cell table:number-columns-repeated="7"/>
        </table:table-row>
        <table:table-row table:style-name="ro1">
          <table:table-cell office:value-type="float" office:value="48.996" calcext:value-type="float">
            <text:p>48,996</text:p>
          </table:table-cell>
          <table:table-cell office:value-type="float" office:value="2.279122" calcext:value-type="float">
            <text:p>2,279122</text:p>
          </table:table-cell>
          <table:table-cell/>
          <table:table-cell office:value-type="float" office:value="61.3" calcext:value-type="float">
            <text:p>61,3</text:p>
          </table:table-cell>
          <table:table-cell office:value-type="float" office:value="21.333487" calcext:value-type="float">
            <text:p>21,333487</text:p>
          </table:table-cell>
          <table:table-cell/>
          <table:table-cell office:value-type="float" office:value="258.231" calcext:value-type="float">
            <text:p>258,231</text:p>
          </table:table-cell>
          <table:table-cell office:value-type="float" office:value="211.996027" calcext:value-type="float">
            <text:p>211,996027</text:p>
          </table:table-cell>
          <table:table-cell table:number-columns-repeated="7"/>
        </table:table-row>
        <table:table-row table:style-name="ro1">
          <table:table-cell office:value-type="float" office:value="47.739" calcext:value-type="float">
            <text:p>47,739</text:p>
          </table:table-cell>
          <table:table-cell office:value-type="float" office:value="2.278103" calcext:value-type="float">
            <text:p>2,278103</text:p>
          </table:table-cell>
          <table:table-cell/>
          <table:table-cell office:value-type="float" office:value="60.341" calcext:value-type="float">
            <text:p>60,341</text:p>
          </table:table-cell>
          <table:table-cell office:value-type="float" office:value="21.330593" calcext:value-type="float">
            <text:p>21,330593</text:p>
          </table:table-cell>
          <table:table-cell/>
          <table:table-cell office:value-type="float" office:value="261.761" calcext:value-type="float">
            <text:p>261,761</text:p>
          </table:table-cell>
          <table:table-cell office:value-type="float" office:value="211.988539" calcext:value-type="float">
            <text:p>211,988539</text:p>
          </table:table-cell>
          <table:table-cell table:number-columns-repeated="7"/>
        </table:table-row>
        <table:table-row table:style-name="ro1">
          <table:table-cell office:value-type="float" office:value="47.051" calcext:value-type="float">
            <text:p>47,051</text:p>
          </table:table-cell>
          <table:table-cell office:value-type="float" office:value="2.27725" calcext:value-type="float">
            <text:p>2,27725</text:p>
          </table:table-cell>
          <table:table-cell/>
          <table:table-cell office:value-type="float" office:value="61.022" calcext:value-type="float">
            <text:p>61,022</text:p>
          </table:table-cell>
          <table:table-cell office:value-type="float" office:value="21.324791" calcext:value-type="float">
            <text:p>21,324791</text:p>
          </table:table-cell>
          <table:table-cell/>
          <table:table-cell office:value-type="float" office:value="259.332" calcext:value-type="float">
            <text:p>259,332</text:p>
          </table:table-cell>
          <table:table-cell office:value-type="float" office:value="211.983104" calcext:value-type="float">
            <text:p>211,983104</text:p>
          </table:table-cell>
          <table:table-cell table:number-columns-repeated="7"/>
        </table:table-row>
        <table:table-row table:style-name="ro1">
          <table:table-cell office:value-type="float" office:value="50.089" calcext:value-type="float">
            <text:p>50,089</text:p>
          </table:table-cell>
          <table:table-cell office:value-type="float" office:value="2.275925" calcext:value-type="float">
            <text:p>2,275925</text:p>
          </table:table-cell>
          <table:table-cell/>
          <table:table-cell office:value-type="float" office:value="68.918" calcext:value-type="float">
            <text:p>68,918</text:p>
          </table:table-cell>
          <table:table-cell office:value-type="float" office:value="21.319511" calcext:value-type="float">
            <text:p>21,319511</text:p>
          </table:table-cell>
          <table:table-cell/>
          <table:table-cell office:value-type="float" office:value="257.371" calcext:value-type="float">
            <text:p>257,371</text:p>
          </table:table-cell>
          <table:table-cell office:value-type="float" office:value="211.979597" calcext:value-type="float">
            <text:p>211,979597</text:p>
          </table:table-cell>
          <table:table-cell table:number-columns-repeated="7"/>
        </table:table-row>
        <table:table-row table:style-name="ro1">
          <table:table-cell office:value-type="float" office:value="50.548" calcext:value-type="float">
            <text:p>50,548</text:p>
          </table:table-cell>
          <table:table-cell office:value-type="float" office:value="2.275439" calcext:value-type="float">
            <text:p>2,275439</text:p>
          </table:table-cell>
          <table:table-cell/>
          <table:table-cell office:value-type="float" office:value="70.608" calcext:value-type="float">
            <text:p>70,608</text:p>
          </table:table-cell>
          <table:table-cell office:value-type="float" office:value="21.31671" calcext:value-type="float">
            <text:p>21,31671</text:p>
          </table:table-cell>
          <table:table-cell/>
          <table:table-cell office:value-type="float" office:value="257.763" calcext:value-type="float">
            <text:p>257,763</text:p>
          </table:table-cell>
          <table:table-cell office:value-type="float" office:value="211.969831" calcext:value-type="float">
            <text:p>211,969831</text:p>
          </table:table-cell>
          <table:table-cell table:number-columns-repeated="7"/>
        </table:table-row>
        <table:table-row table:style-name="ro1">
          <table:table-cell office:value-type="float" office:value="50.537" calcext:value-type="float">
            <text:p>50,537</text:p>
          </table:table-cell>
          <table:table-cell office:value-type="float" office:value="2.275055" calcext:value-type="float">
            <text:p>2,275055</text:p>
          </table:table-cell>
          <table:table-cell/>
          <table:table-cell office:value-type="float" office:value="69.962" calcext:value-type="float">
            <text:p>69,962</text:p>
          </table:table-cell>
          <table:table-cell office:value-type="float" office:value="21.304821" calcext:value-type="float">
            <text:p>21,304821</text:p>
          </table:table-cell>
          <table:table-cell/>
          <table:table-cell office:value-type="float" office:value="256.258" calcext:value-type="float">
            <text:p>256,258</text:p>
          </table:table-cell>
          <table:table-cell office:value-type="float" office:value="211.928217" calcext:value-type="float">
            <text:p>211,928217</text:p>
          </table:table-cell>
          <table:table-cell table:number-columns-repeated="7"/>
        </table:table-row>
        <table:table-row table:style-name="ro1">
          <table:table-cell office:value-type="float" office:value="45.962" calcext:value-type="float">
            <text:p>45,962</text:p>
          </table:table-cell>
          <table:table-cell office:value-type="float" office:value="2.274886" calcext:value-type="float">
            <text:p>2,274886</text:p>
          </table:table-cell>
          <table:table-cell/>
          <table:table-cell office:value-type="float" office:value="63.025" calcext:value-type="float">
            <text:p>63,025</text:p>
          </table:table-cell>
          <table:table-cell office:value-type="float" office:value="21.303498" calcext:value-type="float">
            <text:p>21,303498</text:p>
          </table:table-cell>
          <table:table-cell/>
          <table:table-cell office:value-type="float" office:value="259.239" calcext:value-type="float">
            <text:p>259,239</text:p>
          </table:table-cell>
          <table:table-cell office:value-type="float" office:value="211.919472" calcext:value-type="float">
            <text:p>211,919472</text:p>
          </table:table-cell>
          <table:table-cell table:number-columns-repeated="7"/>
        </table:table-row>
        <table:table-row table:style-name="ro1">
          <table:table-cell office:value-type="float" office:value="46.87" calcext:value-type="float">
            <text:p>46,87</text:p>
          </table:table-cell>
          <table:table-cell office:value-type="float" office:value="2.273772" calcext:value-type="float">
            <text:p>2,273772</text:p>
          </table:table-cell>
          <table:table-cell/>
          <table:table-cell office:value-type="float" office:value="66.075" calcext:value-type="float">
            <text:p>66,075</text:p>
          </table:table-cell>
          <table:table-cell office:value-type="float" office:value="21.299978" calcext:value-type="float">
            <text:p>21,299978</text:p>
          </table:table-cell>
          <table:table-cell/>
          <table:table-cell office:value-type="float" office:value="261.535" calcext:value-type="float">
            <text:p>261,535</text:p>
          </table:table-cell>
          <table:table-cell office:value-type="float" office:value="211.917655" calcext:value-type="float">
            <text:p>211,917655</text:p>
          </table:table-cell>
          <table:table-cell table:number-columns-repeated="7"/>
        </table:table-row>
        <table:table-row table:style-name="ro1">
          <table:table-cell office:value-type="float" office:value="45.323" calcext:value-type="float">
            <text:p>45,323</text:p>
          </table:table-cell>
          <table:table-cell office:value-type="float" office:value="2.271526" calcext:value-type="float">
            <text:p>2,271526</text:p>
          </table:table-cell>
          <table:table-cell/>
          <table:table-cell office:value-type="float" office:value="62.488" calcext:value-type="float">
            <text:p>62,488</text:p>
          </table:table-cell>
          <table:table-cell office:value-type="float" office:value="21.299226" calcext:value-type="float">
            <text:p>21,299226</text:p>
          </table:table-cell>
          <table:table-cell/>
          <table:table-cell office:value-type="float" office:value="258.679" calcext:value-type="float">
            <text:p>258,679</text:p>
          </table:table-cell>
          <table:table-cell office:value-type="float" office:value="211.904415" calcext:value-type="float">
            <text:p>211,904415</text:p>
          </table:table-cell>
          <table:table-cell table:number-columns-repeated="7"/>
        </table:table-row>
        <table:table-row table:style-name="ro1">
          <table:table-cell office:value-type="float" office:value="46.384" calcext:value-type="float">
            <text:p>46,384</text:p>
          </table:table-cell>
          <table:table-cell office:value-type="float" office:value="2.270697" calcext:value-type="float">
            <text:p>2,270697</text:p>
          </table:table-cell>
          <table:table-cell/>
          <table:table-cell office:value-type="float" office:value="61.816" calcext:value-type="float">
            <text:p>61,816</text:p>
          </table:table-cell>
          <table:table-cell office:value-type="float" office:value="21.294283" calcext:value-type="float">
            <text:p>21,294283</text:p>
          </table:table-cell>
          <table:table-cell/>
          <table:table-cell office:value-type="float" office:value="259.719" calcext:value-type="float">
            <text:p>259,719</text:p>
          </table:table-cell>
          <table:table-cell office:value-type="float" office:value="211.898613" calcext:value-type="float">
            <text:p>211,898613</text:p>
          </table:table-cell>
          <table:table-cell table:number-columns-repeated="7"/>
        </table:table-row>
        <table:table-row table:style-name="ro1">
          <table:table-cell office:value-type="float" office:value="46.053" calcext:value-type="float">
            <text:p>46,053</text:p>
          </table:table-cell>
          <table:table-cell office:value-type="float" office:value="2.269285" calcext:value-type="float">
            <text:p>2,269285</text:p>
          </table:table-cell>
          <table:table-cell/>
          <table:table-cell office:value-type="float" office:value="63.302" calcext:value-type="float">
            <text:p>63,302</text:p>
          </table:table-cell>
          <table:table-cell office:value-type="float" office:value="21.293027" calcext:value-type="float">
            <text:p>21,293027</text:p>
          </table:table-cell>
          <table:table-cell/>
          <table:table-cell office:value-type="float" office:value="258.81" calcext:value-type="float">
            <text:p>258,81</text:p>
          </table:table-cell>
          <table:table-cell office:value-type="float" office:value="211.869803" calcext:value-type="float">
            <text:p>211,869803</text:p>
          </table:table-cell>
          <table:table-cell table:number-columns-repeated="7"/>
        </table:table-row>
        <table:table-row table:style-name="ro1">
          <table:table-cell office:value-type="float" office:value="49.561" calcext:value-type="float">
            <text:p>49,561</text:p>
          </table:table-cell>
          <table:table-cell office:value-type="float" office:value="2.268949" calcext:value-type="float">
            <text:p>2,268949</text:p>
          </table:table-cell>
          <table:table-cell/>
          <table:table-cell office:value-type="float" office:value="77.872" calcext:value-type="float">
            <text:p>77,872</text:p>
          </table:table-cell>
          <table:table-cell office:value-type="float" office:value="21.292598" calcext:value-type="float">
            <text:p>21,292598</text:p>
          </table:table-cell>
          <table:table-cell/>
          <table:table-cell office:value-type="float" office:value="258.668" calcext:value-type="float">
            <text:p>258,668</text:p>
          </table:table-cell>
          <table:table-cell office:value-type="float" office:value="211.846834" calcext:value-type="float">
            <text:p>211,846834</text:p>
          </table:table-cell>
          <table:table-cell table:number-columns-repeated="7"/>
        </table:table-row>
        <table:table-row table:style-name="ro1">
          <table:table-cell office:value-type="float" office:value="52.999" calcext:value-type="float">
            <text:p>52,999</text:p>
          </table:table-cell>
          <table:table-cell office:value-type="float" office:value="2.26888" calcext:value-type="float">
            <text:p>2,2688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1.291073" calcext:value-type="float">
            <text:p>21,291073</text:p>
          </table:table-cell>
          <table:table-cell/>
          <table:table-cell office:value-type="float" office:value="258.869" calcext:value-type="float">
            <text:p>258,869</text:p>
          </table:table-cell>
          <table:table-cell office:value-type="float" office:value="211.841875" calcext:value-type="float">
            <text:p>211,841875</text:p>
          </table:table-cell>
          <table:table-cell table:number-columns-repeated="7"/>
        </table:table-row>
        <table:table-row table:style-name="ro1">
          <table:table-cell office:value-type="float" office:value="48.289" calcext:value-type="float">
            <text:p>48,289</text:p>
          </table:table-cell>
          <table:table-cell office:value-type="float" office:value="2.267022" calcext:value-type="float">
            <text:p>2,267022</text:p>
          </table:table-cell>
          <table:table-cell/>
          <table:table-cell office:value-type="float" office:value="60.821" calcext:value-type="float">
            <text:p>60,821</text:p>
          </table:table-cell>
          <table:table-cell office:value-type="float" office:value="21.289916" calcext:value-type="float">
            <text:p>21,289916</text:p>
          </table:table-cell>
          <table:table-cell/>
          <table:table-cell office:value-type="float" office:value="270.333" calcext:value-type="float">
            <text:p>270,333</text:p>
          </table:table-cell>
          <table:table-cell office:value-type="float" office:value="211.74891" calcext:value-type="float">
            <text:p>211,74891</text:p>
          </table:table-cell>
          <table:table-cell table:number-columns-repeated="7"/>
        </table:table-row>
        <table:table-row table:style-name="ro1">
          <table:table-cell office:value-type="float" office:value="48.537" calcext:value-type="float">
            <text:p>48,537</text:p>
          </table:table-cell>
          <table:table-cell office:value-type="float" office:value="2.266654" calcext:value-type="float">
            <text:p>2,266654</text:p>
          </table:table-cell>
          <table:table-cell/>
          <table:table-cell office:value-type="float" office:value="65.871" calcext:value-type="float">
            <text:p>65,871</text:p>
          </table:table-cell>
          <table:table-cell office:value-type="float" office:value="21.289198" calcext:value-type="float">
            <text:p>21,289198</text:p>
          </table:table-cell>
          <table:table-cell/>
          <table:table-cell office:value-type="float" office:value="258.765" calcext:value-type="float">
            <text:p>258,765</text:p>
          </table:table-cell>
          <table:table-cell office:value-type="float" office:value="211.72739" calcext:value-type="float">
            <text:p>211,72739</text:p>
          </table:table-cell>
          <table:table-cell table:number-columns-repeated="7"/>
        </table:table-row>
        <table:table-row table:style-name="ro1">
          <table:table-cell office:value-type="float" office:value="47.526" calcext:value-type="float">
            <text:p>47,526</text:p>
          </table:table-cell>
          <table:table-cell office:value-type="float" office:value="2.266165" calcext:value-type="float">
            <text:p>2,266165</text:p>
          </table:table-cell>
          <table:table-cell/>
          <table:table-cell office:value-type="float" office:value="66.396" calcext:value-type="float">
            <text:p>66,396</text:p>
          </table:table-cell>
          <table:table-cell office:value-type="float" office:value="21.287267" calcext:value-type="float">
            <text:p>21,287267</text:p>
          </table:table-cell>
          <table:table-cell/>
          <table:table-cell office:value-type="float" office:value="257.329" calcext:value-type="float">
            <text:p>257,329</text:p>
          </table:table-cell>
          <table:table-cell office:value-type="float" office:value="211.702185" calcext:value-type="float">
            <text:p>211,702185</text:p>
          </table:table-cell>
          <table:table-cell table:number-columns-repeated="7"/>
        </table:table-row>
        <table:table-row table:style-name="ro1">
          <table:table-cell office:value-type="float" office:value="50.622" calcext:value-type="float">
            <text:p>50,622</text:p>
          </table:table-cell>
          <table:table-cell office:value-type="float" office:value="2.265522" calcext:value-type="float">
            <text:p>2,265522</text:p>
          </table:table-cell>
          <table:table-cell/>
          <table:table-cell office:value-type="float" office:value="62.796" calcext:value-type="float">
            <text:p>62,796</text:p>
          </table:table-cell>
          <table:table-cell office:value-type="float" office:value="21.286657" calcext:value-type="float">
            <text:p>21,286657</text:p>
          </table:table-cell>
          <table:table-cell/>
          <table:table-cell office:value-type="float" office:value="259.903" calcext:value-type="float">
            <text:p>259,903</text:p>
          </table:table-cell>
          <table:table-cell office:value-type="float" office:value="211.689779" calcext:value-type="float">
            <text:p>211,689779</text:p>
          </table:table-cell>
          <table:table-cell table:number-columns-repeated="7"/>
        </table:table-row>
        <table:table-row table:style-name="ro1">
          <table:table-cell office:value-type="float" office:value="47.336" calcext:value-type="float">
            <text:p>47,336</text:p>
          </table:table-cell>
          <table:table-cell office:value-type="float" office:value="2.264696" calcext:value-type="float">
            <text:p>2,264696</text:p>
          </table:table-cell>
          <table:table-cell/>
          <table:table-cell office:value-type="float" office:value="64.615" calcext:value-type="float">
            <text:p>64,615</text:p>
          </table:table-cell>
          <table:table-cell office:value-type="float" office:value="21.286624" calcext:value-type="float">
            <text:p>21,286624</text:p>
          </table:table-cell>
          <table:table-cell/>
          <table:table-cell office:value-type="float" office:value="257.535" calcext:value-type="float">
            <text:p>257,535</text:p>
          </table:table-cell>
          <table:table-cell office:value-type="float" office:value="211.60045" calcext:value-type="float">
            <text:p>211,60045</text:p>
          </table:table-cell>
          <table:table-cell table:number-columns-repeated="7"/>
        </table:table-row>
        <table:table-row table:style-name="ro1">
          <table:table-cell office:value-type="float" office:value="48.387" calcext:value-type="float">
            <text:p>48,387</text:p>
          </table:table-cell>
          <table:table-cell office:value-type="float" office:value="2.263615" calcext:value-type="float">
            <text:p>2,263615</text:p>
          </table:table-cell>
          <table:table-cell/>
          <table:table-cell office:value-type="float" office:value="59.212" calcext:value-type="float">
            <text:p>59,212</text:p>
          </table:table-cell>
          <table:table-cell office:value-type="float" office:value="21.277277" calcext:value-type="float">
            <text:p>21,277277</text:p>
          </table:table-cell>
          <table:table-cell/>
          <table:table-cell office:value-type="float" office:value="257.077" calcext:value-type="float">
            <text:p>257,077</text:p>
          </table:table-cell>
          <table:table-cell office:value-type="float" office:value="211.597018" calcext:value-type="float">
            <text:p>211,597018</text:p>
          </table:table-cell>
          <table:table-cell table:number-columns-repeated="7"/>
        </table:table-row>
        <table:table-row table:style-name="ro1">
          <table:table-cell office:value-type="float" office:value="46.885" calcext:value-type="float">
            <text:p>46,885</text:p>
          </table:table-cell>
          <table:table-cell office:value-type="float" office:value="2.263001" calcext:value-type="float">
            <text:p>2,263001</text:p>
          </table:table-cell>
          <table:table-cell/>
          <table:table-cell office:value-type="float" office:value="64.022" calcext:value-type="float">
            <text:p>64,022</text:p>
          </table:table-cell>
          <table:table-cell office:value-type="float" office:value="21.272629" calcext:value-type="float">
            <text:p>21,272629</text:p>
          </table:table-cell>
          <table:table-cell/>
          <table:table-cell office:value-type="float" office:value="256.744" calcext:value-type="float">
            <text:p>256,744</text:p>
          </table:table-cell>
          <table:table-cell office:value-type="float" office:value="211.59245" calcext:value-type="float">
            <text:p>211,59245</text:p>
          </table:table-cell>
          <table:table-cell table:number-columns-repeated="7"/>
        </table:table-row>
        <table:table-row table:style-name="ro1">
          <table:table-cell office:value-type="float" office:value="51.352" calcext:value-type="float">
            <text:p>51,352</text:p>
          </table:table-cell>
          <table:table-cell office:value-type="float" office:value="2.262021" calcext:value-type="float">
            <text:p>2,262021</text:p>
          </table:table-cell>
          <table:table-cell/>
          <table:table-cell office:value-type="float" office:value="60.579" calcext:value-type="float">
            <text:p>60,579</text:p>
          </table:table-cell>
          <table:table-cell office:value-type="float" office:value="21.271997" calcext:value-type="float">
            <text:p>21,271997</text:p>
          </table:table-cell>
          <table:table-cell/>
          <table:table-cell office:value-type="float" office:value="259.015" calcext:value-type="float">
            <text:p>259,015</text:p>
          </table:table-cell>
          <table:table-cell office:value-type="float" office:value="211.589338" calcext:value-type="float">
            <text:p>211,589338</text:p>
          </table:table-cell>
          <table:table-cell table:number-columns-repeated="7"/>
        </table:table-row>
        <table:table-row table:style-name="ro1">
          <table:table-cell office:value-type="float" office:value="44.797" calcext:value-type="float">
            <text:p>44,797</text:p>
          </table:table-cell>
          <table:table-cell office:value-type="float" office:value="2.260366" calcext:value-type="float">
            <text:p>2,260366</text:p>
          </table:table-cell>
          <table:table-cell/>
          <table:table-cell office:value-type="float" office:value="64.583" calcext:value-type="float">
            <text:p>64,583</text:p>
          </table:table-cell>
          <table:table-cell office:value-type="float" office:value="21.268902" calcext:value-type="float">
            <text:p>21,268902</text:p>
          </table:table-cell>
          <table:table-cell/>
          <table:table-cell office:value-type="float" office:value="260.092" calcext:value-type="float">
            <text:p>260,092</text:p>
          </table:table-cell>
          <table:table-cell office:value-type="float" office:value="211.579635" calcext:value-type="float">
            <text:p>211,579635</text:p>
          </table:table-cell>
          <table:table-cell table:number-columns-repeated="7"/>
        </table:table-row>
        <table:table-row table:style-name="ro1">
          <table:table-cell office:value-type="float" office:value="49.224" calcext:value-type="float">
            <text:p>49,224</text:p>
          </table:table-cell>
          <table:table-cell office:value-type="float" office:value="2.260149" calcext:value-type="float">
            <text:p>2,260149</text:p>
          </table:table-cell>
          <table:table-cell/>
          <table:table-cell office:value-type="float" office:value="64.51" calcext:value-type="float">
            <text:p>64,51</text:p>
          </table:table-cell>
          <table:table-cell office:value-type="float" office:value="21.263422" calcext:value-type="float">
            <text:p>21,263422</text:p>
          </table:table-cell>
          <table:table-cell/>
          <table:table-cell office:value-type="float" office:value="964.663" calcext:value-type="float">
            <text:p>964,663</text:p>
          </table:table-cell>
          <table:table-cell office:value-type="float" office:value="211.576585" calcext:value-type="float">
            <text:p>211,576585</text:p>
          </table:table-cell>
          <table:table-cell table:number-columns-repeated="7"/>
        </table:table-row>
        <table:table-row table:style-name="ro1">
          <table:table-cell office:value-type="float" office:value="45.795" calcext:value-type="float">
            <text:p>45,795</text:p>
          </table:table-cell>
          <table:table-cell office:value-type="float" office:value="2.259696" calcext:value-type="float">
            <text:p>2,259696</text:p>
          </table:table-cell>
          <table:table-cell/>
          <table:table-cell office:value-type="float" office:value="67.275" calcext:value-type="float">
            <text:p>67,275</text:p>
          </table:table-cell>
          <table:table-cell office:value-type="float" office:value="21.257339" calcext:value-type="float">
            <text:p>21,257339</text:p>
          </table:table-cell>
          <table:table-cell/>
          <table:table-cell office:value-type="float" office:value="259.727" calcext:value-type="float">
            <text:p>259,727</text:p>
          </table:table-cell>
          <table:table-cell office:value-type="float" office:value="211.55415" calcext:value-type="float">
            <text:p>211,55415</text:p>
          </table:table-cell>
          <table:table-cell table:number-columns-repeated="7"/>
        </table:table-row>
        <table:table-row table:style-name="ro1">
          <table:table-cell office:value-type="float" office:value="48.24" calcext:value-type="float">
            <text:p>48,24</text:p>
          </table:table-cell>
          <table:table-cell office:value-type="float" office:value="2.257951" calcext:value-type="float">
            <text:p>2,257951</text:p>
          </table:table-cell>
          <table:table-cell/>
          <table:table-cell office:value-type="float" office:value="62.388" calcext:value-type="float">
            <text:p>62,388</text:p>
          </table:table-cell>
          <table:table-cell office:value-type="float" office:value="21.254559" calcext:value-type="float">
            <text:p>21,254559</text:p>
          </table:table-cell>
          <table:table-cell/>
          <table:table-cell office:value-type="float" office:value="258.098" calcext:value-type="float">
            <text:p>258,098</text:p>
          </table:table-cell>
          <table:table-cell office:value-type="float" office:value="211.545133" calcext:value-type="float">
            <text:p>211,545133</text:p>
          </table:table-cell>
          <table:table-cell table:number-columns-repeated="7"/>
        </table:table-row>
        <table:table-row table:style-name="ro1">
          <table:table-cell office:value-type="float" office:value="46.95" calcext:value-type="float">
            <text:p>46,95</text:p>
          </table:table-cell>
          <table:table-cell office:value-type="float" office:value="2.25645" calcext:value-type="float">
            <text:p>2,25645</text:p>
          </table:table-cell>
          <table:table-cell/>
          <table:table-cell office:value-type="float" office:value="67.843" calcext:value-type="float">
            <text:p>67,843</text:p>
          </table:table-cell>
          <table:table-cell office:value-type="float" office:value="21.252896" calcext:value-type="float">
            <text:p>21,252896</text:p>
          </table:table-cell>
          <table:table-cell/>
          <table:table-cell office:value-type="float" office:value="259.195" calcext:value-type="float">
            <text:p>259,195</text:p>
          </table:table-cell>
          <table:table-cell office:value-type="float" office:value="211.450039" calcext:value-type="float">
            <text:p>211,450039</text:p>
          </table:table-cell>
          <table:table-cell table:number-columns-repeated="7"/>
        </table:table-row>
        <table:table-row table:style-name="ro1">
          <table:table-cell office:value-type="float" office:value="46.659" calcext:value-type="float">
            <text:p>46,659</text:p>
          </table:table-cell>
          <table:table-cell office:value-type="float" office:value="2.256242" calcext:value-type="float">
            <text:p>2,256242</text:p>
          </table:table-cell>
          <table:table-cell/>
          <table:table-cell office:value-type="float" office:value="62.634" calcext:value-type="float">
            <text:p>62,634</text:p>
          </table:table-cell>
          <table:table-cell office:value-type="float" office:value="21.246913" calcext:value-type="float">
            <text:p>21,246913</text:p>
          </table:table-cell>
          <table:table-cell/>
          <table:table-cell office:value-type="float" office:value="256.61" calcext:value-type="float">
            <text:p>256,61</text:p>
          </table:table-cell>
          <table:table-cell office:value-type="float" office:value="211.440698" calcext:value-type="float">
            <text:p>211,440698</text:p>
          </table:table-cell>
          <table:table-cell table:number-columns-repeated="7"/>
        </table:table-row>
        <table:table-row table:style-name="ro1">
          <table:table-cell office:value-type="float" office:value="46.112" calcext:value-type="float">
            <text:p>46,112</text:p>
          </table:table-cell>
          <table:table-cell office:value-type="float" office:value="2.253449" calcext:value-type="float">
            <text:p>2,253449</text:p>
          </table:table-cell>
          <table:table-cell/>
          <table:table-cell office:value-type="float" office:value="61.023" calcext:value-type="float">
            <text:p>61,023</text:p>
          </table:table-cell>
          <table:table-cell office:value-type="float" office:value="21.245943" calcext:value-type="float">
            <text:p>21,245943</text:p>
          </table:table-cell>
          <table:table-cell/>
          <table:table-cell office:value-type="float" office:value="256.536" calcext:value-type="float">
            <text:p>256,536</text:p>
          </table:table-cell>
          <table:table-cell office:value-type="float" office:value="211.427017" calcext:value-type="float">
            <text:p>211,427017</text:p>
          </table:table-cell>
          <table:table-cell table:number-columns-repeated="7"/>
        </table:table-row>
        <table:table-row table:style-name="ro1">
          <table:table-cell office:value-type="float" office:value="48.069" calcext:value-type="float">
            <text:p>48,069</text:p>
          </table:table-cell>
          <table:table-cell office:value-type="float" office:value="2.253245" calcext:value-type="float">
            <text:p>2,253245</text:p>
          </table:table-cell>
          <table:table-cell/>
          <table:table-cell office:value-type="float" office:value="61.954" calcext:value-type="float">
            <text:p>61,954</text:p>
          </table:table-cell>
          <table:table-cell office:value-type="float" office:value="21.245219" calcext:value-type="float">
            <text:p>21,245219</text:p>
          </table:table-cell>
          <table:table-cell/>
          <table:table-cell office:value-type="float" office:value="260.283" calcext:value-type="float">
            <text:p>260,283</text:p>
          </table:table-cell>
          <table:table-cell office:value-type="float" office:value="211.419031" calcext:value-type="float">
            <text:p>211,419031</text:p>
          </table:table-cell>
          <table:table-cell table:number-columns-repeated="7"/>
        </table:table-row>
        <table:table-row table:style-name="ro1">
          <table:table-cell office:value-type="float" office:value="47.604" calcext:value-type="float">
            <text:p>47,604</text:p>
          </table:table-cell>
          <table:table-cell office:value-type="float" office:value="2.252355" calcext:value-type="float">
            <text:p>2,252355</text:p>
          </table:table-cell>
          <table:table-cell/>
          <table:table-cell office:value-type="float" office:value="63.161" calcext:value-type="float">
            <text:p>63,161</text:p>
          </table:table-cell>
          <table:table-cell office:value-type="float" office:value="21.242106" calcext:value-type="float">
            <text:p>21,242106</text:p>
          </table:table-cell>
          <table:table-cell/>
          <table:table-cell office:value-type="float" office:value="258.265" calcext:value-type="float">
            <text:p>258,265</text:p>
          </table:table-cell>
          <table:table-cell office:value-type="float" office:value="211.365444" calcext:value-type="float">
            <text:p>211,365444</text:p>
          </table:table-cell>
          <table:table-cell table:number-columns-repeated="7"/>
        </table:table-row>
        <table:table-row table:style-name="ro1">
          <table:table-cell office:value-type="float" office:value="46.78" calcext:value-type="float">
            <text:p>46,78</text:p>
          </table:table-cell>
          <table:table-cell office:value-type="float" office:value="2.25235" calcext:value-type="float">
            <text:p>2,25235</text:p>
          </table:table-cell>
          <table:table-cell/>
          <table:table-cell office:value-type="float" office:value="68.583" calcext:value-type="float">
            <text:p>68,583</text:p>
          </table:table-cell>
          <table:table-cell office:value-type="float" office:value="21.238069" calcext:value-type="float">
            <text:p>21,238069</text:p>
          </table:table-cell>
          <table:table-cell/>
          <table:table-cell office:value-type="float" office:value="256.9" calcext:value-type="float">
            <text:p>256,9</text:p>
          </table:table-cell>
          <table:table-cell office:value-type="float" office:value="211.357455" calcext:value-type="float">
            <text:p>211,357455</text:p>
          </table:table-cell>
          <table:table-cell table:number-columns-repeated="7"/>
        </table:table-row>
        <table:table-row table:style-name="ro1">
          <table:table-cell office:value-type="float" office:value="49.066" calcext:value-type="float">
            <text:p>49,066</text:p>
          </table:table-cell>
          <table:table-cell office:value-type="float" office:value="2.251242" calcext:value-type="float">
            <text:p>2,251242</text:p>
          </table:table-cell>
          <table:table-cell/>
          <table:table-cell office:value-type="float" office:value="60.559" calcext:value-type="float">
            <text:p>60,559</text:p>
          </table:table-cell>
          <table:table-cell office:value-type="float" office:value="21.233556" calcext:value-type="float">
            <text:p>21,233556</text:p>
          </table:table-cell>
          <table:table-cell/>
          <table:table-cell office:value-type="float" office:value="258.57" calcext:value-type="float">
            <text:p>258,57</text:p>
          </table:table-cell>
          <table:table-cell office:value-type="float" office:value="211.328092" calcext:value-type="float">
            <text:p>211,328092</text:p>
          </table:table-cell>
          <table:table-cell table:number-columns-repeated="7"/>
        </table:table-row>
        <table:table-row table:style-name="ro1">
          <table:table-cell office:value-type="float" office:value="47.034" calcext:value-type="float">
            <text:p>47,034</text:p>
          </table:table-cell>
          <table:table-cell office:value-type="float" office:value="2.250992" calcext:value-type="float">
            <text:p>2,250992</text:p>
          </table:table-cell>
          <table:table-cell/>
          <table:table-cell office:value-type="float" office:value="62.36" calcext:value-type="float">
            <text:p>62,36</text:p>
          </table:table-cell>
          <table:table-cell office:value-type="float" office:value="21.232972" calcext:value-type="float">
            <text:p>21,232972</text:p>
          </table:table-cell>
          <table:table-cell/>
          <table:table-cell office:value-type="float" office:value="257.478" calcext:value-type="float">
            <text:p>257,478</text:p>
          </table:table-cell>
          <table:table-cell office:value-type="float" office:value="211.283805" calcext:value-type="float">
            <text:p>211,283805</text:p>
          </table:table-cell>
          <table:table-cell table:number-columns-repeated="7"/>
        </table:table-row>
        <table:table-row table:style-name="ro1">
          <table:table-cell office:value-type="float" office:value="48.686" calcext:value-type="float">
            <text:p>48,686</text:p>
          </table:table-cell>
          <table:table-cell office:value-type="float" office:value="2.250963" calcext:value-type="float">
            <text:p>2,250963</text:p>
          </table:table-cell>
          <table:table-cell/>
          <table:table-cell office:value-type="float" office:value="58.519" calcext:value-type="float">
            <text:p>58,519</text:p>
          </table:table-cell>
          <table:table-cell office:value-type="float" office:value="21.232902" calcext:value-type="float">
            <text:p>21,232902</text:p>
          </table:table-cell>
          <table:table-cell/>
          <table:table-cell office:value-type="float" office:value="265.127" calcext:value-type="float">
            <text:p>265,127</text:p>
          </table:table-cell>
          <table:table-cell office:value-type="float" office:value="211.272221" calcext:value-type="float">
            <text:p>211,272221</text:p>
          </table:table-cell>
          <table:table-cell table:number-columns-repeated="7"/>
        </table:table-row>
        <table:table-row table:style-name="ro1">
          <table:table-cell office:value-type="float" office:value="50.265" calcext:value-type="float">
            <text:p>50,265</text:p>
          </table:table-cell>
          <table:table-cell office:value-type="float" office:value="2.250477" calcext:value-type="float">
            <text:p>2,250477</text:p>
          </table:table-cell>
          <table:table-cell/>
          <table:table-cell office:value-type="float" office:value="64.61" calcext:value-type="float">
            <text:p>64,61</text:p>
          </table:table-cell>
          <table:table-cell office:value-type="float" office:value="21.228505" calcext:value-type="float">
            <text:p>21,228505</text:p>
          </table:table-cell>
          <table:table-cell/>
          <table:table-cell office:value-type="float" office:value="257.912" calcext:value-type="float">
            <text:p>257,912</text:p>
          </table:table-cell>
          <table:table-cell office:value-type="float" office:value="211.129937" calcext:value-type="float">
            <text:p>211,129937</text:p>
          </table:table-cell>
          <table:table-cell table:number-columns-repeated="7"/>
        </table:table-row>
        <table:table-row table:style-name="ro1">
          <table:table-cell office:value-type="float" office:value="45.101" calcext:value-type="float">
            <text:p>45,101</text:p>
          </table:table-cell>
          <table:table-cell office:value-type="float" office:value="2.250371" calcext:value-type="float">
            <text:p>2,250371</text:p>
          </table:table-cell>
          <table:table-cell/>
          <table:table-cell office:value-type="float" office:value="71.278" calcext:value-type="float">
            <text:p>71,278</text:p>
          </table:table-cell>
          <table:table-cell office:value-type="float" office:value="21.224941" calcext:value-type="float">
            <text:p>21,224941</text:p>
          </table:table-cell>
          <table:table-cell/>
          <table:table-cell office:value-type="float" office:value="256.488" calcext:value-type="float">
            <text:p>256,488</text:p>
          </table:table-cell>
          <table:table-cell office:value-type="float" office:value="211.05085" calcext:value-type="float">
            <text:p>211,05085</text:p>
          </table:table-cell>
          <table:table-cell table:number-columns-repeated="7"/>
        </table:table-row>
        <table:table-row table:style-name="ro1">
          <table:table-cell office:value-type="float" office:value="47.182" calcext:value-type="float">
            <text:p>47,182</text:p>
          </table:table-cell>
          <table:table-cell office:value-type="float" office:value="2.250352" calcext:value-type="float">
            <text:p>2,250352</text:p>
          </table:table-cell>
          <table:table-cell/>
          <table:table-cell office:value-type="float" office:value="62.158" calcext:value-type="float">
            <text:p>62,158</text:p>
          </table:table-cell>
          <table:table-cell office:value-type="float" office:value="21.224441" calcext:value-type="float">
            <text:p>21,224441</text:p>
          </table:table-cell>
          <table:table-cell/>
          <table:table-cell office:value-type="float" office:value="259.645" calcext:value-type="float">
            <text:p>259,645</text:p>
          </table:table-cell>
          <table:table-cell office:value-type="float" office:value="210.996677" calcext:value-type="float">
            <text:p>210,996677</text:p>
          </table:table-cell>
          <table:table-cell table:number-columns-repeated="7"/>
        </table:table-row>
        <table:table-row table:style-name="ro1">
          <table:table-cell office:value-type="float" office:value="50.933" calcext:value-type="float">
            <text:p>50,933</text:p>
          </table:table-cell>
          <table:table-cell office:value-type="float" office:value="2.250302" calcext:value-type="float">
            <text:p>2,250302</text:p>
          </table:table-cell>
          <table:table-cell/>
          <table:table-cell office:value-type="float" office:value="61.263" calcext:value-type="float">
            <text:p>61,263</text:p>
          </table:table-cell>
          <table:table-cell office:value-type="float" office:value="21.221765" calcext:value-type="float">
            <text:p>21,221765</text:p>
          </table:table-cell>
          <table:table-cell/>
          <table:table-cell office:value-type="float" office:value="257.788" calcext:value-type="float">
            <text:p>257,788</text:p>
          </table:table-cell>
          <table:table-cell office:value-type="float" office:value="210.994912" calcext:value-type="float">
            <text:p>210,994912</text:p>
          </table:table-cell>
          <table:table-cell table:number-columns-repeated="7"/>
        </table:table-row>
        <table:table-row table:style-name="ro1">
          <table:table-cell office:value-type="float" office:value="49.614" calcext:value-type="float">
            <text:p>49,614</text:p>
          </table:table-cell>
          <table:table-cell office:value-type="float" office:value="2.249421" calcext:value-type="float">
            <text:p>2,249421</text:p>
          </table:table-cell>
          <table:table-cell/>
          <table:table-cell office:value-type="float" office:value="60.487" calcext:value-type="float">
            <text:p>60,487</text:p>
          </table:table-cell>
          <table:table-cell office:value-type="float" office:value="21.221489" calcext:value-type="float">
            <text:p>21,221489</text:p>
          </table:table-cell>
          <table:table-cell/>
          <table:table-cell office:value-type="float" office:value="256.233" calcext:value-type="float">
            <text:p>256,233</text:p>
          </table:table-cell>
          <table:table-cell office:value-type="float" office:value="210.956687" calcext:value-type="float">
            <text:p>210,956687</text:p>
          </table:table-cell>
          <table:table-cell table:number-columns-repeated="7"/>
        </table:table-row>
        <table:table-row table:style-name="ro1">
          <table:table-cell office:value-type="float" office:value="44.95" calcext:value-type="float">
            <text:p>44,95</text:p>
          </table:table-cell>
          <table:table-cell office:value-type="float" office:value="2.249277" calcext:value-type="float">
            <text:p>2,249277</text:p>
          </table:table-cell>
          <table:table-cell/>
          <table:table-cell office:value-type="float" office:value="61.817" calcext:value-type="float">
            <text:p>61,817</text:p>
          </table:table-cell>
          <table:table-cell office:value-type="float" office:value="21.218903" calcext:value-type="float">
            <text:p>21,218903</text:p>
          </table:table-cell>
          <table:table-cell/>
          <table:table-cell office:value-type="float" office:value="256.99" calcext:value-type="float">
            <text:p>256,99</text:p>
          </table:table-cell>
          <table:table-cell office:value-type="float" office:value="210.94546" calcext:value-type="float">
            <text:p>210,94546</text:p>
          </table:table-cell>
          <table:table-cell table:number-columns-repeated="7"/>
        </table:table-row>
        <table:table-row table:style-name="ro1">
          <table:table-cell office:value-type="float" office:value="47.825" calcext:value-type="float">
            <text:p>47,825</text:p>
          </table:table-cell>
          <table:table-cell office:value-type="float" office:value="2.245707" calcext:value-type="float">
            <text:p>2,245707</text:p>
          </table:table-cell>
          <table:table-cell/>
          <table:table-cell office:value-type="float" office:value="58.08" calcext:value-type="float">
            <text:p>58,08</text:p>
          </table:table-cell>
          <table:table-cell office:value-type="float" office:value="21.218522" calcext:value-type="float">
            <text:p>21,218522</text:p>
          </table:table-cell>
          <table:table-cell/>
          <table:table-cell office:value-type="float" office:value="260.091" calcext:value-type="float">
            <text:p>260,091</text:p>
          </table:table-cell>
          <table:table-cell office:value-type="float" office:value="210.91647" calcext:value-type="float">
            <text:p>210,91647</text:p>
          </table:table-cell>
          <table:table-cell table:number-columns-repeated="7"/>
        </table:table-row>
        <table:table-row table:style-name="ro1">
          <table:table-cell office:value-type="float" office:value="53.023" calcext:value-type="float">
            <text:p>53,023</text:p>
          </table:table-cell>
          <table:table-cell office:value-type="float" office:value="2.243327" calcext:value-type="float">
            <text:p>2,243327</text:p>
          </table:table-cell>
          <table:table-cell/>
          <table:table-cell office:value-type="float" office:value="61.323" calcext:value-type="float">
            <text:p>61,323</text:p>
          </table:table-cell>
          <table:table-cell office:value-type="float" office:value="21.215035" calcext:value-type="float">
            <text:p>21,215035</text:p>
          </table:table-cell>
          <table:table-cell/>
          <table:table-cell office:value-type="float" office:value="258.78" calcext:value-type="float">
            <text:p>258,78</text:p>
          </table:table-cell>
          <table:table-cell office:value-type="float" office:value="210.876225" calcext:value-type="float">
            <text:p>210,876225</text:p>
          </table:table-cell>
          <table:table-cell table:number-columns-repeated="7"/>
        </table:table-row>
        <table:table-row table:style-name="ro1">
          <table:table-cell office:value-type="float" office:value="47.773" calcext:value-type="float">
            <text:p>47,773</text:p>
          </table:table-cell>
          <table:table-cell office:value-type="float" office:value="2.243194" calcext:value-type="float">
            <text:p>2,243194</text:p>
          </table:table-cell>
          <table:table-cell/>
          <table:table-cell office:value-type="float" office:value="59.098" calcext:value-type="float">
            <text:p>59,098</text:p>
          </table:table-cell>
          <table:table-cell office:value-type="float" office:value="21.214764" calcext:value-type="float">
            <text:p>21,214764</text:p>
          </table:table-cell>
          <table:table-cell/>
          <table:table-cell office:value-type="float" office:value="257.208" calcext:value-type="float">
            <text:p>257,208</text:p>
          </table:table-cell>
          <table:table-cell office:value-type="float" office:value="210.864802" calcext:value-type="float">
            <text:p>210,864802</text:p>
          </table:table-cell>
          <table:table-cell table:number-columns-repeated="7"/>
        </table:table-row>
        <table:table-row table:style-name="ro1">
          <table:table-cell office:value-type="float" office:value="45.689" calcext:value-type="float">
            <text:p>45,689</text:p>
          </table:table-cell>
          <table:table-cell office:value-type="float" office:value="2.241921" calcext:value-type="float">
            <text:p>2,241921</text:p>
          </table:table-cell>
          <table:table-cell/>
          <table:table-cell office:value-type="float" office:value="60.809" calcext:value-type="float">
            <text:p>60,809</text:p>
          </table:table-cell>
          <table:table-cell office:value-type="float" office:value="21.211783" calcext:value-type="float">
            <text:p>21,211783</text:p>
          </table:table-cell>
          <table:table-cell/>
          <table:table-cell office:value-type="float" office:value="256.315" calcext:value-type="float">
            <text:p>256,315</text:p>
          </table:table-cell>
          <table:table-cell office:value-type="float" office:value="210.824583" calcext:value-type="float">
            <text:p>210,824583</text:p>
          </table:table-cell>
          <table:table-cell table:number-columns-repeated="7"/>
        </table:table-row>
        <table:table-row table:style-name="ro1">
          <table:table-cell office:value-type="float" office:value="51.013" calcext:value-type="float">
            <text:p>51,013</text:p>
          </table:table-cell>
          <table:table-cell office:value-type="float" office:value="2.241143" calcext:value-type="float">
            <text:p>2,241143</text:p>
          </table:table-cell>
          <table:table-cell/>
          <table:table-cell office:value-type="float" office:value="61.625" calcext:value-type="float">
            <text:p>61,625</text:p>
          </table:table-cell>
          <table:table-cell office:value-type="float" office:value="21.210768" calcext:value-type="float">
            <text:p>21,210768</text:p>
          </table:table-cell>
          <table:table-cell/>
          <table:table-cell office:value-type="float" office:value="259.206" calcext:value-type="float">
            <text:p>259,206</text:p>
          </table:table-cell>
          <table:table-cell office:value-type="float" office:value="210.821565" calcext:value-type="float">
            <text:p>210,821565</text:p>
          </table:table-cell>
          <table:table-cell table:number-columns-repeated="7"/>
        </table:table-row>
        <table:table-row table:style-name="ro1">
          <table:table-cell office:value-type="float" office:value="45.787" calcext:value-type="float">
            <text:p>45,787</text:p>
          </table:table-cell>
          <table:table-cell office:value-type="float" office:value="2.240467" calcext:value-type="float">
            <text:p>2,240467</text:p>
          </table:table-cell>
          <table:table-cell/>
          <table:table-cell office:value-type="float" office:value="59.929" calcext:value-type="float">
            <text:p>59,929</text:p>
          </table:table-cell>
          <table:table-cell office:value-type="float" office:value="21.209894" calcext:value-type="float">
            <text:p>21,209894</text:p>
          </table:table-cell>
          <table:table-cell/>
          <table:table-cell office:value-type="float" office:value="256.05" calcext:value-type="float">
            <text:p>256,05</text:p>
          </table:table-cell>
          <table:table-cell office:value-type="float" office:value="210.810343" calcext:value-type="float">
            <text:p>210,810343</text:p>
          </table:table-cell>
          <table:table-cell table:number-columns-repeated="7"/>
        </table:table-row>
        <table:table-row table:style-name="ro1">
          <table:table-cell office:value-type="float" office:value="49.284" calcext:value-type="float">
            <text:p>49,284</text:p>
          </table:table-cell>
          <table:table-cell office:value-type="float" office:value="2.240146" calcext:value-type="float">
            <text:p>2,240146</text:p>
          </table:table-cell>
          <table:table-cell/>
          <table:table-cell office:value-type="float" office:value="61.865" calcext:value-type="float">
            <text:p>61,865</text:p>
          </table:table-cell>
          <table:table-cell office:value-type="float" office:value="21.207609" calcext:value-type="float">
            <text:p>21,207609</text:p>
          </table:table-cell>
          <table:table-cell/>
          <table:table-cell office:value-type="float" office:value="258.769" calcext:value-type="float">
            <text:p>258,769</text:p>
          </table:table-cell>
          <table:table-cell office:value-type="float" office:value="210.806401" calcext:value-type="float">
            <text:p>210,806401</text:p>
          </table:table-cell>
          <table:table-cell table:number-columns-repeated="7"/>
        </table:table-row>
        <table:table-row table:style-name="ro1">
          <table:table-cell office:value-type="float" office:value="47.244" calcext:value-type="float">
            <text:p>47,244</text:p>
          </table:table-cell>
          <table:table-cell office:value-type="float" office:value="2.239866" calcext:value-type="float">
            <text:p>2,239866</text:p>
          </table:table-cell>
          <table:table-cell/>
          <table:table-cell office:value-type="float" office:value="59.898" calcext:value-type="float">
            <text:p>59,898</text:p>
          </table:table-cell>
          <table:table-cell office:value-type="float" office:value="21.2071" calcext:value-type="float">
            <text:p>21,2071</text:p>
          </table:table-cell>
          <table:table-cell/>
          <table:table-cell office:value-type="float" office:value="253.509" calcext:value-type="float">
            <text:p>253,509</text:p>
          </table:table-cell>
          <table:table-cell office:value-type="float" office:value="210.792032" calcext:value-type="float">
            <text:p>210,792032</text:p>
          </table:table-cell>
          <table:table-cell table:number-columns-repeated="7"/>
        </table:table-row>
        <table:table-row table:style-name="ro1">
          <table:table-cell office:value-type="float" office:value="50.43" calcext:value-type="float">
            <text:p>50,43</text:p>
          </table:table-cell>
          <table:table-cell office:value-type="float" office:value="2.239431" calcext:value-type="float">
            <text:p>2,239431</text:p>
          </table:table-cell>
          <table:table-cell/>
          <table:table-cell office:value-type="float" office:value="60.01" calcext:value-type="float">
            <text:p>60,01</text:p>
          </table:table-cell>
          <table:table-cell office:value-type="float" office:value="21.205926" calcext:value-type="float">
            <text:p>21,205926</text:p>
          </table:table-cell>
          <table:table-cell/>
          <table:table-cell office:value-type="float" office:value="256.014" calcext:value-type="float">
            <text:p>256,014</text:p>
          </table:table-cell>
          <table:table-cell office:value-type="float" office:value="210.772101" calcext:value-type="float">
            <text:p>210,772101</text:p>
          </table:table-cell>
          <table:table-cell table:number-columns-repeated="7"/>
        </table:table-row>
        <table:table-row table:style-name="ro1">
          <table:table-cell office:value-type="float" office:value="48.73" calcext:value-type="float">
            <text:p>48,73</text:p>
          </table:table-cell>
          <table:table-cell office:value-type="float" office:value="2.238944" calcext:value-type="float">
            <text:p>2,238944</text:p>
          </table:table-cell>
          <table:table-cell/>
          <table:table-cell office:value-type="float" office:value="61.757" calcext:value-type="float">
            <text:p>61,757</text:p>
          </table:table-cell>
          <table:table-cell office:value-type="float" office:value="21.194154" calcext:value-type="float">
            <text:p>21,194154</text:p>
          </table:table-cell>
          <table:table-cell/>
          <table:table-cell office:value-type="float" office:value="257.828" calcext:value-type="float">
            <text:p>257,828</text:p>
          </table:table-cell>
          <table:table-cell office:value-type="float" office:value="210.747703" calcext:value-type="float">
            <text:p>210,747703</text:p>
          </table:table-cell>
          <table:table-cell table:number-columns-repeated="7"/>
        </table:table-row>
        <table:table-row table:style-name="ro1">
          <table:table-cell office:value-type="float" office:value="48.277" calcext:value-type="float">
            <text:p>48,277</text:p>
          </table:table-cell>
          <table:table-cell office:value-type="float" office:value="2.23887" calcext:value-type="float">
            <text:p>2,23887</text:p>
          </table:table-cell>
          <table:table-cell/>
          <table:table-cell office:value-type="float" office:value="80.437" calcext:value-type="float">
            <text:p>80,437</text:p>
          </table:table-cell>
          <table:table-cell office:value-type="float" office:value="21.193567" calcext:value-type="float">
            <text:p>21,193567</text:p>
          </table:table-cell>
          <table:table-cell/>
          <table:table-cell office:value-type="float" office:value="257.16" calcext:value-type="float">
            <text:p>257,16</text:p>
          </table:table-cell>
          <table:table-cell office:value-type="float" office:value="210.74185" calcext:value-type="float">
            <text:p>210,74185</text:p>
          </table:table-cell>
          <table:table-cell table:number-columns-repeated="7"/>
        </table:table-row>
        <table:table-row table:style-name="ro1">
          <table:table-cell office:value-type="float" office:value="52.658" calcext:value-type="float">
            <text:p>52,658</text:p>
          </table:table-cell>
          <table:table-cell office:value-type="float" office:value="2.238277" calcext:value-type="float">
            <text:p>2,238277</text:p>
          </table:table-cell>
          <table:table-cell/>
          <table:table-cell office:value-type="float" office:value="64.851" calcext:value-type="float">
            <text:p>64,851</text:p>
          </table:table-cell>
          <table:table-cell office:value-type="float" office:value="21.192746" calcext:value-type="float">
            <text:p>21,192746</text:p>
          </table:table-cell>
          <table:table-cell/>
          <table:table-cell office:value-type="float" office:value="256.953" calcext:value-type="float">
            <text:p>256,953</text:p>
          </table:table-cell>
          <table:table-cell office:value-type="float" office:value="210.722992" calcext:value-type="float">
            <text:p>210,722992</text:p>
          </table:table-cell>
          <table:table-cell table:number-columns-repeated="7"/>
        </table:table-row>
        <table:table-row table:style-name="ro1">
          <table:table-cell office:value-type="float" office:value="49.172" calcext:value-type="float">
            <text:p>49,172</text:p>
          </table:table-cell>
          <table:table-cell office:value-type="float" office:value="2.238203" calcext:value-type="float">
            <text:p>2,238203</text:p>
          </table:table-cell>
          <table:table-cell/>
          <table:table-cell office:value-type="float" office:value="59.408" calcext:value-type="float">
            <text:p>59,408</text:p>
          </table:table-cell>
          <table:table-cell office:value-type="float" office:value="21.185735" calcext:value-type="float">
            <text:p>21,185735</text:p>
          </table:table-cell>
          <table:table-cell/>
          <table:table-cell office:value-type="float" office:value="257.262" calcext:value-type="float">
            <text:p>257,262</text:p>
          </table:table-cell>
          <table:table-cell office:value-type="float" office:value="210.719583" calcext:value-type="float">
            <text:p>210,719583</text:p>
          </table:table-cell>
          <table:table-cell table:number-columns-repeated="7"/>
        </table:table-row>
        <table:table-row table:style-name="ro1">
          <table:table-cell office:value-type="float" office:value="48.122" calcext:value-type="float">
            <text:p>48,122</text:p>
          </table:table-cell>
          <table:table-cell office:value-type="float" office:value="2.237722" calcext:value-type="float">
            <text:p>2,237722</text:p>
          </table:table-cell>
          <table:table-cell/>
          <table:table-cell office:value-type="float" office:value="59.819" calcext:value-type="float">
            <text:p>59,819</text:p>
          </table:table-cell>
          <table:table-cell office:value-type="float" office:value="21.178813" calcext:value-type="float">
            <text:p>21,178813</text:p>
          </table:table-cell>
          <table:table-cell/>
          <table:table-cell office:value-type="float" office:value="259.269" calcext:value-type="float">
            <text:p>259,269</text:p>
          </table:table-cell>
          <table:table-cell office:value-type="float" office:value="210.701566" calcext:value-type="float">
            <text:p>210,701566</text:p>
          </table:table-cell>
          <table:table-cell table:number-columns-repeated="7"/>
        </table:table-row>
        <table:table-row table:style-name="ro1">
          <table:table-cell office:value-type="float" office:value="47.067" calcext:value-type="float">
            <text:p>47,067</text:p>
          </table:table-cell>
          <table:table-cell office:value-type="float" office:value="2.234715" calcext:value-type="float">
            <text:p>2,234715</text:p>
          </table:table-cell>
          <table:table-cell/>
          <table:table-cell office:value-type="float" office:value="65.491" calcext:value-type="float">
            <text:p>65,491</text:p>
          </table:table-cell>
          <table:table-cell office:value-type="float" office:value="21.176578" calcext:value-type="float">
            <text:p>21,176578</text:p>
          </table:table-cell>
          <table:table-cell/>
          <table:table-cell office:value-type="float" office:value="254.523" calcext:value-type="float">
            <text:p>254,523</text:p>
          </table:table-cell>
          <table:table-cell office:value-type="float" office:value="210.699541" calcext:value-type="float">
            <text:p>210,699541</text:p>
          </table:table-cell>
          <table:table-cell table:number-columns-repeated="7"/>
        </table:table-row>
        <table:table-row table:style-name="ro1">
          <table:table-cell office:value-type="float" office:value="44.33" calcext:value-type="float">
            <text:p>44,33</text:p>
          </table:table-cell>
          <table:table-cell office:value-type="float" office:value="2.232907" calcext:value-type="float">
            <text:p>2,232907</text:p>
          </table:table-cell>
          <table:table-cell/>
          <table:table-cell office:value-type="float" office:value="61.302" calcext:value-type="float">
            <text:p>61,302</text:p>
          </table:table-cell>
          <table:table-cell office:value-type="float" office:value="21.175477" calcext:value-type="float">
            <text:p>21,175477</text:p>
          </table:table-cell>
          <table:table-cell/>
          <table:table-cell office:value-type="float" office:value="256.393" calcext:value-type="float">
            <text:p>256,393</text:p>
          </table:table-cell>
          <table:table-cell office:value-type="float" office:value="210.69447" calcext:value-type="float">
            <text:p>210,69447</text:p>
          </table:table-cell>
          <table:table-cell table:number-columns-repeated="7"/>
        </table:table-row>
        <table:table-row table:style-name="ro1">
          <table:table-cell office:value-type="float" office:value="57.783" calcext:value-type="float">
            <text:p>57,783</text:p>
          </table:table-cell>
          <table:table-cell office:value-type="float" office:value="2.23129" calcext:value-type="float">
            <text:p>2,23129</text:p>
          </table:table-cell>
          <table:table-cell/>
          <table:table-cell office:value-type="float" office:value="61.269" calcext:value-type="float">
            <text:p>61,269</text:p>
          </table:table-cell>
          <table:table-cell office:value-type="float" office:value="21.16632" calcext:value-type="float">
            <text:p>21,16632</text:p>
          </table:table-cell>
          <table:table-cell/>
          <table:table-cell office:value-type="float" office:value="257.938" calcext:value-type="float">
            <text:p>257,938</text:p>
          </table:table-cell>
          <table:table-cell office:value-type="float" office:value="210.673722" calcext:value-type="float">
            <text:p>210,673722</text:p>
          </table:table-cell>
          <table:table-cell table:number-columns-repeated="7"/>
        </table:table-row>
        <table:table-row table:style-name="ro1">
          <table:table-cell office:value-type="float" office:value="47.12" calcext:value-type="float">
            <text:p>47,12</text:p>
          </table:table-cell>
          <table:table-cell office:value-type="float" office:value="2.230556" calcext:value-type="float">
            <text:p>2,230556</text:p>
          </table:table-cell>
          <table:table-cell/>
          <table:table-cell office:value-type="float" office:value="69.994" calcext:value-type="float">
            <text:p>69,994</text:p>
          </table:table-cell>
          <table:table-cell office:value-type="float" office:value="21.161616" calcext:value-type="float">
            <text:p>21,161616</text:p>
          </table:table-cell>
          <table:table-cell/>
          <table:table-cell office:value-type="float" office:value="253.794" calcext:value-type="float">
            <text:p>253,794</text:p>
          </table:table-cell>
          <table:table-cell office:value-type="float" office:value="210.6699" calcext:value-type="float">
            <text:p>210,6699</text:p>
          </table:table-cell>
          <table:table-cell table:number-columns-repeated="7"/>
        </table:table-row>
        <table:table-row table:style-name="ro1">
          <table:table-cell office:value-type="float" office:value="45.477" calcext:value-type="float">
            <text:p>45,477</text:p>
          </table:table-cell>
          <table:table-cell office:value-type="float" office:value="2.230231" calcext:value-type="float">
            <text:p>2,230231</text:p>
          </table:table-cell>
          <table:table-cell/>
          <table:table-cell office:value-type="float" office:value="64.095" calcext:value-type="float">
            <text:p>64,095</text:p>
          </table:table-cell>
          <table:table-cell office:value-type="float" office:value="21.154353" calcext:value-type="float">
            <text:p>21,154353</text:p>
          </table:table-cell>
          <table:table-cell/>
          <table:table-cell office:value-type="float" office:value="258.157" calcext:value-type="float">
            <text:p>258,157</text:p>
          </table:table-cell>
          <table:table-cell office:value-type="float" office:value="210.665702" calcext:value-type="float">
            <text:p>210,665702</text:p>
          </table:table-cell>
          <table:table-cell table:number-columns-repeated="7"/>
        </table:table-row>
        <table:table-row table:style-name="ro1">
          <table:table-cell office:value-type="float" office:value="47.243" calcext:value-type="float">
            <text:p>47,243</text:p>
          </table:table-cell>
          <table:table-cell office:value-type="float" office:value="2.227125" calcext:value-type="float">
            <text:p>2,227125</text:p>
          </table:table-cell>
          <table:table-cell/>
          <table:table-cell office:value-type="float" office:value="63.522" calcext:value-type="float">
            <text:p>63,522</text:p>
          </table:table-cell>
          <table:table-cell office:value-type="float" office:value="21.151328" calcext:value-type="float">
            <text:p>21,151328</text:p>
          </table:table-cell>
          <table:table-cell/>
          <table:table-cell office:value-type="float" office:value="257.927" calcext:value-type="float">
            <text:p>257,927</text:p>
          </table:table-cell>
          <table:table-cell office:value-type="float" office:value="210.644983" calcext:value-type="float">
            <text:p>210,644983</text:p>
          </table:table-cell>
          <table:table-cell table:number-columns-repeated="7"/>
        </table:table-row>
        <table:table-row table:style-name="ro1">
          <table:table-cell office:value-type="float" office:value="55.936" calcext:value-type="float">
            <text:p>55,936</text:p>
          </table:table-cell>
          <table:table-cell office:value-type="float" office:value="2.22646" calcext:value-type="float">
            <text:p>2,22646</text:p>
          </table:table-cell>
          <table:table-cell/>
          <table:table-cell office:value-type="float" office:value="61.214" calcext:value-type="float">
            <text:p>61,214</text:p>
          </table:table-cell>
          <table:table-cell office:value-type="float" office:value="21.150387" calcext:value-type="float">
            <text:p>21,150387</text:p>
          </table:table-cell>
          <table:table-cell/>
          <table:table-cell office:value-type="float" office:value="257.844" calcext:value-type="float">
            <text:p>257,844</text:p>
          </table:table-cell>
          <table:table-cell office:value-type="float" office:value="210.642564" calcext:value-type="float">
            <text:p>210,642564</text:p>
          </table:table-cell>
          <table:table-cell table:number-columns-repeated="7"/>
        </table:table-row>
        <table:table-row table:style-name="ro1">
          <table:table-cell office:value-type="float" office:value="46.58" calcext:value-type="float">
            <text:p>46,58</text:p>
          </table:table-cell>
          <table:table-cell office:value-type="float" office:value="2.224003" calcext:value-type="float">
            <text:p>2,224003</text:p>
          </table:table-cell>
          <table:table-cell/>
          <table:table-cell office:value-type="float" office:value="61.657" calcext:value-type="float">
            <text:p>61,657</text:p>
          </table:table-cell>
          <table:table-cell office:value-type="float" office:value="21.146637" calcext:value-type="float">
            <text:p>21,146637</text:p>
          </table:table-cell>
          <table:table-cell/>
          <table:table-cell office:value-type="float" office:value="254.841" calcext:value-type="float">
            <text:p>254,841</text:p>
          </table:table-cell>
          <table:table-cell office:value-type="float" office:value="210.613945" calcext:value-type="float">
            <text:p>210,613945</text:p>
          </table:table-cell>
          <table:table-cell table:number-columns-repeated="7"/>
        </table:table-row>
        <table:table-row table:style-name="ro1">
          <table:table-cell office:value-type="float" office:value="49.292" calcext:value-type="float">
            <text:p>49,292</text:p>
          </table:table-cell>
          <table:table-cell office:value-type="float" office:value="2.223888" calcext:value-type="float">
            <text:p>2,223888</text:p>
          </table:table-cell>
          <table:table-cell/>
          <table:table-cell office:value-type="float" office:value="60.023" calcext:value-type="float">
            <text:p>60,023</text:p>
          </table:table-cell>
          <table:table-cell office:value-type="float" office:value="21.146435" calcext:value-type="float">
            <text:p>21,146435</text:p>
          </table:table-cell>
          <table:table-cell/>
          <table:table-cell office:value-type="float" office:value="260.061" calcext:value-type="float">
            <text:p>260,061</text:p>
          </table:table-cell>
          <table:table-cell office:value-type="float" office:value="210.611521" calcext:value-type="float">
            <text:p>210,611521</text:p>
          </table:table-cell>
          <table:table-cell table:number-columns-repeated="7"/>
        </table:table-row>
        <table:table-row table:style-name="ro1">
          <table:table-cell office:value-type="float" office:value="50.113" calcext:value-type="float">
            <text:p>50,113</text:p>
          </table:table-cell>
          <table:table-cell office:value-type="float" office:value="2.222946" calcext:value-type="float">
            <text:p>2,222946</text:p>
          </table:table-cell>
          <table:table-cell/>
          <table:table-cell office:value-type="float" office:value="64.797" calcext:value-type="float">
            <text:p>64,797</text:p>
          </table:table-cell>
          <table:table-cell office:value-type="float" office:value="21.145611" calcext:value-type="float">
            <text:p>21,145611</text:p>
          </table:table-cell>
          <table:table-cell/>
          <table:table-cell office:value-type="float" office:value="256.86" calcext:value-type="float">
            <text:p>256,86</text:p>
          </table:table-cell>
          <table:table-cell office:value-type="float" office:value="210.586348" calcext:value-type="float">
            <text:p>210,586348</text:p>
          </table:table-cell>
          <table:table-cell table:number-columns-repeated="7"/>
        </table:table-row>
        <table:table-row table:style-name="ro1">
          <table:table-cell office:value-type="float" office:value="47.763" calcext:value-type="float">
            <text:p>47,763</text:p>
          </table:table-cell>
          <table:table-cell office:value-type="float" office:value="2.222362" calcext:value-type="float">
            <text:p>2,222362</text:p>
          </table:table-cell>
          <table:table-cell/>
          <table:table-cell office:value-type="float" office:value="64.887" calcext:value-type="float">
            <text:p>64,887</text:p>
          </table:table-cell>
          <table:table-cell office:value-type="float" office:value="21.145371" calcext:value-type="float">
            <text:p>21,145371</text:p>
          </table:table-cell>
          <table:table-cell/>
          <table:table-cell office:value-type="float" office:value="258.772" calcext:value-type="float">
            <text:p>258,772</text:p>
          </table:table-cell>
          <table:table-cell office:value-type="float" office:value="210.546741" calcext:value-type="float">
            <text:p>210,546741</text:p>
          </table:table-cell>
          <table:table-cell table:number-columns-repeated="7"/>
        </table:table-row>
        <table:table-row table:style-name="ro1">
          <table:table-cell office:value-type="float" office:value="47.896" calcext:value-type="float">
            <text:p>47,896</text:p>
          </table:table-cell>
          <table:table-cell office:value-type="float" office:value="2.221032" calcext:value-type="float">
            <text:p>2,221032</text:p>
          </table:table-cell>
          <table:table-cell/>
          <table:table-cell office:value-type="float" office:value="72.999" calcext:value-type="float">
            <text:p>72,999</text:p>
          </table:table-cell>
          <table:table-cell office:value-type="float" office:value="21.142947" calcext:value-type="float">
            <text:p>21,142947</text:p>
          </table:table-cell>
          <table:table-cell/>
          <table:table-cell office:value-type="float" office:value="284.557" calcext:value-type="float">
            <text:p>284,557</text:p>
          </table:table-cell>
          <table:table-cell office:value-type="float" office:value="210.508444" calcext:value-type="float">
            <text:p>210,508444</text:p>
          </table:table-cell>
          <table:table-cell table:number-columns-repeated="7"/>
        </table:table-row>
        <table:table-row table:style-name="ro1">
          <table:table-cell office:value-type="float" office:value="47.829" calcext:value-type="float">
            <text:p>47,829</text:p>
          </table:table-cell>
          <table:table-cell office:value-type="float" office:value="2.220689" calcext:value-type="float">
            <text:p>2,220689</text:p>
          </table:table-cell>
          <table:table-cell/>
          <table:table-cell office:value-type="float" office:value="67.8" calcext:value-type="float">
            <text:p>67,8</text:p>
          </table:table-cell>
          <table:table-cell office:value-type="float" office:value="21.138376" calcext:value-type="float">
            <text:p>21,138376</text:p>
          </table:table-cell>
          <table:table-cell/>
          <table:table-cell office:value-type="float" office:value="256.407" calcext:value-type="float">
            <text:p>256,407</text:p>
          </table:table-cell>
          <table:table-cell office:value-type="float" office:value="210.498993" calcext:value-type="float">
            <text:p>210,498993</text:p>
          </table:table-cell>
          <table:table-cell table:number-columns-repeated="7"/>
        </table:table-row>
        <table:table-row table:style-name="ro1">
          <table:table-cell office:value-type="float" office:value="45.736" calcext:value-type="float">
            <text:p>45,736</text:p>
          </table:table-cell>
          <table:table-cell office:value-type="float" office:value="2.220392" calcext:value-type="float">
            <text:p>2,220392</text:p>
          </table:table-cell>
          <table:table-cell/>
          <table:table-cell office:value-type="float" office:value="60.879" calcext:value-type="float">
            <text:p>60,879</text:p>
          </table:table-cell>
          <table:table-cell office:value-type="float" office:value="21.132759" calcext:value-type="float">
            <text:p>21,132759</text:p>
          </table:table-cell>
          <table:table-cell/>
          <table:table-cell office:value-type="float" office:value="257.181" calcext:value-type="float">
            <text:p>257,181</text:p>
          </table:table-cell>
          <table:table-cell office:value-type="float" office:value="210.489918" calcext:value-type="float">
            <text:p>210,489918</text:p>
          </table:table-cell>
          <table:table-cell table:number-columns-repeated="7"/>
        </table:table-row>
        <table:table-row table:style-name="ro1">
          <table:table-cell office:value-type="float" office:value="48.994" calcext:value-type="float">
            <text:p>48,994</text:p>
          </table:table-cell>
          <table:table-cell office:value-type="float" office:value="2.217247" calcext:value-type="float">
            <text:p>2,217247</text:p>
          </table:table-cell>
          <table:table-cell/>
          <table:table-cell office:value-type="float" office:value="63.322" calcext:value-type="float">
            <text:p>63,322</text:p>
          </table:table-cell>
          <table:table-cell office:value-type="float" office:value="21.131534" calcext:value-type="float">
            <text:p>21,131534</text:p>
          </table:table-cell>
          <table:table-cell/>
          <table:table-cell office:value-type="float" office:value="260.336" calcext:value-type="float">
            <text:p>260,336</text:p>
          </table:table-cell>
          <table:table-cell office:value-type="float" office:value="210.485051" calcext:value-type="float">
            <text:p>210,485051</text:p>
          </table:table-cell>
          <table:table-cell table:number-columns-repeated="7"/>
        </table:table-row>
        <table:table-row table:style-name="ro1">
          <table:table-cell office:value-type="float" office:value="47.274" calcext:value-type="float">
            <text:p>47,274</text:p>
          </table:table-cell>
          <table:table-cell office:value-type="float" office:value="2.215538" calcext:value-type="float">
            <text:p>2,215538</text:p>
          </table:table-cell>
          <table:table-cell/>
          <table:table-cell office:value-type="float" office:value="63.514" calcext:value-type="float">
            <text:p>63,514</text:p>
          </table:table-cell>
          <table:table-cell office:value-type="float" office:value="21.131047" calcext:value-type="float">
            <text:p>21,131047</text:p>
          </table:table-cell>
          <table:table-cell/>
          <table:table-cell office:value-type="float" office:value="1181.326" calcext:value-type="float">
            <text:p>1181,326</text:p>
          </table:table-cell>
          <table:table-cell office:value-type="float" office:value="210.474959" calcext:value-type="float">
            <text:p>210,474959</text:p>
          </table:table-cell>
          <table:table-cell table:number-columns-repeated="7"/>
        </table:table-row>
        <table:table-row table:style-name="ro1">
          <table:table-cell office:value-type="float" office:value="46.858" calcext:value-type="float">
            <text:p>46,858</text:p>
          </table:table-cell>
          <table:table-cell office:value-type="float" office:value="2.212756" calcext:value-type="float">
            <text:p>2,212756</text:p>
          </table:table-cell>
          <table:table-cell/>
          <table:table-cell office:value-type="float" office:value="62.771" calcext:value-type="float">
            <text:p>62,771</text:p>
          </table:table-cell>
          <table:table-cell office:value-type="float" office:value="21.124047" calcext:value-type="float">
            <text:p>21,124047</text:p>
          </table:table-cell>
          <table:table-cell/>
          <table:table-cell office:value-type="float" office:value="257.074" calcext:value-type="float">
            <text:p>257,074</text:p>
          </table:table-cell>
          <table:table-cell office:value-type="float" office:value="210.468686" calcext:value-type="float">
            <text:p>210,468686</text:p>
          </table:table-cell>
          <table:table-cell table:number-columns-repeated="7"/>
        </table:table-row>
        <table:table-row table:style-name="ro1">
          <table:table-cell office:value-type="float" office:value="49.437" calcext:value-type="float">
            <text:p>49,437</text:p>
          </table:table-cell>
          <table:table-cell office:value-type="float" office:value="2.212652" calcext:value-type="float">
            <text:p>2,212652</text:p>
          </table:table-cell>
          <table:table-cell/>
          <table:table-cell office:value-type="float" office:value="58.596" calcext:value-type="float">
            <text:p>58,596</text:p>
          </table:table-cell>
          <table:table-cell office:value-type="float" office:value="21.118767" calcext:value-type="float">
            <text:p>21,118767</text:p>
          </table:table-cell>
          <table:table-cell/>
          <table:table-cell office:value-type="float" office:value="257.461" calcext:value-type="float">
            <text:p>257,461</text:p>
          </table:table-cell>
          <table:table-cell office:value-type="float" office:value="210.43176" calcext:value-type="float">
            <text:p>210,43176</text:p>
          </table:table-cell>
          <table:table-cell table:number-columns-repeated="7"/>
        </table:table-row>
        <table:table-row table:style-name="ro1">
          <table:table-cell office:value-type="float" office:value="49.029" calcext:value-type="float">
            <text:p>49,029</text:p>
          </table:table-cell>
          <table:table-cell office:value-type="float" office:value="2.20828" calcext:value-type="float">
            <text:p>2,20828</text:p>
          </table:table-cell>
          <table:table-cell/>
          <table:table-cell office:value-type="float" office:value="60.44" calcext:value-type="float">
            <text:p>60,44</text:p>
          </table:table-cell>
          <table:table-cell office:value-type="float" office:value="21.111896" calcext:value-type="float">
            <text:p>21,111896</text:p>
          </table:table-cell>
          <table:table-cell/>
          <table:table-cell office:value-type="float" office:value="260.112" calcext:value-type="float">
            <text:p>260,112</text:p>
          </table:table-cell>
          <table:table-cell office:value-type="float" office:value="210.408946" calcext:value-type="float">
            <text:p>210,408946</text:p>
          </table:table-cell>
          <table:table-cell table:number-columns-repeated="7"/>
        </table:table-row>
        <table:table-row table:style-name="ro1">
          <table:table-cell office:value-type="float" office:value="47.97" calcext:value-type="float">
            <text:p>47,97</text:p>
          </table:table-cell>
          <table:table-cell office:value-type="float" office:value="2.206254" calcext:value-type="float">
            <text:p>2,206254</text:p>
          </table:table-cell>
          <table:table-cell/>
          <table:table-cell office:value-type="float" office:value="61.115" calcext:value-type="float">
            <text:p>61,115</text:p>
          </table:table-cell>
          <table:table-cell office:value-type="float" office:value="21.111765" calcext:value-type="float">
            <text:p>21,111765</text:p>
          </table:table-cell>
          <table:table-cell/>
          <table:table-cell office:value-type="float" office:value="262.014" calcext:value-type="float">
            <text:p>262,014</text:p>
          </table:table-cell>
          <table:table-cell office:value-type="float" office:value="210.398165" calcext:value-type="float">
            <text:p>210,398165</text:p>
          </table:table-cell>
          <table:table-cell table:number-columns-repeated="7"/>
        </table:table-row>
        <table:table-row table:style-name="ro1">
          <table:table-cell office:value-type="float" office:value="47.396" calcext:value-type="float">
            <text:p>47,396</text:p>
          </table:table-cell>
          <table:table-cell office:value-type="float" office:value="2.196191" calcext:value-type="float">
            <text:p>2,196191</text:p>
          </table:table-cell>
          <table:table-cell/>
          <table:table-cell office:value-type="float" office:value="64.72" calcext:value-type="float">
            <text:p>64,72</text:p>
          </table:table-cell>
          <table:table-cell office:value-type="float" office:value="21.111636" calcext:value-type="float">
            <text:p>21,111636</text:p>
          </table:table-cell>
          <table:table-cell/>
          <table:table-cell office:value-type="float" office:value="257.173" calcext:value-type="float">
            <text:p>257,173</text:p>
          </table:table-cell>
          <table:table-cell office:value-type="float" office:value="210.355931" calcext:value-type="float">
            <text:p>210,355931</text:p>
          </table:table-cell>
          <table:table-cell table:number-columns-repeated="7"/>
        </table:table-row>
        <table:table-row table:style-name="ro1">
          <table:table-cell office:value-type="float" office:value="47.256" calcext:value-type="float">
            <text:p>47,256</text:p>
          </table:table-cell>
          <table:table-cell office:value-type="float" office:value="2.191798" calcext:value-type="float">
            <text:p>2,191798</text:p>
          </table:table-cell>
          <table:table-cell/>
          <table:table-cell office:value-type="float" office:value="61.222" calcext:value-type="float">
            <text:p>61,222</text:p>
          </table:table-cell>
          <table:table-cell office:value-type="float" office:value="21.11149" calcext:value-type="float">
            <text:p>21,11149</text:p>
          </table:table-cell>
          <table:table-cell/>
          <table:table-cell office:value-type="float" office:value="316.001" calcext:value-type="float">
            <text:p>316,001</text:p>
          </table:table-cell>
          <table:table-cell office:value-type="float" office:value="210.331041" calcext:value-type="float">
            <text:p>210,331041</text:p>
          </table:table-cell>
          <table:table-cell table:number-columns-repeated="7"/>
        </table:table-row>
        <table:table-row table:style-name="ro1">
          <table:table-cell office:value-type="float" office:value="47.883" calcext:value-type="float">
            <text:p>47,883</text:p>
          </table:table-cell>
          <table:table-cell office:value-type="float" office:value="2.189786" calcext:value-type="float">
            <text:p>2,189786</text:p>
          </table:table-cell>
          <table:table-cell/>
          <table:table-cell office:value-type="float" office:value="59.331" calcext:value-type="float">
            <text:p>59,331</text:p>
          </table:table-cell>
          <table:table-cell office:value-type="float" office:value="21.109416" calcext:value-type="float">
            <text:p>21,109416</text:p>
          </table:table-cell>
          <table:table-cell/>
          <table:table-cell office:value-type="float" office:value="256.138" calcext:value-type="float">
            <text:p>256,138</text:p>
          </table:table-cell>
          <table:table-cell office:value-type="float" office:value="210.220163" calcext:value-type="float">
            <text:p>210,220163</text:p>
          </table:table-cell>
          <table:table-cell table:number-columns-repeated="7"/>
        </table:table-row>
        <table:table-row table:style-name="ro1">
          <table:table-cell office:value-type="float" office:value="50.022" calcext:value-type="float">
            <text:p>50,022</text:p>
          </table:table-cell>
          <table:table-cell office:value-type="float" office:value="2.18468" calcext:value-type="float">
            <text:p>2,18468</text:p>
          </table:table-cell>
          <table:table-cell/>
          <table:table-cell office:value-type="float" office:value="69.238" calcext:value-type="float">
            <text:p>69,238</text:p>
          </table:table-cell>
          <table:table-cell office:value-type="float" office:value="21.105092" calcext:value-type="float">
            <text:p>21,105092</text:p>
          </table:table-cell>
          <table:table-cell/>
          <table:table-cell office:value-type="float" office:value="262.251" calcext:value-type="float">
            <text:p>262,251</text:p>
          </table:table-cell>
          <table:table-cell office:value-type="float" office:value="210.206479" calcext:value-type="float">
            <text:p>210,206479</text:p>
          </table:table-cell>
          <table:table-cell table:number-columns-repeated="7"/>
        </table:table-row>
        <table:table-row table:style-name="ro1">
          <table:table-cell office:value-type="float" office:value="47.556" calcext:value-type="float">
            <text:p>47,556</text:p>
          </table:table-cell>
          <table:table-cell office:value-type="float" office:value="2.136084" calcext:value-type="float">
            <text:p>2,136084</text:p>
          </table:table-cell>
          <table:table-cell/>
          <table:table-cell office:value-type="float" office:value="62.602" calcext:value-type="float">
            <text:p>62,602</text:p>
          </table:table-cell>
          <table:table-cell office:value-type="float" office:value="21.102593" calcext:value-type="float">
            <text:p>21,102593</text:p>
          </table:table-cell>
          <table:table-cell/>
          <table:table-cell office:value-type="float" office:value="255.448" calcext:value-type="float">
            <text:p>255,448</text:p>
          </table:table-cell>
          <table:table-cell office:value-type="float" office:value="210.199792" calcext:value-type="float">
            <text:p>210,199792</text:p>
          </table:table-cell>
          <table:table-cell table:number-columns-repeated="7"/>
        </table:table-row>
        <table:table-row table:style-name="ro1">
          <table:table-cell office:value-type="float" office:value="50.042" calcext:value-type="float">
            <text:p>50,042</text:p>
          </table:table-cell>
          <table:table-cell office:value-type="float" office:value="2.13432" calcext:value-type="float">
            <text:p>2,13432</text:p>
          </table:table-cell>
          <table:table-cell/>
          <table:table-cell office:value-type="float" office:value="63.735" calcext:value-type="float">
            <text:p>63,735</text:p>
          </table:table-cell>
          <table:table-cell office:value-type="float" office:value="21.101313" calcext:value-type="float">
            <text:p>21,101313</text:p>
          </table:table-cell>
          <table:table-cell/>
          <table:table-cell office:value-type="float" office:value="254.998" calcext:value-type="float">
            <text:p>254,998</text:p>
          </table:table-cell>
          <table:table-cell office:value-type="float" office:value="210.176415" calcext:value-type="float">
            <text:p>210,176415</text:p>
          </table:table-cell>
          <table:table-cell table:number-columns-repeated="7"/>
        </table:table-row>
        <table:table-row table:style-name="ro1">
          <table:table-cell office:value-type="float" office:value="50.164" calcext:value-type="float">
            <text:p>50,164</text:p>
          </table:table-cell>
          <table:table-cell office:value-type="float" office:value="2.130186" calcext:value-type="float">
            <text:p>2,130186</text:p>
          </table:table-cell>
          <table:table-cell/>
          <table:table-cell office:value-type="float" office:value="62.612" calcext:value-type="float">
            <text:p>62,612</text:p>
          </table:table-cell>
          <table:table-cell office:value-type="float" office:value="21.101259" calcext:value-type="float">
            <text:p>21,101259</text:p>
          </table:table-cell>
          <table:table-cell/>
          <table:table-cell office:value-type="float" office:value="259.893" calcext:value-type="float">
            <text:p>259,893</text:p>
          </table:table-cell>
          <table:table-cell office:value-type="float" office:value="210.17116" calcext:value-type="float">
            <text:p>210,17116</text:p>
          </table:table-cell>
          <table:table-cell table:number-columns-repeated="7"/>
        </table:table-row>
        <table:table-row table:style-name="ro1">
          <table:table-cell office:value-type="float" office:value="47.832" calcext:value-type="float">
            <text:p>47,832</text:p>
          </table:table-cell>
          <table:table-cell office:value-type="float" office:value="2.129449" calcext:value-type="float">
            <text:p>2,129449</text:p>
          </table:table-cell>
          <table:table-cell/>
          <table:table-cell office:value-type="float" office:value="69.292" calcext:value-type="float">
            <text:p>69,292</text:p>
          </table:table-cell>
          <table:table-cell office:value-type="float" office:value="21.0937" calcext:value-type="float">
            <text:p>21,0937</text:p>
          </table:table-cell>
          <table:table-cell/>
          <table:table-cell office:value-type="float" office:value="255.1" calcext:value-type="float">
            <text:p>255,1</text:p>
          </table:table-cell>
          <table:table-cell office:value-type="float" office:value="210.170903" calcext:value-type="float">
            <text:p>210,170903</text:p>
          </table:table-cell>
          <table:table-cell table:number-columns-repeated="7"/>
        </table:table-row>
        <table:table-row table:style-name="ro1">
          <table:table-cell office:value-type="float" office:value="53.921" calcext:value-type="float">
            <text:p>53,921</text:p>
          </table:table-cell>
          <table:table-cell office:value-type="float" office:value="2.128119" calcext:value-type="float">
            <text:p>2,128119</text:p>
          </table:table-cell>
          <table:table-cell/>
          <table:table-cell office:value-type="float" office:value="61.892" calcext:value-type="float">
            <text:p>61,892</text:p>
          </table:table-cell>
          <table:table-cell office:value-type="float" office:value="21.08487" calcext:value-type="float">
            <text:p>21,08487</text:p>
          </table:table-cell>
          <table:table-cell/>
          <table:table-cell office:value-type="float" office:value="255.367" calcext:value-type="float">
            <text:p>255,367</text:p>
          </table:table-cell>
          <table:table-cell office:value-type="float" office:value="210.152058" calcext:value-type="float">
            <text:p>210,152058</text:p>
          </table:table-cell>
          <table:table-cell table:number-columns-repeated="7"/>
        </table:table-row>
        <table:table-row table:style-name="ro1">
          <table:table-cell office:value-type="float" office:value="45.953" calcext:value-type="float">
            <text:p>45,953</text:p>
          </table:table-cell>
          <table:table-cell office:value-type="float" office:value="2.109611" calcext:value-type="float">
            <text:p>2,109611</text:p>
          </table:table-cell>
          <table:table-cell/>
          <table:table-cell office:value-type="float" office:value="61.403" calcext:value-type="float">
            <text:p>61,403</text:p>
          </table:table-cell>
          <table:table-cell office:value-type="float" office:value="21.084786" calcext:value-type="float">
            <text:p>21,084786</text:p>
          </table:table-cell>
          <table:table-cell/>
          <table:table-cell office:value-type="float" office:value="255.524" calcext:value-type="float">
            <text:p>255,524</text:p>
          </table:table-cell>
          <table:table-cell office:value-type="float" office:value="210.141117" calcext:value-type="float">
            <text:p>210,141117</text:p>
          </table:table-cell>
          <table:table-cell table:number-columns-repeated="7"/>
        </table:table-row>
        <table:table-row table:style-name="ro1">
          <table:table-cell office:value-type="float" office:value="45.273" calcext:value-type="float">
            <text:p>45,273</text:p>
          </table:table-cell>
          <table:table-cell office:value-type="float" office:value="2.104344" calcext:value-type="float">
            <text:p>2,104344</text:p>
          </table:table-cell>
          <table:table-cell/>
          <table:table-cell office:value-type="float" office:value="61.619" calcext:value-type="float">
            <text:p>61,619</text:p>
          </table:table-cell>
          <table:table-cell office:value-type="float" office:value="21.083129" calcext:value-type="float">
            <text:p>21,083129</text:p>
          </table:table-cell>
          <table:table-cell/>
          <table:table-cell office:value-type="float" office:value="312.597" calcext:value-type="float">
            <text:p>312,597</text:p>
          </table:table-cell>
          <table:table-cell office:value-type="float" office:value="210.12968" calcext:value-type="float">
            <text:p>210,12968</text:p>
          </table:table-cell>
          <table:table-cell table:number-columns-repeated="7"/>
        </table:table-row>
        <table:table-row table:style-name="ro1">
          <table:table-cell office:value-type="float" office:value="46.912" calcext:value-type="float">
            <text:p>46,912</text:p>
          </table:table-cell>
          <table:table-cell office:value-type="float" office:value="2.087136" calcext:value-type="float">
            <text:p>2,087136</text:p>
          </table:table-cell>
          <table:table-cell/>
          <table:table-cell office:value-type="float" office:value="62.876" calcext:value-type="float">
            <text:p>62,876</text:p>
          </table:table-cell>
          <table:table-cell office:value-type="float" office:value="21.082683" calcext:value-type="float">
            <text:p>21,082683</text:p>
          </table:table-cell>
          <table:table-cell/>
          <table:table-cell office:value-type="float" office:value="258.086" calcext:value-type="float">
            <text:p>258,086</text:p>
          </table:table-cell>
          <table:table-cell office:value-type="float" office:value="210.114357" calcext:value-type="float">
            <text:p>210,114357</text:p>
          </table:table-cell>
          <table:table-cell table:number-columns-repeated="7"/>
        </table:table-row>
        <table:table-row table:style-name="ro1">
          <table:table-cell office:value-type="float" office:value="51.066" calcext:value-type="float">
            <text:p>51,066</text:p>
          </table:table-cell>
          <table:table-cell office:value-type="float" office:value="2.086885" calcext:value-type="float">
            <text:p>2,086885</text:p>
          </table:table-cell>
          <table:table-cell/>
          <table:table-cell office:value-type="float" office:value="70.672" calcext:value-type="float">
            <text:p>70,672</text:p>
          </table:table-cell>
          <table:table-cell office:value-type="float" office:value="21.082029" calcext:value-type="float">
            <text:p>21,082029</text:p>
          </table:table-cell>
          <table:table-cell/>
          <table:table-cell office:value-type="float" office:value="253.311" calcext:value-type="float">
            <text:p>253,311</text:p>
          </table:table-cell>
          <table:table-cell office:value-type="float" office:value="210.101027" calcext:value-type="float">
            <text:p>210,101027</text:p>
          </table:table-cell>
          <table:table-cell table:number-columns-repeated="7"/>
        </table:table-row>
        <table:table-row table:style-name="ro1">
          <table:table-cell office:value-type="float" office:value="46.433" calcext:value-type="float">
            <text:p>46,433</text:p>
          </table:table-cell>
          <table:table-cell office:value-type="float" office:value="2.082826" calcext:value-type="float">
            <text:p>2,082826</text:p>
          </table:table-cell>
          <table:table-cell/>
          <table:table-cell office:value-type="float" office:value="62.623" calcext:value-type="float">
            <text:p>62,623</text:p>
          </table:table-cell>
          <table:table-cell office:value-type="float" office:value="21.05445" calcext:value-type="float">
            <text:p>21,05445</text:p>
          </table:table-cell>
          <table:table-cell/>
          <table:table-cell office:value-type="float" office:value="311.196" calcext:value-type="float">
            <text:p>311,196</text:p>
          </table:table-cell>
          <table:table-cell office:value-type="float" office:value="210.092904" calcext:value-type="float">
            <text:p>210,092904</text:p>
          </table:table-cell>
          <table:table-cell table:number-columns-repeated="7"/>
        </table:table-row>
        <table:table-row table:style-name="ro1">
          <table:table-cell office:value-type="float" office:value="47.255" calcext:value-type="float">
            <text:p>47,255</text:p>
          </table:table-cell>
          <table:table-cell office:value-type="float" office:value="2.079897" calcext:value-type="float">
            <text:p>2,079897</text:p>
          </table:table-cell>
          <table:table-cell/>
          <table:table-cell office:value-type="float" office:value="68.835" calcext:value-type="float">
            <text:p>68,835</text:p>
          </table:table-cell>
          <table:table-cell office:value-type="float" office:value="21.036953" calcext:value-type="float">
            <text:p>21,036953</text:p>
          </table:table-cell>
          <table:table-cell/>
          <table:table-cell office:value-type="float" office:value="258.406" calcext:value-type="float">
            <text:p>258,406</text:p>
          </table:table-cell>
          <table:table-cell office:value-type="float" office:value="210.074964" calcext:value-type="float">
            <text:p>210,074964</text:p>
          </table:table-cell>
          <table:table-cell table:number-columns-repeated="7"/>
        </table:table-row>
        <table:table-row table:style-name="ro1">
          <table:table-cell office:value-type="float" office:value="46.113" calcext:value-type="float">
            <text:p>46,113</text:p>
          </table:table-cell>
          <table:table-cell office:value-type="float" office:value="2.077919" calcext:value-type="float">
            <text:p>2,077919</text:p>
          </table:table-cell>
          <table:table-cell/>
          <table:table-cell office:value-type="float" office:value="62.413" calcext:value-type="float">
            <text:p>62,413</text:p>
          </table:table-cell>
          <table:table-cell office:value-type="float" office:value="21.033446" calcext:value-type="float">
            <text:p>21,033446</text:p>
          </table:table-cell>
          <table:table-cell/>
          <table:table-cell office:value-type="float" office:value="509.222" calcext:value-type="float">
            <text:p>509,222</text:p>
          </table:table-cell>
          <table:table-cell office:value-type="float" office:value="210.061981" calcext:value-type="float">
            <text:p>210,061981</text:p>
          </table:table-cell>
          <table:table-cell table:number-columns-repeated="7"/>
        </table:table-row>
        <table:table-row table:style-name="ro1">
          <table:table-cell office:value-type="float" office:value="52.834" calcext:value-type="float">
            <text:p>52,834</text:p>
          </table:table-cell>
          <table:table-cell office:value-type="float" office:value="2.077588" calcext:value-type="float">
            <text:p>2,077588</text:p>
          </table:table-cell>
          <table:table-cell/>
          <table:table-cell office:value-type="float" office:value="57.563" calcext:value-type="float">
            <text:p>57,563</text:p>
          </table:table-cell>
          <table:table-cell office:value-type="float" office:value="21.027795" calcext:value-type="float">
            <text:p>21,027795</text:p>
          </table:table-cell>
          <table:table-cell/>
          <table:table-cell office:value-type="float" office:value="261.266" calcext:value-type="float">
            <text:p>261,266</text:p>
          </table:table-cell>
          <table:table-cell office:value-type="float" office:value="210.055145" calcext:value-type="float">
            <text:p>210,055145</text:p>
          </table:table-cell>
          <table:table-cell table:number-columns-repeated="7"/>
        </table:table-row>
        <table:table-row table:style-name="ro1">
          <table:table-cell office:value-type="float" office:value="47.257" calcext:value-type="float">
            <text:p>47,257</text:p>
          </table:table-cell>
          <table:table-cell office:value-type="float" office:value="2.068844" calcext:value-type="float">
            <text:p>2,068844</text:p>
          </table:table-cell>
          <table:table-cell/>
          <table:table-cell office:value-type="float" office:value="60.267" calcext:value-type="float">
            <text:p>60,267</text:p>
          </table:table-cell>
          <table:table-cell office:value-type="float" office:value="21.022561" calcext:value-type="float">
            <text:p>21,022561</text:p>
          </table:table-cell>
          <table:table-cell/>
          <table:table-cell office:value-type="float" office:value="297.234" calcext:value-type="float">
            <text:p>297,234</text:p>
          </table:table-cell>
          <table:table-cell office:value-type="float" office:value="210.025559" calcext:value-type="float">
            <text:p>210,025559</text:p>
          </table:table-cell>
          <table:table-cell table:number-columns-repeated="7"/>
        </table:table-row>
        <table:table-row table:style-name="ro1">
          <table:table-cell office:value-type="float" office:value="49.925" calcext:value-type="float">
            <text:p>49,925</text:p>
          </table:table-cell>
          <table:table-cell office:value-type="float" office:value="2.067612" calcext:value-type="float">
            <text:p>2,067612</text:p>
          </table:table-cell>
          <table:table-cell/>
          <table:table-cell office:value-type="float" office:value="62.547" calcext:value-type="float">
            <text:p>62,547</text:p>
          </table:table-cell>
          <table:table-cell office:value-type="float" office:value="21.01343" calcext:value-type="float">
            <text:p>21,01343</text:p>
          </table:table-cell>
          <table:table-cell/>
          <table:table-cell office:value-type="float" office:value="315.997" calcext:value-type="float">
            <text:p>315,997</text:p>
          </table:table-cell>
          <table:table-cell office:value-type="float" office:value="209.916876" calcext:value-type="float">
            <text:p>209,916876</text:p>
          </table:table-cell>
          <table:table-cell table:number-columns-repeated="7"/>
        </table:table-row>
        <table:table-row table:style-name="ro1">
          <table:table-cell office:value-type="float" office:value="44.991" calcext:value-type="float">
            <text:p>44,991</text:p>
          </table:table-cell>
          <table:table-cell office:value-type="float" office:value="2.066131" calcext:value-type="float">
            <text:p>2,066131</text:p>
          </table:table-cell>
          <table:table-cell/>
          <table:table-cell office:value-type="float" office:value="61.444" calcext:value-type="float">
            <text:p>61,444</text:p>
          </table:table-cell>
          <table:table-cell office:value-type="float" office:value="20.983064" calcext:value-type="float">
            <text:p>20,983064</text:p>
          </table:table-cell>
          <table:table-cell/>
          <table:table-cell office:value-type="float" office:value="257.534" calcext:value-type="float">
            <text:p>257,534</text:p>
          </table:table-cell>
          <table:table-cell office:value-type="float" office:value="209.815807" calcext:value-type="float">
            <text:p>209,815807</text:p>
          </table:table-cell>
          <table:table-cell table:number-columns-repeated="7"/>
        </table:table-row>
        <table:table-row table:style-name="ro1">
          <table:table-cell office:value-type="float" office:value="47.142" calcext:value-type="float">
            <text:p>47,142</text:p>
          </table:table-cell>
          <table:table-cell office:value-type="float" office:value="2.066018" calcext:value-type="float">
            <text:p>2,066018</text:p>
          </table:table-cell>
          <table:table-cell/>
          <table:table-cell office:value-type="float" office:value="297.03" calcext:value-type="float">
            <text:p>297,03</text:p>
          </table:table-cell>
          <table:table-cell office:value-type="float" office:value="20.961" calcext:value-type="float">
            <text:p>20,961</text:p>
          </table:table-cell>
          <table:table-cell/>
          <table:table-cell office:value-type="float" office:value="263.355" calcext:value-type="float">
            <text:p>263,355</text:p>
          </table:table-cell>
          <table:table-cell office:value-type="float" office:value="209.791172" calcext:value-type="float">
            <text:p>209,791172</text:p>
          </table:table-cell>
          <table:table-cell table:number-columns-repeated="7"/>
        </table:table-row>
        <table:table-row table:style-name="ro1">
          <table:table-cell office:value-type="float" office:value="57.533" calcext:value-type="float">
            <text:p>57,533</text:p>
          </table:table-cell>
          <table:table-cell office:value-type="float" office:value="2.061627" calcext:value-type="float">
            <text:p>2,061627</text:p>
          </table:table-cell>
          <table:table-cell/>
          <table:table-cell office:value-type="float" office:value="59.532" calcext:value-type="float">
            <text:p>59,532</text:p>
          </table:table-cell>
          <table:table-cell office:value-type="float" office:value="20.957431" calcext:value-type="float">
            <text:p>20,957431</text:p>
          </table:table-cell>
          <table:table-cell/>
          <table:table-cell office:value-type="float" office:value="258.053" calcext:value-type="float">
            <text:p>258,053</text:p>
          </table:table-cell>
          <table:table-cell office:value-type="float" office:value="209.764887" calcext:value-type="float">
            <text:p>209,764887</text:p>
          </table:table-cell>
          <table:table-cell table:number-columns-repeated="7"/>
        </table:table-row>
        <table:table-row table:style-name="ro1">
          <table:table-cell office:value-type="float" office:value="46.185" calcext:value-type="float">
            <text:p>46,185</text:p>
          </table:table-cell>
          <table:table-cell office:value-type="float" office:value="2.059175" calcext:value-type="float">
            <text:p>2,059175</text:p>
          </table:table-cell>
          <table:table-cell/>
          <table:table-cell office:value-type="float" office:value="62.904" calcext:value-type="float">
            <text:p>62,904</text:p>
          </table:table-cell>
          <table:table-cell office:value-type="float" office:value="20.914707" calcext:value-type="float">
            <text:p>20,914707</text:p>
          </table:table-cell>
          <table:table-cell/>
          <table:table-cell office:value-type="float" office:value="256.703" calcext:value-type="float">
            <text:p>256,703</text:p>
          </table:table-cell>
          <table:table-cell office:value-type="float" office:value="209.696263" calcext:value-type="float">
            <text:p>209,696263</text:p>
          </table:table-cell>
          <table:table-cell table:number-columns-repeated="7"/>
        </table:table-row>
        <table:table-row table:style-name="ro1">
          <table:table-cell office:value-type="float" office:value="45.917" calcext:value-type="float">
            <text:p>45,917</text:p>
          </table:table-cell>
          <table:table-cell office:value-type="float" office:value="2.058203" calcext:value-type="float">
            <text:p>2,058203</text:p>
          </table:table-cell>
          <table:table-cell/>
          <table:table-cell office:value-type="float" office:value="64.677" calcext:value-type="float">
            <text:p>64,677</text:p>
          </table:table-cell>
          <table:table-cell office:value-type="float" office:value="20.894593" calcext:value-type="float">
            <text:p>20,894593</text:p>
          </table:table-cell>
          <table:table-cell/>
          <table:table-cell office:value-type="float" office:value="260.78" calcext:value-type="float">
            <text:p>260,78</text:p>
          </table:table-cell>
          <table:table-cell office:value-type="float" office:value="209.648837" calcext:value-type="float">
            <text:p>209,648837</text:p>
          </table:table-cell>
          <table:table-cell table:number-columns-repeated="7"/>
        </table:table-row>
        <table:table-row table:style-name="ro1">
          <table:table-cell office:value-type="float" office:value="47.656" calcext:value-type="float">
            <text:p>47,656</text:p>
          </table:table-cell>
          <table:table-cell office:value-type="float" office:value="2.047031" calcext:value-type="float">
            <text:p>2,047031</text:p>
          </table:table-cell>
          <table:table-cell/>
          <table:table-cell office:value-type="float" office:value="65.053" calcext:value-type="float">
            <text:p>65,053</text:p>
          </table:table-cell>
          <table:table-cell office:value-type="float" office:value="20.852778" calcext:value-type="float">
            <text:p>20,852778</text:p>
          </table:table-cell>
          <table:table-cell/>
          <table:table-cell office:value-type="float" office:value="252.464" calcext:value-type="float">
            <text:p>252,464</text:p>
          </table:table-cell>
          <table:table-cell office:value-type="float" office:value="209.523812" calcext:value-type="float">
            <text:p>209,523812</text:p>
          </table:table-cell>
          <table:table-cell table:number-columns-repeated="7"/>
        </table:table-row>
      </table:table>
      <table:table table:name="RESULT" table:style-name="ta1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0.024238559" calcext:value-type="float">
            <text:p>0,024238559</text:p>
          </table:table-cell>
          <table:table-cell office:value-type="float" office:value="1.941292422" calcext:value-type="float">
            <text:p>1,941292422</text:p>
          </table:table-cell>
          <table:table-cell office:value-type="float" office:value="833.2309215" calcext:value-type="float">
            <text:p>833,2309215</text:p>
          </table:table-cell>
        </table:table-row>
        <table:table-row table:style-name="ro1">
          <table:table-cell table:number-columns-repeated="2"/>
          <table:table-cell office:value-type="float" office:value="0.004690406" calcext:value-type="float">
            <text:p>0,004690406</text:p>
          </table:table-cell>
          <table:table-cell office:value-type="float" office:value="0.055011744" calcext:value-type="float">
            <text:p>0,055011744</text:p>
          </table:table-cell>
          <table:table-cell office:value-type="float" office:value="44.79296913" calcext:value-type="float">
            <text:p>44,792969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float" office:value="0.02365201" calcext:value-type="float">
            <text:p>0,02365201</text:p>
          </table:table-cell>
          <table:table-cell office:value-type="float" office:value="1.926356436" calcext:value-type="float">
            <text:p>1,926356436</text:p>
          </table:table-cell>
          <table:table-cell office:value-type="float" office:value="922.1683819" calcext:value-type="float">
            <text:p>922,1683819</text:p>
          </table:table-cell>
        </table:table-row>
        <table:table-row table:style-name="ro1">
          <table:table-cell table:number-columns-repeated="2"/>
          <table:table-cell office:value-type="float" office:value="0.001208375" calcext:value-type="float">
            <text:p>0,001208375</text:p>
          </table:table-cell>
          <table:table-cell office:value-type="float" office:value="0.047748739" calcext:value-type="float">
            <text:p>0,047748739</text:p>
          </table:table-cell>
          <table:table-cell office:value-type="float" office:value="24.46575885" calcext:value-type="float">
            <text:p>24,4657588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office:value-type="float" office:value="0.024200468" calcext:value-type="float">
            <text:p>0,024200468</text:p>
          </table:table-cell>
          <table:table-cell office:value-type="float" office:value="1.96407749" calcext:value-type="float">
            <text:p>1,96407749</text:p>
          </table:table-cell>
          <table:table-cell office:value-type="float" office:value="958.5561843" calcext:value-type="float">
            <text:p>958,5561843</text:p>
          </table:table-cell>
        </table:table-row>
        <table:table-row table:style-name="ro1">
          <table:table-cell table:number-columns-repeated="2"/>
          <table:table-cell office:value-type="float" office:value="0.00179376" calcext:value-type="float">
            <text:p>0,00179376</text:p>
          </table:table-cell>
          <table:table-cell office:value-type="float" office:value="0.04784891" calcext:value-type="float">
            <text:p>0,04784891</text:p>
          </table:table-cell>
          <table:table-cell office:value-type="float" office:value="13.65343281" calcext:value-type="float">
            <text:p>13,6534328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/>
          <table:table-cell office:value-type="float" office:value="0.023026594" calcext:value-type="float">
            <text:p>0,023026594</text:p>
          </table:table-cell>
          <table:table-cell office:value-type="float" office:value="1.822968677" calcext:value-type="float">
            <text:p>1,822968677</text:p>
          </table:table-cell>
          <table:table-cell office:value-type="float" office:value="447.3665452" calcext:value-type="float">
            <text:p>447,3665452</text:p>
          </table:table-cell>
        </table:table-row>
        <table:table-row table:style-name="ro1">
          <table:table-cell table:number-columns-repeated="2"/>
          <table:table-cell office:value-type="float" office:value="0.00126857" calcext:value-type="float">
            <text:p>0,00126857</text:p>
          </table:table-cell>
          <table:table-cell office:value-type="float" office:value="0.039917621" calcext:value-type="float">
            <text:p>0,039917621</text:p>
          </table:table-cell>
          <table:table-cell office:value-type="float" office:value="6.31333437" calcext:value-type="float">
            <text:p>6,3133343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/>
          <table:table-cell office:value-type="float" office:value="0.024443451" calcext:value-type="float">
            <text:p>0,024443451</text:p>
          </table:table-cell>
          <table:table-cell office:value-type="float" office:value="1.97582159" calcext:value-type="float">
            <text:p>1,97582159</text:p>
          </table:table-cell>
          <table:table-cell office:value-type="float" office:value="244.2601813" calcext:value-type="float">
            <text:p>244,2601813</text:p>
          </table:table-cell>
        </table:table-row>
        <table:table-row table:style-name="ro1">
          <table:table-cell table:number-columns-repeated="2"/>
          <table:table-cell office:value-type="float" office:value="0.0014505" calcext:value-type="float">
            <text:p>0,0014505</text:p>
          </table:table-cell>
          <table:table-cell office:value-type="float" office:value="0.05404375" calcext:value-type="float">
            <text:p>0,05404375</text:p>
          </table:table-cell>
          <table:table-cell office:value-type="float" office:value="2.143854063" calcext:value-type="float">
            <text:p>2,143854063</text:p>
          </table:table-cell>
        </table:table-row>
      </table:table>
      <table:named-expressions/>
      <table:database-ranges>
        <table:database-range table:name="__Anonymous_Sheet_DB__0" table:target-range-address="'NODEJS-128MB'.G5:'NODEJS-128MB'.H2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NODEJS-256MB'.G5:'NODEJS-256MB'.H79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NODEJS-512MB'.G5:'NODEJS-512MB'.H2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'NODEJS-1024MB'.G5:'NODEJS-1024MB'.H2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'NODEJS-2048MB'.G5:'NODEJS-2048MB'.H20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4">00/00/0000</text:date>, <text:time style:data-style-name="N2" text:time-value="17:33:36.837017411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6:55:02.370663317</meta:creation-date>
    <dc:date>2019-03-24T18:03:46.628431567</dc:date>
    <meta:editing-duration>PT7H31M27S</meta:editing-duration>
    <meta:editing-cycles>26</meta:editing-cycles>
    <meta:generator>LibreOffice/5.1.6.2$Linux_X86_64 LibreOffice_project/10m0$Build-2</meta:generator>
    <meta:document-statistic meta:table-count="6" meta:cell-count="5941" meta:object-count="0"/>
  </office:meta>
</office:document-meta>
</file>